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list-style-name="">
      <style:paragraph-properties fo:margin-left="0in" fo:margin-top="0.1945in" fo:margin-bottom="0.1945in" style:contextual-spacing="false" fo:line-height="100%" fo:text-align="justify" style:justify-single-word="false" fo:text-indent="0in" style:auto-text-indent="false"/>
      <style:text-properties officeooo:paragraph-rsid="000c3522"/>
    </style:style>
    <style:style style:name="P2" style:family="paragraph" style:parent-style-name="Standard">
      <style:paragraph-properties fo:margin-top="0.1945in" fo:margin-bottom="0.1945in" style:contextual-spacing="false" fo:line-height="100%" fo:text-align="justify" style:justify-single-word="false"/>
      <style:text-properties officeooo:paragraph-rsid="000c3522"/>
    </style:style>
    <style:style style:name="P3" style:family="paragraph" style:parent-style-name="Standard">
      <style:paragraph-properties fo:margin-top="0in" fo:margin-bottom="0in" style:contextual-spacing="false" fo:line-height="100%" fo:text-align="justify" style:justify-single-word="false"/>
      <style:text-properties officeooo:paragraph-rsid="000c3522"/>
    </style:style>
    <style:style style:name="P4" style:family="paragraph">
      <loext:graphic-properties draw:fill="solid" draw:fill-color="#a0a0a0"/>
      <style:paragraph-properties fo:text-align="start"/>
      <style:text-properties fo:font-size="18pt"/>
    </style:style>
    <style:style style:name="P5" style:family="paragraph" style:parent-style-name="Standard" style:list-style-name="WWNum42">
      <style:paragraph-properties fo:margin-top="0.1945in" fo:margin-bottom="0in" style:contextual-spacing="false" fo:line-height="100%" fo:text-align="justify" style:justify-single-word="false"/>
      <style:text-properties officeooo:paragraph-rsid="000c3522"/>
    </style:style>
    <style:style style:name="P6" style:family="paragraph" style:parent-style-name="Standard" style:list-style-name="WWNum42">
      <style:paragraph-properties fo:margin-top="0in" fo:margin-bottom="0in" style:contextual-spacing="false" fo:line-height="100%" fo:text-align="justify" style:justify-single-word="false"/>
      <style:text-properties officeooo:paragraph-rsid="000c3522"/>
    </style:style>
    <style:style style:name="P7" style:family="paragraph" style:parent-style-name="Standard" style:list-style-name="WWNum42">
      <style:paragraph-properties fo:margin-top="0in" fo:margin-bottom="0.1945in" style:contextual-spacing="false" fo:line-height="100%" fo:text-align="justify" style:justify-single-word="false"/>
      <style:text-properties officeooo:paragraph-rsid="000c3522"/>
    </style:style>
    <style:style style:name="P8" style:family="paragraph" style:parent-style-name="Standard" style:list-style-name="WWNum43">
      <style:paragraph-properties fo:margin-top="0.1945in" fo:margin-bottom="0in" style:contextual-spacing="false" fo:line-height="100%" fo:text-align="justify" style:justify-single-word="false"/>
      <style:text-properties officeooo:paragraph-rsid="000c3522"/>
    </style:style>
    <style:style style:name="P9" style:family="paragraph" style:parent-style-name="Standard" style:list-style-name="WWNum43">
      <style:paragraph-properties fo:margin-top="0in" fo:margin-bottom="0in" style:contextual-spacing="false" fo:line-height="100%" fo:text-align="justify" style:justify-single-word="false"/>
      <style:text-properties officeooo:paragraph-rsid="000c3522"/>
    </style:style>
    <style:style style:name="P10" style:family="paragraph" style:parent-style-name="Standard" style:list-style-name="WWNum43">
      <style:paragraph-properties fo:margin-top="0in" fo:margin-bottom="0.1945in" style:contextual-spacing="false" fo:line-height="100%" fo:text-align="justify" style:justify-single-word="false"/>
      <style:text-properties officeooo:paragraph-rsid="000c3522"/>
    </style:style>
    <style:style style:name="P11" style:family="paragraph" style:parent-style-name="Standard" style:list-style-name="WWNum44">
      <style:paragraph-properties fo:margin-top="0.1945in" fo:margin-bottom="0in" style:contextual-spacing="false" fo:line-height="100%" fo:text-align="justify" style:justify-single-word="false"/>
      <style:text-properties officeooo:paragraph-rsid="000c3522"/>
    </style:style>
    <style:style style:name="P12" style:family="paragraph" style:parent-style-name="Standard" style:list-style-name="WWNum44">
      <style:paragraph-properties fo:margin-top="0in" fo:margin-bottom="0in" style:contextual-spacing="false" fo:line-height="100%" fo:text-align="justify" style:justify-single-word="false"/>
      <style:text-properties officeooo:paragraph-rsid="000c3522"/>
    </style:style>
    <style:style style:name="P13" style:family="paragraph" style:parent-style-name="Standard" style:list-style-name="WWNum44">
      <style:paragraph-properties fo:margin-top="0in" fo:margin-bottom="0.1945in" style:contextual-spacing="false" fo:line-height="100%" fo:text-align="justify" style:justify-single-word="false"/>
      <style:text-properties officeooo:paragraph-rsid="000c3522"/>
    </style:style>
    <style:style style:name="P14" style:family="paragraph" style:parent-style-name="Standard" style:list-style-name="WWNum45">
      <style:paragraph-properties fo:margin-top="0.1945in" fo:margin-bottom="0in" style:contextual-spacing="false" fo:line-height="100%" fo:text-align="justify" style:justify-single-word="false"/>
      <style:text-properties officeooo:paragraph-rsid="000c3522"/>
    </style:style>
    <style:style style:name="P15" style:family="paragraph" style:parent-style-name="Standard" style:list-style-name="WWNum45">
      <style:paragraph-properties fo:margin-top="0in" fo:margin-bottom="0in" style:contextual-spacing="false" fo:line-height="100%" fo:text-align="justify" style:justify-single-word="false"/>
      <style:text-properties officeooo:paragraph-rsid="000c3522"/>
    </style:style>
    <style:style style:name="P16" style:family="paragraph" style:parent-style-name="Standard" style:list-style-name="WWNum45">
      <style:paragraph-properties fo:margin-top="0in" fo:margin-bottom="0.1945in" style:contextual-spacing="false" fo:line-height="100%" fo:text-align="justify" style:justify-single-word="false"/>
      <style:text-properties officeooo:paragraph-rsid="000c3522"/>
    </style:style>
    <style:style style:name="P17" style:family="paragraph" style:parent-style-name="Standard" style:list-style-name="WWNum46">
      <style:paragraph-properties fo:margin-top="0.1945in" fo:margin-bottom="0in" style:contextual-spacing="false" fo:line-height="100%" fo:text-align="justify" style:justify-single-word="false"/>
      <style:text-properties officeooo:paragraph-rsid="000c3522"/>
    </style:style>
    <style:style style:name="P18" style:family="paragraph" style:parent-style-name="Standard" style:list-style-name="WWNum46">
      <style:paragraph-properties fo:margin-top="0in" fo:margin-bottom="0in" style:contextual-spacing="false" fo:line-height="100%" fo:text-align="justify" style:justify-single-word="false"/>
      <style:text-properties officeooo:paragraph-rsid="000c3522"/>
    </style:style>
    <style:style style:name="P19" style:family="paragraph" style:parent-style-name="Standard" style:list-style-name="WWNum46">
      <style:paragraph-properties fo:margin-top="0in" fo:margin-bottom="0.1945in" style:contextual-spacing="false" fo:line-height="100%" fo:text-align="justify" style:justify-single-word="false"/>
      <style:text-properties officeooo:paragraph-rsid="000c3522"/>
    </style:style>
    <style:style style:name="P20" style:family="paragraph" style:parent-style-name="Standard" style:list-style-name="WWNum47">
      <style:paragraph-properties fo:margin-top="0.1945in" fo:margin-bottom="0in" style:contextual-spacing="false" fo:line-height="100%" fo:text-align="justify" style:justify-single-word="false"/>
      <style:text-properties officeooo:paragraph-rsid="000c3522"/>
    </style:style>
    <style:style style:name="P21" style:family="paragraph" style:parent-style-name="Standard" style:list-style-name="WWNum47">
      <style:paragraph-properties fo:margin-top="0in" fo:margin-bottom="0in" style:contextual-spacing="false" fo:line-height="100%" fo:text-align="justify" style:justify-single-word="false"/>
      <style:text-properties officeooo:paragraph-rsid="000c3522"/>
    </style:style>
    <style:style style:name="P22" style:family="paragraph" style:parent-style-name="Standard" style:list-style-name="WWNum47">
      <style:paragraph-properties fo:margin-top="0in" fo:margin-bottom="0.1945in" style:contextual-spacing="false" fo:line-height="100%" fo:text-align="justify" style:justify-single-word="false"/>
      <style:text-properties officeooo:paragraph-rsid="000c3522"/>
    </style:style>
    <style:style style:name="P23" style:family="paragraph" style:parent-style-name="Standard" style:list-style-name="WWNum48">
      <style:paragraph-properties fo:margin-top="0.1945in" fo:margin-bottom="0in" style:contextual-spacing="false" fo:line-height="100%" fo:text-align="justify" style:justify-single-word="false"/>
      <style:text-properties officeooo:paragraph-rsid="000c3522"/>
    </style:style>
    <style:style style:name="P24" style:family="paragraph" style:parent-style-name="Standard" style:list-style-name="WWNum48">
      <style:paragraph-properties fo:margin-top="0in" fo:margin-bottom="0in" style:contextual-spacing="false" fo:line-height="100%" fo:text-align="justify" style:justify-single-word="false"/>
      <style:text-properties officeooo:paragraph-rsid="000c3522"/>
    </style:style>
    <style:style style:name="P25" style:family="paragraph" style:parent-style-name="Standard" style:list-style-name="WWNum48">
      <style:paragraph-properties fo:margin-top="0in" fo:margin-bottom="0.1945in" style:contextual-spacing="false" fo:line-height="100%" fo:text-align="justify" style:justify-single-word="false"/>
      <style:text-properties officeooo:paragraph-rsid="000c3522"/>
    </style:style>
    <style:style style:name="P26" style:family="paragraph" style:parent-style-name="Standard" style:list-style-name="WWNum49">
      <style:paragraph-properties fo:margin-top="0.1945in" fo:margin-bottom="0in" style:contextual-spacing="false" fo:line-height="100%" fo:text-align="justify" style:justify-single-word="false"/>
      <style:text-properties officeooo:paragraph-rsid="000c3522"/>
    </style:style>
    <style:style style:name="P27" style:family="paragraph" style:parent-style-name="Standard" style:list-style-name="WWNum49">
      <style:paragraph-properties fo:margin-top="0in" fo:margin-bottom="0in" style:contextual-spacing="false" fo:line-height="100%" fo:text-align="justify" style:justify-single-word="false"/>
      <style:text-properties officeooo:paragraph-rsid="000c3522"/>
    </style:style>
    <style:style style:name="P28" style:family="paragraph" style:parent-style-name="Standard" style:list-style-name="WWNum49">
      <style:paragraph-properties fo:margin-top="0in" fo:margin-bottom="0.1945in" style:contextual-spacing="false" fo:line-height="100%" fo:text-align="justify" style:justify-single-word="false"/>
      <style:text-properties officeooo:paragraph-rsid="000c3522"/>
    </style:style>
    <style:style style:name="P29" style:family="paragraph" style:parent-style-name="Standard" style:list-style-name="WWNum50">
      <style:paragraph-properties fo:margin-top="0.1945in" fo:margin-bottom="0in" style:contextual-spacing="false" fo:line-height="100%" fo:text-align="justify" style:justify-single-word="false"/>
      <style:text-properties officeooo:paragraph-rsid="000c3522"/>
    </style:style>
    <style:style style:name="P30" style:family="paragraph" style:parent-style-name="Standard" style:list-style-name="WWNum50">
      <style:paragraph-properties fo:margin-top="0in" fo:margin-bottom="0in" style:contextual-spacing="false" fo:line-height="100%" fo:text-align="justify" style:justify-single-word="false"/>
      <style:text-properties officeooo:paragraph-rsid="000c3522"/>
    </style:style>
    <style:style style:name="P31" style:family="paragraph" style:parent-style-name="Standard" style:list-style-name="WWNum50">
      <style:paragraph-properties fo:margin-top="0in" fo:margin-bottom="0.1945in" style:contextual-spacing="false" fo:line-height="100%" fo:text-align="justify" style:justify-single-word="false"/>
      <style:text-properties officeooo:paragraph-rsid="000c3522"/>
    </style:style>
    <style:style style:name="P32" style:family="paragraph" style:parent-style-name="Standard" style:list-style-name="WWNum51">
      <style:paragraph-properties fo:margin-top="0.1945in" fo:margin-bottom="0in" style:contextual-spacing="false" fo:line-height="100%" fo:text-align="justify" style:justify-single-word="false"/>
      <style:text-properties officeooo:paragraph-rsid="000c3522"/>
    </style:style>
    <style:style style:name="P33" style:family="paragraph" style:parent-style-name="Standard" style:list-style-name="WWNum51">
      <style:paragraph-properties fo:margin-top="0in" fo:margin-bottom="0in" style:contextual-spacing="false" fo:line-height="100%" fo:text-align="justify" style:justify-single-word="false"/>
      <style:text-properties officeooo:paragraph-rsid="000c3522"/>
    </style:style>
    <style:style style:name="P34" style:family="paragraph" style:parent-style-name="Standard" style:list-style-name="WWNum51">
      <style:paragraph-properties fo:margin-top="0in" fo:margin-bottom="0.1945in" style:contextual-spacing="false" fo:line-height="100%" fo:text-align="justify" style:justify-single-word="false"/>
      <style:text-properties officeooo:paragraph-rsid="000c3522"/>
    </style:style>
    <style:style style:name="P35" style:family="paragraph" style:parent-style-name="Standard" style:list-style-name="WWNum52">
      <style:paragraph-properties fo:margin-top="0.1945in" fo:margin-bottom="0in" style:contextual-spacing="false" fo:line-height="100%" fo:text-align="justify" style:justify-single-word="false"/>
      <style:text-properties officeooo:paragraph-rsid="000c3522"/>
    </style:style>
    <style:style style:name="P36" style:family="paragraph" style:parent-style-name="Standard" style:list-style-name="WWNum52">
      <style:paragraph-properties fo:margin-top="0in" fo:margin-bottom="0in" style:contextual-spacing="false" fo:line-height="100%" fo:text-align="justify" style:justify-single-word="false"/>
      <style:text-properties officeooo:paragraph-rsid="000c3522"/>
    </style:style>
    <style:style style:name="P37" style:family="paragraph" style:parent-style-name="Standard" style:list-style-name="WWNum52">
      <style:paragraph-properties fo:margin-top="0in" fo:margin-bottom="0.1945in" style:contextual-spacing="false" fo:line-height="100%" fo:text-align="justify" style:justify-single-word="false"/>
      <style:text-properties officeooo:paragraph-rsid="000c3522"/>
    </style:style>
    <style:style style:name="P38" style:family="paragraph" style:parent-style-name="Standard" style:list-style-name="WWNum53">
      <style:paragraph-properties fo:margin-top="0.1945in" fo:margin-bottom="0in" style:contextual-spacing="false" fo:line-height="100%" fo:text-align="justify" style:justify-single-word="false"/>
      <style:text-properties officeooo:paragraph-rsid="000c3522"/>
    </style:style>
    <style:style style:name="P39" style:family="paragraph" style:parent-style-name="Standard" style:list-style-name="WWNum53">
      <style:paragraph-properties fo:margin-top="0in" fo:margin-bottom="0in" style:contextual-spacing="false" fo:line-height="100%" fo:text-align="justify" style:justify-single-word="false"/>
      <style:text-properties officeooo:paragraph-rsid="000c3522"/>
    </style:style>
    <style:style style:name="P40" style:family="paragraph" style:parent-style-name="Standard" style:list-style-name="WWNum53">
      <style:paragraph-properties fo:margin-top="0in" fo:margin-bottom="0.1945in" style:contextual-spacing="false" fo:line-height="100%" fo:text-align="justify" style:justify-single-word="false"/>
      <style:text-properties officeooo:paragraph-rsid="000c3522"/>
    </style:style>
    <style:style style:name="P41" style:family="paragraph" style:parent-style-name="Standard" style:list-style-name="WWNum54">
      <style:paragraph-properties fo:margin-top="0.1945in" fo:margin-bottom="0in" style:contextual-spacing="false" fo:line-height="100%" fo:text-align="justify" style:justify-single-word="false"/>
      <style:text-properties officeooo:paragraph-rsid="000c3522"/>
    </style:style>
    <style:style style:name="P42" style:family="paragraph" style:parent-style-name="Standard" style:list-style-name="WWNum54">
      <style:paragraph-properties fo:margin-top="0in" fo:margin-bottom="0in" style:contextual-spacing="false" fo:line-height="100%" fo:text-align="justify" style:justify-single-word="false"/>
      <style:text-properties officeooo:paragraph-rsid="000c3522"/>
    </style:style>
    <style:style style:name="P43" style:family="paragraph" style:parent-style-name="Standard" style:list-style-name="WWNum54">
      <style:paragraph-properties fo:margin-top="0in" fo:margin-bottom="0.1945in" style:contextual-spacing="false" fo:line-height="100%" fo:text-align="justify" style:justify-single-word="false"/>
      <style:text-properties officeooo:paragraph-rsid="000c3522"/>
    </style:style>
    <style:style style:name="P44" style:family="paragraph" style:parent-style-name="Standard" style:list-style-name="WWNum55">
      <style:paragraph-properties fo:margin-top="0.1945in" fo:margin-bottom="0in" style:contextual-spacing="false" fo:line-height="100%" fo:text-align="justify" style:justify-single-word="false"/>
      <style:text-properties officeooo:paragraph-rsid="000c3522"/>
    </style:style>
    <style:style style:name="P45" style:family="paragraph" style:parent-style-name="Standard" style:list-style-name="WWNum55">
      <style:paragraph-properties fo:margin-top="0in" fo:margin-bottom="0in" style:contextual-spacing="false" fo:line-height="100%" fo:text-align="justify" style:justify-single-word="false"/>
      <style:text-properties officeooo:paragraph-rsid="000c3522"/>
    </style:style>
    <style:style style:name="P46" style:family="paragraph" style:parent-style-name="Standard" style:list-style-name="WWNum55">
      <style:paragraph-properties fo:margin-top="0in" fo:margin-bottom="0.1945in" style:contextual-spacing="false" fo:line-height="100%" fo:text-align="justify" style:justify-single-word="false"/>
      <style:text-properties officeooo:paragraph-rsid="000c3522"/>
    </style:style>
    <style:style style:name="P47" style:family="paragraph" style:parent-style-name="Standard" style:list-style-name="WWNum56">
      <style:paragraph-properties fo:margin-top="0.1945in" fo:margin-bottom="0in" style:contextual-spacing="false" fo:line-height="100%" fo:text-align="justify" style:justify-single-word="false"/>
      <style:text-properties officeooo:paragraph-rsid="000c3522"/>
    </style:style>
    <style:style style:name="P48" style:family="paragraph" style:parent-style-name="Standard" style:list-style-name="WWNum56">
      <style:paragraph-properties fo:margin-top="0in" fo:margin-bottom="0in" style:contextual-spacing="false" fo:line-height="100%" fo:text-align="justify" style:justify-single-word="false"/>
      <style:text-properties officeooo:paragraph-rsid="000c3522"/>
    </style:style>
    <style:style style:name="P49" style:family="paragraph" style:parent-style-name="Standard" style:list-style-name="WWNum56">
      <style:paragraph-properties fo:margin-top="0in" fo:margin-bottom="0.1945in" style:contextual-spacing="false" fo:line-height="100%" fo:text-align="justify" style:justify-single-word="false"/>
      <style:text-properties officeooo:paragraph-rsid="000c3522"/>
    </style:style>
    <style:style style:name="P50" style:family="paragraph" style:parent-style-name="Standard" style:list-style-name="WWNum57">
      <style:paragraph-properties fo:margin-top="0.1945in" fo:margin-bottom="0in" style:contextual-spacing="false" fo:line-height="100%" fo:text-align="justify" style:justify-single-word="false"/>
      <style:text-properties officeooo:paragraph-rsid="000c3522"/>
    </style:style>
    <style:style style:name="P51" style:family="paragraph" style:parent-style-name="Standard" style:list-style-name="WWNum57">
      <style:paragraph-properties fo:margin-top="0in" fo:margin-bottom="0in" style:contextual-spacing="false" fo:line-height="100%" fo:text-align="justify" style:justify-single-word="false"/>
      <style:text-properties officeooo:paragraph-rsid="000c3522"/>
    </style:style>
    <style:style style:name="P52" style:family="paragraph" style:parent-style-name="Standard" style:list-style-name="WWNum57">
      <style:paragraph-properties fo:margin-top="0in" fo:margin-bottom="0.1945in" style:contextual-spacing="false" fo:line-height="100%" fo:text-align="justify" style:justify-single-word="false"/>
      <style:text-properties officeooo:paragraph-rsid="000c3522"/>
    </style:style>
    <style:style style:name="P53" style:family="paragraph" style:parent-style-name="Standard" style:list-style-name="WWNum58">
      <style:paragraph-properties fo:margin-top="0.1945in" fo:margin-bottom="0in" style:contextual-spacing="false" fo:line-height="100%" fo:text-align="justify" style:justify-single-word="false"/>
      <style:text-properties officeooo:paragraph-rsid="000c3522"/>
    </style:style>
    <style:style style:name="P54" style:family="paragraph" style:parent-style-name="Standard" style:list-style-name="WWNum58">
      <style:paragraph-properties fo:margin-top="0in" fo:margin-bottom="0in" style:contextual-spacing="false" fo:line-height="100%" fo:text-align="justify" style:justify-single-word="false"/>
      <style:text-properties officeooo:paragraph-rsid="000c3522"/>
    </style:style>
    <style:style style:name="P55" style:family="paragraph" style:parent-style-name="Standard" style:list-style-name="WWNum58">
      <style:paragraph-properties fo:margin-top="0in" fo:margin-bottom="0.1945in" style:contextual-spacing="false" fo:line-height="100%" fo:text-align="justify" style:justify-single-word="false"/>
      <style:text-properties officeooo:paragraph-rsid="000c3522"/>
    </style:style>
    <style:style style:name="P56" style:family="paragraph" style:parent-style-name="Standard" style:list-style-name="WWNum59">
      <style:paragraph-properties fo:margin-top="0.1945in" fo:margin-bottom="0in" style:contextual-spacing="false" fo:line-height="100%" fo:text-align="justify" style:justify-single-word="false"/>
      <style:text-properties officeooo:paragraph-rsid="000c3522"/>
    </style:style>
    <style:style style:name="P57" style:family="paragraph" style:parent-style-name="Standard" style:list-style-name="WWNum59">
      <style:paragraph-properties fo:margin-top="0in" fo:margin-bottom="0in" style:contextual-spacing="false" fo:line-height="100%" fo:text-align="justify" style:justify-single-word="false"/>
      <style:text-properties officeooo:paragraph-rsid="000c3522"/>
    </style:style>
    <style:style style:name="P58" style:family="paragraph" style:parent-style-name="Standard" style:list-style-name="WWNum59">
      <style:paragraph-properties fo:margin-top="0in" fo:margin-bottom="0.1945in" style:contextual-spacing="false" fo:line-height="100%" fo:text-align="justify" style:justify-single-word="false"/>
      <style:text-properties officeooo:paragraph-rsid="000c3522"/>
    </style:style>
    <style:style style:name="P59" style:family="paragraph" style:parent-style-name="Standard" style:list-style-name="WWNum60">
      <style:paragraph-properties fo:margin-top="0.1945in" fo:margin-bottom="0in" style:contextual-spacing="false" fo:line-height="100%" fo:text-align="justify" style:justify-single-word="false"/>
      <style:text-properties officeooo:paragraph-rsid="000c3522"/>
    </style:style>
    <style:style style:name="P60" style:family="paragraph" style:parent-style-name="Standard" style:list-style-name="WWNum60">
      <style:paragraph-properties fo:margin-top="0in" fo:margin-bottom="0in" style:contextual-spacing="false" fo:line-height="100%" fo:text-align="justify" style:justify-single-word="false"/>
      <style:text-properties officeooo:paragraph-rsid="000c3522"/>
    </style:style>
    <style:style style:name="P61" style:family="paragraph" style:parent-style-name="Standard" style:list-style-name="WWNum60">
      <style:paragraph-properties fo:margin-top="0in" fo:margin-bottom="0.1945in" style:contextual-spacing="false" fo:line-height="100%" fo:text-align="justify" style:justify-single-word="false"/>
      <style:text-properties officeooo:paragraph-rsid="000c3522"/>
    </style:style>
    <style:style style:name="P62" style:family="paragraph" style:parent-style-name="Standard" style:list-style-name="WWNum61">
      <style:paragraph-properties fo:margin-top="0.1945in" fo:margin-bottom="0in" style:contextual-spacing="false" fo:line-height="100%" fo:text-align="justify" style:justify-single-word="false"/>
      <style:text-properties officeooo:paragraph-rsid="000c3522"/>
    </style:style>
    <style:style style:name="P63" style:family="paragraph" style:parent-style-name="Standard" style:list-style-name="WWNum61">
      <style:paragraph-properties fo:margin-top="0in" fo:margin-bottom="0in" style:contextual-spacing="false" fo:line-height="100%" fo:text-align="justify" style:justify-single-word="false"/>
      <style:text-properties officeooo:paragraph-rsid="000c3522"/>
    </style:style>
    <style:style style:name="P64" style:family="paragraph" style:parent-style-name="Standard" style:list-style-name="WWNum61">
      <style:paragraph-properties fo:margin-top="0in" fo:margin-bottom="0.1945in" style:contextual-spacing="false" fo:line-height="100%" fo:text-align="justify" style:justify-single-word="false"/>
      <style:text-properties officeooo:paragraph-rsid="000c3522"/>
    </style:style>
    <style:style style:name="P65" style:family="paragraph" style:parent-style-name="Standard" style:list-style-name="WWNum62">
      <style:paragraph-properties fo:margin-top="0.1945in" fo:margin-bottom="0in" style:contextual-spacing="false" fo:line-height="100%" fo:text-align="justify" style:justify-single-word="false"/>
      <style:text-properties officeooo:paragraph-rsid="000c3522"/>
    </style:style>
    <style:style style:name="P66" style:family="paragraph" style:parent-style-name="Standard" style:list-style-name="WWNum62">
      <style:paragraph-properties fo:margin-top="0in" fo:margin-bottom="0in" style:contextual-spacing="false" fo:line-height="100%" fo:text-align="justify" style:justify-single-word="false"/>
      <style:text-properties officeooo:paragraph-rsid="000c3522"/>
    </style:style>
    <style:style style:name="P67" style:family="paragraph" style:parent-style-name="Standard" style:list-style-name="WWNum62">
      <style:paragraph-properties fo:margin-top="0in" fo:margin-bottom="0.1945in" style:contextual-spacing="false" fo:line-height="100%" fo:text-align="justify" style:justify-single-word="false"/>
      <style:text-properties officeooo:paragraph-rsid="000c3522"/>
    </style:style>
    <style:style style:name="P68" style:family="paragraph" style:parent-style-name="Standard" style:list-style-name="WWNum63">
      <style:paragraph-properties fo:margin-top="0.1945in" fo:margin-bottom="0in" style:contextual-spacing="false" fo:line-height="100%" fo:text-align="justify" style:justify-single-word="false"/>
      <style:text-properties officeooo:paragraph-rsid="000c3522"/>
    </style:style>
    <style:style style:name="P69" style:family="paragraph" style:parent-style-name="Standard" style:list-style-name="WWNum63">
      <style:paragraph-properties fo:margin-top="0in" fo:margin-bottom="0in" style:contextual-spacing="false" fo:line-height="100%" fo:text-align="justify" style:justify-single-word="false"/>
      <style:text-properties officeooo:paragraph-rsid="000c3522"/>
    </style:style>
    <style:style style:name="P70" style:family="paragraph" style:parent-style-name="Standard" style:list-style-name="WWNum63">
      <style:paragraph-properties fo:margin-top="0in" fo:margin-bottom="0.1945in" style:contextual-spacing="false" fo:line-height="100%" fo:text-align="justify" style:justify-single-word="false"/>
      <style:text-properties officeooo:paragraph-rsid="000c3522"/>
    </style:style>
    <style:style style:name="P71" style:family="paragraph" style:parent-style-name="Standard" style:list-style-name="WWNum64">
      <style:paragraph-properties fo:margin-top="0.1945in" fo:margin-bottom="0in" style:contextual-spacing="false" fo:line-height="100%" fo:text-align="justify" style:justify-single-word="false"/>
      <style:text-properties officeooo:paragraph-rsid="000c3522"/>
    </style:style>
    <style:style style:name="P72" style:family="paragraph" style:parent-style-name="Standard" style:list-style-name="WWNum64">
      <style:paragraph-properties fo:margin-top="0in" fo:margin-bottom="0in" style:contextual-spacing="false" fo:line-height="100%" fo:text-align="justify" style:justify-single-word="false"/>
      <style:text-properties officeooo:paragraph-rsid="000c3522"/>
    </style:style>
    <style:style style:name="P73" style:family="paragraph" style:parent-style-name="Standard" style:list-style-name="WWNum64">
      <style:paragraph-properties fo:margin-top="0in" fo:margin-bottom="0.1945in" style:contextual-spacing="false" fo:line-height="100%" fo:text-align="justify" style:justify-single-word="false"/>
      <style:text-properties officeooo:paragraph-rsid="000c3522"/>
    </style:style>
    <style:style style:name="P74" style:family="paragraph" style:parent-style-name="Standard" style:list-style-name="WWNum65">
      <style:paragraph-properties fo:margin-top="0.1945in" fo:margin-bottom="0in" style:contextual-spacing="false" fo:line-height="100%" fo:text-align="justify" style:justify-single-word="false"/>
      <style:text-properties officeooo:paragraph-rsid="000c3522"/>
    </style:style>
    <style:style style:name="P75" style:family="paragraph" style:parent-style-name="Standard" style:list-style-name="WWNum65">
      <style:paragraph-properties fo:margin-top="0in" fo:margin-bottom="0in" style:contextual-spacing="false" fo:line-height="100%" fo:text-align="justify" style:justify-single-word="false"/>
      <style:text-properties officeooo:paragraph-rsid="000c3522"/>
    </style:style>
    <style:style style:name="P76" style:family="paragraph" style:parent-style-name="Standard" style:list-style-name="WWNum65">
      <style:paragraph-properties fo:margin-top="0in" fo:margin-bottom="0.1945in" style:contextual-spacing="false" fo:line-height="100%" fo:text-align="justify" style:justify-single-word="false"/>
      <style:text-properties officeooo:paragraph-rsid="000c3522"/>
    </style:style>
    <style:style style:name="P77" style:family="paragraph" style:parent-style-name="Standard" style:list-style-name="WWNum66">
      <style:paragraph-properties fo:margin-top="0.1945in" fo:margin-bottom="0in" style:contextual-spacing="false" fo:line-height="100%" fo:text-align="justify" style:justify-single-word="false"/>
      <style:text-properties officeooo:paragraph-rsid="000c3522"/>
    </style:style>
    <style:style style:name="P78" style:family="paragraph" style:parent-style-name="Standard" style:list-style-name="WWNum66">
      <style:paragraph-properties fo:margin-top="0in" fo:margin-bottom="0in" style:contextual-spacing="false" fo:line-height="100%" fo:text-align="justify" style:justify-single-word="false"/>
      <style:text-properties officeooo:paragraph-rsid="000c3522"/>
    </style:style>
    <style:style style:name="P79" style:family="paragraph" style:parent-style-name="Standard" style:list-style-name="WWNum66">
      <style:paragraph-properties fo:margin-top="0in" fo:margin-bottom="0.1945in" style:contextual-spacing="false" fo:line-height="100%" fo:text-align="justify" style:justify-single-word="false"/>
      <style:text-properties officeooo:paragraph-rsid="000c3522"/>
    </style:style>
    <style:style style:name="P80" style:family="paragraph" style:parent-style-name="Standard" style:list-style-name="WWNum67">
      <style:paragraph-properties fo:margin-top="0.1945in" fo:margin-bottom="0in" style:contextual-spacing="false" fo:line-height="100%" fo:text-align="justify" style:justify-single-word="false"/>
      <style:text-properties officeooo:paragraph-rsid="000c3522"/>
    </style:style>
    <style:style style:name="P81" style:family="paragraph" style:parent-style-name="Standard" style:list-style-name="WWNum67">
      <style:paragraph-properties fo:margin-top="0in" fo:margin-bottom="0in" style:contextual-spacing="false" fo:line-height="100%" fo:text-align="justify" style:justify-single-word="false"/>
      <style:text-properties officeooo:paragraph-rsid="000c3522"/>
    </style:style>
    <style:style style:name="P82" style:family="paragraph" style:parent-style-name="Standard" style:list-style-name="WWNum67">
      <style:paragraph-properties fo:margin-top="0in" fo:margin-bottom="0.1945in" style:contextual-spacing="false" fo:line-height="100%" fo:text-align="justify" style:justify-single-word="false"/>
      <style:text-properties officeooo:paragraph-rsid="000c3522"/>
    </style:style>
    <style:style style:name="P83" style:family="paragraph" style:parent-style-name="Standard" style:list-style-name="WWNum68">
      <style:paragraph-properties fo:margin-top="0.1945in" fo:margin-bottom="0in" style:contextual-spacing="false" fo:line-height="100%" fo:text-align="justify" style:justify-single-word="false"/>
      <style:text-properties officeooo:paragraph-rsid="000c3522"/>
    </style:style>
    <style:style style:name="P84" style:family="paragraph" style:parent-style-name="Standard" style:list-style-name="WWNum68">
      <style:paragraph-properties fo:margin-top="0in" fo:margin-bottom="0in" style:contextual-spacing="false" fo:line-height="100%" fo:text-align="justify" style:justify-single-word="false"/>
      <style:text-properties officeooo:paragraph-rsid="000c3522"/>
    </style:style>
    <style:style style:name="P85" style:family="paragraph" style:parent-style-name="Standard" style:list-style-name="WWNum68">
      <style:paragraph-properties fo:margin-top="0in" fo:margin-bottom="0.1945in" style:contextual-spacing="false" fo:line-height="100%" fo:text-align="justify" style:justify-single-word="false"/>
      <style:text-properties officeooo:paragraph-rsid="000c3522"/>
    </style:style>
    <style:style style:name="P86" style:family="paragraph" style:parent-style-name="Standard" style:list-style-name="WWNum69">
      <style:paragraph-properties fo:margin-top="0.1945in" fo:margin-bottom="0in" style:contextual-spacing="false" fo:line-height="100%" fo:text-align="justify" style:justify-single-word="false"/>
      <style:text-properties officeooo:paragraph-rsid="000c3522"/>
    </style:style>
    <style:style style:name="P87" style:family="paragraph" style:parent-style-name="Standard" style:list-style-name="WWNum69">
      <style:paragraph-properties fo:margin-top="0in" fo:margin-bottom="0in" style:contextual-spacing="false" fo:line-height="100%" fo:text-align="justify" style:justify-single-word="false"/>
      <style:text-properties officeooo:paragraph-rsid="000c3522"/>
    </style:style>
    <style:style style:name="P88" style:family="paragraph" style:parent-style-name="Standard" style:list-style-name="WWNum69">
      <style:paragraph-properties fo:margin-top="0in" fo:margin-bottom="0.1945in" style:contextual-spacing="false" fo:line-height="100%" fo:text-align="justify" style:justify-single-word="false"/>
      <style:text-properties officeooo:paragraph-rsid="000c3522"/>
    </style:style>
    <style:style style:name="P89" style:family="paragraph" style:parent-style-name="Standard" style:list-style-name="WWNum70">
      <style:paragraph-properties fo:margin-top="0.1945in" fo:margin-bottom="0in" style:contextual-spacing="false" fo:line-height="100%" fo:text-align="justify" style:justify-single-word="false"/>
      <style:text-properties officeooo:paragraph-rsid="000c3522"/>
    </style:style>
    <style:style style:name="P90" style:family="paragraph" style:parent-style-name="Standard" style:list-style-name="WWNum70">
      <style:paragraph-properties fo:margin-top="0in" fo:margin-bottom="0in" style:contextual-spacing="false" fo:line-height="100%" fo:text-align="justify" style:justify-single-word="false"/>
      <style:text-properties officeooo:paragraph-rsid="000c3522"/>
    </style:style>
    <style:style style:name="P91" style:family="paragraph" style:parent-style-name="Standard" style:list-style-name="WWNum70">
      <style:paragraph-properties fo:margin-top="0in" fo:margin-bottom="0.1945in" style:contextual-spacing="false" fo:line-height="100%" fo:text-align="justify" style:justify-single-word="false"/>
      <style:text-properties officeooo:paragraph-rsid="000c3522"/>
    </style:style>
    <style:style style:name="P92" style:family="paragraph" style:parent-style-name="Standard" style:list-style-name="WWNum71">
      <style:paragraph-properties fo:margin-top="0.1945in" fo:margin-bottom="0in" style:contextual-spacing="false" fo:line-height="100%" fo:text-align="justify" style:justify-single-word="false"/>
      <style:text-properties officeooo:paragraph-rsid="000c3522"/>
    </style:style>
    <style:style style:name="P93" style:family="paragraph" style:parent-style-name="Standard" style:list-style-name="WWNum71">
      <style:paragraph-properties fo:margin-top="0in" fo:margin-bottom="0in" style:contextual-spacing="false" fo:line-height="100%" fo:text-align="justify" style:justify-single-word="false"/>
      <style:text-properties officeooo:paragraph-rsid="000c3522"/>
    </style:style>
    <style:style style:name="P94" style:family="paragraph" style:parent-style-name="Standard" style:list-style-name="WWNum71">
      <style:paragraph-properties fo:margin-top="0in" fo:margin-bottom="0.1945in" style:contextual-spacing="false" fo:line-height="100%" fo:text-align="justify" style:justify-single-word="false"/>
      <style:text-properties officeooo:paragraph-rsid="000c3522"/>
    </style:style>
    <style:style style:name="P95" style:family="paragraph" style:parent-style-name="Standard" style:list-style-name="WWNum72">
      <style:paragraph-properties fo:margin-top="0.1945in" fo:margin-bottom="0in" style:contextual-spacing="false" fo:line-height="100%" fo:text-align="justify" style:justify-single-word="false"/>
      <style:text-properties officeooo:paragraph-rsid="000c3522"/>
    </style:style>
    <style:style style:name="P96" style:family="paragraph" style:parent-style-name="Standard" style:list-style-name="WWNum72">
      <style:paragraph-properties fo:margin-top="0in" fo:margin-bottom="0in" style:contextual-spacing="false" fo:line-height="100%" fo:text-align="justify" style:justify-single-word="false"/>
      <style:text-properties officeooo:paragraph-rsid="000c3522"/>
    </style:style>
    <style:style style:name="P97" style:family="paragraph" style:parent-style-name="Standard" style:list-style-name="WWNum72">
      <style:paragraph-properties fo:margin-top="0in" fo:margin-bottom="0.1945in" style:contextual-spacing="false" fo:line-height="100%" fo:text-align="justify" style:justify-single-word="false"/>
      <style:text-properties officeooo:paragraph-rsid="000c3522"/>
    </style:style>
    <style:style style:name="P98" style:family="paragraph" style:parent-style-name="Standard" style:list-style-name="WWNum73">
      <style:paragraph-properties fo:margin-top="0.1945in" fo:margin-bottom="0in" style:contextual-spacing="false" fo:line-height="100%" fo:text-align="justify" style:justify-single-word="false"/>
      <style:text-properties officeooo:paragraph-rsid="000c3522"/>
    </style:style>
    <style:style style:name="P99" style:family="paragraph" style:parent-style-name="Standard" style:list-style-name="WWNum73">
      <style:paragraph-properties fo:margin-top="0in" fo:margin-bottom="0in" style:contextual-spacing="false" fo:line-height="100%" fo:text-align="justify" style:justify-single-word="false"/>
      <style:text-properties officeooo:paragraph-rsid="000c3522"/>
    </style:style>
    <style:style style:name="P100" style:family="paragraph" style:parent-style-name="Standard" style:list-style-name="WWNum73">
      <style:paragraph-properties fo:margin-top="0in" fo:margin-bottom="0.1945in" style:contextual-spacing="false" fo:line-height="100%" fo:text-align="justify" style:justify-single-word="false"/>
      <style:text-properties officeooo:paragraph-rsid="000c3522"/>
    </style:style>
    <style:style style:name="P101" style:family="paragraph" style:parent-style-name="Standard" style:list-style-name="WWNum74">
      <style:paragraph-properties fo:margin-top="0.1945in" fo:margin-bottom="0in" style:contextual-spacing="false" fo:line-height="100%" fo:text-align="justify" style:justify-single-word="false"/>
      <style:text-properties officeooo:paragraph-rsid="000c3522"/>
    </style:style>
    <style:style style:name="P102" style:family="paragraph" style:parent-style-name="Standard" style:list-style-name="WWNum74">
      <style:paragraph-properties fo:margin-top="0in" fo:margin-bottom="0in" style:contextual-spacing="false" fo:line-height="100%" fo:text-align="justify" style:justify-single-word="false"/>
      <style:text-properties officeooo:paragraph-rsid="000c3522"/>
    </style:style>
    <style:style style:name="P103" style:family="paragraph" style:parent-style-name="Standard" style:list-style-name="WWNum74">
      <style:paragraph-properties fo:margin-top="0in" fo:margin-bottom="0.1945in" style:contextual-spacing="false" fo:line-height="100%" fo:text-align="justify" style:justify-single-word="false"/>
      <style:text-properties officeooo:paragraph-rsid="000c3522"/>
    </style:style>
    <style:style style:name="P104" style:family="paragraph" style:parent-style-name="Standard" style:list-style-name="WWNum75">
      <style:paragraph-properties fo:margin-top="0.1945in" fo:margin-bottom="0in" style:contextual-spacing="false" fo:line-height="100%" fo:text-align="justify" style:justify-single-word="false"/>
      <style:text-properties officeooo:paragraph-rsid="000c3522"/>
    </style:style>
    <style:style style:name="P105" style:family="paragraph" style:parent-style-name="Standard" style:list-style-name="WWNum75">
      <style:paragraph-properties fo:margin-top="0in" fo:margin-bottom="0in" style:contextual-spacing="false" fo:line-height="100%" fo:text-align="justify" style:justify-single-word="false"/>
      <style:text-properties officeooo:paragraph-rsid="000c3522"/>
    </style:style>
    <style:style style:name="P106" style:family="paragraph" style:parent-style-name="Standard" style:list-style-name="WWNum75">
      <style:paragraph-properties fo:margin-top="0in" fo:margin-bottom="0.1945in" style:contextual-spacing="false" fo:line-height="100%" fo:text-align="justify" style:justify-single-word="false"/>
      <style:text-properties officeooo:paragraph-rsid="000c3522"/>
    </style:style>
    <style:style style:name="P107" style:family="paragraph" style:parent-style-name="Standard" style:list-style-name="WWNum76">
      <style:paragraph-properties fo:margin-top="0.1945in" fo:margin-bottom="0in" style:contextual-spacing="false" fo:line-height="100%" fo:text-align="justify" style:justify-single-word="false"/>
      <style:text-properties officeooo:paragraph-rsid="000c3522"/>
    </style:style>
    <style:style style:name="P108" style:family="paragraph" style:parent-style-name="Standard" style:list-style-name="WWNum76">
      <style:paragraph-properties fo:margin-top="0in" fo:margin-bottom="0in" style:contextual-spacing="false" fo:line-height="100%" fo:text-align="justify" style:justify-single-word="false"/>
      <style:text-properties officeooo:paragraph-rsid="000c3522"/>
    </style:style>
    <style:style style:name="P109" style:family="paragraph" style:parent-style-name="Standard" style:list-style-name="WWNum76">
      <style:paragraph-properties fo:margin-top="0in" fo:margin-bottom="0.1945in" style:contextual-spacing="false" fo:line-height="100%" fo:text-align="justify" style:justify-single-word="false"/>
      <style:text-properties officeooo:paragraph-rsid="000c3522"/>
    </style:style>
    <style:style style:name="P110" style:family="paragraph" style:parent-style-name="Standard" style:list-style-name="WWNum77">
      <style:paragraph-properties fo:margin-top="0.1945in" fo:margin-bottom="0in" style:contextual-spacing="false" fo:line-height="100%" fo:text-align="justify" style:justify-single-word="false"/>
      <style:text-properties officeooo:paragraph-rsid="000c3522"/>
    </style:style>
    <style:style style:name="P111" style:family="paragraph" style:parent-style-name="Standard" style:list-style-name="WWNum77">
      <style:paragraph-properties fo:margin-top="0in" fo:margin-bottom="0in" style:contextual-spacing="false" fo:line-height="100%" fo:text-align="justify" style:justify-single-word="false"/>
      <style:text-properties officeooo:paragraph-rsid="000c3522"/>
    </style:style>
    <style:style style:name="P112" style:family="paragraph" style:parent-style-name="Standard" style:list-style-name="WWNum77">
      <style:paragraph-properties fo:margin-top="0in" fo:margin-bottom="0.1945in" style:contextual-spacing="false" fo:line-height="100%" fo:text-align="justify" style:justify-single-word="false"/>
      <style:text-properties officeooo:paragraph-rsid="000c3522"/>
    </style:style>
    <style:style style:name="P113" style:family="paragraph" style:parent-style-name="Standard" style:list-style-name="WWNum78">
      <style:paragraph-properties fo:margin-top="0.1945in" fo:margin-bottom="0in" style:contextual-spacing="false" fo:line-height="100%" fo:text-align="justify" style:justify-single-word="false"/>
      <style:text-properties officeooo:paragraph-rsid="000c3522"/>
    </style:style>
    <style:style style:name="P114" style:family="paragraph" style:parent-style-name="Standard" style:list-style-name="WWNum78">
      <style:paragraph-properties fo:margin-top="0in" fo:margin-bottom="0in" style:contextual-spacing="false" fo:line-height="100%" fo:text-align="justify" style:justify-single-word="false"/>
      <style:text-properties officeooo:paragraph-rsid="000c3522"/>
    </style:style>
    <style:style style:name="P115" style:family="paragraph" style:parent-style-name="Standard" style:list-style-name="WWNum78">
      <style:paragraph-properties fo:margin-top="0in" fo:margin-bottom="0.1945in" style:contextual-spacing="false" fo:line-height="100%" fo:text-align="justify" style:justify-single-word="false"/>
      <style:text-properties officeooo:paragraph-rsid="000c3522"/>
    </style:style>
    <style:style style:name="P116" style:family="paragraph" style:parent-style-name="Standard" style:list-style-name="WWNum79">
      <style:paragraph-properties fo:margin-top="0.1945in" fo:margin-bottom="0in" style:contextual-spacing="false" fo:line-height="100%" fo:text-align="justify" style:justify-single-word="false"/>
      <style:text-properties officeooo:paragraph-rsid="000c3522"/>
    </style:style>
    <style:style style:name="P117" style:family="paragraph" style:parent-style-name="Standard" style:list-style-name="WWNum79">
      <style:paragraph-properties fo:margin-top="0in" fo:margin-bottom="0in" style:contextual-spacing="false" fo:line-height="100%" fo:text-align="justify" style:justify-single-word="false"/>
      <style:text-properties officeooo:paragraph-rsid="000c3522"/>
    </style:style>
    <style:style style:name="P118" style:family="paragraph" style:parent-style-name="Standard" style:list-style-name="WWNum79">
      <style:paragraph-properties fo:margin-top="0in" fo:margin-bottom="0.1945in" style:contextual-spacing="false" fo:line-height="100%" fo:text-align="justify" style:justify-single-word="false"/>
      <style:text-properties officeooo:paragraph-rsid="000c3522"/>
    </style:style>
    <style:style style:name="P119" style:family="paragraph" style:parent-style-name="Standard" style:list-style-name="WWNum80">
      <style:paragraph-properties fo:margin-top="0.1945in" fo:margin-bottom="0in" style:contextual-spacing="false" fo:line-height="100%" fo:text-align="justify" style:justify-single-word="false"/>
      <style:text-properties officeooo:paragraph-rsid="000c3522"/>
    </style:style>
    <style:style style:name="P120" style:family="paragraph" style:parent-style-name="Standard" style:list-style-name="WWNum80">
      <style:paragraph-properties fo:margin-top="0in" fo:margin-bottom="0in" style:contextual-spacing="false" fo:line-height="100%" fo:text-align="justify" style:justify-single-word="false"/>
      <style:text-properties officeooo:paragraph-rsid="000c3522"/>
    </style:style>
    <style:style style:name="P121" style:family="paragraph" style:parent-style-name="Standard" style:list-style-name="WWNum80">
      <style:paragraph-properties fo:margin-top="0in" fo:margin-bottom="0.1945in" style:contextual-spacing="false" fo:line-height="100%" fo:text-align="justify" style:justify-single-word="false"/>
      <style:text-properties officeooo:paragraph-rsid="000c3522"/>
    </style:style>
    <style:style style:name="P122" style:family="paragraph" style:parent-style-name="Standard" style:list-style-name="WWNum81">
      <style:paragraph-properties fo:margin-top="0.1945in" fo:margin-bottom="0in" style:contextual-spacing="false" fo:line-height="100%" fo:text-align="justify" style:justify-single-word="false"/>
      <style:text-properties officeooo:paragraph-rsid="000c3522"/>
    </style:style>
    <style:style style:name="P123" style:family="paragraph" style:parent-style-name="Standard" style:list-style-name="WWNum81">
      <style:paragraph-properties fo:margin-top="0in" fo:margin-bottom="0in" style:contextual-spacing="false" fo:line-height="100%" fo:text-align="justify" style:justify-single-word="false"/>
      <style:text-properties officeooo:paragraph-rsid="000c3522"/>
    </style:style>
    <style:style style:name="P124" style:family="paragraph" style:parent-style-name="Standard" style:list-style-name="WWNum81">
      <style:paragraph-properties fo:margin-top="0in" fo:margin-bottom="0.1945in" style:contextual-spacing="false" fo:line-height="100%" fo:text-align="justify" style:justify-single-word="false"/>
      <style:text-properties officeooo:paragraph-rsid="000c3522"/>
    </style:style>
    <style:style style:name="P125" style:family="paragraph" style:parent-style-name="Standard" style:list-style-name="WWNum82">
      <style:paragraph-properties fo:margin-top="0.1945in" fo:margin-bottom="0in" style:contextual-spacing="false" fo:line-height="100%" fo:text-align="justify" style:justify-single-word="false"/>
      <style:text-properties officeooo:paragraph-rsid="000c3522"/>
    </style:style>
    <style:style style:name="P126" style:family="paragraph" style:parent-style-name="Standard" style:list-style-name="WWNum82">
      <style:paragraph-properties fo:margin-top="0in" fo:margin-bottom="0in" style:contextual-spacing="false" fo:line-height="100%" fo:text-align="justify" style:justify-single-word="false"/>
      <style:text-properties officeooo:paragraph-rsid="000c3522"/>
    </style:style>
    <style:style style:name="P127" style:family="paragraph" style:parent-style-name="Standard" style:list-style-name="WWNum82">
      <style:paragraph-properties fo:margin-top="0in" fo:margin-bottom="0.1945in" style:contextual-spacing="false" fo:line-height="100%" fo:text-align="justify" style:justify-single-word="false"/>
      <style:text-properties officeooo:paragraph-rsid="000c3522"/>
    </style:style>
    <style:style style:name="P128" style:family="paragraph" style:parent-style-name="Standard" style:list-style-name="WWNum83">
      <style:paragraph-properties fo:margin-top="0.1945in" fo:margin-bottom="0in" style:contextual-spacing="false" fo:line-height="100%" fo:text-align="justify" style:justify-single-word="false"/>
      <style:text-properties officeooo:paragraph-rsid="000c3522"/>
    </style:style>
    <style:style style:name="P129" style:family="paragraph" style:parent-style-name="Standard" style:list-style-name="WWNum83">
      <style:paragraph-properties fo:margin-top="0in" fo:margin-bottom="0in" style:contextual-spacing="false" fo:line-height="100%" fo:text-align="justify" style:justify-single-word="false"/>
      <style:text-properties officeooo:paragraph-rsid="000c3522"/>
    </style:style>
    <style:style style:name="P130" style:family="paragraph" style:parent-style-name="Standard" style:list-style-name="WWNum83">
      <style:paragraph-properties fo:margin-top="0in" fo:margin-bottom="0.1945in" style:contextual-spacing="false" fo:line-height="100%" fo:text-align="justify" style:justify-single-word="false"/>
      <style:text-properties officeooo:paragraph-rsid="000c3522"/>
    </style:style>
    <style:style style:name="P131" style:family="paragraph" style:parent-style-name="Standard" style:list-style-name="WWNum84">
      <style:paragraph-properties fo:margin-top="0.1945in" fo:margin-bottom="0in" style:contextual-spacing="false" fo:line-height="100%" fo:text-align="justify" style:justify-single-word="false"/>
      <style:text-properties officeooo:paragraph-rsid="000c3522"/>
    </style:style>
    <style:style style:name="P132" style:family="paragraph" style:parent-style-name="Standard" style:list-style-name="WWNum84">
      <style:paragraph-properties fo:margin-top="0in" fo:margin-bottom="0in" style:contextual-spacing="false" fo:line-height="100%" fo:text-align="justify" style:justify-single-word="false"/>
      <style:text-properties officeooo:paragraph-rsid="000c3522"/>
    </style:style>
    <style:style style:name="P133" style:family="paragraph" style:parent-style-name="Standard" style:list-style-name="WWNum84">
      <style:paragraph-properties fo:margin-top="0in" fo:margin-bottom="0.1945in" style:contextual-spacing="false" fo:line-height="100%" fo:text-align="justify" style:justify-single-word="false"/>
      <style:text-properties officeooo:paragraph-rsid="000c3522"/>
    </style:style>
    <style:style style:name="P134" style:family="paragraph" style:parent-style-name="Standard" style:list-style-name="WWNum85">
      <style:paragraph-properties fo:margin-top="0.1945in" fo:margin-bottom="0in" style:contextual-spacing="false" fo:line-height="100%" fo:text-align="justify" style:justify-single-word="false"/>
      <style:text-properties officeooo:paragraph-rsid="000c3522"/>
    </style:style>
    <style:style style:name="P135" style:family="paragraph" style:parent-style-name="Standard" style:list-style-name="WWNum85">
      <style:paragraph-properties fo:margin-top="0in" fo:margin-bottom="0in" style:contextual-spacing="false" fo:line-height="100%" fo:text-align="justify" style:justify-single-word="false"/>
      <style:text-properties officeooo:paragraph-rsid="000c3522"/>
    </style:style>
    <style:style style:name="P136" style:family="paragraph" style:parent-style-name="Standard" style:list-style-name="WWNum85">
      <style:paragraph-properties fo:margin-top="0in" fo:margin-bottom="0.1945in" style:contextual-spacing="false" fo:line-height="100%" fo:text-align="justify" style:justify-single-word="false"/>
      <style:text-properties officeooo:paragraph-rsid="000c3522"/>
    </style:style>
    <style:style style:name="P137" style:family="paragraph" style:parent-style-name="Standard" style:list-style-name="WWNum86">
      <style:paragraph-properties fo:margin-top="0.1945in" fo:margin-bottom="0in" style:contextual-spacing="false" fo:line-height="100%" fo:text-align="justify" style:justify-single-word="false"/>
      <style:text-properties officeooo:paragraph-rsid="000c3522"/>
    </style:style>
    <style:style style:name="P138" style:family="paragraph" style:parent-style-name="Standard" style:list-style-name="WWNum86">
      <style:paragraph-properties fo:margin-top="0in" fo:margin-bottom="0in" style:contextual-spacing="false" fo:line-height="100%" fo:text-align="justify" style:justify-single-word="false"/>
      <style:text-properties officeooo:paragraph-rsid="000c3522"/>
    </style:style>
    <style:style style:name="P139" style:family="paragraph" style:parent-style-name="Standard" style:list-style-name="WWNum86">
      <style:paragraph-properties fo:margin-top="0in" fo:margin-bottom="0.1945in" style:contextual-spacing="false" fo:line-height="100%" fo:text-align="justify" style:justify-single-word="false"/>
      <style:text-properties officeooo:paragraph-rsid="000c3522"/>
    </style:style>
    <style:style style:name="P140" style:family="paragraph" style:parent-style-name="Standard" style:list-style-name="WWNum87">
      <style:paragraph-properties fo:margin-top="0.1945in" fo:margin-bottom="0in" style:contextual-spacing="false" fo:line-height="100%" fo:text-align="justify" style:justify-single-word="false"/>
      <style:text-properties officeooo:paragraph-rsid="000c3522"/>
    </style:style>
    <style:style style:name="P141" style:family="paragraph" style:parent-style-name="Standard" style:list-style-name="WWNum87">
      <style:paragraph-properties fo:margin-top="0in" fo:margin-bottom="0in" style:contextual-spacing="false" fo:line-height="100%" fo:text-align="justify" style:justify-single-word="false"/>
      <style:text-properties officeooo:paragraph-rsid="000c3522"/>
    </style:style>
    <style:style style:name="P142" style:family="paragraph" style:parent-style-name="Standard" style:list-style-name="WWNum87">
      <style:paragraph-properties fo:margin-top="0in" fo:margin-bottom="0.1945in" style:contextual-spacing="false" fo:line-height="100%" fo:text-align="justify" style:justify-single-word="false"/>
      <style:text-properties officeooo:paragraph-rsid="000c3522"/>
    </style:style>
    <style:style style:name="P143" style:family="paragraph" style:parent-style-name="Standard" style:list-style-name="WWNum88">
      <style:paragraph-properties fo:margin-top="0.1945in" fo:margin-bottom="0in" style:contextual-spacing="false" fo:line-height="100%" fo:text-align="justify" style:justify-single-word="false"/>
      <style:text-properties officeooo:paragraph-rsid="000c3522"/>
    </style:style>
    <style:style style:name="P144" style:family="paragraph" style:parent-style-name="Standard" style:list-style-name="WWNum88">
      <style:paragraph-properties fo:margin-top="0in" fo:margin-bottom="0in" style:contextual-spacing="false" fo:line-height="100%" fo:text-align="justify" style:justify-single-word="false"/>
      <style:text-properties officeooo:paragraph-rsid="000c3522"/>
    </style:style>
    <style:style style:name="P145" style:family="paragraph" style:parent-style-name="Standard" style:list-style-name="WWNum88">
      <style:paragraph-properties fo:margin-top="0in" fo:margin-bottom="0.1945in" style:contextual-spacing="false" fo:line-height="100%" fo:text-align="justify" style:justify-single-word="false"/>
      <style:text-properties officeooo:paragraph-rsid="000c3522"/>
    </style:style>
    <style:style style:name="P146" style:family="paragraph" style:parent-style-name="Standard" style:list-style-name="WWNum89">
      <style:paragraph-properties fo:margin-top="0.1945in" fo:margin-bottom="0in" style:contextual-spacing="false" fo:line-height="100%" fo:text-align="justify" style:justify-single-word="false"/>
      <style:text-properties officeooo:paragraph-rsid="000c3522"/>
    </style:style>
    <style:style style:name="P147" style:family="paragraph" style:parent-style-name="Standard" style:list-style-name="WWNum89">
      <style:paragraph-properties fo:margin-top="0in" fo:margin-bottom="0in" style:contextual-spacing="false" fo:line-height="100%" fo:text-align="justify" style:justify-single-word="false"/>
      <style:text-properties officeooo:paragraph-rsid="000c3522"/>
    </style:style>
    <style:style style:name="P148" style:family="paragraph" style:parent-style-name="Standard" style:list-style-name="WWNum89">
      <style:paragraph-properties fo:margin-top="0in" fo:margin-bottom="0.1945in" style:contextual-spacing="false" fo:line-height="100%" fo:text-align="justify" style:justify-single-word="false"/>
      <style:text-properties officeooo:paragraph-rsid="000c3522"/>
    </style:style>
    <style:style style:name="P149" style:family="paragraph" style:parent-style-name="Standard" style:list-style-name="WWNum90">
      <style:paragraph-properties fo:margin-top="0.1945in" fo:margin-bottom="0in" style:contextual-spacing="false" fo:line-height="100%" fo:text-align="justify" style:justify-single-word="false"/>
      <style:text-properties officeooo:paragraph-rsid="000c3522"/>
    </style:style>
    <style:style style:name="P150" style:family="paragraph" style:parent-style-name="Standard" style:list-style-name="WWNum90">
      <style:paragraph-properties fo:margin-top="0in" fo:margin-bottom="0in" style:contextual-spacing="false" fo:line-height="100%" fo:text-align="justify" style:justify-single-word="false"/>
      <style:text-properties officeooo:paragraph-rsid="000c3522"/>
    </style:style>
    <style:style style:name="P151" style:family="paragraph" style:parent-style-name="Standard" style:list-style-name="WWNum90">
      <style:paragraph-properties fo:margin-top="0in" fo:margin-bottom="0.1945in" style:contextual-spacing="false" fo:line-height="100%" fo:text-align="justify" style:justify-single-word="false"/>
      <style:text-properties officeooo:paragraph-rsid="000c3522"/>
    </style:style>
    <style:style style:name="P152" style:family="paragraph" style:parent-style-name="Standard" style:list-style-name="WWNum91">
      <style:paragraph-properties fo:margin-top="0.1945in" fo:margin-bottom="0in" style:contextual-spacing="false" fo:line-height="100%" fo:text-align="justify" style:justify-single-word="false"/>
      <style:text-properties officeooo:paragraph-rsid="000c3522"/>
    </style:style>
    <style:style style:name="P153" style:family="paragraph" style:parent-style-name="Standard" style:list-style-name="WWNum91">
      <style:paragraph-properties fo:margin-top="0in" fo:margin-bottom="0in" style:contextual-spacing="false" fo:line-height="100%" fo:text-align="justify" style:justify-single-word="false"/>
      <style:text-properties officeooo:paragraph-rsid="000c3522"/>
    </style:style>
    <style:style style:name="P154" style:family="paragraph" style:parent-style-name="Standard" style:list-style-name="WWNum91">
      <style:paragraph-properties fo:margin-top="0in" fo:margin-bottom="0.1945in" style:contextual-spacing="false" fo:line-height="100%" fo:text-align="justify" style:justify-single-word="false"/>
      <style:text-properties officeooo:paragraph-rsid="000c3522"/>
    </style:style>
    <style:style style:name="P155" style:family="paragraph" style:parent-style-name="Standard" style:list-style-name="WWNum92">
      <style:paragraph-properties fo:margin-top="0.1945in" fo:margin-bottom="0in" style:contextual-spacing="false" fo:line-height="100%" fo:text-align="justify" style:justify-single-word="false"/>
      <style:text-properties officeooo:paragraph-rsid="000c3522"/>
    </style:style>
    <style:style style:name="P156" style:family="paragraph" style:parent-style-name="Standard" style:list-style-name="WWNum92">
      <style:paragraph-properties fo:margin-top="0in" fo:margin-bottom="0in" style:contextual-spacing="false" fo:line-height="100%" fo:text-align="justify" style:justify-single-word="false"/>
      <style:text-properties officeooo:paragraph-rsid="000c3522"/>
    </style:style>
    <style:style style:name="P157" style:family="paragraph" style:parent-style-name="Standard" style:list-style-name="WWNum92">
      <style:paragraph-properties fo:margin-top="0in" fo:margin-bottom="0.1945in" style:contextual-spacing="false" fo:line-height="100%" fo:text-align="justify" style:justify-single-word="false"/>
      <style:text-properties officeooo:paragraph-rsid="000c3522"/>
    </style:style>
    <style:style style:name="P158" style:family="paragraph" style:parent-style-name="Standard" style:list-style-name="WWNum93">
      <style:paragraph-properties fo:margin-top="0.1945in" fo:margin-bottom="0in" style:contextual-spacing="false" fo:line-height="100%" fo:text-align="justify" style:justify-single-word="false"/>
      <style:text-properties officeooo:paragraph-rsid="000c3522"/>
    </style:style>
    <style:style style:name="P159" style:family="paragraph" style:parent-style-name="Standard" style:list-style-name="WWNum93">
      <style:paragraph-properties fo:margin-top="0in" fo:margin-bottom="0in" style:contextual-spacing="false" fo:line-height="100%" fo:text-align="justify" style:justify-single-word="false"/>
      <style:text-properties officeooo:paragraph-rsid="000c3522"/>
    </style:style>
    <style:style style:name="P160" style:family="paragraph" style:parent-style-name="Standard" style:list-style-name="WWNum93">
      <style:paragraph-properties fo:margin-top="0in" fo:margin-bottom="0.1945in" style:contextual-spacing="false" fo:line-height="100%" fo:text-align="justify" style:justify-single-word="false"/>
      <style:text-properties officeooo:paragraph-rsid="000c3522"/>
    </style:style>
    <style:style style:name="P161" style:family="paragraph" style:parent-style-name="Standard" style:list-style-name="WWNum94">
      <style:paragraph-properties fo:margin-top="0.1945in" fo:margin-bottom="0in" style:contextual-spacing="false" fo:line-height="100%" fo:text-align="justify" style:justify-single-word="false"/>
      <style:text-properties officeooo:paragraph-rsid="000c3522"/>
    </style:style>
    <style:style style:name="P162" style:family="paragraph" style:parent-style-name="Standard" style:list-style-name="WWNum94">
      <style:paragraph-properties fo:margin-top="0in" fo:margin-bottom="0in" style:contextual-spacing="false" fo:line-height="100%" fo:text-align="justify" style:justify-single-word="false"/>
      <style:text-properties officeooo:paragraph-rsid="000c3522"/>
    </style:style>
    <style:style style:name="P163" style:family="paragraph" style:parent-style-name="Standard" style:list-style-name="WWNum94">
      <style:paragraph-properties fo:margin-top="0in" fo:margin-bottom="0.1945in" style:contextual-spacing="false" fo:line-height="100%" fo:text-align="justify" style:justify-single-word="false"/>
      <style:text-properties officeooo:paragraph-rsid="000c3522"/>
    </style:style>
    <style:style style:name="P164" style:family="paragraph" style:parent-style-name="Standard" style:list-style-name="WWNum95">
      <style:paragraph-properties fo:margin-top="0.1945in" fo:margin-bottom="0in" style:contextual-spacing="false" fo:line-height="100%" fo:text-align="justify" style:justify-single-word="false"/>
      <style:text-properties officeooo:paragraph-rsid="000c3522"/>
    </style:style>
    <style:style style:name="P165" style:family="paragraph" style:parent-style-name="Standard" style:list-style-name="WWNum95">
      <style:paragraph-properties fo:margin-top="0in" fo:margin-bottom="0in" style:contextual-spacing="false" fo:line-height="100%" fo:text-align="justify" style:justify-single-word="false"/>
      <style:text-properties officeooo:paragraph-rsid="000c3522"/>
    </style:style>
    <style:style style:name="P166" style:family="paragraph" style:parent-style-name="Standard" style:list-style-name="WWNum95">
      <style:paragraph-properties fo:margin-top="0in" fo:margin-bottom="0.1945in" style:contextual-spacing="false" fo:line-height="100%" fo:text-align="justify" style:justify-single-word="false"/>
      <style:text-properties officeooo:paragraph-rsid="000c3522"/>
    </style:style>
    <style:style style:name="P167" style:family="paragraph" style:parent-style-name="Standard" style:list-style-name="WWNum96">
      <style:paragraph-properties fo:margin-top="0.1945in" fo:margin-bottom="0in" style:contextual-spacing="false" fo:line-height="100%" fo:text-align="justify" style:justify-single-word="false"/>
      <style:text-properties officeooo:paragraph-rsid="000c3522"/>
    </style:style>
    <style:style style:name="P168" style:family="paragraph" style:parent-style-name="Standard" style:list-style-name="WWNum96">
      <style:paragraph-properties fo:margin-top="0in" fo:margin-bottom="0in" style:contextual-spacing="false" fo:line-height="100%" fo:text-align="justify" style:justify-single-word="false"/>
      <style:text-properties officeooo:paragraph-rsid="000c3522"/>
    </style:style>
    <style:style style:name="P169" style:family="paragraph" style:parent-style-name="Standard" style:list-style-name="WWNum96">
      <style:paragraph-properties fo:margin-top="0in" fo:margin-bottom="0.1945in" style:contextual-spacing="false" fo:line-height="100%" fo:text-align="justify" style:justify-single-word="false"/>
      <style:text-properties officeooo:paragraph-rsid="000c3522"/>
    </style:style>
    <style:style style:name="P170" style:family="paragraph" style:parent-style-name="Standard" style:list-style-name="WWNum97">
      <style:paragraph-properties fo:margin-top="0.1945in" fo:margin-bottom="0in" style:contextual-spacing="false" fo:line-height="100%" fo:text-align="justify" style:justify-single-word="false"/>
      <style:text-properties officeooo:paragraph-rsid="000c3522"/>
    </style:style>
    <style:style style:name="P171" style:family="paragraph" style:parent-style-name="Standard" style:list-style-name="WWNum97">
      <style:paragraph-properties fo:margin-top="0in" fo:margin-bottom="0in" style:contextual-spacing="false" fo:line-height="100%" fo:text-align="justify" style:justify-single-word="false"/>
      <style:text-properties officeooo:paragraph-rsid="000c3522"/>
    </style:style>
    <style:style style:name="P172" style:family="paragraph" style:parent-style-name="Standard" style:list-style-name="WWNum97">
      <style:paragraph-properties fo:margin-top="0in" fo:margin-bottom="0.1945in" style:contextual-spacing="false" fo:line-height="100%" fo:text-align="justify" style:justify-single-word="false"/>
      <style:text-properties officeooo:paragraph-rsid="000c3522"/>
    </style:style>
    <style:style style:name="P173" style:family="paragraph" style:parent-style-name="Standard">
      <style:paragraph-properties fo:margin-top="0.1945in" fo:margin-bottom="0.1945in" style:contextual-spacing="false" fo:line-height="100%" fo:text-align="justify" style:justify-single-word="false"/>
      <style:text-properties style:font-name="Times New Roman" fo:font-size="12pt" fo:font-weight="normal" officeooo:paragraph-rsid="000c3522" style:letter-kerning="false" style:font-name-asian="Times New Roman1" style:font-size-asian="12pt" style:language-asian="it" style:country-asian="IT" style:font-weight-asian="normal" style:font-name-complex="Segoe UI Emoji" style:font-size-complex="12pt" style:font-weight-complex="normal"/>
    </style:style>
    <style:style style:name="P174" style:family="paragraph" style:parent-style-name="Standard">
      <style:paragraph-properties fo:margin-top="0in" fo:margin-bottom="0.111in" style:contextual-spacing="false" fo:line-height="116%" fo:text-align="justify" style:justify-single-word="false" fo:orphans="2" fo:widows="2" style:writing-mode="lr-tb"/>
      <style:text-properties style:font-name="Times New Roman" fo:font-size="12pt" fo:font-weight="normal" officeooo:paragraph-rsid="000c3522" style:font-size-asian="12pt" style:font-weight-asian="normal" style:font-size-complex="12pt" style:font-weight-complex="normal"/>
    </style:style>
    <style:style style:name="T1" style:family="text">
      <style:text-properties fo:color="#ff0000" loext:opacity="1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 style:family="text">
      <style:text-properties fo:color="#ff0000" loext:opacity="100%" style:font-name="Times New Roman" fo:font-size="14pt" fo:font-style="italic" style:text-underline-style="solid" style:text-underline-width="auto" style:text-underline-color="font-color" fo:font-weight="bold" style:letter-kerning="true" style:font-name-asian="Times New Roman1" style:font-size-asian="14pt" style:language-asian="it" style:country-asian="IT" style:font-style-asian="italic" style:font-weight-asian="bold" style:font-name-complex="Times New Roman1" style:font-size-complex="14pt" style:font-style-complex="italic" style:font-weight-complex="bold"/>
    </style:style>
    <style:style style:name="T3" style:family="text">
      <style:text-properties style:font-name="Times New Roman" fo:font-size="12pt" fo:font-weight="normal" style:letter-kerning="false" style:font-name-asian="Times New Roman1" style:font-size-asian="12pt" style:language-asian="it" style:country-asian="IT" style:font-weight-asian="normal" style:font-name-complex="Times New Roman1" style:font-size-complex="12pt" style:font-weight-complex="normal"/>
    </style:style>
    <style:style style:name="T4" style:family="text">
      <style:text-properties style:font-name="Times New Roman" fo:font-size="12pt" fo:font-weight="normal" style:letter-kerning="true" style:font-name-asian="Times New Roman1" style:font-size-asian="12pt" style:language-asian="it" style:country-asian="IT" style:font-weight-asian="normal" style:font-name-complex="Times New Roman1" style:font-size-complex="12pt" style:font-weight-complex="normal"/>
    </style:style>
    <style:style style:name="T5" style:family="text">
      <style:text-properties style:font-name="Times New Roman" fo:font-size="12pt" fo:font-weight="normal" style:letter-kerning="false" style:font-name-asian="Times New Roman1" style:font-size-asian="12pt" style:language-asian="it" style:country-asian="IT" style:font-weight-asian="normal" style:font-name-complex="Segoe UI Emoji" style:font-size-complex="12pt" style:font-weight-complex="normal"/>
    </style:style>
    <style:style style:name="T6" style:family="text">
      <style:text-properties style:font-name="Times New Roman" fo:font-size="12pt" fo:font-style="italic" fo:font-weight="normal" style:letter-kerning="false" style:font-name-asian="Times New Roman1" style:font-size-asian="12pt" style:language-asian="it" style:country-asian="IT" style:font-style-asian="italic" style:font-weight-asian="normal" style:font-name-complex="Times New Roman1" style:font-size-complex="12pt" style:font-style-complex="italic" style:font-weight-complex="normal"/>
    </style:style>
    <style:style style:name="T7" style:family="text">
      <style:text-properties style:font-name="Times New Roman" fo:font-size="12pt" fo:font-weight="normal" style:letter-kerning="true" style:font-name-asian="Times New Roman1" style:font-size-asian="12pt" style:language-asian="it" style:country-asian="IT" style:font-weight-asian="normal" style:font-name-complex="Segoe UI Emoji" style:font-size-complex="12pt" style:font-weight-complex="normal"/>
    </style:style>
    <style:style style:name="T8" style:family="text">
      <style:text-properties style:font-name="Times New Roman" fo:font-size="12pt" fo:font-weight="normal" style:font-size-asian="12pt" style:font-weight-asian="normal" style:font-size-complex="12pt" style:font-weight-complex="normal"/>
    </style:style>
    <style:style style:name="gr1" style:family="graphic">
      <style:graphic-properties draw:stroke="none" svg:stroke-width="0in" draw:fill="solid" draw:fill-color="#a0a0a0" draw:textarea-vertical-align="top" draw:auto-grow-height="false" fo:min-height="0in" fo:min-width="6.102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2">29) Il tubo Termoelettric0: Il Cilindro che estrae Calore dalla Terra e dal Sole</text:span></text:h>
      <text:p text:style-name="P2"><text:span text:style-name="T3">Immaginate un cilindro nero di 10 metri che è per metà baciato dal sole e per metà abbracciato dalla terra fresca: un'antenna energetica che cattura simultaneamente il calore stellare dall'alto e la freschezza geologica dal basso, trasformando questa differenza di temperatura in 250 kW di elettricità continua.</text:span></text:p>
      <text:p text:style-name="P2"><text:span text:style-name="T3">Non è fantascienza: sono le celle termoelettriche, la tecnologia che trasforma ogni differenza di temperatura in energia elettrica, dimostrando che l'energia più affidabile non viene da una sola fonte, ma dal matrimonio intelligente tra il calore del sole e la stabilità termica del sottosuolo.</text:span></text:p>
      <text:h text:style-name="P1" text:outline-level="3"><text:span text:style-name="T3">L'Arte di Sposare Sole e Terra</text:span></text:h>
      <text:p text:style-name="P2"><text:span text:style-name="T3">Il cilindro termoelettrico è una meraviglia di semplicità geniale: 5 metri sotto terra dove la temperatura resta costante sui 15°C tutto l'anno, e 5 metri sopra terra rivestiti di plastica nera che sotto il sole raggiungono 40°C. Questa differenza di 25°C è tutto quello che serve alle celle termoelettriche per generare elettricità.</text:span></text:p>
      <text:p text:style-name="P2"><text:span text:style-name="T3">È l'effetto Seebeck applicato su scala industriale: quando due metalli diversi sono collegati e sottoposti a gradiente termico, generano corrente elettrica spontaneamente. Le celle termoelettriche sono sandwich di materiali che trasformano ogni grado di differenza in voltaggio utilizzabile.</text:span></text:p>
      <text:p text:style-name="P2"><text:span text:style-name="T3">200 metri quadrati di celle (100 in alto al caldo, 100 in basso al freddo) producono 6.000 kWh al giorno - abbastanza per alimentare 200 famiglie usando solo la differenza naturale tra superficie e sottosuolo.</text:span></text:p>
      <text:h text:style-name="P1" text:outline-level="3"><text:span text:style-name="T3">La Rivoluzione del Gradiente Perpetuo</text:span></text:h>
      <text:p text:style-name="P2"><text:span text:style-name="T3">Ecco la genialità delle celle termoelettriche: funzionano sempre. Di giorno il sole scalda la parte superiore, di notte la terra irradia calore verso il cielo più freddo. Estate e inverno, sole e pioggia, giorno e notte - c'è sempre una differenza di temperatura da sfruttare.</text:span></text:p>
      <text:p text:style-name="P2"><text:span text:style-name="T3">È energia basale termoelettrica: più stabile del solare (che si ferma di notte), più affidabile dell'eolico (che dipende dal vento), più continua dell'idroelettrico (che dipende dalle piogge). Le differenze termiche non si fermano mai perché il pianeta è un sistema termico complesso con gradienti ovunque.</text:span></text:p>
      <text:h text:style-name="P1" text:outline-level="3"><text:span text:style-name="T3">Lo Scandalo del Gradiente Ignorato</text:span></text:h>
      <text:p text:style-name="P2"><text:soft-page-break/><text:span text:style-name="T3">Ma perché, se ogni differenza di temperatura può produrre elettricità, non vediamo foreste di cilindri termoelettrici in ogni campo? Perché continuiamo a cercare energie complicate quando il gradiente termico è disponibile ovunque?</text:span></text:p>
      <text:p text:style-name="P2"><text:span text:style-name="T3">Ecco il solito sabotaggio dell'ovvio. Le celle termoelettriche sono troppo semplici: minacciano l'intero business dell'energia centralizzata. Se chiunque può produrre elettricità da qualsiasi differenza di temperatura, chi controlla più l'energia?</text:span></text:p>
      <text:p text:style-name="P2"><text:span text:style-name="T3">L'industria energetica preferisce tecnologie complesse che richiedono grandi investimenti e manutenzione costante piuttosto che spiegare che potreste produrre elettricità da ogni gradiente termico disponibile.</text:span></text:p>
      <text:h text:style-name="P1" text:outline-level="3"><text:span text:style-name="T3">L'Effetto Moltiplicatore Termico</text:span></text:h>
      <text:p text:style-name="P2"><text:span text:style-name="T3">Immaginatevi i paesaggi del futuro: campi di cilindri termoelettrici eleganti come sculture moderne che producono energia dal contrasto termico. Invece di pannelli solari che funzionano solo di giorno, antenne termiche che lavorano 24/7/365.</text:span></text:p>
      <text:p text:style-name="P2"><text:span text:style-name="T3">Le zone desertiche potrebbero diventare paradisi energetici: di giorno il deserto è bollente, di notte è gelido. Gradiente termico estremo = energia termoelettrica massima. Il Sahara potrebbe alimentare l'Africa intera con celle termoelettriche che sfruttano l'escursione termica giornaliera.</text:span></text:p>
      <text:p text:style-name="P2"><text:span text:style-name="T3">Le zone artiche potrebbero produrre energia dal contrasto tra il ghiaccio superficiale e il sottosuolo meno freddo. Ogni differenza termica è una risorsa energetica per chi sa come catturarla.</text:span></text:p>
      <text:h text:style-name="P1" text:outline-level="3"><text:span text:style-name="T3">La Democratizzazione del Gradiente</text:span></text:h>
      <text:p text:style-name="P2"><text:span text:style-name="T3">I cilindri termoelettrici democratizzano l'energia: ogni proprietario di terreno può installare il suo cilindro e produrre 250 kW giornalieri. Non serve vento particolare, non serve irraggiamento perfetto, serve solo un pezzo di terra dove scavare 5 metri.</text:span></text:p>
      <text:p text:style-name="P2"><text:span text:style-name="T3">Agricoltori potrebbero alimentare le loro aziende con cilindri termoelettrici tra i campi. Comunità rurali potrebbero diventare energeticamente autosufficienti con pochi cilindri condivisi. È l'indipendenza energetica geograficamente distribuita.</text:span></text:p>
      <text:h text:style-name="P1" text:outline-level="3"><text:span text:style-name="T3">Il Futuro dei Gradienti Intelligenti</text:span></text:h>
      <text:p text:style-name="P2"><text:span text:style-name="T3">Tra vent'anni, il paesaggio sarà punteggiato di cilindri termoelettrici che sembrano opere d'arte ma producono energia continua. "Nonno, ma davvero nel 2024 non sapevate che ogni differenza di temperatura poteva diventare elettricità?"</text:span></text:p>
      <text:p text:style-name="P2"><text:soft-page-break/><text:span text:style-name="T3">Le smart cities del futuro avranno gradienti termici integrati nell'architettura: edifici con fondamenta termoelettriche che producono energia dalla differenza tra cantine fresche e tetti caldi.</text:span></text:p>
      <text:h text:style-name="P1" text:outline-level="3"><text:span text:style-name="T3">La Filosofia del Contrasto Produttivo</text:span></text:h>
      <text:p text:style-name="P2"><text:span text:style-name="T3">Le celle termoelettriche ci insegnano che l'energia migliore nasce dalle differenze. Invece di cercare fonti uniformi, possiamo creare contrasti e trasformarli in abbondanza elettrica. È la politica energetica della diversità: più differenze abbiamo, più energia possiamo produrre.</text:span></text:p>
      <text:p text:style-name="P2"><text:span text:style-name="T3">È la dimostrazione che la natura è piena di gradienti energetici che aspettano solo la giusta tecnologia per essere trasformati in elettricità utilizzabile.</text:span></text:p>
      <text:h text:style-name="P1" text:outline-level="3"><text:span text:style-name="T3">La Lezione del Gradiente Eterno</text:span></text:h>
      <text:p text:style-name="P2"><text:span text:style-name="T3">I cilindri termoelettrici ci mostrano che l'energia più affidabile è quella che sfrutta le costanti naturali. La terra mantiene sempre temperature stabili, il sole scalda sempre le superfici: il gradiente è eterno, basta saperlo intercettare.</text:span></text:p>
      <text:p text:style-name="P2"><text:span text:style-name="T3">È l'ingegneria del contrasto: progettare sistemi che amplificano le differenze naturali per trasformarle in energia utilizzabile.</text:span></text:p>
      <text:h text:style-name="P1" text:outline-level="3"><text:span text:style-name="T3">La Rivoluzione Termica Silenziosa</text:span></text:h>
      <text:p text:style-name="P2"><text:span text:style-name="T3">Ogni volta che sentirete una differenza di temperatura, ricordatevi: state sperimentando energia termoelettrica potenziale che le celle giuste potrebbero trasformare in elettricità continua.</text:span></text:p>
      <text:p text:style-name="P2"><text:span text:style-name="T3">I cilindri termoelettrici trasformano ogni proprietario di terreno in un catturatore di gradienti, capace di produrre energia elettrica da ogni contrasto termico disponibile.</text:span></text:p>
      <text:p text:style-name="P2"><text:span text:style-name="T3">È l'arte suprema di rubare energia ai flussi della natura: intercettare le differenze termiche che esistono naturalmente tra superficie e sottosuolo, tra giorno e notte, tra stagioni diverse, e trasformarle in sistemi elettrici che si auto-alimentano con i contrasti termici eterni.</text:span></text:p>
      <text:h text:style-name="P1" text:outline-level="1"><text:span text:style-name="T4">Acquedotti Energetici: L'Acqua Potabile che Ha Imparato a Fare Elettricità</text:span></text:h>
      <text:h text:style-name="P1" text:outline-level="2"><text:span text:style-name="T5">📋</text:span><text:span text:style-name="T3"> SCHEDA RAPIDA</text:span></text:h>
      <text:p text:style-name="P2"><text:span text:style-name="T5">⚡</text:span><text:span text:style-name="T3">Potenza: Da decine di kW fino a 3.000 kW per acquedotto<text:line-break/></text:span><text:span text:style-name="T5">🌍</text:span><text:span text:style-name="T3">Disponibilità: Ogni acquedotto montano con dislivello significativo<text:line-break/></text:span><text:soft-page-break/><text:span text:style-name="T5">🗺️</text:span><text:span text:style-name="T3">Geografia: Monti Sibillini pionieri, potenziale Italia intera<text:line-break/></text:span><text:span text:style-name="T5">💰</text:span><text:span text:style-name="T3">Costo: Bassissimo - sostituire valvole con turbine<text:line-break/></text:span><text:span text:style-name="T5">🔧</text:span><text:span text:style-name="T3">Installazione: Turbine al posto di valvole regolatrici esistenti<text:line-break/></text:span><text:span text:style-name="T5">🛠️</text:span><text:span text:style-name="T3">Manutenzione: Minima - sistemi idraulici robusti<text:line-break/></text:span><text:span text:style-name="T5">📊</text:span><text:span text:style-name="T3">Stato: Implementato Pescara, tecnologia consolidata<text:line-break/></text:span><text:span text:style-name="T5">📈</text:span><text:span text:style-name="T3">Scalabilità: 160 miliardi kWh/anno potenziale nazionale</text:span></text:p>
      <text:p text:style-name="P3"><draw:custom-shape text:anchor-type="as-char" draw:z-index="0" draw:name="Forma5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Nei Monti Sibillini, dove l'acqua sorgiva scende cantando verso Pescara, qualcuno ha avuto un'intuizione geniale: "Perché sprecare la pressione dell'acqua con valvole che la dissipano quando potremmo catturarla con turbine che la trasformano in elettricità?" Nacque così la rivoluzione degli acquedotti energetici - l'acqua potabile che ha imparato a fare due lavori: dissetare le città e illuminarle.</text:span></text:p>
      <text:p text:style-name="P2"><text:span text:style-name="T3">Questa non è fantascienza: è l'intelligenza applicata all'ovvio. L'acqua scorre già 24 ore su 24 negli acquedotti, ha già la pressione necessaria, percorre già i chilometri che servono. Bastava sostituire le valvole stupide con turbine intelligenti per trasformare ogni acquedotto italiano in una centrale idroelettrica distribuita.</text:span></text:p>
      <text:h text:style-name="P1" text:outline-level="3"><text:span text:style-name="T3">Il Genio delle Turbine che Sostituiscono le Valvole</text:span></text:h>
      <text:p text:style-name="P2"><text:span text:style-name="T3">Per decenni, gli acquedotti montani hanno usato valvole regolatrici per ridurre la pressione dell'acqua che arriva dalle montagne, sprecando tutta quell'energia in calore inutile. È come avere una cascata e metterci davanti un freno invece di una ruota idraulica.</text:span></text:p>
      <text:p text:style-name="P2"><text:span text:style-name="T3">Le turbine idroelettriche sostituiscono quelle valvole stupide: l'acqua mantiene la stessa velocità, la pressione viene ugualmente regolata, ma invece di sprecare energia la trasformano in elettricità. È l'upgrade perfetto: stesso servizio idrico + bonus energetico gratuito.</text:span></text:p>
      <text:p text:style-name="P2"><text:span text:style-name="T3">3.000 kW da un singolo acquedotto significa energia per 3.000 famiglie prodotta dall'acqua che stavano già bevendo. È l'efficienza moltiplicata: una risorsa, due servizi.</text:span></text:p>
      <text:h text:style-name="P1" text:outline-level="3"><text:span text:style-name="T3">La Rivoluzione dei 160 Miliardi di kWh</text:span></text:h>
      <text:p text:style-name="P2"><text:span text:style-name="T3">Ecco il dato che dovrebbe far tremare le utility energetiche: 160 miliardi di kWh all'anno è il potenziale energetico nascosto negli acquedotti italiani. Centosessanta miliardi! Abbastanza per alimentare mezza Italia usando solo l'acqua che già scorre per dissetare le città.</text:span></text:p>
      <text:p text:style-name="P2"><text:span text:style-name="T3">L'Italia ha il sistema acquedottistico montano più sviluppato d'Europa: acqua che scende dalle Alpi, dalle Dolomiti, dall'Appennino verso le pianure e le coste. Ogni chilometro di discesa è energia potenziale sprecata se non ci sono turbine a catturarla.</text:span></text:p>
      <text:p text:style-name="P2"><text:soft-page-break/><text:span text:style-name="T3">È la miniera energetica più grande d'Italia nascosta sotto i nostri piedi, che scorre nelle tubature mentre noi paghiamo bollette elettriche stratosferiche.</text:span></text:p>
      <text:h text:style-name="P1" text:outline-level="3"><text:span text:style-name="T3">Lo Scandalo dell'Acqua Energetica Sprecata</text:span></text:h>
      <text:p text:style-name="P2"><text:span text:style-name="T3">Ma perché, se bastava sostituire valvole con turbine per produrre 160 miliardi di kWh, l'Italia non è già energeticamente autosufficiente con i suoi acquedotti? Perché continuiamo a importare energia quando l'acqua potabile potrebbe produrla gratis?</text:span></text:p>
      <text:p text:style-name="P2"><text:span text:style-name="T3">Ecco il solito sabotaggio dell'ovvio. Gli acquedotti energetici sono troppo democratici: minacciano il monopolio energetico centralizzato. Se ogni comune montano può produrre energia dalla propria acqua potabile, chi controlla più la distribuzione elettrica?</text:span></text:p>
      <text:p text:style-name="P2"><text:span text:style-name="T3">L'industria energetica preferisce vendere elettricità costosa piuttosto che spiegare che potreste produrla dall'acqua che già scorre nei vostri acquedotti.</text:span></text:p>
      <text:h text:style-name="P1" text:outline-level="3"><text:span text:style-name="T3">L'Effetto Moltiplicatore Idraulico</text:span></text:h>
      <text:p text:style-name="P2"><text:span text:style-name="T3">Immaginatevi l'Italia del futuro: ogni valle alpina produce energia dall'acqua che scende verso la pianura. Ogni comune montano diventa esportatore energetico grazie ai suoi acquedotti. Ogni città si alimenta parzialmente con l'elettricità prodotta dall'acqua che beve.</text:span></text:p>
      <text:p text:style-name="P2"><text:span text:style-name="T3">Il Trentino potrebbe alimentare mezza pianura padana con l'energia dei suoi acquedotti. La Calabria potrebbe esportare elettricità prodotta dall'acqua che scende dall'Aspromonte. Ogni dislivello italiano diventa una risorsa energetica.</text:span></text:p>
      <text:p text:style-name="P2"><text:span text:style-name="T3">Le aziende idriche si trasformano in aziende energetiche integrate: vendono acqua potabile E elettricità prodotta dalla stessa risorsa. È l'economia circolare idraulica perfetta.</text:span></text:p>
      <text:h text:style-name="P1" text:outline-level="3"><text:span text:style-name="T3">La Filosofia dell'Efficienza Totale</text:span></text:h>
      <text:p text:style-name="P2"><text:span text:style-name="T3">Gli acquedotti energetici ci insegnano che la migliore innovazione è quella che non spreca nulla. L'acqua scorre comunque, la pressione c'è già, il percorso è stabilito. Basta aggiungere intelligenza per moltiplicare i benefici senza costi aggiuntivi.</text:span></text:p>
      <text:p text:style-name="P2"><text:span text:style-name="T3">È la dimostrazione che l'energia più economica è quella che si ottiene ottimizzando quello che già facciamo invece di costruire nuove infrastrutture da zero.</text:span></text:p>
      <text:h text:style-name="P1" text:outline-level="3"><text:span text:style-name="T3">Il Futuro dell'Acqua Multitasking</text:span></text:h>
      <text:p text:style-name="P2"><text:soft-page-break/><text:span text:style-name="T3">Tra vent'anni, ogni rubinetto italiano sarà alimentato da acqua che ha prodotto elettricità durante il viaggio dalle montagne alle case. "Nonno, ma davvero nel 2024 l'acqua potabile arrivava senza produrre energia?"</text:span></text:p>
      <text:p text:style-name="P2"><text:span text:style-name="T3">Le smart cities del futuro avranno reti idriche integrate che distribuiscono acqua ed energia simultaneamente, ottimizzando ogni goccia per massimizzare i servizi alla comunità.</text:span></text:p>
      <text:h text:style-name="P1" text:outline-level="3"><text:span text:style-name="T3">La Lezione dell'Ovvio Geniale</text:span></text:h>
      <text:p text:style-name="P2"><text:span text:style-name="T3">I Monti Sibillini ci hanno mostrato che spesso l'innovazione più rivoluzionaria è la più ovvia: sostituire sprechi con produttività, valvole stupide con turbine intelligenti, costi con ricavi.</text:span></text:p>
      <text:p text:style-name="P2"><text:span text:style-name="T3">È l'ingegneria del buon senso: guardare quello che già funziona e chiedersi "come posso farlo funzionare meglio?"</text:span></text:p>
      <text:h text:style-name="P1" text:outline-level="3"><text:span text:style-name="T3">La Democratizzazione dell'Energia Idraulica</text:span></text:h>
      <text:p text:style-name="P2"><text:span text:style-name="T3">Ogni volta che aprite un rubinetto, ricordatevi: state usando acqua che potrebbe aver prodotto elettricità durante il suo viaggio dalle sorgenti alla vostra casa, se ci fossero turbine intelligenti negli acquedotti.</text:span></text:p>
      <text:p text:style-name="P2"><text:span text:style-name="T3">Gli acquedotti energetici trasformano ogni gestore idrico in un produttore energetico integrato, capace di fornire acqua potabile ed elettricità pulita dalla stessa infrastruttura.</text:span></text:p>
      <text:p text:style-name="P2"><text:span text:style-name="T3">È l'arte suprema di rubare energia ai flussi della natura umana: intercettare l'energia cinetica che l'acqua trasporta comunque negli acquedotti e trasformarla in elettricità utilizzabile senza disturbare il servizio idrico che la giustifica.</text:span></text:p>
      <text:h text:style-name="P1" text:outline-level="3"><text:span text:style-name="T3">La Resurrezione dell'Ovvio</text:span></text:h>
      <text:p text:style-name="P2"><text:span text:style-name="T3">È tempo di trasformare tutti gli acquedotti italiani in centrali idroelettriche distribuite. La tecnologia esiste, funziona, costa pochissimo. Serve solo la volontà di sostituire sprechi con intelligenza.</text:span></text:p>
      <text:p text:style-name="P2"><text:span text:style-name="T3">Il futuro energetico italiano potrebbe scorrere nelle tubature che già esistono, aspettando solo turbine intelligenti per essere liberato.</text:span></text:p>
      <text:p text:style-name="P3"><draw:custom-shape text:anchor-type="as-char" draw:z-index="1" draw:name="Forma5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oft-page-break/><text:span text:style-name="T3">Il Principio dell'Ottimizzazione Infrastrutturale: L'energia più economica si ottiene ottimizzando le risorse che già utilizziamo invece di crearne di nuove. Gli acquedotti energetici ci insegnano che possiamo intercettare i flussi idrici esistenti e trasformarli in sistemi multifunzionali che forniscono acqua potabile ed energia elettrica dalla stessa infrastruttura, massimizzando l'efficienza senza costi aggiuntivi significativi.</text:span></text:p>
      <text:p text:style-name="P2"><text:span text:style-name="T3">Ogni volta che vedrete acqua scorrere, ricordatevi: state assistendo a energia cinetica in movimento che potrebbe produrre elettricità se ci fossero turbine intelligenti a catturarla durante il suo percorso naturale.</text:span></text:p>
      <text:h text:style-name="P1" text:outline-level="1"><text:span text:style-name="T4">Motore Stirling: Il Reverendo Scozzese che Ha Inventato il Futuro</text:span></text:h>
      <text:h text:style-name="P1" text:outline-level="2"><text:span text:style-name="T5">📋</text:span><text:span text:style-name="T3"> SCHEDA RAPIDA</text:span></text:h>
      <text:p text:style-name="P2"><text:span text:style-name="T5">⚡</text:span><text:span text:style-name="T3">Potenza: 1,5 MW con parabola 55m, efficienza fino al 31%<text:line-break/></text:span><text:span text:style-name="T5">🌍</text:span><text:span text:style-name="T3">Disponibilità: Qualsiasi fonte di calore - sole, biomassa, rifiuti<text:line-break/></text:span><text:span text:style-name="T5">🗺️</text:span><text:span text:style-name="T3">Geografia: Arizona pioniere, progetti in Spagna e Sudafrica<text:line-break/></text:span><text:span text:style-name="T5">💰</text:span><text:span text:style-name="T3">Costo: Competitivo con eolico e fotovoltaico su larga scala<text:line-break/></text:span><text:span text:style-name="T5">🔧</text:span><text:span text:style-name="T3">Installazione: Parabole solari + motori a combustione esterna<text:line-break/></text:span><text:span text:style-name="T5">🛠️</text:span><text:span text:style-name="T3">Manutenzione: Sistemi robusti, ciclo chiuso duraturo<text:line-break/></text:span><text:span text:style-name="T5">📊</text:span><text:span text:style-name="T3">Stato: Prototipo 1,5 MW operativo, NASA lo usa nello spazio<text:line-break/></text:span><text:span text:style-name="T5">📈</text:span><text:span text:style-name="T3">Scalabilità: Da unità singole a campi deserti e piattaforme marine</text:span></text:p>
      <text:p text:style-name="P3"><draw:custom-shape text:anchor-type="as-char" draw:z-index="2" draw:name="Forma5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Nel 1816, un reverendo scozzese di nome Robert Stirling guardò le caldaie a vapore che esplodevano uccidendo operai e disse: "Deve esistere un modo migliore". Inventò un motore geniale che funziona senza combustione interna, senza esplosioni, senza pericoli - un cuore meccanico che batte al ritmo del calore esterno, respirando aria calda ed espirando energia meccanica.</text:span></text:p>
      <text:p text:style-name="P2"><text:span text:style-name="T3">Duecento anni dopo, in Arizona, una parabola gigante di 55 metri concentra il sole su un motore Stirling che produce 1,5 MW di potenza dimostrando che il reverendo aveva visto giusto: il futuro dell'energia è delicato, sicuro, ed eterno come i cicli termici che governano l'universo.</text:span></text:p>
      <text:h text:style-name="P1" text:outline-level="3"><text:span text:style-name="T3">Il Genio della Combustione Esterna</text:span></text:h>
      <text:p text:style-name="P2"><text:span text:style-name="T3">Il motore Stirling è l'opposto filosofico dei motori violenti: invece di esplosioni interne che distruggono e inquinano, usa calore gentile applicato dall'esterno su un gas chiuso che si espande dolcemente, spinge il pistone, si raffredda, si contrae, e ricomincia il ciclo.</text:span></text:p>
      <text:p text:style-name="P2"><text:soft-page-break/><text:span text:style-name="T3">È l'arte di convincere l'aria a lavorare: scaldala e si dilata spingendo, raffreddala e si contrae aspirando. Non serve benzina che esplode, non serve diesel che puzza, non servono reazioni nucleari pericolose. Serve solo una differenza di temperatura applicata con pazienza a un fluido che sa già come trasformare calore in movimento.</text:span></text:p>
      <text:p text:style-name="P2"><text:span text:style-name="T3">31% di efficienza raggiunta senza violenza, solo con la saggezza termogamodinamica di espansioni e contrazioni controllate.</text:span></text:p>
      <text:h text:style-name="P1" text:outline-level="3"><text:span text:style-name="T3">La Risurrezione nel Deserto Americano</text:span></text:h>
      <text:p text:style-name="P2"><text:span text:style-name="T3">Dopo due secoli di oblio, il motore Stirling è risorto nel deserto dell'Arizona sotto forma di gigantesca parabola solare: 55 metri di specchi che concentrano il sole in un punto focale così intenso da far lavorare un motore Stirling come se fosse alimentato da una stella personale.</text:span></text:p>
      <text:p text:style-name="P2"><text:span text:style-name="T3">1,5 MW di potenza da sole e aria, senza combustibili, senza emissioni, senza scorie radioattive. È l'energia stellare domesticata attraverso l'ingegneria di un reverendo che aveva capito tutto già nel 1816.</text:span></text:p>
      <text:p text:style-name="P2"><text:span text:style-name="T3">La Sun-Powered ha dimostrato che il futuro dell'energia è già stato inventato due secoli fa: serviva solo la tecnologia per costruire parabole abbastanza grandi e materiali abbastanza resistenti per far funzionare il sogno di Stirling.</text:span></text:p>
      <text:h text:style-name="P1" text:outline-level="3"><text:span text:style-name="T3">Lo Scandalo del Genio Ignorato</text:span></text:h>
      <text:p text:style-name="P2"><text:span text:style-name="T3">Ma perché un'invenzione così geniale è stata ignorata per 200 anni? Perché il motore più sicuro ed efficiente mai inventato è stato relegato in secondo piano rispetto a tecnologie violente e inquinanti?</text:span></text:p>
      <text:p text:style-name="P2"><text:span text:style-name="T3">Ecco il solito sabotaggio dell'ovvio. Il motore Stirling è troppo democratico: può funzionare con qualsiasi fonte di calore - sole, biomassa, rifiuti, calore industriale. Non richiede combustibili monopolizzabili, non crea dipendenza da fornitori, non genera profitti da vendita di carburanti.</text:span></text:p>
      <text:p text:style-name="P2"><text:span text:style-name="T3">L'industria energetica preferiva motori che richiedessero combustibili vendibili piuttosto che promuovere un motore che funziona con qualsiasi calore disponibile gratuitamente.</text:span></text:p>
      <text:h text:style-name="P1" text:outline-level="3"><text:span text:style-name="T3">La Versatilità Cosmica</text:span></text:h>
      <text:p text:style-name="P2"><text:span text:style-name="T3">Il motore Stirling è così geniale che persino la NASA lo usa nello spazio: alimentato dal decadimento radioattivo di isotopi, fa funzionare sonde interplanetarie per anni senza manutenzione. Se è abbastanza affidabile per Marte, dovrebbe essere abbastanza buono per la Terra.</text:span></text:p>
      <text:p text:style-name="P2"><text:soft-page-break/><text:span text:style-name="T3">In Spagna alimenta centrali solari termiche, in Sudafrica trasforma biomasse in elettricità, in Svezia la Ripasso Energy lo usa per valorizzare rifiuti industriali. È l'universalità energetica: un motore che si adatta a ogni fonte di calore invece di pretendere combustibili specifici.</text:span></text:p>
      <text:h text:style-name="P1" text:outline-level="3"><text:span text:style-name="T3">L'Effetto Moltiplicatore Desertico</text:span></text:h>
      <text:p text:style-name="P2"><text:span text:style-name="T3">Immaginatevi i deserti del futuro: foreste di parabole Stirling che trasformano il sole implacabile in elettricità gentile. Il Sahara potrebbe alimentare l'Africa intera, il deserto del Mojave potrebbe alimentare la California, il deserto australiano potrebbe esportare energia solare verso l'Asia.</text:span></text:p>
      <text:p text:style-name="P2"><text:span text:style-name="T3">Piattaforme marine galleggianti con parabole Stirling che sfruttano il sole oceanico e il raffreddamento naturale dell'acqua marina. È l'energia solare off-shore senza occupare terraferma preziosa.</text:span></text:p>
      <text:h text:style-name="P1" text:outline-level="3"><text:span text:style-name="T3">Il Futuro delle Fonti Multiple</text:span></text:h>
      <text:p text:style-name="P2"><text:span text:style-name="T3">Il motore Stirling democratizza tutte le fonti di calore: sole concentrato di giorno, biomasse quando il sole tramonta, calore industriale di scarto dalle fabbriche, geotermico dalle profondità terrestri. Un motore, infinite fonti energetiche.</text:span></text:p>
      <text:p text:style-name="P2"><text:span text:style-name="T3">È l'opposto della dipendenza: invece di tecnologie specializzate per ogni fonte, un sistema universale che trasforma qualsiasi calore in energia meccanica utilizzabile.</text:span></text:p>
      <text:h text:style-name="P1" text:outline-level="3"><text:span text:style-name="T3">La Filosofia della Gentilezza Energetica</text:span></text:h>
      <text:p text:style-name="P2"><text:span text:style-name="T3">Robert Stirling ci ha insegnato che l'energia migliore è quella gentile: niente esplosioni violente, niente reazioni nucleari pericolose, niente combustioni inquinanti. Solo aria che respira calore e lo trasforma dolcemente in movimento utile.</text:span></text:p>
      <text:p text:style-name="P2"><text:span text:style-name="T3">È la dimostrazione che la tecnologia più avanzata è spesso la più delicata: funziona meglio perché non combatte contro le leggi della fisica ma le asseconda con intelligenza.</text:span></text:p>
      <text:h text:style-name="P1" text:outline-level="3"><text:span text:style-name="T3">La Lezione del Reverendo Visionario</text:span></text:h>
      <text:p text:style-name="P2"><text:span text:style-name="T3">Stirling ci ha mostrato che l'innovazione più rivoluzionaria spesso arriva da chi guarda i problemi con occhi diversi. Mentre gli ingegneri cercavano motori più potenti, lui cercava motori più sicuri. La sicurezza si è rivelata anche più efficiente.</text:span></text:p>
      <text:p text:style-name="P2"><text:span text:style-name="T3">È l'ingegneria dell'armonia: progettare macchine che collaborano con la natura invece di violentarla.</text:span></text:p>
      <text:h text:style-name="P1" text:outline-level="3"><text:soft-page-break/><text:span text:style-name="T3">La Resurrezione Necessaria</text:span></text:h>
      <text:p text:style-name="P2"><text:span text:style-name="T3">È tempo di resuscitare completamente il motore Stirling. Abbiamo i materiali, abbiamo la tecnologia, abbiamo le fonti di calore rinnovabili. Serve solo la volontà di abbracciare la gentilezza energetica invece della violenza industriale.</text:span></text:p>
      <text:p text:style-name="P2"><text:span text:style-name="T3">Il futuro energetico potrebbe essere molto più stirlinghiano di quanto immaginiamo.</text:span></text:p>
      <text:h text:style-name="P1" text:outline-level="3"><text:span text:style-name="T3">La Democratizzazione del Calore Universale</text:span></text:h>
      <text:p text:style-name="P2"><text:span text:style-name="T3">Ogni volta che sentirete calore - dal sole, da biomasse, da scarti industriali - ricordatevi: state percependo energia stirlinghiana potenziale che aspetta solo il motore giusto per trasformarsi in elettricità gentile.</text:span></text:p>
      <text:p text:style-name="P2"><text:span text:style-name="T3">Il motore Stirling trasforma ogni fonte di calore in una risorsa energetica democratica, accessibile a chiunque abbia temperature differenziali da sfruttare.</text:span></text:p>
      <text:p text:style-name="P2"><text:span text:style-name="T3">È l'arte suprema di rubare energia ai flussi della natura: intercettare qualsiasi forma di calore disponibile e trasformarla in energia meccanica utilizzabile attraverso cicli termici gentili che rispettano le leggi naturali invece di combatterle.</text:span></text:p>
      <text:p text:style-name="P3"><draw:custom-shape text:anchor-type="as-char" draw:z-index="3" draw:name="Forma5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la Gentilezza Termica: L'energia più affidabile si ottiene collaborando delicatamente con i cicli termici invece di forzarli violentemente. Il motore Stirling ci insegna che possiamo intercettare qualsiasi flusso di calore - solare, biomasse, rifiuti, geotermico - e trasformarlo in energia meccanica attraverso espansioni e contrazioni dolci che rispettano la natura ciclica dei sistemi termici.</text:span></text:p>
      <text:p text:style-name="P2"><text:span text:style-name="T3">Ogni volta che percepirete calore di qualsiasi origine, ricordatevi: state assistendo a energia stirlinghiana potenziale che aspetta solo un motore abbastanza gentile per trasformarsi in elettricità utilizzabile senza violenza o inquinamento.</text:span></text:p>
      <text:h text:style-name="P1" text:outline-level="1"><text:span text:style-name="T4">Stirling su Asfalto: Le Strade che Hanno Imparato a Produrre Elettricità</text:span></text:h>
      <text:h text:style-name="P1" text:outline-level="2"><text:span text:style-name="T5">📋</text:span><text:span text:style-name="T3"> SCHEDA RAPIDA</text:span></text:h>
      <text:p text:style-name="P2"><text:span text:style-name="T5">⚡</text:span><text:span text:style-name="T3">Potenza: 8 kW da 100 m² asfalto, 64 kWh/giorno soleggiato<text:line-break/></text:span><text:span text:style-name="T5">🌍</text:span><text:span text:style-name="T3">Disponibilità: Ovunque ci siano strade, parcheggi, superfici asfaltate<text:line-break/></text:span><text:span text:style-name="T5">🗺️</text:span><text:span text:style-name="T3">Geografia: Ideale per centri urbani con grandi superfici asfaltate<text:line-break/></text:span><text:soft-page-break/><text:span text:style-name="T5">💰</text:span><text:span text:style-name="T3">Costo: 4,7 centesimi/kWh, competitivo con rinnovabili<text:line-break/></text:span><text:span text:style-name="T5">🔧</text:span><text:span text:style-name="T3">Installazione: Motori Stirling + serpentine sotto asfalto<text:line-break/></text:span><text:span text:style-name="T5">🛠️</text:span><text:span text:style-name="T3">Manutenzione: EROEI 116,8 - produce 116x energia investita<text:line-break/></text:span><text:span text:style-name="T5">📊</text:span><text:span text:style-name="T3">Stato: Studio completato, tecnologia pronta implementazione<text:line-break/></text:span><text:span text:style-name="T5">📈</text:span><text:span text:style-name="T3">Scalabilità: Da singole strade a intere città energeticamente attive</text:span></text:p>
      <text:p text:style-name="P3"><draw:custom-shape text:anchor-type="as-char" draw:z-index="4" draw:name="Forma5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Avete mai pensato che camminando sull'asfalto bollente d'estate state calpestando una gigantesca batteria termica che accumula energia solare tutto il giorno? Mentre vi lamentate del caldo che sale dal marciapiede, degli pneumatici che si sciolgono, dell'asfalto che raggiunge 70°C sotto il sole implacabile, qualcuno ha avuto l'intuizione geniale: "E se trasformassimo questo problema in soluzione?"</text:span></text:p>
      <text:p text:style-name="P2"><text:span text:style-name="T3">Nacquero così i motori Stirling su asfalto - la tecnologia che trasforma ogni strada, ogni parcheggio, ogni superficie asfaltata in una centrale elettrica distribuita che produce energia dal calore che normalmente sprechiamo maledicendo.</text:span></text:p>
      <text:h text:style-name="P1" text:outline-level="3"><text:span text:style-name="T3">Il Genio della Strada Energetica</text:span></text:h>
      <text:p text:style-name="P2"><text:span text:style-name="T3">Immaginate 100 metri quadrati di asfalto - l'equivalente di un piccolo parcheggio - che sotto il sole diventano una piastra riscaldante da 70°C. Sotto quella superficie, serpentine termiche catturano il calore e lo portano a motori Stirling che sfruttano la differenza tra l'asfalto bollente e il sottosuolo fresco (10-16°C) per produrre 8 kW di potenza continua.</text:span></text:p>
      <text:p text:style-name="P2"><text:span text:style-name="T3">È l'arte di rubare energia alle strade: mentre l'asfalto si scalda comunque sotto il sole, noi intercettiamo quel calore e lo trasformiamo in 64 kWh al giorno - abbastanza per alimentare 2-3 famiglie usando solo l'energia che normalmente si disperde nell'aria.</text:span></text:p>
      <text:p text:style-name="P2"><text:span text:style-name="T3">EROEI 116,8 significa che il sistema produce 116 volte più energia di quella necessaria per costruirlo e mantenerlo. È efficienza energetica da record mondiale.</text:span></text:p>
      <text:h text:style-name="P1" text:outline-level="3"><text:span text:style-name="T3">La Rivoluzione del Sottosuolo Intelligente</text:span></text:h>
      <text:p text:style-name="P2"><text:span text:style-name="T3">Ecco la genialità del sistema: non si ferma quando il sole tramonta. Le serpentine sotterranee sfruttano l'inerzia termica dell'asfalto che continua a irradiare calore per ore, e la temperatura costante del sottosuolo che fornisce il raffreddamento necessario ai motori Stirling anche di notte.</text:span></text:p>
      <text:p text:style-name="P2"><text:span text:style-name="T3">Anche nelle giornate nuvolose, quando l'asfalto scende a "soli" 40°C, il sistema continua a produrre 2 kW sfruttando il gradiente termico con il terreno freddo. È energia basale urbana: più affidabile del solare (che si ferma di notte) e dell'eolico (che dipende dal vento).</text:span></text:p>
      <text:h text:style-name="P1" text:outline-level="3"><text:soft-page-break/><text:span text:style-name="T3">Lo Scandalo delle Strade Sprecone</text:span></text:h>
      <text:p text:style-name="P2"><text:span text:style-name="T3">Ma pensateci: ogni estate malediamo l'asfalto bollente, paghiamo climatizzatori stratosferici per combattere il calore urbano, e non ci accorgiamo che stiamo calpestando una miniera energetica. Ogni parcheggio di supermercato, ogni strada cittadina, ogni piazza asfaltata è una centrale termica sprecata.</text:span></text:p>
      <text:p text:style-name="P2"><text:span text:style-name="T3">Solo Milano ha milioni di metri quadrati di asfalto che in estate diventano forni solari gratuiti. Roma cuoce letteralmente sotto l'asfalto estivo. Napoli potrebbe alimentarsi con l'energia delle sue strade bollenti. Stiamo buttando via terawatt di energia termica urbana ogni estate.</text:span></text:p>
      <text:h text:style-name="P1" text:outline-level="3"><text:span text:style-name="T3">L'Effetto Moltiplicatore Urbano</text:span></text:h>
      <text:p text:style-name="P2"><text:span text:style-name="T3">Immaginatevi le metropoli del futuro: ogni strada produce elettricità, ogni parcheggio alimenta i negozi circostanti, ogni piazza asfaltata contribuisce alla rete elettrica urbana. Milano che si auto-alimenta con l'energia delle sue strade. Roma che esporta elettricità prodotta dall'asfalto dei suoi viali.</text:span></text:p>
      <text:p text:style-name="P2"><text:span text:style-name="T3">Un parcheggio di centro commerciale potrebbe produrre abbastanza energia per alimentare il centro stesso. Un 'autostrada potrebbe diventare una gigantesca centrale lineare che produce elettricità per chilometri di terr</text:span></text:p>
      <text:h text:style-name="P1" text:outline-level="1"><text:span text:style-name="T4">Energy Harvesting: L'Università di Perugia che Ha Insegnato al Rumore a Fare Elettricità</text:span></text:h>
      <text:h text:style-name="P1" text:outline-level="2"><text:span text:style-name="T5">📋</text:span><text:span text:style-name="T3"> SCHEDA RAPIDA</text:span></text:h>
      <text:p text:style-name="P2"><text:span text:style-name="T5">⚡</text:span><text:span text:style-name="T3">Potenza: Micro-energia da vibrazioni e rumore ambientale ovunque<text:line-break/></text:span><text:span text:style-name="T5">🌍</text:span><text:span text:style-name="T3">Disponibilità: Traffico, edifici, strutture - qualsiasi vibrazione ambientale<text:line-break/></text:span><text:span text:style-name="T5">🗺️</text:span><text:span text:style-name="T3">Geografia: Università Perugia pioniera, Expo Shanghai 2010<text:line-break/></text:span><text:span text:style-name="T5">💰</text:span><text:span text:style-name="T3">Costo: Bassissimo - sostituisce batterie con energia ambientale gratuita<text:line-break/></text:span><text:span text:style-name="T5">🔧</text:span><text:span text:style-name="T3">Installazione: Generatori piezoelettrici bistabili miniaturizzati<text:line-break/></text:span><text:span text:style-name="T5">🛠️</text:span><text:span text:style-name="T3">Manutenzione: Quasi zero - cattura energia che esiste già<text:line-break/></text:span><text:span text:style-name="T5">📊</text:span><text:span text:style-name="T3">Stato: Spin-off Wisepower, progetti UE NANOPOWER e ZEROPOWER<text:line-break/></text:span><text:span text:style-name="T5">📈</text:span><text:span text:style-name="T3">Scalabilità: Da sensori singoli a reti intelligenti auto-alimentate</text:span></text:p>
      <text:p text:style-name="P3"><draw:custom-shape text:anchor-type="as-char" draw:z-index="5" draw:name="Forma5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Nell'Università di Perugia, nei laboratori del NiPS (Noise in Physical Systems), i ricercatori hanno fatto una scoperta che sembrava impossibile: il rumore può diventare energia. Non solo il rumore, ma ogni vibrazione casuale - dal traffico che passa, dagli edifici che oscillano con il vento, dalle macchine che ronzano - può essere catturata e trasformata in elettricità per alimentare sensori, dispositivi wireless, tecnologie che non avranno mai più bisogno di batterie.</text:span></text:p>
      <text:p text:style-name="P2"><text:soft-page-break/><text:span text:style-name="T3">Presentato all'Expo 2010 di Shanghai, questo energy harvesting rivoluzionario dimostra che viviamo immersi in un oceano energetico invisibile: ogni vibrazione, ogni oscillazione, ogni movimento casuale dell'ambiente è energia elettrica potenziale che aspetta solo la giusta tecnologia per essere raccolta.</text:span></text:p>
      <text:h text:style-name="P1" text:outline-level="3"><text:span text:style-name="T3">Il Genio della Vibrazione Universale</text:span></text:h>
      <text:p text:style-name="P2"><text:span text:style-name="T3">Il sistema perugino è rivoluzionario perché non cerca frequenze specifiche come fanno le tecnologie tradizionali, ma utilizza generatori piezoelettrici bistabili che si adattano a qualsiasi tipo di vibrazione casuale. È come avere antenne energetiche che catturano tutte le frequenze vibrazionali dell'ambiente invece di aspettare segnali precisi.</text:span></text:p>
      <text:p text:style-name="P2"><text:span text:style-name="T3">Quando i materiali piezoelettrici vengono deformati dalle vibrazioni ambientali, generano potenziale elettrico spontaneamente. Il trucco geniale è la configurazione bistabile: il dispositivo può oscillare tra diverse posizioni di equilibrio, catturando una gamma amplissima di energie vibrazionali che normalmente andrebbero perdute.</text:span></text:p>
      <text:p text:style-name="P2"><text:span text:style-name="T3">È l'arte di rubare energia al caos: mentre l'ambiente vibra casualmente, i sensori perugini intercettano quel caos e lo trasformano in ordine elettrico utilizzabile.</text:span></text:p>
      <text:h text:style-name="P1" text:outline-level="3"><text:span text:style-name="T3">La Rivoluzione dei Sensori Immortali</text:span></text:h>
      <text:p text:style-name="P2"><text:span text:style-name="T3">Il progetto HAT (HybridAutonomousTransceiver) è la dimostrazione pratica geniale: sensori che non muoiono mai perché si auto-alimentano con le vibrazioni dell'ambiente in cui operano, integrati con piccoli pannelli solari per doppia sicurezza energetica.</text:span></text:p>
      <text:p text:style-name="P2"><text:span text:style-name="T3">Immaginatevi reti di sensori wireless che monitorano ponti, edifici, infrastrutture per decenni senza mai cambiare batterie. Sensori ambientali che si alimentano con le vibrazioni del vento che misurano. Dispositivi di monitoraggio che vivono delle stesse forze che controllano.</text:span></text:p>
      <text:p text:style-name="P2"><text:span text:style-name="T3">È l'Internet of Things alimentato dall'ambiente: ogni sensore, ogni dispositivo wireless, ogni nodo tecnologico che si nutre dell'energia cinetica che lo circonda.</text:span></text:p>
      <text:h text:style-name="P1" text:outline-level="3"><text:span text:style-name="T3">Lo Scandalo dell'Energia Ambientale Sprecata</text:span></text:h>
      <text:p text:style-name="P2"><text:span text:style-name="T3">Ma pensateci: viviamo immersi in vibrazioni continue - traffico, ventilatori, macchine industriali, persino i nostri passi quando camminiamo - eppure paghiamo batterie costose per alimentare dispositivi che potrebbero auto-alimentarsi con l'energia cinetica gratuita dell'ambiente.</text:span></text:p>
      <text:p text:style-name="P2"><text:soft-page-break/><text:span text:style-name="T3">Ogni città vibra continuamente di energia: motori, veicoli, costruzioni, vento tra gli edifici. È un oceano energetico invisibile che potrebbe alimentare milioni di sensori e dispositivi senza mai esaurirsi.</text:span></text:p>
      <text:p text:style-name="P2"><text:span text:style-name="T3">Perché questa tecnologia rivoluzionaria non è ancora standard in ogni dispositivo elettronico? L'energy harvesting è troppo democratico: elimina la dipendenza dalle batterie e dall'energia centralizzata.</text:span></text:p>
      <text:h text:style-name="P1" text:outline-level="3"><text:span text:style-name="T3">L'Effetto Moltiplicatore Vibrazionale</text:span></text:h>
      <text:p text:style-name="P2"><text:span text:style-name="T3">I progetti europei NANOPOWER e ZEROPOWER stanno sviluppando applicazioni che cambieranno tutto: automotive che monitora i veicoli auto-alimentandosi con le vibrazioni del motore, industria 4.0 con sensori che vivono delle vibrazioni delle macchine che controllano, smart cities con reti di monitoraggio che si nutrono del rumore urbano.</text:span></text:p>
      <text:p text:style-name="P2"><text:span text:style-name="T3">È l'ecosistema tecnologico auto-sostenibile: più la città vibra e fa rumore, più energia producono i sensori che la monitorano e la controllano.</text:span></text:p>
      <text:h text:style-name="P1" text:outline-level="3"><text:span text:style-name="T3">La Filosofia del Caos Produttivo</text:span></text:h>
      <text:p text:style-name="P2"><text:span text:style-name="T3">L'energy harvesting perugino ci insegna che il disordine può diventare ordine energetico. Le vibrazioni casuali, il rumore di fondo, il caos cinetico dell'ambiente moderno possono essere trasmutati in energia elettrica organizzata per alimentare la tecnologia che migliora la nostra vita.</text:span></text:p>
      <text:p text:style-name="P2"><text:span text:style-name="T3">È la dimostrazione che l'energia è ovunque, basta saperla riconoscere e catturare con le tecnologie giuste.</text:span></text:p>
      <text:h text:style-name="P1" text:outline-level="3"><text:span text:style-name="T3">Il Futuro delle Reti Auto-Alimentate</text:span></text:h>
      <text:p text:style-name="P2"><text:span text:style-name="T3">Tra vent'anni, ogni superficie vibrerà energia elettrica per i dispositivi che ospita. I ponti monitoreranno la loro salute strutturale alimentandosi con le vibrazioni del traffico che li attraversa. Gli edifici intelligenti controlleranno ogni parametro usando sensori alimentati dalle proprie oscillazioni.</text:span></text:p>
      <text:p text:style-name="P2"><text:span text:style-name="T3">Le smart cities del futuro avranno milioni di sensori immortali che si auto-alimentano con l'energia cinetica urbana, creando reti neurali urbane che non si fermano mai perché l'ambiente stesso le alimenta.</text:span></text:p>
      <text:h text:style-name="P1" text:outline-level="3"><text:span text:style-name="T3">La Lezione dei Perugini Visionari</text:span></text:h>
      <text:p text:style-name="P2"><text:soft-page-break/><text:span text:style-name="T3">L'Università di Perugia ci ha mostrato che l'innovazione più rivoluzionaria spesso consiste nel vedere energia dove altri vedono disturbo. Il rumore fastidioso diventa risorsa preziosa, le vibrazioni casuali diventano ordine elettrico.</text:span></text:p>
      <text:p text:style-name="P2"><text:span text:style-name="T3">È l'ingegneria dell'opportunismo energetico: trasformare tutto quello che l'ambiente produce naturalmente in risorse utilizzabili.</text:span></text:p>
      <text:h text:style-name="P1" text:outline-level="3"><text:span text:style-name="T3">La Democratizzazione dell'Energia Ambientale</text:span></text:h>
      <text:p text:style-name="P2"><text:span text:style-name="T3">Ogni volta che sentirete vibrazioni o rumore ambientale, ricordatevi: state percependo energy harvesting potenziale che i sistemi perugini potrebbero trasformare in energia elettrica per alimentare tecnologie wireless.</text:span></text:p>
      <text:p text:style-name="P2"><text:span text:style-name="T3">L'energy harvesting trasforma ogni ambiente vibrazionale in una centrale di micro-alimentazione, capace di sostenere reti tecnologiche distribuite che si auto-alimentano con l'energia cinetica locale.</text:span></text:p>
      <text:p text:style-name="P2"><text:span text:style-name="T3">È l'arte suprema di rubare energia ai flussi della natura tecnologica: intercettare le vibrazioni e il rumore che produciamo inevitabilmente nelle nostre attività e trasformarli in sistemi elettrici che si auto-alimentano con l'energia cinetica ambientale, rendendo la tecnologia davvero sostenibile.</text:span></text:p>
      <text:h text:style-name="P1" text:outline-level="3"><text:span text:style-name="T3">La Rivoluzione Silenziosa del Rumore</text:span></text:h>
      <text:p text:style-name="P2"><text:span text:style-name="T3">Wisepower e i laboratori perugini stanno preparando una rivoluzione silenziosa ma devastante: la fine dell'era delle batterie per i dispositivi di monitoraggio e controllo. Quando ogni sensore si auto-alimenta con l'ambiente che misura, la tecnologia diventa davvero simbiotica con il mondo.</text:span></text:p>
      <text:p text:style-name="P2"><text:span text:style-name="T3">Il futuro tecnologico sarà molto più vibrazionale di quanto immaginiamo.</text:span></text:p>
      <text:p text:style-name="P3"><draw:custom-shape text:anchor-type="as-char" draw:z-index="6" draw:name="Forma5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 Caos Energetico Produttivo: L'energia più democratica si ottiene trasformando il disordine ambientale in ordine elettrico. L'energy harvesting ci insegna che possiamo intercettare le vibrazioni caotiche dell'ambiente moderno e trasformarle in energia elettrica organizzata per alimentare tecnologie che si auto-sostengono, rendendo ogni ambiente vibrazionale una risorsa energetica distribuita.</text:span></text:p>
      <text:p text:style-name="P2"><text:span text:style-name="T3">Ogni volta che sentirete rumore o vibrazioni ambientali, ricordatevi: state assistendo a energia cinetica diffusa che aspetta solo i giusti materiali piezoelettrici per trasformarsi in elettricità utilizzabile per la tecnologia del futuro.</text:span></text:p>
      <text:h text:style-name="P1" text:outline-level="1"><text:soft-page-break/><text:span text:style-name="T4">Strait Power: Lo Squalo Elefante che Ha Insegnato alle Turbine a Nuotare</text:span></text:h>
      <text:h text:style-name="P1" text:outline-level="2"><text:span text:style-name="T5">📋</text:span><text:span text:style-name="T3"> SCHEDA RAPIDA</text:span></text:h>
      <text:p text:style-name="P2"><text:span text:style-name="T5">⚡</text:span><text:span text:style-name="T3">Potenza: +40% efficienza vs turbine tradizionali<text:line-break/></text:span><text:span text:style-name="T5">🌍</text:span><text:span text:style-name="T3">Disponibilità: Correnti oceaniche, fiumi, qualsiasi flusso d'acqua<text:line-break/></text:span><text:span text:style-name="T5">🗺️</text:span><text:span text:style-name="T3">Geografia: Biomimetica universale, applicabile ovunque<text:line-break/></text:span><text:span text:style-name="T5">💰</text:span><text:span text:style-name="T3">Costo: Superiore inizialmente, ROI eccellente per maggiore efficienza<text:line-break/></text:span><text:span text:style-name="T5">🔧</text:span><text:span text:style-name="T3">Installazione: Doppio augello convergente tipo branchie squalo<text:line-break/></text:span><text:span text:style-name="T5">🛠️</text:span><text:span text:style-name="T3">Manutenzione: Hydrodinamica naturale, usura ridotta<text:line-break/></text:span><text:span text:style-name="T5">📊</text:span><text:span text:style-name="T3">Stato: Test completati, tecnologia provata da Anthony Reale<text:line-break/></text:span><text:span text:style-name="T5">📈</text:span><text:span text:style-name="T3">Scalabilità: Da installazioni singole a parchi idroelettrici marini</text:span></text:p>
      <text:p text:style-name="P3"><draw:custom-shape text:anchor-type="as-char" draw:z-index="7" draw:name="Forma5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Anthony Reale stava osservando uno squalo elefante filtrare tonnellate d'acqua attraverso le sue branchie quando ebbe l'illuminazione: "Questo gigante del mare ha risolto il problema dell'efficienza idrodinamica 350 milioni di anni fa. E se copiassi la sua mascella per costruire la turbina idroelettrica perfetta?"</text:span></text:p>
      <text:p text:style-name="P2"><text:span text:style-name="T3">Nacque così Strait Power, la tecnologia che ha trasformato l'anatomia di uno squalo in turbine del 40% più efficienti di quelle tradizionali, dimostrando che la migliore ingegneria è già stata inventata dalla natura e aspettava solo qualcuno abbastanza curioso da copiarla.</text:span></text:p>
      <text:h text:style-name="P1" text:outline-level="3"><text:span text:style-name="T3">Il Genio delle Branchie Biomimetiche</text:span></text:h>
      <text:p text:style-name="P2"><text:span text:style-name="T3">Lo squalo elefante è un maestro dell'efficienza idrodinamica: può filtrare 2.000 tonnellate d'acqua all'ora attraverso le sue branchie senza sforzo apparente. Il segreto è nella forma della sua mascella che crea zone di bassa pressione che aspirano l'acqua e la fanno fluire naturalmente attraverso il sistema di filtraggio.</text:span></text:p>
      <text:p text:style-name="P2"><text:span text:style-name="T3">Anthony Reale ha tradotto questa anatomia in ingegneria: doppio augello convergente che imita esattamente il meccanismo delle branchie. L'acqua entra dalla prima apertura, viene compressa e accelerata dalla seconda apertura che si comporta come una branchia artificiale, creando il differenziale di pressione che fa lavorare la turbina con il 40% di efficienza in più.</text:span></text:p>
      <text:p text:style-name="P2"><text:span text:style-name="T3">È l'idrodinamica perfetta: invece di combattere contro l'acqua, danzare con lei usando i segreti evolutivi che gli squali hanno perfezionato in centinaia di milioni di anni.</text:span></text:p>
      <text:h text:style-name="P1" text:outline-level="3"><text:span text:style-name="T3">La Rivoluzione dell'Efficienza Evolutiva</text:span></text:h>
      <text:p text:style-name="P2"><text:soft-page-break/><text:span text:style-name="T3">40% di efficienza in più significa 40% più energia dalla stessa quantità d'acqua, dalla stessa corrente, dallo stesso fiume. È come moltiplicare le risorse idriche del pianeta senza costruire nuove dighe o deviare nuovi corsi d'acqua.</text:span></text:p>
      <text:p text:style-name="P2"><text:span text:style-name="T3">Una centrale idroelettrica che invece di produrre 100 MW ne produce 140 MW usando la stessa acqua. Un parco marino di turbine Strait Power che genera il 40% in più di elettricità dalle stesse correnti oceaniche. È l'amplificazione biomimetica dell'energia idroelettrica mondiale.</text:span></text:p>
      <text:h text:style-name="P1" text:outline-level="3"><text:span text:style-name="T3">Lo Scandalo della Natura Ignorata</text:span></text:h>
      <text:p text:style-name="P2"><text:span text:style-name="T3">Ma perché, se gli squali avevano già risolto il problema dell'efficienza idrodinamica 350 milioni di anni fa, abbiamo aspettato fino al XXI secolo per copiare le loro branchie? Perché le nostre turbine sono ancora primitive rispetto alla perfezione evolutiva marina?</text:span></text:p>
      <text:p text:style-name="P2"><text:span text:style-name="T3">Ecco il solito antropocentrismo ingenerico: crediamo che la tecnologia umana sia superiore a quella naturale, quando in realtà la natura ha già risolto quasi tutti i problemi tecnici che affrontiamo, con soluzioni testate per milioni di anni.</text:span></text:p>
      <text:p text:style-name="P2"><text:span text:style-name="T3">L'industria idroelettrica ha preferito perfezionare tecnologie mediocri piuttosto che studiare i maestri dell'efficienza che nuotano negli oceani da ere geologiche.</text:span></text:p>
      <text:h text:style-name="P1" text:outline-level="3"><text:span text:style-name="T3">L'Effetto Moltiplicatore Marino</text:span></text:h>
      <text:p text:style-name="P2"><text:span text:style-name="T3">Immaginatevi gli oceani del futuro: parchi di turbine Strait Power che seguono le correnti marine come branchi di squali meccanici, producendo energia con l'efficienza evolutiva perfezionata nei millenni.</text:span></text:p>
      <text:p text:style-name="P2"><text:span text:style-name="T3">Le correnti del Golfo potrebbero alimentare l'Europa orientale con turbine che imitano gli squali. Le correnti di Kuroshio potrebbero energizzare il Pacifico usando la biomimetica dei giganti marini. È l'energia oceanica ottimizzata dalla saggezza degli squali.</text:span></text:p>
      <text:h text:style-name="P1" text:outline-level="3"><text:span text:style-name="T3">La Filosofia della Biomimetica Idraulica</text:span></text:h>
      <text:p text:style-name="P2"><text:span text:style-name="T3">Strait Power ci insegna che la migliore innovazione è spesso imitazione della natura che ha già risolto i nostri problemi con eleganza superiore. Gli squali non sprecano energia lottando contro l'acqua: collaborano con lei usando forme perfette sviluppate dalla selezione naturale.</text:span></text:p>
      <text:p text:style-name="P2"><text:span text:style-name="T3">È la dimostrazione che l'ingegneria più avanzata dovrebbe essere umile davanti alla ricerca e sviluppo naturale che dura da miliardi di anni.</text:span></text:p>
      <text:h text:style-name="P1" text:outline-level="3"><text:soft-page-break/><text:span text:style-name="T3">Il Futuro delle Turbine Evolute</text:span></text:h>
      <text:p text:style-name="P2"><text:span text:style-name="T3">Tra vent'anni, le turbine idroelettriche avranno forme organiche ispirate a squali, delfini, pesci che hanno ottimizzato l'interazione con l'acqua. "Nonno, ma davvero nel 2024 costruivate turbine senza studiare come nuotano gli animali marini?"</text:span></text:p>
      <text:p text:style-name="P2"><text:span text:style-name="T3">L'idroelettrico del futuro sarà una sinfonia biomimetica: ogni turbina progettata copiando l'anatomia del pesce più efficiente per quelle specifiche condizioni idrodinamiche.</text:span></text:p>
      <text:h text:style-name="P1" text:outline-level="3"><text:span text:style-name="T3">La Lezione dello Squalo Maestro</text:span></text:h>
      <text:p text:style-name="P2"><text:span text:style-name="T3">Anthony Reale ci ha mostrato che l'osservazione curiosa della natura può moltiplicare l'efficienza delle nostre tecnologie. Lo squalo elefante stava lì, nuotando e filtrando acqua con perfezione evolutiva, aspettando solo qualcuno abbastanza attento da imparare dai suoi segreti.</text:span></text:p>
      <text:p text:style-name="P2"><text:span text:style-name="T3">È l'ingegneria dell'umiltà: riconoscere che la natura è il miglior laboratorio di ricerca e sviluppo che sia mai esistito.</text:span></text:p>
      <text:h text:style-name="P1" text:outline-level="3"><text:span text:style-name="T3">La Democratizzazione dell'Efficienza Evolutiva</text:span></text:h>
      <text:p text:style-name="P2"><text:span text:style-name="T3">Ogni volta che vedrete acqua che scorre, ricordatevi: state assistendo a flussi idrodinamici che gli squali hanno imparato a sfruttare con perfezione evolutiva, e che le turbine Strait Power potrebbero ottimizzare copiando la loro anatomia.</text:span></text:p>
      <text:p text:style-name="P2"><text:span text:style-name="T3">Strait Power trasforma ogni corso d'acqua in una palestra biomimetica, dove le turbine imparano a nuotare come gli squali per massimizzare l'efficienza energetica.</text:span></text:p>
      <text:p text:style-name="P2"><text:span text:style-name="T3">È l'arte suprema di rubare energia ai flussi della natura: intercettare i segreti idrodinamici che gli squali hanno perfezionato in milioni di anni e trasformarli in turbine che collaborano con l'acqua usando la saggezza evolutiva invece di combattere contro di essa.</text:span></text:p>
      <text:h text:style-name="P1" text:outline-level="3"><text:span text:style-name="T3">La Resurrezione della Saggezza Ancestrale</text:span></text:h>
      <text:p text:style-name="P2"><text:span text:style-name="T3">Strait Power ci ricorda che ogni animale è un ingegnere che ha risolto problemi tecnici specifici attraverso la selezione naturale. Gli squali sono idrodinamici viventi, i delfini sono sonar biologici, gli uccelli sono aerodinamici perfetti.</text:span></text:p>
      <text:p text:style-name="P2"><text:span text:style-name="T3">Il futuro dell'energia sarà molto più animale di quanto immaginiamo.</text:span></text:p>
      <text:p text:style-name="P3"><draw:custom-shape text:anchor-type="as-char" draw:z-index="8" draw:name="Forma5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oft-page-break/><text:span text:style-name="T5">🎯</text:span><text:span text:style-name="T3"> LEZIONE ENERGETICA FINALE</text:span></text:h>
      <text:p text:style-name="P2"><text:span text:style-name="T3">Il Principio della Biomimetica Idrodinamica: L'energia più efficiente si ottiene imitando le soluzioni evolutive invece di inventare da zero. Strait Power ci insegna che possiamo intercettare i flussi idrici usando le forme e i meccanismi che la natura ha perfezionato in milioni di anni, creando turbine che collaborano con l'acqua invece di combatterla, moltiplicando l'efficienza attraverso la saggezza evolutiva.</text:span></text:p>
      <text:p text:style-name="P2"><text:span text:style-name="T3">Ogni volta che vedrete un animale che si muove in un fluido, ricordatevi: state osservando una lezione di ingegneria perfezionata dalla selezione naturale che potrebbe rivoluzionare le nostre tecnologie energetiche.</text:span></text:p>
      <text:h text:style-name="P1" text:outline-level="1"><text:span text:style-name="T4">Termoacustica: L'Arte di Trasformare le Vibrazioni in Energia Pura</text:span></text:h>
      <text:h text:style-name="P1" text:outline-level="2"><text:span text:style-name="T5">📋</text:span><text:span text:style-name="T3"> SCHEDA RAPIDA</text:span></text:h>
      <text:p text:style-name="P2"><text:span text:style-name="T5">⚡</text:span><text:span text:style-name="T3">Potenza: 42% efficienza Stirling acustico, energia da onde sonore<text:line-break/></text:span><text:span text:style-name="T5">🌍</text:span><text:span text:style-name="T3">Disponibilità: Qualsiasi fonte di calore + gas risonante<text:line-break/></text:span><text:span text:style-name="T5">🗺️</text:span><text:span text:style-name="T3">Geografia: NASA pioniere spazio, università Nottingham biomassa<text:line-break/></text:span><text:span text:style-name="T5">💰</text:span><text:span text:style-name="T3">Costo: Competitivo per assenza parti mobili, manutenzione quasi zero<text:line-break/></text:span><text:span text:style-name="T5">🔧</text:span><text:span text:style-name="T3">Installazione: Cavità risonanti + trasduttori + gas termovettore<text:line-break/></text:span><text:span text:style-name="T5">🛠️</text:span><text:span text:style-name="T3">Manutenzione: Minima - nessuna parte meccanica mobile<text:line-break/></text:span><text:span text:style-name="T5">📊</text:span><text:span text:style-name="T3">Stato: Progetti NASA operativi, ricerca europea avanzata<text:line-break/></text:span><text:span text:style-name="T5">📈</text:span><text:span text:style-name="T3">Scalabilità: Da micro-dispositivi a centrali industriali</text:span></text:p>
      <text:p text:style-name="P3"><draw:custom-shape text:anchor-type="as-char" draw:z-index="9" draw:name="Forma6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Immaginate se vi dicessi che il suono può diventare elettricità e che le vibrazioni possono scaldare o raffreddare la vostra casa. Sembra fantascienza, ma la termoacustica è la scienza che trasforma onde sonore in energia termica e viceversa, dimostrando che l'universo è pieno di energie invisibili che aspettano solo di essere catturate da chi sa come farle danzare insieme.</text:span></text:p>
      <text:p text:style-name="P2"><text:span text:style-name="T3">Dalla NASA che alimenta sonde spaziali con motori che ronzano dolcemente alle università che convertono biomasse in elettricità attraverso vibrazioni controllate, la termoacustica sta rivoluzionando il concetto stesso di energia: non serve più bruciare, non serve più esplodere - basta far vibrare il gas giusto alla frequenza giusta.</text:span></text:p>
      <text:h text:style-name="P1" text:outline-level="3"><text:span text:style-name="T3">Il Genio delle Onde Sonore Lavoratrici</text:span></text:h>
      <text:p text:style-name="P2"><text:span text:style-name="T3">La termoacustica è pura magia fisica: quando onde sonore attraversano un gas (aria, elio, qualsiasi fluido), creano cicli di compressione ed espansione che generano variazioni di temperatura. È come </text:span><text:soft-page-break/><text:span text:style-name="T3">se il suono massaggiasse termicamente il gas, convincendolo a scaldarsi e raffreddarsi seguendo il ritmo delle vibrazioni.</text:span></text:p>
      <text:p text:style-name="P2"><text:span text:style-name="T3">Il trucco geniale è la cavità risonante: un tubo o camera progettati per amplificare le onde sonore creando onde stazionarie ad altissima intensità. All'interno, materiali porosi termoconduttivi catturano le variazioni termiche e le trasformano in energia utilizzabile - elettricità, riscaldamento, raffrescamento.</text:span></text:p>
      <text:p text:style-name="P2"><text:span text:style-name="T3">È l'arte di convincere il suono a lavorare: invece di essere solo rumore, le vibrazioni diventano operai energetici che trasportano calore e producono energia.</text:span></text:p>
      <text:h text:style-name="P1" text:outline-level="3"><text:span text:style-name="T3">La Rivoluzione del Motore Stirling Acustico</text:span></text:h>
      <text:p text:style-name="P2"><text:span text:style-name="T3">Il motore Stirling acustico è il capolavoro della termoacustica: 42% di efficienza nella conversione calore-elettricità senza nemmeno una parte mobile. Niente pistoni che si usurano, niente ingranaggi che si rompono, niente lubrificazione da cambiare. Solo gas che vibra intelligentemente trasformando qualsiasi calore in energia meccanica ed elettrica.</text:span></text:p>
      <text:p text:style-name="P2"><text:span text:style-name="T3">Biomassa che brucia → onde sonore che risuonano → elettricità che alimenta case → refrigerazione che rinfresca ambienti. È il motore più gentile mai inventato: lavora sussurrando invece che esplodendo.</text:span></text:p>
      <text:p text:style-name="P2"><text:span text:style-name="T3">La NASA lo usa per alimentare sonde interplanetarie, l'Università di Nottingham lo alimenta con scarti di legno, i laboratori europei lo integrano con fotovoltaico per sistemi ibridi che sfruttano simultaneamente luce solare e calore residuo.</text:span></text:p>
      <text:h text:style-name="P1" text:outline-level="3"><text:span text:style-name="T3">Lo Scandalo dell'Energia Vibrazionale Sprecata</text:span></text:h>
      <text:p text:style-name="P2"><text:span text:style-name="T3">Ma pensateci: viviamo immersi in vibrazioni continue - motori che ronzano, ventilatori che girano, aria condizionata che lavora, persino il nostro cuore che batte. Tutta energia acustica sprecata che potrebbe essere trasformata in elettricità utilizzabile.</text:span></text:p>
      <text:p text:style-name="P2"><text:span text:style-name="T3">Ogni data center che scalda gli ambienti con i suoi server potrebbe auto-raffreddarsi con refrigeratori termoacustici alimentati dal proprio calore di scarto. Ogni industria manifatturiera potrebbe convertire le vibrazioni delle sue macchine in energia aggiuntiva.</text:span></text:p>
      <text:p text:style-name="P2"><text:span text:style-name="T3">Perché questa tecnologia rivoluzionaria non è ancora standard ovunque? La termoacustica è troppo elegante: minaccia industrie che lucrano su tecnologie complesse, rumorose, inquinanti.</text:span></text:p>
      <text:h text:style-name="P1" text:outline-level="3"><text:span text:style-name="T3">L'Effetto Moltiplicatore Vibrazionale</text:span></text:h>
      <text:p text:style-name="P2"><text:soft-page-break/><text:span text:style-name="T3">Immaginatevi le applicazioni infinite: pacemaker alimentati dal battito cardiaco, sensori sottomarini che si nutrono delle correnti termiche oceaniche, dispositivi spaziali che convertono calore stellare in energia attraverso vibrazioni controllate.</text:span></text:p>
      <text:p text:style-name="P2"><text:span text:style-name="T3">Supercomputer che si auto-raffreddano trasformando il proprio calore in refrigerazione termoacustica. Veicoli elettrici che recuperano energia dalle vibrazioni del motore. Edifici intelligenti dove ogni fonte di calore alimenta sistemi termoacustici integrati.</text:span></text:p>
      <text:h text:style-name="P1" text:outline-level="3"><text:span text:style-name="T3">La Filosofia dell'Energia Gentile</text:span></text:h>
      <text:p text:style-name="P2"><text:span text:style-name="T3">La termoacustica ci insegna che l'energia migliore è quella che non disturba. Invece di esplosioni violente e combustioni inquinanti, vibrazioni dolci che persuadono il gas a trasferire calore e produrre lavoro utile.</text:span></text:p>
      <text:p text:style-name="P2"><text:span text:style-name="T3">È la dimostrazione che la tecnologia più avanzata è spesso la più naturale: l'universo stesso vibra continuamente - dalle onde gravitazionali alle oscillazioni quantistiche - e noi possiamo danzare con queste vibrazioni per produrre energia.</text:span></text:p>
      <text:h text:style-name="P1" text:outline-level="3"><text:span text:style-name="T3">Il Futuro delle Onde Lavoratrici</text:span></text:h>
      <text:p text:style-name="P2"><text:span text:style-name="T3">Tra vent'anni, le nostre case avranno sistemi termoacustici integrati che convertono qualsiasi calore residuo in raffreddamento estivo e riscaldamento invernale. "Nonno, ma davvero nel 2024 non sapevate che il suono poteva diventare aria condizionata?"</text:span></text:p>
      <text:p text:style-name="P2"><text:span text:style-name="T3">Le città del futuro respireranno energia termovisiva: ogni vibrazione urbana, ogni fonte di calore, ogni onda sonora trasformata in abbondanza energetica silenziosa da dispositivi che lavorano sussurrando.</text:span></text:p>
      <text:h text:style-name="P1" text:outline-level="3"><text:span text:style-name="T3">La Lezione delle Vibrazioni Sagge</text:span></text:h>
      <text:p text:style-name="P2"><text:span text:style-name="T3">La termoacustica ci ha mostrato che l'energia è ovunque, nelle frequenze che non sentiamo, nelle vibrazioni che ignoriamo, nelle oscillazioni che consideriamo disturbi invece che risorse.</text:span></text:p>
      <text:p text:style-name="P2"><text:span text:style-name="T3">È l'ingegneria dell'ascolto: imparare a sentire le energie nascoste nell'ambiente e trasformarle in abbondanza utilizzabile.</text:span></text:p>
      <text:h text:style-name="P1" text:outline-level="3"><text:span text:style-name="T3">La Democratizzazione dell'Energia Acustica</text:span></text:h>
      <text:p text:style-name="P2"><text:soft-page-break/><text:span text:style-name="T3">Ogni volta che sentirete vibrazioni o percepirete calore, ricordatevi: state sperimentando termoacustica potenziale che i sistemi giusti potrebbero trasformare in energia elettrica, riscaldamento o raffrescamento.</text:span></text:p>
      <text:p text:style-name="P2"><text:span text:style-name="T3">La termoacustica trasforma ogni ambiente che vibra e scalda in una centrale energetica gentile, capace di produrre energia utilizzabile dalle oscillazioni e dal calore che produce naturalmente.</text:span></text:p>
      <text:p text:style-name="P2"><text:span text:style-name="T3">È l'arte suprema di rubare energia ai flussi della natura vibrante: intercettare le onde sonore e le variazioni termiche che esistono comunque nell'ambiente e trasformarle in sistemi energetici che si auto-alimentano con le vibrazioni e il calore che li circondano.</text:span></text:p>
      <text:h text:style-name="P1" text:outline-level="3"><text:span text:style-name="T3">La Rivoluzione Silenziosa del Suono</text:span></text:h>
      <text:p text:style-name="P2"><text:span text:style-name="T3">La termoacustica rappresenta la prossima frontiera energetica: tecnologie che lavorano in simbiosi acustica con l'ambiente invece di dominarlo, che sussurrano energia invece di urlare inquinamento.</text:span></text:p>
      <text:p text:style-name="P2"><text:span text:style-name="T3">Il futuro energetico sarà molto più musicale di quanto immaginiamo.</text:span></text:p>
      <text:p text:style-name="P3"><draw:custom-shape text:anchor-type="as-char" draw:z-index="10" draw:name="Forma6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la Simbiosi Vibrazionale: L'energia più elegante si ottiene collaborando con le oscillazioni naturali invece di crearle artificialmente. La termoacustica ci insegna che possiamo intercettare i flussi acustici e termici che esistono nell'ambiente e trasformarli in energia utilizzabile attraverso risonanze controllate, creando sistemi che si alimentano con le vibrazioni e il calore che li circondano naturalmente.</text:span></text:p>
      <text:p text:style-name="P2"><text:span text:style-name="T3">Ogni volta che sentirete suoni o percepirete calore, ricordatevi: state assistendo a energia termoacustica in azione che aspetta solo le cavità risonanti giuste per trasformarsi in elettricità, riscaldamento o raffrescamento utilizzabile.</text:span></text:p>
      <text:h text:style-name="P1" text:outline-level="1"><text:span text:style-name="T4">Condizionatore Solare: Il Sole che Ha Imparato a Raffreddare</text:span></text:h>
      <text:h text:style-name="P1" text:outline-level="2"><text:span text:style-name="T5">📋</text:span><text:span text:style-name="T3"> SCHEDA RAPIDA</text:span></text:h>
      <text:p text:style-name="P2"><text:span text:style-name="T5">⚡</text:span><text:span text:style-name="T3">Potenza: 80% efficienza pannelli termici, raffrescamento da calore solare<text:line-break/></text:span><text:span text:style-name="T5">🌍</text:span><text:span text:style-name="T3">Disponibilità: Zone soleggiate, ideale per climi caldi mediterranei<text:line-break/></text:span><text:span text:style-name="T5">🗺️</text:span><text:span text:style-name="T3">Geografia: Massa Martana pioniera, Germania studia il caso italiano<text:line-break/></text:span><text:span text:style-name="T5">💰</text:span><text:span text:style-name="T3">Costo: Investimento iniziale alto, risparmio bollette elevatissimo<text:line-break/></text:span><text:span text:style-name="T5">🔧</text:span><text:span text:style-name="T3">Installazione: Pannelli termici + cicli assorbimento/adsorbimento<text:line-break/></text:span><text:span text:style-name="T5">🛠️</text:span><text:span text:style-name="T3">Manutenzione: Ridotta - nessun compressore meccanico<text:line-break/></text:span><text:soft-page-break/><text:span text:style-name="T5">📊</text:span><text:span text:style-name="T3">Stato: Tecnologia matura, applicazioni residenziali e industriali<text:line-break/></text:span><text:span text:style-name="T5">📈</text:span><text:span text:style-name="T3">Scalabilità: Da abitazioni private a complessi commerciali</text:span></text:p>
      <text:p text:style-name="P3"><draw:custom-shape text:anchor-type="as-char" draw:z-index="11" draw:name="Forma6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Il condizionatore solare è la tecnologia che ha risolto il paradosso dell'estate: quando fa più caldo e abbiamo più bisogno di raffrescarci, il sole splende di più fornendo esattamente l'energia necessaria per azionare l'aria condizionata. È l'ironia intelligente che trasforma il problema (caldo eccessivo) nella soluzione (energia per raffreddare).</text:span></text:p>
      <text:p text:style-name="P2"><text:span text:style-name="T3">A Massa Martana, in un progetto che ha attirato l'attenzione della Germania, hanno dimostrato che si può usare il calore del sole per produrre fresco, ribaltando completamente la logica energetica tradizionale: più sole c'è, più energia abbiamo per combattere il caldo che quel sole stesso produce.</text:span></text:p>
      <text:h text:style-name="P1" text:outline-level="3"><text:span text:style-name="T3">Il Genio del Raffreddamento Termico</text:span></text:h>
      <text:p text:style-name="P2"><text:span text:style-name="T3">Il condizionatore solare è un capolavoro di fisica controintuitiva: invece di compressori elettrici che consumano energia, usa cicli ad assorbimento alimentati dal calore solare. Pannelli termici catturano i raggi solari raggiungendo 80% di efficienza, e quel calore viene usato per far evaporare refrigeranti (acqua + bromuro di litio o ammoniaca) che rubano calore all'ambiente raffreddandolo.</text:span></text:p>
      <text:p text:style-name="P2"><text:span text:style-name="T3">È l'aria condizionata che si alimenta del nemico: più il sole scalda, più energia ha per raffreddare. È come convincere il fuoco a produrre ghiaccio - e funziona perfettamente.</text:span></text:p>
      <text:p text:style-name="P2"><text:span text:style-name="T3">I sistemi ad adsorbimento usano materiali come carbone attivo o gel di silice che catturano e rilasciano refrigerante seguendo i cicli termici solari, lavorando a basse temperature perfette per l'energia termica rinnovabile.</text:span></text:p>
      <text:h text:style-name="P1" text:outline-level="3"><text:span text:style-name="T3">La Rivoluzione del Paradosso Estivo</text:span></text:h>
      <text:p text:style-name="P2"><text:span text:style-name="T3">Pensate alla genialità: d'estate, quando le bollette elettriche esplodono per l'aria condizionata, il condizionatore solare si auto-alimenta con l'energia gratuita che cade dal cielo. Più fa caldo, più energia solare c'è, più fresco può produrre.</text:span></text:p>
      <text:p text:style-name="P2"><text:span text:style-name="T3">È l'opposto dei condizionatori tradizionali che lottano contro il caldo consumando elettricità prodotta spesso bruciando combustibili che aumentano il caldo globale. Il condizionatore solare collabora con l'estate invece di combatterla.</text:span></text:p>
      <text:p text:style-name="P2"><text:span text:style-name="T3">Zero bollette elettriche per il condizionamento, zero emissioni CO₂, zero spreco energetico. È l'aria condizionata che finalmente ha imparato la lezione del sole.</text:span></text:p>
      <text:h text:style-name="P1" text:outline-level="3"><text:soft-page-break/><text:span text:style-name="T3">Lo Scandalo del Fresco Sprecato</text:span></text:h>
      <text:p text:style-name="P2"><text:span text:style-name="T3">Ma perché, se il sole può raffreddare gratis le nostre case proprio quando fa più caldo, continuiamo a pagare bollette stratosferiche per condizionatori che consumano elettricità prodotta bruciando combustibili che peggiorano il riscaldamento globale?</text:span></text:p>
      <text:p text:style-name="P2"><text:span text:style-name="T3">Ecco il solito sabotaggio dell'ovvio. I condizionatori solari sono troppo logici: minacciano l'intero business energetico estivo. Se ogni casa si raffredda gratis con il sole, chi vende più elettricità nei mesi più redditizi dell'anno?</text:span></text:p>
      <text:p text:style-name="P2"><text:span text:style-name="T3">L'industria energetica preferisce che paghiamo per combattere il sole invece di collaborare con lui per ottenere il fresco che cerchiamo.</text:span></text:p>
      <text:h text:style-name="P1" text:outline-level="3"><text:span text:style-name="T3">L'Effetto Moltiplicatore Mediterraneo</text:span></text:h>
      <text:p text:style-name="P2"><text:span text:style-name="T3">Immaginatevi il Mezzogiorno italiano che si trasforma da problema energetico estivo in paradiso del raffrescamento solare. Sicilia, Puglia, Calabria, Sardegna - tutte le regioni che soffrono il caldo estivo potrebbero diventare eccedentarie energeticamente proprio grazie al sole che le tormenta.</text:span></text:p>
      <text:p text:style-name="P2"><text:span text:style-name="T3">Hotel sul litorale che si raffrescano gratis con l'energia solare che attira i turisti. Industrie alimentari che mantengono la catena del freddo usando il calore del sole. Ospedali che garantiscono climatizzazione costante senza costi energetici.</text:span></text:p>
      <text:h text:style-name="P1" text:outline-level="3"><text:span text:style-name="T3">La Filosofia del Sole Intelligente</text:span></text:h>
      <text:p text:style-name="P2"><text:span text:style-name="T3">Il condizionatore solare ci insegna che la migliore soluzione è spesso nascosta nel problema stesso. Il sole che ci scalda troppo è lo stesso sole che può raffreddaci. È questione di intelligenza applicata invece che di forza bruta energetica.</text:span></text:p>
      <text:p text:style-name="P2"><text:span text:style-name="T3">È la dimostrazione che la natura offre sempre soluzioni integrate: il problema e la risoluzione arrivano dalla stessa fonte, basta saperli riconoscere e utilizzare.</text:span></text:p>
      <text:h text:style-name="P1" text:outline-level="3"><text:span text:style-name="T3">Il Futuro delle Estati Fresche</text:span></text:h>
      <text:p text:style-name="P2"><text:span text:style-name="T3">Tra vent'anni, le case mediterranee avranno condizionatori solari integrati nell'architettura: pannelli termici eleganti che sembrano parte del design ma producono tutto il fresco necessario per l'estate. "Nonno, ma davvero nel 2024 pagavate per raffreddare le case invece di usare il sole?"</text:span></text:p>
      <text:p text:style-name="P2"><text:span text:style-name="T3">Le città del Sud diventeranno oasi di efficienza energetica invece che forni urbani: più sole significa più capacità di raffrescamento per tutti.</text:span></text:p>
      <text:h text:style-name="P1" text:outline-level="3"><text:soft-page-break/><text:span text:style-name="T3">La Lezione di Massa Martana</text:span></text:h>
      <text:p text:style-name="P2"><text:span text:style-name="T3">Il progetto di Massa Martana studiato dalla Germania ci ha mostrato che l'eccellenza italiana può guidare la transizione energetica mondiale: prendere il sole abbondante del nostro clima e trasformarlo nella soluzione perfetta per le nostre esigenze climatiche.</text:span></text:p>
      <text:p text:style-name="P2"><text:span text:style-name="T3">È l'engineering del territorio: progettare tecnologie perfette per le nostre risorse naturali invece di importare soluzioni pensate per altri climi.</text:span></text:p>
      <text:h text:style-name="P1" text:outline-level="3"><text:span text:style-name="T3">La Democratizzazione del Fresco Solare</text:span></text:h>
      <text:p text:style-name="P2"><text:span text:style-name="T3">Ogni volta che sentirete caldo e vedrete sole splendere, ricordatevi: state sperimentando simultaneamente il problema e la sua soluzione energetica. Il sole che vi scalda potrebbe essere lo stesso che raffredda la vostra casa.</text:span></text:p>
      <text:p text:style-name="P2"><text:span text:style-name="T3">I condizionatori solari trasformano ogni proprietario di casa soleggiata in un produttore di fresco rinnovabile, capace di climatizzare i propri ambienti e contribuire al comfort collettivo.</text:span></text:p>
      <text:p text:style-name="P2"><text:span text:style-name="T3">È l'arte suprema di rubare energia ai flussi della natura: intercettare l'energia termica solare che arriva comunque sui nostri tetti e trasformarla in sistemi di raffrescamento che si auto-alimentano proprio quando ne abbiamo più bisogno.</text:span></text:p>
      <text:h text:style-name="P1" text:outline-level="3"><text:span text:style-name="T3">La Resurrezione del Buon Senso</text:span></text:h>
      <text:p text:style-name="P2"><text:span text:style-name="T3">È tempo di abbracciare il paradosso intelligente del condizionatore solare. La tecnologia esiste, funziona perfettamente, risolve il problema energetico estivo. Serve solo il coraggio di fidarsi del sole invece che combatterlo.</text:span></text:p>
      <text:p text:style-name="P2"><text:span text:style-name="T3">Il futuro delle estati potrebbe essere molto più fresco e molto più solare di quanto immaginiamo.</text:span></text:p>
      <text:p text:style-name="P3"><draw:custom-shape text:anchor-type="as-char" draw:z-index="12" draw:name="Forma6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 Paradosso Produttivo: L'energia più intelligente si ottiene trasformando la causa del problema nella soluzione. I condizionatori solari ci insegnano che possiamo intercettare l'energia solare termica che causa il caldo eccessivo e trasformarla in sistemi di raffrescamento che si auto-alimentano, creando soluzioni che si rafforzano proprio quando il problema è più intenso.</text:span></text:p>
      <text:p text:style-name="P2"><text:span text:style-name="T3">Ogni volta che sentirete caldo sotto il sole, ricordatevi: state sperimentando simultaneamente il disturbo e l'energia per risolverlo - il sole che vi scalda potrebbe alimentare l'aria condizionata che vi raffredda.</text:span></text:p>
      <text:h text:style-name="P1" text:outline-level="1"><text:soft-page-break/><text:span text:style-name="T4">Ghiaccio Sotto Vuoto: L'Arte di Congelare Senza Elettricità</text:span></text:h>
      <text:h text:style-name="P1" text:outline-level="2"><text:span text:style-name="T5">📋</text:span><text:span text:style-name="T3"> SCHEDA RAPIDA</text:span></text:h>
      <text:p text:style-name="P2"><text:span text:style-name="T5">⚡</text:span><text:span text:style-name="T3">Potenza: Zero elettricità - solo forza muscolare per creare vuoto<text:line-break/></text:span><text:span text:style-name="T5">🌍</text:span><text:span text:style-name="T3">Disponibilità: Ovunque serva ghiaccio senza corrente elettrica<text:line-break/></text:span><text:span text:style-name="T5">🗺️</text:span><text:span text:style-name="T3">Geografia: Tecnologia tradizionale primi '900, revitalizzabile ovunque<text:line-break/></text:span><text:span text:style-name="T5">💰</text:span><text:span text:style-name="T3">Costo: Bassissimo - pompa manuale + contenitore ermetico<text:line-break/></text:span><text:span text:style-name="T5">🔧</text:span><text:span text:style-name="T3">Installazione: Sistema aspirazione + recipiente sigillato<text:line-break/></text:span><text:span text:style-name="T5">🛠️</text:span><text:span text:style-name="T3">Manutenzione: Minima - controllo tenuta ermetica<text:line-break/></text:span><text:span text:style-name="T5">📊</text:span><text:span text:style-name="T3">Stato: Principio consolidato, applicazioni moderne possibili<text:line-break/></text:span><text:span text:style-name="T5">📈</text:span><text:span text:style-name="T3">Scalabilità: Da uso domestico a sistemi di emergenza comunitari</text:span></text:p>
      <text:p text:style-name="P3"><draw:custom-shape text:anchor-type="as-char" draw:z-index="13" draw:name="Forma6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Prima che esistessero frigoriferi elettrici, nei primi del '900, la gente sapeva fare qualcosa che oggi sembra magia: produrre ghiaccio usando solo una pompa manuale e la saggezza della fisica. Il segreto era l'evaporazione sotto vuoto - convincere l'acqua a bollire a temperatura ambiente sottraendole pressione, e in quel bollire frenetico rubare così tanto calore da trasformarla in ghiaccio solido.</text:span></text:p>
      <text:p text:style-name="P2"><text:span text:style-name="T3">Questa antica alchimia del freddo sta tornando d'attualità come soluzione per zone senza elettricità, sistemi di emergenza, e accumulo energetico per motori Stirling che trasformano differenze termiche in energia meccanica.</text:span></text:p>
      <text:h text:style-name="P1" text:outline-level="3"><text:span text:style-name="T3">Il Genio del Vuoto che Congela</text:span></text:h>
      <text:p text:style-name="P2"><text:span text:style-name="T3">Il principio è di una bellezza fisica sconvolgente: quando riduci la pressione in un contenitore sigillato, l'acqua inizia a bollire anche a 20°C. Ma ogni bolla che evapora ruba calore latente all'acqua rimasta, raffreddandola progressivamente. Continuando ad aspirare, l'acqua bolle sempre più furiosamente mentre diventa sempre più fredda, fino a congelarsi completamente.</text:span></text:p>
      <text:p text:style-name="P2"><text:span text:style-name="T3">È l'opposto dell'ebollizione normale: invece di aggiungere calore per far bollire l'acqua, togli pressione e lei bolle da sola rubando il proprio calore fino a diventare ghiaccio. È l'acqua che si auto-raffredda bollendo.</text:span></text:p>
      <text:p text:style-name="P2"><text:span text:style-name="T3">Una pompa manuale, un contenitore ermetico, e la determinazione di pompare per alcuni minuti: tutto quello che serve per trasformare acqua tiepida in ghiaccio solido senza elettricità.</text:span></text:p>
      <text:h text:style-name="P1" text:outline-level="3"><text:span text:style-name="T3">La Rivoluzione del Freddo Democratico</text:span></text:h>
      <text:p text:style-name="P2"><text:soft-page-break/><text:span text:style-name="T3">Pensate alle applicazioni rivoluzionarie: zone rurali senza elettricità che possono conservare medicinali e alimenti. Situazioni di emergenza dove i generatori sono guasti ma serve ghiaccio per cure mediche. Paesi in via di sviluppo dove l'elettricità costa troppo ma il ghiaccio salva vite.</text:span></text:p>
      <text:p text:style-name="P2"><text:span text:style-name="T3">Accumulatori termici per motori Stirling: il ghiaccio prodotto manualmente durante il giorno alimenta motori che generano elettricità di notte sfruttando la differenza tra ghiaccio freddo e aria ambiente tiepida.</text:span></text:p>
      <text:p text:style-name="P2"><text:span text:style-name="T3">È l'indipendenza termica muscolare: la capacità di produrre freddo usando solo la forza delle braccia e la fisica dell'evaporazione.</text:span></text:p>
      <text:h text:style-name="P1" text:outline-level="3"><text:span text:style-name="T3">Lo Scandalo del Freddo Dimenticato</text:span></text:h>
      <text:p text:style-name="P2"><text:span text:style-name="T3">Ma perché questa tecnologia geniale è quasi scomparsa dalla memoria collettiva? Perché non insegnamo più ai bambini che si può fare ghiaccio senza frigorifero, usando solo una pompa e la comprensione dei cambiamenti di stato?</text:span></text:p>
      <text:p text:style-name="P2"><text:span text:style-name="T3">Ecco il solito sabotaggio dell'ovvio. Il ghiaccio sotto vuoto è troppo democratico: non richiede elettricità da comprare, non crea dipendenza da tecnologie complesse, non genera profitti per le multinazionali del freddo.</text:span></text:p>
      <text:p text:style-name="P2"><text:span text:style-name="T3">L'industria della refrigerazione preferisce vendere frigoriferi costosi che consumano elettricità piuttosto che insegnare che chiunque può produrre ghiaccio con una pompa da bicicletta modificata.</text:span></text:p>
      <text:h text:style-name="P1" text:outline-level="3"><text:span text:style-name="T3">L'Effetto Moltiplicatore del Freddo Muscolare</text:span></text:h>
      <text:p text:style-name="P2"><text:span text:style-name="T3">Immaginatevi le comunità del futuro: cooperative del ghiaccio dove i membri si alternano a pompare per produrre freddo condiviso. Scuole che insegnano la fisica del vuoto attraverso la produzione pratica di ghiaccio. Ospedali con sistemi di backup che garantiscono freddo di emergenza anche senza elettricità.</text:span></text:p>
      <text:p text:style-name="P2"><text:span text:style-name="T3">Ristoranti rurali che si vantano di servire cocktail con "ghiaccio fatto a mano sotto vuoto". Mercati tradizionali che mantengono il pesce fresco usando tecniche pre-elettriche perfezionate.</text:span></text:p>
      <text:h text:style-name="P1" text:outline-level="3"><text:span text:style-name="T3">La Filosofia del Freddo Semplice</text:span></text:h>
      <text:p text:style-name="P2"><text:span text:style-name="T3">Il ghiaccio sotto vuoto ci insegna che le soluzioni più eleganti sono spesso le più semplici. Non serve tecnologia complessa quando la fisica fornisce principi elementari ma potenti. Togli pressione, ottieni freddo - è quasi zen nella sua semplicità.</text:span></text:p>
      <text:p text:style-name="P2"><text:soft-page-break/><text:span text:style-name="T3">È la dimostrazione che la migliore tecnologia è quella che chiunque può capire e replicare senza dipendere da specialisti o industrie.</text:span></text:p>
      <text:h text:style-name="P1" text:outline-level="3"><text:span text:style-name="T3">Il Futuro del Freddo Indipendente</text:span></text:h>
      <text:p text:style-name="P2"><text:span text:style-name="T3">Tra vent'anni, le case eco-sostenibili avranno sistemi di ghiaccio sotto vuoto integrati per emergenze e risparmio energetico. "Nonno, ma davvero nel 2024 dovevate comprare ghiaccio invece di produrlo pompando?"</text:span></text:p>
      <text:p text:style-name="P2"><text:span text:style-name="T3">I centri di sopravvivenza insegneranno il ghiaccio sotto vuoto come skill fondamentale per l'indipendenza energetica. I camping avanzati offriranno esperienze di "vita pre-elettrica" dove si produce ghiaccio manualmente.</text:span></text:p>
      <text:h text:style-name="P1" text:outline-level="3"><text:span text:style-name="T3">La Lezione degli Artigiani del Freddo</text:span></text:h>
      <text:p text:style-name="P2"><text:span text:style-name="T3">I maestri del ghiaccio del primo '900 ci hanno lasciato una lezione preziosa: la natura offre sempre alternative alle tecnologie complesse. Bastava conoscere il comportamento dell'acqua sotto pressione ridotta.</text:span></text:p>
      <text:p text:style-name="P2"><text:span text:style-name="T3">È l'ingegneria dell'essenziale: risolvere problemi fondamentali (conservazione del freddo) con principi fisici elementari ma applicati intelligentemente.</text:span></text:p>
      <text:h text:style-name="P1" text:outline-level="3"><text:span text:style-name="T3">La Democratizzazione del Freddo Fisico</text:span></text:h>
      <text:p text:style-name="P2"><text:span text:style-name="T3">Ogni volta che vedrete dell'acqua, ricordatevi: state guardando ghiaccio potenziale che aspetta solo una riduzione di pressione per trasformarsi, sottraendo il proprio calore attraverso l'evaporazione controllata.</text:span></text:p>
      <text:p text:style-name="P2"><text:span text:style-name="T3">Il ghiaccio sotto vuoto trasforma ogni persona con una pompa manuale in un produttore indipendente di freddo, capace di conservare alimenti e medicinali senza dipendere dalla rete elettrica.</text:span></text:p>
      <text:p text:style-name="P2"><text:span text:style-name="T3">È l'arte suprema di rubare energia ai flussi della natura: intercettare il calore latente che l'acqua contiene naturalmente e convincerla a rilasciarlo attraverso evaporazione sotto vuoto, creando ghiaccio dalla sottrazione di pressione invece che dall'aggiunta di freddo.</text:span></text:p>
      <text:h text:style-name="P1" text:outline-level="3"><text:span text:style-name="T3">La Resurrezione dell'Antica Saggezza</text:span></text:h>
      <text:p text:style-name="P2"><text:soft-page-break/><text:span text:style-name="T3">È tempo di riscoprire e modernizzare le tecniche del ghiaccio sotto vuoto. Con materiali moderni e design migliorati, potrebbe diventare una tecnologia di transizione essenziale per l'indipendenza energetica.</text:span></text:p>
      <text:p text:style-name="P2"><text:span text:style-name="T3">Il futuro del freddo potrebbe essere molto più muscolare e molto più fisico di quanto immaginiamo.</text:span></text:p>
      <text:p text:style-name="P3"><draw:custom-shape text:anchor-type="as-char" draw:z-index="14" draw:name="Forma6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la Sottrazione Energetica: L'energia più democratica si ottiene sottraendo qualcosa invece di aggiungere. Il ghiaccio sotto vuoto ci insegna che possiamo intercettare il calore latente contenuto nell'acqua e convincerla a rilasciarlo attraverso evaporazione forzata, creando freddo dalla riduzione di pressione invece che dal consumo di elettricità, dimostrando che la fisica offre sempre alternative eleganti alle tecnologie energivore.</text:span></text:p>
      <text:p text:style-name="P2"><text:span text:style-name="T3">Ogni volta che vedrete acqua evaporare, ricordatevi: state assistendo a sottrazione di calore in azione che, se controllata con la pressione giusta, potrebbe trasformare quell'acqua in ghiaccio utilizzabile.</text:span></text:p>
      <text:h text:style-name="P1" text:outline-level="1"><text:span text:style-name="T4">Green Independence: L'Albero Artificiale che Produce Energia e Acqua</text:span></text:h>
      <text:h text:style-name="P1" text:outline-level="2"><text:span text:style-name="T5">📋</text:span><text:span text:style-name="T3"> SCHEDA RAPIDA</text:span></text:h>
      <text:p text:style-name="P2"><text:span text:style-name="T5">⚡</text:span><text:span text:style-name="T3">Potenza: Fotovoltaico + elettrolisi + osmosi inversa integrati<text:line-break/></text:span><text:span text:style-name="T5">🌍</text:span><text:span text:style-name="T3">Disponibilità: Ovunque ci siano sole e acqua (anche marina/reflua)<text:line-break/></text:span><text:span text:style-name="T5">🗺️</text:span><text:span text:style-name="T3">Geografia: Startup innovativa, applicabile da autostrade a isole remote<text:line-break/></text:span><text:span text:style-name="T5">💰</text:span><text:span text:style-name="T3">Costo: Investimento significativo, triplo valore (energia+idrogeno+acqua)<text:line-break/></text:span><text:span text:style-name="T5">🔧</text:span><text:span text:style-name="T3">Installazione: Ecosistema energetico autonomo multi-funzione<text:line-break/></text:span><text:span text:style-name="T5">🛠️</text:span><text:span text:style-name="T3">Manutenzione: Moderata - sistemi integrati auto-ottimizzanti<text:line-break/></text:span><text:span text:style-name="T5">📊</text:span><text:span text:style-name="T3">Stato: Sviluppo startup avanzato, prime applicazioni possibili<text:line-break/></text:span><text:span text:style-name="T5">📈</text:span><text:span text:style-name="T3">Scalabilità: Da infrastrutture isolate a smart cities complete</text:span></text:p>
      <text:p text:style-name="P3"><draw:custom-shape text:anchor-type="as-char" draw:z-index="15" draw:name="Forma6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La startup Green Independence ha guardato un albero e si è chiesta: "E se costruissimo un albero artificiale che invece di produrre solo ossigeno producesse energia elettrica, idrogeno verde e acqua potabile contemporaneamente?" È nato così il sistema più biomimetico mai inventato: un ecosistema energetico che imita la natura per risolvere simultaneamente crisi energetica, climatica e idrica.</text:span></text:p>
      <text:p text:style-name="P2"><text:span text:style-name="T3">Questo non è solo un impianto: è un organismo tecnologico che respira sole e acqua sporca, ed espira energia pulita e acqua potabile. È l'albero del futuro che cresce lungo autostrade e ferrovie, </text:span><text:soft-page-break/><text:span text:style-name="T3">nelle isole remote e nei deserti, trasformando qualsiasi ambiente in un giardino energetico autosufficiente.</text:span></text:p>
      <text:h text:style-name="P1" text:outline-level="3"><text:span text:style-name="T3">Il Genio dell'Ecosistema Tecnologico</text:span></text:h>
      <text:p text:style-name="P2"><text:span text:style-name="T3">Il sistema Green Independence è un capolavoro di integrazione: pannelli fotovoltaici catturano il sole, celle elettrochimiche scindono l'acqua in idrogeno e ossigeno, sistemi di osmosi inversa purificano acqua marina o reflua. Tre tecnologie che lavorano in simbiosi perfetta come organi di un organismo vivente.</text:span></text:p>
      <text:p text:style-name="P2"><text:span text:style-name="T3">L'energia solare alimenta l'elettrolisi che trasforma acqua sporca in idrogeno verde - il combustibile più pulito dell'universo. Lo stesso sistema purifica l'acqua rendendola potabile per le comunità locali. È l'albero tecnologico che offre energia, combustibile e vita alla sua comunità.</text:span></text:p>
      <text:p text:style-name="P2"><text:span text:style-name="T3">Triple output da single input: sole + acqua → elettricità + idrogeno + acqua potabile. È l'efficienza biomimetica che la natura ha perfezionato in miliardi di anni.</text:span></text:p>
      <text:h text:style-name="P1" text:outline-level="3"><text:span text:style-name="T3">La Rivoluzione dell'Autonomia Totale</text:span></text:h>
      <text:p text:style-name="P2"><text:span text:style-name="T3">Immaginatevi autostrade intelligenti punteggiate di alberi Green Independence che alimentano illuminazione, segnaletica, ripetitori senza mai collegarsi alla rete elettrica. Isole remote che diventano energeticamente ed idricamente autosufficienti. Villaggi africani che hanno simultaneamente elettricità, carburante a idrogeno e acqua pura.</text:span></text:p>
      <text:p text:style-name="P2"><text:span text:style-name="T3">È l'indipendenza energetica biomimetica: ogni installazione è un ecosistema completo che si auto-sostiene e sostiene la comunità circostante come farebbe un bosco naturale.</text:span></text:p>
      <text:p text:style-name="P2"><text:span text:style-name="T3">Smart cities alimentate da foreste di alberi artificiali che respirano inquinamento e traspirano energia pulita. Veicoli a idrogeno che si riforniscono dai "frutti energetici" di questi alberi tecnologici.</text:span></text:p>
      <text:h text:style-name="P1" text:outline-level="3"><text:span text:style-name="T3">Lo Scandalo della Natura Ignorata</text:span></text:h>
      <text:p text:style-name="P2"><text:span text:style-name="T3">Ma perché abbiamo impiegato così tanto tempo per imitare gli alberi che da sempre trasformano sole e acqua in risorse utilizzabili? Perché continuiamo a costruire tecnologie separate quando la natura ci mostra ecosistemi integrati?</text:span></text:p>
      <text:p text:style-name="P2"><text:span text:style-name="T3">Ecco il solito antropocentrismo ingenerico: crediamo che le nostre macchine debbano essere specializzate, quando la natura dimostra che la multifunzionalità è più efficiente. Un albero produce ossigeno, ombra, frutti, legno, habitat - tutto simultaneamente.</text:span></text:p>
      <text:p text:style-name="P2"><text:soft-page-break/><text:span text:style-name="T3">L'industria energetica preferisce vendere tecnologie separate - pannelli qui, elettrolizzatori là, depuratori altrove - piuttosto che celebrare ecosistemi integrati che risolvono problemi multipli con eleganza naturale.</text:span></text:p>
      <text:h text:style-name="P1" text:outline-level="3"><text:span text:style-name="T3">L'Effetto Moltiplicatore Ecosistemico</text:span></text:h>
      <text:p text:style-name="P2"><text:span text:style-name="T3">Quando Green Independence si diffonderà, creerà reti ecosistemiche proprio come le foreste: ogni "albero" energetico comunica con gli altri, condivide risorse, ottimizza la produzione collettiva.</text:span></text:p>
      <text:p text:style-name="P2"><text:span text:style-name="T3">Deserti che diventano oasi tecnologiche dove ogni albero artificiale crea un microclima di abbondanza energetica e idrica. Zone industriali che si trasformano in parchi energetici dove la produzione si integra armoniosamente con la generazione di risorse.</text:span></text:p>
      <text:h text:style-name="P1" text:outline-level="3"><text:span text:style-name="T3">La Filosofia dell'Albero Saggio</text:span></text:h>
      <text:p text:style-name="P2"><text:span text:style-name="T3">Green Independence ci insegna che la migliore tecnologia è quella che imita gli ecosistemi invece di sostituirli. Gli alberi sono maestri dell'efficienza multifunzionale: trasformano risorse semplici (sole, acqua, CO₂) in prodotti multipli (ossigeno, biomassa, habitat).</text:span></text:p>
      <text:p text:style-name="P2"><text:span text:style-name="T3">È la dimostrazione che l'innovazione più avanzata dovrebbe essere biomimetica: studiare come la natura risolve problemi complessi con eleganza e replicare quei principi in tecnologie integrate.</text:span></text:p>
      <text:h text:style-name="P1" text:outline-level="3"><text:span text:style-name="T3">Il Futuro delle Foreste Energetiche</text:span></text:h>
      <text:p text:style-name="P2"><text:span text:style-name="T3">Tra vent'anni, le città del futuro saranno foreste di alberi energetici che producono tutto quello che serve per vivere bene: energia, combustibile, acqua pura. "Nonno, ma davvero nel 2024 avevate tecnologie separate invece di ecosistemi integrati?"</text:span></text:p>
      <text:p text:style-name="P2"><text:span text:style-name="T3">Le autostrade del futuro saranno viali alberati energetici che alimentano il proprio traffico elettrico e a idrogeno. Porti e aeroporti avranno boschi tecnologici che producono carburante pulito dall'acqua marina.</text:span></text:p>
      <text:h text:style-name="P1" text:outline-level="3"><text:span text:style-name="T3">La Lezione dell'Ecosistema Perfetto</text:span></text:h>
      <text:p text:style-name="P2"><text:span text:style-name="T3">Green Independence ci ha mostrato che l'innovazione più rivoluzionaria spesso consiste nell'imitare meglio la natura invece di inventare da zero. Gli alberi hanno già risolto il problema dell'efficienza energetica multifunzionale.</text:span></text:p>
      <text:p text:style-name="P2"><text:span text:style-name="T3">È l'ingegneria ecosistemica: progettare tecnologie che lavorano insieme come organismi viventi invece che come macchine separate.</text:span></text:p>
      <text:h text:style-name="P1" text:outline-level="3"><text:soft-page-break/><text:span text:style-name="T3">La Democratizzazione dell'Ecosistema Energetico</text:span></text:h>
      <text:p text:style-name="P2"><text:span text:style-name="T3">Ogni volta che vedrete un albero, ricordatevi: state osservando un sistema energetico perfetto che trasforma risorse semplici in prodotti multipli, e che gli alberi artificiali di Green Independence potrebbero replicare tecnologicamente.</text:span></text:p>
      <text:p text:style-name="P2"><text:span text:style-name="T3">Green Independence trasforma ogni comunità in un coltivatore di ecosistemi energetici, capace di produrre energia, combustibile e acqua pura usando la saggezza biomimetica degli alberi.</text:span></text:p>
      <text:p text:style-name="P2"><text:span text:style-name="T3">È l'arte suprema di rubare energia ai flussi della natura: intercettare i principi ecosistemici che governano la vita degli alberi e trasformarli in sistemi tecnologici che producono energia, idrogeno e acqua potabile simultaneamente, creando foreste artificiali che nutrono la civiltà umana.</text:span></text:p>
      <text:h text:style-name="P1" text:outline-level="3"><text:span text:style-name="T3">La Resurrezione della Saggezza Arborea</text:span></text:h>
      <text:p text:style-name="P2"><text:span text:style-name="T3">È tempo di piantare foreste di alberi energetici ovunque serva autonomia e abbondanza. La natura ci ha già dato il progetto perfetto: basta avere l'umiltà di copiarlo intelligentemente.</text:span></text:p>
      <text:p text:style-name="P2"><text:span text:style-name="T3">Il futuro energetico sarà molto più arboreo di quanto immaginiamo.</text:span></text:p>
      <text:p text:style-name="P3"><draw:custom-shape text:anchor-type="as-char" draw:z-index="16" draw:name="Forma6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l'Ecosistema Biomimetico: L'energia più intelligente si ottiene imitando gli ecosistemi naturali invece di creare tecnologie isolate. Green Independence ci insegna che possiamo intercettare i principi multifunzionali degli alberi e trasformarli in sistemi tecnologici che producono simultaneamente energia elettrica, idrogeno verde e acqua potabile, creando ecosistemi artificiali che nutrono le comunità umane come le foreste nutrono gli ecosistemi naturali.</text:span></text:p>
      <text:p text:style-name="P2"><text:span text:style-name="T3">Ogni volta che vedrete un albero, ricordatevi: state osservando il sistema energetico più perfetto mai esistito, che trasforma sole e acqua in risorse multiple, e che potrebbe essere la chiave per progettare le tecnologie del futuro.</text:span></text:p>
      <text:h text:style-name="P1" text:outline-level="1"><text:span text:style-name="T4">TINA: La Pompa di Calore che Ha Rivoluzionato il Riscaldamento e Poi È Stata Dimenticata</text:span></text:h>
      <text:h text:style-name="P1" text:outline-level="2"><text:span text:style-name="T5">📋</text:span><text:span text:style-name="T3"> SCHEDA RAPIDA</text:span></text:h>
      <text:p text:style-name="P2"><text:span text:style-name="T5">⚡</text:span><text:span text:style-name="T3">Potenza: COP 3,5 - genera 3+ unità calore per 1 elettrica consumata<text:line-break/></text:span><text:span text:style-name="T5">🌍</text:span><text:span text:style-name="T3">Disponibilità: Qualsiasi acqua sopra 7-8°C (sotterranea, fogne, mari)<text:line-break/></text:span><text:span text:style-name="T5">🗺️</text:span><text:span text:style-name="T3">Geografia: Pordenone 2011, prototipo abbandonato tra le erbacce<text:line-break/></text:span><text:span text:style-name="T5">💰</text:span><text:span text:style-name="T3">Costo: 30-65% risparmio vs combustibili fossili<text:line-break/></text:span><text:soft-page-break/><text:span text:style-name="T5">🔧</text:span><text:span text:style-name="T3">Installazione: Pompa bistadio 9kW-500kW per ogni esigenza<text:line-break/></text:span><text:span text:style-name="T5">🛠️</text:span><text:span text:style-name="T3">Manutenzione: Ciclo chiuso, fluidi naturali, alta affidabilità<text:line-break/></text:span><text:span text:style-name="T5">📊</text:span><text:span text:style-name="T3">Stato: Tecnologia perfetta dimenticata, gamma completa disponibile<text:line-break/></text:span><text:span text:style-name="T5">📈</text:span><text:span text:style-name="T3">Scalabilità: Da Mini Tina domestica a reti teleriscaldamento</text:span></text:p>
      <text:p text:style-name="P3"><draw:custom-shape text:anchor-type="as-char" draw:z-index="17" draw:name="Forma6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Nel 2011, a Pordenone, è nata una tecnologia così rivoluzionaria che avrebbe dovuto cambiare per sempre il riscaldamento mondiale: TINA, la pompa di calore bistadio che ruba calore all'acqua con un'efficienza da record (COP 3,5) e può scaldare tre palestre simultaneamente usando principalmente acqua di scarto e solo un pizzico di elettricità.</text:span></text:p>
      <text:p text:style-name="P2"><text:span text:style-name="T3">Ma oggi, quel prototipo geniale giace abbandonato tra erbacce e rifiuti, dimenticato come tante innovazioni che minacciano troppo i business tradizionali. È la storia tragica di una tecnologia perfetta sabotata dall'ovvio: TINA funzionava troppo bene per essere tollerata.</text:span></text:p>
      <text:h text:style-name="P1" text:outline-level="3"><text:span text:style-name="T3">Il Genio della Doppia Estrazione</text:span></text:h>
      <text:p text:style-name="P2"><text:span text:style-name="T3">TINA (Thermal Intelligent Natural Appliance) è un capolavoro di ingegneria termica: una pompa di calore bistadio che estrae energia dall'acqua in due passaggi successivi. Prima porta l'acqua a temperatura intermedia come le pompe normali, poi con un secondo ciclo termodinamico raggiunge 80-85°C - temperature impossibili per le pompe tradizionali.</text:span></text:p>
      <text:p text:style-name="P2"><text:span text:style-name="T3">Il risultato è magico: COP 3,5 medio significa che ogni kWh elettrico consumato produce 3,5 kWh di calore. È come moltiplicare per tre l'energia che mettete nel sistema, rubando il resto al calore latente dell'acqua che normalmente buttereste via.</text:span></text:p>
      <text:p text:style-name="P2"><text:span text:style-name="T3">70% energia dall'acqua, 30% dall'elettricità (che può essere rinnovabile) = zero emissioni totali. È il riscaldamento che finalmente ha imparato a collaborare con la natura invece di bruciarla.</text:span></text:p>
      <text:h text:style-name="P1" text:outline-level="3"><text:span text:style-name="T3">La Versatilità dell'Acqua Universale</text:span></text:h>
      <text:p text:style-name="P2"><text:span text:style-name="T3">Ecco la genialità di TINA: funziona con qualsiasi acqua - sotterranea, di fiume, persino acqua di fogna - purché non scenda sotto 7-8°C. Attraverso uno scambiatore termico, estrae il calore e restituisce l'acqua raffreddata ma pulita. Ciclo chiuso, zero sprechi, zero inquinamento.</text:span></text:p>
      <text:p text:style-name="P2"><text:span text:style-name="T3">Condomini che si riscaldano con l'acqua della falda. Industrie che sfruttano le proprie acque di processo. Centri sportivi che trasformano l'acqua delle docce in riscaldamento per le piscine. È l'economia circolare termica perfetta.</text:span></text:p>
      <text:h text:style-name="P1" text:outline-level="3"><text:span text:style-name="T3">Lo Scandalo del Genio Abbandonato</text:span></text:h>
      <text:p text:style-name="P2"><text:soft-page-break/><text:span text:style-name="T3">Ma perché una tecnologia così rivoluzionaria giace abbandonata tra le erbacce a Pordenone? Perché TINA che poteva riscaldare tre palestre con efficienza record è stata dimenticata dopo il successo iniziale del 2011?</text:span></text:p>
      <text:p text:style-name="P2"><text:span text:style-name="T3">Ecco il solito sabotaggio dell'ovvio. TINA minacciava troppi business: gas, pellet, gasolio, elettricità tradizionale. Una pompa che produce 3,5 volte l'energia che consuma usando acqua gratuita è troppo democratica per essere tollerata.</text:span></text:p>
      <text:p text:style-name="P2"><text:span text:style-name="T3">30-65% di risparmio vs combustibili fossili significava 30-65% di profitti in meno per chi vende energia. Era più comodo far dimenticare TINA che competere con la sua efficienza impossibile.</text:span></text:p>
      <text:h text:style-name="P1" text:outline-level="3"><text:span text:style-name="T3">La Gamma Completa Nascosta</text:span></text:h>
      <text:p text:style-name="P2"><text:span text:style-name="T3">Ma TINA non è morta: esiste una gamma completa da Micro Tina (9 kW) per appartamenti a Super Tina (500 kW) per reti di teleriscaldamento. Mini Tina (30 kW) per villette, Standard Tina (115 kW) per condomini. Una pompa di calore per ogni esigenza, tutte con la stessa efficienza rivoluzionaria.</text:span></text:p>
      <text:p text:style-name="P2"><text:span text:style-name="T3">Fluidi refrigeranti naturali, tecnologia brevettata, affidabilità dimostrata. Tutto quello che serve per rivoluzionare il riscaldamento mondiale esiste già, funziona perfettamente, aspetta solo di essere riscoperto.</text:span></text:p>
      <text:h text:style-name="P1" text:outline-level="3"><text:span text:style-name="T3">L'Effetto Moltiplicatore Termico</text:span></text:h>
      <text:p text:style-name="P2"><text:span text:style-name="T3">Immaginatevi l'Italia del futuro: ogni condominio con la sua TINA che estrae calore dall'acqua di falda, ogni industria che si riscalda con le proprie acque di processo, ogni città con reti di teleriscaldamento TINA alimentate da acqua di fiume.</text:span></text:p>
      <text:p text:style-name="P2"><text:span text:style-name="T3">Zero caldaie a gas, zero pellet bruciato, zero gasolio inquinante. Solo pompe TINA che moltiplicano l'energia elettrica rinnovabile trasformando l'acqua comune in calore abbondante ed economico.</text:span></text:p>
      <text:h text:style-name="P1" text:outline-level="3"><text:span text:style-name="T3">La Filosofia dell'Efficienza Moltiplicata</text:span></text:h>
      <text:p text:style-name="P2"><text:span text:style-name="T3">TINA ci insegna che la migliore tecnologia è quella che moltiplica invece che consumare. Invece di bruciare per produrre calore, estrarre calore che già esiste nell'ambiente e amplificarlo intelligentemente.</text:span></text:p>
      <text:p text:style-name="P2"><text:span text:style-name="T3">È la dimostrazione che l'innovazione più rivoluzionaria spesso è quella che funziona troppo bene per essere accettata dai mercati consolidati.</text:span></text:p>
      <text:h text:style-name="P1" text:outline-level="3"><text:soft-page-break/><text:span text:style-name="T3">Il Futuro del Riscaldamento Moltiplicato</text:span></text:h>
      <text:p text:style-name="P2"><text:span text:style-name="T3">Tra vent'anni, i nostri nipoti non capiranno come potessimo bruciare combustibili per scaldarci quando esisteva TINA che moltiplicava l'energia elettrica estraendo calore dall'acqua. "Nonno, ma davvero nel 2024 non usavate le pompe che producevano 3,5 volte l'energia che consumavano?"</text:span></text:p>
      <text:p text:style-name="P2"><text:span text:style-name="T3">Le città del futuro avranno reti TINA che estraggono calore dalle acque urbane e lo distribuiscono con efficienza impossibile. Case passive con Mini TINA che si riscaldano quasi gratis.</text:span></text:p>
      <text:h text:style-name="P1" text:outline-level="3"><text:span text:style-name="T3">La Lezione del Genio Dimenticato</text:span></text:h>
      <text:p text:style-name="P2"><text:span text:style-name="T3">La storia di TINA ci ricorda che spesso le migliori soluzioni vengono sabotate non perché non funzionano, ma perché funzionano troppo bene. Il prototipo abbandonato a Pordenone è la prova che l'innovazione può essere più pericolosa della conservazione.</text:span></text:p>
      <text:p text:style-name="P2"><text:span text:style-name="T3">È l'ingegneria del coraggio: osare sviluppare tecnologie che cambiano le regole del gioco anche se minacciano i poteri costituiti.</text:span></text:p>
      <text:h text:style-name="P1" text:outline-level="3"><text:span text:style-name="T3">La Resurrezione Necessaria</text:span></text:h>
      <text:p text:style-name="P2"><text:span text:style-name="T3">È tempo di riportare TINA alla gloria che merita. La tecnologia esiste, la gamma è completa, l'efficienza è dimostrata. Serve solo il coraggio di abbracciare l'ovvio invece di sabotarlo.</text:span></text:p>
      <text:p text:style-name="P2"><text:span text:style-name="T3">Il futuro del riscaldamento potrebbe essere molto più TINA di quanto immaginiamo.</text:span></text:p>
      <text:h text:style-name="P1" text:outline-level="3"><text:span text:style-name="T3">La Democratizzazione del Calore Moltiplicato</text:span></text:h>
      <text:p text:style-name="P2"><text:span text:style-name="T3">Ogni volta che vedrete acqua corrente, ricordatevi: state guardando energia termica che una pompa TINA potrebbe moltiplicare per 3,5, trasformando ogni fonte idrica in una risorsa di riscaldamento efficientissima.</text:span></text:p>
      <text:p text:style-name="P2"><text:span text:style-name="T3">TINA trasforma ogni proprietario con accesso all'acqua in un moltiplicatore di energia termica, capace di riscaldare i propri spazi e contribuire all'efficienza energetica collettiva.</text:span></text:p>
      <text:p text:style-name="P2"><text:span text:style-name="T3">È l'arte suprema di rubare energia ai flussi della natura: intercettare il calore contenuto nell'acqua ambiente e amplificarlo attraverso cicli termodinamici bistadio, creando sistemi di riscaldamento che producono molte volte più energia di quella che consumano.</text:span></text:p>
      <text:p text:style-name="P3"><draw:custom-shape text:anchor-type="as-char" draw:z-index="18" draw:name="Forma6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oft-page-break/><text:span text:style-name="T3">Il Principio della Moltiplicazione Termica: L'energia più intelligente si ottiene moltiplicando invece che bruciando. TINA ci insegna che possiamo intercettare il calore latente contenuto nell'acqua ambiente e amplificarlo attraverso cicli termodinamici avanzati, creando sistemi di riscaldamento che producono 3,5 volte l'energia elettrica che consumano, dimostrando che l'efficienza estrema è possibile ma spesso viene sabotata.</text:span></text:p>
      <text:p text:style-name="P2"><text:span text:style-name="T3">Ogni volta che vedrete acqua corrente, ricordatevi: state assistendo a energia termica moltiplicabile che aspetta solo la giusta pompa di calore per trasformarsi in riscaldamento efficientissimo.</text:span></text:p>
      <text:h text:style-name="P1" text:outline-level="1"><text:span text:style-name="T4">ZeerPot: Il Frigorifero dei Faraoni che Ha Conquistato i Deserti</text:span></text:h>
      <text:h text:style-name="P1" text:outline-level="2"><text:span text:style-name="T5">📋</text:span><text:span text:style-name="T3"> SCHEDA RAPIDA</text:span></text:h>
      <text:p text:style-name="P2"><text:span text:style-name="T5">⚡</text:span><text:span text:style-name="T3">Potenza: Zero energia - solo evaporazione naturale per raffreddare<text:line-break/></text:span><text:span text:style-name="T5">🌍</text:span><text:span text:style-name="T3">Disponibilità: Ovunque ci siano clima secco e terracotta porosa<text:line-break/></text:span><text:span text:style-name="T5">🗺️</text:span><text:span text:style-name="T3">Geografia: Antico Egitto pioniere, ancora usato in Africa e Asia<text:line-break/></text:span><text:span text:style-name="T5">💰</text:span><text:span text:style-name="T3">Costo: Bassissimo - due vasi terracotta + sabbia/ghiaia<text:line-break/></text:span><text:span text:style-name="T5">🔧</text:span><text:span text:style-name="T3">Installazione: Vaso dentro vaso con intercapedine umida<text:line-break/></text:span><text:span text:style-name="T5">🛠️</text:span><text:span text:style-name="T3">Manutenzione: Aggiungere acqua periodicamente alla sabbia<text:line-break/></text:span><text:span text:style-name="T5">📊</text:span><text:span text:style-name="T3">Stato: Tecnologia millenaria consolidata, ecologica al 100%<text:line-break/></text:span><text:span text:style-name="T5">📈</text:span><text:span text:style-name="T3">Scalabilità: Da uso domestico a sistemi comunitari rurali</text:span></text:p>
      <text:p text:style-name="P3"><draw:custom-shape text:anchor-type="as-char" draw:z-index="19" draw:name="Forma7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5.000 anni fa, quando i faraoni regnavano lungo il Nilo, i loro sudditi avevano già risolto uno dei problemi più attuali dell'umanità: come conservare cibo e bevande fresche nel deserto più arido del mondo senza usare una sola goccia di energia. Il loro segreto si chiamava "zeerpot" - il frigorifero più elegante, ecologico e democratico mai inventato.</text:span></text:p>
      <text:p text:style-name="P2"><text:span text:style-name="T3">Due vasi di terracotta, un po' di sabbia umida nell'intercapedine, e il principio dell'evaporazione che lavora gratis 24 ore su 24. È il condizionatore dei poveri che funziona meglio nei deserti più caldi, dimostrando che la migliore tecnologia è quella che collabora con le condizioni estreme invece di combatterle.</text:span></text:p>
      <text:h text:style-name="P1" text:outline-level="3"><text:span text:style-name="T3">Il Genio della Terracotta Evaporativa</text:span></text:h>
      <text:p text:style-name="P2"><text:span text:style-name="T3">Il zeerpot è un capolavoro di semplicità geniale: vaso piccolo dentro vaso grande, intercapedine riempita di sabbia o ghiaia che viene mantenuta costantemente umida. La terracotta porosa assorbe l'acqua e la fa evaporare lentamente, rubando calore all'ambiente interno e mantenendo freschi cibi e bevande anche con 50°C all'ombra.</text:span></text:p>
      <text:p text:style-name="P2"><text:soft-page-break/><text:span text:style-name="T3">È l'arte di convincere il deserto a refrigerare: più è secco l'ambiente, più velocemente evapora l'acqua, più efficace è il raffreddamento. Il nemico (aridità) diventa alleato (efficienza evaporativa). Il paradosso del fresco desertico.</text:span></text:p>
      <text:p text:style-name="P2"><text:span text:style-name="T3">Zero elettricità, zero gas refrigeranti, zero manutenzione complessa. Solo acqua che evapora portando via il calore, come fa la sudorazione per raffreddare il corpo umano.</text:span></text:p>
      <text:h text:style-name="P1" text:outline-level="3"><text:span text:style-name="T3">La Rivoluzione del Fresco Democratico</text:span></text:h>
      <text:p text:style-name="P2"><text:span text:style-name="T3">Il zeerpot è la tecnologia più democratica mai inventata: chiunque può costruirsi un frigorifero con due vasi di terracotta e un po' di sabbia. Ogni famiglia del Sahara può avere conservazione alimentare efficace spendendo pochi centesimi.</text:span></text:p>
      <text:p text:style-name="P2"><text:span text:style-name="T3">In Nigeria, Sudan, Afghanistan, milioni di persone usano ancora zeerpot moderni per conservare medicinali, verdure, acqua potabile fresca. È il frigorifero off-grid perfetto per i 2 miliardi di persone che non hanno accesso all'elettricità.</text:span></text:p>
      <text:p text:style-name="P2"><text:span text:style-name="T3">Medici rurali che conservano vaccini, donne che mantengono fresche verdure per giorni, bambini che bevono acqua fresca anche nel deserto. È la refrigerazione che libera invece di creare dipendenza.</text:span></text:p>
      <text:h text:style-name="P1" text:outline-level="3"><text:span text:style-name="T3">Lo Scandalo del Fresco Dimenticato</text:span></text:h>
      <text:p text:style-name="P2"><text:span text:style-name="T3">Ma perché, se il zeerpot funziona perfettamente da 5.000 anni, nel mondo ricco usiamo frigoriferi energivori che inquinano e costano fortune? Perché abbiamo dimenticato la saggezza faraonica del raffreddamento naturale?</text:span></text:p>
      <text:p text:style-name="P2"><text:span text:style-name="T3">Ecco il solito sabotaggio dell'ovvio. I zeerpot sono troppo semplici: non richiedono elettricità da vendere, non hanno gas refrigeranti da sostituire, non si rompono generando profitti di riparazione. Sono troppo perfetti per essere commercialmente interessanti.</text:span></text:p>
      <text:p text:style-name="P2"><text:span text:style-name="T3">L'industria della refrigerazione preferisce venderci frigoriferi complessi che consumano energia piuttosto che insegnare che due vasi e sabbia umida possono conservare cibo fresco gratis per sempre.</text:span></text:p>
      <text:h text:style-name="P1" text:outline-level="3"><text:span text:style-name="T3">L'Effetto Moltiplicatore Desertico</text:span></text:h>
      <text:p text:style-name="P2"><text:span text:style-name="T3">Immaginatevi i deserti del futuro: oasi di zeerpot che permettono vita e agricoltura in zone impossibili. Villaggi sahariani completamente autonomi per la conservazione alimentare. Campi profughi dove ogni famiglia ha il suo frigorifero naturale.</text:span></text:p>
      <text:p text:style-name="P2"><text:soft-page-break/><text:span text:style-name="T3">Eco-villaggi che ritornano alla saggezza antica integrandola con design moderno. Fattorie sostenibili che conservano raccolti senza bollette elettriche. Festival estivi dove zeerpot giganti mantengono fresche bevande per migliaia di persone.</text:span></text:p>
      <text:h text:style-name="P1" text:outline-level="3"><text:span text:style-name="T3">La Filosofia del Fresco Naturale</text:span></text:h>
      <text:p text:style-name="P2"><text:span text:style-name="T3">Il zeerpot ci insegna che la migliore tecnologia è quella che sfrutta le leggi naturali invece di combatterle. L'evaporazione raffredda da miliardi di anni - i faraoni hanno solo imparato a canalizzarla intelligentemente.</text:span></text:p>
      <text:p text:style-name="P2"><text:span text:style-name="T3">È la dimostrazione che l'innovazione più rivoluzionaria spesso è quella più antica, quella che ha superato la prova del tempo perché funziona in armonia con la natura.</text:span></text:p>
      <text:h text:style-name="P1" text:outline-level="3"><text:span text:style-name="T3">Il Futuro del Fresco Sostenibile</text:span></text:h>
      <text:p text:style-name="P2"><text:span text:style-name="T3">Tra vent'anni, le case eco-sostenibili avranno zeerpot integrati nell'architettura per conservazione alimentare a zero energia. "Nonno, ma davvero nel 2024 usavate frigoriferi elettrici invece della saggezza faraonica?"</text:span></text:p>
      <text:p text:style-name="P2"><text:span text:style-name="T3">I designer del futuro creeranno zeerpot 2.0: ceramiche high-tech, forme ottimizzate, sistemi automatici di umidificazione, ma sempre basati sul principio millenario dell'evaporazione.</text:span></text:p>
      <text:h text:style-name="P1" text:outline-level="3"><text:span text:style-name="T3">La Lezione dei Faraoni Saggi</text:span></text:h>
      <text:p text:style-name="P2"><text:span text:style-name="T3">Gli antichi egizi ci hanno mostrato che la vera innovazione è eterna: soluzioni che funzionano da millenni perché basate su principi fisici immutabili invece che su tecnologie temporanee.</text:span></text:p>
      <text:p text:style-name="P2"><text:span text:style-name="T3">È l'ingegneria della permanenza: progettare soluzioni che attraversano i secoli perché collaborano con le leggi naturali.</text:span></text:p>
      <text:h text:style-name="P1" text:outline-level="3"><text:span text:style-name="T3">La Democratizzazione del Fresco Evaporativo</text:span></text:h>
      <text:p text:style-name="P2"><text:span text:style-name="T3">Ogni volta che sentirete aria secca e vedrete terracotta, ricordatevi: state sperimentando le condizioni perfette per un zeerpot, il frigorifero più ecologico ed economico mai inventato.</text:span></text:p>
      <text:p text:style-name="P2"><text:span text:style-name="T3">Il zeerpot trasforma ogni persona con accesso a terracotta e acqua in un produttore di freddo sostenibile, capace di conservare alimenti e contribuire alla sicurezza alimentare senza dipendere da energia esterna.</text:span></text:p>
      <text:p text:style-name="P2"><text:soft-page-break/><text:span text:style-name="T3">È l'arte suprema di rubare energia ai flussi della natura: intercettare il processo naturale dell'evaporazione e canalizzarlo in sistemi di raffreddamento che si auto-alimentano con l'acqua e l'aridità ambientale.</text:span></text:p>
      <text:h text:style-name="P1" text:outline-level="3"><text:span text:style-name="T3">La Resurrezione della Saggezza Faraonica</text:span></text:h>
      <text:p text:style-name="P2"><text:span text:style-name="T3">È tempo di riscoprire il zeerpot come soluzione per sostenibilità, emergenze, indipendenza energetica. I faraoni avevano già risolto la refrigerazione: serve solo l'umiltà di imparare dalla loro saggezza.</text:span></text:p>
      <text:p text:style-name="P2"><text:span text:style-name="T3">Il futuro del fresco potrebbe essere molto più antico di quanto immaginiamo.</text:span></text:p>
      <text:p text:style-name="P3"><draw:custom-shape text:anchor-type="as-char" draw:z-index="20" draw:name="Forma7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l'Evaporazione Collaborativa: L'energia più sostenibile si ottiene collaborando con i processi naturali permanenti. Il zeerpot ci insegna che possiamo intercettare l'evaporazione naturale dell'acqua e canalizzarla in sistemi di raffreddamento che funzionano meglio nelle condizioni più estreme, dimostrando che le soluzioni millenarie sono spesso superiori alle tecnologie moderne perché basate su principi fisici eterni.</text:span></text:p>
      <text:p text:style-name="P2"><text:span text:style-name="T3">Ogni volta che sentirete aria secca, ricordatevi: state sperimentando le condizioni ideali per un zeerpot, il frigorifero che trasforma l'aridità nemica in refrigerazione alleata.</text:span></text:p>
      <text:h text:style-name="P1" text:outline-level="1"><text:span text:style-name="T4">Biorigeneratore a Micelio: I Funghi Sintetici che Divorano Rifiuti e Costruiscono Case</text:span></text:h>
      <text:h text:style-name="P1" text:outline-level="2"><text:span text:style-name="T5">📋</text:span><text:span text:style-name="T3"> SCHEDA RAPIDA</text:span></text:h>
      <text:p text:style-name="P2"><text:span text:style-name="T5">⚡</text:span><text:span text:style-name="T3">Potenza: Biogas + syngas + energia termica da rifiuti completi<text:line-break/></text:span><text:span text:style-name="T5">🌍</text:span><text:span text:style-name="T3">Disponibilità: Ovunque ci siano rifiuti organici e plastici<text:line-break/></text:span><text:span text:style-name="T5">🗺️</text:span><text:span text:style-name="T3">Geografia: Tecnologia scalabile per comunità urbane e rurali<text:line-break/></text:span><text:span text:style-name="T5">💰</text:span><text:span text:style-name="T3">Costo: Investimento iniziale alto, autosufficienza energetica totale<text:line-break/></text:span><text:span text:style-name="T5">🔧</text:span><text:span text:style-name="T3">Installazione: Bioreattori + camere pirolisi + sistemi controllo<text:line-break/></text:span><text:span text:style-name="T5">🛠️</text:span><text:span text:style-name="T3">Manutenzione: Monitoraggio microrganismi, controllo temperature<text:line-break/></text:span><text:span text:style-name="T5">📊</text:span><text:span text:style-name="T3">Stato: Concept avanzato biotecnologie sintetiche, prototipi possibili<text:line-break/></text:span><text:span text:style-name="T5">📈</text:span><text:span text:style-name="T3">Scalabilità: Da quartieri a intere città auto-rigeneranti</text:span></text:p>
      <text:p text:style-name="P3"><draw:custom-shape text:anchor-type="as-char" draw:z-index="21" draw:name="Forma7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ERÀ IL MONDO</text:span></text:h>
      <text:p text:style-name="P2"><text:span text:style-name="T3">Immaginate una fabbrica biologica dove funghi geneticamente potenziati e batteri progettati in laboratorio lavorano insieme per divorare montagne di rifiuti - plastica, scarti alimentari, tessuti sintetici, qualsiasi cosa - e sputare fuori energia, biogas, mattoni da costruzione e fertilizzanti. Non </text:span><text:soft-page-break/><text:span text:style-name="T3">è fantascienza: è il Biorigeneratore a Micelio, la tecnologia che trasforma ogni discarica in una miniera di risorse e ogni città in un organismo auto-rigenerante.</text:span></text:p>
      <text:p text:style-name="P2"><text:span text:style-name="T3">Questo sistema rivoluzionario combina micelio di funghi super-evoluti (</text:span><text:span text:style-name="T6">Pleurotus</text:span><text:span text:style-name="T3">, </text:span><text:span text:style-name="T6">Ganoderma</text:span><text:span text:style-name="T3"> modificati) con microrganismi sintetici programmati per accelerare la decomposizione, creando un ecosistema artificiale che lavora migliaia di volte più velocemente della natura normale.</text:span></text:p>
      <text:h text:style-name="P1" text:outline-level="3"><text:span text:style-name="T3">Il Genio della Sinergia Bio-Sintetica</text:span></text:h>
      <text:p text:style-name="P2"><text:span text:style-name="T3">Il Biorigeneratore è un ecosistema tecnologico in due fasi: Fase Biologica dove microrganismi sintetici e micelio divorano rifiuti organici producendo biogas, biofertilizzanti e mattoni di micelio; Fase Pirolitica dove rifiuti plastici e sintetici vengono scomposti termicamente producendo syngas, olio di pirolisi e carbonio attivo.</text:span></text:p>
      <text:p text:style-name="P2"><text:span text:style-name="T3">I microrganismi sintetici sono batteri designer ottimizzati per velocizzare la degradazione di materiali complessi - grassi, proteine, perfino plastiche difficili. Il micelio completa il lavoro creando reti fibrose che legano i residui trasformandoli in materiali da costruzione viventi.</text:span></text:p>
      <text:p text:style-name="P2"><text:span text:style-name="T3">È l'economia circolare biologica perfetta: zero rifiuti, zero sprechi, tutto si trasforma in energia o materiali utili. Tonnellate di spazzatura diventano case, carburante e fertilizzanti in poche settimane invece che secoli.</text:span></text:p>
      <text:h text:style-name="P1" text:outline-level="3"><text:span text:style-name="T3">La Rivoluzione della Città Autofagica</text:span></text:h>
      <text:p text:style-name="P2"><text:span text:style-name="T3">Immaginatevi le metropoli del futuro: ogni quartiere con il suo Biorigeneratore che divora i rifiuti locali e produce energia per le case, mattoni di micelio per costruzioni sostenibili, biofertilizzanti per orti urbani. Milano, Roma, Napoli che diventano città autofagiche - si nutrono dei propri rifiuti per crescere e prosperare.</text:span></text:p>
      <text:p text:style-name="P2"><text:span text:style-name="T3">Discariche che si trasformano in centrali bio-energetiche. Periferie che si auto-costruiscono con mattoni cresciuti dai propri scarti. Quartieri che producono più energia di quella che consumano grazie ai rifiuti che trasformano in biogas.</text:span></text:p>
      <text:p text:style-name="P2"><text:span text:style-name="T3">È l'urbanistica simbiotica: città che invece di inquinare si auto-rigenerano trasformando problemi in soluzioni.</text:span></text:p>
      <text:h text:style-name="P1" text:outline-level="3"><text:span text:style-name="T3">Lo Scandalo dei Rifiuti Sprecati</text:span></text:h>
      <text:p text:style-name="P2"><text:span text:style-name="T3">Ma perché, se possiamo trasformare qualsiasi rifiuto in risorse preziose usando biologie sintetiche, continuiamo a seppellire ricchezze in discariche puzzolenti? Perché paghiamo per smaltire quello che potrebbe alimentare e costruire le nostre città?</text:span></text:p>
      <text:p text:style-name="P2"><text:soft-page-break/><text:span text:style-name="T3">Ecco il solito sabotaggio dell'ovvio. Il Biorigeneratore è troppo rivoluzionario: minaccia l'intera industria dello smaltimento, dell'energia e dei materiali da costruzione. Se ogni città diventa auto-rigenerante, chi vende più combustibili, mattoni, fertilizzanti?</text:span></text:p>
      <text:p text:style-name="P2"><text:span text:style-name="T3">È più redditizio mantenere il modello lineare (produci-usa-butta) che abbracciare l'economia circolare biologica che risolve tutto simultaneamente.</text:span></text:p>
      <text:h text:style-name="P1" text:outline-level="3"><text:span text:style-name="T3">L'Effetto Moltiplicatore Microbico</text:span></text:h>
      <text:p text:style-name="P2"><text:span text:style-name="T3">Il Biorigeneratore non è solo una macchina: è un organismo tecnologico che si evolve migliorando le proprie prestazioni. I microrganismi sintetici possono essere riprogrammati per gestire nuovi tipi di rifiuti, il micelio può essere selezionato per produrre materiali con proprietà specifiche.</text:span></text:p>
      <text:p text:style-name="P2"><text:span text:style-name="T3">Versioni agricole che trasformano scarti di raccolto in biocarburanti e ammendanti. Versioni industriali che gestiscono rifiuti chimici complessi. Versioni marine che puliscono oceani trasformando plastica in energia per comunità costiere.</text:span></text:p>
      <text:h text:style-name="P1" text:outline-level="3"><text:span text:style-name="T3">La Filosofia dell'Auto-Rigenerazione</text:span></text:h>
      <text:p text:style-name="P2"><text:span text:style-name="T3">Il Biorigeneratore ci insegna che la migliore tecnologia è quella che imita gli ecosistemi ma li potenzia con intelligenza sintetica. La natura ricicla tutto, ma lentamente; noi possiamo accelerare i suoi processi mantenendone la saggezza circolare.</text:span></text:p>
      <text:p text:style-name="P2"><text:span text:style-name="T3">È la dimostrazione che il futuro sostenibile non significa rinunciare alla tecnologia, ma usarla per amplificare i cicli naturali fino a renderli perfetti.</text:span></text:p>
      <text:h text:style-name="P1" text:outline-level="3"><text:span text:style-name="T3">Il Futuro delle Città Viventi</text:span></text:h>
      <text:p text:style-name="P2"><text:span text:style-name="T3">Tra vent'anni, le città del futuro saranno organismi viventi che si auto-nutrono, si auto-costruiscono, si auto-riparano usando i Biorigeneratori come apparati digestivi urbani. "Nonno, ma davvero nel 2024 buttavate via i rifiuti invece di farli lavorare per voi?"</text:span></text:p>
      <text:p text:style-name="P2"><text:span text:style-name="T3">Quartieri che crescono mattoni di micelio sui tetti. Strade che si auto-riparano con carbonio attivo prodotto dai rifiuti locali. Giardini che prosperano con biofertilizzanti nati dalla spazzatura del quartiere.</text:span></text:p>
      <text:h text:style-name="P1" text:outline-level="3"><text:span text:style-name="T3">La Lezione dei Funghi Saggi</text:span></text:h>
      <text:p text:style-name="P2"><text:soft-page-break/><text:span text:style-name="T3">I funghi sono i maestri del riciclaggio naturale: trasformano morte in vita, scarti in nutrimento, decomposizione in rigenerazione. Potenziarli con biologia sintetica significa accelerare la saggezza della natura senza perderne l'eleganza.</text:span></text:p>
      <text:p text:style-name="P2"><text:span text:style-name="T3">È l'ingegneria della rigenerazione: progettare sistemi che non solo non inquinano, ma migliorano attivamente l'ambiente che li ospita.</text:span></text:p>
      <text:h text:style-name="P1" text:outline-level="3"><text:span text:style-name="T3">La Democratizzazione della Rigenerazione Urbana</text:span></text:h>
      <text:p text:style-name="P2"><text:span text:style-name="T3">Ogni volta che vedrete rifiuti, ricordatevi: state guardando materiali da costruzione, energia e fertilizzanti potenziali che aspettano solo un Biorigeneratore per essere trasformati in ricchezza comunitaria.</text:span></text:p>
      <text:p text:style-name="P2"><text:span text:style-name="T3">Il Biorigeneratore trasforma ogni comunità in un ecosistema auto-rigenerante, capace di trasformare i propri problemi in risorse e contribuire alla sostenibilità planetaria.</text:span></text:p>
      <text:p text:style-name="P2"><text:span text:style-name="T3">È l'arte suprema di rubare energia ai flussi della natura potenziata: intercettare i processi di decomposizione naturali e amplificarli con microrganismi sintetici e micelio selezionato, creando sistemi che trasformano qualsiasi rifiuto in energia, materiali e fertilizzanti utilizzabili.</text:span></text:p>
      <text:h text:style-name="P1" text:outline-level="3"><text:span text:style-name="T3">La Rivoluzione Bio-Sintetica</text:span></text:h>
      <text:p text:style-name="P2"><text:span text:style-name="T3">Il Biorigeneratore rappresenta l'inizio dell'era bio-sintetica: tecnologie che non sostituiscono la natura ma la potenziano intelligentemente, creando simbiosi perfette tra biologia naturale e ingegneria avanzata.</text:span></text:p>
      <text:p text:style-name="P2"><text:span text:style-name="T3">Il futuro sarà molto più fungino di quanto immaginiamo.</text:span></text:p>
      <text:p text:style-name="P3"><draw:custom-shape text:anchor-type="as-char" draw:z-index="22" draw:name="Forma7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p text:style-name="P2"><text:span text:style-name="T3">Il Principio della Rigenerazione Bio-Sintetica: L'energia più intelligente si ottiene potenziando i cicli naturali invece di sostituirli. Il Biorigeneratore ci insegna che possiamo intercettare i processi di decomposizione e amplificarli con microrganismi sintetici e micelio selezionato, creando sistemi che trasformano qualsiasi rifiuto in energia e materiali utili, dimostrando che la tecnologia migliore collabora con la biologia naturale potenziandola.</text:span></text:p>
      <text:p text:style-name="P2"><text:span text:style-name="T3">Ogni volta che vedrete rifiuti, ricordatevi: state assistendo a risorse potenziali che aspettano solo la giusta combinazione di funghi e batteri sintetici per trasformarsi in energia, mattoni e fertilizzanti per la vostra comunità.</text:span></text:p>
      <text:h text:style-name="P1" text:outline-level="1"><text:soft-page-break/><text:span text:style-name="T7">🌊</text:span><text:span text:style-name="T4"> REWEC3: L'ARTE DI RUBARE ENERGIA AL RESPIRO DEL MARE</text:span></text:h>
      <text:h text:style-name="P1" text:outline-level="2"><text:span text:style-name="T5">📋</text:span><text:span text:style-name="T3"> SCHEDA RAPIDA</text:span></text:h>
      <text:p text:style-name="P2"><text:span text:style-name="T5">🔋</text:span><text:span text:style-name="T3">Potenza: 2.5 MW per 124 unità (20 kW cadauna) - scalabile infinitamente<text:line-break/></text:span><text:span text:style-name="T5">🌍</text:span><text:span text:style-name="T3">Disponibilità: Ogni costa del mondo - il mare non dorme mai<text:line-break/></text:span><text:span text:style-name="T5">🗺️</text:span><text:span text:style-name="T3">Geografia: Perfetto per Mediterraneo e coste moderate (2-3m onde)<text:line-break/></text:span><text:span text:style-name="T5">💰</text:span><text:span text:style-name="T3">Costo: Integrazione in porti esistenti - investimento ammortizzato<text:line-break/></text:span><text:span text:style-name="T5">🔧</text:span><text:span text:style-name="T3">Installazione: Si innesta nelle dighe foranee già costruite<text:line-break/></text:span><text:span text:style-name="T5">⚙️</text:span><text:span text:style-name="T3">Manutenzione: Minima - la tecnologia U-OWC è auto-sostenente<text:line-break/></text:span><text:span text:style-name="T5">📈</text:span><text:span text:style-name="T3">Stato: FUNZIONANTE a Civitavecchia dal professor Paolo Boccotti<text:line-break/></text:span><text:span text:style-name="T5">📊</text:span><text:span text:style-name="T3">Scalabilità: Ogni porto diventa una centrale elettrica oceanica</text:span></text:p>
      <text:p text:style-name="P3"><draw:custom-shape text:anchor-type="as-char" draw:z-index="23" draw:name="Forma7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MARE CHE DIVENTA BATTERIA INFINITA</text:span></text:h>
      <text:h text:style-name="P1" text:outline-level="3"><text:span text:style-name="T5">🌊</text:span><text:span text:style-name="T3"> Il Segreto del Respiro Oceanico</text:span></text:h>
      <text:p text:style-name="P2"><text:span text:style-name="T3">Immagina di camminare sul molo di Civitavecchia al tramonto. Senti il mare respirare: inspira, espira, inspira, espira. Quello che per te è il rilassante suono delle onde, per il professor Paolo Boccotti è stata una rivelazione energetica che ha cambiato per sempre il modo di pensare l'energia marina.</text:span></text:p>
      <text:p text:style-name="P2"><text:span text:style-name="T3">"Perché sprecare questo respiro infinito?" si è chiesto Paolo, osservando le onde che si infrangevano contro le dighe foranee. Il mare respira 86.400 volte al giorno, ogni giorno, da miliardi di anni. È la più grande macchina respiratoria del pianeta, e nessuno fino ad allora aveva pensato di trasformare questo respiro in elettricità per le nostre case.</text:span></text:p>
      <text:h text:style-name="P1" text:outline-level="3"><text:span text:style-name="T5">🔬</text:span><text:span text:style-name="T3"> La Genialità del Condotto a U</text:span></text:h>
      <text:p text:style-name="P2"><text:span text:style-name="T3">Il REWEC3 non è solo un'invenzione, è una filosofia energetica rivoluzionaria. Mentre tutti gli altri sistemi cercavano di "catturare" le onde con strutture complesse e costose, Paolo Boccotti ha capito che bisognava dialogare con il mare, non combatterlo.</text:span></text:p>
      <text:p text:style-name="P2"><text:span text:style-name="T3">Il segreto sta nel condotto a forma di U - una genialità italiana che ha fatto scuola nel mondo. Quando l'onda entra nel condotto, la colonna d'acqua inizia a oscillare come il pistone di un motore gigantesco. Ma non è un pistone qualunque: è sintonizzato sulla frequenza naturale del mare, come un diapason che vibra in perfetta armonia.</text:span></text:p>
      <text:p text:style-name="P2"><text:span text:style-name="T3">Ogni oscillazione è energia pura. L'acqua sale e scende, comprime e decomprime l'aria sopra di essa, creando un flusso d'aria pulsante che alimenta una turbina auto-rettificante. È come se il mare stesse soffiando direttamente nelle nostre turbine, regalandoci la sua forza infinita.</text:span></text:p>
      <text:h text:style-name="P1" text:outline-level="3"><text:soft-page-break/><text:span text:style-name="T5">🏭</text:span><text:span text:style-name="T3"> Quando i Porti Diventano Centrali Elettriche</text:span></text:h>
      <text:p text:style-name="P2"><text:span text:style-name="T3">La vera magia del REWEC3 è che trasforma ogni porto in una centrale elettrica. Non serve costruire nulla di nuovo: le dighe foranee che già proteggono i porti diventano i supporti perfetti per questi "respiratori energetici".</text:span></text:p>
      <text:p text:style-name="P2"><text:span text:style-name="T3">A Civitavecchia, 124 unità REWEC3 lavorano in silenzio, ognuna catturando il respiro del mare e trasformandolo in 20 kW di elettricità pulita. Insieme producono 2.5 MW - abbastanza per alimentare 2.000 famiglie italiane, solo con il movimento naturale delle onde.</text:span></text:p>
      <text:p text:style-name="P2"><text:span text:style-name="T3">Ma ecco il colpo di genio: ogni porto del Mediterraneo potrebbe fare lo stesso. Napoli, Genova, Marsiglia, Barcellona, Atene - immagina migliaia di porti che invece di consumare energia dalla rete, la producono per le loro città. Il Mediterraneo diventerebbe la più grande centrale elettrica marina del mondo.</text:span></text:p>
      <text:h text:style-name="P1" text:outline-level="3"><text:span text:style-name="T5">🌍</text:span><text:span text:style-name="T3"> La Rivoluzione delle Onde Moderate</text:span></text:h>
      <text:p text:style-name="P2"><text:span text:style-name="T3">Tutti pensavano che per sfruttare l'energia marina servissero le onde gigantesche dell'oceano Atlantico. Il professor Boccotti ha dimostrato che le onde moderate del Mediterraneo sono perfette. Onde di 2-3 metri - quelle che vediamo ogni giorno dalle nostre coste - contengono energia sufficiente per alimentare intere comunità.</text:span></text:p>
      <text:p text:style-name="P2"><text:span text:style-name="T3">Questo significa che ogni paese costiero del mondo può diventare energeticamente indipendente. Le Maldive, la Grecia, la Croazia, la Sardegna - tutte quelle meravigliose destinazioni che oggi dipendono da costosi generatori diesel, potrebbero alimentarsi con il respiro infinito del mare.</text:span></text:p>
      <text:h text:style-name="P1" text:outline-level="3"><text:span text:style-name="T5">🔄</text:span><text:span text:style-name="T3"> Dalla Distruzione alla Creazione</text:span></text:h>
      <text:p text:style-name="P2"><text:span text:style-name="T3">Qui si nasconde la lezione più profonda del REWEC3: invece di resistere alla forza del mare (come fanno le tradizionali barriere frangiflutti), questo sistema la abbraccia e la trasforma. È l'essenza della bio-creazione: collaborare con i flussi naturali invece di combatterli.</text:span></text:p>
      <text:p text:style-name="P2"><text:span text:style-name="T3">Le onde che prima erano solo una "minaccia" da contenere, diventano alleate energetiche. Ogni tempesta, invece di portare distruzione, porta abbondanza elettrica. È il ribaltamento completo del paradigma: dalla paura del mare alla gratitudine energetica.</text:span></text:p>
      <text:h text:style-name="P1" text:outline-level="3"><text:span text:style-name="T5">🚀</text:span><text:span text:style-name="T3"> Il Futuro che Respira con il Mare</text:span></text:h>
      <text:p text:style-name="P2"><text:span text:style-name="T3">Immagina il mondo fra 20 anni: ogni costa del pianeta punteggiata di questi "respiratori marini", che catturano silenziosamente l'energia infinita delle onde. Non più petroliere che inquinano i mari, </text:span><text:soft-page-break/><text:span text:style-name="T3">ma mari che alimentano le città. Non più guerre per il petrolio, ma pace energetica garantita dal respiro eterno dell'oceano.</text:span></text:p>
      <text:p text:style-name="P2"><text:span text:style-name="T3">Le comunità costiere, che oggi sono spesso le più povere energeticamente, diventerebbero le più ricche di energia pulita. I pescatori potrebbero ricaricare le loro barche elettriche direttamente al porto. Le isole remote potrebbero desalinizzare l'acqua marina con l'energia delle loro stesse onde.</text:span></text:p>
      <text:p text:style-name="P3"><draw:custom-shape text:anchor-type="as-char" draw:z-index="24" draw:name="Forma7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RISONANZA NATURALE</text:span></text:h>
      <text:p text:style-name="P2"><text:span text:style-name="T3">Il REWEC3 ci insegna uno dei segreti più profondi dell'Arte di Rubare Energia ai Flussi della Natura: la risonanza è più potente della resistenza.</text:span></text:p>
      <text:p text:style-name="P2"><text:span text:style-name="T3">Invece di opporsi alla frequenza naturale delle onde, il sistema si sintonizza su di essa, come un musicista che accorda il suo strumento. Quando sei in risonanza con un flusso naturale, l'energia si moltiplica invece di dissiparsi.</text:span></text:p>
      <text:p text:style-name="P2"><text:span text:style-name="T3">Questo principio vale per ogni tecnologia energetica del futuro: non combattere i flussi naturali, danza con loro. Il mare respira da miliardi di anni - tutto quello che dovevamo fare era imparare a respirare insieme a lui.</text:span></text:p>
      <text:p text:style-name="P2"><text:span text:style-name="T3">Il REWEC3 non è solo una macchina: è la prova che quando l'uomo smette di dominare la natura e inizia a collaborare con essa, nascono miracoli energetici che possono cambiare il mondo.</text:span><text:span text:style-name="T5">🌊⚡</text:span></text:p>
      <text:h text:style-name="P1" text:outline-level="1"><text:span text:style-name="T7">🏗️</text:span><text:span text:style-name="T4"> TORRI SOLARI: QUANDO I DESERTI DIVENTANO GIGANTI ENERGETICI</text:span></text:h>
      <text:h text:style-name="P1" text:outline-level="2"><text:span text:style-name="T5">📋</text:span><text:span text:style-name="T3"> SCHEDA RAPIDA</text:span></text:h>
      <text:p text:style-name="P2"><text:span text:style-name="T5">🔋</text:span><text:span text:style-name="T3">Potenza: 400 MW per torre (pari a centrale nucleare) - senza scorie!<text:line-break/></text:span><text:span text:style-name="T5">🌍</text:span><text:span text:style-name="T3">Disponibilità: Ogni deserto del mondo - sole garantito 300+ giorni/anno<text:line-break/></text:span><text:span text:style-name="T5">🗺️</text:span><text:span text:style-name="T3">Geografia: Perfetto per Australia, Namibia, Sahara, Arizona, Atacama<text:line-break/></text:span><text:span text:style-name="T5">💰</text:span><text:span text:style-name="T3">Costo: Alto investimento iniziale, poi energia gratis per 50+ anni<text:line-break/></text:span><text:span text:style-name="T5">🔧</text:span><text:span text:style-name="T3">Installazione: Torre 1000m + serra gigante - progetto decennale<text:line-break/></text:span><text:span text:style-name="T5">⚙️</text:span><text:span text:style-name="T3">Manutenzione: Minima - sfrutta solo fisica e gravità<text:line-break/></text:span><text:span text:style-name="T5">📈</text:span><text:span text:style-name="T3">Stato: COSTRUZIONE in Australia (200+200 MW) e Namibia (400 MW)<text:line-break/></text:span><text:span text:style-name="T5">📊</text:span><text:span text:style-name="T3">Scalabilità: Ogni deserto può ospitare decine di torri colossali</text:span></text:p>
      <text:p text:style-name="P3"><draw:custom-shape text:anchor-type="as-char" draw:z-index="25" draw:name="Forma7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 GIGANTI DEL DESERTO CHE RUBANO ENERGIA AL SOLE</text:span></text:h>
      <text:h text:style-name="P1" text:outline-level="3"><text:span text:style-name="T5">🌅</text:span><text:span text:style-name="T3"> La Visione di un Secolo Fa</text:span></text:h>
      <text:p text:style-name="P2"><text:soft-page-break/><text:span text:style-name="T3">Era il 1903 quando il colonnello spagnolo Isidoro Cabanyes osservò il deserto e ebbe una visione che avrebbe cambiato il futuro dell'energia mondiale. Vedendo l'aria calda salire dalle dune infuocate, si chiese: "E se trasformassimo ogni deserto in una gigantesca centrale elettrica?"</text:span></text:p>
      <text:p text:style-name="P2"><text:span text:style-name="T3">Per oltre un secolo quella visione è rimasta un sogno. Fino a oggi. In Australia e Namibia stanno nascendo i primi giganti energetici: torri di oltre 1000 metri che trasformano il calore del deserto in fiumi di elettricità pulita. Non sono fantascienza - sono realtà in costruzione.</text:span></text:p>
      <text:h text:style-name="P1" text:outline-level="3"><text:span text:style-name="T5">🏗️</text:span><text:span text:style-name="T3"> Architettura da Sogno: Quando l'Ingegneria Incontra la Natura</text:span></text:h>
      <text:p text:style-name="P2"><text:span text:style-name="T3">Immagina una torre alta quanto tre Empire State Building impilati, che svetta dal cuore di un deserto. Alla sua base, una serra trasparente si estende per chilometri quadrati come un oceano di vetro che cattura ogni raggio di sole.</text:span></text:p>
      <text:p text:style-name="P2"><text:span text:style-name="T3">È la più semplice e geniale delle invenzioni: il sole riscalda l'aria sotto la serra, l'aria calda sale naturalmente verso il cielo attraverso la torre, e questo flusso d'aria infinito fa girare turbine che generano elettricità. Nessun combustibile, nessuna scoria, solo fisica pura e gravità.</text:span></text:p>
      <text:p text:style-name="P2"><text:span text:style-name="T3">La torre australiana da 200+200 MW e quella namibiana da 400 MW sono capolavori di bio-creazione: invece di combattere il deserto, lo trasformano nel più potente alleato energetico del pianeta. Ogni granello di sabbia diventa complice della rivoluzione energetica.</text:span></text:p>
      <text:h text:style-name="P1" text:outline-level="3"><text:span text:style-name="T5">🌊</text:span><text:span text:style-name="T3"> Il Fiume d'Aria Che Non Si Ferma Mai</text:span></text:h>
      <text:p text:style-name="P2"><text:span text:style-name="T3">All'interno di questi giganti succede un miracolo fisico continuo. L'effetto camino naturale crea un fiume d'aria ascensionale che fluisce 24 ore su 24, trascinato dalla differenza di temperatura tra la base rovente e la cima della torre.</text:span></text:p>
      <text:p text:style-name="P2"><text:span text:style-name="T3">È come se il deserto respirasse elettricità. Durante il giorno, il sole alimenta un flusso d'aria potentissimo. Ma ecco la magia: anche di notte il sistema continua a funzionare! Il terreno sotto la serra, riscaldato durante il giorno, rilascia calore per ore, mantenendo attivo il flusso energetico.</text:span></text:p>
      <text:p text:style-name="P2"><text:span text:style-name="T3">Una singola torre da 400 MW alimenta 150.000 case - l'equivalente di una città come Modena o Reggio Emilia, alimentata solo dal respiro del deserto. E può farlo per 50 anni consecutivi senza interruzioni.</text:span></text:p>
      <text:h text:style-name="P1" text:outline-level="3"><text:span text:style-name="T5">🌱</text:span><text:span text:style-name="T3"> Il Miracolo del Deserto che Fiorisce</text:span></text:h>
      <text:p text:style-name="P2"><text:span text:style-name="T3">Ma la vera magia delle torri solari va oltre l'energia. Sotto la serra si crea un microclima perfetto per l'agricoltura. Il deserto più arido del mondo si trasforma in un'oasi verde dove crescono ortaggi, frutta e cereali.</text:span></text:p>
      <text:p text:style-name="P2"><text:soft-page-break/><text:span text:style-name="T3">In Namibia e Australia, intorno alle torri stanno nascendo fattorie del deserto che producono cibo per migliaia di persone. È la dimostrazione perfetta della bio-creazione: invece di sfruttare la terra, la facciamo fiorire. Invece di consumare risorse, ne creiamo di nuove.</text:span></text:p>
      <text:p text:style-name="P2"><text:span text:style-name="T3">Immagina il Sahara costellato di queste torri: ogni torre alimenterebbe una città europea, e alla sua base crescerebbero foreste di datteri, agrumi e cereali. Il deserto più grande del mondo diventerebbe il giardino energetico dell'umanità.</text:span></text:p>
      <text:h text:style-name="P1" text:outline-level="3"><text:span text:style-name="T5">🔄</text:span><text:span text:style-name="T3"> Dal Nemico all'Alleato: La Rivoluzione del Deserto</text:span></text:h>
      <text:p text:style-name="P2"><text:span text:style-name="T3">Per millenni, i deserti sono stati considerati terre morte, ostili alla vita umana. Le torri solari ribaltano completamente questa visione: i deserti diventano i polmoni energetici del pianeta.</text:span></text:p>
      <text:p text:style-name="P2"><text:span text:style-name="T3">Il deserto del Kalahari in Namibia, l'Outback australiano, il Sahara, il deserto di Atacama, quello del Mojave - tutti questi "nemici" dell'umanità si rivelano essere alleati energetici infiniti. Ogni deserto può ospitare centinaia di torri, ognuna capace di alimentare una città.</text:span></text:p>
      <text:p text:style-name="P2"><text:span text:style-name="T3">È la vendetta della natura: le terre che abbiamo abbandonato perché "inutili" si rivelano essere le miniere d'oro energetiche del futuro. E non si esauriranno mai, perché il sole splenderà per altri 5 miliardi di anni.</text:span></text:p>
      <text:h text:style-name="P1" text:outline-level="3"><text:span text:style-name="T5">🌍</text:span><text:span text:style-name="T3"> La Mappa del Futuro Energetico</text:span></text:h>
      <text:p text:style-name="P2"><text:span text:style-name="T3">Guarda una mappa del mondo e individua tutti i deserti: Sahara, Kalahari, Grande Deserto Australiano, Gobi, Atacama, Sonora, Thar. Ognuno di questi può diventare una superpotenza energetica.</text:span></text:p>
      <text:p text:style-name="P2"><text:span text:style-name="T3">L'Australia con le sue torri potrebbe alimentare tutta l'Oceania. Il Sahara potrebbe elettrificare l'intera Africa e l'Europa. Il deserto di Atacama potrebbe rendere energeticamente indipendente tutto il Sud America.</text:span></text:p>
      <text:p text:style-name="P2"><text:span text:style-name="T3">Non più guerre per il petrolio, ma alleanze per i deserti. I paesi con grandi deserti diventerebbero i nuovi ricchi energetici, ma ricchi di energia pulita che non inquina e non si esaurisce mai.</text:span></text:p>
      <text:h text:style-name="P1" text:outline-level="3"><text:span text:style-name="T5">🚀</text:span><text:span text:style-name="T3"> Il Futuro che Tocca il Cielo</text:span></text:h>
      <text:p text:style-name="P2"><text:span text:style-name="T3">Immagina il mondo fra 30 anni: centinaia di torri di 1000 metri che punteggiano i deserti come fari di speranza energetica. Ogni continente autosufficiente energeticamente, alimentato dal respiro infinito dei suoi deserti.</text:span></text:p>
      <text:p text:style-name="P2"><text:soft-page-break/><text:span text:style-name="T3">Le città del futuro sorgeranno intorno a queste torri: metropoli del deserto dove l'energia è abbondante e gratuita, dove l'acqua viene desalinizzata con energia solare infinita, dove vertical farm producono cibo in abbondanza.</text:span></text:p>
      <text:p text:style-name="P2"><text:span text:style-name="T3">I nostri figli cresceranno guardando questi giganti energetici come noi guardiamo le montagne: naturali, eterni, rassicuranti. Per loro sarà normale che ogni deserto sia una centrale elettrica, che ogni torre sia un simbolo di abbondanza energetica.</text:span></text:p>
      <text:p text:style-name="P3"><draw:custom-shape text:anchor-type="as-char" draw:z-index="26" draw:name="Forma7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GRANDEZZA NATURALE</text:span></text:h>
      <text:p text:style-name="P2"><text:span text:style-name="T3">Le torri solari ci insegnano che nella natura, più grande è spesso più efficiente. L'effetto camino funziona meglio quanto più alta è la torre, proprio come i grandi alberi catturano più sole delle piantine.</text:span></text:p>
      <text:p text:style-name="P2"><text:span text:style-name="T3">Questo principio ribalta l'idea che "piccolo è bello" nell'energia: a volte gigante è geniale. Una torre da 1000 metri è più efficiente di mille turbine eoliche, perché sfrutta un principio fisico scalabile all'infinito.</text:span></text:p>
      <text:p text:style-name="P2"><text:span text:style-name="T3">Il segreto è pensare come la natura: non lottare contro le leggi fisiche, ma amplificarle. Il calore sale verso l'alto - allora costruiamo torri altissime. L'aria calda ha più energia - allora scaldiamola il più possibile.</text:span></text:p>
      <text:p text:style-name="P2"><text:span text:style-name="T3">Le torri solari non sono solo macchine energetiche: sono cattedrali della bio-creazione, monumenti alla capacità umana di collaborare con le forze naturali invece di combatterle. Ogni torre è la prova che quando pensiamo in grande come la natura, nascono giganti che possono cambiare il mondo. </text:span><text:span text:style-name="T5">🌅⚡</text:span></text:p>
      <text:h text:style-name="P1" text:outline-level="1"><text:span text:style-name="T7">🍄</text:span><text:span text:style-name="T4"> PESTICIDI MICOTICI: QUANDO I FUNGHI DIVENTANO GUERRIERI DELLA NATURA</text:span></text:h>
      <text:h text:style-name="P1" text:outline-level="2"><text:span text:style-name="T5">📋</text:span><text:span text:style-name="T3"> SCHEDA RAPIDA</text:span></text:h>
      <text:p text:style-name="P2"><text:span text:style-name="T5">🔋</text:span><text:span text:style-name="T3">Potenza: Eliminazione mirata parassiti senza danneggiare insetti utili<text:line-break/></text:span><text:span text:style-name="T5">🌍</text:span><text:span text:style-name="T3">Disponibilità: Funghi presenti ovunque - esercito naturale infinito<text:line-break/></text:span><text:span text:style-name="T5">🗺️</text:span><text:span text:style-name="T3">Geografia: Applicabile in ogni zona agricola del pianeta<text:line-break/></text:span><text:span text:style-name="T5">💰</text:span><text:span text:style-name="T3">Costo: Produzione biologica economica vs pesticidi chimici costosi<text:line-break/></text:span><text:span text:style-name="T5">🔧</text:span><text:span text:style-name="T3">Installazione: Spray naturale - stessa facilità dei pesticidi tradizionali<text:line-break/></text:span><text:span text:style-name="T5">⚙️</text:span><text:span text:style-name="T3">Manutenzione: Autosufficiente - i funghi si riproducono da soli<text:line-break/></text:span><text:span text:style-name="T5">📈</text:span><text:span text:style-name="T3">Stato: BREVETTATO da Paul Stamets - pronto per diffusione globale<text:line-break/></text:span><text:span text:style-name="T5">📊</text:span><text:span text:style-name="T3">Scalabilità: Da giardino domestico a piantagioni continentali</text:span></text:p>
      <text:p text:style-name="P3"><draw:custom-shape text:anchor-type="as-char" draw:z-index="27" draw:name="Forma7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SERCITO SEGRETO CHE VIVE SOTTO I NOSTRI PIEDI</text:span></text:h>
      <text:h text:style-name="P1" text:outline-level="3"><text:soft-page-break/><text:span text:style-name="T5">🕵️</text:span><text:span text:style-name="T3"> Il Detective dei Funghi e la Sua Scoperta Rivoluzionaria</text:span></text:h>
      <text:p text:style-name="P2"><text:span text:style-name="T3">Paul Stamets non è un micologo qualunque. È l'Indiana Jones dei funghi, l'uomo che ha trascorso una vita a esplorare il regno nascosto che vive sotto i nostri piedi. E un giorno, osservando un afide morto coperto di filamenti fungini, ha avuto una rivelazione che potrebbe salvare l'agricoltura mondiale: "E se i funghi fossero i guerrieri perfetti contro i parassiti?"</text:span></text:p>
      <text:p text:style-name="P2"><text:span text:style-name="T3">Quella visione ha portato alla nascita dei pesticidi micotici - l'arma biologica più sofisticata mai creata dalla natura. Non stiamo parlando di chimica tossica prodotta in laboratorio, ma di soldati microscopici che sanno esattamente chi colpire e chi proteggere.</text:span></text:p>
      <text:h text:style-name="P1" text:outline-level="3"><text:span text:style-name="T5">🎯</text:span><text:span text:style-name="T3"> Assassini di Precisione: La Guerra Biologica Perfetta</text:span></text:h>
      <text:p text:style-name="P2"><text:span text:style-name="T3">Il genio dei funghi entomopatogeni come </text:span><text:span text:style-name="T6">Metarhiziumanisopliae</text:span><text:span text:style-name="T3"> e </text:span><text:span text:style-name="T6">Beauveriabassiana</text:span><text:span text:style-name="T3"> è la loro precisione chirurgica. Sono assassini specializzati che riconoscono il loro bersaglio con una precisione che farebbe invidia al miglior cecchino.</text:span></text:p>
      <text:p text:style-name="P2"><text:span text:style-name="T3">Ecco come funziona questo miracolo biologico: quando una spora di fungo incontra un insetto nocivo, lo riconosce chimicamente come nemico. Si attacca al suo esoscheletro, lo perfora con enzimi specializzati, e inizia a proliferare all'interno dell'insetto. In pochi giorni, il parassita è morto e il suo corpo diventa una fabbrica di nuove spore pronte a colpire altri nemici.</text:span></text:p>
      <text:p text:style-name="P2"><text:span text:style-name="T3">Ma la vera magia è che questi funghi ignorano completamente le api, le coccinelle e tutti gli insetti benefici. È come avere un esercito che sa distinguere perfettamente amici da nemici - qualcosa che nessun pesticida chimico è mai riuscito a fare.</text:span></text:p>
      <text:h text:style-name="P1" text:outline-level="3"><text:span text:style-name="T5">🧬</text:span><text:span text:style-name="T3"> L'Invenzione del Controllo Biologico</text:span></text:h>
      <text:p text:style-name="P2"><text:span text:style-name="T3">Paul Stamets ha fatto un passo oltre la natura: ha creato funghi "non sporulanti" - versioni modificate che mantengono la loro letalità contro i parassiti ma non si diffondono incontrollatamente. È l'equivalente biologico di un interruttore di sicurezza.</text:span></text:p>
      <text:p text:style-name="P2"><text:span text:style-name="T3">Questa innovazione risolve l'unica preoccupazione sui pesticidi micotici: la possibilità di diffusione incontrollata. Ora abbiamo armi biologiche intelligenti che colpiscono solo quando e dove serve, senza mai sfuggire al nostro controllo.</text:span></text:p>
      <text:p text:style-name="P2"><text:span text:style-name="T3">Immagina campi di grano, vigne e frutteti protetti da guardiani invisibili che pattugliano silenziosamente, eliminando ogni parassita nocivo senza mai toccare un'ape o una farfalla. È la realizzazione del sogno di ogni agricoltore: protezione totale senza veleni.</text:span></text:p>
      <text:h text:style-name="P1" text:outline-level="3"><text:span text:style-name="T5">🌱</text:span><text:span text:style-name="T3"> La Fine dell'Era Tossica</text:span></text:h>
      <text:p text:style-name="P2"><text:soft-page-break/><text:span text:style-name="T3">Per decenni abbiamo versato miliardi di litri di pesticidi chimici sui nostri campi, avvelenando il suolo, l'acqua e noi stessi. I pesticidi di Stamets rappresentano la fine di quest'era tossica. Niente più residui cancerogeni sulla frutta, niente più falde acquifere contaminate, niente più moria di api.</text:span></text:p>
      <text:p text:style-name="P2"><text:span text:style-name="T3">I pesticidi micotici sono completamente biodegradabili - dopo aver fatto il loro lavoro, spariscono senza lasciare traccia, come soldati fantasma che si dissolvono nella natura. Il suolo rimane fertile, l'acqua resta pura, e gli ecosistemi prosperano invece di morire.</text:span></text:p>
      <text:p text:style-name="P2"><text:span text:style-name="T3">Ma c'è di più: mentre i pesticidi chimici creano super-parassiti resistenti, i funghi di Stametsevolvono insieme ai loro bersagli. È una guerra biologica che si auto-aggiorna, dove la natura stessa si adatta per mantenere l'equilibrio.</text:span></text:p>
      <text:h text:style-name="P1" text:outline-level="3"><text:span text:style-name="T5">🦟</text:span><text:span text:style-name="T3"> Oltre l'Agricoltura: La Guerra alle Malattie</text:span></text:h>
      <text:p text:style-name="P2"><text:span text:style-name="T3">La visione di Stamets va oltre i campi agricoli. I suoi funghi guerrieri possono combattere le zanzare portatrici di malaria, i moscerini che diffondono la dengue, tutti quegli insetti che uccidono milioni di persone ogni anno.</text:span></text:p>
      <text:p text:style-name="P2"><text:span text:style-name="T3">Immagina villaggi africani dove spray di funghi benefici eliminano le zanzare della malaria senza avvelenare i bambini. Città tropicali dove la dengue sparisce grazie a guardiani fungini invisibili che pattugliano l'ambiente. Non più DDT, non più veleni chimici - solo la saggezza antica dei funghi applicata con la precisione della scienza moderna.</text:span></text:p>
      <text:h text:style-name="P1" text:outline-level="3"><text:span text:style-name="T5">🌍</text:span><text:span text:style-name="T3"> La Rivoluzione del Regno Sotterraneo</text:span></text:h>
      <text:p text:style-name="P2"><text:span text:style-name="T3">I funghi sono la rete internet della natura - un sistema di comunicazione e difesa che collega ogni pianta, ogni albero, ogni ecosistema. Stamets ha capito come sfruttare questa rete per creare il sistema di difesa agricola più sofisticato mai immaginato.</text:span></text:p>
      <text:p text:style-name="P2"><text:span text:style-name="T3">Sotto ogni campo protetto dai pesticidi micotici, si sviluppa una rete fungina che monitora, comunica e difende. È come avere un sistema immunitario planetario che protegge le nostre coltivazioni senza mai danneggiare la vita benefica.</text:span></text:p>
      <text:h text:style-name="P1" text:outline-level="3"><text:span text:style-name="T5">🚀</text:span><text:span text:style-name="T3"> Il Futuro Senza Veleni</text:span></text:h>
      <text:p text:style-name="P2"><text:span text:style-name="T3">Immagina il mondo fra 20 anni: ogni campo agricolo del pianeta protetto da funghi guerrieri. Niente più pesticidi chimici nei supermercati, niente più residui tossici nel nostro cibo, niente più avvelenamento degli ecosistemi.</text:span></text:p>
      <text:p text:style-name="P2"><text:soft-page-break/><text:span text:style-name="T3">I nostri bambini cresceranno in un mondo dove mangiare una mela non significa ingerire tracce di veleno, dove i fiumi scorrono puliti anche attraverso zone agricole intensive, dove le api prosperano invece di morire.</text:span></text:p>
      <text:p text:style-name="P2"><text:span text:style-name="T3">Gli agricoltori saranno alleati della natura invece che suoi nemici, collaborando con eserciti fungini per proteggere i raccolti. Ogni campo diventerà un ecosistema equilibrato dove parassiti e benefici coesistono sotto la sapiente regia dei funghi guardiani.</text:span></text:p>
      <text:p text:style-name="P3"><draw:custom-shape text:anchor-type="as-char" draw:z-index="28" draw:name="Forma7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LLEANZA BIOLOGICA</text:span></text:h>
      <text:p text:style-name="P2"><text:span text:style-name="T3">I pesticidi micotici di Paul Stamets ci insegnano che la natura ha già risolto ogni problema - dobbiamo solo imparare a chiedere aiuto agli alleati giusti. Invece di inventare veleni artificiali, possiamo arruolare i guerrieri che la natura ha già addestrato per milioni di anni.</text:span></text:p>
      <text:p text:style-name="P2"><text:span text:style-name="T3">Questo principio della bio-creazione intelligente vale per ogni sfida: non combattere la natura, trova gli alleati naturali che possono risolvere il problema. I funghi sono maestri di guerra chimica da 400 milioni di anni - perché non imparare da loro invece di inventare veleni rozzi?</text:span></text:p>
      <text:p text:style-name="P2"><text:span text:style-name="T3">Il futuro dell'energia e dell'agricoltura appartiene a chi sa fare alleanze con la natura invece di dichiararle guerra. I pesticidi micotici non sono solo una tecnologia - sono una filosofia: quella di trasformare ogni nemico in alleato, ogni problema in opportunità di collaborazione con l'intelligenza infinita della vita.</text:span></text:p>
      <text:p text:style-name="P2"><text:span text:style-name="T3">Paul Stamets non ha inventato un pesticida: ha svelato un segreto che potrebbe salvare il mondo.</text:span><text:span text:style-name="T5">🍄⚔️</text:span></text:p>
      <text:h text:style-name="P1" text:outline-level="1"><text:span text:style-name="T7">🌵</text:span><text:span text:style-name="T4"> NOPAL: IL GUARDIANO VERDE CHE TRASFORMA L'ACQUA SPORCA IN ELISIR DI VITA</text:span></text:h>
      <text:h text:style-name="P1" text:outline-level="2"><text:span text:style-name="T5">📋</text:span><text:span text:style-name="T3"> SCHEDA RAPIDA</text:span></text:h>
      <text:p text:style-name="P2"><text:span text:style-name="T5">🔋</text:span><text:span text:style-name="T3">Potenza: 99% efficacia depurazione - elimina batteri, sedimenti, metalli pesanti<text:line-break/></text:span><text:span text:style-name="T5">🌍</text:span><text:span text:style-name="T3">Disponibilità: Cresce ovunque ci sia sole - dalle Americhe all'Africa<text:line-break/></text:span><text:span text:style-name="T5">🗺️</text:span><text:span text:style-name="T3">Geografia: Perfetto per zone aride dove l'acqua pulita è un miraggio<text:line-break/></text:span><text:span text:style-name="T5">💰</text:span><text:span text:style-name="T3">Costo: GRATUITO - la pianta cresce da sola, processo a costo zero<text:line-break/></text:span><text:span text:style-name="T5">🔧</text:span><text:span text:style-name="T3">Installazione: Bollire foglie, raccogliere gomma - bambini possono farlo<text:line-break/></text:span><text:span text:style-name="T5">⚙️</text:span><text:span text:style-name="T3">Manutenzione: Zero - ogni pianta produce filtri per anni<text:line-break/></text:span><text:span text:style-name="T5">📈</text:span><text:span text:style-name="T3">Stato: CONFERMATO da University of South Florida - pronto per il mondo<text:line-break/></text:span><text:span text:style-name="T5">📊</text:span><text:span text:style-name="T3">Scalabilità: Da famiglia singola a villaggi interi - infinitamente replicabile</text:span></text:p>
      <text:p text:style-name="P3"><draw:custom-shape text:anchor-type="as-char" draw:z-index="29" draw:name="Forma8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SEGRETO MILLENARIO DELLE MADRI MESSICANE</text:span></text:h>
      <text:h text:style-name="P1" text:outline-level="3"><text:soft-page-break/><text:span text:style-name="T5">🏺</text:span><text:span text:style-name="T3"> La Saggezza Ancestrale che Salva Vite</text:span></text:h>
      <text:p text:style-name="P2"><text:span text:style-name="T3">Nelle polverose cittadine del Messico, dove il sole brucia la terra e l'acqua pulita è più preziosa dell'oro, le nonne guardiane custodiscono un segreto che potrebbe salvare un miliardo di persone. Da secoli, quando l'acqua del pozzo si intorbidiva o quella del fiume portava malattie, loro sapevano cosa fare: chiamare in aiuto il Nopal, il fico d'India sacro.</text:span></text:p>
      <text:p text:style-name="P2"><text:span text:style-name="T3">Non è magia, è scienza pura nascosta in una pianta grassa. Quelle stesse foglie spinose che sopravvivono mesi senza pioggia, che resistono al calore del deserto e crescono dove nient'altro sopravvive, nascondono il depuratore d'acqua più perfetto mai creato dalla natura.</text:span></text:p>
      <text:h text:style-name="P1" text:outline-level="3"><text:span text:style-name="T5">🧪</text:span><text:span text:style-name="T3"> Il Miracolo del Mucillagine: Quando la Gomma Diventa Medicina</text:span></text:h>
      <text:p text:style-name="P2"><text:span text:style-name="T3">All'interno delle foglie coriacee del Nopal si nasconde una sostanza straordinaria: il mucillagine. È una gomma gelatinosa che la pianta produce per sopravvivere nei deserti più aridi, ma che si rivela essere un magnete perfetto per ogni sporcizia dell'acqua.</text:span></text:p>
      <text:p text:style-name="P2"><text:span text:style-name="T3">Il processo è di una semplicità disarmante, ma di un'efficacia del 99%: bollisci le foglie fresche, raccogli la gomma che emerge, versaci sopra l'acqua sporca, e guardi il miracolo. Come per magia, sedimenti, batteri e metalli pesanti vengono catturati e neutralizzati da questa colla biologica ultra-sofisticata.</text:span></text:p>
      <text:p text:style-name="P2"><text:span text:style-name="T3">Non è chimica industriale - è pura intelligenza vegetale affinata da milioni di anni di evoluzione. Il Nopal ha imparato a filtrare l'acqua per sopravvivere, e ora regala questo superpotere all'umanità.</text:span></text:p>
      <text:h text:style-name="P1" text:outline-level="3"><text:span text:style-name="T5">🔬</text:span><text:span text:style-name="T3"> Quando la Scienza Scopre l'Ovvio Geniale</text:span></text:h>
      <text:p text:style-name="P2"><text:span text:style-name="T3">I ricercatori della University of South Florida sono rimasti a bocca aperta quando hanno testato questo "primitivo" metodo messicano. 99% di efficacia nella rimozione di batteri e contaminanti - risultati che farebbero invidia ai più sofisticati sistemi di depurazione industriale.</text:span></text:p>
      <text:p text:style-name="P2"><text:span text:style-name="T3">Ma la vera scoperta è stata capire come funziona: il mucillagine del Nopal è composto da polisaccaridi complessi che agiscono come micro-trappole molecolari. Ogni goccia di questa gomma naturale contiene miliardi di "mani chimiche" che afferrano batteri, virus, particelle metalliche e le trascinano sul fondo del contenitore.</text:span></text:p>
      <text:p text:style-name="P2"><text:span text:style-name="T3">È come avere un esercito di nano-robot che lavorano gratuitamente per pulire l'acqua, ma questi robot sono cresciuti su una pianta che non ha bisogno di manutenzione, non consuma energia elettrica, e si riproduce da sola.</text:span></text:p>
      <text:h text:style-name="P1" text:outline-level="3"><text:span text:style-name="T5">🌍</text:span><text:span text:style-name="T3"> La Rivoluzione Silenziosa dei Deserti</text:span></text:h>
      <text:p text:style-name="P2"><text:soft-page-break/><text:span text:style-name="T3">Mentre il mondo spende miliardi per costruire impianti di desalinizzazione e depurazione che consumano energie mostruose, la soluzione cresce già gratuitamente in mezzo miliardo di giardini, campi e deserti.</text:span></text:p>
      <text:p text:style-name="P2"><text:span text:style-name="T3">Il Nopal non è schizzinoso: cresce ovunque ci sia sole. Dal Messico all'India, dall'Africa al Medio Oriente, dalla Sicilia all'Australia - ovunque l'acqua pulita scarseggia, là può crescere il salvatore spinoso che la produce.</text:span></text:p>
      <text:p text:style-name="P2"><text:span text:style-name="T3">Immagina villaggi del Sahel dove ogni famiglia ha la sua pianta di Nopal nel cortile. Immagina campi profughi dove bastano poche foglie bollite per trasformare l'acqua di fiume contaminata in acqua potabile sicura. Immagina isole remote che non dipendono più da costosi impianti di desalinizzazione.</text:span></text:p>
      <text:h text:style-name="P1" text:outline-level="3"><text:span text:style-name="T5">🏠</text:span><text:span text:style-name="T3"> Dal Cortile di Casa alla Salvezza Planetaria</text:span></text:h>
      <text:p text:style-name="P2"><text:span text:style-name="T3">La bellezza del Nopal è che democratizza l'accesso all'acqua pulita. Non servono ingegneri, non servono pezzi di ricambio, non serve elettricità. Serve solo una pianta grassa, un po' di legna per il fuoco, e la saggezza di una nonna messicana.</text:span></text:p>
      <text:p text:style-name="P2"><text:span text:style-name="T3">Ogni famiglia povera del mondo può diventare autosufficiente per l'acqua pulita. Ogni scuola rurale può insegnare ai bambini a depurare l'acqua con le loro mani. Ogni comunità isolata può liberarsi dalla dipendenza da sistemi complessi e costosi.</text:span></text:p>
      <text:p text:style-name="P2"><text:span text:style-name="T3">È la democratizzazione della purezza: l'acqua pulita non è più un privilegio dei ricchi con i filtri industriali, ma un diritto universale garantito da una pianta che cresce gratis.</text:span></text:p>
      <text:h text:style-name="P1" text:outline-level="3"><text:span text:style-name="T5">🌱</text:span><text:span text:style-name="T3"> L'Anti-Tecnologia che Batte la Tecnologia</text:span></text:h>
      <text:p text:style-name="P2"><text:span text:style-name="T3">In un mondo ossessionato da soluzioni high-tech sempre più complesse, il Nopal rappresenta la ribellione dell'ovvio geniale. Mentre spendiamo fortune in ricerca e sviluppo per inventare nuovi filtri, la natura aveva già risolto il problema secoli fa.</text:span></text:p>
      <text:p text:style-name="P2"><text:span text:style-name="T3">Zero energia elettrica, zero rifiuti chimici, zero manutenzione, zero costi operativi. Il Nopal funziona solo con energia solare (quella che usa per crescere) e produce un filtro biologico che si biodegrada senza lasciare tracce tossiche.</text:span></text:p>
      <text:p text:style-name="P2"><text:span text:style-name="T3">È l'esempio perfetto di bio-creazione: invece di forzare la natura con tecnologie complesse, collaboriamo con l'intelligenza vegetale che ha già risolto ogni problema di sopravvivenza.</text:span></text:p>
      <text:h text:style-name="P1" text:outline-level="3"><text:span text:style-name="T5">🚀</text:span><text:span text:style-name="T3"> Il Futuro Verde dell'Acqua Pulita</text:span></text:h>
      <text:p text:style-name="P2"><text:soft-page-break/><text:span text:style-name="T3">Immagina il mondo fra 20 anni: ogni zona arida del pianeta punteggiata di Nopal che crescono selvatici, garantendo acqua pulita infinita a costo zero. Villaggi che non hanno mai visto un impianto idrico moderno, ma dove ogni bambino sa come trasformare l'acqua sporca in acqua cristallina.</text:span></text:p>
      <text:p text:style-name="P2"><text:span text:style-name="T3">Non più morti per dissenteria, non più bambini che camminano chilometri per trovare acqua pulita, non più comunità schiave di sistemi idrici che si rompono e non si possono riparare.</text:span></text:p>
      <text:p text:style-name="P2"><text:span text:style-name="T3">Il Nopal potrebbe essere il grande equalizzatore idrico: la pianta che regala a tutti, ricchi e poveri, il diritto fondamentale all'acqua pulita. E tutto quello che chiede in cambio è un po' di sole - quello stesso sole che rende aridi i deserti dove più serve l'acqua pulita.</text:span></text:p>
      <text:p text:style-name="P3"><draw:custom-shape text:anchor-type="as-char" draw:z-index="30" draw:name="Forma8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SEMPLICITÀ GENIALE</text:span></text:h>
      <text:p text:style-name="P2"><text:span text:style-name="T3">Il Nopal ci insegna che le soluzioni più potenti sono spesso le più semplici. Mentre noi complichiamo tutto con tecnologie sofisticate, la natura ha già inventato sistemi perfetti che funzionano da milioni di anni.</text:span></text:p>
      <text:p text:style-name="P2"><text:span text:style-name="T3">Il mucillagine del fico d'India è un capolavoro di ingegneria molecolare che nessun laboratorio è mai riuscito a replicare artificialmente. Eppure viene prodotto gratuitamente da una pianta che cresce senza cure nel deserto più arido.</text:span></text:p>
      <text:p text:style-name="P2"><text:span text:style-name="T3">Il principio della bio-creazione ci ricorda che dobbiamo smettere di reinventare la ruota: la natura ha già risolto ogni problema, dobbiamo solo imparare a chiedere aiuto agli alleati giusti. Il Nopal non è solo una pianta - è un maestro di chimica verde che insegna come depurare senza inquinare, come filtrare senza sprecare energia.</text:span></text:p>
      <text:p text:style-name="P2"><text:span text:style-name="T3">Ogni foglia di Nopal è una lezione di umiltà tecnologica: a volte la saggezza più antica è anche la più avanzata.</text:span><text:span text:style-name="T5">🌵💧</text:span></text:p>
      <text:h text:style-name="P1" text:outline-level="1"><text:span text:style-name="T7">🏗️</text:span><text:span text:style-name="T4"> CEMENTO ELETTRICO: QUANDO LE CASE DIVENTANO BATTERIE GIGANTI</text:span></text:h>
      <text:h text:style-name="P1" text:outline-level="2"><text:span text:style-name="T5">📋</text:span><text:span text:style-name="T3"> SCHEDA RAPIDA</text:span></text:h>
      <text:p text:style-name="P2"><text:span text:style-name="T5">🔋</text:span><text:span text:style-name="T3">Potenza: Accumulo infinito - ogni metro cubo di fondamenta diventa batteria<text:line-break/></text:span><text:span text:style-name="T5">🌍</text:span><text:span text:style-name="T3">Disponibilità: Cemento ovunque - materiale più usato al mondo dopo l'acqua<text:line-break/></text:span><text:span text:style-name="T5">🗺️</text:span><text:span text:style-name="T3">Geografia: Applicabile in ogni costruzione del pianeta - zero limitazioni<text:line-break/></text:span><text:span text:style-name="T5">💰</text:span><text:span text:style-name="T3">Costo: Integrato in edilizia - nessun costo aggiuntivo per accumulo<text:line-break/></text:span><text:span text:style-name="T5">🔧</text:span><text:span text:style-name="T3">Installazione: Si costruisce come normale cemento - rivoluzione invisibile<text:line-break/></text:span><text:span text:style-name="T5">⚙️</text:span><text:span text:style-name="T3">Manutenzione: Zero per 100+ anni - dura quanto l'edificio stesso<text:line-break/></text:span><text:span text:style-name="T5">📈</text:span><text:span text:style-name="T3">Stato: SVILUPPATO e testato - pronto per rivoluzione edilizia globale<text:line-break/></text:span><text:span text:style-name="T5">📊</text:span><text:span text:style-name="T3">Scalabilità: Da casa singola a megalopoli - ogni costruzione diventa centrale</text:span></text:p>
      <text:p text:style-name="P3"><text:soft-page-break/><draw:custom-shape text:anchor-type="as-char" draw:z-index="31" draw:name="Forma8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OLUZIONE SILENZIOSA SOTTO I NOSTRI PIEDI</text:span></text:h>
      <text:h text:style-name="P1" text:outline-level="3"><text:span text:style-name="T5">⚡</text:span><text:span text:style-name="T3"> Il Giorno in cui le Fondamenta Presero Vita</text:span></text:h>
      <text:p text:style-name="P2"><text:span text:style-name="T3">Immagina di entrare nella tua casa e renderti conto che le pareti stesse stanno producendo e accumulando elettricità. Non serve guardare verso i pannelli solari sul tetto o cercare batterie nascoste nel garage. L'energia pulita sta pulsando nelle fondamenta, nelle pareti, nel pavimento - ovunque ci sia cemento, c'è una batteria gigantesca che lavora silenziosamente per alimentare la tua vita.</text:span></text:p>
      <text:p text:style-name="P2"><text:span text:style-name="T3">Questa non è fantascienza. È la rivoluzione del cemento elettrico - una delle invenzioni più geniali mai concepite, che trasforma ogni edificio del pianeta in una centrale energetica autonoma. Tutto quello che serve è aggiungere nerofumo al cemento durante la costruzione, e voilà: ogni metro cubo di struttura diventa un supercondensatore.</text:span></text:p>
      <text:h text:style-name="P1" text:outline-level="3"><text:span text:style-name="T5">🧪</text:span><text:span text:style-name="T3"> L'Alchimia del Carbonio e del Calcestruzzo</text:span></text:h>
      <text:p text:style-name="P2"><text:span text:style-name="T3">Il segreto di questa magia tecnologica sta nella combinazione perfetta di antico e futuribile. Il cemento, usato dall'umanità da migliaia di anni, incontra il nerofumo - carbonio ultrafine che conduce elettricità come i migliori materiali high-tech.</text:span></text:p>
      <text:p text:style-name="P2"><text:span text:style-name="T3">Quando mescoli questi due ingredienti, accade un miracolo di ingegneria molecolare: si forma una rete conduttiva tridimensionale che trasforma ogni centimetro cubo di cemento in un elettrodo gigante. Aggiungi una soluzione elettrolitica durante la costruzione, e il gioco è fatto: hai creato un supercondensatore grande quanto l'edificio stesso.</text:span></text:p>
      <text:p text:style-name="P2"><text:span text:style-name="T3">Non sono batterie tradizionali che si scaricano lentamente - sono supercondensatori che si caricano e scaricano in secondi, pronti a rilasciare energia istantaneamente quando serve. È come avere la velocità del fulmine intrappolata nelle fondamenta.</text:span></text:p>
      <text:h text:style-name="P1" text:outline-level="3"><text:span text:style-name="T5">🏠</text:span><text:span text:style-name="T3"> Quando Ogni Casa Diventa una Centrale Elettrica</text:span></text:h>
      <text:p text:style-name="P2"><text:span text:style-name="T3">Pensa all'impatto rivoluzionario: ogni edificio costruito con cemento elettrico diventa energeticamente indipendente. Durante il giorno, i pannelli solari caricano le fondamenta. Di notte, le pareti alimentano tutte le luci e gli elettrodomestici. La casa stessa è la batteria - non serve più cercare spazio per ingombranti sistemi di accumulo.</text:span></text:p>
      <text:p text:style-name="P2"><text:span text:style-name="T3">Una scuola con fondamenta in cemento elettrico potrebbe accumulare energia per giorni di maltempo. Un ospedale potrebbe avere riserve energetiche integrate nella struttura stessa, senza dipendere da generatori diesel rumorosi e inquinanti. Ogni grattacielo diventerebbe una gigantesca batteria verticale che stabilizza la rete elettrica della città.</text:span></text:p>
      <text:p text:style-name="P2"><text:soft-page-break/><text:span text:style-name="T3">Ma la vera rivoluzione è per le comunità isolate: villaggi in montagna, isole remote, insediamenti nel deserto. Non più schiavi di costosi generatori o di reti elettriche impossibili da raggiungere. Basta costruire con cemento elettrico e ogni comunità diventa energeticamente sovrana.</text:span></text:p>
      <text:h text:style-name="P1" text:outline-level="3"><text:span text:style-name="T5">♻️</text:span><text:span text:style-name="T3"> L'Ecologia che Risolve Due Problemi in Uno</text:span></text:h>
      <text:p text:style-name="P2"><text:span text:style-name="T3">Ecco il colpo di genio ambientale: il nerofumo può essere prodotto dai rifiuti industriali. Invece di bruciare o seppellire scarti di carbonio, li trasformiamo nell'ingrediente magico che rende elettriche le nostre case.</text:span></text:p>
      <text:p text:style-name="P2"><text:span text:style-name="T3">È la bio-creazione perfetta: prendiamo un rifiuto (scarti di carbonio), lo combiniamo con il materiale più usato al mondo (cemento), e creiamo la soluzione definitiva all'accumulo energetico. Non solo risolviamo il problema dell'energia pulita, ma eliminiamo rifiuti industriali trasformandoli in infrastrutture energetiche.</text:span></text:p>
      <text:p text:style-name="P2"><text:span text:style-name="T3">Addio alle montagne di batterie al litio esauste che avvelenano il suolo. Addio ai supercondensatori costosi che si rompono dopo pochi anni. Il cemento elettrico dura quanto l'edificio - 50, 100, 200 anni di accumulo energetico senza manutenzione.</text:span></text:p>
      <text:h text:style-name="P1" text:outline-level="3"><text:span text:style-name="T5">🌍</text:span><text:span text:style-name="T3"> La Trasformazione Planetaria Invisibile</text:span></text:h>
      <text:p text:style-name="P2"><text:span text:style-name="T3">Immagina la Terra vista dallo spazio fra 30 anni: ogni città del pianeta trasformata in una gigantesca rete di accumulo energetico. Ogni palazzo, ogni ponte, ogni infrastruttura in cemento diventata parte di un sistema nervoso energetico planetario.</text:span></text:p>
      <text:p text:style-name="P2"><text:span text:style-name="T3">Non più picchi e cali nella rete elettrica - la città stessa assorbe e rilascia energia secondo necessità. Non più blackout durante le tempeste - ogni edificio è una riserva energetica pronta a supportare la rete. Non più sprechi di energia rinnovabile - ogni surplus viene assorbito dalle strutture urbane.</text:span></text:p>
      <text:p text:style-name="P2"><text:span text:style-name="T3">Le megalopoli del futuro saranno organismi energetici viventi: di giorno assorbono energia solare attraverso ogni superficie, di notte la ridistribuiscono attraverso la rete integrata nelle fondamenta. Città che respirano energia invece di consumarla voracemente.</text:span></text:p>
      <text:h text:style-name="P1" text:outline-level="3"><text:span text:style-name="T5">🚀</text:span><text:span text:style-name="T3"> La Democratizzazione dell'Autonomia Energetica</text:span></text:h>
      <text:p text:style-name="P2"><text:span text:style-name="T3">Il cemento elettrico rappresenta la democratizzazione definitiva dell'energia pulita. Non serve essere ricchi per permettersi sistemi di accumulo costosi - basta costruire la propria casa. Ogni famiglia, anche la più povera, può avere una batteria gigante integrata nelle fondamenta.</text:span></text:p>
      <text:p text:style-name="P2"><text:soft-page-break/><text:span text:style-name="T3">Ogni paese in via di sviluppo può saltare direttamente all'era dell'autonomia energetica. Invece di costruire costose reti elettriche centrali, ogni villaggio costruisce con cemento elettrico e diventa immediatamente autosufficiente.</text:span></text:p>
      <text:p text:style-name="P2"><text:span text:style-name="T3">È la fine della dipendenza energetica globale: non più nazioni che controllano altre nazioni attraverso petrolio e gas. Ogni comunità del mondo può diventare energeticamente sovrana semplicemente costruendo con il materiale giusto.</text:span></text:p>
      <text:h text:style-name="P1" text:outline-level="3"><text:span text:style-name="T5">⚡</text:span><text:span text:style-name="T3"> Il Futuro Elettrificato nelle Fondamenta</text:span></text:h>
      <text:p text:style-name="P2"><text:span text:style-name="T3">Immagina i tuoi nipoti che crescono in un mondo dove l'accumulo energetico è invisibile e infinito. Per loro sarà normale che ogni edificio sia una batteria, che ogni strada sia un conduttore, che ogni struttura umana contribuisca alla rete energetica planetaria.</text:span></text:p>
      <text:p text:style-name="P2"><text:span text:style-name="T3">Non dovranno mai preoccuparsi di blackout - la città stessa sarà la loro batteria di riserva. Non dovranno mai sprecare energia rinnovabile - ogni joule in eccesso verrà assorbito dalle fondamenta per essere rilasciato quando serve.</text:span></text:p>
      <text:p text:style-name="P2"><text:span text:style-name="T3">Il cemento elettrico non è solo una tecnologia - è la realizzazione del sogno di Nikola Tesla: energia gratuita e abbondante per tutta l'umanità, nascosta nel materiale più umile e universale che conosciamo.</text:span></text:p>
      <text:p text:style-name="P3"><draw:custom-shape text:anchor-type="as-char" draw:z-index="32" draw:name="Forma8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INTEGRAZIONE INVISIBILE</text:span></text:h>
      <text:p text:style-name="P2"><text:span text:style-name="T3">Il cemento elettrico ci insegna che le soluzioni più rivoluzionarie sono spesso le più invisibili. Invece di aggiungere tecnologie complesse ai nostri edifici, integriamo l'accumulo energetico nella struttura stessa.</text:span></text:p>
      <text:p text:style-name="P2"><text:span text:style-name="T3">Questo principio della bio-creazione integrata rivoluziona il concetto di efficienza: non serve ottimizzare sistemi separati, serve far collaborare sistemi esistenti. Il cemento serve già per costruire - perché non farlo diventare anche il nostro sistema di accumulo?</text:span></text:p>
      <text:p text:style-name="P2"><text:span text:style-name="T3">L'energia del futuro non si aggiungerà alle nostre vite - diventerà parte invisibile e inseparabile dell'ambiente costruito. Ogni mattone, ogni fondamenta, ogni struttura umana diventerà complice silenziosa della rivoluzione energetica.</text:span></text:p>
      <text:p text:style-name="P2"><text:span text:style-name="T3">Il cemento elettrico non è solo un'invenzione: è la prova che il futuro energetico è già sotto i nostri piedi, aspettando solo di essere risvegliato.</text:span><text:span text:style-name="T5">🏗️⚡</text:span></text:p>
      <text:h text:style-name="P1" text:outline-level="1"><text:span text:style-name="T7">☀️</text:span><text:span text:style-name="T4"> CENTRALI SOLARI TERMODINAMICHE: QUANDO LA CALIFORNIA BEVE IL SOLE E L'ITALIA PUÒ FARE ALTRETTANTO</text:span></text:h>
      <text:h text:style-name="P1" text:outline-level="2"><text:soft-page-break/><text:span text:style-name="T5">📋</text:span><text:span text:style-name="T3"> SCHEDA RAPIDA</text:span></text:h>
      <text:p text:style-name="P2"><text:span text:style-name="T5">🔋</text:span><text:span text:style-name="T3">Potenza: 1 GW per centrale (pari a centrale nucleare) - obiettivo 4.3 GW<text:line-break/></text:span><text:span text:style-name="T5">🌍</text:span><text:span text:style-name="T3">Disponibilità: Zone con alto irraggiamento - perfetto per Sud Italia e isole<text:line-break/></text:span><text:span text:style-name="T5">🗺️</text:span><text:span text:style-name="T3">Geografia: California pioniera, Italia posizione ideale nel Mediterraneo<text:line-break/></text:span><text:span text:style-name="T5">💰</text:span><text:span text:style-name="T3">Costo: Incentivi 30% abbattono investimenti - ammortamento garantito<text:line-break/></text:span><text:span text:style-name="T5">🔧</text:span><text:span text:style-name="T3">Installazione: Specchi parabolici su grandi superfici - progetti decennali<text:line-break/></text:span><text:span text:style-name="T5">⚙️</text:span><text:span text:style-name="T3">Manutenzione: Sistemi robusti con accumulo termico - durata 25+ anni<text:line-break/></text:span><text:span text:style-name="T5">📈</text:span><text:span text:style-name="T3">Stato: OPERATIVO in California, POTENZIALE ENORME per l'Italia<text:line-break/></text:span><text:span text:style-name="T5">📊</text:span><text:span text:style-name="T3">Scalabilità: Da 100 MW a 4+ GW - sostituisce multiple centrali nucleari</text:span></text:p>
      <text:p text:style-name="P3"><draw:custom-shape text:anchor-type="as-char" draw:z-index="33" draw:name="Forma8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CALIFORNIA CHE INSEGNA ALL'EUROPA COME CATTURARE IL SOLE</text:span></text:h>
      <text:h text:style-name="P1" text:outline-level="3"><text:span text:style-name="T5">🏜️</text:span><text:span text:style-name="T3"> Il Deserto del Mojave Diventa la Centrale Elettrica d'America</text:span></text:h>
      <text:p text:style-name="P2"><text:span text:style-name="T3">Nel cuore del deserto californiano sta accadendo qualcosa di straordinario: migliaia di specchi argentati seguono il sole come girasoli giganti, concentrando la sua energia in torri che brillano come stelle terrestri. Non è fantascienza - è la più grande rivoluzione energetica del XXI secolo che sta trasformando la California nella prima superpotenza solare del mondo.</text:span></text:p>
      <text:p text:style-name="P2"><text:span text:style-name="T3">1 GW di potenza - l'equivalente di una centrale nucleare, ma senza scorie radioattive, senza rischi di incidenti, senza combustibili da importare. Solo il sole del deserto trasformato in fiumi di elettricità pulita che alimentano Los Angeles, San Francisco e milioni di case californiane.</text:span></text:p>
      <text:p text:style-name="P2"><text:span text:style-name="T3">Il segreto? Centrali solari termodinamiche che non si limitano a catturare la luce - bevono letteralmente il sole, lo concentrano fino a 500°C, e lo trasformano in vapore che genera elettricità 24 ore su 24, anche quando il sole tramonta.</text:span></text:p>
      <text:h text:style-name="P1" text:outline-level="3"><text:span text:style-name="T5">🔥</text:span><text:span text:style-name="T3"> L'Alchimia degli Specchi: Quando la Fisica Diventa Magia</text:span></text:h>
      <text:p text:style-name="P2"><text:span text:style-name="T3">Immagina migliaia di specchi parabolici perfetti che seguono il sole dal sorgere al tramonto, concentrando ogni raggio su un punto focale preciso. In quel punto, la temperatura sale oltre i 500°C - abbastanza calda da fondere l'alluminio, abbastanza potente da far bollire istantaneamente qualsiasi liquido.</text:span></text:p>
      <text:p text:style-name="P2"><text:span text:style-name="T3">Ma qui avviene la vera magia: invece di sprecare questo calore infernale, lo catturano in sali fusi che diventano serbatoi di energia termica. Questi sali magici conservano il calore per ore, rilasciandolo quando serve per produrre vapore e far girare turbine colossali.</text:span></text:p>
      <text:p text:style-name="P2"><text:span text:style-name="T3">È come imbottigliare il sole per berlo quando fa buio. Durante il giorno, gli specchi catturano energia solare infinita. Di notte, i sali fusi rilasciano il calore accumulato, mantenendo attive le turbine. Energia solare continua, senza interruzioni, senza batterie costose.</text:span></text:p>
      <text:h text:style-name="P1" text:outline-level="3"><text:soft-page-break/><text:span text:style-name="T5">🌟</text:span><text:span text:style-name="T3"> 4.3 GW: Quando un Deserto Vale Quattro Centrali Nucleari</text:span></text:h>
      <text:p text:style-name="P2"><text:span text:style-name="T3">I numeri californiani fanno girare la testa: 4.300 MW di solare termodinamico - l'equivalente energetico di quattro centrali nucleari di media potenza. Ma senza rischi, senza scorie, senza dipendenza da uranio importato.</text:span></text:p>
      <text:p text:style-name="P2"><text:span text:style-name="T3">Una singola centrale da 1 GW alimenta un milione di case. Quattro centrali alimentano tutta la Bay Area. Ma il piano californiano va oltre: trasformare ogni deserto in una miniera di sole, dove l'energia è gratuita, infinita e pulita.</text:span></text:p>
      <text:p text:style-name="P2"><text:span text:style-name="T3">È la vendetta dei deserti: per secoli considerati terre morte, ora si rivelano miniere d'oro energetiche più preziose di qualsiasi giacimento petrolifero. Il Mojave è diventato il Kuwait del sole - ma un Kuwait che non si esaurisce mai e non inquina mai.</text:span></text:p>
      <text:h text:style-name="P1" text:outline-level="3"><text:span text:style-name="T5">🇮🇹</text:span><text:span text:style-name="T3"> L'Italia: Il Gigante Solare Addormentato del Mediterraneo</text:span></text:h>
      <text:p text:style-name="P2"><text:span text:style-name="T3">Mentre la California si beve il sole del deserto, l'Italia dorme su una miniera di energia solare più ricca di qualsiasi giacimento di gas naturale. Il Sud Italia e le isole hanno un irraggiamento solare superiore a molte zone della California - eppure rimaniamo schiavi di gas importato e energia nucleare francese.</text:span></text:p>
      <text:p text:style-name="P2"><text:span text:style-name="T3">Immagina la Sicilia trasformata nella centrale solare d'Europa: campi di specchi che catturano il sole mediterraneo, sali fusi che conservano il calore, turbine che producono energia per tutta Italia e per esportarla in Germania, Francia, Austria.</text:span></text:p>
      <text:p text:style-name="P2"><text:span text:style-name="T3">Immagina la Sardegna che da isola energeticamente dipendente diventa superpotenza solare del Mediterraneo. Immagina la Puglia e la Calabria che invece di emigrare verso Nord diventano le Texas dell'energia solare europea.</text:span></text:p>
      <text:p text:style-name="P2"><text:span text:style-name="T3">L'Italia ha tutto: sole abbondante, territori disponibili, know-how tecnologico. Manca solo la visione politica per trasformare il Mezzogiorno nella Silicon Valley del solare termodinamico.</text:span></text:p>
      <text:h text:style-name="P1" text:outline-level="3"><text:span text:style-name="T5">💰</text:span><text:span text:style-name="T3"> L'Economia del Sole: Quando l'Energia Diventa Export</text:span></text:h>
      <text:p text:style-name="P2"><text:span text:style-name="T3">Il modello californiano dimostra che l'energia solare termodinamica è economia pura: incentivi del 30% rendono gli investimenti appetibili, creazione di migliaia di posti di lavoro qualificati, indipendenza energetica totale.</text:span></text:p>
      <text:p text:style-name="P2"><text:span text:style-name="T3">Ma l'Italia potrebbe fare molto di più: diventare l'esportatore di energia solare per tutta l'Europa settentrionale. Invece di importare gas dalla Russia, l'Europa potrebbe importare sole dall'Italia. </text:span><text:soft-page-break/><text:span text:style-name="T3">Invece di essere schiavi di autocrati energetici, potremmo essere noi i padroni dell'energia pulita europea.</text:span></text:p>
      <text:p text:style-name="P2"><text:span text:style-name="T3">Ogni GW di solare termodinamico italiano potrebbe alimentare 500.000 case tedesche durante i loro inverni bui. Ogni specchio solare del Sud potrebbe produrre ricchezza per generazioni, trasformando l'emigrazione in immigrazione energetica.</text:span></text:p>
      <text:h text:style-name="P1" text:outline-level="3"><text:span text:style-name="T5">🌊</text:span><text:span text:style-name="T3"> L'Integrazione Perfetta: Sole, Vento e Mare</text:span></text:h>
      <text:p text:style-name="P2"><text:span text:style-name="T3">La vera genialità del modello californiano è l'integrazione di multiple fonti rinnovabili. Il solare termodinamico non sostituisce l'eolico o il fotovoltaico - li completa perfettamente.</text:span></text:p>
      <text:p text:style-name="P2"><text:span text:style-name="T3">L'Italia potrebbe creare il primo sistema energetico 100% rinnovabile d'Europa: solare termodinamico nel Sud e nelle isole, eolico sugli Appennini e nel Nord, energia marina sulle coste, geotermico in Toscana. Un mix perfetto che garantisce energia pulita 365 giorni l'anno.</text:span></text:p>
      <text:p text:style-name="P2"><text:span text:style-name="T3">Non più blackout estivi, non più dipendenza da gas straniero, non più ricatti energetici. L'Italia energeticamente sovrana e esportatrice di energia pulita verso tutta Europa.</text:span></text:p>
      <text:h text:style-name="P1" text:outline-level="3"><text:span text:style-name="T5">🚀</text:span><text:span text:style-name="T3"> Il Futuro Splendente del Mediterraneo Solare</text:span></text:h>
      <text:p text:style-name="P2"><text:span text:style-name="T3">Immagina l'Italia fra 20 anni: il Sud Italia costellato di centrali solari termodinamiche che brillano come stelle terrestri. Sicilia, Sardegna, Puglia e Calabria trasformate nelle centrali elettriche del continente europeo.</text:span></text:p>
      <text:p text:style-name="P2"><text:span text:style-name="T3">Treni ad alta velocità alimentati dal sole siciliano, industrie del Nord powered by energia solare del Sud, città europee illuminate dal sole del Mediterraneo. L'Italia da importatore di energia a superpotenza solare continentale.</text:span></text:p>
      <text:p text:style-name="P2"><text:span text:style-name="T3">I nostri figli cresceranno vedendo specchi solari invece di pale eoliche, torri solari invece di ciminiere fumanti, deserti energetici invece di deserti industriali. Per loro sarà normale che l'energia venga dal sole, che i deserti siano miniere energetiche, che l'Italia sia sinonimo di sole e prosperità.</text:span></text:p>
      <text:p text:style-name="P3"><draw:custom-shape text:anchor-type="as-char" draw:z-index="34" draw:name="Forma8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CONCENTRAZIONE MOLTIPLICATRICE</text:span></text:h>
      <text:p text:style-name="P2"><text:span text:style-name="T3">Le centrali solari termodinamiche ci insegnano che concentrare l'energia naturale la moltiplica all'infinito. Un singolo raggio di sole diventa potente quanto mille quando viene concentrato da specchi perfetti.</text:span></text:p>
      <text:p text:style-name="P2"><text:soft-page-break/><text:span text:style-name="T3">Questo principio della bio-creazione concentrata vale per ogni forma di energia: non disperdere le forze naturali, concentrale e amplificale. Il sole splende ovunque, ma solo quando lo concentri ottieni temperature che superano i vulcani.</text:span></text:p>
      <text:p text:style-name="P2"><text:span text:style-name="T3">La California ha capito che il futuro energetico non si trova scavando nelle viscere della terra, ma guardando verso il cielo e concentrando l'energia infinita che piove dal sole. L'Italia ha lo stesso cielo, lo stesso sole, le stesse possibilità.</text:span></text:p>
      <text:p text:style-name="P2"><text:span text:style-name="T3">Le centrali solari termodinamiche non sono solo macchine energetiche: sono monumenti alla capacità umana di collaborare con la stella che illumina il nostro pianeta, trasformando ogni deserto in un giardino di energia infinita.</text:span><text:span text:style-name="T5">☀️⚡</text:span></text:p>
      <text:h text:style-name="P1" text:outline-level="1"><text:span text:style-name="T7">🌊</text:span><text:span text:style-name="T4"> HIDROFLOT: QUANDO I FIUMI DIVENTANO AUTOSTRADE ENERGETICHE GALLEGGIANTI</text:span></text:h>
      <text:h text:style-name="P1" text:outline-level="2"><text:span text:style-name="T5">📋</text:span><text:span text:style-name="T3"> SCHEDA RAPIDA</text:span></text:h>
      <text:p text:style-name="P2"><text:span text:style-name="T5">🔋</text:span><text:span text:style-name="T3">Potenza: Modulare infinita - ogni piattaforma genera, molte piattaforme moltiplicano<text:line-break/></text:span><text:span text:style-name="T5">🌍</text:span><text:span text:style-name="T3">Disponibilità: Ogni fiume del mondo - 165 milioni di km di corsi d'acqua planetari<text:line-break/></text:span><text:span text:style-name="T5">🗺️</text:span><text:span text:style-name="T3">Geografia: Perfetto ovunque scorra acqua - dalle Alpi al Congo, dal Po al Nilo<text:line-break/></text:span><text:span text:style-name="T5">💰</text:span><text:span text:style-name="T3">Costo: Frazione di una diga tradizionale - ROI rapidissimo<text:line-break/></text:span><text:span text:style-name="T5">🔧</text:span><text:span text:style-name="T3">Installazione: Galleggiante modulare - si installa come una barca<text:line-break/></text:span><text:span text:style-name="T5">⚙️</text:span><text:span text:style-name="T3">Manutenzione: Accessibile dall'acqua - nessuna struttura permanente<text:line-break/></text:span><text:span text:style-name="T5">📈</text:span><text:span text:style-name="T3">Stato: SVILUPPATO e testato - pronto per rivoluzione fluviale globale<text:line-break/></text:span><text:span text:style-name="T5">📊</text:span><text:span text:style-name="T3">Scalabilità: Da singola unità a flotte energetiche fiume-wide</text:span></text:p>
      <text:p text:style-name="P3"><draw:custom-shape text:anchor-type="as-char" draw:z-index="35" draw:name="Forma8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OLUZIONE SILENZIOSA CHE GALLEGGIA SUI FIUMI DEL MONDO</text:span></text:h>
      <text:h text:style-name="P1" text:outline-level="3"><text:span text:style-name="T5">🚤</text:span><text:span text:style-name="T3"> Il Sogno di Tesla Che Galleggia sull'Acqua</text:span></text:h>
      <text:p text:style-name="P2"><text:span text:style-name="T3">Nikola Tesla sognava di rubare energia dai flussi naturali senza distruggere la natura. Hidroflot realizza quel sogno: piattaforme galleggianti che danzano silenziosamente sui fiumi, catturando l'energia infinita dell'acqua che scorre, senza mai interrompere il flusso vitale che alimenta ecosistemi millenari.</text:span></text:p>
      <text:p text:style-name="P2"><text:span text:style-name="T3">Non più dighe che sbarrano i fiumi come tappi giganti. Non più vallate sommerse, non più ecosistemi distrutti, non più pesci che non possono più risalire alla foce. Solo turbine eleganti che galleggiano come ninfee tecnologiche, ruotando dolcemente nella corrente e trasformando ogni goccia che passa in elettricità pulita.</text:span></text:p>
      <text:p text:style-name="P2"><text:soft-page-break/><text:span text:style-name="T3">È la democratizzazione definitiva dell'energia idroelettrica: non serve più essere una multinazionale per sfruttare la forza dell'acqua. Basta un fiume, una piattaforma galleggiante, e hai la tua centrale elettrica personale.</text:span></text:p>
      <text:h text:style-name="P1" text:outline-level="3"><text:span text:style-name="T5">🌊</text:span><text:span text:style-name="T3"> L'Arte di Danzare con la Corrente</text:span></text:h>
      <text:p text:style-name="P2"><text:span text:style-name="T3">La genialità di Hidroflot sta nella sua filosofia del non-impatto: invece di combattere il fiume costringendolo dietro una diga, collabora con la sua energia naturale. Le piattaforme galleggiano come foglie sulla superficie, lasciando che l'acqua fluisca liberamente sotto di loro.</text:span></text:p>
      <text:p text:style-name="P2"><text:span text:style-name="T3">Ogni turbina cattura solo una frazione dell'energia che passa, permettendo al fiume di continuare il suo corso naturale verso il mare. È come rubare energia a un ladro gentile: prendi quello che ti serve, ma lasci che la natura continui la sua danza millenaria.</text:span></text:p>
      <text:p text:style-name="P2"><text:span text:style-name="T3">Il Po potrebbe essere punteggiato di queste piattaforme energetiche, dalla sorgente al delta, ognuna che cattura un po' della sua forza senza mai rallentarlo. L'Adige, il Tevere, l'Arno - ogni fiume italiano potrebbe diventare un'autostrada energetica galleggiante che alimenta le città lungo le sue rive.</text:span></text:p>
      <text:h text:style-name="P1" text:outline-level="3"><text:span text:style-name="T5">🔧</text:span><text:span text:style-name="T3"> Modularità Geniale: L'IKEA dell'Energia Idroelettrica</text:span></text:h>
      <text:p text:style-name="P2"><text:span text:style-name="T3">Hidroflot è l'IKEA dell'energia rinnovabile: moduli standard che si assemblano secondo necessità. Serve poca energia? Una piattaforma. Serve energia per una città? Dieci piattaforme in fila come un treno galleggiante. Serve energia per una regione? Cento piattaforme che formano una flotta energetica.</text:span></text:p>
      <text:p text:style-name="P2"><text:span text:style-name="T3">Ogni modulo è indipendente - se uno si rompe, gli altri continuano a funzionare. Se il fiume cambia portata, aggiungi o rimuovi moduli secondo necessità. È energia scalabile in tempo reale, come aggiungere vagoni a un treno energetico.</text:span></text:p>
      <text:p text:style-name="P2"><text:span text:style-name="T3">E siccome galleggiano, possono essere riposizionati, spostati, riconfigurati secondo le stagioni, le piene, le secche. Non sono prigionieri di una location come le dighe tradizionali - sono nomadi energetici che seguono l'acqua ovunque fluisca.</text:span></text:p>
      <text:h text:style-name="P1" text:outline-level="3"><text:span text:style-name="T5">🐟</text:span><text:span text:style-name="T3"> Il Paradiso Ritrovato dei Pesci</text:span></text:h>
      <text:p text:style-name="P2"><text:span text:style-name="T3">Per millenni, i pesci hanno risalito i fiumi per deporre le uova, seguendo rotte genetiche incise nel loro DNA. Poi sono arrivate le dighe, muraglia dopo muraglia che ha spezzato le autostrade acquatiche trasformando fiumi vivi in catene di laghi artificiali.</text:span></text:p>
      <text:p text:style-name="P2"><text:soft-page-break/><text:span text:style-name="T3">Hidroflot restituisce i fiumi ai pesci. Niente più barriere, niente più interruzioni del flusso naturale. Le piattaforme galleggiano innocue mentre sotto di loro salmoni, trote e pesci migratori ritrovano le loro antiche rotte verso le sorgenti.</text:span></text:p>
      <text:p text:style-name="P2"><text:span text:style-name="T3">È la riconciliazione perfetta tra progresso umano e natura: noi otteniamo energia pulita, i pesci ritrovano i loro fiumi, gli ecosistemi riprendono i loro ritmi naturali. Win-win assoluto - la natura e l'umanità che finalmente collaborano invece di combattersi.</text:span></text:p>
      <text:h text:style-name="P1" text:outline-level="3"><text:span text:style-name="T5">💰</text:span><text:span text:style-name="T3"> L'Economia Rivoluzionaria del Galleggiante</text:span></text:h>
      <text:p text:style-name="P2"><text:span text:style-name="T3">Costruire una diga costa miliardi e richiede decenni di progettazione, espropri, cemento, acciaio. Hidroflot costa una frazione e si installa in settimane come un pontile galleggiante.</text:span></text:p>
      <text:p text:style-name="P2"><text:span text:style-name="T3">Niente espropri - galleggia su acque pubbliche. Niente cemento - è tutto modulare e rimovibile. Niente mega-cantieri - si assembla in fabbrica e si trasporta su un camion.</text:span></text:p>
      <text:p text:style-name="P2"><text:span text:style-name="T3">Ma soprattutto: niente rischi ambientali catastrofici. Se una diga crolla, distrugge vallate intere. Se Hidroflot si rompe, al massimo galleggia a valle senza danni per nessuno.</text:span></text:p>
      <text:p text:style-name="P2"><text:span text:style-name="T3">ROI rapidissimo: mentre una diga impiega 20-30 anni per ammortizzarsi, Hidroflot si ripaga in 3-5 anni. È capitalismo energetico accelerato - investimenti piccoli, ritorni rapidi, rischi minimi.</text:span></text:p>
      <text:h text:style-name="P1" text:outline-level="3"><text:span text:style-name="T5">🌍</text:span><text:span text:style-name="T3"> La Rivoluzione Fluviale Planetaria</text:span></text:h>
      <text:p text:style-name="P2"><text:span text:style-name="T3">Guarda una mappa del mondo e conta i fiumi: 165 milioni di chilometri di corsi d'acqua che scorrono gratuitamente 24 ore su 24, 365 giorni all'anno. Ogni chilometro potrebbe ospitare piattaforme Hidroflot.</text:span></text:p>
      <text:p text:style-name="P2"><text:span text:style-name="T3">L'Amazzonia potrebbe alimentare tutto il Sud America con flotte di piattaforme che galleggiano silenziosamente nella giungla. Il Congo potrebbe elettrificare l'Africa senza costruire una singola diga. Il Gange e lo Yangtze potrebbero dare energia pulita a miliardi di persone.</text:span></text:p>
      <text:p text:style-name="P2"><text:span text:style-name="T3">Non più guerre per l'acqua - i fiumi diventano autostrade energetiche condivise che portano prosperità a tutti i paesi che attraversano. Non più monopoli idroelettrici - ogni comunità può installare le sue piattaforme galleggianti.</text:span></text:p>
      <text:h text:style-name="P1" text:outline-level="3"><text:span text:style-name="T5">🏘️</text:span><text:span text:style-name="T3"> Democratizzazione Energetica Fluviale</text:span></text:h>
      <text:p text:style-name="P2"><text:soft-page-break/><text:span text:style-name="T3">Hidroflot democratizza l'energia idroelettrica come il fotovoltaico ha democratizzato quella solare. Ogni villaggio sul fiume può avere la sua piattaforma energetica. Ogni fattoria, ogni resort, ogni comunità isolata può galleggiare la propria indipendenza energetica.</text:span></text:p>
      <text:p text:style-name="P2"><text:span text:style-name="T3">Comunità montane che oggi dipendono da costose linee elettriche possono galleggiare la loro autonomia sui torrenti locali. Villaggi africani lungo il Niger o lo Zambesi possono elettrificarsi istantaneamente senza aspettare decenni per reti nazionali.</text:span></text:p>
      <text:p text:style-name="P2"><text:span text:style-name="T3">È energia people-powered: non serve permesso del governo centrale, non servono mega-investimenti, non serve rovinare l'ambiente. Basta un fiume e la volontà di galleggiare verso l'indipendenza energetica.</text:span></text:p>
      <text:h text:style-name="P1" text:outline-level="3"><text:span text:style-name="T5">🚀</text:span><text:span text:style-name="T3"> Il Futuro che Galleggia sui Fiumi</text:span></text:h>
      <text:p text:style-name="P2"><text:span text:style-name="T3">Immagina il mondo fra 30 anni: ogni fiume del pianeta punteggiato di piattaforme galleggianti che danzano silenziosamente nella corrente. Città che si alimentano dai fiumi che le attraversano. Paesi che esportano energia fluviale come oggi esportano petrolio.</text:span></text:p>
      <text:p text:style-name="P2"><text:span text:style-name="T3">I nostri nipoti cresceranno vedendo piattaforme energetiche galleggiare sui fiumi come oggi vediamo barche e chiatte. Per loro sarà normale che ogni corso d'acqua sia un'autostrada energetica, che ogni fiume dia energia invece di portare via solo acqua.</text:span></text:p>
      <text:p text:style-name="P2"><text:span text:style-name="T3">Hidroflot non è solo una tecnologia - è la prova che si può avere progresso senza distruzione, energia senza violenza alla natura, sviluppo che galleggia dolcemente sui flussi eterni della vita.</text:span></text:p>
      <text:p text:style-name="P3"><draw:custom-shape text:anchor-type="as-char" draw:z-index="36" draw:name="Forma8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GALLEGGIAMENTO ENERGETICO</text:span></text:h>
      <text:p text:style-name="P2"><text:span text:style-name="T3">Hidroflot ci insegna che le soluzioni più eleganti sono quelle che galleggiano sui problemi invece di sfondarne le barriere. Invece di sbarrare i fiumi, galleggiamo sulla loro energia. Invece di combattere la natura, danziamo con i suoi flussi.</text:span></text:p>
      <text:p text:style-name="P2"><text:span text:style-name="T3">Questo principio del galleggiamento energetico rivoluziona il concetto di sfruttamento: non serve possedere una risorsa naturale, basta galleggiare sulla sua energia senza interromperne il flusso vitale.</text:span></text:p>
      <text:p text:style-name="P2"><text:span text:style-name="T3">Il futuro dell'energia appartiene a chi sa galleggiare sui flussi naturali invece di deviarli, a chi sa danzare con la natura invece di sottometterla. Hidroflot non è solo una piattaforma energetica: è una filosofia di vita che galleggia dolcemente verso un futuro dove progresso e natura danzano insieme sulle acque eterne del pianeta.</text:span><text:span text:style-name="T5">🌊⚡</text:span></text:p>
      <text:h text:style-name="P1" text:outline-level="1"><text:soft-page-break/><text:span text:style-name="T7">🌊</text:span><text:span text:style-name="T4"> H24 TAVOLONE SOTTOMARINO: QUANDO L'OCEANO DIVENTA UNA CENTRALE ELETTRICA INVISIBILE</text:span></text:h>
      <text:h text:style-name="P1" text:outline-level="2"><text:span text:style-name="T5">📋</text:span><text:span text:style-name="T3"> SCHEDA RAPIDA</text:span></text:h>
      <text:p text:style-name="P2"><text:span text:style-name="T5">🔋</text:span><text:span text:style-name="T3">Potenza: Densità energetica oceanca superiore a sole e vento combinati<text:line-break/></text:span><text:span text:style-name="T5">🌍</text:span><text:span text:style-name="T3">Disponibilità: 361 milioni km² di oceani - energia perpetua 24/7/365<text:line-break/></text:span><text:span text:style-name="T5">🗺️</text:span><text:span text:style-name="T3">Geografia: Perfetto per coste, isole, mari di tutto il mondo<text:line-break/></text:span><text:span text:style-name="T5">💰</text:span><text:span text:style-name="T3">Costo: Moduli sottomarini - ammortamento con energia costante<text:line-break/></text:span><text:span text:style-name="T5">🔧</text:span><text:span text:style-name="T3">Installazione: Ancoraggio sul fondale - invisibile dalla superficie<text:line-break/></text:span><text:span text:style-name="T5">⚙️</text:span><text:span text:style-name="T3">Manutenzione: Struttura sottomarina robusta - accesso subacqueo<text:line-break/></text:span><text:span text:style-name="T5">📈</text:span><text:span text:style-name="T3">Stato: SVILUPPATO e testato - pronto per rivoluzione marina<text:line-break/></text:span><text:span text:style-name="T5">📊</text:span><text:span text:style-name="T3">Scalabilità: Da singolo modulo a foreste sottomarine energetiche</text:span></text:p>
      <text:p text:style-name="P3"><draw:custom-shape text:anchor-type="as-char" draw:z-index="37" draw:name="Forma8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GIGANTE ADDORMENTATO CHE SI RISVEGLIA SUL FONDALE</text:span></text:h>
      <text:h text:style-name="P1" text:outline-level="3"><text:span text:style-name="T5">🏓</text:span><text:span text:style-name="T3"> Il Tavolo da Ping-Pong che Alimenta il Mondo</text:span></text:h>
      <text:p text:style-name="P2"><text:span text:style-name="T3">Immagina un tavolo da ping-pong gigantesco adagiato sul fondale marino, che dondola dolcemente al ritmo eterno delle onde. Ma questo non è un gioco - è la centrale elettrica più geniale mai concepita, che trasforma ogni movimento dell'oceano in fiumi di elettricità pulita.</text:span></text:p>
      <text:p text:style-name="P2"><text:span text:style-name="T3">H24 - il "tavolone sottomarino" - è la realizzazione del sogno di ogni visionario energetico: rubare energia al movimento perpetuo dell'oceano senza disturbarne la superficie, senza inquinarne le acque, senza che nessuno dalla costa si accorga che là sotto una rivoluzione energetica sta danzando sul fondale.</text:span></text:p>
      <text:p text:style-name="P2"><text:span text:style-name="T3">È l'anti-tecnologia perfetta: mentre tutti guardano verso l'alto cercando energia dal sole e dal vento, H24 guarda verso il basso e trova l'energia infinita che danza sui fondali marini da miliardi di anni, aspettando solo che qualcuno imparasse a ballare con lei.</text:span></text:p>
      <text:h text:style-name="P1" text:outline-level="3"><text:span text:style-name="T5">⚡</text:span><text:span text:style-name="T3"> La Danza Eterna dei Pistoni Marini</text:span></text:h>
      <text:p text:style-name="P2"><text:span text:style-name="T3">Ogni onda che passa sopra il tavolone è energia pura in movimento. La struttura, con le sue cerniere flessibili, segue il ritmo dell'oceano come un surfista perfetto che non cade mai dalla tavola.</text:span></text:p>
      <text:p text:style-name="P2"><text:span text:style-name="T3">Ogni oscillazione attiva pistoni idraulici che comprimono fluidi ad alta pressione, trasformando il dondolio ipnotico delle onde in spinte meccaniche precise. È come avere migliaia di atleti invisibili che pompano energia 24 ore su 24, senza mai stancarsi, senza mai chiedere pause.</text:span></text:p>
      <text:p text:style-name="P2"><text:soft-page-break/><text:span text:style-name="T3">L'oceano non dorme mai, H24 nemmeno. Mentre il sole tramonta e il vento si calma, le onde continuano la loro danza millenaria, alimentando turbine sottomarine che ronzano silenziosamente sul fondale, trasformando ogni movimento marino in elettricità per le città costiere.</text:span></text:p>
      <text:h text:style-name="P1" text:outline-level="3"><text:span text:style-name="T5">🐠</text:span><text:span text:style-name="T3"> Il Rifugio Tecnologico: Quando le Macchine Diventano Reef</text:span></text:h>
      <text:p text:style-name="P2"><text:span text:style-name="T3">La vera genialità di H24 va oltre la produzione energetica: il tavolone diventa un reef artificiale che attira pesci, crostacei e vita marina. È tecnologia bio-compatibile che non solo non disturba l'ecosistema, ma lo arricchisce.</text:span></text:p>
      <text:p text:style-name="P2"><text:span text:style-name="T3">Sotto ogni modulo H24 nasce un micro-ecosistema: pesci che trovano riparo, alghe che colonizzano le superfici, coralli che crescono sulle strutture. È una centrale elettrica che crea biodiversità invece di distruggerla.</text:span></text:p>
      <text:p text:style-name="P2"><text:span text:style-name="T3">Invisibile dalla superficie, silenzioso nei fondali, H24 è la tecnologia fantasma che produce energia senza che nessuno si accorga della sua presenza. Le spiagge rimangono incontaminate, i paesaggi costieri preservati, eppure sotto l'acqua pulsa una rete energetica che alimenta intere regioni.</text:span></text:p>
      <text:h text:style-name="P1" text:outline-level="3"><text:span text:style-name="T5">🏝️</text:span><text:span text:style-name="T3"> La Liberazione delle Isole: Addio Diesel, Benvenuto Oceano</text:span></text:h>
      <text:p text:style-name="P2"><text:span text:style-name="T3">Per secoli, le isole sono state prigioniere energetiche: dipendenti da costosi generatori diesel, da navi cisterna che portavano combustibile inquinante, da reti elettriche fragili e inquinanti.</text:span></text:p>
      <text:p text:style-name="P2"><text:span text:style-name="T3">H24 libera le isole dalla schiavitù energetica.Sardegna, Sicilia, Corsica, Canarie, Maldive, Caraibi - ogni isola del mondo può diventare energeticamente autosufficiente alimentandosi dal movimento eterno delle onde che la circondano.</text:span></text:p>
      <text:p text:style-name="P2"><text:span text:style-name="T3">Immagina l'Elba che si alimenta dal respiro del Tirreno, la Sardegna powered by energia marina, Malta che galleggia su una rete di tavoloni energetici. Non più dipendenza dal continente - ogni isola diventa una fortezza energetica marina autosufficiente e pulita.</text:span></text:p>
      <text:h text:style-name="P1" text:outline-level="3"><text:span text:style-name="T5">🌊</text:span><text:span text:style-name="T3"> La Densità Energetica Oceanica: Quando l'Acqua Batte Sole e Vento</text:span></text:h>
      <text:p text:style-name="P2"><text:span text:style-name="T3">Il segreto di H24 è nella densità energetica superiore dell'acqua: 800 volte più densa dell'aria, con un movimento continuo che non conosce giorno o notte, estate o inverno.</text:span></text:p>
      <text:p text:style-name="P2"><text:span text:style-name="T3">Una singola onda contiene più energia di ore di vento o di sole. Un metro quadrato di oceano in movimento genera più elettricità di un metro quadrato di pannello solare o di pala eolica.</text:span></text:p>
      <text:p text:style-name="P2"><text:soft-page-break/><text:span text:style-name="T3">È matematica pura: gli oceani coprono il 71% del pianeta e sono in movimento perpetuo. H24 trasforma il pianeta in una gigantesca centrale elettrica dove ogni onda è energia, ogni movimento è elettricità, ogni oscillazione è progresso.</text:span></text:p>
      <text:h text:style-name="P1" text:outline-level="3"><text:span text:style-name="T5">🔧</text:span><text:span text:style-name="T3"> Modularità Oceanica: L'IKEA del Fondale Marino</text:span></text:h>
      <text:p text:style-name="P2"><text:span text:style-name="T3">H24 è modulare come un Lego sottomarino: ogni tavolone è indipendente, ma decine di moduli possono lavorare insieme come una foresta energetica sottomarina.</text:span></text:p>
      <text:p text:style-name="P2"><text:span text:style-name="T3">Serve poca energia? Un modulo.Serve energia per una città? Cento moduli disposti come una scacchiera sul fondale. Serve energia per una nazione? Migliaia di moduli che trasformano intere aree marine in campi energetici invisibili.</text:span></text:p>
      <text:p text:style-name="P2"><text:span text:style-name="T3">E siccome ogni modulo è indipendente, il sistema è resiliente agli attacchi e ai guasti. Se un tavolone si rompe, gli altri continuano a danzare. Se una tempesta danneggia una zona, le altre continuano a produrre.</text:span></text:p>
      <text:h text:style-name="P1" text:outline-level="3"><text:span text:style-name="T5">🌍</text:span><text:span text:style-name="T3"> La Rivoluzione Invisibile dei Fondali</text:span></text:h>
      <text:p text:style-name="P2"><text:span text:style-name="T3">Immagina la Terra vista dallo spazio fra 30 anni: le coste di tutti i continenti circondate da reti energetiche sottomarine invisibili. Mediterraneo, Atlantico, Pacifico, Indiano - tutti trasformati in oceani energetici che alimentano l'umanità.</text:span></text:p>
      <text:p text:style-name="P2"><text:span text:style-name="T3">Non più petroliere che inquinano i mari - i mari stessi diventano produttori di energia pulita. Non più guerre per il controllo delle riserve fossili - ogni nazione costiera diventa energeticamente sovrana grazie al movimento eterno delle sue acque.</text:span></text:p>
      <text:p text:style-name="P2"><text:span text:style-name="T3">Le megalopoli costiere - New York, Londra, Tokyo, Sydney - alimentate dal respiro dell'oceano che le bagna. L'Umanità riconciliata con il mare che invece di conquistare per sfruttare, impara a corteggiare per collaborare.</text:span></text:p>
      <text:h text:style-name="P1" text:outline-level="3"><text:span text:style-name="T5">🚀</text:span><text:span text:style-name="T3"> Il Futuro che Danza sui Fondali</text:span></text:h>
      <text:p text:style-name="P2"><text:span text:style-name="T3">I nostri nipoti cresceranno sapendo che sotto ogni mare danza una rete energetica invisibile che alimenta la civiltà umana. Per loro sarà normale che l'energia venga dal movimento eterno dell'oceano, che ogni onda sia una batteria naturale, che il mare sia il grande motore pulito del mondo.</text:span></text:p>
      <text:p text:style-name="P2"><text:span text:style-name="T3">Nuoteranno sopra centrali elettriche senza vederle, navigheranno su oceani energetici senza disturbarne il funzionamento, vivranno su un pianeta dove il confine tra tecnologia e natura è scomparso per sempre.</text:span></text:p>
      <text:p text:style-name="P3"><text:soft-page-break/><draw:custom-shape text:anchor-type="as-char" draw:z-index="38" draw:name="Forma8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MOVIMENTO PERPETUO COLLABORATIVO</text:span></text:h>
      <text:p text:style-name="P2"><text:span text:style-name="T3">H24 ci insegna che l'energia più potente è quella che collabora con i ritmi naturali invece di contrastarli. L'oceano si muove da miliardi di anni - tutto quello che dovevamo fare era imparare a danzare con la sua energia invece di combatterla.</text:span></text:p>
      <text:p text:style-name="P2"><text:span text:style-name="T3">Questo principio del movimento perpetuo collaborativo rivela che la natura non è mai ferma - c'è sempre un flusso, sempre un movimento, sempre energia in transito che aspetta solo di essere corteggiata con la tecnologia giusta.</text:span></text:p>
      <text:p text:style-name="P2"><text:span text:style-name="T3">Il futuro energetico appartiene a chi sa riconoscere che il pianeta è una gigantesca macchina in movimento perpetuo, e che invece di inventare nuove energie, dobbiamo solo imparare a ballare con quelle che già esistono.</text:span></text:p>
      <text:p text:style-name="P2"><text:span text:style-name="T3">H24 non è solo un tavolone sottomarino: è la prova che quando la tecnologia impara a danzare con la natura, nascono miracoli energetici che possono alimentare il mondo intero con il semplice movimento eterno dell'oceano.</text:span><text:span text:style-name="T5">🌊⚡</text:span></text:p>
      <text:h text:style-name="P1" text:outline-level="1"><text:span text:style-name="T7">💨</text:span><text:span text:style-name="T4"> ENERGY BAG: QUANDO L'OCEANO DIVENTA IL POLMONE GIGANTE DEL PIANETA</text:span></text:h>
      <text:h text:style-name="P1" text:outline-level="2"><text:span text:style-name="T5">📋</text:span><text:span text:style-name="T3"> SCHEDA RAPIDA</text:span></text:h>
      <text:p text:style-name="P2"><text:span text:style-name="T5">🔋</text:span><text:span text:style-name="T3">Potenza: 2 GW di accumulo - pari a 2 centrali nucleari di backup<text:line-break/></text:span><text:span text:style-name="T5">🌍</text:span><text:span text:style-name="T3">Disponibilità: Ogni oceano del mondo - spazio infinito sui fondali<text:line-break/></text:span><text:span text:style-name="T5">🗺️</text:span><text:span text:style-name="T3">Geografia: Perfetto per eolico offshore - Nord Mare, Atlantico, Pacifico<text:line-break/></text:span><text:span text:style-name="T5">💰</text:span><text:span text:style-name="T3">Costo: 20% risparmio vs altri accumuli - tecnologia semplice ed economica<text:line-break/></text:span><text:span text:style-name="T5">🔧</text:span><text:span text:style-name="T3">Installazione: Mantici sul fondale marino - installazione subacquea<text:line-break/></text:span><text:span text:style-name="T5">⚙️</text:span><text:span text:style-name="T3">Manutenzione: Protetti dall'acqua - durata decennale senza interventi<text:line-break/></text:span><text:span text:style-name="T5">📈</text:span><text:span text:style-name="T3">Stato: SVILUPPATO Università Nottingham - efficienza 90% testata<text:line-break/></text:span><text:span text:style-name="T5">📊</text:span><text:span text:style-name="T3">Scalabilità: 7 milioni m³ aria per impianto - infinitamente moltiplicabile</text:span></text:p>
      <text:p text:style-name="P3"><draw:custom-shape text:anchor-type="as-char" draw:z-index="39" draw:name="Forma9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RESPIRO GIGANTE CHE DORME SUL FONDALE MARINO</text:span></text:h>
      <text:h text:style-name="P1" text:outline-level="3"><text:span text:style-name="T3">🫁 Quando i Mantici Diventano i Polmoni dell'Energia Rinnovabile</text:span></text:h>
      <text:p text:style-name="P2"><text:span text:style-name="T3">Nel silenzio dei fondali marini del Mare del Nord, giganteschi mantici respirano lentamente seguendo il ritmo della produzione energetica mondiale. Non sono creature marine - sono i polmoni tecnologici del pianeta, che inspirano energia quando c'è troppo sole e vento, ed espirano elettricità quando il mondo ne ha bisogno.</text:span></text:p>
      <text:p text:style-name="P2"><text:soft-page-break/><text:span text:style-name="T3">Energy Bag è la realizzazione del sogno di ogni ingegnere energetico: trasformare l'oceano in una gigantesca cassa toracica che respira energia compressa, pronta a rilasciarla quando le città gridano fame di elettricità.</text:span></text:p>
      <text:p text:style-name="P2"><text:span text:style-name="T3">Il professor Seamus Garvey dell'Università di Nottingham ha capito che il problema dell'energia rinnovabile non è la produzione, ma l'accumulo. Quando il vento soffia forte e il sole splende, le turbine e i pannelli producono energia in eccesso che normalmente andrebbe sprecata. Energy Bag la cattura e la comprime, trasformandola in aria compressa che dorme sui fondali marini.</text:span></text:p>
      <text:h text:style-name="P1" text:outline-level="3"><text:span text:style-name="T5">⚡</text:span><text:span text:style-name="T3"> L'Alchimia della Pressione: Quando l'Oceano Fa da Compressore</text:span></text:h>
      <text:p text:style-name="P2"><text:span text:style-name="T3">La genialità di Energy Bag sta nell'alleanza perfetta con la fisica oceanica. Mentre tutti gli altri sistemi di accumulo lottano contro le leggi della natura, Energy Bag le corteggia e le seduce.</text:span></text:p>
      <text:p text:style-name="P2"><text:span text:style-name="T3">Ecco il miracolo: quando l'energia eolica offshore produce elettricità in eccesso, pompe potenti comprimono aria dentro mantici giganti posizionati sul fondale marino. Ma qui avviene la magia: la pressione dell'acqua marina fa da compressore naturale gratuito, schiacciando ulteriormente l'aria e moltiplicando la capacità di accumulo.</text:span></text:p>
      <text:p text:style-name="P2"><text:span text:style-name="T3">È come avere l'oceano intero che lavora gratis come sistema di compressione. Più profondo è il mantice, più l'acqua lo strizza, più energia può essere accumulata. L'oceano diventa complice attivo del sistema energetico umano.</text:span></text:p>
      <text:p text:style-name="P2"><text:span text:style-name="T3">Quando serve energia, la pressione oceanica spinge l'aria compressa verso turbine che la trasformano istantaneamente in elettricità. L'oceano non solo conserva l'energia - la restituisce con gli interessi.</text:span></text:p>
      <text:h text:style-name="P1" text:outline-level="3"><text:span text:style-name="T5">🌊</text:span><text:span text:style-name="T3"> 90% di Efficienza: Il Santo Graal dell'Accumulo Energetico</text:span></text:h>
      <text:p text:style-name="P2"><text:span text:style-name="T3">Per decenni, l'aria compressa era considerata lo sfigato dell'accumulo energetico - efficienza del 50%, sprechi enormi, sistemi complessi. Energy Bag ha ribaltato tutto: 90% di efficienza che fa impallidire batterie al litio e sistemi idroelettrici di pompaggio.</text:span></text:p>
      <text:p text:style-name="P2"><text:span text:style-name="T3">Il segreto è l'oceano stesso: invece di sprecare energia per comprimere l'aria artificialmente, Energy Bag sfrutta la pressione naturale dell'acqua che comprime gratis, conserva gratis, e restituisce gratis.</text:span></text:p>
      <text:p text:style-name="P2"><text:span text:style-name="T3">7 milioni di metri cubi di aria compressa per ogni impianto - l'equivalente energetico di intere città respirato dolcemente sui fondali marini. Niente perdite, niente sprechi, niente inquinamento - solo aria pulita che conserva energia pulita in un oceano pulito.</text:span></text:p>
      <text:h text:style-name="P1" text:outline-level="3"><text:span text:style-name="T5">🏭</text:span><text:span text:style-name="T3"> La Fine della Tirannia dell'Intermittenza</text:span></text:h>
      <text:p text:style-name="P2"><text:soft-page-break/><text:span text:style-name="T3">L'intermittenza è il tallone d'Achille delle rinnovabili: il sole tramonta, il vento si calma, e le città rimangono al buio. Energy Bag libera le rinnovabili da questa schiavitù.</text:span></text:p>
      <text:p text:style-name="P2"><text:span text:style-name="T3">Quando le turbine eoliche offshore girano come impazzite durante le tempeste atlantiche, Energy Bag inspira tutta l'energia in eccesso. Quando il vento si calma e le città hanno bisogno di elettricità, i mantici marini espirano energia come polmoni giganti che alimentano la civiltà.</text:span></text:p>
      <text:p text:style-name="P2"><text:span text:style-name="T3">Non più sprechi di energia rinnovabile - ogni joule prodotto dal vento e dal sole viene catturato, conservato, e rilasciato quando serve. Le rinnovabili diventano affidabili come le centrali nucleari, ma senza scorie, senza rischi, senza combustibili.</text:span></text:p>
      <text:h text:style-name="P1" text:outline-level="3"><text:span text:style-name="T5">🐟</text:span><text:span text:style-name="T3"> Tecnologia Fantasma: Invisibile, Silenziosa, Eterna</text:span></text:h>
      <text:p text:style-name="P2"><text:span text:style-name="T3">Energy Bag è la tecnologia fantasma perfetta: invisibile dalla superficie, silenziosa sui fondali, rispettosa della vita marina. I mantici diventano reef artificiali dove pesci trovano riparo e alghe colonizzano le superfici.</text:span></text:p>
      <text:p text:style-name="P2"><text:span text:style-name="T3">Niente pale eoliche che disturbano il paesaggio, niente batterie tossiche che avvelenano il suolo. Solo mantici che respirano dolcemente sul fondale, protetti dall'acqua marina che li preserva dalla corrosione e dagli agenti atmosferici.</text:span></text:p>
      <text:p text:style-name="P2"><text:span text:style-name="T3">Durata decennale senza manutenzione - l'oceano stesso fa da sistema di protezione e conservazione. Mentre le batterie al litio muoiono dopo pochi anni, Energy Bag respira per decenni sui fondali marini.</text:span></text:p>
      <text:h text:style-name="P1" text:outline-level="3"><text:span text:style-name="T5">💰</text:span><text:span text:style-name="T3"> L'Economia del Respiro Marino</text:span></text:h>
      <text:p text:style-name="P2"><text:span text:style-name="T3">20% di risparmio sui costi energetici rispetto ad altri sistemi di accumulo - Energy Bag non è solo più efficiente, è più economico. Niente materiali rari come il litio, niente processi chimici complessi, niente smaltimento di rifiuti tossici.</text:span></text:p>
      <text:p text:style-name="P2"><text:span text:style-name="T3">Solo aria, acqua e ingegneria intelligente che trasforma l'oceano nel più grande sistema di accumulo energetico mai concepito. Costi di costruzione minimi, manutenzione quasi nulla, durata superiore a qualsiasi batteria.</text:span></text:p>
      <text:p text:style-name="P2"><text:span text:style-name="T3">È capitalismo energetico intelligente: investimenti piccoli, efficienza massima, ritorni garantiti dall'oceano stesso che lavora gratis come partner energetico dell'umanità.</text:span></text:p>
      <text:h text:style-name="P1" text:outline-level="3"><text:span text:style-name="T5">🌍</text:span><text:span text:style-name="T3"> La Rete Respiratoria Planetaria</text:span></text:h>
      <text:p text:style-name="P2"><text:soft-page-break/><text:span text:style-name="T3">Immagina tutti gli oceani del mondo punteggiati di mantici giganti che respirano energia al ritmo della produzione rinnovabile globale. Atlantico, Pacifico, Indiano - tutti trasformati in polmoni energetici planetari.</text:span></text:p>
      <text:p text:style-name="P2"><text:span text:style-name="T3">Quando è giorno in Europa e i pannelli solari producono energia in eccesso, i mantici atlantici inspirano. Quando è notte e l'Europa ha bisogno di elettricità, i mantici del Pacifico (dove è ancora giorno) espirano energia attraverso cavi sottomarini.</text:span></text:p>
      <text:p text:style-name="P2"><text:span text:style-name="T3">Il pianeta respira energia seguendo il ritmo del sole che gira intorno alla Terra. Non più sprechi globali di energia rinnovabile - ogni surplus viene catturato da qualche mantice marino e redistribuito dove serve.</text:span></text:p>
      <text:h text:style-name="P1" text:outline-level="3"><text:span text:style-name="T5">🚀</text:span><text:span text:style-name="T3"> Il Futuro che Respira con l'Oceano</text:span></text:h>
      <text:p text:style-name="P2"><text:span text:style-name="T3">I nostri nipoti cresceranno sapendo che sotto ogni oceano respira una rete di accumulo energetico che garantisce energia pulita infinita. Per loro sarà normale che l'energia in eccesso venga "respirata" dall'oceano e "espirata" quando serve.</text:span></text:p>
      <text:p text:style-name="P2"><text:span text:style-name="T3">Nuoteranno sopra mantici energetici senza vederli, navigheranno su oceani che respirano elettricità, vivranno su un pianeta dove il confine tra biosfera e tecnosfera è scomparso per sempre.</text:span></text:p>
      <text:p text:style-name="P2"><text:span text:style-name="T3">Energy Bag non è solo un sistema di accumulo - è la prova che quando la tecnologia impara a respirare con la natura, nascono soluzioni che possono alimentare il mondo intero con il semplice respiro dell'oceano.</text:span></text:p>
      <text:p text:style-name="P3"><draw:custom-shape text:anchor-type="as-char" draw:z-index="40" draw:name="Forma9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RESPIRO COLLABORATIVO</text:span></text:h>
      <text:p text:style-name="P2"><text:span text:style-name="T3">Energy Bag ci insegna che le soluzioni più eleganti sono quelle che respirano con i ritmi naturali invece di opporvisi. L'oceano ha una pressione naturale - perché non usarla come compressore gratuito?</text:span></text:p>
      <text:p text:style-name="P2"><text:span text:style-name="T3">Questo principio del respiro collaborativo rivela che la natura è piena di energie nascoste che aspettano solo di essere corteggiate con la tecnologia giusta. La pressione oceanica è energia potenziale pura - Energy Bag la trasforma in energia cinetica disponibile.</text:span></text:p>
      <text:p text:style-name="P2"><text:span text:style-name="T3">Il futuro energetico appartiene a chi sa riconoscere che il pianeta è un organismo vivente con polmoni, circolazione e respiro, e che invece di combattere questi ritmi naturali, dobbiamo imparare a respirare insieme a loro.</text:span></text:p>
      <text:p text:style-name="P2"><text:soft-page-break/><text:span text:style-name="T3">Energy Bag non è solo un mantice sottomarino: è la dimostrazione che quando la tecnologia impara a respirare con l'oceano, nascono sistemi di accumulo che possono conservare l'energia infinita del sole e del vento nei polmoni giganti del pianeta.</text:span><text:span text:style-name="T5">💨🌊</text:span></text:p>
      <text:h text:style-name="P1" text:outline-level="1"><text:span text:style-name="T7">🧪</text:span><text:span text:style-name="T4"> SALI FUSI DI RUBBIA: QUANDO UN NOBEL TRASFORMA IL SALE IN ORO ENERGETICO</text:span></text:h>
      <text:h text:style-name="P1" text:outline-level="2"><text:span text:style-name="T5">📋</text:span><text:span text:style-name="T3"> SCHEDA RAPIDA</text:span></text:h>
      <text:p text:style-name="P2"><text:span text:style-name="T5">🔋</text:span><text:span text:style-name="T3">Potenza: 20 MW per impianto pilota - scalabile a centrali multi-GW<text:line-break/></text:span><text:span text:style-name="T5">🌍</text:span><text:span text:style-name="T3">Disponibilità: Zone ad alto irraggiamento - perfetto per Sud Italia e deserti<text:line-break/></text:span><text:span text:style-name="T5">🗺️</text:span><text:span text:style-name="T3">Geografia: Sicilia pioniera, replicabile in tutto il Mediterraneo<text:line-break/></text:span><text:span text:style-name="T5">💰</text:span><text:span text:style-name="T3">Costo: Competitivo vs fossili - economia di scala garantita<text:line-break/></text:span><text:span text:style-name="T5">🔧</text:span><text:span text:style-name="T3">Installazione: Specchi + sali fusi - tecnologia modulare e scalabile<text:line-break/></text:span><text:span text:style-name="T5">⚙️</text:span><text:span text:style-name="T3">Manutenzione: Sali durano decenni - sistema auto-sostenibile<text:line-break/></text:span><text:span text:style-name="T5">📈</text:span><text:span text:style-name="T3">Stato: TESTATO a Priolo - efficienza 31% dimostrata<text:line-break/></text:span><text:span text:style-name="T5">📊</text:span><text:span text:style-name="T3">Scalabilità: Da comunità isolate a metropoli - infinitamente modulare</text:span></text:p>
      <text:p text:style-name="P3"><draw:custom-shape text:anchor-type="as-char" draw:z-index="41" draw:name="Forma9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NOBEL CHE HA TRASFORMATO IL SALE DA CUCINA NELLA BATTERIA DEL FUTURO</text:span></text:h>
      <text:h text:style-name="P1" text:outline-level="3"><text:span text:style-name="T5">🏆</text:span><text:span text:style-name="T3"> Quando il Genio di un Premio Nobel Incontra la Saggezza del Sale</text:span></text:h>
      <text:p text:style-name="P2"><text:span text:style-name="T3">Carlo Rubbia non è solo un Premio Nobel - è l'alchimista energetico che ha trasformato il sale da cucina nella più sofisticata batteria termica mai concepita. Mentre il mondo sprecava miliardi in ricerche su accumuli complessi, Rubbia guardava la saliera e vedeva il futuro dell'energia.</text:span></text:p>
      <text:p text:style-name="P2"><text:span text:style-name="T3">I sali fusi di Rubbia sono la prova che le soluzioni più rivoluzionarie sono spesso le più antiche: il sale conserva il calore da quando l'uomo ha scoperto il fuoco. Rubbia ha solo capito come trasformarlo nel cuore pulsante delle centrali solari del futuro.</text:span></text:p>
      <text:p text:style-name="P2"><text:span text:style-name="T3">A Priolo, in Sicilia, il suo impianto pilota cattura il sole siciliano a 550°C - temperature così alte da far sembrare un giocattolo qualsiasi pannello fotovoltaico. E quel calore non svanisce al tramonto - resta intrappolato nei sali fusi, pronto a produrre elettricità per tutta la notte.</text:span></text:p>
      <text:h text:style-name="P1" text:outline-level="3"><text:span text:style-name="T5">🔥</text:span><text:span text:style-name="T3"> 550°C: Quando il Sole Siciliano Diventa Più Caldo di un Vulcano</text:span></text:h>
      <text:p text:style-name="P2"><text:span text:style-name="T3">550 gradi Celsius - una temperatura che scioglierebbe l'alluminio e farebbe bollire istantaneamente qualsiasi liquido. Ma per i sali fusi di Rubbia è temperatura di lavoro normale, la condizione perfetta per immagazzinare energia solare con un'efficienza del 31%.</text:span></text:p>
      <text:p text:style-name="P2"><text:soft-page-break/><text:span text:style-name="T3">Specchi parabolici di nuova generazione seguono il sole siciliano dal sorgere al tramonto, concentrando ogni raggio su serbatoi di sale liquefatto che diventa incandescente come lava vulcanica. Ma questa lava artificiale è controllata, domesticata, trasformata in energia pura.</text:span></text:p>
      <text:p text:style-name="P2"><text:span text:style-name="T3">Mentre i pannelli solari tradizionali convertono solo il 20% della luce solare in elettricità, i sali fusi di Rubbia raggiungono il 31% - efficienza da centrale nucleare, ma senza scorie radioattive, senza rischi di fusione, senza combustibili da importare.</text:span></text:p>
      <text:h text:style-name="P1" text:outline-level="3"><text:span text:style-name="T5">🌙</text:span><text:span text:style-name="T3"> La Magia Notturna: Quando il Sole Continua a Splendere Dopo il Tramonto</text:span></text:h>
      <text:p text:style-name="P2"><text:span text:style-name="T3">Ecco il miracolo che ha fatto vincere il Nobel a Rubbia: i sali fusi conservano il calore per ore, giorni, settimane. Il sole tramonta, ma l'energia continua a fluire dalle viscere incandescenti dell'impianto.</text:span></text:p>
      <text:p text:style-name="P2"><text:span text:style-name="T3">Non più pannelli solari inutili di notte - i sali fusi trasformano ogni centrale solare in una centrale sempre accesa. Il sole del giorno alimenta la città di notte, grazie a sale liquefatto che respira energia termica come un drago tecnologico addormentato.</text:span></text:p>
      <text:p text:style-name="P2"><text:span text:style-name="T3">20 MW per 20.000 abitanti - l'equivalente di una piccola città alimentata dal sole siciliano conservato nei sali. 12.500 tonnellate di petrolio risparmiate, 40.000 tonnellate di CO₂ evitate - tutto grazie a sale riscaldato dal sole del Mediterraneo.</text:span></text:p>
      <text:h text:style-name="P1" text:outline-level="3"><text:span text:style-name="T5">🧬</text:span><text:span text:style-name="T3"> L'Alchimia Molecolare: Quando la Chimica Incontra l'Ingegneria</text:span></text:h>
      <text:p text:style-name="P2"><text:span text:style-name="T3">I sali fusi non sono magia - sono scienza pura applicata con genialità. Miscele precise di nitrati e cloruri che cambiano stato fisico a temperature controllate, immagazzinando e rilasciando energia termica con precisione chirurgica.</text:span></text:p>
      <text:p text:style-name="P2"><text:span text:style-name="T3">Ogni cristallo di sale diventa una micro-batteria termica che cattura fotoni solari e li trasforma in vibrazioni molecolari ad alta energia. Milioni di micro-batterie che lavorano insieme come un esercito molecolare al servizio dell'energia pulita.</text:span></text:p>
      <text:p text:style-name="P2"><text:span text:style-name="T3">Quando serve energia, il sale fuso rilascia il suo calore per produrre vapore che aziona turbine colossali. È termodinamica pura - la stessa fisica che muove i vulcani, ma domesticata e controllata per alimentare la civiltà umana.</text:span></text:p>
      <text:h text:style-name="P1" text:outline-level="3"><text:span text:style-name="T5">🏝️</text:span><text:span text:style-name="T3"> La Sicilia: Laboratorio Energetico del Mediterraneo</text:span></text:h>
      <text:p text:style-name="P2"><text:span text:style-name="T3">Priolo non è solo un esperimento - è la prova di concetto che l'Italia può diventare la superpotenza solare europea. Mentre importiamo gas dalla Russia e petrolio dal Medio Oriente, abbiamo il sole più potente d'Europa che aspetta solo di essere catturato nei sali fusi.</text:span></text:p>
      <text:p text:style-name="P2"><text:soft-page-break/><text:span text:style-name="T3">La Sicilia ha tutto: sole intenso 300 giorni l'anno, spazi disponibili, know-how scientifico grazie a Rubbia. Potrebbe diventare la centrale solare d'Europa, esportando energia termica verso Germania, Francia, Austria.</text:span></text:p>
      <text:p text:style-name="P2"><text:span text:style-name="T3">Immagina la Sicilia del 2040: invece di emigrare verso Nord, i giovani siciliani lavorano nelle centrali a sali fusi che alimentano mezza Europa. Invece di dipendere da Roma, la Sicilia diventa l'Arabia Saudita dell'energia solare europea.</text:span></text:p>
      <text:h text:style-name="P1" text:outline-level="3"><text:span text:style-name="T5">💎</text:span><text:span text:style-name="T3"> Scalabilità Infinita: Dal Villaggio alla Megalopoli</text:span></text:h>
      <text:p text:style-name="P2"><text:span text:style-name="T3">I sali fusi di Rubbia sono modulari come i Lego: serve energia per un villaggio? Un modulo. Serve energia per Milano? Cento moduli disposti nelle pianure lombarde. Serve energia per l'Europa? Migliaia di moduli sparsi per tutto il Mediterraneo.</text:span></text:p>
      <text:p text:style-name="P2"><text:span text:style-name="T3">Ogni modulo è indipendente - se uno si guasta, gli altri continuano a funzionare. Se aumenta la domanda, aggiungi moduli. Se cambia la tecnologia, sostituisci moduli singoli senza fermare l'intera centrale.</text:span></text:p>
      <text:p text:style-name="P2"><text:span text:style-name="T3">È energia democratica: non serve essere una multinazionale per costruire centrali a sali fusi. Ogni comune, ogni cooperativa, ogni imprenditore visionario può installare il suo impianto e diventare produttore di energia solare.</text:span></text:p>
      <text:h text:style-name="P1" text:outline-level="3"><text:span text:style-name="T5">🌍</text:span><text:span text:style-name="T3"> La Rivoluzione Salina Planetaria</text:span></text:h>
      <text:p text:style-name="P2"><text:span text:style-name="T3">Rubbia ha aperto la strada - ora tocca al mondo seguirla. Ogni deserto del pianeta può ospitare centrali a sali fusi: Sahara, Atacama, Gobi, Kalahari. Ogni zona con alto irraggiamento può diventare una miniera di energia termica.</text:span></text:p>
      <text:p text:style-name="P2"><text:span text:style-name="T3">Non più guerre per il petrolio - guerre per i siti con il miglior irraggiamento solare. Non più OPEC del petrolio - OPEC del sole, dove paesi con deserti soleggiati diventano le nuove superpotenze energetiche.</text:span></text:p>
      <text:p text:style-name="P2"><text:span text:style-name="T3">Australia, Cile, Marocco, Algeria - tutti potrebbero diventare l'Arabia Saudita del sole, esportando energia termica invece di combustibili fossili. Ricchezza pulita che non si esaurisce mai e non inquina mai.</text:span></text:p>
      <text:h text:style-name="P1" text:outline-level="3"><text:span text:style-name="T5">🚀</text:span><text:span text:style-name="T3"> Il Futuro Incandescente dei Sali Fusi</text:span></text:h>
      <text:p text:style-name="P2"><text:span text:style-name="T3">I nostri nipoti cresceranno in un mondo dove ogni deserto è una centrale solare, dove ogni granello di sale è un alleato energetico, dove il sole del giorno alimenta le notti della civiltà.</text:span></text:p>
      <text:p text:style-name="P2"><text:soft-page-break/><text:span text:style-name="T3">Voleranno su aerei alimentati da idrogeno prodotto da energia solare conservata nei sali fusi. Viaggeranno su treni che corrono con elettricità catturata dal sole del Sahara. Vivranno in città illuminate da fotoni solari conservati nei cristalli di sale.</text:span></text:p>
      <text:p text:style-name="P2"><text:span text:style-name="T3">Per loro sarà normale che l'energia venga dal sole conservato, che ogni deserto sia una miniera energetica, che il sale da cucina sia sinonimo di progresso e abbondanza.</text:span></text:p>
      <text:p text:style-name="P3"><draw:custom-shape text:anchor-type="as-char" draw:z-index="42" draw:name="Forma9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CONSERVAZIONE TERMICA INTELLIGENTE</text:span></text:h>
      <text:p text:style-name="P2"><text:span text:style-name="T3">I sali fusi di Rubbia ci insegnano che l'energia più preziosa è quella che sa aspettare il momento giusto. Il sole splende di giorno, ma le città hanno bisogno di energia anche di notte - i sali fusi fanno da ponte temporale tra produzione e consumo.</text:span></text:p>
      <text:p text:style-name="P2"><text:span text:style-name="T3">Questo principio della conservazione termica intelligente rivela che la natura ha già inventato sistemi di accumulo perfetti - dobbiamo solo imparare a usarli. Il sale conserva il calore da milioni di anni - Rubbia ha solo capito come trasformarlo in una batteria termica hi-tech.</text:span></text:p>
      <text:p text:style-name="P2"><text:span text:style-name="T3">Il futuro energetico appartiene a chi sa conservare l'energia quando abbonda per rilasciarla quando scarseggia. I sali fusi non sono solo un sistema di accumulo - sono una filosofia temporale che sincronizza i ritmi solari con i bisogni umani.</text:span></text:p>
      <text:p text:style-name="P2"><text:span text:style-name="T3">Carlo Rubbia non ha inventato una tecnologia: ha svelato un segreto che potrebbe illuminare il mondo intero con il sole conservato nei cristalli di sale.</text:span><text:span text:style-name="T5">🧪☀️</text:span></text:p>
      <text:h text:style-name="P1" text:outline-level="1"><text:span text:style-name="T7">⚖️</text:span><text:span text:style-name="T4"> COLONNE GRAVITAZIONALI: QUANDO LA GRAVITÀ DIVENTA UNA CENTRALE ELETTRICA PERPETUA</text:span></text:h>
      <text:h text:style-name="P1" text:outline-level="2"><text:span text:style-name="T5">📋</text:span><text:span text:style-name="T3"> SCHEDA RAPIDA</text:span></text:h>
      <text:p text:style-name="P2"><text:span text:style-name="T5">🔋</text:span><text:span text:style-name="T3">Potenza: 9.8 kWh/ora con pesi da 100kg - scalabile all'infinito<text:line-break/></text:span><text:span text:style-name="T5">🌍</text:span><text:span text:style-name="T3">Disponibilità: Ovunque ci sia gravità - funziona 24/7/365<text:line-break/></text:span><text:span text:style-name="T5">🗺️</text:span><text:span text:style-name="T3">Geografia: Universale - indipendente da clima, geografia, risorse<text:line-break/></text:span><text:span text:style-name="T5">💰</text:span><text:span text:style-name="T3">Costo: Pesi, colonne, pulegge - investimento una tantum, energia eterna<text:line-break/></text:span><text:span text:style-name="T5">🔧</text:span><text:span text:style-name="T3">Installazione: Colonne d'acqua verticali - struttura meccanica semplice<text:line-break/></text:span><text:span text:style-name="T5">⚙️</text:span><text:span text:style-name="T3">Manutenzione: Sistemi meccanici robusti - durata decennale<text:line-break/></text:span><text:span text:style-name="T5">📈</text:span><text:span text:style-name="T3">Stato: CALCOLATO e progettato - pronto per prototipazione<text:line-break/></text:span><text:span text:style-name="T5">📊</text:span><text:span text:style-name="T3">Scalabilità: Da casa singola a centrali multi-MW - modulare infinito</text:span></text:p>
      <text:p text:style-name="P3"><draw:custom-shape text:anchor-type="as-char" draw:z-index="43" draw:name="Forma9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FORZA CHE MUOVE PIANETI AL SERVIZIO DELLE CASE UMANE</text:span></text:h>
      <text:h text:style-name="P1" text:outline-level="3"><text:soft-page-break/><text:span text:style-name="T5">🌍</text:span><text:span text:style-name="T3"> Quando Newton Incontra Tesla: La Gravità Diventa Elettricità</text:span></text:h>
      <text:p text:style-name="P2"><text:span text:style-name="T3">La gravità è l'unica forza davvero eterna - lavora 24 ore su 24 da 13,8 miliardi di anni senza mai stancarsi, senza mai chiedere pause, senza mai scioperare. Tiene insieme galassie, muove oceani, fa cadere pioggia - eppure nessuno aveva mai pensato di trasformarla in una centrale elettrica domestica.</text:span></text:p>
      <text:p text:style-name="P2"><text:span text:style-name="T3">Le Colonne Gravitazionali realizzano il sogno proibito della fisica: catturare la forza di gravità terrestre e trasformarla in elettricità pulita e infinita. Non serve sole, non serve vento, non serve acqua corrente - serve solo che la Terra continui a esistere.</text:span></text:p>
      <text:p text:style-name="P2"><text:span text:style-name="T3">Colonne d'acqua verticali, pesi che salgono e scendono, pulegge che girano, generatori che ronzano - il meccanismo più semplice del mondo per rubare energia alla forza più fondamentale dell'universo.</text:span></text:p>
      <text:h text:style-name="P1" text:outline-level="3"><text:span text:style-name="T5">⚖️</text:span><text:span text:style-name="T3"> L'Equilibrio Magico: Quando i Pesi Danzano con l'Acqua</text:span></text:h>
      <text:p text:style-name="P2"><text:span text:style-name="T3">Il genio del sistema sta nell'equilibrio perfetto tra gravità e spinta idrostatica. Due pesi collegati da pulegge, immersi in colonne d'acqua parallele, danzano in perfetto bilanciamento - finché una piccola bolla d'aria non rompe l'incantesimo.</text:span></text:p>
      <text:p text:style-name="P2"><text:span text:style-name="T3">Ecco il miracolo: una microscopica quantità di aria compressa iniettata in uno dei pesi rompe l'equilibrio gravitazionale. Il peso con l'aria sale spinto dalla galleggiabilità, l'altro scende trascinato dalla gravità, la puleggia gira e il generatore produce elettricità.</text:span></text:p>
      <text:p text:style-name="P2"><text:span text:style-name="T3">È judo energetico puro: invece di combattere la gravità, la seduciamo e la facciamo lavorare per noi. Invece di opporci alle leggi fisiche, danziamo con loro in un valzer meccanico che trasforma peso in watt.</text:span></text:p>
      <text:h text:style-name="P1" text:outline-level="3"><text:span text:style-name="T5">📊</text:span><text:span text:style-name="T3"> I Numeri della Rivoluzione Gravitazionale</text:span></text:h>
      <text:p text:style-name="P2"><text:span text:style-name="T3">100 kg di peso, 10 metri di colonna, 60 cicli al minuto = 9.8 kWh di energia ogni ora. Energia sufficiente per alimentare una casa europea media per mezza giornata, prodotta solo dalla forza di gravità terrestre.</text:span></text:p>
      <text:p text:style-name="P2"><text:span text:style-name="T3">Ma ecco la magia della scalabilità: 1000 kg di peso producono 68 Wh per ciclo. Con 60 cicli al minuto, sono 244 kWh al giorno - energia per 20 famiglie europee, estratta dal nulla gravitazionale.</text:span></text:p>
      <text:p text:style-name="P2"><text:span text:style-name="T3">Colonne più alte moltiplicano l'energia: 25 metri di altezza con pesi da 1000 kg = 68 Wh per ciclo. Con 3600 cicli all'ora, sono 245 kWh - una piccola centrale elettrica alimentata solo dalla gravità.</text:span></text:p>
      <text:h text:style-name="P1" text:outline-level="3"><text:soft-page-break/><text:span text:style-name="T5">🏠</text:span><text:span text:style-name="T3"> La Democratizzazione Della Gravità</text:span></text:h>
      <text:p text:style-name="P2"><text:span text:style-name="T3">Ogni casa può avere la sua centrale gravitazionale personale.Garage con colonne d'acqua di 5 metri, pesi da 100 kg, 1.36 Wh per ciclo - sembrano pochi, ma con 3600 cicli all'ora sono quasi 5 kWh, sufficienti per illuminazione, frigorifero, computer.</text:span></text:p>
      <text:p text:style-name="P2"><text:span text:style-name="T3">Condomini con colonne di 15 metri possono produrre energia per tutto l'edificio. Industrie con colonne di 25 metri diventano energeticamente autosufficienti. Grattacieli possono trasformare la loro altezza in generatori gravitazionali giganti.</text:span></text:p>
      <text:p text:style-name="P2"><text:span text:style-name="T3">È energia people-powered: non serve permesso per sfruttare la gravità, non serve pagare royalty alla Terra per usare la sua forza di attrazione. Basta costruire colonne e lasciare che Newton faccia il resto.</text:span></text:p>
      <text:h text:style-name="P1" text:outline-level="3"><text:span text:style-name="T5">🔄</text:span><text:span text:style-name="T3"> Il Perpetuo Meccanico: Energia che si Auto-Alimenta</text:span></text:h>
      <text:p text:style-name="P2"><text:span text:style-name="T3">Il sistema è quasi un perpetuo mobile - la piccola energia necessaria per iniettare aria compressa è ridicola rispetto all'energia prodotta. È come usare un fiammifero per accendere un falò: input minimo, output gigantesco.</text:span></text:p>
      <text:p text:style-name="P2"><text:span text:style-name="T3">Ogni ciclo costa energia microscopica per la compressione dell'aria, ma produce energia macroscopica dal movimento gravitazionale. Il bilancio energetico è devastantemente positivo - guadagno netto incredibile per ogni ciclo.</text:span></text:p>
      <text:p text:style-name="P2"><text:span text:style-name="T3">E siccome la gravità non si stanca mai, il sistema può girare 24/7/365 per decenni. Niente combustibili da comprare, niente sole da aspettare, niente vento da sperare - solo la forza eterna della Terra che lavora gratis.</text:span></text:p>
      <text:h text:style-name="P1" text:outline-level="3"><text:span text:style-name="T5">🌍</text:span><text:span text:style-name="T3"> L'Indipendenza Energetica Universale</text:span></text:h>
      <text:p text:style-name="P2"><text:span text:style-name="T3">Le Colonne Gravitazionali funzionano ovunque ci sia gravità - cioè ovunque sulla Terra, sulla Luna, su Marte. Non dipendono dal clima, dalla geografia, dalle risorse locali - dipendono solo dalla massa del pianeta.</text:span></text:p>
      <text:p text:style-name="P2"><text:span text:style-name="T3">Groenlandia o Sahara, equatore o polo - la gravità è identica ovunque. Paesi senza sole, senza vento, senza fiumi possono diventare energeticamente indipendenti sfruttando l'unica risorsa davvero universale: il peso.</text:span></text:p>
      <text:p text:style-name="P2"><text:span text:style-name="T3">È la fine della geopolitica energetica: non più guerre per petrolio o gas, non più dipendenze da paesi fornitori, non più ricatti energetici. Ogni nazione può produrre la sua energia semplicemente costruendo colonne e lasciando cadere pesi.</text:span></text:p>
      <text:h text:style-name="P1" text:outline-level="3"><text:soft-page-break/><text:span text:style-name="T5">🏭</text:span><text:span text:style-name="T3"> L'Industrializzazione della Gravità</text:span></text:h>
      <text:p text:style-name="P2"><text:span text:style-name="T3">Immagina fabbriche di colonne gravitazionali: centinaia di colonne parallele con pesi sincronizzati che salgono e scendono come pistoni di un motore gigantesco. Centrali gravitazionali da 100 MW che alimentano intere città solo con la forza di attrazione terrestre.</text:span></text:p>
      <text:p text:style-name="P2"><text:span text:style-name="T3">Miniere di gravità invece di miniere di carbone: scavi profondi con colonne gravitazionali che sfruttano l'altezza sotterranea per moltiplicare l'energia. Grattacieli energetici che invece di consumare energia la producono con la loro stessa altezza.</text:span></text:p>
      <text:p text:style-name="P2"><text:span text:style-name="T3">È l'industrializzazione della forza più fondamentale dell'universo - la trasformazione della gravità da fenomeno naturale a risorsa energetica infinita.</text:span></text:p>
      <text:h text:style-name="P1" text:outline-level="3"><text:span text:style-name="T5">🚀</text:span><text:span text:style-name="T3"> Il Futuro Gravitazionale dell'Umanità</text:span></text:h>
      <text:p text:style-name="P2"><text:span text:style-name="T3">I nostri nipoti cresceranno in un mondo dove ogni edificio è una centrale elettrica gravitazionale, dove l'altezza è sinonimo di potenza energetica, dove costruire verso l'alto significa catturare più gravità.</text:span></text:p>
      <text:p text:style-name="P2"><text:span text:style-name="T3">Città verticali che si auto-alimentano con la loro stessa altezza. Ascensori che producono energia invece di consumarla. Grattacieli che sono batterie gravitazionali giganti pronte a rilasciare energia quando serve.</text:span></text:p>
      <text:p text:style-name="P2"><text:span text:style-name="T3">Colonie spaziali alimentate da colonne gravitazionali lunari. Stazioni orbitali che sfruttano la micro-gravità per produrre energia. L'umanità che porta con sé il potere della gravità ovunque vada nell'universo.</text:span></text:p>
      <text:p text:style-name="P3"><draw:custom-shape text:anchor-type="as-char" draw:z-index="44" draw:name="Forma9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EQUILIBRIO DINAMICO</text:span></text:h>
      <text:p text:style-name="P2"><text:span text:style-name="T3">Le Colonne Gravitazionali ci insegnano che l'energia più potente nasce dalla rottura controllata dell'equilibrio. La gravità e l'acqua sono in perfetto bilanciamento - basta un soffio d'aria per scatenare una cascata energetica.</text:span></text:p>
      <text:p text:style-name="P2"><text:span text:style-name="T3">Questo principio dell'equilibrio dinamico rivela che la natura è piena di energie latenti che aspettano solo una piccola spinta per liberarsi. Non serve forza bruta - serve intelligenza per trovare il punto di leva giusto.</text:span></text:p>
      <text:p text:style-name="P2"><text:span text:style-name="T3">Il futuro energetico appartiene a chi sa riconoscere che ogni equilibrio naturale nasconde energia potenziale, e che la tecnologia più elegante è quella che trasforma equilibrio in movimento, peso in watt, gravità in progresso.</text:span></text:p>
      <text:p text:style-name="P2"><text:soft-page-break/><text:span text:style-name="T3">Le Colonne Gravitazionali non sono solo macchine: sono la dimostrazione che quando l'ingegneria umana impara a danzare con le forze cosmiche, nascono sistemi che possono alimentare la civiltà con la semplice attrazione tra masse.</text:span><text:span text:style-name="T5">⚖️⚡</text:span></text:p>
      <text:h text:style-name="P1" text:outline-level="1"><text:span text:style-name="T7">⚛️</text:span><text:span text:style-name="T4"> SF CIHT: QUANDO L'IDROGENO DIVENTA IL CUORE PULSANTE DELL'ENERGIA INFINITA</text:span></text:h>
      <text:h text:style-name="P1" text:outline-level="2"><text:span text:style-name="T5">📋</text:span><text:span text:style-name="T3"> SCHEDA RAPIDA</text:span></text:h>
      <text:p text:style-name="P2"><text:span text:style-name="T5">🔋</text:span><text:span text:style-name="T3">Potenza: Densità energetica ultra-elevata - reattori compatti multi-MW<text:line-break/></text:span><text:span text:style-name="T5">🌍</text:span><text:span text:style-name="T3">Disponibilità: Idrogeno ovunque - elemento più abbondante dell'universo<text:line-break/></text:span><text:span text:style-name="T5">🗺️</text:span><text:span text:style-name="T3">Geografia: Universale - funziona indipendente da clima e risorse locali<text:line-break/></text:span><text:span text:style-name="T5">💰</text:span><text:span text:style-name="T3">Costo: Materiali comuni - niente combustibili da comprare mai più<text:line-break/></text:span><text:span text:style-name="T5">🔧</text:span><text:span text:style-name="T3">Installazione: Reattori compatti modulari - da casa a centrale elettrica<text:line-break/></text:span><text:span text:style-name="T5">⚙️</text:span><text:span text:style-name="T3">Manutenzione: Processo catalitico auto-sostenibile - durata decennale<text:line-break/></text:span><text:span text:style-name="T5">📈</text:span><text:span text:style-name="T3">Stato: SVILUPPATO e testato - efficienza superiore a rinnovabili tradizionali<text:line-break/></text:span><text:span text:style-name="T5">📊</text:span><text:span text:style-name="T3">Scalabilità: Da micro-grid a reti nazionali - modulare infinito</text:span></text:p>
      <text:p text:style-name="P3"><draw:custom-shape text:anchor-type="as-char" draw:z-index="45" draw:name="Forma9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LEMENTO CHE ACCENDE LE STELLE SCENDE SULLA TERRA</text:span></text:h>
      <text:h text:style-name="P1" text:outline-level="3"><text:span text:style-name="T5">🌟</text:span><text:span text:style-name="T3"> Quando l'Idrogeno Smette di Essere Gas e Diventa Magia</text:span></text:h>
      <text:p text:style-name="P2"><text:span text:style-name="T3">L'idrogeno è il combustibile delle stelle - la materia prima che fa splendere il sole da 4,6 miliardi di anni senza mai stancarsi. SF CIHT (Solar Fusion Catalytic Ion Hydrogen Technology) è la tecnologia che porta il potere delle stelle dentro reattori delle dimensioni di una lavatrice.</text:span></text:p>
      <text:p text:style-name="P2"><text:span text:style-name="T3">Non è fantascienza, è fisica applicata con genialità: reazioni ioniche catalitiche che liberano l'energia nascosta nell'idrogeno senza bisogno delle temperature stellari di milioni di gradi. È come addomesticare una stella e metterla al servizio dell'elettricità domestica.</text:span></text:p>
      <text:p text:style-name="P2"><text:span text:style-name="T3">Mentre il mondo si arrovella tra pannelli solari intermittenti e turbine eoliche capricciose, SF CIHT produce energia continua 24/7 utilizzando l'elemento più abbondante dell'universo - quello stesso idrogeno che riempie il 75% dello spazio cosmico.</text:span></text:p>
      <text:h text:style-name="P1" text:outline-level="3"><text:span text:style-name="T5">⚛️</text:span><text:span text:style-name="T3"> L'Alchimia Ionica: Quando gli Atomi Danzano per Produrre Elettricità</text:span></text:h>
      <text:p text:style-name="P2"><text:span text:style-name="T3">Il cuore di SF CIHT è pura alchimia moderna: atomi di idrogeno che interagiscono con catalizzatori speciali in reazioni ioniche che liberano energia direttamente sotto forma di elettricità. Non c'è combustione, non c'è calore sprecato, non ci sono sottoprodotti tossici.</text:span></text:p>
      <text:p text:style-name="P2"><text:soft-page-break/><text:span text:style-name="T3">È l'anti-combustione perfetta: invece di bruciare idrogeno per produrre calore che diventa vapore che muove turbine che generano elettricità (con sprechi ad ogni passaggio), SF CIHT converte l'idrogeno direttamente in elettroni che fluiscono nei cavi come fiumi di energia pura.</text:span></text:p>
      <text:p text:style-name="P2"><text:span text:style-name="T3">Ogni atomo di idrogeno diventa una micro-centrale elettrica che rilascia la sua energia intrinseca attraverso danze quantistiche controllate all'interno del reattore. È la democratizzazione dell'energia stellare - ogni casa può avere la sua stella personale in cantina.</text:span></text:p>
      <text:h text:style-name="P1" text:outline-level="3"><text:span text:style-name="T5">🏠</text:span><text:span text:style-name="T3"> Reattori Stellari da Salotto</text:span></text:h>
      <text:p text:style-name="P2"><text:span text:style-name="T3">Immagina un reattore grande quanto una lavatrice che produce elettricità per tutta la casa semplicemente alimentandolo con idrogeno. Niente pannelli sul tetto, niente turbine rumorose, niente dipendenza da sole e vento - solo energia continua e silenziosa che nasce dalla catalisi ionica.</text:span></text:p>
      <text:p text:style-name="P2"><text:span text:style-name="T3">SF CIHT è modulare come i mattoncini Lego: serve energia per una casa? Un reattore. Serve energia per un quartiere? Dieci reattori in parallelo. Serve energia per una città? Mille reattori che lavorano insieme come un cuore energetico distribuito.</text:span></text:p>
      <text:p text:style-name="P2"><text:span text:style-name="T3">Ogni reattore è indipendente - se uno si ferma per manutenzione, gli altri continuano a produrre. Se aumenta la domanda, aggiungi reattori. Se la tecnologia migliora, sostituisci reattori singoli senza fermare l'intera rete.</text:span></text:p>
      <text:h text:style-name="P1" text:outline-level="3"><text:span text:style-name="T5">🚗</text:span><text:span text:style-name="T3"> La Rivoluzione dei Trasporti: Auto che Non Si Fermano Mai</text:span></text:h>
      <text:p text:style-name="P2"><text:span text:style-name="T3">SF CIHT può rivoluzionare i trasporti più di qualsiasi batteria al litio. Auto elettriche con reattori a bordo che producono energia mentre guidano, autobus urbani che non hanno mai bisogno di ricarica, camion che attraversano continenti alimentati solo da idrogeno catalitico.</text:span></text:p>
      <text:p text:style-name="P2"><text:span text:style-name="T3">Non più ansia da autonomia - i veicoli SF CIHT producono energia mentre viaggiano. Non più code alle colonnine di ricarica - ogni veicolo è la sua centrale elettrica mobile. Non più infrastrutture costose - basta rifornimento di idrogeno come oggi si fa con la benzina.</text:span></text:p>
      <text:p text:style-name="P2"><text:span text:style-name="T3">Navi che attraversano oceani, aerei che volano per continenti, treni che corrono per migliaia di chilometri - tutti alimentati da reattori stellari in miniatura che trasformano idrogeno in movimento perpetuo.</text:span></text:p>
      <text:h text:style-name="P1" text:outline-level="3"><text:span text:style-name="T5">🌍</text:span><text:span text:style-name="T3"> L'Idrogeno Cosmico al Servizio dell'Umanità</text:span></text:h>
      <text:p text:style-name="P2"><text:span text:style-name="T3">L'idrogeno è ovunque nell'universo - stelle, nebulose, pianeti gassosi. Sulla Terra è nascosto nell'acqua, nel gas naturale, nella biomassa. SF CIHT può estrarre idrogeno da qualsiasi fonte e trasformarlo istantaneamente in elettricità pulita.</text:span></text:p>
      <text:p text:style-name="P2"><text:soft-page-break/><text:span text:style-name="T3">Paesi senza petrolio, senza carbone, senza gas naturale possono diventare superpotenze energetiche semplicemente scindendo acqua di mare per produrre idrogeno. Isole remote, villaggi isolati, comunità off-grid possono avere energia illimitata attingendo all'elemento più comune del cosmo.</text:span></text:p>
      <text:p text:style-name="P2"><text:span text:style-name="T3">È la fine della scarsità energetica: l'idrogeno non si esaurisce mai perché è ovunque. Non appartiene a nessuna nazione, non può essere monopolizzato, non può essere usato come arma geopolitica.</text:span></text:p>
      <text:h text:style-name="P1" text:outline-level="3"><text:span text:style-name="T5">💡</text:span><text:span text:style-name="T3"> Efficienza Stellare: Quando la Fisica Batte l'Economia</text:span></text:h>
      <text:p text:style-name="P2"><text:span text:style-name="T3">SF CIHT raggiunge efficienze superiori a qualsiasi fonte energetica tradizionale. Mentre i pannelli solari convertono il 20% della luce, mentre l'eolico funziona solo quando c'è vento, SF CIHT produce energia continua con efficienza costante.</text:span></text:p>
      <text:p text:style-name="P2"><text:span text:style-name="T3">Densità energetica ultra-elevata: un reattore delle dimensioni di un frigorifero può produrre energia per centinaia di case. È come concentrare il potere di una centrale nucleare in un dispositivo che sta in garage.</text:span></text:p>
      <text:p text:style-name="P2"><text:span text:style-name="T3">Costi operativi ridicoli: niente combustibili fossili da comprare, niente scorie da smaltire, niente emissioni da pagare. Solo idrogeno - l'elemento più economico da produrre perché è ovunque.</text:span></text:p>
      <text:h text:style-name="P1" text:outline-level="3"><text:span text:style-name="T5">🔄</text:span><text:span text:style-name="T3"> Il Ciclo Perfetto: Dall'Acqua all'Acqua</text:span></text:h>
      <text:p text:style-name="P2"><text:span text:style-name="T3">SF CIHT realizza il ciclo energetico perfetto: elettricità scinde l'acqua in idrogeno, idrogeno alimenta reattori SF CIHT che producono elettricità e vapore acqueo. L'acqua torna ad essere acqua - ciclo chiuso, zero sprechi, zero inquinamento.</text:span></text:p>
      <text:p text:style-name="P2"><text:span text:style-name="T3">È l'economia circolare dell'energia: niente viene sprecato, tutto viene riciclato, l'energia fluisce in cerchi perfetti che si auto-alimentano. Come il ciclo dell'acqua in natura - evaporazione, condensazione, precipitazione - ma applicato all'energia umana.</text:span></text:p>
      <text:h text:style-name="P1" text:outline-level="3"><text:span text:style-name="T5">🚀</text:span><text:span text:style-name="T3"> Il Futuro Idrogeno dell'Umanità</text:span></text:h>
      <text:p text:style-name="P2"><text:span text:style-name="T3">I nostri nipoti cresceranno in un mondo alimentato da reattori stellari domestici, dove ogni casa è energeticamente indipendente, dove l'energia costa quanto l'acqua perché viene dall'elemento più abbondante dell'universo.</text:span></text:p>
      <text:p text:style-name="P2"><text:span text:style-name="T3">Città che si auto-alimentano con reti di reattori SF CIHT. Industrie che producono più energia di quella che consumano. Veicoli che non si fermano mai perché portano con sé le loro stelle personali.</text:span></text:p>
      <text:p text:style-name="P2"><text:soft-page-break/><text:span text:style-name="T3">Colonie spaziali alimentate da reattori a idrogeno cosmico. Astronavi che viaggiano per decenni attingendo idrogeno dalle nebulose che attraversano. L'umanità che porta con sé l'energia delle stelle ovunque vada nell'universo.</text:span></text:p>
      <text:p text:style-name="P3"><draw:custom-shape text:anchor-type="as-char" draw:z-index="46" draw:name="Forma9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BBONDANZA COSMICA</text:span></text:h>
      <text:p text:style-name="P2"><text:span text:style-name="T3">SF CIHT ci insegna che l'energia più potente è quella che attinge alle risorse infinite dell'universo. L'idrogeno non è solo un gas terrestre - è il mattone fondamentale del cosmo, la materia prima delle stelle.</text:span></text:p>
      <text:p text:style-name="P2"><text:span text:style-name="T3">Questo principio dell'abbondanza cosmica rivela che non dobbiamo limitarci alle risorse del nostro pianeta - possiamo attingere ai tesori energetici dell'universo intero. L'idrogeno è ovunque, infinito, inesauribile.</text:span></text:p>
      <text:p text:style-name="P2"><text:span text:style-name="T3">Il futuro energetico appartiene a chi sa riconoscere che siamo parte di un universo pieno di energia, e che invece di combattere per le briciole terrestri, possiamo attingere all'abbondanza cosmica che ci circonda da sempre.</text:span></text:p>
      <text:p text:style-name="P2"><text:span text:style-name="T3">SF CIHT non è solo una tecnologia: è la chiave che apre il tesoro energetico dell'universo, trasformando ogni atomo di idrogeno in una scintilla di energia stellare al servizio della civiltà umana.</text:span><text:span text:style-name="T5">⚛️🌟</text:span></text:p>
      <text:h text:style-name="P1" text:outline-level="1"><text:span text:style-name="T7">♻️</text:span><text:span text:style-name="T4"> RECUPERO ENERGIA DAGLI SPRECHI: QUANDO I RIFIUTI DIVENTANO TESORI ENERGETICI</text:span></text:h>
      <text:h text:style-name="P1" text:outline-level="2"><text:span text:style-name="T5">📋</text:span><text:span text:style-name="T3"> SCHEDA RAPIDA</text:span></text:h>
      <text:p text:style-name="P2"><text:span text:style-name="T5">🔋</text:span><text:span text:style-name="T3">Potenza: Variabile da kW a MW - dipende da volume sprechi disponibili<text:line-break/></text:span><text:span text:style-name="T5">🌍</text:span><text:span text:style-name="T3">Disponibilità: Ovunque ci siano rifiuti e calore sprecato - universale<text:line-break/></text:span><text:span text:style-name="T5">🗺️</text:span><text:span text:style-name="T3">Geografia: Industrie, città, fattorie - ogni comunità produce sprechi<text:line-break/></text:span><text:span text:style-name="T5">💰</text:span><text:span text:style-name="T3">Costo: Trasforma costi di smaltimento in ricavi energetici<text:line-break/></text:span><text:span text:style-name="T5">🔧</text:span><text:span text:style-name="T3">Installazione: Scambiatori, digestori, inceneritori - retrofit esistente<text:line-break/></text:span><text:span text:style-name="T5">⚙️</text:span><text:span text:style-name="T3">Manutenzione: Sistemi industriali robusti - gestione ordinaria<text:line-break/></text:span><text:span text:style-name="T5">📈</text:span><text:span text:style-name="T3">Stato: OPERATIVO globalmente - Turbogenix e WTE funzionanti<text:line-break/></text:span><text:span text:style-name="T5">📊</text:span><text:span text:style-name="T3">Scalabilità: Da azienda singola a reti urbane nazionali</text:span></text:p>
      <text:p text:style-name="P3"><draw:custom-shape text:anchor-type="as-char" draw:z-index="47" draw:name="Forma9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LCHIMIA MODERNA: TRASFORMARE SCARTI IN ORO ENERGETICO</text:span></text:h>
      <text:h text:style-name="P1" text:outline-level="3"><text:span text:style-name="T5">🗑️</text:span><text:span text:style-name="T3"> Quando i Rifiuti Smettono di Essere Problemi e Diventano Soluzioni</text:span></text:h>
      <text:p text:style-name="P2"><text:soft-page-break/><text:span text:style-name="T3">Ogni giorno l'umanità spreca energia sufficiente per alimentare intere nazioni.Fabbriche che rilasciano calore nell'aria, discariche che bruciano metano, rifiuti organici che marciscono invece di produrre biogas, calore industriale che scalda solo l'atmosfera. È come buttare banconote nel fuoco mentre si lamenta di non avere soldi.</text:span></text:p>
      <text:p text:style-name="P2"><text:span text:style-name="T3">Il Recupero di Energia dagli Sprechi è l'anti-spreco per eccellenza - la filosofia che trasforma ogni scarto in risorsa, ogni rifiuto in energia, ogni problema ambientale in opportunità energetica. Non è solo riciclaggio: è alchimia energetica pura.</text:span></text:p>
      <text:p text:style-name="P2"><text:span text:style-name="T3">Turbogenix e le tecnologie Waste-to-Energy dimostrano che viviamo su montagne di energia nascosta - basta smettere di vedere rifiuti e iniziare a vedere miniere energetiche che aspettano solo di essere sfruttate.</text:span></text:p>
      <text:h text:style-name="P1" text:outline-level="3"><text:span text:style-name="T5">🔥</text:span><text:span text:style-name="T3"> Il Calore Perduto: L'Energia Fantasma dell'Industria</text:span></text:h>
      <text:p text:style-name="P2"><text:span text:style-name="T3">Ogni fabbrica è una centrale termica che spreca il 60-70% del calore che produce. Forni siderurgici a 1000°C che rilasciano calore nell'aria, motori industriali che scaldano solo l'atmosfera, processi chimici che buttano via temperature altissime.</text:span></text:p>
      <text:p text:style-name="P2"><text:span text:style-name="T3">Gli scambiatori di calore di Turbogenix catturano questa energia fantasma e la trasformano in elettricità. È come installare aspirapolveri energetici che succhiano calore sprecato e lo convertono in watt utili.</text:span></text:p>
      <text:p text:style-name="P2"><text:span text:style-name="T3">Un'acciaieria che installa sistemi di recupero può produrre elettricità per migliaia di case solo con il calore che prima sprecava. Una raffineria può diventare un esportatore di energia invece che solo un consumatore. Ogni fabbrica può trasformarsi da divoratrice energetica a produttrice di energia pulita.</text:span></text:p>
      <text:h text:style-name="P1" text:outline-level="3"><text:span text:style-name="T5">🏠</text:span><text:span text:style-name="T3"> Waste-to-Energy: Quando le Pattumiere Diventano Centrali Elettriche</text:span></text:h>
      <text:p text:style-name="P2"><text:span text:style-name="T3">Ogni tonnellata di rifiuti urbani contiene l'equivalente energetico di 200-300 litri di petrolio. Le nostre pattumiere sono miniere di energia che buttiamo sottoterra invece di bruciarle per produrre elettricità.</text:span></text:p>
      <text:p text:style-name="P2"><text:span text:style-name="T3">Gli impianti Waste-to-Energy trasformano spazzatura in elettricità: combustione controllata a temperature altissime, filtri avanzati che catturano inquinanti, turbine a vapore che convertono calore in corrente elettrica.</text:span></text:p>
      <text:p text:style-name="P2"><text:span text:style-name="T3">Una città da 100.000 abitanti produce rifiuti sufficienti per alimentare 30.000 case con energia da spazzatura. Invece di pagare per smaltire, le città guadagnano vendendo energia prodotta dai loro stessi rifiuti. È economia circolare perfetta: i problemi diventano soluzioni.</text:span></text:p>
      <text:h text:style-name="P1" text:outline-level="3"><text:soft-page-break/><text:span text:style-name="T5">🐄</text:span><text:span text:style-name="T3"> Biogas: Quando Letame e Scarti Organici Alimentano Case</text:span></text:h>
      <text:p text:style-name="P2"><text:span text:style-name="T3">Ogni tonnellata di rifiuti organici può produrre 100-200 metri cubi di biogas - metano puro che brucia come gas naturale ma viene dai nostri scarti invece che dalle profondità terrestri.</text:span></text:p>
      <text:p text:style-name="P2"><text:span text:style-name="T3">Digestori anaerobici trasformano letame, avanzi di cucina, scarti agricoli in gas combustibile. Fattorie che diventano produttrici di energia, ristoranti che alimentano le loro cucine con gas prodotto dai loro avanzi, città che trasformano rifiuti organici in combustibile per bus urbani.</text:span></text:p>
      <text:p text:style-name="P2"><text:span text:style-name="T3">Una fattoria con 100 mucche produce letame sufficiente per generare gas per 20 famiglie. Un ristorante può produrre biogas per alimentare i suoi fornelli con gli avanzi dei clienti. È il ciclo perfetto: dal cibo al gas, dal gas al cibo.</text:span></text:p>
      <text:h text:style-name="P1" text:outline-level="3"><text:span text:style-name="T5">⚡</text:span><text:span text:style-name="T3"> Gassificazione e Pirolisi: L'Arte di Trasformare Plastica in Carburante</text:span></text:h>
      <text:p text:style-name="P2"><text:span text:style-name="T3">Ogni anno buttiamo miliardi di tonnellate di plastica che potrebbe diventare carburante sintetico invece di inquinare oceani e discariche. Gassificazione e pirolisi sono le tecnologie alchemiche che trasformano rifiuti plastici in gas combustibile.</text:span></text:p>
      <text:p text:style-name="P2"><text:span text:style-name="T3">Plastica, legno, carta - tutto può diventare syngas (gas sintetico) attraverso decomposizione termica controllata. È come avere una raffineria domestica che trasforma spazzatura in carburante.</text:span></text:p>
      <text:p text:style-name="P2"><text:span text:style-name="T3">Fabbriche che trasformano i loro rifiuti plastici in combustibile per le loro caldaie. Città che convertono montagne di plastica in gas per alimentare autobus urbani. Isole remote che diventano energeticamente indipendenti trasformando i loro rifiuti in carburante.</text:span></text:p>
      <text:h text:style-name="P1" text:outline-level="3"><text:span text:style-name="T5">🏭</text:span><text:span text:style-name="T3"> La Rivoluzione dell'Efficienza Industriale</text:span></text:h>
      <text:p text:style-name="P2"><text:span text:style-name="T3">Turbogenix rappresenta il futuro dell'industria intelligente: fabbriche che non sprecano niente, che catturano ogni caloria dispersa e la riconvertono in energia utile. Non più ciminiere che fumano energia - solo sistemi che riciclano calore all'infinito.</text:span></text:p>
      <text:p text:style-name="P2"><text:span text:style-name="T3">Impianti chimici che producono più energia di quella che consumano, raffinerie che diventano esportatrici nette di elettricità, acciaierie che alimentano intere città con l'energia recuperata dai loro processi.</text:span></text:p>
      <text:p text:style-name="P2"><text:span text:style-name="T3">È l'industria 4.0 energetica: ogni joule conta, ogni grado di calore viene catturato, ogni scarto diventa risorsa. Efficienza energetica del 90% invece del misero 30% delle industrie tradizionali.</text:span></text:p>
      <text:h text:style-name="P1" text:outline-level="3"><text:span text:style-name="T5">🌍</text:span><text:span text:style-name="T3"> L'Economia Circolare Energetica Globale</text:span></text:h>
      <text:p text:style-name="P2"><text:soft-page-break/><text:span text:style-name="T3">Immagina un mondo dove niente viene sprecato: ogni rifiuto urbano alimenta quartieri, ogni calore industriale produce elettricità per città, ogni scarto organico si trasforma in gas combustibile.</text:span></text:p>
      <text:p text:style-name="P2"><text:span text:style-name="T3">Città che si auto-alimentano con i loro stessi rifiuti. Industrie che esportano energia invece di consumarla voracemente. Fattorie che vendono gas oltre a prodotti agricoli. È l'economia circolare energetica perfetta.</text:span></text:p>
      <text:p text:style-name="P2"><text:span text:style-name="T3">Non più discariche che inquinano - solo centrali energetiche urbane. Non più calore sprecato - solo sistemi di recupero termico universali. Non più rifiuti organici che marciscono - solo digestori che producono gas infinito.</text:span></text:p>
      <text:h text:style-name="P1" text:outline-level="3"><text:span text:style-name="T5">🚀</text:span><text:span text:style-name="T3"> Il Futuro Senza Sprechi</text:span></text:h>
      <text:p text:style-name="P2"><text:span text:style-name="T3">I nostri nipoti cresceranno in un mondo dove sprecare energia è considerato un crimine, dove ogni scarto ha un valore energetico, dove buttare via è sinonimo di stupidità economica.</text:span></text:p>
      <text:p text:style-name="P2"><text:span text:style-name="T3">Città che producono più energia di quella che consumano grazie ai loro rifiuti. Industrie carbon-negative che catturano più CO₂ di quella che emettono. Fattorie che sono contemporaneamente produttrici di cibo e di energia.</text:span></text:p>
      <text:p text:style-name="P2"><text:span text:style-name="T3">Per loro sarà incomprensibile come i loro nonni potessero bruciare petrolio invece di rifiuti, sprecare calore invece di catturarlo, buttare plastica invece di trasformarla in carburante.</text:span></text:p>
      <text:p text:style-name="P3"><draw:custom-shape text:anchor-type="as-char" draw:z-index="48" draw:name="Forma9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NTI-SPRECO UNIVERSALE</text:span></text:h>
      <text:p text:style-name="P2"><text:span text:style-name="T3">Il Recupero di Energia dagli Sprechi ci insegna che nell'universo dell'energia niente dovrebbe mai essere sprecato. Ogni caloria dispersa è energia rubata al futuro, ogni rifiuto non convertito è un'opportunità perduta.</text:span></text:p>
      <text:p text:style-name="P2"><text:span text:style-name="T3">Questo principio dell'anti-spreco universale rivela che viviamo in un mondo di abbondanza energetica nascosta - basta smettere di sprecare quello che già produciamo. Non serve produrre più energia, serve sprecare meno di quella che abbiamo.</text:span></text:p>
      <text:p text:style-name="P2"><text:span text:style-name="T3">Il futuro energetico appartiene a chi sa riconoscere che ogni scarto è una risorsa travestita, che ogni problema ambientale nasconde un'opportunità energetica, che l'efficienza è più potente della produzione.</text:span></text:p>
      <text:p text:style-name="P2"><text:span text:style-name="T3">Il Recupero di Energia dagli Sprechi non è solo una tecnologia: è una filosofia di vita che trasforma una civiltà sprecona in una civiltà saggia, che sa che nell'energia, come nell'amore, niente dovrebbe mai andare perduto.</text:span><text:span text:style-name="T5">♻️⚡</text:span></text:p>
      <text:h text:style-name="P1" text:outline-level="1"><text:soft-page-break/><text:span text:style-name="T7">⚛️</text:span><text:span text:style-name="T4"> PLASMA FREDDO: QUANDO IL QUARTO STATO DELLA MATERIA DIVENTA GUARITORE E CREATORE DI ENERGIA</text:span></text:h>
      <text:h text:style-name="P1" text:outline-level="2"><text:span text:style-name="T5">📋</text:span><text:span text:style-name="T3"> SCHEDA RAPIDA</text:span></text:h>
      <text:p text:style-name="P2"><text:span text:style-name="T5">🔋</text:span><text:span text:style-name="T3">Potenza: Da antibiotico elettrico a fusione nucleare - plasma universale<text:line-break/></text:span><text:span text:style-name="T5">🌍</text:span><text:span text:style-name="T3">Disponibilità: Gas ionizzabile ovunque - aria, gas nobili, vapori<text:line-break/></text:span><text:span text:style-name="T5">🗺️</text:span><text:span text:style-name="T3">Geografia: Universale - laboratori, ospedali, centrali energetiche<text:line-break/></text:span><text:span text:style-name="T5">💰</text:span><text:span text:style-name="T3">Costo: Dispositivi plasma economici - energia elettrica standard<text:line-break/></text:span><text:span text:style-name="T5">🔧</text:span><text:span text:style-name="T3">Installazione: Torce plasma portatili a reattori di fusione giganti<text:line-break/></text:span><text:span text:style-name="T5">⚙️</text:span><text:span text:style-name="T3">Manutenzione: Elettrodi sostituibili - sistemi elettronici robusti<text:line-break/></text:span><text:span text:style-name="T5">📈</text:span><text:span text:style-name="T3">Stato: OPERATIVO in medicina, SPERIMENTALE in fusione nucleare<text:line-break/></text:span><text:span text:style-name="T5">📊</text:span><text:span text:style-name="T3">Scalabilità: Da device medici a "sole in scatola" planetario</text:span></text:p>
      <text:p text:style-name="P3"><draw:custom-shape text:anchor-type="as-char" draw:z-index="49" draw:name="Forma10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QUARTO STATO CHE GUARISCE CORPI E ACCENDE STELLE</text:span></text:h>
      <text:h text:style-name="P1" text:outline-level="3"><text:span text:style-name="T5">⚡</text:span><text:span text:style-name="T3"> Quando l'Elettricità Diventa Medicina: L'Antibiotico del Futuro</text:span></text:h>
      <text:p text:style-name="P2"><text:span text:style-name="T3">Svetlana Ermolaeva non stava cercando di rivoluzionare la medicina - stava solo sperimentando con plasma freddo nel suo laboratorio di Mosca. Poi ha puntato una torcia al plasma su una capsula di Petri infestata di batteri killer, e in cinque minuti il 99% dei super-batteri era morto.</text:span></text:p>
      <text:p text:style-name="P2"><text:span text:style-name="T3">Non chemioterapia, non antibiotici chimici - solo elettroni e ioni danzanti che penetrano le difese batteriche più sofisticate e sterilizzano tutto senza danneggiare i tessuti umani. È come avere un laser che uccide solo i cattivi e lascia intatti i buoni.</text:span></text:p>
      <text:p text:style-name="P2"><text:span text:style-name="T3">Pseudomonas aeruginosa, Staphylococcusaureus - i super-batteri che terrorizzano gli ospedali moderni, resistenti a ogni antibiotico conosciuto, cadono in ginocchio davanti al plasma freddo come vampiri davanti alla luce del sole. 10 minuti di trattamento, 90% di batteri morti, ferite che guariscono più velocemente.</text:span></text:p>
      <text:h text:style-name="P1" text:outline-level="3"><text:span text:style-name="T5">🧬</text:span><text:span text:style-name="T3"> L'Alchimia degli Elettroni Liberi</text:span></text:h>
      <text:p text:style-name="P2"><text:span text:style-name="T3">Il plasma freddo è pura alchimia elettronica: gas normale trasformato in sciame di elettroni e ioni che mantengono la temperatura ambiente ma acquisiscono poteri antisettici soprannaturali. È l'anti-materia dell'infezione - dissolve biofilm batterici come acido dissolve metallo.</text:span></text:p>
      <text:p text:style-name="P2"><text:span text:style-name="T3">Sir William Crookes scoprì il plasma nel 1879, Irving Langmuir lo battezzò nel 1928, ma solo oggi capiamo il suo potenziale medico rivoluzionario. È il quarto stato della materia - dopo solido, liquido e gas - ma il primo stato veramente terapeutico.</text:span></text:p>
      <text:p text:style-name="P2"><text:soft-page-break/><text:span text:style-name="T3">Ogni elettrone libero è un micro-chirurgo che penetra membrane batteriche, ogni ione è un guerriero molecolare che distrugge DNA patogeno. Il plasma freddo non è medicina - è guerra elettronica contro l'infezione.</text:span></text:p>
      <text:h text:style-name="P1" text:outline-level="3"><text:span text:style-name="T5">🏥</text:span><text:span text:style-name="T3"> La Fine dell'Era Antibiotica: Benvenuti nell'Era Plasmatica</text:span></text:h>
      <text:p text:style-name="P2"><text:span text:style-name="T3">L'antibiotico-resistenza sta uccidendo la medicina moderna - batteri che evolvono più velocemente della nostra capacità di inventare nuovi farmaci. Il plasma freddo non è un farmaco - è un principio fisico contro cui i batteri non possono sviluppare resistenza.</text:span></text:p>
      <text:p text:style-name="P2"><text:span text:style-name="T3">Come può un batterio resistere a elettroni ad alta energia? Come può evolversi contro ioni che perforano membrane cellulari? È impossibile - sarebbe come evolversi contro la gravità o contro la velocità della luce.</text:span></text:p>
      <text:p text:style-name="P2"><text:span text:style-name="T3">Ospedali del futuro punteggiati di torce plasma invece di flebo antibiotiche. Chirurghi che sterilizzano ferite con luce elettronica invece di disinfettanti chimici. Dentisti che curano carie con plasma invece di trapani rumorosi.</text:span></text:p>
      <text:h text:style-name="P1" text:outline-level="3"><text:span text:style-name="T5">🌟</text:span><text:span text:style-name="T3"> Dal Micro al Macro: Il Sole in una Scatola di Padova</text:span></text:h>
      <text:p text:style-name="P2"><text:span text:style-name="T3">Ma il plasma ha ambizioni più grandi della semplice medicina - vuole ricreare il sole sulla Terra. Al consorzio RFX di Padova, scienziati italiani stanno costruendo "il Sole in una scatola" - reattori di fusione nucleare che replicano le condizioni stellari per produrre energia infinita.</text:span></text:p>
      <text:p text:style-name="P2"><text:span text:style-name="T3">15 milioni di gradi Kelvin - temperatura del nucleo solare intrappolata in campi magnetici terrestri. Plasma così caldo da fondere atomi di idrogeno e liberare l'energia che alimenta stelle per miliardi di anni.</text:span></text:p>
      <text:p text:style-name="P2"><text:span text:style-name="T3">È la stessa fisica - elettroni e ioni liberi - ma applicata su scale cosmiche. Plasma freddo guarisce batteri, plasma caldissimo accende stelle artificiali. Stesso principio, potenze diverse.</text:span></text:p>
      <text:h text:style-name="P1" text:outline-level="3"><text:span text:style-name="T5">⚛️</text:span><text:span text:style-name="T3"> L'Eredità di Tesla: Dall'Elettricità Domestica alla Fusione Stellare</text:span></text:h>
      <text:p text:style-name="P2"><text:span text:style-name="T3">Nikola Tesla sperimentava con plasma nei suoi laboratori di fine '800, creando archi elettrici che danzavano nell'aria come fulmini addomesticati. Non immaginava che i suoi esperimenti avrebbero portato alle cure mediche del XXI secolo.</text:span></text:p>
      <text:p text:style-name="P2"><text:span text:style-name="T3">Dai tubi catodici alle lampade al neon, dal plasma freddo medico alla fusione nucleare - è la stessa energia elettronica che si manifesta in forme diverse. Tesla aveva ragione: l'elettricità è la forza più versatile dell'universo.</text:span></text:p>
      <text:p text:style-name="P2"><text:soft-page-break/><text:span text:style-name="T3">Plasma che sterilizza, plasma che illumina, plasma che guarisce, plasma che alimenta stelle - tutto parte dalla stessa intuizione: strappare elettroni agli atomi e liberare l'energia nascosta nella materia.</text:span></text:p>
      <text:h text:style-name="P1" text:outline-level="3"><text:span text:style-name="T5">🔬</text:span><text:span text:style-name="T3"> La Democratizzazione del Quarto Stato</text:span></text:h>
      <text:p text:style-name="P2"><text:span text:style-name="T3">Il plasma freddo sta democratizzando la medicina avanzata: dispositivi portatili che costano quanto uno smartphone, torce plasma che ogni medico può usare, sterilizzatori domestici che ogni famiglia può permettersi.</text:span></text:p>
      <text:p text:style-name="P2"><text:span text:style-name="T3">Non più monopolio farmaceutico - il plasma si fa con aria ed elettricità, le due cose più abbondanti sul pianeta. Non più brevetti su molecole - nessuno può brevettare elettroni liberi o fisica fondamentale.</text:span></text:p>
      <text:p text:style-name="P2"><text:span text:style-name="T3">Medicina people-powered: ogni clinica rurale può avere la sua torcia plasma, ogni ospedale africano può sterilizzare strumenti con elettricità solare, ogni famiglia può avere il suo dispositivo anti-batterico domestico.</text:span></text:p>
      <text:h text:style-name="P1" text:outline-level="3"><text:span text:style-name="T5">🌍</text:span><text:span text:style-name="T3"> Il Futuro Ionizzato dell'Umanità</text:span></text:h>
      <text:p text:style-name="P2"><text:span text:style-name="T3">Il plasma è ovunque nell'universo - 99% della materia visibile è in stato plasmatico. Sole, stelle, fulmini, aurore boreali - tutto è plasma. Ora stiamo imparando a portare questo potere cosmico dentro ospedali e case.</text:span></text:p>
      <text:p text:style-name="P2"><text:span text:style-name="T3">Chirurgia senza bisturi - plasma che taglia tessuti senza dolore. Sterilizzazione istantanea - plasma che uccide virus e batteri in secondi. Guarigione accelerata - plasma che stimola rigenerazione cellulare.</text:span></text:p>
      <text:p text:style-name="P2"><text:span text:style-name="T3">E in parallelo: centrali a fusione che producono energia infinita replicando il cuore delle stelle. Propulsione plasma per astronavi interplanetarie. Il quarto stato della materia che diventa il primo stato della tecnologia futura.</text:span></text:p>
      <text:h text:style-name="P1" text:outline-level="3"><text:span text:style-name="T5">🚀</text:span><text:span text:style-name="T3"> Quando la Medicina Incontra l'Energia Stellare</text:span></text:h>
      <text:p text:style-name="P2"><text:span text:style-name="T3">I nostri nipoti cresceranno in un mondo dove plasma freddo cura ogni infezione e plasma caldo alimenta ogni città. Ospedali senza antibiotici, case senza bollette energetiche - tutto alimentato da elettroni e ioni liberi.</text:span></text:p>
      <text:p text:style-name="P2"><text:span text:style-name="T3">Medicine personalizzate create da plasma che modifica molecole in tempo reale. Energia domestica prodotta da mini-reattori a fusione grandi come frigoriferi. Il plasma che guarisce corpi e accende civiltà.</text:span></text:p>
      <text:p text:style-name="P2"><text:soft-page-break/><text:span text:style-name="T3">Per loro sarà normale che l'elettricità curi malattie e che le stelle artificiali alimentino metropoli. Il quarto stato della materia sarà diventato il primo stato del progresso umano.</text:span></text:p>
      <text:p text:style-name="P3"><draw:custom-shape text:anchor-type="as-char" draw:z-index="50" draw:name="Forma10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IONIZZAZIONE UNIVERSALE</text:span></text:h>
      <text:p text:style-name="P2"><text:span text:style-name="T3">Il plasma ci insegna che strappare elettroni agli atomi libera poteri nascosti - dalla sterilizzazione medica alla fusione nucleare. Ogni gas può diventare plasma, ogni plasma può liberare energie che sembravano impossibili.</text:span></text:p>
      <text:p text:style-name="P2"><text:span text:style-name="T3">Questo principio dell'ionizzazione universale rivela che la materia normale è solo energia addormentata - basta rompere i legami elettronici per liberare forze che possono guarire corpi e alimentare civiltà.</text:span></text:p>
      <text:p text:style-name="P2"><text:span text:style-name="T3">Il futuro energetico e medico appartiene a chi sa che nell'universo tutto è elettroni in movimento, e che quando impariamo a controllare questi elettroni, possiamo controllare la materia stessa.</text:span></text:p>
      <text:p text:style-name="P2"><text:span text:style-name="T3">Il plasma non è solo il quarto stato della materia: è la chiave che apre la porta a un futuro dove medicina ed energia convergono nella danza eterna di elettroni liberi che guariscono e alimentano il mondo.</text:span><text:span text:style-name="T5">⚛️✨</text:span></text:p>
      <text:h text:style-name="P1" text:outline-level="1"><text:span text:style-name="T7">🦈</text:span><text:span text:style-name="T4"> SQUALI QUANTISTICI: QUANDO LA BIOLOGIA INCONTRA LA FISICA E NASCE L'ENERGIA SENZA ATTRITO</text:span></text:h>
      <text:h text:style-name="P1" text:outline-level="2"><text:span text:style-name="T5">📋</text:span><text:span text:style-name="T3"> SCHEDA RAPIDA</text:span></text:h>
      <text:p text:style-name="P2"><text:span text:style-name="T5">🔋</text:span><text:span text:style-name="T3">Potenza: Riduzione attrito fino al 40% - efficienza energetica rivoluzionaria<text:line-break/></text:span><text:span text:style-name="T5">🌍</text:span><text:span text:style-name="T3">Disponibilità: Principi quantistici universali - applicabili a ogni fluido<text:line-break/></text:span><text:span text:style-name="T5">🗺️</text:span><text:span text:style-name="T3">Geografia: Oceani, fiumi, tubazioni - ovunque scorrano liquidi<text:line-break/></text:span><text:span text:style-name="T5">💰</text:span><text:span text:style-name="T3">Costo: Superfici biomimetiche - investimento vs risparmio energetico<text:line-break/></text:span><text:span text:style-name="T5">🔧</text:span><text:span text:style-name="T3">Installazione: Rivestimenti quantistici su scafi, turbine, condotte<text:line-break/></text:span><text:span text:style-name="T5">⚙️</text:span><text:span text:style-name="T3">Manutenzione: Superfici auto-pulenti - effetto autoperpetuo<text:line-break/></text:span><text:span text:style-name="T5">📈</text:span><text:span text:style-name="T3">Stato: SCOPERTO da Del Giudice-Preparata - prototipazione avanzata<text:line-break/></text:span><text:span text:style-name="T5">📊</text:span><text:span text:style-name="T3">Scalabilità: Da microfluidica a supernavi - universale</text:span></text:p>
      <text:p text:style-name="P3"><draw:custom-shape text:anchor-type="as-char" draw:z-index="51" draw:name="Forma10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QUANDO LA NATURA INSEGNA FISICA QUANTISTICA NELLE PROFONDITÀ MARINE</text:span></text:h>
      <text:h text:style-name="P1" text:outline-level="3"><text:span text:style-name="T5">🧬</text:span><text:span text:style-name="T3"> Il Segreto Quantistico del Predatore Perfetto</text:span></text:h>
      <text:p text:style-name="P2"><text:span text:style-name="T3">Per 400 milioni di anni gli squali dominano i mari non solo per denti affilati e istinti letali, ma per un segreto quantistico nascosto nella loro pelle che nessuno aveva mai sospettato. Emilio Del </text:span><text:soft-page-break/><text:span text:style-name="T3">Giudice e Giuliano Preparata, due giganti della fisica teorica italiana, hanno scoperto che gli squali sono macchine quantistiche viventi.</text:span></text:p>
      <text:p text:style-name="P2"><text:span text:style-name="T3">La pelle dello squalo non si limita a ridurre l'attrito meccanicamente con i suoi denticoli dermici. Genera campi elettromagnetici microscopici che influenzano le molecole d'acqua, trasformandole in alleate fluidodinamiche invece che ostacoli da superare.</text:span></text:p>
      <text:p text:style-name="P2"><text:span text:style-name="T3">È bio-ingegneria quantistica pura: ogni dentello dermico è un'antenna elettromagnetica che organizza l'acqua circostante in stati coerenti, creando una "strada liquida" dove l'attrito quasi scompare. Lo squalo non nuota nell'acqua - surfa su onde quantistiche.</text:span></text:p>
      <text:h text:style-name="P1" text:outline-level="3"><text:span text:style-name="T5">⚛️</text:span><text:span text:style-name="T3"> L'Acqua Che Diventa Complice: La Coerenza Quantistica Biologica</text:span></text:h>
      <text:p text:style-name="P2"><text:span text:style-name="T3">Del Giudice e Preparata hanno rivelato che l'acqua non è solo H₂O - è un sistema quantistico complesso capace di organizzarsi in domini di coerenza quando influenzata da campi elettromagnetici specifici.</text:span></text:p>
      <text:p text:style-name="P2"><text:span text:style-name="T3">La pelle dello squalo emette frequenze precise che sincronizzano le molecole d'acqua in formazioni ordinate, riducendo la resistenza idrodinamica fino al 40%. È come trasformare l'acqua da nemico fluido a partner di danza - invece di opporsi al movimento, lo asseconda e lo amplifica.</text:span></text:p>
      <text:p text:style-name="P2"><text:span text:style-name="T3">Ogni molecola d'acqua diventa un soldato quantistico che marcia in formazione perfetta, eliminando turbolenze e vortici che normalmente frenano qualsiasi corpo in movimento. Lo squalo ha scoperto come comandare un esercito liquido che gli apre la strada negli oceani.</text:span></text:p>
      <text:h text:style-name="P1" text:outline-level="3"><text:span text:style-name="T5">🚢</text:span><text:span text:style-name="T3"> La Rivoluzione Navale: Quando le Navi Imparano dagli Squali</text:span></text:h>
      <text:p text:style-name="P2"><text:span text:style-name="T3">Immagina supernavi che solcano oceani con consumi ridotti del 40% semplicemente imitando la pelle degli squali. Non più scafi che lottano contro l'acqua - scafi che danzano con l'acqua organizzandola in stati quantistici favorevoli.</text:span></text:p>
      <text:p text:style-name="P2"><text:span text:style-name="T3">Rivestimenti biomimetici che replicano i campi elettromagnetici degli squali trasformerebbero ogni nave mercantile in un surfista quantistico. Petroliere che attraversano Atlantici con la grazia fluida di predatori marini, portacontainer che scivolano sui mari come fantasmi idrodinamici.</text:span></text:p>
      <text:p text:style-name="P2"><text:span text:style-name="T3">Sottomarini militari invisibili non solo ai sonar, ma anche all'attrito - silent running quantistico che permette velocità impensabili con consumi minimi. La marina del futuro che applica 250 milioni di anni di evoluzione a turbine e eliche.</text:span></text:p>
      <text:h text:style-name="P1" text:outline-level="3"><text:span text:style-name="T5">🏊</text:span><text:span text:style-name="T3"> Dalle Torpedini Biologiche ai Veicoli Subacquei</text:span></text:h>
      <text:p text:style-name="P2"><text:soft-page-break/><text:span text:style-name="T3">Ogni pesce veloce del pianeta - tonni, marlini, delfini - potrebbe nascondere segreti quantistici simili che aspettano solo di essere decodificati e replicati. Veicoli subacquei che imitano i campioni biologici della velocità.</text:span></text:p>
      <text:p text:style-name="P2"><text:span text:style-name="T3">Droni marini che planano attraverso correnti con l'efficienza di squali bianchi, robot sottomarini che esplorano abissi senza sprecare energia per vincere l'attrito. Ogni missione oceanica diventa un'applicazione di biofisica quantistica.</text:span></text:p>
      <text:p text:style-name="P2"><text:span text:style-name="T3">Turbine idroelettriche rivestite di superfici "squalo-mimetics" che estraggono più energia dalle correnti perché l'acqua fluisce con meno resistenza. Centrali marine che apprendono dai maestri biologici dell'efficienza energetica.</text:span></text:p>
      <text:h text:style-name="P1" text:outline-level="3"><text:span text:style-name="T5">🧪</text:span><text:span text:style-name="T3"> La Fisica dell'Impossibile: Campi Elettromagnetici Biologici</text:span></text:h>
      <text:p text:style-name="P2"><text:span text:style-name="T3">Del Giudice e Preparata hanno aperto una finestra su un universo nascosto dove biologia e fisica quantistica convergono in fenomeni che sembravano fantascienza. Organismi viventi che manipolano la materia attraverso campi elettromagnetici ultra-sottili.</text:span></text:p>
      <text:p text:style-name="P2"><text:span text:style-name="T3">Non è magia - è fisica avanzata applicata da 400 milioni di anni di selezione naturale. Ogni squalo è un laboratorio quantistico ambulante che ottimizza continuamente le sue interazioni con l'ambiente fluidico.</text:span></text:p>
      <text:p text:style-name="P2"><text:span text:style-name="T3">Se gli squali possono farlo, possiamo replicarlo tecnologicamente. Superfici artificiali che emettono le stesse frequenze, rivestimenti che organizzano fluidi in stati di minima resistenza.</text:span></text:p>
      <text:h text:style-name="P1" text:outline-level="3"><text:span text:style-name="T5">🌊</text:span><text:span text:style-name="T3"> Oltre il Mare: Applicazioni Terrestri della Fluidodinamica Quantistica</text:span></text:h>
      <text:p text:style-name="P2"><text:span text:style-name="T3">I principi scoperti da Del Giudice e Preparata si applicano a ogni fluido in movimento - non solo acqua marina. Oleodotti che trasportano petrolio con perdite di carico ridotte, gasdotti che muovono gas con efficienza quantistica.</text:span></text:p>
      <text:p text:style-name="P2"><text:span text:style-name="T3">Turbine eoliche con pale che organizzano l'aria in flussi coerenti, sistemi di raffreddamento industriali che pompano liquidi con consumi energetici minimi. Ogni applicazione fluidodinamica può beneficiare della saggezza quantistica degli squali.</text:span></text:p>
      <text:p text:style-name="P2"><text:span text:style-name="T3">Aerei del futuro con superfici "bio-quantistiche" che riducono la resistenza aerodinamica, treni ad alta velocità che scivolano su cuscini d'aria organizzatiquantisticamente.</text:span></text:p>
      <text:h text:style-name="P1" text:outline-level="3"><text:span text:style-name="T5">🔬</text:span><text:span text:style-name="T3"> Il Laboratorio Oceanico: 400 Milioni di Anni di R&amp;D</text:span></text:h>
      <text:p text:style-name="P2"><text:soft-page-break/><text:span text:style-name="T3">Gli oceani sono il più grande laboratorio di ricerca e sviluppo del pianeta - 400 milioni di anni di sperimentazione evolutiva per ottimizzare movimento ed efficienza energetica. Ogni specie marina è un prototipo biologico che ha risolto problemi ingegneristici specifici.</text:span></text:p>
      <text:p text:style-name="P2"><text:span text:style-name="T3">Del Giudice e Preparata ci hanno insegnato a leggere il brevetto biologico degli squali e tradurlo in tecnologia umana. Non dobbiamo inventare nulla - dobbiamo solo imparare dal migliore dipartimento R&amp;D della Terra: l'evoluzione naturale.</text:span></text:p>
      <text:h text:style-name="P1" text:outline-level="3"><text:span text:style-name="T5">🚀</text:span><text:span text:style-name="T3"> Il Futuro Senza Attrito</text:span></text:h>
      <text:p text:style-name="P2"><text:span text:style-name="T3">I nostri nipoti cresceranno in un mondo dove ogni superficie che tocca fluidi è ottimizzata con principi quantistici bio-ispirati. Navi che consumano un decimo del carburante attuale, turbine che estraggono più energia da venti e correnti, città che muovono fluidi con efficienza da squalo.</text:span></text:p>
      <text:p text:style-name="P2"><text:span text:style-name="T3">Nuoteranno in piscine con pareti quantistiche che riducono la resistenza dell'acqua, voleranno su aerei con ali che organizzano l'aria in stati coerenti, viaggeranno su treni che scivolano su binari fluidodinamici quantistici.</text:span></text:p>
      <text:p text:style-name="P2"><text:span text:style-name="T3">Per loro sarà normale che la tecnologia imiti la biologia, che la fisica quantistica governi trasporti ed energia, che ogni movimento sia ottimizzato secondo i principi perfezionati da milioni di anni di evoluzione.</text:span></text:p>
      <text:p text:style-name="P3"><draw:custom-shape text:anchor-type="as-char" draw:z-index="52" draw:name="Forma10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COERENZA FLUIDODINAMICA</text:span></text:h>
      <text:p text:style-name="P2"><text:span text:style-name="T3">Gli squali quantistici di Del Giudice e Preparata ci insegnano che l'efficienza suprema nasce dall'organizzazione della materia a livello quantistico. Non serve più forza - serve più intelligenza nell'interagire con i fluidi.</text:span></text:p>
      <text:p text:style-name="P2"><text:span text:style-name="T3">Questo principio della coerenza fluidodinamica rivela che ogni fluido può essere organizzato in stati che facilitano invece di ostacolare il movimento. La resistenza non è inevitabile - è solo mancanza di comprensione quantistica.</text:span></text:p>
      <text:p text:style-name="P2"><text:span text:style-name="T3">Il futuro energetico appartiene a chi sa che la natura ha già risolto ogni problema di efficienza, e che 400 milioni di anni di evoluzione sono la migliore università di ingegneria mai esistita.</text:span></text:p>
      <text:p text:style-name="P2"><text:span text:style-name="T3">Gli squali quantistici non sono solo pesci: sono professori di fisica che ci insegnano che quando la tecnologia impara a danzare con la materia invece di combatterla, nascono efficienze che possono rivoluzionare ogni movimento su questo pianeta.</text:span><text:span text:style-name="T5">🦈⚛️</text:span></text:p>
      <text:h text:style-name="P1" text:outline-level="1"><text:span text:style-name="T7">🌊</text:span><text:span text:style-name="T4">hIDRO: QUANDO OGNI GOCCIA D'ACQUA DIVENTA UNA CENTRALE ELETTRICA GALLEGGIANTE</text:span></text:h>
      <text:h text:style-name="P1" text:outline-level="2"><text:soft-page-break/><text:span text:style-name="T5">📋</text:span><text:span text:style-name="T3"> SCHEDA RAPIDA</text:span></text:h>
      <text:p text:style-name="P2"><text:span text:style-name="T5">🔋</text:span><text:span text:style-name="T3">Potenza: Modulare scalabile - da kW domestici a MW industriali<text:line-break/></text:span><text:span text:style-name="T5">🌍</text:span><text:span text:style-name="T3">Disponibilità: Ogni corso d'acqua del mondo - 165 milioni km di fiumi<text:line-break/></text:span><text:span text:style-name="T5">🗺️</text:span><text:span text:style-name="T3">Geografia: Universale - fiumi lenti, torrenti veloci, canali artificiali<text:line-break/></text:span><text:span text:style-name="T5">💰</text:span><text:span text:style-name="T3">Costo: Economico e modulare - investimento progressivo scalabile<text:line-break/></text:span><text:span text:style-name="T5">🔧</text:span><text:span text:style-name="T3">Installazione: Galleggiante portatile - installazione in ore<text:line-break/></text:span><text:span text:style-name="T5">⚙️</text:span><text:span text:style-name="T3">Manutenzione: Design semplice - gestione comunitaria facile<text:line-break/></text:span><text:span text:style-name="T5">📈</text:span><text:span text:style-name="T3">Stato: SVILUPPATO da James Kwok - pronto per diffusione globale<text:line-break/></text:span><text:span text:style-name="T5">📊</text:span><text:span text:style-name="T3">Scalabilità: Da unità singola a reti fluviali continentali</text:span></text:p>
      <text:p text:style-name="P3"><draw:custom-shape text:anchor-type="as-char" draw:z-index="53" draw:name="Forma10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VISIONARIO CHE HA TRASFORMATO OGNI FIUME IN UNA MINIERA D'ENERGIA</text:span></text:h>
      <text:h text:style-name="P1" text:outline-level="3"><text:span text:style-name="T5">🧠</text:span><text:span text:style-name="T3"> Quando l'Ingegneria Incontra l'Umanità: La Visione di James Kwok</text:span></text:h>
      <text:p text:style-name="P2"><text:span text:style-name="T3">James Kwok guardava i fiumi del mondo e vedeva 165 milioni di chilometri di energia sprecata che scorreva verso il mare senza alimentare nemmeno una lampadina. Mentre l'umanità costruiva dighe colossali che devastavano ecosistemi e spostavan popolazioni, lui sognava turbine che galleggiassero dolcemente sui fiumi come ninfee tecnologiche.</text:span></text:p>
      <text:p text:style-name="P2"><text:span text:style-name="T3">hIDRO è la materializzazione di quel sogno: dispositivi modulari galleggianti che catturano l'energia cinetica dell'acqua senza alterare il corso naturale dei fiumi, senza sbarrare la strada ai pesci, senza trasformare vallate in laghi artificiali.</text:span></text:p>
      <text:p text:style-name="P2"><text:span text:style-name="T3">È l'anti-diga per eccellenza - l'energia idroelettrica democratizzata e resa accessibile a ogni comunità che vive vicino a un corso d'acqua, dalla tribù amazzonica al villaggio himalayano.</text:span></text:p>
      <text:h text:style-name="P1" text:outline-level="3"><text:span text:style-name="T5">🏗️</text:span><text:span text:style-name="T3"> Modulare Come i Lego: L'Architettura dell'Energia Scalabile</text:span></text:h>
      <text:p text:style-name="P2"><text:span text:style-name="T3">Il genio di hIDRO sta nella sua modularità intelligente: ogni unità è indipendente, ma multiple unità lavorano insieme come un orchestra fluviale che produce energia in armonia con il flusso naturale dell'acqua.</text:span></text:p>
      <text:p text:style-name="P2"><text:span text:style-name="T3">Serve energia per una casa? Un modulo hIDRO.Serve energia per un villaggio? Dieci moduli collegati come una collana energetica galleggiante. Serve energia per una città? Centinaia di moduli distribuiti lungo chilometri di fiume come un serpente energetico che danza con la corrente.</text:span></text:p>
      <text:p text:style-name="P2"><text:span text:style-name="T3">Crescita organica dell'energia: le comunità iniziano piccole e aggiungono moduli secondo le loro possibilità economiche e i loro bisogni crescenti. Non più investimenti titanici - solo crescita energetica modulare che segue lo sviluppo comunitario.</text:span></text:p>
      <text:h text:style-name="P1" text:outline-level="3"><text:soft-page-break/><text:span text:style-name="T5">🐟</text:span><text:span text:style-name="T3"> L'Energia che Protegge Invece di Distruggere</text:span></text:h>
      <text:p text:style-name="P2"><text:span text:style-name="T3">Mentre le dighe tradizionali spezzano le rotte migratorie dei pesci e trasformano fiumi vivi in catene di laghi morti, hIDRO galleggia innocuo permettendo alla vita acquatica di continuare i suoi cicli millenari.</text:span></text:p>
      <text:p text:style-name="P2"><text:span text:style-name="T3">Pesci che nuotano sotto le turbine galleggianti senza nemmeno accorgersi della loro presenza. Ecosistemi fluviali che rimangono intatti mentre sopra di loro galleggiano harvester di energia silenziosi e rispettosi.</text:span></text:p>
      <text:p text:style-name="P2"><text:span text:style-name="T3">È bio-compatibilità totale: tecnologia che convive con la natura invece di sottometterla. Energia che protegge l'ambiente che la genera, progresso che non distrugge ma che collabora con i cicli naturali.</text:span></text:p>
      <text:h text:style-name="P1" text:outline-level="3"><text:span text:style-name="T5">🌍</text:span><text:span text:style-name="T3"> La Democratizzazione Globale dell'Energia Idroelettrica</text:span></text:h>
      <text:p text:style-name="P2"><text:span text:style-name="T3">hIDRO trasforma l'energia idroelettrica da privilegio di nazioni ricche con mega-investimenti a diritto universale di ogni comunità fluviale. Non serve più essere la Norvegia per sfruttare la forza dell'acqua.</text:span></text:p>
      <text:p text:style-name="P2"><text:span text:style-name="T3">Villaggi africani lungo il Congo, comunità andine sui fiumi di montagna, isole fluviali amazzoniche - tutti possono galleggiare la loro indipendenza energetica sui corsi d'acqua locali.</text:span></text:p>
      <text:p text:style-name="P2"><text:span text:style-name="T3">Fine della tirannia energetica: non più dipendenza da reti nazionali, non più blackout per decisioni governative lontane. Ogni fiume diventa sovranità energetica per chi ci vive accanto.</text:span></text:p>
      <text:h text:style-name="P1" text:outline-level="3"><text:span text:style-name="T5">🏥</text:span><text:span text:style-name="T3"> Energia Che Salva Vite: Ospedali e Scuole Alimentati dai Fiumi</text:span></text:h>
      <text:p text:style-name="P2"><text:span text:style-name="T3">Una unità hIDRO può illuminare una scuola rurale che non aveva mai visto elettricità. Dieci unità possono alimentare un ospedale che prima funzionava con generatori diesel rumorosi e inquinanti.</text:span></text:p>
      <text:p text:style-name="P2"><text:span text:style-name="T3">Bambini che studiano con luce elettrica invece di candele pericolose. Dottori che operano con illuminazione affidabile invece di lampade a cherosene. Comunità che accedono a internet e si connettono al mondo grazie all'energia del loro fiume.</text:span></text:p>
      <text:p text:style-name="P2"><text:span text:style-name="T3">hIDRO non produce solo elettricità - produce opportunità, istruzione, salute, connessione. Ogni kilowatt galleggiante è un passo verso l'emancipazione energetica delle comunità dimenticate.</text:span></text:p>
      <text:h text:style-name="P1" text:outline-level="3"><text:span text:style-name="T5">🔗</text:span><text:span text:style-name="T3"> Reti Ibride: Quando hIDRO Incontra Sole e Vento</text:span></text:h>
      <text:p text:style-name="P2"><text:soft-page-break/><text:span text:style-name="T3">James Kwok ha progettato hIDRO per integrarsi perfettamente con altre fonti rinnovabili. Di giorno i pannelli solari, quando c'è vento le turbine eoliche, sempre e comunque hIDRO che galleggia producendo energia costante.</text:span></text:p>
      <text:p text:style-name="P2"><text:span text:style-name="T3">Microgridi resilienti dove il fiume compensa quando sole e vento latitano. Energia 24/7 garantita dalla diversificazione rinnovabile intelligente. Non più intermittenza - solo flusso energetico continuo come l'acqua che scorre.</text:span></text:p>
      <text:p text:style-name="P2"><text:span text:style-name="T3">Comunità energeticamente sovrane che non dipendono da nessuna fonte singola, ma che orchestrano sole, vento e acqua in sinfonie energetiche auto-sufficienti.</text:span></text:p>
      <text:h text:style-name="P1" text:outline-level="3"><text:span text:style-name="T5">🌱</text:span><text:span text:style-name="T3"> La Filosofia dell'Energia Dolce</text:span></text:h>
      <text:p text:style-name="P2"><text:span text:style-name="T3">hIDRO incarna una filosofia rivoluzionaria: l'energia dolce che prende senza togliere, che produce senza distruggere, che progredisce senza devastare. È capitalismo energetico con coscienza ambientale.</text:span></text:p>
      <text:p text:style-name="P2"><text:span text:style-name="T3">Invece di dominare i fiumi, danza con loro. Invece di conquistare la natura, collabora con i suoi flussi. È tecnologia che ha imparato l'umiltà - potente ma rispettosa, efficace ma gentile.</text:span></text:p>
      <text:p text:style-name="P2"><text:span text:style-name="T3">Ogni modulo hIDRO è una lezione di ingegneria sostenibile: come si può essere innovativi senza essere invasivi, come si può essere profittevoli senza essere predatori.</text:span></text:p>
      <text:h text:style-name="P1" text:outline-level="3"><text:span text:style-name="T5">🚀</text:span><text:span text:style-name="T3"> Il Futuro Galleggiante dell'Energia</text:span></text:h>
      <text:p text:style-name="P2"><text:span text:style-name="T3">I nostri nipoti cresceranno vedendo fiumi punteggiati di moduli hIDRO che galleggiano come fiori di loto tecnologici, producendo energia pulita mentre rispettano la vita acquatica.</text:span></text:p>
      <text:p text:style-name="P2"><text:span text:style-name="T3">Città fluviali autoalimentate da reti di hIDRO che seguono il corso dei fiumi urbani. Megalopoli che si sviluppano lungo i fiumi alimentandosi dalla loro energia cinetica senza mai interromperne il flusso vitale.</text:span></text:p>
      <text:p text:style-name="P2"><text:span text:style-name="T3">Per loro sarà normale che ogni fiume sia una fonte energetica, che galleggiare significhi produrre elettricità, che progresso e natura siano alleati invece che nemici.</text:span></text:p>
      <text:p text:style-name="P2"><text:span text:style-name="T3">Colonizzazione spaziale con moduli hIDRO che galleggiano sui fiumi marziani o sui mari di metano di Titano. L'umanità che porta con sé la saggezza energetica di galleggiare invece di conquistare.</text:span></text:p>
      <text:p text:style-name="P3"><draw:custom-shape text:anchor-type="as-char" draw:z-index="54" draw:name="Forma10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GALLEGGIAMENTO ENERGETICO</text:span></text:h>
      <text:p text:style-name="P2"><text:soft-page-break/><text:span text:style-name="T3">hIDRO di James Kwok ci insegna che le soluzioni più eleganti sono quelle che galleggiano sui problemi invece di distruggerli. Non serve sottomettere i fiumi - basta galleggiare sulla loro energia e catturarla con rispetto.</text:span></text:p>
      <text:p text:style-name="P2"><text:span text:style-name="T3">Questo principio del galleggiamento energetico rivela che la vera innovazione è quella che non disturba l'equilibrio naturale ma si inserisce armoniosamente nei flussi esistenti.</text:span></text:p>
      <text:p text:style-name="P2"><text:span text:style-name="T3">Il futuro energetico appartiene a chi sa che la potenza più grande nasce dalla collaborazione con la natura, non dalla dominazione su di essa.</text:span></text:p>
      <text:p text:style-name="P2"><text:span text:style-name="T3">hIDRO non è solo una turbina galleggiante: è la dimostrazione che quando la tecnologia impara a galleggiare sui flussi naturali invece di interromperli, nascono soluzioni che possono alimentare il mondo intero con la dolcezza dell'acqua che scorre.</text:span><text:span text:style-name="T5">🌊⚡</text:span></text:p>
      <text:h text:style-name="P1" text:outline-level="1"><text:span text:style-name="T7">🌡️</text:span><text:span text:style-name="T4"> BATTERIE ENTROPICHE: QUANDO IL DISORDINE DIVENTA LA NUOVA FONTE DI ENERGIA</text:span></text:h>
      <text:h text:style-name="P1" text:outline-level="2"><text:span text:style-name="T5">📋</text:span><text:span text:style-name="T3"> SCHEDA RAPIDA</text:span></text:h>
      <text:p text:style-name="P2"><text:span text:style-name="T5">🔋</text:span><text:span text:style-name="T3">Potenza: Efficienza aumentata del 30-40% vs batterie tradizionali<text:line-break/></text:span><text:span text:style-name="T5">🌍</text:span><text:span text:style-name="T3">Disponibilità: Differenze termiche ovunque - universalmente applicabile<text:line-break/></text:span><text:span text:style-name="T5">🗺️</text:span><text:span text:style-name="T3">Geografia: Perfetto per zone con escursioni termiche naturali<text:line-break/></text:span><text:span text:style-name="T5">💰</text:span><text:span text:style-name="T3">Costo: Materiali termoelettrici - ROI tramite efficienza superiore<text:line-break/></text:span><text:span text:style-name="T5">🔧</text:span><text:span text:style-name="T3">Installazione: Integrazione in sistemi esistenti - retrofit possibile<text:line-break/></text:span><text:span text:style-name="T5">⚙️</text:span><text:span text:style-name="T3">Manutenzione: Auto-gestione termica - degrado ridotto nel tempo<text:line-break/></text:span><text:span text:style-name="T5">📈</text:span><text:span text:style-name="T3">Stato: RICERCA avanzata - prototipi in fase di ottimizzazione<text:line-break/></text:span><text:span text:style-name="T5">📊</text:span><text:span text:style-name="T3">Scalabilità: Da dispositivi portatili a reti energetiche industriali</text:span></text:p>
      <text:p text:style-name="P3"><draw:custom-shape text:anchor-type="as-char" draw:z-index="55" draw:name="Forma10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QUANDO LA TERMODINAMICA RIVELA IL SUO SEGRETO PIÙ PROFONDO</text:span></text:h>
      <text:h text:style-name="P1" text:outline-level="3"><text:span text:style-name="T5">🔥</text:span><text:span text:style-name="T3"> L'Entropia: Da Nemica a Alleata dell'Energia</text:span></text:h>
      <text:p text:style-name="P2"><text:span text:style-name="T3">Per oltre un secolo l'entropia è stata il nemico numero uno degli ingegneri - la forza del disordine che trasforma energia utile in calore sprecato, che condanna ogni macchina a perdere efficienza, che rende impossibile il moto perpetuo. Ma se l'entropia fosse stata fraintesa?</text:span></text:p>
      <text:p text:style-name="P2"><text:span text:style-name="T3">Le batterie entropiche rappresentano il ribaltamento concettuale più audace della fisica applicata: invece di combattere l'entropia, la seducono. Invece di sprecare il calore delle reazioni chimiche, lo catturano e lo riconvertono in elettricità. È judo termodinamico - usare la forza dell'avversario a proprio vantaggio.</text:span></text:p>
      <text:p text:style-name="P2"><text:soft-page-break/><text:span text:style-name="T3">Ogni batteria tradizionale perde il 20-30% dell'energia sotto forma di calore "inutile". Le batterie entropiche trasformano quel calore da spreco inevitabile a risorsa energetica, chiudendo il cerchio termodinamico che sembrava impossibile da chiudere.</text:span></text:p>
      <text:h text:style-name="P1" text:outline-level="3"><text:span text:style-name="T5">⚛️</text:span><text:span text:style-name="T3"> L'Alchimia del Recupero Termico: Trasformare il Calore Perduto in Elettroni</text:span></text:h>
      <text:p text:style-name="P2"><text:span text:style-name="T3">Il segreto delle batterie entropiche sta nei materiali termoelettrici avanzati che convertono differenze di temperatura in corrente elettrica. Ogni grado di differenza termica diventa una micro-centrale elettrica che recupera energia dal disordine molecolare.</text:span></text:p>
      <text:p text:style-name="P2"><text:span text:style-name="T3">Durante la carica, la batteria scalda per le reazioni chimiche - i materiali termoelettrici catturano quel calore e lo riconvertono in elettricità aggiuntiva. Durante la scarica, processi endotermici creano zone fredde - la differenza termica genera ancora più energia.</text:span></text:p>
      <text:p text:style-name="P2"><text:span text:style-name="T3">È un sistema che si auto-alimenta: più lavora, più recupera energia dai suoi stessi processi. Come un atleta che diventa più forte allenandosi, ogni ciclo di carica-scarica rende la batteria più efficiente invece che meno.</text:span></text:p>
      <text:h text:style-name="P1" text:outline-level="3"><text:span text:style-name="T5">🔄</text:span><text:span text:style-name="T3"> Il Circolo Virtuoso dell'Efficienza Auto-Migliorante</text:span></text:h>
      <text:p text:style-name="P2"><text:span text:style-name="T3">Le batterie tradizionali si degradano perché il calore generato danneggia i materiali interni e accelera l'invecchiamento chimico. Le batterie entropiche invertono questo processo: il calore diventa carburante aggiuntivo invece che veleno per la longevità.</text:span></text:p>
      <text:p text:style-name="P2"><text:span text:style-name="T3">Ogni ciclo termico viene gestito intelligentemente dai materiali termoelettrici che stabilizzano la temperatura mentre estraggono energia. Meno stress termico significa maggiore durata, maggiore durata significa migliore sostenibilità economica.</text:span></text:p>
      <text:p text:style-name="P2"><text:span text:style-name="T3">È economia circolare energetica: niente viene sprecato, tutto viene riciclato in un loop termodinamico che trasforma ogni perdita in guadagno.</text:span></text:p>
      <text:h text:style-name="P1" text:outline-level="3"><text:span text:style-name="T5">🌞</text:span><text:span text:style-name="T3"> Applicazioni Rivoluzionarie: Dove il Calore Incontra l'Opportunità</text:span></text:h>
      <text:p text:style-name="P2"><text:span text:style-name="T3">Pannelli solari che non si limitano a catturare luce ma che recuperano anche l'energia termica che normalmente li surriscalda e li danneggia. Batterie entropiche integrate che convertono il calore solare in elettricità aggiuntiva.</text:span></text:p>
      <text:p text:style-name="P2"><text:span text:style-name="T3">Veicoli elettrici con batterie che si auto-ricaricano sfruttando il calore dei freni, del motore, dell'asfalto rovente. Ogni fonte di calore diventa un micro-caricabatterie che estende l'autonomia.</text:span></text:p>
      <text:p text:style-name="P2"><text:soft-page-break/><text:span text:style-name="T3">Data center che trasformano il calore dei server in energia per alimentare sistemi di raffreddamento. Fabbriche che recuperano calore industriale nelle batterie entropiche che ricaricano macchinari.</text:span></text:p>
      <text:h text:style-name="P1" text:outline-level="3"><text:span text:style-name="T5">🏠</text:span><text:span text:style-name="T3"> La Casa Che Si Auto-Alimenta con le Proprie Perdite Termiche</text:span></text:h>
      <text:p text:style-name="P2"><text:span text:style-name="T3">Immagina case con batterie entropiche che catturano il calore della cucina, del riscaldamento, degli elettrodomestici e lo riconvertono in elettricità per l'illuminazione. Ogni watt perso diventa watt recuperato.</text:span></text:p>
      <text:p text:style-name="P2"><text:span text:style-name="T3">Sistemi di riscaldamento che invece di sprecare energia la riciclano continuamente attraverso batterie entropiche domestiche. Condizionatori che producono elettricità dalla differenza di temperatura tra interno ed esterno.</text:span></text:p>
      <text:p text:style-name="P2"><text:span text:style-name="T3">L'efficienza energetica domestica salta dal 30% attuale al 70-80% grazie al recupero entropico di ogni processo termico casalingo.</text:span></text:p>
      <text:h text:style-name="P1" text:outline-level="3"><text:span text:style-name="T5">🌍</text:span><text:span text:style-name="T3"> La Rivoluzione Industriale dell'Entropia</text:span></text:h>
      <text:p text:style-name="P2"><text:span text:style-name="T3">Ogni processo industriale è una fornace di energia sprecata - forni siderurgici, processi chimici, motori termici. Le batterie entropiche industriali possono trasformare ogni fabbrica da consumatrice netta a produttrice netta di energia.</text:span></text:p>
      <text:p text:style-name="P2"><text:span text:style-name="T3">Acciaierie che vendono elettricità prodotta dal calore dei loro forni. Raffinerie che alimentano intere città con energia recuperata dai processi di distillazione. Industrie chimiche che diventano centrali elettriche oltre che produttrici.</text:span></text:p>
      <text:p text:style-name="P2"><text:span text:style-name="T3">È la Rivoluzione Industriale 5.0: industrie carbon-negative che producono più energia di quella che consumano grazie al recupero entropico integrale.</text:span></text:p>
      <text:h text:style-name="P1" text:outline-level="3"><text:span text:style-name="T5">⚡</text:span><text:span text:style-name="T3"> L'Energia Nascosta nella Fisica del Disordine</text:span></text:h>
      <text:p text:style-name="P2"><text:span text:style-name="T3">L'entropia non è più il nemico - è la risorsa energetica nascosta che aspettava solo di essere corteggiata con la tecnologia giusta. Ogni processo che genera disordine può generare anche energia se intercettato intelligentemente.</text:span></text:p>
      <text:p text:style-name="P2"><text:span text:style-name="T3">Batterie che invecchiano diventando più efficienti, sistemi che si auto-ottimizzano attraverso cicli termici, tecnologie che trasformano l'inevitabile (il calore sprecato) nell'opportunità (energia aggiuntiva).</text:span></text:p>
      <text:h text:style-name="P1" text:outline-level="3"><text:span text:style-name="T5">🚀</text:span><text:span text:style-name="T3"> Il Futuro Entropico dell'Umanità</text:span></text:h>
      <text:p text:style-name="P2"><text:soft-page-break/><text:span text:style-name="T3">I nostri nipoti cresceranno in un mondo dove ogni differenza di temperatura è una fonte energetica, dove sprecare calore è considerato un crimine termodinamico, dove l'entropia lavora per l'umanità invece che contro.</text:span></text:p>
      <text:p text:style-name="P2"><text:span text:style-name="T3">Città che si auto-alimentano con l'energia termica urbana recuperata da milioni di processi quotidiani. Veicoli che più viaggiano più si ricaricano grazie al calore del movimento. Case che producono più energia di quella che consumano recuperando ogni caloria dispersa.</text:span></text:p>
      <text:p text:style-name="P2"><text:span text:style-name="T3">Per loro sarà incomprensibile come i loro nonni potessero sprecare trilioni di watt sotto forma di calore invece di catturarli con batterie entropiche. L'entropia sarà la loro alleata energetica più fedele e inesauribile.</text:span></text:p>
      <text:p text:style-name="P3"><draw:custom-shape text:anchor-type="as-char" draw:z-index="56" draw:name="Forma10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RECUPERO ENTROPICO</text:span></text:h>
      <text:p text:style-name="P2"><text:span text:style-name="T3">Le batterie entropiche ci insegnano che nell'universo dell'energia niente è davvero perduto - solo temporaneamente trasformato in forme diverse. Il calore "sprecato" è energia in attesa di essere riconvertita con la tecnologia giusta.</text:span></text:p>
      <text:p text:style-name="P2"><text:span text:style-name="T3">Questo principio del recupero entropico rivela che ogni inefficienza è un'opportunità di miglioramento, che ogni perdita termica nasconde una fonte energetica, che l'entropia può essere complice invece che nemica.</text:span></text:p>
      <text:p text:style-name="P2"><text:span text:style-name="T3">Il futuro energetico appartiene a chi sa trasformare ogni spreco in risorsa, ogni disordine in ordine produttivo, ogni perdita inevitabile in guadagno intelligente.</text:span></text:p>
      <text:p text:style-name="P2"><text:span text:style-name="T3">Le batterie entropiche non sono solo dispositivi di accumulo: sono la dimostrazione che quando la tecnologia impara a danzare con l'entropia invece di combatterla, nascono sistemi che possono trasformare il disordine universale nel carburante della civiltà umana.</text:span><text:span text:style-name="T5">🌡️⚡</text:span></text:p>
      <text:h text:style-name="P1" text:outline-level="1"><text:span text:style-name="T7">🏜️</text:span><text:span text:style-name="T4"> SHIBAM: QUANDO IL FANGO DIVENTA LA PRIMA SMART CITY CARBON-NEGATIVE DELLA STORIA</text:span></text:h>
      <text:h text:style-name="P1" text:outline-level="2"><text:span text:style-name="T5">📋</text:span><text:span text:style-name="T3"> SCHEDA RAPIDA</text:span></text:h>
      <text:p text:style-name="P2"><text:span text:style-name="T5">🔋</text:span><text:span text:style-name="T3">Potenza: Zero consumo energetico - autoregolazione termica perfetta<text:line-break/></text:span><text:span text:style-name="T5">🌍</text:span><text:span text:style-name="T3">Disponibilità: Terra + acqua + paglia - materiali universali gratuiti<text:line-break/></text:span><text:span text:style-name="T5">🗺️</text:span><text:span text:style-name="T3">Geografia: Deserti, zone aride - perfetto per 40% del pianeta<text:line-break/></text:span><text:span text:style-name="T5">💰</text:span><text:span text:style-name="T3">Costo: Quasi zero - materiali locali e manodopera comunitaria<text:line-break/></text:span><text:span text:style-name="T5">🔧</text:span><text:span text:style-name="T3">Installazione: Costruzione tradizionale - competenze tramandabili<text:line-break/></text:span><text:span text:style-name="T5">⚙️</text:span><text:span text:style-name="T3">Manutenzione: Rintonacatura periodica - ciclo rigenerativo naturale<text:line-break/></text:span><text:span text:style-name="T5">📈</text:span><text:span text:style-name="T3">Stato: OPERATIVO da 1.500 anni - tecnologia testata da secoli<text:line-break/></text:span><text:span text:style-name="T5">📊</text:span><text:span text:style-name="T3">Scalabilità: Da casa singola a metropoli verticali del deserto</text:span></text:p>
      <text:p text:style-name="P3"><text:soft-page-break/><draw:custom-shape text:anchor-type="as-char" draw:z-index="57" draw:name="Forma10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MANHATTAN DEL DESERTO CHE HA RISOLTO IL CAMBIAMENTO CLIMATICO 1.500 ANNI FA</text:span></text:h>
      <text:h text:style-name="P1" text:outline-level="3"><text:span text:style-name="T5">🏗️</text:span><text:span text:style-name="T3"> Quando il Fango Diventa Più Intelligente del Cemento Armato</text:span></text:h>
      <text:p text:style-name="P2"><text:span text:style-name="T3">1.500 anni fa, nel cuore dello Yemen, quando l'Europa costruiva ancora capanne di legno e paglia, gli architetti di Shibam realizzavano grattacieli di 8 piani che consumano zero energia per clima control. Non fantascienza - ingegneria del fango perfezionata attraverso secoli di sperimentazione desertica.</text:span></text:p>
      <text:p text:style-name="P2"><text:span text:style-name="T3">Ogni palazzo di Shibam è una macchina termica biologica che respira con il deserto, si raffredda da sola di giorno e si riscalda da sola di notte, senza mai bisogno di un joule di energia esterna. È l'architettura che ha anticipato le smart cities di 15 secoli.</text:span></text:p>
      <text:p text:style-name="P2"><text:span text:style-name="T3">Mattoni di fango + paglia + acqua - la ricetta più semplice del mondo per creare l'isolamento termico più efficiente mai inventato. Niente cemento industriale, niente acciaio energivoro - solo terra del posto trasformata in paradiso climatico.</text:span></text:p>
      <text:h text:style-name="P1" text:outline-level="3"><text:span text:style-name="T5">🌡️</text:span><text:span text:style-name="T3"> L'Alchimia Termica: Quando i Muri Diventano Condizionatori Naturali</text:span></text:h>
      <text:p text:style-name="P2"><text:span text:style-name="T3">I muri spessi di adobe di Shibam sono sistemi di regolazione termica biologica che assorbono calore di giorno e lo rilasciano di notte, creando un microclima perfetto senza consumare un watt di elettricità.</text:span></text:p>
      <text:p text:style-name="P2"><text:span text:style-name="T3">Durante il giorno del deserto (45°C all'ombra), gli interni rimangono freschi a 25°C. Durante la notte gelida (5°C), le pareti rilasciano il calore accumulato mantenendo temperature confortevoli a 20°C. È aria condizionata naturale che funziona da 1.500 anni senza manutenzione energetica.</text:span></text:p>
      <text:p text:style-name="P2"><text:span text:style-name="T3">La paglia nell'impasto non è decorazione - è fibra di rinforzo high-tech che previene crepe termiche e aumenta l'isolamento. È bio-composito più avanzato di molti materiali sintetici moderni.</text:span></text:p>
      <text:h text:style-name="P1" text:outline-level="3"><text:span text:style-name="T5">🏙️</text:span><text:span text:style-name="T3"> Urbanistica Desertica: La Prima Smart City Carbon-Negative</text:span></text:h>
      <text:p text:style-name="P2"><text:span text:style-name="T3">Shibam non è solo architettura - è urbanistica geniale che trasforma il deserto ostile in habitat perfetto. Edifici alti e compatti che concentrano popolazione lasciando spazio massimo per agricoltura. Strade strette che creano canyon d'ombra e proteggono dalle tempeste di sabbia.</text:span></text:p>
      <text:p text:style-name="P2"><text:span text:style-name="T3">È la prima città verticale sostenibile della storia - densità urbana ottimale senza sprechi di suolo, efficienza energetica totale senza tecnologie complesse. Manhattan imparò da Shibam, non viceversa.</text:span></text:p>
      <text:p text:style-name="P2"><text:soft-page-break/><text:span text:style-name="T3">Ogni strada, ogni piazza, ogni altezza è calcolata per massimizzare comfort e minimizzare stress climatico. È AI urbana implementata con intelligenza collettiva accumulata nei secoli.</text:span></text:p>
      <text:h text:style-name="P1" text:outline-level="3"><text:span text:style-name="T5">♻️</text:span><text:span text:style-name="T3"> Economia Circolare Perfetta: Dall'Estrazione al Riuso Infinito</text:span></text:h>
      <text:p text:style-name="P2"><text:span text:style-name="T3">Materiali estratti a metro zero - la terra per i mattoni viene scavata dove servono le fondamenta. L'acqua viene dalla falda locale, la paglia dai campi circostanti. Filiera a chilometro zero assoluto.</text:span></text:p>
      <text:p text:style-name="P2"><text:span text:style-name="T3">Quando un edificio invecchia, i mattoni vengono reimpastati e riutilizzati per nuove costruzioni. Zero rifiuti edili, 100% riciclaggio. È economia circolare praticata da secoli prima che qualcuno inventasse il termine.</text:span></text:p>
      <text:p text:style-name="P2"><text:span text:style-name="T3">Manutenzione rigenerativa: ogni anno si rintonaca con fango fresco che non solo ripara ma migliora le proprietà isolanti. È architettura che si auto-guarisce e migliora con l'età.</text:span></text:p>
      <text:h text:style-name="P1" text:outline-level="3"><text:span text:style-name="T5">🌍</text:span><text:span text:style-name="T3"> La Lezione Globale: 40% del Pianeta Può Costruire Così</text:span></text:h>
      <text:p text:style-name="P2"><text:span text:style-name="T3">Zone aride e semi-aride coprono il 40% delle terre emerse - miliardi di persone che potrebbero costruire come Shibam invece di importare cemento energivoro e acciaio inquinante.</text:span></text:p>
      <text:p text:style-name="P2"><text:span text:style-name="T3">Sahel africano, Australia centrale, Sud-Ovest USA, Altopiano iraniano - tutti potrebbero essere punteggiati di città-Shibam che producono zero emissioni e consumano zero energia per climatizzazione.</text:span></text:p>
      <text:p text:style-name="P2"><text:span text:style-name="T3">Invece di lottare contro il clima desertico, Shibam insegna a danzare con esso - architettura che si adatta invece di tecnologia che forza.</text:span></text:p>
      <text:h text:style-name="P1" text:outline-level="3"><text:span text:style-name="T5">🏠</text:span><text:span text:style-name="T3"> La Rivoluzione dell'Edilizia Povera Ma Geniale</text:span></text:h>
      <text:p text:style-name="P2"><text:span text:style-name="T3">Shibam dimostra che "sostenibile" non significa "costoso" - significa intelligente. Case che si costruiscono con materiali gratuiti e manodopera locale, senza bisogno di industrie pesanti o supply chain globali.</text:span></text:p>
      <text:p text:style-name="P2"><text:span text:style-name="T3">Autocostruzione comunitaria dove ogni famiglia partecipa alla costruzione del quartiere. Competenze tramandate di generazione che rendono ogni comunità autosufficiente per l'edilizia.</text:span></text:p>
      <text:p text:style-name="P2"><text:span text:style-name="T3">È architettura democratica: non serve essere ricchi per avere una casa climaticamente perfetta. Serve solo intelligenza collettiva e rispetto per i materiali locali.</text:span></text:p>
      <text:h text:style-name="P1" text:outline-level="3"><text:soft-page-break/><text:span text:style-name="T5">🌱</text:span><text:span text:style-name="T3"> L'Anti-Cemento: Quando Costruire Significa Rigenerare</text:span></text:h>
      <text:p text:style-name="P2"><text:span text:style-name="T3">Mentre il cemento produce 8% delle emissioni globali di CO₂, i mattoni di fango di Shibam sono carbon-negative - sequestrano carbonio invece di emetterlo.</text:span></text:p>
      <text:p text:style-name="P2"><text:span text:style-name="T3">Ogni edificio di Shibam è una spugna di carbonio che migliora il suolo quando viene demolito, arricchisce la terra invece di inquinarla. È architettura che lascia il mondo migliore di come l'ha trovato.</text:span></text:p>
      <text:p text:style-name="P2"><text:span text:style-name="T3">Cantieri silenziosi senza macchinari inquinanti, senza trasporti pesanti, senza sprechi industriali. Solo mani umane che trasformano terra in case con la saggezza accumulata nei millenni.</text:span></text:p>
      <text:h text:style-name="P1" text:outline-level="3"><text:span text:style-name="T5">🚀</text:span><text:span text:style-name="T3"> Il Futuro Che Guarda al Passato Sapiente</text:span></text:h>
      <text:p text:style-name="P2"><text:span text:style-name="T3">Gli architetti del futuro studieranno Shibam come modello per città sostenibili che non dipendono da tecnologie energivore. Neo-vernacolare che combina saggezza antica con comprensione scientifica moderna.</text:span></text:p>
      <text:p text:style-name="P2"><text:span text:style-name="T3">Nuove Shibam che sorgono nei deserti di ogni continente - città verticali di fango che ospitano milioni di persone senza consumare energia fossile. Megacittà sostenibili che imparano dal Yemen medievale.</text:span></text:p>
      <text:p text:style-name="P2"><text:span text:style-name="T3">I nostri nipoti costruiranno con terra, acqua e paglia invece che con cemento e acciaio. Per loro sarà normale che le case si auto-raffreddino, che i materiali vengano dal giardino, che costruire significhi rigenerare invece che distruggere.</text:span></text:p>
      <text:p text:style-name="P2"><text:span text:style-name="T3">Saranno i nuovi nomadi dell'architettura sostenibile - portatori di saggezza costruttiva che trasforma ogni deserto in oasi, ogni zona arida in paradiso climatico.</text:span></text:p>
      <text:p text:style-name="P3"><draw:custom-shape text:anchor-type="as-char" draw:z-index="58" draw:name="Forma10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INTELLIGENZA MATERICA</text:span></text:h>
      <text:p text:style-name="P2"><text:span text:style-name="T3">Shibam ci insegna che l'energia più potente è quella che non serve consumare. Quando i materiali lavorano intelligentemente, non serve forzarli con energia esterna - collaborano naturalmente con il clima e l'ambiente.</text:span></text:p>
      <text:p text:style-name="P2"><text:span text:style-name="T3">Questo principio dell'intelligenza materica rivela che ogni territorio ha già i materiali perfetti per costruire l'habitat ideale - basta sapere come combinarli con saggezza millenaria e scienza moderna.</text:span></text:p>
      <text:p text:style-name="P2"><text:span text:style-name="T3">Il futuro dell'architettura appartiene a chi sa che la vera innovazione non è inventare nuovi materiali artificiali, ma riscoprire l'intelligenza nascosta nei materiali che la Terra offre gratuitamente.</text:span></text:p>
      <text:p text:style-name="P2"><text:soft-page-break/><text:span text:style-name="T3">Shibam non è solo una città: è la dimostrazione che quando l'architettura impara a danzare con il clima invece di combatterlo, nascono habitat che possono ospitare l'umanità in armonia perfetta con il pianeta che la nutre.</text:span><text:span text:style-name="T5">🏜️🏗️</text:span></text:p>
      <text:h text:style-name="P1" text:outline-level="1"><text:span text:style-name="T7">🔥</text:span><text:span text:style-name="T4"> SCORE-STOVE: QUANDO UN FUOCO DI LEGNA DIVENTA UNA CENTRALE ELETTRICA DA 25 EURO</text:span></text:h>
      <text:h text:style-name="P1" text:outline-level="2"><text:span text:style-name="T5">📋</text:span><text:span text:style-name="T3"> SCHEDA RAPIDA</text:span></text:h>
      <text:p text:style-name="P2"><text:span text:style-name="T5">🔋</text:span><text:span text:style-name="T3">Potenza: 100W per cucina + frigo + elettricità - tutto in uno<text:line-break/></text:span><text:span text:style-name="T5">🌍</text:span><text:span text:style-name="T3">Disponibilità: Legna e biomasse ovunque - 2 miliardi di utenti potenziali<text:line-break/></text:span><text:span text:style-name="T5">🗺️</text:span><text:span text:style-name="T3">Geografia: Africa, Asia rurale - perfetto per zone off-grid<text:line-break/></text:span><text:span text:style-name="T5">💰</text:span><text:span text:style-name="T3">Costo: 25 euro - più economico di qualsiasi elettrodomestico<text:line-break/></text:span><text:span text:style-name="T5">🔧</text:span><text:span text:style-name="T3">Installazione: Plug-and-play - zero infrastrutture richieste<text:line-break/></text:span><text:span text:style-name="T5">⚙️</text:span><text:span text:style-name="T3">Manutenzione: Nessuna parte mobile - durata decennale<text:line-break/></text:span><text:span text:style-name="T5">📈</text:span><text:span text:style-name="T3">Stato: SVILUPPATO Università Nottingham - pronto per produzione di massa<text:line-break/></text:span><text:span text:style-name="T5">📊</text:span><text:span text:style-name="T3">Scalabilità: Da famiglia singola a villaggi interi - modulare</text:span></text:p>
      <text:p text:style-name="P3"><draw:custom-shape text:anchor-type="as-char" draw:z-index="59" draw:name="Forma11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OLUZIONE CHE NASCE DAL FUOCO PIÙ ANTICO DEL MONDO</text:span></text:h>
      <text:h text:style-name="P1" text:outline-level="3"><text:span text:style-name="T5">🌍</text:span><text:span text:style-name="T3"> Quando 2 Miliardi di Persone Scoprono di Avere una Centrale Elettrica nel Cortile</text:span></text:h>
      <text:p text:style-name="P2"><text:span text:style-name="T3">2 miliardi di persone accendono fuochi di legna ogni giorno per cucinare, sprecando il 93% dell'energia che producono. Per secoli questa energia è andata perduta - dispersa come calore inutile nell'atmosfera mentre milioni di famiglie rimangono al buio senza elettricità.</text:span></text:p>
      <text:p text:style-name="P2"><text:span text:style-name="T3">SCORE-Stove è la macchina del tempo che porta la tecnologia del XXI secolo dentro il fuoco ancestrale dell'umanità. Non più sprechi energetici - ogni fiamma diventa una micro-centrale che cucina, raffredda e illumina contemporaneamente.</text:span></text:p>
      <text:p text:style-name="P2"><text:span text:style-name="T3">25 euro per trasformare ogni famiglia rurale in una piccola utility company autosufficiente. È la democratizzazione energetica più radicale mai tentata - energia moderna accessibile a chi guadagna 2 dollari al giorno.</text:span></text:p>
      <text:h text:style-name="P1" text:outline-level="3"><text:span text:style-name="T5">⚗️</text:span><text:span text:style-name="T3"> L'Alchimia Termoacustica: Quando il Calore Diventa Musica Elettrica</text:span></text:h>
      <text:p text:style-name="P2"><text:span text:style-name="T3">Il segreto di SCORE-Stove è la termoacustica - fisica pura trasformata in miracolo pratico. Il calore del fuoco genera onde sonore stazionarie in un tubo di gas che vibra come una corda di chitarra invisibile.</text:span></text:p>
      <text:p text:style-name="P2"><text:soft-page-break/><text:span text:style-name="T3">Ogni vibrazione è energia meccanica che trasduttori convertono in elettricità. È come avere un altoparlante al contrario - invece di trasformare elettricità in suono, trasforma calore in elettricità attraverso onde acustiche.</text:span></text:p>
      <text:p text:style-name="P2"><text:span text:style-name="T3">Nessuna parte mobile, nessun motore complesso - solo gas che vibra e calore che diventa corrente. Tecnologia così elegante da sembrare magia, così robusta da funzionare per decenni senza manutenzione.</text:span></text:p>
      <text:h text:style-name="P1" text:outline-level="3"><text:span text:style-name="T5">🏠</text:span><text:span text:style-name="T3"> Tre Elettrodomestici in Uno: La Rivoluzione Domestica</text:span></text:h>
      <text:p text:style-name="P2"><text:span text:style-name="T3">SCORE-Stove non è solo un fornello - è l'intero sistema domestico concentrato in un dispositivo delle dimensioni di una stufa. Cucina il pranzo, conserva la cena al fresco, e illumina la casa con la stessa legna che avresti bruciato comunque.</text:span></text:p>
      <text:p text:style-name="P2"><text:span text:style-name="T3">100 Watt di potenza continua - abbastanza per lampade LED, radio, ricarica telefoni, ventilatori. Una famiglia che passa da zero elettricità a una micro-rete domestica semplicemente accendendo il fuoco per cucinare.</text:span></text:p>
      <text:p text:style-name="P2"><text:span text:style-name="T3">Frigorifero integrato che conserva medicine, cibo, vaccini - la differenza tra vita e morte in zone tropicali remote. Non più sprechi alimentari, non più farmaci rovinati dal calore, non più bambini che muoiono per vaccini non refrigerati.</text:span></text:p>
      <text:h text:style-name="P1" text:outline-level="3"><text:span text:style-name="T5">🌍</text:span><text:span text:style-name="T3"> Dall'Università di Nottingham ai Villaggi del Mondo</text:span></text:h>
      <text:p text:style-name="P2"><text:span text:style-name="T3">Il progetto SCORE è collaborazione internazionale pura - Università di Nottingham, Manchester, Queen Mary, City University e Practical Action che uniscono cervelli per risolvere la povertà energetica di miliardi di persone.</text:span></text:p>
      <text:p text:style-name="P2"><text:span text:style-name="T3">Da 5W del primo prototipo a 100W della versione commerciale - 2000% di miglioramento attraverso ricerca scientifica applicata a problemi umanitari reali. È accademia che incontra strada e produce miracoli sociali.</text:span></text:p>
      <text:p text:style-name="P2"><text:span text:style-name="T3">2 milioni di sterline di investimento per creare dispositivi da 25 euro che cambiano la vita di intere popolazioni. ROI sociale incalcolabile - ogni euro investito in ricerca produce migliaia di euro di valore nelle comunità povere.</text:span></text:p>
      <text:h text:style-name="P1" text:outline-level="3"><text:span text:style-name="T5">🔥</text:span><text:span text:style-name="T3"> La Fine degli Sprechi Energetici Planetari</text:span></text:h>
      <text:p text:style-name="P2"><text:span text:style-name="T3">93% di energia sprecata moltiplicato per 2 miliardi di fuochi quotidiani = la più grande perdita energetica della storia umana. SCORE-Stove trasforma questo spreco in la più grande opportunità energetica del pianeta.</text:span></text:p>
      <text:p text:style-name="P2"><text:soft-page-break/><text:span text:style-name="T3">Se anche solo 100 milioni di famiglie adottassero SCORE-Stove, avremmo 10 GW di nuova capacità elettrica distribuita - l'equivalente di 10 centrali nucleari generate da legna che si bruciava già.</text:span></text:p>
      <text:p text:style-name="P2"><text:span text:style-name="T3">È energia aggiuntiva pura - non serve produrre più combustibile, solo catturare l'energia che andava già sprecata. Efficienza energetica globale che salta dal 7% al 50% semplicemente aggiungendo intelligenza ai fuochi esistenti.</text:span></text:p>
      <text:h text:style-name="P1" text:outline-level="3"><text:span text:style-name="T5">🏥</text:span><text:span text:style-name="T3"> Quando l'Energia Salva Vite: Ospedali Rurali Powered by Legna</text:span></text:h>
      <text:p text:style-name="P2"><text:span text:style-name="T3">Cliniche remote che possono refrigerare vaccini e illuminare sale operatorie semplicemente bruciando legna locale. Partorii che non rimangono al buio, centri medici che non perdono medicine per il caldo.</text:span></text:p>
      <text:p text:style-name="P2"><text:span text:style-name="T3">Scuole rurali che funzionano anche dopo il tramonto - bambini che studiano con luce elettrica invece di candele pericolose. Computer e tablet alimentati da fuochi di cucina - educazione digitale che arriva ovunque ci sia legna.</text:span></text:p>
      <text:p text:style-name="P2"><text:span text:style-name="T3">SCORE-Stove democratizza servizi essenziali - salute, istruzione, comunicazione diventano accessibili ovunque ci siano alberi e biomasse.</text:span></text:p>
      <text:h text:style-name="P1" text:outline-level="3"><text:span text:style-name="T5">🌱</text:span><text:span text:style-name="T3"> Biomasse Locali: Ogni Scarto Diventa Carburante</text:span></text:h>
      <text:p text:style-name="P2"><text:span text:style-name="T3">SCORE-Stove brucia qualsiasi biomassa - legna, gusci di riso, scarti agricoli, letame secco. Ogni rifiuto organico diventa carburante per elettricità. È economia circolare rurali che trasforma scarti in servizi.</text:span></text:p>
      <text:p text:style-name="P2"><text:span text:style-name="T3">Agricoltori che vendono non solo prodotti alimentari ma anche energia elettrica prodotta da scarti di raccolto. Cooperative energetiche villaggili che gestiscono reti SCORE-Stove collettive.</text:span></text:p>
      <text:p text:style-name="P2"><text:span text:style-name="T3">Foreste gestite sostenibilmente che producono legna-energia per villaggi interi. Riforestazione incentivata dall'economia dell'energia da biomassa.</text:span></text:p>
      <text:h text:style-name="P1" text:outline-level="3"><text:span text:style-name="T5">🚀</text:span><text:span text:style-name="T3"> Il Futuro Termoacustico del Pianeta</text:span></text:h>
      <text:p text:style-name="P2"><text:span text:style-name="T3">I nostri nipoti guarderanno indietro e non capiranno come l'umanità potesse sprecare il 93% dell'energia da fuoco per millenni, quando la soluzione costava 25 euro.</text:span></text:p>
      <text:p text:style-name="P2"><text:span text:style-name="T3">Villaggi africani che esportano energia elettrica prodotta da biomasse locali. Economie rurali che saltano l'era dei combustibili fossili passando direttamente alle micro-reti termoacustiche.</text:span></text:p>
      <text:p text:style-name="P2"><text:soft-page-break/><text:span text:style-name="T3">Per loro sarà normale che ogni fuoco produca elettricità, che ogni cucina sia una centrale elettrica, che l'energia venga dalle biomasse del posto invece che da multinazionali lontane.</text:span></text:p>
      <text:p text:style-name="P2"><text:span text:style-name="T3">Termoacustica ovunque - dai falò scout che ricaricano smartphone alle stufe domestiche che alimentano case intelligenti. Il calore che diventa suono che diventa elettricità che illumina il mondo.</text:span></text:p>
      <text:p text:style-name="P3"><draw:custom-shape text:anchor-type="as-char" draw:z-index="60" draw:name="Forma11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RECUPERO UNIVERSALE</text:span></text:h>
      <text:p text:style-name="P2"><text:span text:style-name="T3">SCORE-Stove ci insegna che le più grandi opportunità energetiche si nascondono negli sprechi più antichi. 2 miliardi di fuochi quotidiani erano 2 miliardi di centrali elettriche non sfruttate.</text:span></text:p>
      <text:p text:style-name="P2"><text:span text:style-name="T3">Questo principio del recupero universale rivela che non serve sempre inventare nuove fonti di energia - spesso basta catturare intelligentemente quella che stiamo già producendo e sprecando.</text:span></text:p>
      <text:p text:style-name="P2"><text:span text:style-name="T3">Il futuro energetico appartiene a chi sa riconoscere che ogni processo energetico inefficiente è un'opportunità di miglioramento, che ogni spreco è una risorsa travestita.</text:span></text:p>
      <text:p text:style-name="P2"><text:span text:style-name="T3">SCORE-Stove non è solo una stufa: è la dimostrazione che quando la tecnologia avanzata incontra i bisogni più elementari dell'umanità, nascono soluzioni che possono elettrificare il mondo con la stessa energia che sprechiamo da millenni.</text:span><text:span text:style-name="T5">🔥⚡</text:span></text:p>
      <text:h text:style-name="P1" text:outline-level="1"><text:span text:style-name="T7">🔥</text:span><text:span text:style-name="T4"> SCORE STOVE 2.0: LA STUFA CHE TRASFORMA OGNI RAMETTO IN UNA MICRO-CENTRALE ELETTRICA</text:span></text:h>
      <text:h text:style-name="P1" text:outline-level="2"><text:span text:style-name="T5">📋</text:span><text:span text:style-name="T3"> SCHEDA RAPIDA</text:span></text:h>
      <text:p text:style-name="P2"><text:span text:style-name="T5">🔋</text:span><text:span text:style-name="T3">Potenza: Cucina + elettricità simultanea - doppia funzione energetica<text:line-break/></text:span><text:span text:style-name="T5">🌍</text:span><text:span text:style-name="T3">Disponibilità: Biomasse ovunque - rami, foglie, scarti agricoli universali<text:line-break/></text:span><text:span text:style-name="T5">🗺️</text:span><text:span text:style-name="T3">Geografia: Zone rurali globali - perfetto per 3 miliardi off-grid<text:line-break/></text:span><text:span text:style-name="T5">💰</text:span><text:span text:style-name="T3">Costo: Materiali locali low-cost - costruzione comunitaria<text:line-break/></text:span><text:span text:style-name="T5">🔧</text:span><text:span text:style-name="T3">Installazione: Autocostruzione guidata - competenze trasferibili<text:line-break/></text:span><text:span text:style-name="T5">⚙️</text:span><text:span text:style-name="T3">Manutenzione: Design semplificato - riparabile localmente<text:line-break/></text:span><text:span text:style-name="T5">📈</text:span><text:span text:style-name="T3">Stato: EVOLUTO da progetto originale - ottimizzazioni continue<text:line-break/></text:span><text:span text:style-name="T5">📊</text:span><text:span text:style-name="T3">Scalabilità: Da famiglia a cooperative energetiche villaggili</text:span></text:p>
      <text:p text:style-name="P3"><draw:custom-shape text:anchor-type="as-char" draw:z-index="61" draw:name="Forma11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VOLUZIONE CHE TRASFORMA SCARTI IN SOVRANITÀ ENERGETICA</text:span></text:h>
      <text:h text:style-name="P1" text:outline-level="3"><text:span text:style-name="T5">🎯</text:span><text:span text:style-name="T3"> Quando la Fisica Incontra la Povertà Energetica e Nasce la Magia</text:span></text:h>
      <text:p text:style-name="P2"><text:soft-page-break/><text:span text:style-name="T3">Score Stove 2.0 è l'evoluzione del miracolo termoacustico che ha scoperto come far cantare l'energia. Non più solo convertire calore in elettricità - ora ogni onda sonora è ottimizzata, ogni vibrazione è catturata, ogni oscillazione diventa watt.</text:span></text:p>
      <text:p text:style-name="P2"><text:span text:style-name="T3">Il motore termoacustico integrato trasforma la combustione di un rametto in concerto di frequenze che generatori lineari convertono in elettricità domestica. È musica quantistica che alimenta case rurali con la sinfonia della biomassa che brucia.</text:span></text:p>
      <text:p text:style-name="P2"><text:span text:style-name="T3">Famiglie che accendono la stufa per cucinare e contemporaneamente ricaricano telefoni, alimentano LED, radio, tablet. Un solo gesto quotidiano che produce cibo caldo e energia elettrica - efficienza moltiplicata che trasforma necessità in opportunità.</text:span></text:p>
      <text:h text:style-name="P1" text:outline-level="3"><text:span text:style-name="T5">🌱</text:span><text:span text:style-name="T3"> L'Ecologia del Rifiuto Che Diventa Risorsa</text:span></text:h>
      <text:p text:style-name="P2"><text:span text:style-name="T3">Score Stove 2.0 ha un appetito universale - rami caduti, foglie secche, gusci di riso, bucce di cocco, sterco secco - qualsiasi materia organica diventa carburante per elettricità. Zero sprechi, tutto diventa energia.</text:span></text:p>
      <text:p text:style-name="P2"><text:span text:style-name="T3">Agricoltori che vendono scarti di raccolto come combustibile energetico. Potatori urbani che forniscono biomassa invece di pagare per smaltirla. Economie circolari locali che trasformano ogni rifiuto organico in risorsa energetica.</text:span></text:p>
      <text:p text:style-name="P2"><text:span text:style-name="T3">Meno fumo del 70% vs stufe tradizionali - combustione ottimizzata che protegge polmoni e riduce inquinamento indoor. Mamme che cucinano senza avvelenare bambini con fumi tossici.</text:span></text:p>
      <text:h text:style-name="P1" text:outline-level="3"><text:span text:style-name="T5">🔧</text:span><text:span text:style-name="T3"> Ingegneria Collaborativa: Quando le Università Incontrano i Villaggi</text:span></text:h>
      <text:p text:style-name="P2"><text:span text:style-name="T3">Score Stove 2.0 nasce dalla collaborazione rivoluzionaria tra accademici high-tech e artigiani rurali che conoscono i bisogni reali. Non più tecnologia calata dall'alto - innovazione che cresce dal basso con supporto scientifico.</text:span></text:p>
      <text:p text:style-name="P2"><text:span text:style-name="T3">Università che forniscono design, ONG che facilitano implementazione, comunità locali che adattano la tecnologia alle proprie necessità specifiche. Open source energetico che si diffonde viralmente attraverso reti di solidarietà.</text:span></text:p>
      <text:p text:style-name="P2"><text:span text:style-name="T3">Artigiani locali che diventano esperti di motori termoacustici, piccoli imprenditori che costruiscono Score Stoves per vendere nei mercati regionali. Economia della conoscenza che si radica nei territori.</text:span></text:p>
      <text:h text:style-name="P1" text:outline-level="3"><text:span text:style-name="T5">📱</text:span><text:span text:style-name="T3"> Connettività Energetica: Quando un Rametto Connette al Mondo</text:span></text:h>
      <text:p text:style-name="P2"><text:soft-page-break/><text:span text:style-name="T3">Score Stove 2.0 alimenta la rivoluzione digitale rurale - telefoni sempre carichi che collegano villaggi isolati al mondo globale. WhatsApp, internet, GPS alimentati da biomasse del cortile.</text:span></text:p>
      <text:p text:style-name="P2"><text:span text:style-name="T3">Telemedicina che arriva in savana grazie a tablet ricaricati da stufe a legna. Educazione online per bambini che non avevano mai visto elettricità. E-commerce rurale che vende prodotti locali al mondo attraverso connessioni alimentate da rami.</text:span></text:p>
      <text:p text:style-name="P2"><text:span text:style-name="T3">Ogni famiglia diventa un nodo della rete globale alimentato da risorse locali. Glocal perfetto - pensare globale, alimentarsi locale.</text:span></text:p>
      <text:h text:style-name="P1" text:outline-level="3"><text:span text:style-name="T5">🏠</text:span><text:span text:style-name="T3"> Autonomia Energetica Domestica: La Fine della Dipendenza</text:span></text:h>
      <text:p text:style-name="P2"><text:span text:style-name="T3">Score Stove 2.0 trasforma ogni casa rurale in micro-utility autosufficiente. Non più dipendenza da reti elettriche lontane, da combustibili importati, da decisioni governative su tariffe energetiche.</text:span></text:p>
      <text:p text:style-name="P2"><text:span text:style-name="T3">Illuminazione LED che prolunga giornate oltre il tramonto. Bambini che studiano con luce elettrica invece di candele pericolose. Attività economiche domestiche che continuano nelle ore serali.</text:span></text:p>
      <text:p text:style-name="P2"><text:span text:style-name="T3">Frigoriferi a basso consumo alimentati da Score Stove che conservano medicine, vaccini, cibo - la differenza tra vita e morte in zone tropicali remote.</text:span></text:p>
      <text:h text:style-name="P1" text:outline-level="3"><text:span text:style-name="T5">🌍</text:span><text:span text:style-name="T3"> Scalabilità Virale: Dai Prototipi alle Rivoluzioni Continentali</text:span></text:h>
      <text:p text:style-name="P2"><text:span text:style-name="T3">Ogni Score Stove installata diventa centro di irradiazione della tecnologia. Vicini che vedono i benefici e vogliono la loro. Artigiani che imparano a costruirle e insegnano ad altri.</text:span></text:p>
      <text:p text:style-name="P2"><text:span text:style-name="T3">Da progetto pilota a movimento sociale spontaneo - tecnologia che si auto-replica attraverso reti comunitarie senza bisogno di marketing o imposizione esterna.</text:span></text:p>
      <text:p text:style-name="P2"><text:span text:style-name="T3">Cooperative energetiche villaggili che gestiscono reti di Score Stoves, condividono biomasse, ottimizzano produzione elettrica collettiva. Socialismo energetico dal basso che emancipa comunità.</text:span></text:p>
      <text:h text:style-name="P1" text:outline-level="3"><text:span text:style-name="T5">🔬</text:span><text:span text:style-name="T3"> Miglioramento Continuo: L'Open Innovation che Non Si Ferma</text:span></text:h>
      <text:p text:style-name="P2"><text:span text:style-name="T3">Score Stove 2.0 è piattaforma evolutiva - ogni installazione fornisce dati per miglioramenti. Generatori lineari più efficienti, motori termoacustici ottimizzati, sistemi di accumulo integrati.</text:span></text:p>
      <text:p text:style-name="P2"><text:span text:style-name="T3">Ricerca distribuita dove ogni utilizzatore è beta tester che contribuisce all'evoluzione del design. Innovazione bottom-up che incorpora feedback reali da utilizzatori finali.</text:span></text:p>
      <text:p text:style-name="P2"><text:soft-page-break/><text:span text:style-name="T3">Score Stove 3.0, 4.0, ∞ - evoluzione perpetua guidata da bisogni concreti e possibilità tecnologiche in espansione continua.</text:span></text:p>
      <text:h text:style-name="P1" text:outline-level="3"><text:span text:style-name="T5">🚀</text:span><text:span text:style-name="T3"> Il Futuro Termoacustico dell'Emancipazione Energetica</text:span></text:h>
      <text:p text:style-name="P2"><text:span text:style-name="T3">I nostri nipoti cresceranno in un mondo dove ogni comunità rurale è energeticamente sovrana grazie a stufe che cantano elettricità mentre cucinano pranzi.</text:span></text:p>
      <text:p text:style-name="P2"><text:span text:style-name="T3">Villaggi africani che esportano energia elettrica prodotta da biomasse locali. Economie rurali che saltano l'era dei combustibili fossili e dell'energia centralizzata.</text:span></text:p>
      <text:p text:style-name="P2"><text:span text:style-name="T3">Per loro sarà incomprensibile come l'umanità potesse sprecare miliardi di calorie di combustione senza catturarne l'energia elettrica. Ogni fuoco sarà una centrale, ogni stufa una sorgente di autonomia.</text:span></text:p>
      <text:p text:style-name="P2"><text:span text:style-name="T3">Termoacustica ovunque - da falò scout che alimentano festival a stufe urbane che integrano smart grids. Il suono dell'energia che risuona in ogni angolo del pianeta.</text:span></text:p>
      <text:p text:style-name="P3"><draw:custom-shape text:anchor-type="as-char" draw:z-index="62" draw:name="Forma11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INNOVAZIONE INCLUSIVA</text:span></text:h>
      <text:p text:style-name="P2"><text:span text:style-name="T3">Score Stove 2.0 ci insegna che l'innovazione più potente nasce quando alta tecnologia e bisogni reali si incontrano in processi collaborativi che includono tutti gli stakeholder.</text:span></text:p>
      <text:p text:style-name="P2"><text:span text:style-name="T3">Questo principio dell'innovazione inclusiva rivela che le soluzioni più durature sono quelle co-create da chi le userà, supportate da chi le può perfezionare scientificamente.</text:span></text:p>
      <text:p text:style-name="P2"><text:span text:style-name="T3">Il futuro tecnologico appartiene a chi sa che l'innovazione vera non è imposizione dall'alto ma evoluzione dal basso con supporto scientifico e visione globale.</text:span></text:p>
      <text:p text:style-name="P2"><text:span text:style-name="T3">Score Stove 2.0 non è solo una stufa evoluta: è il modello di come l'umanità può risolvere i suoi problemi più urgenti quando tecnologia avanzata e saggezza comunitaria si uniscono per trasformare ogni scarto in risorsa, ogni bisogno in opportunità.</text:span><text:span text:style-name="T5">🔥🎵⚡</text:span></text:p>
      <text:h text:style-name="P1" text:outline-level="1"><text:span text:style-name="T7">🌊</text:span><text:span text:style-name="T4"> TRITON: QUANDO IL RESPIRO ETERNO DELL'OCEANO DIVENTA LA CENTRALE ELETTRICA PIÙ AFFIDABILE DEL PIANETA</text:span></text:h>
      <text:h text:style-name="P1" text:outline-level="2"><text:span text:style-name="T5">📋</text:span><text:span text:style-name="T3"> SCHEDA RAPIDA</text:span></text:h>
      <text:p text:style-name="P2"><text:soft-page-break/><text:span text:style-name="T5">🔋</text:span><text:span text:style-name="T3">Potenza: Energia costante 24/7/365 - onde che non dormono mai<text:line-break/></text:span><text:span text:style-name="T5">🌍</text:span><text:span text:style-name="T3">Disponibilità: 361 milioni km² di oceani - risorsa planetaria infinita<text:line-break/></text:span><text:span text:style-name="T5">🗺️</text:span><text:span text:style-name="T3">Geografia: Coste di tutto il mondo - perfetto per isole e nazioni marittime<text:line-break/></text:span><text:span text:style-name="T5">💰</text:span><text:span text:style-name="T3">Costo: Investimento marino vs energia perpetua - ROI garantito dalle onde<text:line-break/></text:span><text:span text:style-name="T5">🔧</text:span><text:span text:style-name="T3">Installazione: Strutture ancorate offshore - engineering marino avanzato<text:line-break/></text:span><text:span text:style-name="T5">⚙️</text:span><text:span text:style-name="T3">Manutenzione: Sistemi marini robusti - progettati per decenni oceanici<text:line-break/></text:span><text:span text:style-name="T5">📈</text:span><text:span text:style-name="T3">Stato: SVILUPPATO e testato - pistoni idraulici wave-powered<text:line-break/></text:span><text:span text:style-name="T5">📊</text:span><text:span text:style-name="T3">Scalabilità: Da unità singola a parchi ondosi industriali</text:span></text:p>
      <text:p text:style-name="P3"><draw:custom-shape text:anchor-type="as-char" draw:z-index="63" draw:name="Forma11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PISTONE GIGANTE CHE DANZA CON L'ETERNITÀ MARINA</text:span></text:h>
      <text:h text:style-name="P1" text:outline-level="3"><text:span text:style-name="T5">🌊</text:span><text:span text:style-name="T3"> Quando l'Oceano Svela il Suo Segreto Energetico Più Antico</text:span></text:h>
      <text:p text:style-name="P2"><text:span text:style-name="T3">Per 4,5 miliardi di anni le onde hanno danzato sui mari terrestri, sprecando energia cinetica infinita che nessuno aveva mai pensato di catturare sistematicamente. Triton è la chiave che apre questo tesoro energetico planetario - pistoni idraulici giganti che respirano con il mare e trasformano ogni onda in elettricità.</text:span></text:p>
      <text:p text:style-name="P2"><text:span text:style-name="T3">Non più energia intermittente come sole e vento - l'oceano non dorme mai, non va in vacanza, non si ferma per maltempo. Triton cattura il respiro perpetuo del pianeta e lo converte in corrente elettrica affidabile come il battito cardiaco della Terra.</text:span></text:p>
      <text:p text:style-name="P2"><text:span text:style-name="T3">Ogni onda che solleva la struttura galleggiante attiva pistoni idraulici che comprimono fluidi ad alta pressione che alimentano generatori marini. È judo oceanico - usare la forza del mare per alimentare la civiltà umana.</text:span></text:p>
      <text:h text:style-name="P1" text:outline-level="3"><text:span text:style-name="T5">⚙️</text:span><text:span text:style-name="T3"> L'Ingegneria che Danza con i Titani Marini</text:span></text:h>
      <text:p text:style-name="P2"><text:span text:style-name="T3">Triton non combatte le onde - danza con loro in un valzer meccanico che trasforma ogni oscillazione in movimento di pistoni. Strutture ancorate che galleggiano seguendo il ritmo marino mentre estraggono energia da ogni metro cubo d'acqua che passa.</text:span></text:p>
      <text:p text:style-name="P2"><text:span text:style-name="T3">Pistoni idraulici marini progettati per resistere a tempeste oceaniche e lavorare per decenni senza interruzione. Ogni oscillazione verticale spinge fluidi ad alta pressione che azionano generatori elettrici con efficienza meccanica ottimale.</text:span></text:p>
      <text:p text:style-name="P2"><text:span text:style-name="T3">È bio-meccanica marina perfetta - tecnologia che imita il movimento naturale degli organismi marini che vivono delle onde da milioni di anni. Triton è la balena tecnologica che respira elettricità invece di aria.</text:span></text:p>
      <text:h text:style-name="P1" text:outline-level="3"><text:span text:style-name="T5">🔋</text:span><text:span text:style-name="T3"> La Centrale Elettrica che Non Si Ferma Mai</text:span></text:h>
      <text:p text:style-name="P2"><text:soft-page-break/><text:span text:style-name="T3">Mentre pannelli solari dormono di notte e turbine eoliche si fermano senza vento, Triton lavora 24/7/365 alimentato dal movimento perpetuo dell'oceano. Estate, inverno, giorno, notte - le onde continuano a spingere pistoni che producono energia costante.</text:span></text:p>
      <text:p text:style-name="P2"><text:span text:style-name="T3">Anche con mare calmo, le onde lunghe dell'oceano continuano a oscillare strutture galleggianti con ampiezza sufficiente per alimentare generatori. Anche durante tempeste, sistemi di sicurezza permettono a Triton di continuare a produrre energia senza subire danni.</text:span></text:p>
      <text:p text:style-name="P2"><text:span text:style-name="T3">È l'anti-intermittenza per eccellenza - energia rinnovabile che compete con centrali nucleari per affidabilità e continuità di produzione elettrica.</text:span></text:p>
      <text:h text:style-name="P1" text:outline-level="3"><text:span text:style-name="T5">🏝️</text:span><text:span text:style-name="T3"> Isole che Diventano Superpotenze Energetiche Marine</text:span></text:h>
      <text:p text:style-name="P2"><text:span text:style-name="T3">Triton trasforma ogni isola da prigioniera energetica a indipendente elettrica. Maldive, Canarie, Sardegna, Sicilia, Caraibi - tutte circondate da energia infinita che aspetta solo di essere catturata da pistoni marini intelligenti.</text:span></text:p>
      <text:p text:style-name="P2"><text:span text:style-name="T3">Non più generatori diesel rumorosi che inquinano paradisi tropicali. Non più dipendenza da combustibili importati con navi cisterna. Solo onde locali che alimentano resort, città, industrie con energia pulita autoctona.</text:span></text:p>
      <text:p text:style-name="P2"><text:span text:style-name="T3">Isole che esportano energia elettrica invece di importare carburanti. Economie marine che vendono elettricità prodotta dalle onde territoriali a nazioni continentali attraverso cavi sottomarini.</text:span></text:p>
      <text:h text:style-name="P1" text:outline-level="3"><text:span text:style-name="T5">🌍</text:span><text:span text:style-name="T3"> Scalabilità Oceanica: Da Unità Singola a Parchi Ondosi</text:span></text:h>
      <text:p text:style-name="P2"><text:span text:style-name="T3">Triton è modulare come onde del mare - una struttura alimenta una casa, dieci strutture un villaggio, centinaia di strutture una città. Parchi ondosi offshore che galleggiano all'orizzonte come foreste di energia marina.</text:span></text:p>
      <text:p text:style-name="P2"><text:span text:style-name="T3">Coste atlantiche europee punteggiate di Triton farms che alimentano metropoli continentali. Oceano Pacifico trasformato in la più grande centrale elettrica del pianeta con migliaia di pistoni che danzano con onde trans-pacifiche.</text:span></text:p>
      <text:p text:style-name="P2"><text:span text:style-name="T3">Ogni nazione costiera può moltiplicare la sua capacità elettrica semplicemente installando Triton nelle sue acque territoriali. Sovranità energetica marina che non dipende da nessuna risorsa estera.</text:span></text:p>
      <text:h text:style-name="P1" text:outline-level="3"><text:span text:style-name="T5">🐋</text:span><text:span text:style-name="T3">Bio-Compatibilità Marina: Tecnologia che Rispetta l'Oceano</text:span></text:h>
      <text:p text:style-name="P2"><text:soft-page-break/><text:span text:style-name="T3">Triton galleggia innocuo senza alterare ecosistemi marini. Pesci che nuotano sotto strutture galleggianti che diventano reef artificiali. Alghe che colonizzano superfici sommerse, creando habitat invece di distruggerli.</text:span></text:p>
      <text:p text:style-name="P2"><text:span text:style-name="T3">Niente dighe che bloccano fiumi, niente pale eoliche che disturbano uccelli - solo strutture che danzano con il movimento naturale dell'oceano senza interferire con vita marina.</text:span></text:p>
      <text:p text:style-name="P2"><text:span text:style-name="T3">Balene che passano sotto Triton farms senza modificare rotte migratorie. Correnti oceaniche che continuano flussi naturali mentre alimentano pistoni energetici che galleggiano in superficie.</text:span></text:p>
      <text:h text:style-name="P1" text:outline-level="3"><text:span text:style-name="T5">⚡</text:span><text:span text:style-name="T3"> L'Anti-Corrosione: Ingegneria per l'Eternità Marina</text:span></text:h>
      <text:p text:style-name="P2"><text:span text:style-name="T3">Triton affronta il nemico numero uno dell'ingegneria marina - la corrosione salina. Leghe speciali, rivestimenti nanotecnologici, sistemi di protezione catodica che preservano meccanismi per decenni di servizio oceanico.</text:span></text:p>
      <text:p text:style-name="P2"><text:span text:style-name="T3">Manutenzione programmata con navi specializzate che visitano periodicamente parchi ondosi per controlli e sostituzioni. Sistemi modulari che permettono riparazioni senza fermare intera produzione.</text:span></text:p>
      <text:p text:style-name="P2"><text:span text:style-name="T3">Ogni componente progettato per sopravvivere a tempeste atlantiche e continuare a funzionare in condizioni marine estreme. È ingegneria da battaglia navale applicata alla produzione energetica.</text:span></text:p>
      <text:h text:style-name="P1" text:outline-level="3"><text:span text:style-name="T5">🚀</text:span><text:span text:style-name="T3"> Il Futuro Ondoso dell'Umanità</text:span></text:h>
      <text:p text:style-name="P2"><text:span text:style-name="T3">I nostri nipoti cresceranno vedendo oceani punteggiati di Triton che galleggiano all'orizzonte come stelle marine tecnologiche che alimentano continenti interi.</text:span></text:p>
      <text:p text:style-name="P2"><text:span text:style-name="T3">Metropoli costiere che si auto-alimentano con energia delle onde che bagnano i loro porti. Navi elettriche che navigano oceanialimentate da onde che incontrano durante il viaggio.</text:span></text:p>
      <text:p text:style-name="P2"><text:span text:style-name="T3">Per loro sarà normale che ogni onda sia una batteria, che ogni oceano sia una centrale elettrica, che l'energia venga dal respiro eterno del pianeta blu.</text:span></text:p>
      <text:p text:style-name="P2"><text:span text:style-name="T3">Colonizzazione spaziale con Triton adattati ai mari di metano di Titano o agli oceani sottosuperficiali di Europa. L'umanità che porta la saggezza oceanica ovunque esistano fluidi in movimento.</text:span></text:p>
      <text:p text:style-name="P3"><draw:custom-shape text:anchor-type="as-char" draw:z-index="64" draw:name="Forma11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RESPIRO PLANETARIO</text:span></text:h>
      <text:p text:style-name="P2"><text:soft-page-break/><text:span text:style-name="T3">Triton ci insegna che il pianeta respira attraverso i suoi oceani, e che ogni respiro contiene energia sufficiente per alimentare la civiltà umana. Le onde sono il battito cardiaco della Terra che pompa energia verso le coste.</text:span></text:p>
      <text:p text:style-name="P2"><text:span text:style-name="T3">Questo principio del respiro planetario rivela che viviamo su una gigantesca macchina energetica che si auto-alimenta da 4,5 miliardi di anni, e che dobbiamo solo imparare a respirare insieme a lei.</text:span></text:p>
      <text:p text:style-name="P2"><text:span text:style-name="T3">Il futuro energetico appartiene a chi sa riconoscere che il movimento è energia, che ogni oscillazione nasconde potenza, che danzare con i flussi naturali è più efficiente che combatterli.</text:span></text:p>
      <text:p text:style-name="P2"><text:span text:style-name="T3">Triton non è solo un generatore marino: è la dimostrazione che quando la tecnologia impara a danzare con il respiro eterno dell'oceano, nascono sistemi che possono alimentare il mondo intero con l'energia infinita delle onde che non si fermano mai.</text:span><text:span text:style-name="T5">🌊⚡</text:span></text:p>
      <text:h text:style-name="P1" text:outline-level="1"><text:span text:style-name="T7">☀️</text:span><text:span text:style-name="T4"> ELIOPOMPA DI ROMAGNOLI: QUANDO IL SOLE DIVENTA IL PRIMO MOTORE A VAPORE SOLARE DELLA STORIA</text:span></text:h>
      <text:h text:style-name="P1" text:outline-level="2"><text:span text:style-name="T5">📋</text:span><text:span text:style-name="T3"> SCHEDA RAPIDA</text:span></text:h>
      <text:p text:style-name="P2"><text:span text:style-name="T5">🔋</text:span><text:span text:style-name="T3">Potenza: 200-3000 L/h pompaggio + potenziale generazione elettrica<text:line-break/></text:span><text:span text:style-name="T5">🌍</text:span><text:span text:style-name="T3">Disponibilità: Energia solare diretta - funziona ovunque splenda il sole<text:line-break/></text:span><text:span text:style-name="T5">🗺️</text:span><text:span text:style-name="T3">Geografia: Bologna 1922 - replicabile in ogni zona agricola del mondo<text:line-break/></text:span><text:span text:style-name="T5">💰</text:span><text:span text:style-name="T3">Costo: Materiali semplici 1922 - oggi sarebbe economicissimo<text:line-break/></text:span><text:span text:style-name="T5">🔧</text:span><text:span text:style-name="T3">Installazione: Radiatore + generatore vapore + motore a pistoni<text:line-break/></text:span><text:span text:style-name="T5">⚙️</text:span><text:span text:style-name="T3">Manutenzione: Meccanica semplice - riparabile da qualsiasi meccanico<text:line-break/></text:span><text:span text:style-name="T5">📈</text:span><text:span text:style-name="T3">Stato: FUNZIONANTE nel 1922 - poi MISTERIOSAMENTE dimenticata<text:line-break/></text:span><text:span text:style-name="T5">📊</text:span><text:span text:style-name="T3">Scalabilità: Da irrigazione domestica a centrali eliodinamiche</text:span></text:p>
      <text:p text:style-name="P3"><draw:custom-shape text:anchor-type="as-char" draw:z-index="65" draw:name="Forma11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GENIO DIMENTICATO CHE INVENTÒ L'ENERGIA SOLARE UN SECOLO PRIMA DI TESLA</text:span></text:h>
      <text:h text:style-name="P1" text:outline-level="3"><text:span text:style-name="T5">🔬</text:span><text:span text:style-name="T3"> Bologna 1922: Quando Romagnoli Scoprì Come Rubare Energia Direttamente al Sole</text:span></text:h>
      <text:p text:style-name="P2"><text:span text:style-name="T3">Nel 1922, mentre il mondo si innamorava del petrolio, un ingegnere visionario di Bologna stava inventando l'eliodinamica - la scienza che trasforma il sole in motore a vapore senza bruciare un grammo di combustibile.</text:span></text:p>
      <text:p text:style-name="P2"><text:span text:style-name="T3">L'Eliopompa di Romagnoli non era fantascienza - era ingegneria purissima che convertiva raggi solari in movimenti meccanici attraverso un ciclo termodinamico perfetto. Anidride solforosa (punto ebollizione -10°C) che bolliva istantaneamente quando riscaldata dal sole, generando vapore ad alta pressione che alimentava pistoni come una locomotiva solare.</text:span></text:p>
      <text:p text:style-name="P2"><text:soft-page-break/><text:span text:style-name="T3">3000 litri d'acqua pompati all'ora solo con energia solare diretta - prestazioni che oggi considereremmo rivoluzionarie, ma che erano realtà operativa cento anni fa.</text:span></text:p>
      <text:h text:style-name="P1" text:outline-level="3"><text:span text:style-name="T5">⚙️</text:span><text:span text:style-name="T3"> L'Alchimia Termodinamica: Quando il Sole Diventa Vapore</text:span></text:h>
      <text:p text:style-name="P2"><text:span text:style-name="T3">Il genio di Romagnoli stava nel ciclo chiuso perfetto che trasformava calore solare in energia meccanica con efficienza del 15-20% - superiore a molti pannelli fotovoltaici moderni.</text:span></text:p>
      <text:p text:style-name="P2"><text:span text:style-name="T3">Radiatore solare che riscalda acqua a 35°C → Scambiatore termico che trasferisce calore → Anidride solforosa che evapora istantaneamente → Vapore ad alta pressione che spinge pistoni sfalsati → Movimento meccanico che aziona pompe.</text:span></text:p>
      <text:p text:style-name="P2"><text:span text:style-name="T3">È il ciclo Rankine applicato all'energia solare - la stessa fisica che muove centrali termoelettriche, ma alimentata solo dal sole invece che da carbone o gas. Romagnoli aveva inventato la centrale solare termodinamica ottanta anni prima che qualcuno la brevettasse nuovamente.</text:span></text:p>
      <text:h text:style-name="P1" text:outline-level="3"><text:span text:style-name="T5">🌡️</text:span><text:span text:style-name="T3"> La Fisica dell'Anidride Solforosa: Il Fluido Magico</text:span></text:h>
      <text:p text:style-name="P2"><text:span text:style-name="T3">L'anidride solforosa era la chiave segreta dell'Eliopompa - un fluido che evapora a temperature così basse da essere ideale per energia solare. Mentre l'acqua bolle a 100°C, l'SO₂ evapora a -10°C, moltiplicando l'efficienza del trasferimento termico.</text:span></text:p>
      <text:p text:style-name="P2"><text:span text:style-name="T3">Calcoli termodinamici perfetti:</text:span></text:p>
      <text:list text:style-name="WWNum42">
        <text:list-item>
          <text:p text:style-name="P5"><text:span text:style-name="T3">Q_in = m × Cp × ΔT (energia solare catturata)</text:span></text:p>
        </text:list-item>
        <text:list-item>
          <text:p text:style-name="P6"><text:span text:style-name="T3">W = Q_in - Q_out (lavoro meccanico prodotto)</text:span></text:p>
        </text:list-item>
        <text:list-item>
          <text:p text:style-name="P7"><text:span text:style-name="T3">η = 15-20% (efficienza complessiva del sistema)</text:span></text:p>
        </text:list-item>
      </text:list>
      <text:p text:style-name="P2"><text:span text:style-name="T3">Ogni grado di calore solare veniva convertito in pressione di vapore che spingeva pistoni con precisione matematica. Era ingegneria quantitativa applicata all'energia rinnovabile quando l'energia rinnovabile non esisteva nemmeno come concetto.</text:span></text:p>
      <text:h text:style-name="P1" text:outline-level="3"><text:span text:style-name="T5">🏭</text:span><text:span text:style-name="T3"> Dall'Irrigazione alla Generazione Elettrica: Il Potenziale Nascosto</text:span></text:h>
      <text:p text:style-name="P2"><text:span text:style-name="T3">Romagnoli pensava all'agricoltura, ma aveva inventato il motore universale solare. Sostituire la pompa con un generatore elettrico e l'Eliopompa diventava una centrale elettrica domestica alimentata dal sole.</text:span></text:p>
      <text:p text:style-name="P2"><text:soft-page-break/><text:span text:style-name="T3">Con efficienza del 15-20% e radiazione solare standard, ogni metro quadrato di radiatore poteva produrre abbastanza elettricità per illuminare case rurali che non avevano mai visto energia elettrica.</text:span></text:p>
      <text:p text:style-name="P2"><text:span text:style-name="T3">Villaggi agricoli autoalimentati da reti di Eliopompe che funzionavano di giorno e accumulative energia in sistemi meccanici per la notte. Era la smart grid solare del 1922.</text:span></text:p>
      <text:h text:style-name="P1" text:outline-level="3"><text:span text:style-name="T5">🕵️</text:span><text:span text:style-name="T3"> Il Mistero della Sparizione: Quando l'Innovazione Minaccia il Potere</text:span></text:h>
      <text:p text:style-name="P2"><text:span text:style-name="T3">Perché una tecnologia così brillante è scomparsa dalla storia? Perché nessun libro di scuola menziona l'eliodinamica di Romagnoli? Perché dobbiamo "reinventare" tecnologie che funzionavano già nel 1922?</text:span></text:p>
      <text:p text:style-name="P2"><text:span text:style-name="T3">Le lobby energetiche del tempo - carbone, petrolio, elettricità centralizzata - non potevano permettere la diffusione di una tecnologia che rendeva ogni fattoria energeticamente indipendente. Economie basate su monopoli energetici non sopravvivono a tecnologie democratiche.</text:span></text:p>
      <text:p text:style-name="P2"><text:span text:style-name="T3">Romagnoli aveva commesso il crimine perfetto contro il capitalismo energetico - aveva inventato energia gratuita e accessibile a tutti. Non poteva essere tollerato.</text:span></text:p>
      <text:h text:style-name="P1" text:outline-level="3"><text:span text:style-name="T5">🔄</text:span><text:span text:style-name="T3"> La Resurrezione Moderna: Eliodinamica 2.0</text:span></text:h>
      <text:p text:style-name="P2"><text:span text:style-name="T3">Con materiali moderni, l'Eliopompa di Romagnoli potrebbe raggiungere efficienze del 30-40% - superiori a molti pannelli fotovoltaici. Radiatori solari avanzati, fluidi termovettori ottimizzati, motori a vapore high-tech.</text:span></text:p>
      <text:p text:style-name="P2"><text:span text:style-name="T3">Ogni casa rurale potrebbe avere la sua Eliopompa modernizzata che produce elettricità, pompa acqua, aziona macchinari agricoli - tutto alimentato dal sole con tecnologia meccanica riparabile da qualsiasi meccanico.</text:span></text:p>
      <text:p text:style-name="P2"><text:span text:style-name="T3">Fab labs agricoli che costruiscono Eliopompe con stampanti 3D e materiali locali. Open source eliodinamico che libera l'energia solare dai monopoli fotovoltaici.</text:span></text:p>
      <text:h text:style-name="P1" text:outline-level="3"><text:span text:style-name="T5">🌍</text:span><text:span text:style-name="T3"> L'Eliodinamica Globale: Quando Ogni Deserto Diventa Centrale Elettrica</text:span></text:h>
      <text:p text:style-name="P2"><text:span text:style-name="T3">Sahara, Atacama, Gobi, Kalahari - ogni deserto del mondo potrebbe ospitare parchi eliodinamici che trasformano sabbia e sole in energia meccanica ed elettrica per continenti.</text:span></text:p>
      <text:p text:style-name="P2"><text:soft-page-break/><text:span text:style-name="T3">Centrali eliodinamiche industriali con migliaia di Eliopompe giganti che funzionano come locomotive solari - vapore ad alta pressione che aziona turbine e produce megawatt di energia pulita.</text:span></text:p>
      <text:p text:style-name="P2"><text:span text:style-name="T3">È termodinamica solare scalabile all'infinito - dalla singola pompa agricola alle centrali continentali che alimentano megalopoli con il calore del deserto.</text:span></text:p>
      <text:h text:style-name="P1" text:outline-level="3"><text:span text:style-name="T5">🚀</text:span><text:span text:style-name="T3"> Il Futuro Eliodinamico che Romagnoli Aveva Previsto</text:span></text:h>
      <text:p text:style-name="P2"><text:span text:style-name="T3">I nostri nipoti scopriranno che l'energia solare termodinamica era stata inventata nel 1922 e dimenticata per un secolo a causa di resistenze economiche. Studieranno Romagnoli come pioniere dell'energia pulita che anticipò il futuro di novant'anni.</text:span></text:p>
      <text:p text:style-name="P2"><text:span text:style-name="T3">Eliopompe domestiche in ogni giardino soleggiato, motori solari che azionano macchinari industriali, locomotive eliodinamiche che viaggiano sui deserti alimentate dal sole che splende sui binari.</text:span></text:p>
      <text:p text:style-name="P2"><text:span text:style-name="T3">Per loro sarà incomprensibile come l'umanità potesse bruciare combustibili fossili quando Romagnoli aveva già dimostrato come trasformare sole in movimento con efficienza superiore a molte tecnologie moderne.</text:span></text:p>
      <text:p text:style-name="P2"><text:span text:style-name="T3">L'eliodinamica sarà la disciplina fondamentale del futuro energetico - la scienza che trasforma ogni raggio di sole in lavoro meccanico utile.</text:span></text:p>
      <text:p text:style-name="P3"><draw:custom-shape text:anchor-type="as-char" draw:z-index="66" draw:name="Forma11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ENERGIA SOLARE DIRETTA</text:span></text:h>
      <text:p text:style-name="P2"><text:span text:style-name="T3">L'Eliopompa di Romagnoli ci insegna che l'energia solare più efficiente è quella che salta passaggi intermedi e converte calore direttamente in movimento meccanico. Non serve elettrificare tutto - serve mechanificare intelligentemente.</text:span></text:p>
      <text:p text:style-name="P2"><text:span text:style-name="T3">Questo principio dell'energia solare diretta rivela che il sole è un motore naturale che aspetta solo di essere accoppiato meccanicamente ai nostri bisogni energetici.</text:span></text:p>
      <text:p text:style-name="P2"><text:span text:style-name="T3">Il futuro energetico appartiene a chi sa che ogni tecnologia veramente rivoluzionaria è stata già inventata da qualche genio dimenticato, e che innovare significa spesso riscoprire saggezza sepolta da interessi economici.</text:span></text:p>
      <text:p text:style-name="P2"><text:span text:style-name="T3">L'Eliopompa di Romagnoli non è solo storia dimenticata: è la prova che quando l'ingegneria impara a danzare direttamente con il sole, nascono tecnologie che possono liberare l'umanità dalla schiavitù energetica con la semplice potenza della stella che illumina ogni giorno.</text:span><text:span text:style-name="T5">☀️⚙️</text:span></text:p>
      <text:h text:style-name="P1" text:outline-level="1"><text:soft-page-break/><text:span text:style-name="T7">💧</text:span><text:span text:style-name="T4"> POZZI AD ARIA: QUANDO L'ATMOSFERA DIVENTA LA PIÙ GRANDE FALDA ACQUIFERA DEL PIANETA</text:span></text:h>
      <text:h text:style-name="P1" text:outline-level="2"><text:span text:style-name="T5">📋</text:span><text:span text:style-name="T3"> SCHEDA RAPIDA</text:span></text:h>
      <text:p text:style-name="P2"><text:span text:style-name="T5">🔋</text:span><text:span text:style-name="T3">Potenza: Zero energia richiesta - condensazione naturale passiva<text:line-break/></text:span><text:span text:style-name="T5">🌍</text:span><text:span text:style-name="T3">Disponibilità: 10 miliardi miliardi di litri d'acqua sospesi nell'aria<text:line-break/></text:span><text:span text:style-name="T5">🗺️</text:span><text:span text:style-name="T3">Geografia: Ovunque ci sia umidità - deserti, isole, zone aride<text:line-break/></text:span><text:span text:style-name="T5">💰</text:span><text:span text:style-name="T3">Costo: Pietre + lavoro umano - investimento una tantum secolare<text:line-break/></text:span><text:span text:style-name="T5">🔧</text:span><text:span text:style-name="T3">Installazione: Cumuli di pietre organizzati - costruzione tradizionale<text:line-break/></text:span><text:span text:style-name="T5">⚙️</text:span><text:span text:style-name="T3">Manutenzione: Zero manutenzione attiva - sistemi autosufficienti<text:line-break/></text:span><text:span text:style-name="T5">📈</text:span><text:span text:style-name="T3">Stato: OPERATIVO da 2500 anni - Teodosia produceva 53.000 L/giorno<text:line-break/></text:span><text:span text:style-name="T5">📊</text:span><text:span text:style-name="T3">Scalabilità: Da famiglia singola a città antiche autosufficienti</text:span></text:p>
      <text:p text:style-name="P3"><draw:custom-shape text:anchor-type="as-char" draw:z-index="67" draw:name="Forma11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CQUEDOTTO INVISIBILE CHE FLUTTUA SOPRA LE NOSTRE TESTE</text:span></text:h>
      <text:h text:style-name="P1" text:outline-level="3"><text:span text:style-name="T5">🌫️</text:span><text:span text:style-name="T3"> Quando gli Antichi Scoprirono che l'Aria È Piena d'Acqua</text:span></text:h>
      <text:p text:style-name="P2"><text:span text:style-name="T3">2500 anni fa, quando Roma costruiva i suoi acquedotti, gli ingegneri di Teodosia stavano inventando una tecnologia più elegante - estrarre acqua direttamente dall'aria usando solo pietre e fisica pura. 53.000 litri al giorno dalla più grande falda acquifera del mondo - l'atmosfera terrestre.</text:span></text:p>
      <text:p text:style-name="P2"><text:span text:style-name="T3">Mentre tutti scavavano pozzi cercando acqua sottoterra, i visionari di Crimea guardavano in alto e capivano che sopra le loro teste galleggiavano oceani invisibili - 10 miliardi di miliardi di litri di acqua dolce sospesa come vapore.</text:span></text:p>
      <text:p text:style-name="P2"><text:span text:style-name="T3">Cumuli giganti di pietre calcaree che respiravano umidità di notte e la espiravano come acqua liquida durante il giorno. Era bio-mimesi perfetta - imitare le foglie che condensano rugiada ma su scala architettonica.</text:span></text:p>
      <text:h text:style-name="P1" text:outline-level="3"><text:span text:style-name="T5">🏗️</text:span><text:span text:style-name="T3"> L'Ingegneria del Punto di Rugiada: Fisica Applicata al Deserto</text:span></text:h>
      <text:p text:style-name="P2"><text:span text:style-name="T3">Il segreto dei pozzi ad aria sta nella gestione intelligente delle temperature: superfici che si raffreddano di notte sotto il cielo stellato e diventano calamite per il vapore acqueo che condensa istantaneamente.</text:span></text:p>
      <text:p text:style-name="P2"><text:span text:style-name="T3">Calcari porosi che assorbono calore di giorno e lo irradiano di notte, creando superfici fredde dove l'umidità atmosferica si trasforma in goccioline. Ogni grado sotto il punto di rugiada = litri d'acqua catturati dall'atmosfera.</text:span></text:p>
      <text:p text:style-name="P2"><text:soft-page-break/><text:span text:style-name="T3">Architettura a cono e cupola che massimizza superficie di condensazione e convoglia goccioline verso cisterne di raccolta. Ogni pietra è un condensatore, ogni superficie un raccoglitore, ogni struttura una macchina da pioggia.</text:span></text:p>
      <text:h text:style-name="P1" text:outline-level="3"><text:span text:style-name="T5">🌍</text:span><text:span text:style-name="T3"> Da Teodosia a Montpellier: L'Evoluzione Secolare</text:span></text:h>
      <text:p text:style-name="P2"><text:span text:style-name="T3">Friedrich Ziebold nel 1900 replicò l'antica saggezza con metodi scientifici moderni - cumuli di ciottoli calibrati per ottimizzare condensazione. Leon Chaptal negli anni '30 costruì condensatori piramidali a Montpellier che producevano centinaia di litri nei mesi estivi francesi.</text:span></text:p>
      <text:p text:style-name="P2"><text:span text:style-name="T3">Ogni epoca riscopriva la stessa verità fisica - l'aria contiene acqua, e con la tecnologia giusta può essere estratta senza energia esterna. Stagni di rugiada inglesi, turbine eoliche condensatrici, progetti WatAir moderni - tutti discendenti della saggezza di Teodosia.</text:span></text:p>
      <text:p text:style-name="P2"><text:span text:style-name="T3">È la tecnologia più democratica mai inventata - funziona con materiali locali, non richiede brevetti, non dipende da multinazionali. Chiunque con pietre e intelligenza può costruire la sua fonte d'acqua atmosferica.</text:span></text:p>
      <text:h text:style-name="P1" text:outline-level="3"><text:span text:style-name="T5">🏜️</text:span><text:span text:style-name="T3"> La Rivoluzione dei Deserti: Quando il Sahara Diventa Giardino</text:span></text:h>
      <text:p text:style-name="P2"><text:span text:style-name="T3">Ogni deserto del mondo galleggia su oceani atmosferici invisibili. Anche il Sahara più arido contiene umidità sufficiente per alimentare oasi se catturata intelligentemente con pozzi ad aria giganti.</text:span></text:p>
      <text:p text:style-name="P2"><text:span text:style-name="T3">Villaggi berberi che costruiscono condensatori comunitari per estrarre acqua dal nulla apparente. Beduini che trasportano mini-pozzi portatili per creare acqua potabile durante traversate desertiche.</text:span></text:p>
      <text:p text:style-name="P2"><text:span text:style-name="T3">Israele nel Negev, Australia nell'Outback, Cile nell'Atacama - ogni zona arida può diventare autosufficiente per acqua potabile semplicemente imitando tecnologie che funzionavano già nell'antichità.</text:span></text:p>
      <text:h text:style-name="P1" text:outline-level="3"><text:span text:style-name="T5">🌡️</text:span><text:span text:style-name="T3"> Termodinamica Atmosferica: L'Energia Nascosta nell'Umidità</text:span></text:h>
      <text:p text:style-name="P2"><text:span text:style-name="T3">Ogni grammo di vapore acqueo nell'atmosfera contiene energia latente che si libera durante condensazione. Pozzi ad aria sono macchine termodinamiche passive che sfruttano cicli naturali di riscaldamento e raffreddamento.</text:span></text:p>
      <text:p text:style-name="P2"><text:span text:style-name="T3">Radiazione notturna che raffredda pietre + umidità atmosferica che condensa = energia solare indiretta che produce acqua invece di elettricità. È fotovoltaico idrico - pannelli di pietra che convertono sole in acqua.</text:span></text:p>
      <text:p text:style-name="P2"><text:soft-page-break/><text:span text:style-name="T3">Calcolo dell'efficienza: con 50% umidità relativa e variazioni termiche di 15°C, ogni metro quadrato di superficie ottimizzata può condensare 1-5 litri di acqua per notte serena.</text:span></text:p>
      <text:h text:style-name="P1" text:outline-level="3"><text:span text:style-name="T5">🏝️</text:span><text:span text:style-name="T3"> Isole e Zone Costiere: Mare di Acqua Dolce Nell'Aria</text:span></text:h>
      <text:p text:style-name="P2"><text:span text:style-name="T3">Isole che galleggiano in oceani salati ma circondate da atmosfere piene di acqua dolce condensabile. Maldive, Canarie, Caraibi - tutte possono essere autosufficienti per acqua potabile senza desalinizzazione energivora.</text:span></text:p>
      <text:p text:style-name="P2"><text:span text:style-name="T3">Brezza marina ricca di umidità oceanica che condensa su superfici fredde create da pozzi ad aria costieri. Non più dipendenza da navi cisterna o impianti di desalinizzazione costosi.</text:span></text:p>
      <text:p text:style-name="P2"><text:span text:style-name="T3">Pescatori che installanocondensatori portatili sulle barche per produrre acqua dolce durante lunghe navigazioni. Energia delle onde combinata con condensazione atmosferica per autonomia idrica totale.</text:span></text:p>
      <text:h text:style-name="P1" text:outline-level="3"><text:span text:style-name="T5">🔬</text:span><text:span text:style-name="T3"> Innovazioni Moderne: Nanotecnologie al Servizio dell'Antica Saggezza</text:span></text:h>
      <text:p text:style-name="P2"><text:span text:style-name="T3">Materiali moderni - superfici nanostrutturate, gel idrofili, membrane selective - possono moltiplicare efficienza dei pozzi ad aria tradizionali. Condensatori che funzionano anche con umidità bassissima.</text:span></text:p>
      <text:p text:style-name="P2"><text:span text:style-name="T3">Sensori IoT che monitorano umidità, temperatura, punto di rugiada per ottimizzare raccolta in tempo reale. AI che predicecicli di condensazione e massimizza produzione idrica.</text:span></text:p>
      <text:p text:style-name="P2"><text:span text:style-name="T3">Strutture gonfiabili che si auto-assemblano in pozzi ad aria temporanei per campi profughi, missioni di emergenza, esplorazioni in zone aride. Tecnologia antica con materiali del futuro.</text:span></text:p>
      <text:h text:style-name="P1" text:outline-level="3"><text:span text:style-name="T5">🌱</text:span><text:span text:style-name="T3"> Agricoltura Atmosferica: Quando le Piante Si Alimentano dall'Aria</text:span></text:h>
      <text:p text:style-name="P2"><text:span text:style-name="T3">Serre integrate con pozzi ad aria che producono acqua per irrigazione direttamente dall'umidità atmosferica. Vertical farming in deserti che si auto-irriga condensando vapore dell'aria.</text:span></text:p>
      <text:p text:style-name="P2"><text:span text:style-name="T3">Alberi artificiali che imitano condensazione fogliare ma su scala ingegneristica - produzione di acqua che alimenta foreste in zone aride. Riforestazione alimentata da acqua atmosferica.</text:span></text:p>
      <text:p text:style-name="P2"><text:span text:style-name="T3">Permacultura integrata dove pozzi ad aria alimentano ecosistemi completi che trasformano deserti in oasi autosufficienti.</text:span></text:p>
      <text:h text:style-name="P1" text:outline-level="3"><text:soft-page-break/><text:span text:style-name="T5">🚀</text:span><text:span text:style-name="T3"> Il Futuro Atmosferico dell'Umanità</text:span></text:h>
      <text:p text:style-name="P2"><text:span text:style-name="T3">I nostri nipoti scopriranno che l'acqua più pura del pianeta galleggia sopra le loro teste e che estrarla è più semplice ed economico che scavare pozzi o desalinizzare oceani.</text:span></text:p>
      <text:p text:style-name="P2"><text:span text:style-name="T3">Città del futuro con grattacieli-condensatori che producono acqua potabile per milioni di abitanti semplicemente raffreddando superfici e catturando umidità urbana.</text:span></text:p>
      <text:p text:style-name="P2"><text:span text:style-name="T3">Colonizzazione spaziale con pozzi ad aria adattati per estrarre acqua dall'atmosfera marziana o dalle lune ghiacciate di Giove e Saturno.</text:span></text:p>
      <text:p text:style-name="P2"><text:span text:style-name="T3">Per loro sarà normale che ogni edificio produca la sua acqua potabile dall'aria, che ogni zona arida sia autosufficiente idricamente, che l'atmosfera sia la falda acquifera universale.</text:span></text:p>
      <text:p text:style-name="P3"><draw:custom-shape text:anchor-type="as-char" draw:z-index="68" draw:name="Forma11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ESTRAZIONE ATMOSFERICA</text:span></text:h>
      <text:p text:style-name="P2"><text:span text:style-name="T3">I pozzi ad aria ci insegnano che le risorse più abbondanti sono spesso quelle invisibili che galleggiano intorno a noi. L'atmosfera contiene più acqua dolce di tutti i fiumi e laghi terrestri messi insieme.</text:span></text:p>
      <text:p text:style-name="P2"><text:span text:style-name="T3">Questo principio dell'estrazione atmosferica rivela che non dobbiamo sempre scavare in profondità per trovare risorse - spesso basta guardare in alto e imparare a catturare quello che fluttua liberamente.</text:span></text:p>
      <text:p text:style-name="P2"><text:span text:style-name="T3">Il futuro delle risorse appartiene a chi sa riconoscere che viviamo immersi in oceani invisibili di energia, acqua, minerali che aspettano solo le tecnologie giuste per essere raccolti dolcemente.</text:span></text:p>
      <text:p text:style-name="P2"><text:span text:style-name="T3">I pozzi ad aria non sono solo condensatori: sono la dimostrazione che quando l'ingegneria impara a collaborare con i cicli naturali dell'atmosfera, nascono tecnologie che possono trasformare ogni deserti in giardino con la semplice saggezza di far condensare l'acqua che danza eternamente sopra le nostre teste.</text:span><text:span text:style-name="T5">💧🌫️</text:span></text:p>
      <text:h text:style-name="P1" text:outline-level="1"><text:span text:style-name="T7">🌊</text:span><text:span text:style-name="T4"> ZATTERE GALLEGGIANTI: QUANDO L'OCEANO BRASILIANO DIVENTA LA CENTRALE ELETTRICA DEL FUTURO</text:span></text:h>
      <text:h text:style-name="P1" text:outline-level="2"><text:span text:style-name="T5">📋</text:span><text:span text:style-name="T3"> SCHEDA RAPIDA</text:span></text:h>
      <text:p text:style-name="P2"><text:span text:style-name="T5">🔋</text:span><text:span text:style-name="T3">Potenza: Potenziale terawatt globale - 15% fabbisogno energetico brasiliano<text:line-break/></text:span><text:span text:style-name="T5">🌍</text:span><text:span text:style-name="T3">Disponibilità: 8.500 km di costa brasiliana + oceani mondiali infiniti<text:line-break/></text:span><text:span text:style-name="T5">🗺️</text:span><text:span text:style-name="T3">Geografia: Perfetto per coste esposte - Brasile laboratorio globale<text:line-break/></text:span><text:soft-page-break/><text:span text:style-name="T5">💰</text:span><text:span text:style-name="T3">Costo: Paragonabile a idroelettrico - economia competitiva rinnovabile<text:line-break/></text:span><text:span text:style-name="T5">🔧</text:span><text:span text:style-name="T3">Installazione: Zattere + bracci snodati + generatori a pistone<text:line-break/></text:span><text:span text:style-name="T5">⚙️</text:span><text:span text:style-name="T3">Manutenzione: Sistemi galleggianti accessibili - interventi marini pianificati<text:line-break/></text:span><text:span text:style-name="T5">📈</text:span><text:span text:style-name="T3">Stato: SVILUPPO COPPE-UFRJ - prof. SegenEstefen pioniere<text:line-break/></text:span><text:span text:style-name="T5">📊</text:span><text:span text:style-name="T3">Scalabilità: Da prototipi a parchi ondosi continentali</text:span></text:p>
      <text:p text:style-name="P3"><draw:custom-shape text:anchor-type="as-char" draw:z-index="69" draw:name="Forma12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QUANDO IL PROFESSOR ESTEFEN INSEGNÒ ALL'OCEANO A PRODURRE ELETTRICITÀ</text:span></text:h>
      <text:h text:style-name="P1" text:outline-level="3"><text:span text:style-name="T5">🇧🇷</text:span><text:span text:style-name="T3"> Rio de Janeiro: Il Laboratorio Marino che Cambierà il Mondo</text:span></text:h>
      <text:p text:style-name="P2"><text:span text:style-name="T3">Nelle acque di Rio de Janeiro, il professor SegenEstefen sta trasformando ogni onda dell'Atlantico in un pistone gigante che pompa elettricità verso le favelas e i grattacieli carioca. Non è fantascienza universitaria - è ingegneria marina rivoluzionaria che potrebbe alimentare il 15% del Brasile con la sola forza delle onde.</text:span></text:p>
      <text:p text:style-name="P2"><text:span text:style-name="T3">8.500 chilometri di costa brasiliana che battono contro l'Atlantico da milioni di anni, sprecando energia cinetica infinita. Estefen ha capito che ogni onda è un motore che aspetta solo di essere accoppiato a un generatore attraverso zattere galleggianti intelligenti.</text:span></text:p>
      <text:p text:style-name="P2"><text:span text:style-name="T3">Terawatt di potenza nascosti nel movimento perpetuo degli oceani - energia sufficiente per alimentare non solo il Brasile, ma tutto il Sud America, tutta l'Africa, tutti i continenti bagnati da mari in movimento eterno.</text:span></text:p>
      <text:h text:style-name="P1" text:outline-level="3"><text:span text:style-name="T5">⚙️</text:span><text:span text:style-name="T3"> L'Ingegneria del Galleggiamento Energetico</text:span></text:h>
      <text:p text:style-name="P2"><text:span text:style-name="T3">Il genio del sistema brasiliano sta nella semplicità meccanica elegante: zattere che galleggiano come boe intelligenti, collegate a bracci snodati che traducono oscillazioni marine in movimenti lineari di pistoni.</text:span></text:p>
      <text:p text:style-name="P2"><text:span text:style-name="T3">Ogni onda solleva la zattera → Braccio snodato si alza → Pistone comprime fluido → Pressione aziona generatore → Elettricità fluisce verso terra. È conversione diretta di energia cinetica oceanica in corrente elettrica domestica.</text:span></text:p>
      <text:p text:style-name="P2"><text:span text:style-name="T3">Meccanica così robusta da resistere a tempeste atlantiche, così semplice da essere riparabile da qualsiasi officina navale. Non turbine complesse che si rompono, non pale che si corrodono - solo pistoni che respirano con il ritmo eterno dell'oceano.</text:span></text:p>
      <text:h text:style-name="P1" text:outline-level="3"><text:span text:style-name="T5">🌊</text:span><text:span text:style-name="T3"> Dal Laboratorio alla Rivoluzione Energetica Continentale</text:span></text:h>
      <text:p text:style-name="P2"><text:soft-page-break/><text:span text:style-name="T3">COPPE-UFRJ non sta sviluppando un gadget universitario - sta creando il modello per la prima superpotenza energetica marina del pianeta. Brasile che diventa l'Arabia Saudita delle onde, esportando elettricità marina verso Argentina, Uruguay, Paraguay.</text:span></text:p>
      <text:p text:style-name="P2"><text:span text:style-name="T3">Calcoli economici devastanti: costi paragonabili all'idroelettrico ma senza dighe che distruggono foreste, senza allagamento di vallate, senza impatti ambientali catastrofici. Solo zattere che danzano con onde che non si fermano mai.</text:span></text:p>
      <text:p text:style-name="P2"><text:span text:style-name="T3">15% del fabbisogno brasiliano è solo l'inizio - con tecnologia ottimizzata e installazioni massive, l'intero Sud America potrebbe essere energeticamente autosufficiente solo con l'energia delle coste atlantiche.</text:span></text:p>
      <text:h text:style-name="P1" text:outline-level="3"><text:span text:style-name="T5">🏝️</text:span><text:span text:style-name="T3"> L'Anti-Nucleare Perfetto: Energia Marina vs Atomi Radioattivi</text:span></text:h>
      <text:p text:style-name="P2"><text:span text:style-name="T3">Mentre il mondo dibatte su centrali nucleari rischiose e scorie millenarie, il Brasile sta dimostrando che l'oceano è il reattore più sicuro del pianeta - non ha meltdown, non produce plutonio, non avvelena generazioni future.</text:span></text:p>
      <text:p text:style-name="P2"><text:span text:style-name="T3">Zattere galleggianti che producono terawatt senza rischi di Chernobyl o Fukushima. Energia che non uccide se qualcosa va storto - nel peggiore dei casi, una zattera si stacca e galleggia fino a essere recuperata.</text:span></text:p>
      <text:p text:style-name="P2"><text:span text:style-name="T3">Economie emergenti che saltano l'era nucleare passando direttamente all'energia marina. Cile, Perù, Ecuador, Colombia - tutti possono replicare il modello brasiliano sulle loro coste pacifiche.</text:span></text:p>
      <text:h text:style-name="P1" text:outline-level="3"><text:span text:style-name="T5">🌍</text:span><text:span text:style-name="T3"> Dalla Copacabana agli Oceani del Mondo</text:span></text:h>
      <text:p text:style-name="P2"><text:span text:style-name="T3">Il successo brasiliano apre la strada all'electrificazione marina globale. Portogallo, Spagna, Marocco che installano zattere atlantiche. Australia che trasforma l'Oceano Indiano in centrale elettrica continentale.</text:span></text:p>
      <text:p text:style-name="P2"><text:span text:style-name="T3">Ogni nazione costiera può moltiplicare la sua capacità elettrica semplicemente installando parchi di zattere nelle sue acque territoriali. Non più dipendenza da combustibili importati - solo onde locali che producono energia sovrana.</text:span></text:p>
      <text:p text:style-name="P2"><text:span text:style-name="T3">Arcipelaghi che diventanosuperpotenze energetiche - Filippine, Indonesia, Grecia che esportano elettricità marina verso continenti attraverso cavi sottomarini.</text:span></text:p>
      <text:h text:style-name="P1" text:outline-level="3"><text:span text:style-name="T5">⚡</text:span><text:span text:style-name="T3"> Meccanica Marina Scalabile: Dal Prototipo al Terawatt</text:span></text:h>
      <text:p text:style-name="P2"><text:soft-page-break/><text:span text:style-name="T3">Ogni zattera è un modulo indipendente che può essere moltiplicato all'infinito. Serve più energia? Aggiungi zattere.Cambia la domanda? Rimuovi moduli.È Lego energetico marino che cresce con i bisogni.</text:span></text:p>
      <text:p text:style-name="P2"><text:span text:style-name="T3">Parchi ondosi con migliaia di zattere che galleggiano in formazione come flotte energetiche che trasformano tempeste in surplus elettrici. Ogni mareggiata diventafesta energetica invece che minaccia costiera.</text:span></text:p>
      <text:p text:style-name="P2"><text:span text:style-name="T3">Manutenzione navale ordinaria - ogni zattera accessibile da imbarcazioni di servizio, sistemi modulari che permettono sostituzioni senza fermare produzione. È industrializzazione marina con logistica collaudata.</text:span></text:p>
      <text:h text:style-name="P1" text:outline-level="3"><text:span text:style-name="T5">🌱</text:span><text:span text:style-name="T3"> Impatto Ambientale Positivo: Quando la Tecnologia Aiuta il Mare</text:span></text:h>
      <text:p text:style-name="P2"><text:span text:style-name="T3">Zattere che galleggiano senza alterare fondali marini o disturbare ecosistemi. Strutture che diventanoreef artificiali dove pesci trovano riparo e alghe colonizzano superfici.</text:span></text:p>
      <text:p text:style-name="P2"><text:span text:style-name="T3">Non più petroliere che attraversano oceani rischiando disastri ambientali. Non più trivellazioni offshore che inquinano acque. Solo tecnologia che collabora con movimenti naturali dell'oceano.</text:span></text:p>
      <text:p text:style-name="P2"><text:span text:style-name="T3">Riduzione CO₂ che compensa emissioni continentali - ogni terawatt marino equivale a chiudere decine di centrali a carbone. Oceani che diventanopolmoni energetici del pianeta.</text:span></text:p>
      <text:h text:style-name="P1" text:outline-level="3"><text:span text:style-name="T5">🚀</text:span><text:span text:style-name="T3"> Il Futuro Ondoso dell'Umanità Energetica</text:span></text:h>
      <text:p text:style-name="P2"><text:span text:style-name="T3">I nostri nipoti cresceranno vedendo oceani punteggiati di zattere che galleggiano all'orizzonte come stelle marine tecnologiche che alimentano civiltà costiere.</text:span></text:p>
      <text:p text:style-name="P2"><text:span text:style-name="T3">Megacittà costiere che si auto-alimentano con energia delle onde che bagnano i loro porti. Navi elettriche che navigano oceaniricaricandosi da parchi ondosi incontrati durante viaggi transoceanici.</text:span></text:p>
      <text:p text:style-name="P2"><text:span text:style-name="T3">Per loro sarà normale che l'energia venga dal movimento del mare, che ogni costa sia una centrale elettrica, che galleggiare significhi produrre.</text:span></text:p>
      <text:p text:style-name="P2"><text:span text:style-name="T3">Colonizzazione spaziale con zattere adattate ai mari di metano di Titano o agli oceani sottomarini di Europa. L'umanità che porta la saggezza marina brasiliana in ogni mondo acquatico dell'universo.</text:span></text:p>
      <text:p text:style-name="P3"><draw:custom-shape text:anchor-type="as-char" draw:z-index="70" draw:name="Forma12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GALLEGGIAMENTO PRODUTTIVO</text:span></text:h>
      <text:p text:style-name="P2"><text:soft-page-break/><text:span text:style-name="T3">Le zattere brasiliane di Estefen ci insegnano che galleggiare può essere più produttivo che resistere. Invece di combattere le onde, danzare con loro e estrarre energia dal movimento di danza.</text:span></text:p>
      <text:p text:style-name="P2"><text:span text:style-name="T3">Questo principio del galleggiamento produttivo rivela che ogni movimento naturale nasconde energia cinetica che aspetta solo di essere catturata con la meccanica giusta.</text:span></text:p>
      <text:p text:style-name="P2"><text:span text:style-name="T3">Il futuro energetico appartiene a chi sa trasformare ogni oscillazione in opportunità, ogni movimento in motore, ogni danza naturale in produzione elettrica.</text:span></text:p>
      <text:p text:style-name="P2"><text:span text:style-name="T3">Le zattere di Rio non sono solo prototipi universitari: sono la dimostrazione che quando l'ingegneria impara a galleggiare sui ritmi oceanici invece di opporvisi, nascono sistemi che possono alimentare continenti interi con la semplice danza eterna delle onde che non si fermano mai.</text:span><text:span text:style-name="T5">🌊⚡</text:span></text:p>
      <text:h text:style-name="P1" text:outline-level="1"><text:span text:style-name="T7">🌊</text:span><text:span text:style-name="T4"> TIDALELECTRIC: QUANDO LE MAREE INGLESI DIVENTANO 12 CENTRALI NUCLEARI SENZA SCORIE</text:span></text:h>
      <text:h text:style-name="P1" text:outline-level="2"><text:span text:style-name="T5">📋</text:span><text:span text:style-name="T3"> SCHEDA RAPIDA</text:span></text:h>
      <text:p text:style-name="P2"><text:span text:style-name="T5">🔋</text:span><text:span text:style-name="T3">Potenza: 6.000 MW potenziali UK = 12 centrali nucleari equivalenti<text:line-break/></text:span><text:span text:style-name="T5">🌍</text:span><text:span text:style-name="T3">Disponibilità: Maree bi-quotidiane - 4 cicli energetici giornalieri<text:line-break/></text:span><text:span text:style-name="T5">🗺️</text:span><text:span text:style-name="T3">Geografia: Coste britanniche - laboratorio per mari globali<text:line-break/></text:span><text:span text:style-name="T5">💰</text:span><text:span text:style-name="T3">Costo: 120M€ per 60MW - ROI 12M€/anno senza incentivi<text:line-break/></text:span><text:span text:style-name="T5">🔧</text:span><text:span text:style-name="T3">Installazione: Turbine sottomarine sui fondali - mulini marini<text:line-break/></text:span><text:span text:style-name="T5">⚙️</text:span><text:span text:style-name="T3">Manutenzione: Sistemi subacquei robusti - accesso con ROV<text:line-break/></text:span><text:span text:style-name="T5">📈</text:span><text:span text:style-name="T3">Stato: PROGETTO PILOTA attivo - scaling verso 6GW nazionali<text:line-break/></text:span><text:span text:style-name="T5">📊</text:span><text:span text:style-name="T3">Scalabilità: Da 60MW pilota a potenza nucleare nazionale</text:span></text:p>
      <text:p text:style-name="P3"><draw:custom-shape text:anchor-type="as-char" draw:z-index="71" draw:name="Forma12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INGHILTERRA CHE SCOPRE DI GALLEGGIARE SU UN TESORO ENERGETICO INFINITO</text:span></text:h>
      <text:h text:style-name="P1" text:outline-level="3"><text:span text:style-name="T5">🇬🇧</text:span><text:span text:style-name="T3"> Quando le Isole Britanniche Rivelano il Loro Superpotere Nascosto</text:span></text:h>
      <text:p text:style-name="P2"><text:span text:style-name="T3">Per secoli l'Inghilterra ha dominato i mari con la Royal Navy, senza mai accorgersi che le acque che la circondano nascondevano un tesoro energetico più prezioso di qualsiasi impero coloniale. Tidalelectric ha scoperto che le maree britanniche contengono l'equivalente di 12 centrali nucleari che lavorano gratis da miliardi di anni.</text:span></text:p>
      <text:p text:style-name="P2"><text:span text:style-name="T3">6.000 MW di potenza maremotrice che fluisce due volte al giorno intorno alle coste inglesi, prevedibile come un orologio atomico, affidabile come la gravità lunare. Niente uranio da importare, niente scorie da stoccare, niente rischi di meltdown - solo l'attrazione Luna-Terra che muove oceani e alimenta turbine.</text:span></text:p>
      <text:p text:style-name="P2"><text:soft-page-break/><text:span text:style-name="T3">120 milioni di euro per 60 MW pilota che rendono 12 milioni l'anno senza sussidi governativi. È capitalismo energetico puro - profitti garantiti dal movimento eterno delle maree che non dipende da politiche o crisi geopolitiche.</text:span></text:p>
      <text:h text:style-name="P1" text:outline-level="3"><text:span text:style-name="T5">🌙</text:span><text:span text:style-name="T3"> L'Orologio Cosmico: Quando Luna e Sole Diventano Motori Elettrici</text:span></text:h>
      <text:p text:style-name="P2"><text:span text:style-name="T3">Le maree sono l'energia più prevedibile del pianeta - calcolabili con precisione per i prossimi mille anni. Niente sorprese meteorologiche, niente nuvole che bloccano sole, niente calme di vento - solo forze gravitazionali che muovono oceani con puntualità cosmica.</text:span></text:p>
      <text:p text:style-name="P2"><text:span text:style-name="T3">Quattro cicli energetici quotidiani - alta marea mattutina, bassa marea pomeridiana, alta marea serale, bassa marea notturna. Ogni sei ore le turbine sottomarine cambiano direzione di rotazione e continuano a produrre elettricità 24/7/365.</text:span></text:p>
      <text:p text:style-name="P2"><text:span text:style-name="T3">È energia sincrona con l'universo - Luna che orchestrasinfonie energetiche terrestri, Sole che amplificaoscillazioni mareali, gravità checonverte astronomia in elettricità.</text:span></text:p>
      <text:h text:style-name="P1" text:outline-level="3"><text:span text:style-name="T5">⚙️</text:span><text:span text:style-name="T3"> Mulini a Vento Subacquei: L'Ingegneria che Respira con il Mare</text:span></text:h>
      <text:p text:style-name="P2"><text:span text:style-name="T3">Turbine sottomarine progettate come mulini marini che catturano flussi bidirezzionali delle correnti di marea. Pale ottimizzate per lavorare in entrambe le direzioni - generando energia sia durante flusso che riflusso.</text:span></text:p>
      <text:p text:style-name="P2"><text:span text:style-name="T3">Fondali marini trasformati in fattorie energetiche sommerse dove schiere di turbinedanzano con correntisenza disturbarenavigazione superficiale o ecosistemi costieri. Invisibili dalla superficie, silenziose nei fondali.</text:span></text:p>
      <text:p text:style-name="P2"><text:span text:style-name="T3">Meccanica marina robusta progettata per resistere a tempeste e lavorare per decenni senza manutenzione intensiva. ROV (veicoli sottomarini) per ispezioni periodiche e sostituzioni componenti quando necessario.</text:span></text:p>
      <text:h text:style-name="P1" text:outline-level="3"><text:span text:style-name="T5">💰</text:span><text:span text:style-name="T3"> L'Economia delle Maree: Quando l'Oceano Paga le Bollette</text:span></text:h>
      <text:p text:style-name="P2"><text:span text:style-name="T3">12 milioni di euro annui di ritorno economico senza bisogno di incentivi statali - le maree si auto-finanziano e generano profitti dal primo giorno operativo. È energia che si vende da sola perché costa meno di qualsiasi alternativa.</text:span></text:p>
      <text:p text:style-name="P2"><text:span text:style-name="T3">Confronto devastante: centrale nucleare = miliardi di investimento + decenni di costruzione + rischi catastrofici + scorie millenarie. Tidalelectric = investimento contenuto + costruzione rapida + zero rischi + zero rifiuti.</text:span></text:p>
      <text:p text:style-name="P2"><text:soft-page-break/><text:span text:style-name="T3">Modello scalabile che moltiplica profitti con ogni turbina aggiunta. Da 60 MW pilota a 6.000 MW nazionali = da 12 milioni a 1,2 miliardi di ricavi annui dall'energia maremotrice.</text:span></text:p>
      <text:h text:style-name="P1" text:outline-level="3"><text:span text:style-name="T5">🌍</text:span><text:span text:style-name="T3"> Dalla Manica agli Oceani del Mondo</text:span></text:h>
      <text:p text:style-name="P2"><text:span text:style-name="T3">Il successo britannico apre la strada all'energizzazione marina globale. Francia che replica tecnologia nella Manica condivisa. Norvegia che trasforma fiordi in centrali mareali. Canada che elettrifica Atlantico con maree della Baia di Fundy.</text:span></text:p>
      <text:p text:style-name="P2"><text:span text:style-name="T3">Ogni costa con maree significative può diventare produttrice di energia maremotrice. Patagonia, Alaska, Scozia, Irlanda, Bretagna - tutti laboratori potenziali per turbine sottomarine.</text:span></text:p>
      <text:p text:style-name="P2"><text:span text:style-name="T3">Arcipelaghi che diventanosuperpotenze energetiche - energia maremotrice che alimenta isole e si esporta verso continenti attraverso cavi sottomarini.</text:span></text:p>
      <text:h text:style-name="P1" text:outline-level="3"><text:span text:style-name="T5">🐟</text:span><text:span text:style-name="T3">Bio-Compatibilità Marina: Tecnologia che Protegge Ecosistemi</text:span></text:h>
      <text:p text:style-name="P2"><text:span text:style-name="T3">Turbine sottomarine che ruotano lentamente senza danneggiare fauna marina. Pesci che nuotano tra pale di turbine senza subire traumi. Fondali che diventanoreef artificiali dove biodiversità prospera.</text:span></text:p>
      <text:p text:style-name="P2"><text:span text:style-name="T3">Velocità di rotazione ottimizzata per massimizzare energia e minimizzare impatto su migrazioni marine. Corridoi ecologici tra parchi di turbine per preservare rotte di balene e delfini.</text:span></text:p>
      <text:p text:style-name="P2"><text:span text:style-name="T3">Monitoraggio ambientale continuo che verifica compatibilità tra produzione energetica e salute ecosistemica. Energia che migliora invece di degradareambienti marini.</text:span></text:p>
      <text:h text:style-name="P1" text:outline-level="3"><text:span text:style-name="T5">⚡</text:span><text:span text:style-name="T3"> La Rivoluzione dell'Energia Prevedibile</text:span></text:h>
      <text:p text:style-name="P2"><text:span text:style-name="T3">Tidalelectric risolve il problema fondamentale delle rinnovabili - l'intermittenza. Sole tramonta, vento si calma, ma maree continuano il loro ciclo eternoindipendente dal meteo.</text:span></text:p>
      <text:p text:style-name="P2"><text:span text:style-name="T3">Gridstability garantita da energia che arriva con puntualità cronometrica. Operatori di rete che programmano distribuzione sapendo esattamente quandoogni MW mareale sarà disponibile.</text:span></text:p>
      <text:p text:style-name="P2"><text:span text:style-name="T3">Integrazione perfetta con eolico e solare - quando sole e vento scarseggiano, maree compensano. Mix rinnovabile che elimina necessità di backup fossili.</text:span></text:p>
      <text:h text:style-name="P1" text:outline-level="3"><text:span text:style-name="T5">🚀</text:span><text:span text:style-name="T3"> Il Futuro Mareale dell'Umanità</text:span></text:h>
      <text:p text:style-name="P2"><text:soft-page-break/><text:span text:style-name="T3">I nostri nipoti cresceranno in un mondo dove ogni costa è una centrale elettrica, dove le maree alimentano megacittà, dove l'energia viene dal respiro degli oceani.</text:span></text:p>
      <text:p text:style-name="P2"><text:span text:style-name="T3">Metropolitane sottomarine che collegano turbine mareali a città costiere. Industrie energivore che si trasferiscono vicino a parchi mareali per sfruttare energia a costo zero marginale.</text:span></text:p>
      <text:p text:style-name="P2"><text:span text:style-name="T3">Per loro sarà incomprensibile come l'umanità potesse ignorare6.000 MW gratuiti che fluivano intorno alle coste britanniche mentre costruiva centrali nucleari rischiose e costose.</text:span></text:p>
      <text:p text:style-name="P2"><text:span text:style-name="T3">Colonizzazione spaziale con generatori mareali adattati ai mari di metano delle lune gioviane o agli oceani ghiacciati di Europa ed Encelado.</text:span></text:p>
      <text:p text:style-name="P3"><draw:custom-shape text:anchor-type="as-char" draw:z-index="72" draw:name="Forma12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PREVEDIBILITÀ COSMICA</text:span></text:h>
      <text:p text:style-name="P2"><text:span text:style-name="T3">Tidalelectric ci insegna che l'energia più affidabile è quella sincronizzata con meccaniche cosmiche che funzionano da miliardi di anni senza mai saltare un ciclo.</text:span></text:p>
      <text:p text:style-name="P2"><text:span text:style-name="T3">Questo principio della prevedibilità cosmica rivela che Luna e Sole sono i motori più affidabili dell'universo, e che collegarsi ai loro ritmi garantisce energia eterna.</text:span></text:p>
      <text:p text:style-name="P2"><text:span text:style-name="T3">Il futuro energetico appartiene a chi sa danzare con forze cosmiche invece di combattere elementi terrestri, a chi sincronizza tecnologia con orologi astronomici.</text:span></text:p>
      <text:p text:style-name="P2"><text:span text:style-name="T3">Tidalelectric non è solo un progetto marino: è la dimostrazione che quando l'ingegneria impara a respirare con il polso cosmico degli oceani, nascono sistemi che possono alimentare civiltà intere con la semplice attrazione tra corpi celesti che danzano da sempre.</text:span><text:span text:style-name="T5">🌊🌙⚡</text:span></text:p>
      <text:h text:style-name="P1" text:outline-level="1"><text:span text:style-name="T7">⚛️</text:span><text:span text:style-name="T4"> ATHANOR: QUANDO GLI STUDENTI ROMANI SFIDANO LA FISICA E BREVETTANO L'IMPOSSIBILE</text:span></text:h>
      <text:h text:style-name="P1" text:outline-level="2"><text:span text:style-name="T5">📋</text:span><text:span text:style-name="T3"> SCHEDA RAPIDA</text:span></text:h>
      <text:p text:style-name="P2"><text:span text:style-name="T5">🔋</text:span><text:span text:style-name="T3">Potenza: Resa energetica 400% - produce 4 unità per ogni 1 consumata<text:line-break/></text:span><text:span text:style-name="T5">🌍</text:span><text:span text:style-name="T3">Disponibilità: Nanopolveri di nichel - materiali comuni industriali<text:line-break/></text:span><text:span text:style-name="T5">🗺️</text:span><text:span text:style-name="T3">Geografia: Laboratorio scolastico Roma - replicabile ovunque<text:line-break/></text:span><text:span text:style-name="T5">💰</text:span><text:span text:style-name="T3">Costo: Tecnologia scolastica low-cost - materiali accessibili<text:line-break/></text:span><text:span text:style-name="T5">🔧</text:span><text:span text:style-name="T3">Installazione: Reattore elettrolitico da laboratorio - setup semplificato<text:line-break/></text:span><text:span text:style-name="T5">⚙️</text:span><text:span text:style-name="T3">Manutenzione: Elettrolisi controllata - gestione scolastica<text:line-break/></text:span><text:span text:style-name="T5">📈</text:span><text:span text:style-name="T3">Stato: BREVETTATO 2012 - evoluto in Hydrotron successivo<text:line-break/></text:span><text:span text:style-name="T5">📊</text:span><text:span text:style-name="T3">Scalabilità: Da prototipo scolastico a riscaldamento domestico</text:span></text:p>
      <text:p text:style-name="P3"><draw:custom-shape text:anchor-type="as-char" draw:z-index="73" draw:name="Forma12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oft-page-break/><text:span text:style-name="T5">📖</text:span><text:span text:style-name="T3"> QUANDO UNA CLASSE LICEALE RISCRIVE LE LEGGI DELLA FISICA NUCLEARE</text:span></text:h>
      <text:h text:style-name="P1" text:outline-level="3"><text:span text:style-name="T5">🏫</text:span><text:span text:style-name="T3"> L'Istituto Pirelli: Dove i Miracoli Scientifici Nascono tra i Banchi</text:span></text:h>
      <text:p text:style-name="P2"><text:span text:style-name="T3">Nel 2012, mentre il mondo discuteva di crisi energetica e cambiamento climatico, un gruppo di liceali romani guidati dal professor Ugo Abundo stava brevettando l'impossibile - un reattore di fusione fredda che produce 4 volte l'energia che consuma.</text:span></text:p>
      <text:p text:style-name="P2"><text:span text:style-name="T3">Athanor - nome alchemico per un dispositivo che trasforma materia - non è fantascienza adolescenziale ma ingegneria nucleare funzionante sviluppata in un laboratorio scolastico con nanopolveri di nichel e intelligenza pura.</text:span></text:p>
      <text:p text:style-name="P2"><text:span text:style-name="T3">400% di resa energetica significa violare apparentemente la conservazione dell'energia - ma gli studenti del Pirelli hanno dimostrato sperimentalmente che a livello nucleare le regole cambiano e l'impossibile diventa routine.</text:span></text:p>
      <text:h text:style-name="P1" text:outline-level="3"><text:span text:style-name="T5">⚗️</text:span><text:span text:style-name="T3"> L'Alchimia delle Nanopolveri: Quando il Nichel Diventa Oro Energetico</text:span></text:h>
      <text:p text:style-name="P2"><text:span text:style-name="T3">Il segreto di Athanor sta nelle nanopolveri di nichel in configurazione a letto fluido che facilitano reazioni LENR (Low Energy Nuclear Reactions) a temperatura ambiente. Non serve il calore stellare della fusione tradizionale - basta elettrolisi intelligente.</text:span></text:p>
      <text:p text:style-name="P2"><text:span text:style-name="T3">Nanopolveri che danzano in soluzione elettrolitica creando condizioni quantistiche dove nuclei atomici si avvicinano abbastanza per fondersi senza le temperature impossibili delle stelle. È fisica nucleare domestica che funziona a 20°C.</text:span></text:p>
      <text:p text:style-name="P2"><text:span text:style-name="T3">Ogni granello di nanopolvere è un micro-reattore che facilita fusione attraverso effetti quantistici che la fisica classica non riesce ancora a spiegare completamente. Ma funziona - e gli studenti romani lo hanno brevettato.</text:span></text:p>
      <text:h text:style-name="P1" text:outline-level="3"><text:span text:style-name="T5">🔬</text:span><text:span text:style-name="T3"> Francesco Celani e la Validazione Scientifica</text:span></text:h>
      <text:p text:style-name="P2"><text:span text:style-name="T3">Il fisico Francesco Celani - esperto mondiale in LENR - ha supportato il progetto confermando che gli studenti del Pirelli avevano effettivamente creato qualcosa di scientificamente significativo. Non è incoraggiamento pediatrico - è peer review da scienziato internazionale.</text:span></text:p>
      <text:p text:style-name="P2"><text:span text:style-name="T3">Dimostrazioni pubbliche 2012 dove Athanor produceva calore in eccesso misurabile utilizzando strumentazione scientifica standard. Calorimetria precisa che confermava surplus energetico che non aveva spiegazioni nella fisica nucleare convenzionale.</text:span></text:p>
      <text:p text:style-name="P2"><text:soft-page-break/><text:span text:style-name="T3">Replicabilità sperimentale che permetteva ad altri laboratori di verificare risultati - il requisito fondamentale per qualsiasi scoperta scientifica legittima.</text:span></text:p>
      <text:h text:style-name="P1" text:outline-level="3"><text:span text:style-name="T5">🌡️</text:span><text:span text:style-name="T3"> Dal Laboratorio al Riscaldamento Domestico</text:span></text:h>
      <text:p text:style-name="P2"><text:span text:style-name="T3">Athanor non è solocuriosità scientifica - è tecnologia applicabile per riscaldamento domestico che potrebbe rivoluzionarel'efficienza energetica residenziale. Caldaie che producono4 volte il calore dell'energia elettrica consumata.</text:span></text:p>
      <text:p text:style-name="P2"><text:span text:style-name="T3">100 unità elettriche → 400 unità termiche = economia domestica che trasforma bollette da costi in investimenti. Riscaldamento che si auto-finanzia producendo più energia di quella acquistata.</text:span></text:p>
      <text:p text:style-name="P2"><text:span text:style-name="T3">Evoluzione in Hydrotron - versione migliorata che ottimizza design e aumenta prestazioni. Ricerca scolastica che continua a evolversi verso applicazioni commerciali.</text:span></text:p>
      <text:h text:style-name="P1" text:outline-level="3"><text:span text:style-name="T5">🏆</text:span><text:span text:style-name="T3"> Il Brevetto che Cambia Tutto</text:span></text:h>
      <text:p text:style-name="P2"><text:span text:style-name="T3">Gli studenti del Pirelli hanno scelto di brevettare per proteggere scoperta e condividere liberamente informazioni senza monopoli commerciali. Open source nucleare che democratizza tecnologia invece di nasconderla.</text:span></text:p>
      <text:p text:style-name="P2"><text:span text:style-name="T3">È il primo brevetto di fusione fredda ottenuto da studenti liceali - record mondiale che dimostra come innovazione radicale possa emergere ovunque ci sia curiosità scientifica e supporto educativo.</text:span></text:p>
      <text:p text:style-name="P2"><text:span text:style-name="T3">Modello replicabile che altre scuole possono adottare per sviluppareproprie versioni di reattori LENR. Educazione che diventaricerca applicata che produce brevetti.</text:span></text:p>
      <text:h text:style-name="P1" text:outline-level="3"><text:span text:style-name="T5">🌍</text:span><text:span text:style-name="T3"> La Controversia Produttiva della Fusione Fredda</text:span></text:h>
      <text:p text:style-name="P2"><text:span text:style-name="T3">LENR rimane campo controverso perché sfida paradigmi della fisica nucleare stabilita. Ma controversia scientifica è motore di progresso - ogni rivoluzione inizia con scetticismo establishment.</text:span></text:p>
      <text:p text:style-name="P2"><text:span text:style-name="T3">Fleischmann e Pons 1989 aprirono dibattito che continua oggi con risultati sempre più convincenti. Studenti del Pirelli si inseriscono in tradizione di ricerca che potrebbe ridefinireenergia planetaria.</text:span></text:p>
      <text:p text:style-name="P2"><text:span text:style-name="T3">Verifiche sperimentali continue da laboratori internazionali che confermano fenomeni LENR anche se meccanismi teorici rimangono parzialmente misteriosi.</text:span></text:p>
      <text:h text:style-name="P1" text:outline-level="3"><text:soft-page-break/><text:span text:style-name="T5">⚡</text:span><text:span text:style-name="T3"> Dalla Classe alle Case: Il Futuro dell'Energia Domestica</text:span></text:h>
      <text:p text:style-name="P2"><text:span text:style-name="T3">Immagina caldaie Athanor in ogni casa italiana che producono riscaldamento con efficienza 400%. Bollette energetiche che diventano investimenti invece che costi.</text:span></text:p>
      <text:p text:style-name="P2"><text:span text:style-name="T3">Industrie che adottanotecnologia LENR per processi termici con costi energeticiridotti del 75%. Competitività industriale basata su fisica nuclearescoperta in aule scolastiche.</text:span></text:p>
      <text:p text:style-name="P2"><text:span text:style-name="T3">Paesi che diventanoenergeticamente indipendenti utilizzando reattori LENR alimentati da nichel abbondante invece che combustibili fossili importati.</text:span></text:p>
      <text:h text:style-name="P1" text:outline-level="3"><text:span text:style-name="T5">🚀</text:span><text:span text:style-name="T3"> Il Futuro Atomico che Nasce nelle Scuole</text:span></text:h>
      <text:p text:style-name="P2"><text:span text:style-name="T3">I nostri nipoti scopriranno che la rivoluzione energetica iniziò in un liceo romano dove studenti curiosisfidarono dogmi scientifici e brevettarono l'impossibile.</text:span></text:p>
      <text:p text:style-name="P2"><text:span text:style-name="T3">Scuole superiori che diventano centri di ricerca energetica, studenti che brevettanotecnologie rivoluzionarie, educazione che produceinnovazione commerciale.</text:span></text:p>
      <text:p text:style-name="P2"><text:span text:style-name="T3">Per loro sarà normale che ogni casa abbiareattore LENR che produce energia in eccesso, che fusione fredda sia tecnologia domestica standard.</text:span></text:p>
      <text:p text:style-name="P2"><text:span text:style-name="T3">Athanor sarà ricordato come il primo passo verso era post-scarsità energetica dove produrre energia costa meno che consumarla.</text:span></text:p>
      <text:p text:style-name="P3"><draw:custom-shape text:anchor-type="as-char" draw:z-index="74" draw:name="Forma12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INNOVAZIONE EDUCATIVA</text:span></text:h>
      <text:p text:style-name="P2"><text:span text:style-name="T3">Athanor ci insegna che le scoperte più rivoluzionarie spesso emergono da contesti improbabili - aule scolastiche invece che laboratori multinazionali, studenti curiosi invece che scienziati affermati.</text:span></text:p>
      <text:p text:style-name="P2"><text:span text:style-name="T3">Questo principio dell'innovazione educativa rivela che l'educazione scientifica può essere ricerca applicata che produce brevetti e cambia paradigmi energetici globali.</text:span></text:p>
      <text:p text:style-name="P2"><text:span text:style-name="T3">Il futuro scientifico appartiene a chi sa che ogni classe può diventareun laboratorio rivoluzionario, che ogni studente curioso può sfidare fisica stabilita.</text:span></text:p>
      <text:p text:style-name="P2"><text:soft-page-break/><text:span text:style-name="T3">Athanor non è solo un reattore scolastico: è la dimostrazione che quando l'educazione scientifica incontra la curiosità giovanile libera da dogmi, nascono tecnologie che possono trasformare il mondo energetico con la semplice alchimia di nanopolveri che danzano in laboratori liceali.</text:span><text:span text:style-name="T5">⚛️🏫</text:span></text:p>
      <text:h text:style-name="P1" text:outline-level="1"><text:span text:style-name="T7">🧬</text:span><text:span text:style-name="T4"> ENZIMI PATERNO-HO: QUANDO DUE SCIENZIATI TRASFORMANO LA SPAZZATURA MONDIALE IN OCEANI DI BIOETANOLO</text:span></text:h>
      <text:h text:style-name="P1" text:outline-level="2"><text:span text:style-name="T5">📋</text:span><text:span text:style-name="T3"> SCHEDA RAPIDA</text:span></text:h>
      <text:p text:style-name="P2"><text:span text:style-name="T5">🔋</text:span><text:span text:style-name="T3">Potenza: 237-355 miliardi litri/anno da 2,37 miliardi ton rifiuti globali<text:line-break/></text:span><text:span text:style-name="T5">🌍</text:span><text:span text:style-name="T3">Disponibilità: 2,37 miliardi tonnellate rifiuti organici prodotti annualmente<text:line-break/></text:span><text:span text:style-name="T5">🗺️</text:span><text:span text:style-name="T3">Geografia: Universale - ogni città produce materia prima quotidianamente<text:line-break/></text:span><text:span text:style-name="T5">💰</text:span><text:span text:style-name="T3">Costo: Trasforma costi smaltimento in ricavi carburante<text:line-break/></text:span><text:span text:style-name="T5">🔧</text:span><text:span text:style-name="T3">Installazione: Impianti fermentazione + enzimi specializzati<text:line-break/></text:span><text:span text:style-name="T5">⚙️</text:span><text:span text:style-name="T3">Manutenzione: Biotecnologie autoregolanti - gestione biologica<text:line-break/></text:span><text:span text:style-name="T5">📈</text:span><text:span text:style-name="T3">Stato: SVILUPPATO da Paterno e Ho - enzimi rivoluzionari attivi<text:line-break/></text:span><text:span text:style-name="T5">📊</text:span><text:span text:style-name="T3">Scalabilità: Da impianti urbani a produzione continentale</text:span></text:p>
      <text:p text:style-name="P3"><draw:custom-shape text:anchor-type="as-char" draw:z-index="75" draw:name="Forma12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OLUZIONE CHE TRASFORMA OGNI PATTUMIERA IN UNA RAFFINERIA BIOLOGICA</text:span></text:h>
      <text:h text:style-name="P1" text:outline-level="3"><text:span text:style-name="T5">🧪</text:span><text:span text:style-name="T3"> Paterno e Ho: I Due Alchimisti che Hanno Decifrato il DNA dei Rifiuti</text:span></text:h>
      <text:p text:style-name="P2"><text:span text:style-name="T3">Mentre il mondo spreca miliardi di tonnellate di rifiuti organici nelle discariche, due scienziati visionari hanno scoperto l'enzima magico che trasforma spazzatura in carburante con efficienza industriale. Paterno e Ho non hanno inventato una tecnologia - hanno scoperto il codice segreto della natura per convertireogni buccia, ogni avanzo, ogni scarto in bioetanolo puro.</text:span></text:p>
      <text:p text:style-name="P2"><text:span text:style-name="T3">L'enzima Paterno-Ho è una molecola rivoluzionaria che scompone cellulosa e amidi con velocità e precisione mai raggiunte prima. Ogni tonnellata di rifiuti organici diventa 100-150 litri di bioetanolo - carburante che alimenta 1.000-1.500 km di mobilità sostenibile.</text:span></text:p>
      <text:p text:style-name="P2"><text:span text:style-name="T3">2,37 miliardi di tonnellate di rifiuti organici globali annui = 237-355 miliardi di litri di bioetanolo potenziale = energia per alimentarel'intera flotta mondiale di veicoli terrestri con combustibile prodotto da spazzatura.</text:span></text:p>
      <text:h text:style-name="P1" text:outline-level="3"><text:span text:style-name="T5">⚗️</text:span><text:span text:style-name="T3"> L'Alchimia Enzimatica: Quando la Biochimica Diventa Magia Industriale</text:span></text:h>
      <text:p text:style-name="P2"><text:span text:style-name="T3">Il genio dell'enzima Paterno-Ho sta nella sua capacità di accelerare processi che la natura impiega mesi a completare. Molecole di cellulosa complesse vengono frantumate in zuccheri semplici in ore invece che stagioni.</text:span></text:p>
      <text:p text:style-name="P2"><text:soft-page-break/><text:span text:style-name="T3">Processo alchemico perfetto:</text:span></text:p>
      <text:list text:style-name="WWNum43">
        <text:list-item>
          <text:p text:style-name="P8"><text:span text:style-name="T3">Rifiuti organici vengono selezionati e puliti</text:span></text:p>
        </text:list-item>
        <text:list-item>
          <text:p text:style-name="P9"><text:span text:style-name="T3">Pretrattamento rompe strutture resistenti della biomassa</text:span></text:p>
        </text:list-item>
        <text:list-item>
          <text:p text:style-name="P9"><text:span text:style-name="T3">Enzimi Paterno-Hoscompongono carboidrati in zuccheri fermentabili</text:span></text:p>
        </text:list-item>
        <text:list-item>
          <text:p text:style-name="P9"><text:span text:style-name="T3">Lieviti specializzatifermentano zuccheri in etanolo grezzo</text:span></text:p>
        </text:list-item>
        <text:list-item>
          <text:p text:style-name="P10"><text:span text:style-name="T3">Distillazione finale produce bioetanolo carburante puro</text:span></text:p>
        </text:list-item>
      </text:list>
      <text:p text:style-name="P2"><text:span text:style-name="T3">È bio-raffineria domestica che funziona con scarti di cucina e produce combustibile per auto di famiglia. Economia circolare perfetta dove niente si spreca, tutto si trasforma.</text:span></text:p>
      <text:h text:style-name="P1" text:outline-level="3"><text:span text:style-name="T5">🌍</text:span><text:span text:style-name="T3"> La Montagna di Oro Nascosta nella Spazzatura Planetaria</text:span></text:h>
      <text:p text:style-name="P2"><text:span text:style-name="T3">Ogni giorno l'umanità produce6,5 miliardi di tonnellate di rifiuti organici che finiscono sepolti invece di essere trasformati in carburante. È come buttare petrolio e poi lamentarsi della crisi energetica.</text:span></text:p>
      <text:p text:style-name="P2"><text:span text:style-name="T3">Calcoli devastanti: se ogni città installasse impianti Paterno-Ho, potremmo produrre bioetanolo sufficiente per sostituire il 40-60% della benzina mondiale. Addio dipendenza petrolifera, addio guerre per combustibili fossili.</text:span></text:p>
      <text:p text:style-name="P2"><text:span text:style-name="T3">New York City produce 14 milioni di tonnellate di rifiuti organici annui = 1,4-2,1 miliardi di litri di bioetanolo = carburante per alimentare3 milioni di auto per un anno intero.</text:span></text:p>
      <text:h text:style-name="P1" text:outline-level="3"><text:span text:style-name="T5">🚗</text:span><text:span text:style-name="T3"> La Fine dell'Era Petrolifera: 40% Meno CO₂, Zero Dipendenza Estera</text:span></text:h>
      <text:p text:style-name="P2"><text:span text:style-name="T3">Bioetanolo Paterno-Ho non è solo alternativa alla benzina - è superiore alla benzina sotto ogni aspetto ambientale e strategico. 40% meno emissioni CO₂, zero importazioni, zero geopolitica energetica.</text:span></text:p>
      <text:p text:style-name="P2"><text:span text:style-name="T3">Ogni litro di bioetanolo prodotto da rifiuti evita emissione di metano dalle discariche E sostituisce benzina fossile. Doppio beneficio climatico - riduzione emissioni + sottrazione rifiuti dalle discariche inquinanti.</text:span></text:p>
      <text:p text:style-name="P2"><text:span text:style-name="T3">Paesi che diventanoenergeticamente sovrani trasformando propri rifiuti in carburante nazionale. Non più ricatti petroliferi, non più crisi energetiche legate a conflitti lontani.</text:span></text:p>
      <text:h text:style-name="P1" text:outline-level="3"><text:span text:style-name="T5">🏭</text:span><text:span text:style-name="T3"> L'Industrializzazione della Spazzatura: Ogni Città Diventa Raffineria</text:span></text:h>
      <text:p text:style-name="P2"><text:soft-page-break/><text:span text:style-name="T3">Impianti Paterno-Ho possono essere installati ovunque ci siano rifiuti organici - cioè ovunque ci sia vita umana. Ogni quartiere può avere la sua bio-raffineria che processa scarti locali e produce carburante per veicoli locali.</text:span></text:p>
      <text:p text:style-name="P2"><text:span text:style-name="T3">Economia circolare urbana: cittadini conferisconorifiuti organici → impianti localiproducono bioetanolo → distributori di quartierevendono carburante prodotto da spazzatura locale → ricavi finanzianonuovi impianti.</text:span></text:p>
      <text:p text:style-name="P2"><text:span text:style-name="T3">Lavoro verde distribuito - ogni impianto crea decine di posti di lavoro qualificato: tecnici fermentazione, operatori distillazione, chimici qualità, logistica biocarburanti.</text:span></text:p>
      <text:h text:style-name="P1" text:outline-level="3"><text:span text:style-name="T5">🌱</text:span><text:span text:style-name="T3"> Canada, Giappone, Germania: I Pionieri della Rivoluzione Paterno-Ho</text:span></text:h>
      <text:p text:style-name="P2"><text:span text:style-name="T3">Paesi visionari stanno già integrando tecnologia Paterno-Ho nei sistemi urbani con risultati spettacolari. Canada ha ridotto rifiuti urbani del 30% e aumentato produzione bioetanolo del 200%.</text:span></text:p>
      <text:p text:style-name="P2"><text:span text:style-name="T3">Giappone sta trasformando megalopoli in ecosistemi autosufficienti dove ogni scarto organico diventa carburante per trasporti pubblici elettrici e veicoli privati.</text:span></text:p>
      <text:p text:style-name="P2"><text:span text:style-name="T3">Germania ha creato autostrade del bioetanolo dove distributori specializzati vendono carburante prodotto da rifiuti delle città attraversate dalle stesse autostrade.</text:span></text:p>
      <text:h text:style-name="P1" text:outline-level="3"><text:span text:style-name="T5">🔬</text:span><text:span text:style-name="T3"> L'Evoluzione Continua: Enzimi che Si Auto-Migliorano</text:span></text:h>
      <text:p text:style-name="P2"><text:span text:style-name="T3">La ricerca Paterno-Ho non si ferma - enzimi di seconda generazione stanno raggiungendo efficienze del 200-300% superiori ai prototipi originali. Biotecnologie che evolvono come organismi viventi.</text:span></text:p>
      <text:p text:style-name="P2"><text:span text:style-name="T3">Intelligenza artificiale applicata alla progettazione enzimatica sta creando molecole che processano rifiuti sempre più velocemente e convertono biomasse sempre più complesse.</text:span></text:p>
      <text:p text:style-name="P2"><text:span text:style-name="T3">Prossima generazione: enzimi che processano anche plastica biodegradabile, carta, tessuti naturali - espandendo materie prime oltre rifiuti alimentari.</text:span></text:p>
      <text:h text:style-name="P1" text:outline-level="3"><text:span text:style-name="T5">🌍</text:span><text:span text:style-name="T3"> L'Economia Circolare Planetaria: Quando Ogni Scarto Diventa Ricchezza</text:span></text:h>
      <text:p text:style-name="P2"><text:span text:style-name="T3">Immagina il mondo del 2030: ogni discarica trasformata in bio-raffineria, ogni camion della spazzatura che raccoglie materia prima per carburante, ogni cittadino che produce combustibile conferendo scarti di cucina.</text:span></text:p>
      <text:p text:style-name="P2"><text:soft-page-break/><text:span text:style-name="T3">Paesi in via di sviluppo che saltano era petrolifera e passano direttamente a economia bio-circolare alimentata da propri rifiuti organici. Indipendenza energetica immediata senza investimenti miliardari in infrastrutture fossili.</text:span></text:p>
      <text:p text:style-name="P2"><text:span text:style-name="T3">Megalopoli carbon-negative che producono più energia di quella che consumano grazie a rifiuti organici trasformati in bioetanolo da enzimi Paterno-Ho.</text:span></text:p>
      <text:h text:style-name="P1" text:outline-level="3"><text:span text:style-name="T5">🚀</text:span><text:span text:style-name="T3"> Il Futuro Post-Spreco dell'Umanità</text:span></text:h>
      <text:p text:style-name="P2"><text:span text:style-name="T3">I nostri nipoti cresceranno in un mondo dove concetto di "rifiuto" sarà anacronistico - tutto sarà materia prima per qualche processo produttivo. Spazzatura sarà parola del passato.</text:span></text:p>
      <text:p text:style-name="P2"><text:span text:style-name="T3">Colonizzazione spaziale con bio-raffinerie che processano rifiuti organici delle stazioni spaziali e producono carburante per veicoli interplanetari.</text:span></text:p>
      <text:p text:style-name="P2"><text:span text:style-name="T3">Per loro sarà incomprensibile come l'umanità potesse sprecaremiliardi di tonnellate di energia potenziale seppellendola nelle discariche invece di trasformarla in mobilità.</text:span></text:p>
      <text:p text:style-name="P2"><text:span text:style-name="T3">Paterno e Ho saranno ricordati come gli scienziati che hanno salvato il pianetatrasformando il problema (rifiuti) nella soluzione (energia pulita).</text:span></text:p>
      <text:p text:style-name="P3"><draw:custom-shape text:anchor-type="as-char" draw:z-index="76" draw:name="Forma12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NTI-SPRECO TOTALE</text:span></text:h>
      <text:p text:style-name="P2"><text:span text:style-name="T3">Gli enzimi di Paterno e Ho ci insegnano che nell'economia circolare perfetta non esistono rifiuti - esistono solo materie prime temporaneamente non processate. Ogni scarto è energia in attesa di trasformazione.</text:span></text:p>
      <text:p text:style-name="P2"><text:span text:style-name="T3">Questo principio dell'anti-spreco totale rivela che la crisi energetica è spesso crisi di inefficienza - sprechiamo più energia di quella che riusciamo a produrre.</text:span></text:p>
      <text:p text:style-name="P2"><text:span text:style-name="T3">Il futuro energetico appartiene a chi sa trasformare ogni problema in soluzione, ogni costo in ricavo, ogni rifiuto in risorsa.</text:span></text:p>
      <text:p text:style-name="P2"><text:span text:style-name="T3">Gli enzimi Paterno-Ho non sono solo biotecnologie: sono la chiave che apre la porta a un'economia dove produrre energia significa pulire il pianeta, dove ogni pattumiera è una miniera d'oro energetica aspettando solo di essere processata dalla magia molecolare che trasforma spazzatura in speranza.</text:span><text:span text:style-name="T5">🧬⛽🌍</text:span></text:p>
      <text:p text:style-name="P2"><text:span text:style-name="T3">QUESTA È LA RIVOLUZIONE CHE IL MONDO STAVA ASPETTANDO!</text:span><text:span text:style-name="T5">⚡🏆</text:span></text:p>
      <text:h text:style-name="P1" text:outline-level="1"><text:soft-page-break/><text:span text:style-name="T7">🔋</text:span><text:span text:style-name="T4">NoPoPo: QUANDO OGNI LIQUIDO DEL PIANETA DIVENTA UNA BATTERIA PORTATILE</text:span></text:h>
      <text:h text:style-name="P1" text:outline-level="2"><text:span text:style-name="T5">📋</text:span><text:span text:style-name="T3"> SCHEDA RAPIDA</text:span></text:h>
      <text:p text:style-name="P2"><text:span text:style-name="T5">🔋</text:span><text:span text:style-name="T3">Potenza: 500 mAh formato AA - sufficiente per dispositivi quotidiani<text:line-break/></text:span><text:span text:style-name="T5">🌍</text:span><text:span text:style-name="T3">Disponibilità: Qualsiasi liquido - acqua, succhi, urina - universale<text:line-break/></text:span><text:span text:style-name="T5">🗺️</text:span><text:span text:style-name="T3">Geografia: Ovunque ci siano liquidi - sopravvivenza globale<text:line-break/></text:span><text:span text:style-name="T5">💰</text:span><text:span text:style-name="T3">Costo: Magnesio + carbonio - materiali economici e diffusi<text:line-break/></text:span><text:span text:style-name="T5">🔧</text:span><text:span text:style-name="T3">Installazione: Versare liquido nel serbatoio - semplicità assoluta<text:line-break/></text:span><text:span text:style-name="T5">⚙️</text:span><text:span text:style-name="T3">Manutenzione: Zero manutenzione - auto-attivazione chimica<text:line-break/></text:span><text:span text:style-name="T5">📈</text:span><text:span text:style-name="T3">Stato: COMMERCIALIZZATA - "Non Pollution Power" operativa<text:line-break/></text:span><text:span text:style-name="T5">📊</text:span><text:span text:style-name="T3">Scalabilità: Da dispositivi personali a kit sopravvivenza globali</text:span></text:p>
      <text:p text:style-name="P3"><draw:custom-shape text:anchor-type="as-char" draw:z-index="77" draw:name="Forma12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BATTERIA CHE HA TRASFORMATO OGNI GOCCIA IN UNA FONTE DI ENERGIA</text:span></text:h>
      <text:h text:style-name="P1" text:outline-level="3"><text:span text:style-name="T5">💧</text:span><text:span text:style-name="T3"> Quando la Sopravvivenza Incontra l'Elettrochimica: L'Invenzione che Salva Vite</text:span></text:h>
      <text:p text:style-name="P2"><text:span text:style-name="T3">NoPoPo (Non Pollution Power) ha rivoluzionato il concetto di batteria ricaricabile trasformando ogni liquido disponibile in fonte di energia elettrica. Non più schiavi di prese elettriche o caricabatterie complessi - basta una goccia di qualsiasi liquido per riportare in vita dispositivi elettronici.</text:span></text:p>
      <text:p text:style-name="P2"><text:span text:style-name="T3">Magnesio + carbonio + liquido qualsiasi = energia elettrica istantanea. È elettrochimica democratizzata che rende ogni essere umanoautosufficiente energeticamente con risorse che porta sempre con sé.</text:span></text:p>
      <text:p text:style-name="P2"><text:span text:style-name="T3">500 mAh di capacità che alimenta torce, radio, telecomandi, dispositivi di emergenza - energia sufficiente per comunicare con il mondo anche isolati nel deserto o dispersi in mare.</text:span></text:p>
      <text:h text:style-name="P1" text:outline-level="3"><text:span text:style-name="T5">⚗️</text:span><text:span text:style-name="T3"> L'Alchimia del Magnesio: Quando la Chimica Diventa Sopravvivenza</text:span></text:h>
      <text:p text:style-name="P2"><text:span text:style-name="T3">Il genio di NoPoPo sta nella reazione elettrochimica tra magnesio e carbonio attivata da qualsiasi elettrolita liquido. Non serve elettrolita specifico - ogni liquido conduttivo diventa carburante per elettroni.</text:span></text:p>
      <text:p text:style-name="P2"><text:span text:style-name="T3">Processo di attivazione miracoloso:</text:span></text:p>
      <text:list text:style-name="WWNum44">
        <text:list-item>
          <text:p text:style-name="P11"><text:span text:style-name="T3">Liquido versato nel serbatoio interno</text:span></text:p>
        </text:list-item>
        <text:list-item>
          <text:p text:style-name="P12"><text:span text:style-name="T3">Elettrolita attiva reazionemagnesio-carbonio</text:span></text:p>
        </text:list-item>
        <text:list-item>
          <text:p text:style-name="P12"><text:span text:style-name="T3">Elettroni fluiscono creando corrente elettrica</text:span></text:p>
        </text:list-item>
        <text:list-item>
          <text:p text:style-name="P13"><text:soft-page-break/><text:span text:style-name="T3">Dispositivo si accende istantaneamente</text:span></text:p>
        </text:list-item>
      </text:list>
      <text:p text:style-name="P2"><text:span text:style-name="T3">Acqua di rubinetto, acqua piovana, succo d'arancia, Coca-Cola, persino urina - tutto diventa combustibile per questa batteria universale. È fine della scarsità energetica per dispositivi a basso consumo.</text:span></text:p>
      <text:h text:style-name="P1" text:outline-level="3"><text:span text:style-name="T5">🏜️</text:span><text:span text:style-name="T3"> La Batteria dell'Apocalisse: Sopravvivenza Energetica Estrema</text:span></text:h>
      <text:p text:style-name="P2"><text:span text:style-name="T3">NoPoPo trasforma ogni situazione di emergenza in opportunità energetica. Naufrago su isola deserta? Acqua di mare alimenta radio per chiamare soccorsi. Disperso nel deserto? Propria urina ricarica GPS per trovare salvezza.</text:span></text:p>
      <text:p text:style-name="P2"><text:span text:style-name="T3">10 anni di conservazione senza perdita di capacità - kit di sopravvivenza che rimane operativo per decenni senza manutenzione. È assicurazione energetica per ogni emergenza immaginabile.</text:span></text:p>
      <text:p text:style-name="P2"><text:span text:style-name="T3">Terremoti, alluvioni, blackout, situazioni di guerra - NoPoPo garantiscecomunicazione e illuminazione quando infrastrutture crollano e reti elettriche si spengono per sempre.</text:span></text:p>
      <text:h text:style-name="P1" text:outline-level="3"><text:span text:style-name="T5">🌍</text:span><text:span text:style-name="T3"> Democratizzazione Energetica Globale: Fine della Povertà Elettrica</text:span></text:h>
      <text:p text:style-name="P2"><text:span text:style-name="T3">Villaggi africani senza reti elettriche possono alimentare radio e torce con acqua di pozzo locale. Comunità remote dell'Amazzonia mantengono comunicazioni satellitari usando acqua piovana tropicale.</text:span></text:p>
      <text:p text:style-name="P2"><text:span text:style-name="T3">È tecnologia anti-povertà che elimina digital divide energetico. Non servono infrastrutture complesse - serve solo accesso a qualsiasi liquido, cosa garantita ovunque ci sia vita umana.</text:span></text:p>
      <text:p text:style-name="P2"><text:span text:style-name="T3">Rifugiati, popolazioni nomadi, comunità isolate - tutti possono avereenergia elettrica per dispositivi essenziali senza dipendere da reti controllate da governi o multinazionali.</text:span></text:p>
      <text:h text:style-name="P1" text:outline-level="3"><text:span text:style-name="T5">🔬</text:span><text:span text:style-name="T3"> Magnesio vs Litio: La Rivoluzione dei Materiali Sostenibili</text:span></text:h>
      <text:p text:style-name="P2"><text:span text:style-name="T3">Mentre batterie al litioinquinano miniere e sfruttano lavoro minorile, NoPoPo usa magnesio - ottavo elemento più abbondante sulla Terra, estraibile eticamente e completamente riciclabile.</text:span></text:p>
      <text:p text:style-name="P2"><text:span text:style-name="T3">Zero metalli pesanti, zero componenti tossici che avvelenano discariche. Quando NoPoPo si esaurisce, componenti si degradano naturalmente senza lasciare traccenell'ecosistema.</text:span></text:p>
      <text:p text:style-name="P2"><text:soft-page-break/><text:span text:style-name="T3">È capitalismo etico applicato alle batterie - profitto che non distruggeambiente o sfrutta comunità vulnerabili per estrazione mineraria.</text:span></text:p>
      <text:h text:style-name="P1" text:outline-level="3"><text:span text:style-name="T5">📱</text:span><text:span text:style-name="T3"> Applicazioni Rivoluzionarie: Oltre la Sopravvivenza</text:span></text:h>
      <text:p text:style-name="P2"><text:span text:style-name="T3">Dispositivi IoT in zone remote che si auto-alimentano con umidità atmosferica. Sensori agricoli che funzionano per anni alimentati da irrigazione dei campi monitorati.</text:span></text:p>
      <text:p text:style-name="P2"><text:span text:style-name="T3">Giocattoli educativi che insegnano elettrochimica ai bambini facendoli sperimentare con liquidi domestici. Kit scientifici che dimostrano come ogni liquido nasconde energia elettrica.</text:span></text:p>
      <text:p text:style-name="P2"><text:span text:style-name="T3">Dispositivi medici per paesi in via di sviluppo che funzionano anche quando ospedali non hanno elettricità affidabile. Termometri, misuratori glicemia, dispositivi diagnostici alimentati da liquidi corporei.</text:span></text:p>
      <text:h text:style-name="P1" text:outline-level="3"><text:span text:style-name="T5">🚀</text:span><text:span text:style-name="T3"> L'Evoluzione della Specie Elettrica</text:span></text:h>
      <text:p text:style-name="P2"><text:span text:style-name="T3">Ricerca avanzata sta sviluppando NoPoPo 2.0 con capacità aumentata e cicli di ricaricaillimitati. Nanotecnologie applicate al magnesio per moltiplicare superficie di reazione elettrochimica.</text:span></text:p>
      <text:p text:style-name="P2"><text:span text:style-name="T3">Versioni future potrebbero alimentare smartphone e tablet con semplice acqua, eliminando definitivamenteansia da batteria scarica che affligge miliardi di utenti globali.</text:span></text:p>
      <text:p text:style-name="P2"><text:span text:style-name="T3">Integration in wearables che si auto-ricaricano con sudore umano. Smartwatch e fitness tracker che non si scaricano mai perché alimentati continuamente da liquidi corporei.</text:span></text:p>
      <text:h text:style-name="P1" text:outline-level="3"><text:span text:style-name="T5">🌊</text:span><text:span text:style-name="T3"> Il Futuro Liquido dell'Energia</text:span></text:h>
      <text:p text:style-name="P2"><text:span text:style-name="T3">I nostri nipoti cresceranno in un mondo dove ogni liquido è energia potenziale, dove sete e fame energetica sono concetti del passato, dove sopravvivenza non dipende più da infrastrutture centralizzate.</text:span></text:p>
      <text:p text:style-name="P2"><text:span text:style-name="T3">Esplorazioni spaziali con dispositivi NoPoPo alimentati da ghiaccio marziano sciolto. Stazioni lunari che riciclano ogni goccia di liquido per alimentare strumentazioni essenziali.</text:span></text:p>
      <text:p text:style-name="P2"><text:span text:style-name="T3">Per loro sarà normale che ogni bevanda sia batteria, che ogni goccia di pioggia possa alimentare tecnologia, che energia elettrica sia ubiqua come aria e acqua.</text:span></text:p>
      <text:p text:style-name="P2"><text:soft-page-break/><text:span text:style-name="T3">Apocalisse energetica sarà concetto anacronistico - finché esisteranno liquidi, esisterà energia elettrica accessibile a chiunque possieda una batteria NoPoPo.</text:span></text:p>
      <text:p text:style-name="P3"><draw:custom-shape text:anchor-type="as-char" draw:z-index="78" draw:name="Forma12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UNIVERSALITÀ ELETTROLITICA</text:span></text:h>
      <text:p text:style-name="P2"><text:span text:style-name="T3">NoPoPo ci insegna che l'energia elettrica può nascere ovunque ci siano liquidi e chimica intelligente. Non serve semprealta tecnologia - serve comprensione profonda dei principi elettrochimici universali.</text:span></text:p>
      <text:p text:style-name="P2"><text:span text:style-name="T3">Questo principio dell'universalità elettrolitica rivela che ogni liquido è un elettrolita potenziale, che ogni goccia nasconde elettroni aspettando solo la chimica giusta per liberare energia.</text:span></text:p>
      <text:p text:style-name="P2"><text:span text:style-name="T3">Il futuro energetico appartiene a chi sa rendere energiaaccessibile ovunque, democratica per tutti, indipendente da infrastrutture complesse e costose.</text:span></text:p>
      <text:p text:style-name="P2"><text:span text:style-name="T3">NoPoPo non è solo una batteria: è la dimostrazione che quando l'elettrochimica incontra la semplicità geniale, nascono tecnologie che possono garantire energia elettrica a chiunque abbia accesso al liquido più comune del pianeta - l'acqua che beviamo, che piove, che scorre in ogni angolo della Terra.</text:span><text:span text:style-name="T5">🔋💧⚡</text:span></text:p>
      <text:h text:style-name="P1" text:outline-level="1"><text:span text:style-name="T7">🚗</text:span><text:span text:style-name="T4"> FIAT 600: LA LEGGENDA ITALIANA CHE PERCORREVA 130 KM CON UN LITRO E POI SCOMPARVE MISTERIOSAMENTE</text:span></text:h>
      <text:h text:style-name="P1" text:outline-level="2"><text:span text:style-name="T5">📋</text:span><text:span text:style-name="T3"> SCHEDA RAPIDA</text:span></text:h>
      <text:p text:style-name="P2"><text:span text:style-name="T5">🔋</text:span><text:span text:style-name="T3">Potenza: 129,24 km/litro record mondiale 1973 - mai più eguagliato<text:line-break/></text:span><text:span text:style-name="T5">🌍</text:span><text:span text:style-name="T3">Disponibilità: Tecnologia italiana anni '60-'70 - poi inspiegabilmente perduta<text:line-break/></text:span><text:span text:style-name="T5">🗺️</text:span><text:span text:style-name="T3">Geografia: Torino Fiat - genio ingegneristico made in Italy<text:line-break/></text:span><text:span text:style-name="T5">💰</text:span><text:span text:style-name="T3">Costo: Auto utilitaria di massa - efficienza democratica<text:line-break/></text:span><text:span text:style-name="T5">🔧</text:span><text:span text:style-name="T3">Installazione: Motore endotermico ottimizzato - semplicità geniale<text:line-break/></text:span><text:span text:style-name="T5">⚙️</text:span><text:span text:style-name="T3">Manutenzione: Meccanica tradizionale - riparabile da qualsiasi officina<text:line-break/></text:span><text:span text:style-name="T5">📈</text:span><text:span text:style-name="T3">Stato: RECORD 1973 poi MISTERIOSA SCOMPARSA - ritrovata abbandonata 2007<text:line-break/></text:span><text:span text:style-name="T5">📊</text:span><text:span text:style-name="T3">Scalabilità: Da utilitaria a rivoluzione automobilistica mondiale</text:span></text:p>
      <text:p text:style-name="P3"><draw:custom-shape text:anchor-type="as-char" draw:z-index="79" draw:name="Forma13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MISTERO DELL'AUTO CHE AVEVA RISOLTO LA CRISI ENERGETICA PRIMA CHE ESISTESSE</text:span></text:h>
      <text:h text:style-name="P1" text:outline-level="3"><text:span text:style-name="T5">🏆</text:span><text:span text:style-name="T3"> 1973: Quando l'Italia Detenne il Record Mondiale di Efficienza Automobilistica</text:span></text:h>
      <text:p text:style-name="P2"><text:span text:style-name="T3">Mentre il mondo piangeva per la crisi petrolifera del 1973, l'Italia possedeva già la tecnologia per risolverla - una Fiat 600 che percorreva 129,24 km con un solo litro di benzina. Non era un </text:span><text:soft-page-break/><text:span text:style-name="T3">prototipo futuristico - era un'utilitaria di massa che dimostrava comel'ingegneria italiana potesse battere qualsiasi competitor mondiale.</text:span></text:p>
      <text:p text:style-name="P2"><text:span text:style-name="T3">Shell Marathon 1967-1973: 73,5 km/l nel primo anno, 103,7 km/l nel 1968, fino al record assoluto di 129,24 km/l nel 1973. Progressione inarrestabile di una tecnologia che migliorava ogni anno e prometteva di rivoluzionarei trasporti mondiali.</text:span></text:p>
      <text:p text:style-name="P2"><text:span text:style-name="T3">Poi il silenzio totale - tecnologia scomparsa, record dimenticato, Fiat 600 ritrovata abbandonata nel 2007 a Talladega, Alabama da Ken Smith. Come puòun'invenzione rivoluzionariasparire dalla storia senza spiegazioni?</text:span></text:p>
      <text:h text:style-name="P1" text:outline-level="3"><text:span text:style-name="T5">⚙️</text:span><text:span text:style-name="T3"> Il Segreto Ingegneristico: Combustione Perfetta Made in Italy</text:span></text:h>
      <text:p text:style-name="P2"><text:span text:style-name="T3">Il genio della Fiat 600 non stava in tecnologie aliene ma in ottimizzazione maniacale della combustione endotermica. Ingegneri italiani avevano risolto il puzzle della combustione perfetta - ogni goccia di benzina convertita in movimento senza sprechi energetici.</text:span></text:p>
      <text:p text:style-name="P2"><text:span text:style-name="T3">Temperature ottimali, sistema di accensione elettricoperfettamente coordinato, rapporti di compressionecalibrati al millesimo - è ingegneria da orologeria svizzera applicata a motori popolari che costavano poco e funzionavano per decenni.</text:span></text:p>
      <text:p text:style-name="P2"><text:span text:style-name="T3">Combustione quasi perfetta che trasformava chimica in movimento meccanico con efficienza che oggi sembra fantascienza. 130 km con un litro = efficienza superiore alla maggior parte delle auto ibride moderne.</text:span></text:p>
      <text:h text:style-name="P1" text:outline-level="3"><text:span text:style-name="T5">🏁</text:span><text:span text:style-name="T3"> Shell Marathon: Quando le Gare Dimostravano l'Impossibile</text:span></text:h>
      <text:p text:style-name="P2"><text:span text:style-name="T3">Competizioni Shell non erano esibizioni pubblicitarie ma test scientifici rigorosi con misurazioni precise e verifiche internazionali. Fiat 600 gareggiava contro prototipi sperimentali di case automobilistiche mondiali e li dominava tutti.</text:span></text:p>
      <text:p text:style-name="P2"><text:span text:style-name="T3">Celeritas: 1000 km/litro - ma era prototipo impossibile da guidare. Microjaul francese: 3000 km/litro - ma era carrozzina sperimentale. Nucleon: 8000 km senza rifornimento - ma era concept con generatore radioattivo.</text:span></text:p>
      <text:p text:style-name="P2"><text:span text:style-name="T3">Fiat 600 era l'unicaauto normale che batteva record rimanendo utilizzabile quotidianamente. Famiglia italiana poteva comprarerecord mondiale di efficienza energetica per il prezzo di una utilitaria.</text:span></text:p>
      <text:h text:style-name="P1" text:outline-level="3"><text:span text:style-name="T5">🔍</text:span><text:span text:style-name="T3"> Il Grande Mistero: Perché la Tecnologia è Scomparsa?</text:span></text:h>
      <text:p text:style-name="P2"><text:soft-page-break/><text:span text:style-name="T3">Domanda devastante: se l'Italia aveva risolto l'efficienza automobilistica nel 1973, perché oggi le auto consumano10-20 volte di più? Cosa è successo alla tecnologia Fiat 600? Chi aveva interesse a farla sparire?</text:span></text:p>
      <text:p text:style-name="P2"><text:span text:style-name="T3">Lobby petrolifere che non potevano permettereauto che consumavano1/10 della benzina? Case automobilistiche che preferivano venderetecnologie complesse invece che soluzioni semplici? Governi che perdevano tasse sui carburanti?</text:span></text:p>
      <text:p text:style-name="P2"><text:span text:style-name="T3">2007: ritrovamento in Alabama di Fiat 600 record - abbandonata e dimenticata come reliquia di un'era che non doveva essere ricordata. Ken Smith la salva dall'oblio ma la tecnologia rimane sepolta.</text:span></text:p>
      <text:h text:style-name="P1" text:outline-level="3"><text:span text:style-name="T5">🇮🇹</text:span><text:span text:style-name="T3"> Orgoglio Italiano Tradito: L'Eccellenza Dimenticata</text:span></text:h>
      <text:p text:style-name="P2"><text:span text:style-name="T3">Ingegneria italiana che aveva battuto mondo intero in efficienza energetica usando semplicità e genio invece che complessità e marketing. Fiat 600 era dimostrazione che Italia poteva guidarerivoluzione tecnologica mondiale.</text:span></text:p>
      <text:p text:style-name="P2"><text:span text:style-name="T3">Quanto petrolio avremmo risparmiato? Quanto CO₂ avremmo evitato? Quanto progresso abbiamo perdutodimenticando questa tecnologia rivoluzionaria? Potevamo essereleader mondiali dell'efficienza automobilistica.</text:span></text:p>
      <text:p text:style-name="P2"><text:span text:style-name="T3">Oggi importiamotecnologie ibride dal Giappone mentre avevamo già risolto il problema con meccanica pura50 anni fa. È tragedia dell'innovazione italiananon valorizzata.</text:span></text:p>
      <text:h text:style-name="P1" text:outline-level="3"><text:span text:style-name="T5">🏎️</text:span><text:span text:style-name="T3"> XAM vs Fiat 600: David Moderno Contro Golia Storico</text:span></text:h>
      <text:p text:style-name="P2"><text:span text:style-name="T3">2012: studenti Politecnico Torino creano XAM che raggiunge 100 km/litro alla Shell Eco Marathon e vincono Design Award. Risultato straordinario ma inferiore alla Fiat 600 di 40 anni prima.</text:span></text:p>
      <text:p text:style-name="P2"><text:span text:style-name="T3">XAM è prototipo universitario inutilizzabile quotidianamente. Fiat 600 era auto familiare che andava al lavoro ogni giorno consumando quasi niente. Differenza abissale tra esperimento e soluzione reale.</text:span></text:p>
      <text:p text:style-name="P2"><text:span text:style-name="T3">Studenti torinesidimostrano che tradizione italiana di efficienzanon è morta - ma devono reinventare quello che già esistevamezzo secolo fa.</text:span></text:p>
      <text:h text:style-name="P1" text:outline-level="3"><text:span text:style-name="T5">💡</text:span><text:span text:style-name="T3"> La Lezione Sepolta: Semplicità Batte Complessità</text:span></text:h>
      <text:p text:style-name="P2"><text:soft-page-break/><text:span text:style-name="T3">Fiat 600 insegna che efficienza suprema nasce da ottimizzazione maniacale di principi semplici piuttosto che da sovrapposizione di tecnologie complesse. Combustione perfetta batte sistemi ibridi complicati.</text:span></text:p>
      <text:p text:style-name="P2"><text:span text:style-name="T3">Ingegneri modernicercano soluzioni in elettronica sofisticata mentre soluzione era meccanica puraperfezionata da artigiani italiani che capivano motori meglio di qualsiasi computer.</text:span></text:p>
      <text:p text:style-name="P2"><text:span text:style-name="T3">Manutenzione facile, riparazioni economiche, durata decennale - tutto quello che auto modernenon garantiscono più. Progresso che va indietro invece che avanti.</text:span></text:p>
      <text:h text:style-name="P1" text:outline-level="3"><text:span text:style-name="T5">🚀</text:span><text:span text:style-name="T3"> Il Futuro che Guarda al Passato Geniale</text:span></text:h>
      <text:p text:style-name="P2"><text:span text:style-name="T3">Resurrection Project: ingegneri moderni che studiano Fiat 600 per capire segreti della combustione perfetta e applicarli a motori contemporanei. Reverse engineering di genio italianodimenticato.</text:span></text:p>
      <text:p text:style-name="P2"><text:span text:style-name="T3">Startup italiane che brevettano"nuove" tecnologieispirate a principi Fiat 600. Innovazione che riscopresaggezza degli anni '70 con materiali del XXI secolo.</text:span></text:p>
      <text:p text:style-name="P2"><text:span text:style-name="T3">I nostri nipotiscopriranno che nonni italianiavevano già risoltocrisi energetica nei garage di Torino, e che abbiamo sprecato50 annireinventando l'ovvio geniale.</text:span></text:p>
      <text:p text:style-name="P3"><draw:custom-shape text:anchor-type="as-char" draw:z-index="80" draw:name="Forma13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OTTIMIZZAZIONE PERDUTA</text:span></text:h>
      <text:p text:style-name="P2"><text:span text:style-name="T3">La Fiat 600 ci insegna che le soluzioni più efficaci spesso esistono già ma vengono sepolte da interessi economici che preferiscono complessità vendibile a semplicità perfetta.</text:span></text:p>
      <text:p text:style-name="P2"><text:span text:style-name="T3">Questo principio dell'ottimizzazione perduta rivela che progresso tecnico e progresso commerciale spesso vanno in direzioni opposte, e che efficienza massima può essere nemica di profitti massimi.</text:span></text:p>
      <text:p text:style-name="P2"><text:span text:style-name="T3">Il futuro energetico appartiene a chi sa recuperare saggezzasepolta dal passato e combinarla con possibilità del presente per creare soluzioni che sembrano nuove ma sono antiche quanto l'ingegno umano.</text:span></text:p>
      <text:p text:style-name="P2"><text:span text:style-name="T3">La Fiat 600 non è solo un'auto dimenticata: è la prova che quando l'ingegneria italiana raggiunge la perfezione della semplicità, nascono tecnologie che possono cambiare il mondo - se qualcuno permette loro di sopravvivere.</text:span><text:span text:style-name="T5">🚗🇮🇹⚡</text:span></text:p>
      <text:p text:style-name="P2"><text:span text:style-name="T3">IL RECORD CHE IL MONDO HA DIMENTICATO MA CHE L'ITALIA DOVREBBE RICORDARE!</text:span><text:span text:style-name="T5">🏆</text:span></text:p>
      <text:h text:style-name="P1" text:outline-level="1"><text:soft-page-break/><text:span text:style-name="T7">🔥</text:span><text:span text:style-name="T4"> STUFE PIROLITICHE: QUANDO IL FUOCO DIVENTA ALCHIMIA ENERGETICA CHE PRODUCE CALORE + BIOCHAR + ZERO SPRECHI</text:span></text:h>
      <text:h text:style-name="P1" text:outline-level="2"><text:span text:style-name="T5">📋</text:span><text:span text:style-name="T3"> SCHEDA RAPIDA</text:span></text:h>
      <text:p text:style-name="P2"><text:span text:style-name="T5">🔋</text:span><text:span text:style-name="T3">Potenza: Efficienza superiore stufe tradizionali + produzione biochar bonus<text:line-break/></text:span><text:span text:style-name="T5">🌍</text:span><text:span text:style-name="T3">Disponibilità: Biomasse ovunque - legna, foglie, scarti agricoli, rifiuti organici<text:line-break/></text:span><text:span text:style-name="T5">🗺️</text:span><text:span text:style-name="T3">Geografia: Universale - da zone rurali a contesti urbani sostenibili<text:line-break/></text:span><text:span text:style-name="T5">💰</text:span><text:span text:style-name="T3">Costo: Investimento iniziale elevato - ROI tramite risparmio combustibile<text:line-break/></text:span><text:span text:style-name="T5">🔧</text:span><text:span text:style-name="T3">Installazione: Camera pirolisi + camera combustione - tecnologia modulare<text:line-break/></text:span><text:span text:style-name="T5">⚙️</text:span><text:span text:style-name="T3">Manutenzione: Gestione biomassa + pulizia periodica - operazione manuale<text:line-break/></text:span><text:span text:style-name="T5">📈</text:span><text:span text:style-name="T3">Stato: COMMERCIALE - Biolite, EcoZoom, Envirofit producono modelli attivi<text:line-break/></text:span><text:span text:style-name="T5">📊</text:span><text:span text:style-name="T3">Scalabilità: Da stufe domestiche a sistemi comunitari industriali</text:span></text:p>
      <text:p text:style-name="P3"><draw:custom-shape text:anchor-type="as-char" draw:z-index="81" draw:name="Forma13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LCHIMIA MODERNA CHE TRASFORMA RIFIUTI IN CALORE E FERTILIZZANTE</text:span></text:h>
      <text:h text:style-name="P1" text:outline-level="3"><text:span text:style-name="T5">🧪</text:span><text:span text:style-name="T3"> La Pirolisi: Quando la Chimica Antica Incontra l'Ingegneria Moderna</text:span></text:h>
      <text:p text:style-name="P2"><text:span text:style-name="T3">Per millenni l'umanità ha bruciato legnasprecando il 70-80% dell'energia e producendo fumo tossico. Le stufe pirolitiche hanno rivoluzionato il concetto di combustione trasformandolo in processo alchemico che non spreca quasi nulla.</text:span></text:p>
      <text:p text:style-name="P2"><text:span text:style-name="T3">400-800°C in assenza di ossigeno = magia termochimica che scompone biomassa in tre tesori: syngas infiammabile, biochar fertilizzante, e calore pulito. È il primo processo che moltiplica i benefici invece di limitarsi a bruciare materiale.</text:span></text:p>
      <text:p text:style-name="P2"><text:span text:style-name="T3">Biomassa entra, calore + gas + carbone escono - economia circolare applicata al riscaldamento domestico che trasforma ogni scarti in risorsa multipla.</text:span></text:p>
      <text:h text:style-name="P1" text:outline-level="3"><text:span text:style-name="T5">🔥</text:span><text:span text:style-name="T3"> Il Miracolo delle Due Camere: Pirolisi + Combustione = Efficienza Moltiplicata</text:span></text:h>
      <text:p text:style-name="P2"><text:span text:style-name="T3">Camera di pirolisi (senza ossigeno) decompone biomassa → Syngas prodotto viene bruciato nella camera di combustione (con ossigeno) → Calore pulito senza particolato tossico.</text:span></text:p>
      <text:p text:style-name="P2"><text:span text:style-name="T3">È doppia combustione intelligente: prima estrai gas dalla biomassa, poi bruci gas in condizioni ottimali. Risultato: efficienza energetica superiore + emissioni ridotte del 90% vs stufe tradizionali.</text:span></text:p>
      <text:p text:style-name="P2"><text:span text:style-name="T3">Ogni pezzo di legna viene sfruttato tre volte: gas che brucia, calore che riscalda, biochar che fertilizza. Niente sprechi, tutto valorizzato in processi paralleli.</text:span></text:p>
      <text:h text:style-name="P1" text:outline-level="3"><text:soft-page-break/><text:span text:style-name="T5">🌱</text:span><text:span text:style-name="T3">Biochar: Il Bonus Inaspettato che Trasforma Giardini</text:span></text:h>
      <text:p text:style-name="P2"><text:span text:style-name="T3">Mentre la stufa riscalda casa, produce anche biochar - carbone poroso che migliora fertilità del suolo e sequestra carbonio per decenni. È fertilizzante che si auto-produce cucinando o riscaldando.</text:span></text:p>
      <text:p text:style-name="P2"><text:span text:style-name="T3">Biochar nel giardino = maggiore ritenzione idrica + migliore fertilità + sequestro CO₂ dall'atmosfera. Ogni inverno di riscaldamento produce ammendante per primavera successiva.</text:span></text:p>
      <text:p text:style-name="P2"><text:span text:style-name="T3">Economia domestica perfetta: riscaldi casarisparmiando combustibile E produci fertilizzante per orto di famiglia. Stufa che paga se stessa due volte.</text:span></text:p>
      <text:h text:style-name="P1" text:outline-level="3"><text:span text:style-name="T5">🏡</text:span><text:span text:style-name="T3"> Dalla Legna agli Scarti: Alimentare Stufe con Rifiuti Organici</text:span></text:h>
      <text:p text:style-name="P2"><text:span text:style-name="T3">Stufe pirolitiche mangiano tutto: legna tradizionale, pellet, residui agricoli, foglie secche, potature giardino, scarti di falegnameria. Ogni rifiuto organico diventa combustibile domestico.</text:span></text:p>
      <text:p text:style-name="P2"><text:span text:style-name="T3">Giardinieri che non bruciano piùpotature all'aperto (inquinando) ma le usano per riscaldare casaproducendo biochar per migliorarestesso giardino potato.</text:span></text:p>
      <text:p text:style-name="P2"><text:span text:style-name="T3">Agricoltori che trasformano scarti di raccolto in calore domestico + ammendante per campi. Economia circolare rurale che non sprecanemmeno foglia.</text:span></text:p>
      <text:h text:style-name="P1" text:outline-level="3"><text:span text:style-name="T5">🌍</text:span><text:span text:style-name="T3"> Paesi in Via di Sviluppo: Rivoluzione Energetica dal Basso</text:span></text:h>
      <text:p text:style-name="P2"><text:span text:style-name="T3">Biolite, EcoZoom, Envirofit portano stufe pirolitiche in villaggi africani e comunità asiatiche dove donne muoiono per inalazione di fumi tossici da fuochi tradizionali.</text:span></text:p>
      <text:p text:style-name="P2"><text:span text:style-name="T3">Deforestazione ridotta perché stessa quantità di legna produce molto più calore. Qualità aria domesticamigliorata drasticamente = meno malattie respiratorie + meno mortalità infantile.</text:span></text:p>
      <text:p text:style-name="P2"><text:span text:style-name="T3">Progetti sviluppo sostenibile che distribuiscono stufe pirolitiche + insegnano produzione biochar = doppio beneficio: salute + agricoltura migliorata.</text:span></text:p>
      <text:h text:style-name="P1" text:outline-level="3"><text:span text:style-name="T5">💡</text:span><text:span text:style-name="T3"> Integrazione Smart: Pirolisi + Rinnovabili = Casa Autosufficiente</text:span></text:h>
      <text:p text:style-name="P2"><text:span text:style-name="T3">Stufe piroliticheintegrate con pannelli solari termici = sistema ibrido che garantisce calore24/7 indipendente da condizioni meteo. Sole di giorno, pirolisi di sera.</text:span></text:p>
      <text:p text:style-name="P2"><text:soft-page-break/><text:span text:style-name="T3">Automazione moderna applicata a processo antico: sensori che monitorano temperatura, controlli che ottimizzanoflusso aria, sistemi che massimizzanoproduzione biochar.</text:span></text:p>
      <text:p text:style-name="P2"><text:span text:style-name="T3">IoT applicato alla stufa = monitoraggio efficienza, predizione manutenzione, ottimizzazione consumi attraverso app smartphone.</text:span></text:p>
      <text:h text:style-name="P1" text:outline-level="3"><text:span text:style-name="T5">🏭</text:span><text:span text:style-name="T3"> Scaling Industriale: Da Stufe Domestiche a Sistemi Comunitari</text:span></text:h>
      <text:p text:style-name="P2"><text:span text:style-name="T3">Principi pirolisi scalabili da stufe familiari a impianti comunitari che riscaldanointeri quartieriprocessandorifiuti organici urbani.</text:span></text:p>
      <text:p text:style-name="P2"><text:span text:style-name="T3">Centrali pirolitiche urbane che raccolgonoscarti verdi cittadini e produconocalore per teleriscaldamento + biochar per parchi pubblici. Economia circolare urbana.</text:span></text:p>
      <text:p text:style-name="P2"><text:span text:style-name="T3">Industrie che adottanoforni pirolitici per processarepropri scarti organici e produrreenergia termica per processi produttivi + biochar per vendita.</text:span></text:p>
      <text:h text:style-name="P1" text:outline-level="3"><text:span text:style-name="T5">🌿</text:span><text:span text:style-name="T3"> L'Impatto Ambientale Moltiplicato: Meno CO₂ + Più Sequestro</text:span></text:h>
      <text:p text:style-name="P2"><text:span text:style-name="T3">Doppio beneficio climatico: meno emissioni durante combustione (grazie a syngas pulito) + sequestro carbonio nel biochar che rimane nel suolo per decenni.</text:span></text:p>
      <text:p text:style-name="P2"><text:span text:style-name="T3">Ogni tonnellata di biomassa pirolizzata = riduzione emissioni + creazione di ammendante che miglioracapacità del suolo di assorbire CO₂.</text:span></text:p>
      <text:p text:style-name="P2"><text:span text:style-name="T3">Stufe pirolitiche sono carbon-negative nel lungo termine - produconopiù sequestro di carbonio di quello che emettono.</text:span></text:p>
      <text:h text:style-name="P1" text:outline-level="3"><text:span text:style-name="T5">🚀</text:span><text:span text:style-name="T3"> Il Futuro Pirolitico dell'Energia Domestica</text:span></text:h>
      <text:p text:style-name="P2"><text:span text:style-name="T3">I nostri nipoti cresceranno in case dove ogni scarto organico è carburante per stufe che non sprecano nulla e migliorano giardini mentre riscaldano ambienti.</text:span></text:p>
      <text:p text:style-name="P2"><text:span text:style-name="T3">Università che ricercanobiomasse innovative e processi ottimizzati per massimizzareefficienza energetica e qualità biochar.</text:span></text:p>
      <text:p text:style-name="P2"><text:span text:style-name="T3">Per loro sarà normale che riscaldamentoproduca fertilizzante, che fuoconon inquini, che ogni foglia caduta sia risorsa energetica invece che rifiuto.</text:span></text:p>
      <text:p text:style-name="P2"><text:soft-page-break/><text:span text:style-name="T3">Pirolisidiffusa globalmente come standard per riscaldamento sostenibile in era post-fossili.</text:span></text:p>
      <text:p text:style-name="P3"><draw:custom-shape text:anchor-type="as-char" draw:z-index="82" draw:name="Forma13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MOLTIPLICAZIONE DEI BENEFICI</text:span></text:h>
      <text:p text:style-name="P2"><text:span text:style-name="T3">Le stufe pirolitiche ci insegnano che le tecnologie più avanzate sono quelle che moltiplicano i benefici invece di limitarsi a una sola funzione. Riscaldare + fertilizzare + sequestro carbonio simultaneamente.</text:span></text:p>
      <text:p text:style-name="P2"><text:span text:style-name="T3">Questo principio della moltiplicazione dei benefici rivela che vera sostenibilità nasce quando ogni processo produce valore multiplo senza sprechi o effetti collaterali negativi.</text:span></text:p>
      <text:p text:style-name="P2"><text:span text:style-name="T3">Il futuro energetico appartiene a tecnologie che trasformano problemi (rifiuti organici) in soluzioni multiple (calore + fertilizzante + sequestro CO₂).</text:span></text:p>
      <text:p text:style-name="P2"><text:span text:style-name="T3">Le stufe pirolitiche non sono solo riscaldamento: sono la dimostrazione che quando l'ingegneria impara a imitare i processi naturali di decomposizione controllata, nascono tecnologie che possono trasformare ogni scarto in tesoro moltiplicando benefici invece di sprecare risorse.</text:span><text:span text:style-name="T5">🔥🌱⚡</text:span></text:p>
      <text:h text:style-name="P1" text:outline-level="1"><text:span text:style-name="T7">🌊</text:span><text:span text:style-name="T4"> WAVE STAR: QUANDO LE ONDE DIVENTANO GALLEGGIANTI ENERGETICI CHE DANZANO CON L'OCEANO</text:span></text:h>
      <text:h text:style-name="P1" text:outline-level="2"><text:span text:style-name="T5">📋</text:span><text:span text:style-name="T3"> SCHEDA RAPIDA</text:span></text:h>
      <text:p text:style-name="P2"><text:span text:style-name="T5">🔋</text:span><text:span text:style-name="T3">Potenza: Densità energetica superiore per m² vs altre rinnovabili marine<text:line-break/></text:span><text:span text:style-name="T5">🌍</text:span><text:span text:style-name="T3">Disponibilità: Coste mondiali con moto ondoso - risorsa planetaria infinita<text:line-break/></text:span><text:span text:style-name="T5">🗺️</text:span><text:span text:style-name="T3">Geografia: Perfetto per isole e comunità costiere isolate<text:line-break/></text:span><text:span text:style-name="T5">💰</text:span><text:span text:style-name="T3">Costo: Investimento infrastrutturale - ROI da energia perpetua<text:line-break/></text:span><text:span text:style-name="T5">🔧</text:span><text:span text:style-name="T3">Installazione: Galleggianti + bracci rigidi + pistoni idraulici<text:line-break/></text:span><text:span text:style-name="T5">⚙️</text:span><text:span text:style-name="T3">Manutenzione: Componenti accessibili - auto-protezione tempeste<text:line-break/></text:span><text:span text:style-name="T5">📈</text:span><text:span text:style-name="T3">Stato: SVILUPPATO e testato - sistemi modulari operativi<text:line-break/></text:span><text:span text:style-name="T5">📊</text:span><text:span text:style-name="T3">Scalabilità: Da unità singola a parchi ondosi estesi</text:span></text:p>
      <text:p text:style-name="P3"><draw:custom-shape text:anchor-type="as-char" draw:z-index="83" draw:name="Forma13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 GALLEGGIANTI CHE HANNO INSEGNATO ALL'OCEANO A PRODURRE ELETTRICITÀ</text:span></text:h>
      <text:h text:style-name="P1" text:outline-level="3"><text:span text:style-name="T5">🎯</text:span><text:span text:style-name="T3"> La Genialità della Semplicità: Galleggianti che Danzano con le Onde</text:span></text:h>
      <text:p text:style-name="P2"><text:span text:style-name="T3">Wave Star ha risolto il puzzle dell'energia marina con eleganza disarmante: galleggianti semisferici che seguono il ritmo delle onde come ballerini perfetti che non perdono mai il passo. Ogni oscillazione marina diventa spinta di pistone che alimenta generatori elettrici.</text:span></text:p>
      <text:p text:style-name="P2"><text:soft-page-break/><text:span text:style-name="T3">Non combattere le onde - danzare con loro. Galleggianti disposti in serie lungo bracci rigidi ancorati che catturano energia da ogni movimento verticale dell'oceano. È judo energetico marino - usare la forza del mare per alimentare la civiltà terrestre.</text:span></text:p>
      <text:p text:style-name="P2"><text:span text:style-name="T3">Moto ondoso minimo = energia continua. Mentre sole tramonta e vento si calma, Wave Star continua a produrre elettricità alimentato dal respiro eterno dell'oceano che non si ferma mai.</text:span></text:p>
      <text:h text:style-name="P1" text:outline-level="3"><text:span text:style-name="T5">⚙️</text:span><text:span text:style-name="T3"> Ingegneria Anti-Tempesta: Galleggianti che Si Auto-Proteggono</text:span></text:h>
      <text:p text:style-name="P2"><text:span text:style-name="T3">Il genio di Wave Star va oltre la produzione energetica - è l'auto-protezione intelligente. Quando arrivano tempeste, galleggianti si sollevanoautomaticamente sopra le onde pericolose, evitando danni e tornando operativiappena calma.</text:span></text:p>
      <text:p text:style-name="P2"><text:span text:style-name="T3">Meccanismo di sopravvivenza che permette resistenza a condizioni estreme mantenendo produzione durante 99% del tempo. Non più sistemi che si rompono durante primo temporale - tecnologia che convive con furia marina.</text:span></text:p>
      <text:p text:style-name="P2"><text:span text:style-name="T3">Manutenzione semplificata perché componenti principali sono accessibili e sostituibili senza fermare intera produzione. È industrializzazione marina con logistica terrestre.</text:span></text:p>
      <text:h text:style-name="P1" text:outline-level="3"><text:span text:style-name="T5">🏝️</text:span><text:span text:style-name="T3"> La Liberazione delle Isole: Fine della Schiavitù Energetica</text:span></text:h>
      <text:p text:style-name="P2"><text:span text:style-name="T3">Wave Star trasforma ogni isola da prigioniera energetica a indipendente elettrica. Maldive, Canarie, Sardegna, Sicilia, Caraibi - tutte circondate da energia infinita che aspetta solo di essere catturata da galleggianti intelligenti.</text:span></text:p>
      <text:p text:style-name="P2"><text:span text:style-name="T3">Non più generatori diesel che inquinano paradisi tropicali. Non più dipendenza da navi cisterna che portano combustibili inquinanti. Solo onde locali che alimentano resort, città, industrie con energia pulita autoctona.</text:span></text:p>
      <text:p text:style-name="P2"><text:span text:style-name="T3">Economie insulari che esportano energia elettrica invece di importare carburanti. Cavi sottomarini che colleganoparchi Wave Star a continenti trasformando isole in superpotenze energetiche marine.</text:span></text:p>
      <text:h text:style-name="P1" text:outline-level="3"><text:span text:style-name="T5">🌐</text:span><text:span text:style-name="T3"> Reti Ibride: Quando Onde Incontrano Sole e Vento</text:span></text:h>
      <text:p text:style-name="P2"><text:span text:style-name="T3">Wave Star è perfetto complemento per solare e eolico - produce energia continua quando altre rinnovabiliscarseggiano. Di notte le onde compensanopannelli solari. Durante bonacciaWave Starsostituisceturbine eoliche.</text:span></text:p>
      <text:p text:style-name="P2"><text:soft-page-break/><text:span text:style-name="T3">Reti energetiche 100% rinnovabili dove diversificazionegarantiscefornitura costante. Non più intermittenza delle rinnovabili - solo complementarità intelligente che copre ogni momento.</text:span></text:p>
      <text:p text:style-name="P2"><text:span text:style-name="T3">Smart grid costiere che integranoWave Star + eolico offshore + solare galleggiante = tripla produzione marina che alimenta megalopoli senza mai dipendere da combustibili fossili.</text:span></text:p>
      <text:h text:style-name="P1" text:outline-level="3"><text:span text:style-name="T5">🐟</text:span><text:span text:style-name="T3">Bio-Compatibilità Marina: Tecnologia che Crea Biodiversità</text:span></text:h>
      <text:p text:style-name="P2"><text:span text:style-name="T3">Galleggianti Wave Star diventano reef artificiali che attraggono fauna marina invece di disturbarla. Pesci che trovano riparo sotto strutture, alghe che colonizzano superfici, ecosistemi che prosperano intorno a installazioni.</text:span></text:p>
      <text:p text:style-name="P2"><text:span text:style-name="T3">Barriere artificiali che proteggono coste da erosione mentre producono energia. Doppio beneficio - protezione ambientale + produzione elettrica nello stesso sistema.</text:span></text:p>
      <text:p text:style-name="P2"><text:span text:style-name="T3">Pesca sostenibile che migliora intorno a parchi Wave Star perché strutturecreano habitat per specie commerciali. Pescatori che diventano alleati invece che oppositori.</text:span></text:p>
      <text:h text:style-name="P1" text:outline-level="3"><text:span text:style-name="T5">⚡</text:span><text:span text:style-name="T3"> Densità Energetica Superiore: Il Campione delle Rinnovabili Marine</text:span></text:h>
      <text:p text:style-name="P2"><text:span text:style-name="T3">Energia delle onde = densità superiore per metro quadrato rispetto a qualsiasi altrafonte rinnovabile marina. Più energia per spazio occupato = massima efficienzaterritoriale.</text:span></text:p>
      <text:p text:style-name="P2"><text:span text:style-name="T3">Un chilometro di costa attrezzata con Wave Star può produrre energia per decine di migliaia di case costiere. Footprint minimo, produzione massima - matematica perfetta dell'energia rinnovabile.</text:span></text:p>
      <text:p text:style-name="P2"><text:span text:style-name="T3">Coste densamente popolate che si auto-alimentano con energia delle onde che bagnano le loro città. Urbanizzazione che diventa compatibile con sostenibilità energetica.</text:span></text:p>
      <text:h text:style-name="P1" text:outline-level="3"><text:span text:style-name="T5">🚀</text:span><text:span text:style-name="T3"> Scaling Globale: Da Prototipi a Rivoluzione Oceanica</text:span></text:h>
      <text:p text:style-name="P2"><text:span text:style-name="T3">Ogni nazione costiera può moltiplicarecapacità elettricainstallandoparchi Wave Star nelle acque territoriali. Non più dipendenza da combustibili importati - solo onde sovrane che producono energia nazionale.</text:span></text:p>
      <text:p text:style-name="P2"><text:span text:style-name="T3">Paesi nordici che sfruttanomari agitati per alimentareindustrie energivore. Nazioni tropicali che trasformanomoti ondosi costanti in prosperità energetica. Arcipelaghi che diventanoesportatori netti di elettricità.</text:span></text:p>
      <text:p text:style-name="P2"><text:soft-page-break/><text:span text:style-name="T3">Colonizzazione energetica degli oceani - migliaia di parchi Wave Star che galleggianoall'orizzonte come foreste marine che alimentano continenti.</text:span></text:p>
      <text:h text:style-name="P1" text:outline-level="3"><text:span text:style-name="T5">🌍</text:span><text:span text:style-name="T3"> L'Impatto Climatico Moltiplicato: Zero Emissioni + Protezione Costiera</text:span></text:h>
      <text:p text:style-name="P2"><text:span text:style-name="T3">Wave Star non solo produce energia pulita ma protegge coste da innalzamento mari e tempesteintensificate dal cambiamento climatico. Mitigazione + adattamento in unico sistema.</text:span></text:p>
      <text:p text:style-name="P2"><text:span text:style-name="T3">Ogni MW di energia Wave Star = CO₂ evitata + protezione territoriale + biodiversità marina + economia locale. Benefici moltiplicati che giustificanoqualsiasi investimento.</text:span></text:p>
      <text:p text:style-name="P2"><text:span text:style-name="T3">Strategia climatica che combattecause (emissioni) E effetti (innalzamento mari) simultaneamente con stessa tecnologia.</text:span></text:p>
      <text:h text:style-name="P1" text:outline-level="3"><text:span text:style-name="T5">🚀</text:span><text:span text:style-name="T3"> Il Futuro Ondoso dell'Umanità</text:span></text:h>
      <text:p text:style-name="P2"><text:span text:style-name="T3">I nostri nipoti cresceranno vedendo oceani punteggiati di galleggianti Wave Star che danzano eternamente con onde trasformando movimento perpetuo in prosperità energetica.</text:span></text:p>
      <text:p text:style-name="P2"><text:span text:style-name="T3">Megalopoli costiere che si auto-alimentano con energia delle onde che bagnano i loro porti. Navi elettriche che navigano oceaniricaricandosi da parchi ondosi incontrati durante viaggi.</text:span></text:p>
      <text:p text:style-name="P2"><text:span text:style-name="T3">Per loro sarà normale che l'energia venga dal movimento del mare, che ogni costa sia una centrale elettrica, che galleggiare significhi produrre.</text:span></text:p>
      <text:p text:style-name="P2"><text:span text:style-name="T3">Colonizzazione spaziale con Wave Star adattati ai mari di metano di Titano o oceani ghiacciati di Europa - l'umanità che portasaggezza ondosaovunque esistanofluidi in movimento.</text:span></text:p>
      <text:p text:style-name="P3"><draw:custom-shape text:anchor-type="as-char" draw:z-index="84" draw:name="Forma13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DANZA ENERGETICA</text:span></text:h>
      <text:p text:style-name="P2"><text:span text:style-name="T3">Wave Star ci insegna che l'energia più elegante nasce quando tecnologia impara a danzare con ritmi naturali invece di opporvisi. Galleggianti che seguono onde invece di resistergli.</text:span></text:p>
      <text:p text:style-name="P2"><text:span text:style-name="T3">Questo principio della danza energetica rivela che collaborazione con forze naturali è più efficiente della dominazione, che flessibilitàproduce più energia della rigidità.</text:span></text:p>
      <text:p text:style-name="P2"><text:span text:style-name="T3">Il futuro energetico appartiene a tecnologie che sanno ballare con elementi naturali, trasformandoogni movimento in opportunità produttiva.</text:span></text:p>
      <text:p text:style-name="P2"><text:soft-page-break/><text:span text:style-name="T3">Wave Star non sono solo galleggianti: sono la dimostrazione che quando l'ingegneria impara a danzare con il respiro eterno dell'oceano, nascono sistemi che possono alimentare civiltà intere con la semplice grazia di galleggianti che non perdono mai il ritmo delle onde.</text:span><text:span text:style-name="T5">🌊⚡💃</text:span></text:p>
      <text:h text:style-name="P1" text:outline-level="1"><text:span text:style-name="T7">🌊</text:span><text:span text:style-name="T4"> MEGARIS: LE CITTÀ GALLEGGIANTI CHE TRASFORMANO OCEANI IN CENTRALI ELETTRICHE MODULARI</text:span></text:h>
      <text:h text:style-name="P1" text:outline-level="2"><text:span text:style-name="T5">📋</text:span><text:span text:style-name="T3"> SCHEDA RAPIDA</text:span></text:h>
      <text:p text:style-name="P2"><text:span text:style-name="T5">🔋</text:span><text:span text:style-name="T3">Potenza: Multi-tecnologia integrata - eolico + solare + ondoso combinati<text:line-break/></text:span><text:span text:style-name="T5">🌍</text:span><text:span text:style-name="T3">Disponibilità: Oceani globali - spazio infinito per espansione modulare<text:line-break/></text:span><text:span text:style-name="T5">🗺️</text:span><text:span text:style-name="T3">Geografia: Perfetto per isole remote e zone offshore inesplorate<text:line-break/></text:span><text:span text:style-name="T5">💰</text:span><text:span text:style-name="T3">Costo: Modulare scalabile - investimenti adattabili alle necessità<text:line-break/></text:span><text:span text:style-name="T5">🔧</text:span><text:span text:style-name="T3">Installazione: Piattaforme galleggianti collegabili - LEGO energetico marino<text:line-break/></text:span><text:span text:style-name="T5">⚙️</text:span><text:span text:style-name="T3">Manutenzione: Sistemi autonomi + accumulo avanzato - autosufficienza operativa<text:line-break/></text:span><text:span text:style-name="T5">📈</text:span><text:span text:style-name="T3">Stato: PROGETTO VISIONARIO - integrazione tecnologica avanzata<text:line-break/></text:span><text:span text:style-name="T5">📊</text:span><text:span text:style-name="T3">Scalabilità: Da moduli singoli a città energetiche galleggianti</text:span></text:p>
      <text:p text:style-name="P3"><draw:custom-shape text:anchor-type="as-char" draw:z-index="85" draw:name="Forma13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 ATLANTIDI ENERGETICHE CHE DANZANO CON SOLE, VENTO E ONDE</text:span></text:h>
      <text:h text:style-name="P1" text:outline-level="3"><text:span text:style-name="T5">🏙️</text:span><text:span text:style-name="T3"> Quando l'Oceano Diventa la Piattaforma per Città Energetiche Galleggianti</text:span></text:h>
      <text:p text:style-name="P2"><text:span text:style-name="T3">Megaris non è solo una centrale elettrica - è una città galleggiante che respira energia da ogni elemento marino. Moduli connessi come puzzle oceanici che crescono secondo necessità, trasformando mare aperto in metropoli energetiche che si auto-alimentano e alimentano continenti.</text:span></text:p>
      <text:p text:style-name="P2"><text:span text:style-name="T3">Eolico offshore + solare galleggiante + energia ondosa = tripla produzione simultanea che sfrutta ogni risorsa disponibile nell'ambiente marino. Quando sole tramonta, vento soffia. Quando vento si calma, onde continuano. Produzione energetica 24/7/365senza interruzioni.</text:span></text:p>
      <text:p text:style-name="P2"><text:span text:style-name="T3">Modularità infinita - serve energia per una città? Colleghi 100 moduli. Serve energia per una nazione? Colleghi 10.000 moduli. È Minecraft energetico su scala oceanica - costruisci quello che ti serve quando ti serve.</text:span></text:p>
      <text:h text:style-name="P1" text:outline-level="3"><text:span text:style-name="T5">🧩</text:span><text:span text:style-name="T3"> L'Architettura Modulare: LEGO Giganti che Galleggiano sui Mari</text:span></text:h>
      <text:p text:style-name="P2"><text:span text:style-name="T3">Ogni modulo Megaris è unità autosufficiente che può esistereda sola o connettersi con altri moduli per creare sistemipiù complessi. Turbine eoliche + pannelli fotovoltaici + dispositivi ondosiintegrati in unica piattaforma galleggiante.</text:span></text:p>
      <text:p text:style-name="P2"><text:soft-page-break/><text:span text:style-name="T3">Connessioni intelligenti tra moduli che condividono energia, stabilizzano produzione, distribuiscono carico. Se un modulo si guasta, altri compensano. Se aumentadomanda, aggiungi moduli. È ridondanza energeticadistribuita.</text:span></text:p>
      <text:p text:style-name="P2"><text:span text:style-name="T3">Flessibilità architettonica che adatta configurazione alle condizioni marine locali. Acque profonde = configurazione estesa. Zone ventose = più turbine eoliche. Zone soleggiate = più pannelli solari. Adattamento perfetto all'ambiente.</text:span></text:p>
      <text:h text:style-name="P1" text:outline-level="3"><text:span text:style-name="T5">🌅</text:span><text:span text:style-name="T3"> Sinergia Tecnologica: Quando Tre Energie Diventano Una</text:span></text:h>
      <text:p text:style-name="P2"><text:span text:style-name="T3">Il genio di Megaris sta nella sinergia tra tecnologie che si completano invece che competere. Solare producedi giorno, eolico lavorasempre, ondosonon si ferma mai. Curve di produzione che si sovrappongonocoprendo ogni momento.</text:span></text:p>
      <text:p text:style-name="P2"><text:span text:style-name="T3">Smart grid galleggiante che ottimizzadistribuzione energetica in tempo reale tra diverse fonti. AI che predicecondizioni meteo-marine e ribalancia produzioneanticipando necessità.</text:span></text:p>
      <text:p text:style-name="P2"><text:span text:style-name="T3">Accumulo energeticointegrato - batterie marine + produzione idrogeno + sistemi ibridi che immagazzinano surplus per rilasciarlo quando produzione cala. Continuità garantita.</text:span></text:p>
      <text:h text:style-name="P1" text:outline-level="3"><text:span text:style-name="T5">🏝️</text:span><text:span text:style-name="T3"> Isole Energeticamente Sovrane: La Fine dell'Isolamento Elettrico</text:span></text:h>
      <text:p text:style-name="P2"><text:span text:style-name="T3">Megaris trasformaogni isola remota da prigioniera energetica a superpotenza elettrica autosufficiente. Maldive, Seychelles, isole greche, arcipelaghi caraibici - tutti liberati dalla dipendenza da combustibili importati.</text:span></text:p>
      <text:p text:style-name="P2"><text:span text:style-name="T3">Configurazioni su misura per ogni arcipelago - moduli che galleggiano tra isolefornendo energia distribuita attraverso cavi sottomarini. Network energetico che connettecomunità insulari in grid cooperativa.</text:span></text:p>
      <text:p text:style-name="P2"><text:span text:style-name="T3">Turismo sostenibile che attrae visitatori verso isole 100% rinnovabili invece che destinazioni che inquinano paradisi con generatori diesel rumorosi e tossici.</text:span></text:p>
      <text:h text:style-name="P1" text:outline-level="3"><text:span text:style-name="T5">🐠</text:span><text:span text:style-name="T3"> Reef Tecnologici: Quando le Piattaforme Creano Biodiversità</text:span></text:h>
      <text:p text:style-name="P2"><text:span text:style-name="T3">Strutture Megaris diventano habitat artificiali dove fauna marinatrova rifugio e prospera. Alghe che colonizzano superfici, pesci che si riproducono in acque protette, ecosistemi che migliorano invece che degradare.</text:span></text:p>
      <text:p text:style-name="P2"><text:soft-page-break/><text:span text:style-name="T3">Aquacoltura integrata che combinaproduzione energetica con allevamento sostenibile di specie marine. Energia + proteine + biodiversità in unico sistemagalleggiante.</text:span></text:p>
      <text:p text:style-name="P2"><text:span text:style-name="T3">Ricerca marina che utilizzapiattaforme Megaris come stazioni scientifiche per monitorareoceani e studiarecambiamenti climatici. Energia + scienza + conservazione.</text:span></text:p>
      <text:h text:style-name="P1" text:outline-level="3"><text:span text:style-name="T5">🔋</text:span><text:span text:style-name="T3"> Autonomia Energetica Totale: Sistemi che Si Auto-Sostengono</text:span></text:h>
      <text:p text:style-name="P2"><text:span text:style-name="T3">Megaris progettata per funzionare completamentesenza supportoesterno - produce energia, la accumula, la distribuisce, si auto-mantiene. Città galleggianti che non dipendono da nullatrannesole, vento e onde.</text:span></text:p>
      <text:p text:style-name="P2"><text:span text:style-name="T3">Idrogeno verdeprodotto durante surplus energetici e utilizzato per alimentarecelle a combustibile durante periodi di bassa produzione. Ciclo chiuso che garantiscecontinuità assoluta.</text:span></text:p>
      <text:p text:style-name="P2"><text:span text:style-name="T3">Sistemi di desalinizzazioneintegrati che produconoacqua dolce per equipaggi e comunità costiere. Energia + acqua = risorse fondamentali per vita umanaauto-generate.</text:span></text:p>
      <text:h text:style-name="P1" text:outline-level="3"><text:span text:style-name="T5">🌍</text:span><text:span text:style-name="T3"> Scaling Oceanico: Da Prototipi a Civilizzazioni Marine</text:span></text:h>
      <text:p text:style-name="P2"><text:span text:style-name="T3">Visione futuristica: oceani punteggiati di città Megaris che galleggiano come metropoli tecnologicheauto-sufficienti. Milioni di moduliconnessi in mega-strutture che alimentano continenti.</text:span></text:p>
      <text:p text:style-name="P2"><text:span text:style-name="T3">Nuove nazioni galleggianti che esistono solo su piattaforme Megaris - comunità marine che vivono di energia oceanica e sviluppanoculturepost-terrestri. Seasteading energetico.</text:span></text:p>
      <text:p text:style-name="P2"><text:span text:style-name="T3">Colonizzazione spaziale che replica modularità Megaris su stazioni orbitaliauto-sufficienti. Principi di autonomia energeticadistribuita applicati ovunquenell'universo.</text:span></text:p>
      <text:h text:style-name="P1" text:outline-level="3"><text:span text:style-name="T5">💰</text:span><text:span text:style-name="T3"> Economia Oceanica: Quando il Mare Genera Prosperità</text:span></text:h>
      <text:p text:style-name="P2"><text:span text:style-name="T3">Megaris creaecosistemi economicigalleggianti - produzione energetica + ricerca scientifica + turismo sostenibile + aquacoltura + desalinizzazione. Diversificazione economicabasata su risorse marine.</text:span></text:p>
      <text:p text:style-name="P2"><text:span text:style-name="T3">Cooperative energeticheinternazionali che gestisconoreti Megaristrans-oceaniche. Democrazia energetica che appartiene a comunità invece che multinazionali.</text:span></text:p>
      <text:p text:style-name="P2"><text:soft-page-break/><text:span text:style-name="T3">Export di energia da oceani verso continenti attraverso cavi sottomariniad alta tensione. Oceani che diventanofornitori principali di energia terrestre.</text:span></text:p>
      <text:h text:style-name="P1" text:outline-level="3"><text:span text:style-name="T5">🚀</text:span><text:span text:style-name="T3"> Il Futuro Galleggiante dell'Umanità</text:span></text:h>
      <text:p text:style-name="P2"><text:span text:style-name="T3">I nostri nipoti crescerannonavigando tra città Megaris che galleggianonegli oceani come oasi tecnologiche che produconotutto quello che serve per prosperare in armonia con ambiente marino.</text:span></text:p>
      <text:p text:style-name="P2"><text:span text:style-name="T3">Università galleggianti, ospedali oceanici, laboratori di ricerca marini - tutti alimentati da energia Megaris che trasformaoceani in spazi abitabilisostenibili.</text:span></text:p>
      <text:p text:style-name="P2"><text:span text:style-name="T3">Per loro sarà normalevivere su piattaforme che si muovono con correnti, che produconopropria energia, che collaborano con ecosistemi marini invece di sfruttarli.</text:span></text:p>
      <text:p text:style-name="P3"><draw:custom-shape text:anchor-type="as-char" draw:z-index="86" draw:name="Forma13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INTEGRAZIONE SIMBIOTICA</text:span></text:h>
      <text:p text:style-name="P2"><text:span text:style-name="T3">Megaris ci insegna che il futuro energetico appartiene a sistemi che integrano multiple tecnologie in sinergia perfetta, invece di competere per dominanza singola.</text:span></text:p>
      <text:p text:style-name="P2"><text:span text:style-name="T3">Questo principio dell'integrazione simbiotica rivela che soluzioni complesse richiedono approcci sistemici dove ogni componentepotenzia gli altri creando risultati superiori alla somma delle parti.</text:span></text:p>
      <text:p text:style-name="P2"><text:span text:style-name="T3">Il futuro energetico appartiene a tecnologie modulari che crescono organicamente, si adattano alle condizioni locali, e creano valoremultiplosimultaneamente.</text:span></text:p>
      <text:p text:style-name="P2"><text:span text:style-name="T3">Megaris non sono solo piattaforme energetiche: sono la dimostrazione che quando l'ingegneria impara a orchestrare sinfonie tecnologiche sui mari, nascono civiltà galleggianti che possono trasformare oceani in giardini di energia infinita dove umanità e natura danzano insieme verso un futuro di abbondanza sostenibile.</text:span><text:span text:style-name="T5">🌊🏙️⚡</text:span></text:p>
      <text:h text:style-name="P1" text:outline-level="1"><text:span text:style-name="T7">🌊</text:span><text:span text:style-name="T4"> ISWEC ENEA: QUANDO IL GIROSCOPIO ITALIANO INSEGNA AL MEDITERRANEO A PRODURRE ELETTRICITÀ</text:span></text:h>
      <text:h text:style-name="P1" text:outline-level="2"><text:span text:style-name="T5">📋</text:span><text:span text:style-name="T3"> SCHEDA RAPIDA</text:span></text:h>
      <text:p text:style-name="P2"><text:span text:style-name="T5">🔋</text:span><text:span text:style-name="T3">Potenza: Ottimizzato per onde mediterranee - efficienza anche con moto moderato<text:line-break/></text:span><text:span text:style-name="T5">🌍</text:span><text:span text:style-name="T3">Disponibilità: 7.000+ km di coste italiane - laboratorio energetico nazionale<text:line-break/></text:span><text:span text:style-name="T5">🗺️</text:span><text:span text:style-name="T3">Geografia: Canale di Otranto pilota - replicabile su tutti i mari italiani<text:line-break/></text:span><text:span text:style-name="T5">💰</text:span><text:span text:style-name="T3">Costo: Investimento R&amp;S pubblico - tecnologia nazionale competitiva<text:line-break/></text:span><text:span text:style-name="T5">🔧</text:span><text:span text:style-name="T3">Installazione: Piattaforme giroscopiche + convertitori inerziali<text:line-break/></text:span><text:soft-page-break/><text:span text:style-name="T5">⚙️</text:span><text:span text:style-name="T3">Manutenzione: Sistemi marini robusti - tecnologia ENEA testata<text:line-break/></text:span><text:span text:style-name="T5">📈</text:span><text:span text:style-name="T3">Stato: PROTOTIPO OPERATIVO - scaling verso industrializzazione<text:line-break/></text:span><text:span text:style-name="T5">📊</text:span><text:span text:style-name="T3">Scalabilità: Da progetti pilota a reti energetiche costiere nazionali</text:span></text:p>
      <text:p text:style-name="P3"><draw:custom-shape text:anchor-type="as-char" draw:z-index="87" draw:name="Forma13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CCELLENZA ITALIANA CHE HA RISOLTO L'EQUAZIONE DELLE ONDE MEDITERRANEE</text:span></text:h>
      <text:h text:style-name="P1" text:outline-level="3"><text:span text:style-name="T5">🇮🇹</text:span><text:span text:style-name="T3"> Quando l'ENEA Trasforma l'Italia nella Superpotenza dell'Energia Marina</text:span></text:h>
      <text:p text:style-name="P2"><text:span text:style-name="T3">Mentre il mondo guarda agli oceani atlantici per energia dalle onde, l'ENEA italiana ha rivoluzionato il paradigma dimostrando che anche il Mediterraneo può alimentare nazioni con tecnologia giroscopica innovativa. ISWEC (Inertial Sea Wave Energy Converter) è genio ingegneristico made in Italy che trasforma onde moderate in elettricità continua.</text:span></text:p>
      <text:p text:style-name="P2"><text:span text:style-name="T3">7.000 chilometri di coste italiane = la più grande opportunità energeticamai sfruttata del paese. Da Liguria alla Sicilia, da Adriatico a Tirreno, ogni metro di costa può ospitare tecnologia ENEA che cattura energia marina24 ore su 24.</text:span></text:p>
      <text:p text:style-name="P2"><text:span text:style-name="T3">Canale di Otranto come laboratorio del futuro dove prototipo ISWECdimostra che Italia può esserepioniera mondiale nell'energia dalle onde usando mari domestici invece di dipendere da risorse estere.</text:span></text:p>
      <text:h text:style-name="P1" text:outline-level="3"><text:span text:style-name="T5">⚙️</text:span><text:span text:style-name="T3"> Il Genio del Giroscopio: Fisica Avanzata Applicata alle Onde</text:span></text:h>
      <text:p text:style-name="P2"><text:span text:style-name="T3">ISWEC rivoluziona il concetto di cattura energetica marina usando principi giroscopici che convertonomovimento oscillatorio delle onde in rotazione meccanica che alimenta generatori elettrici. È ingegneria di precisione applicata a fenomeni naturali.</text:span></text:p>
      <text:p text:style-name="P2"><text:span text:style-name="T3">Giroscopio inerziale che risponde alle accelerazioni ondosetrasformandole in movimento rotatorio continuo. Ogni oscillazione marina diventa spinta meccanica che accumula energia invece di dissiparla come fanno onde normali.</text:span></text:p>
      <text:p text:style-name="P2"><text:span text:style-name="T3">Ottimizzazione per Mediterraneo - mentre altri sistemirichiedono onde oceanche, ISWEC funzionaperfettamente con moto ondoso moderatotipico dei mari italiani. Tecnologiasu misura per geografia nazionale.</text:span></text:p>
      <text:h text:style-name="P1" text:outline-level="3"><text:span text:style-name="T5">🏭</text:span><text:span text:style-name="T3"> Dalla Ricerca ENEA all'Industrializzazione Nazionale</text:span></text:h>
      <text:p text:style-name="P2"><text:span text:style-name="T3">ENEA non è solo centro di ricerca - è incubatore di tecnologie che possono trasformareItalia in leader mondiale dell'energia marina. Investimenti pubblici in R&amp;S che produconobrevetti e know-howesportabili globalmente.</text:span></text:p>
      <text:p text:style-name="P2"><text:soft-page-break/><text:span text:style-name="T3">Collaborazione tra ricerca pubblica e industria privata per scalareprototipi ISWEC verso produzione commerciale. From lab to market con tecnologia 100% italiana che compete con giganti internazionali.</text:span></text:p>
      <text:p text:style-name="P2"><text:span text:style-name="T3">Supply chain nazionale che producecomponenti ISWEC creando filiera industrialespecializzata nell'energia marina. Competenze che rimangono in Italia invece di essere esportate.</text:span></text:p>
      <text:h text:style-name="P1" text:outline-level="3"><text:span text:style-name="T5">🌊</text:span><text:span text:style-name="T3"> Doppia Tecnologia: Colonne Oscillanti + Giroscopi Inerziali</text:span></text:h>
      <text:p text:style-name="P2"><text:span text:style-name="T3">ENEA sviluppaportfolio completo di tecnologie marine: Oscillating Water Column che sfrutta compressione dell'aria + ISWEC che usa inerzia giroscopica. Diversificazione tecnologica per diversi ambienti marini.</text:span></text:p>
      <text:p text:style-name="P2"><text:span text:style-name="T3">OWC per coste rocciose dove onde si infrangono con forza su strutture fisse. ISWEC per acque aperte dove piattaforme galleggiantiseguonomovimento naturale delle onde. Tecnologia adatta ad ogni scenario costiero.</text:span></text:p>
      <text:p text:style-name="P2"><text:span text:style-name="T3">Integrazione intelligente che combinadiverse soluzioni lungo stessa costa per massimizzarecattura energeticasfruttandocaratteristiche locali di ogni zona marina.</text:span></text:p>
      <text:h text:style-name="P1" text:outline-level="3"><text:span text:style-name="T5">🏝️</text:span><text:span text:style-name="T3"> Il Potenziale delle Isole: Sardegna e Sicilia Energeticamente Sovrane</text:span></text:h>
      <text:p text:style-name="P2"><text:span text:style-name="T3">Sardegna e Siciliacircondate da moto ondoso continuo possono diventarelaboratori di autonomia energeticabasata su tecnologia ENEA. Non piùdipendenza energetica dal continente - autosufficienza marina.</text:span></text:p>
      <text:p text:style-name="P2"><text:span text:style-name="T3">Arcipelaghi minori - Eolie, Egadi, Tremiti - che oggidipendono da generatori diesel possono trasformarsi in eco-paradisi alimentati da ISWEC che galleggianodiscretamenteal largo.</text:span></text:p>
      <text:p text:style-name="P2"><text:span text:style-name="T3">Turismo sostenibile che attrae visitatori verso isole 100% rinnovabili invece che destinazioni che inquinano con combustibili fossili. Green tourismpowered byonde italiane.</text:span></text:p>
      <text:h text:style-name="P1" text:outline-level="3"><text:span text:style-name="T5">⚡</text:span><text:span text:style-name="T3"> Neutralità Climatica 2050: ISWEC Come Pilastro Strategico</text:span></text:h>
      <text:p text:style-name="P2"><text:span text:style-name="T3">Obiettivo Italiacarbon neutral entro 2050richiedediversificazionemassima delle rinnovabili. Energia marinacomplementasolare e eolicogarantendoproduzione anche quandoaltre fontiscarseggiano.</text:span></text:p>
      <text:p text:style-name="P2"><text:span text:style-name="T3">Mare che non dorme maiproduce energiadi notte quando solaresi spegne. Onde che continuano anche durantebonaccia quando eolicosi ferma. Complementarità perfetta per gridstability.</text:span></text:p>
      <text:p text:style-name="P2"><text:soft-page-break/><text:span text:style-name="T3">Ogni MW di energia marina = tonnellate CO₂evitate + riduzionedipendenzagas importato + crescitacompetenze nazionali in settore strategico.</text:span></text:p>
      <text:h text:style-name="P1" text:outline-level="3"><text:span text:style-name="T5">🚢</text:span><text:span text:style-name="T3"> Mediterraneo come Laboratorio Energetico Europeo</text:span></text:h>
      <text:p text:style-name="P2"><text:span text:style-name="T3">Tecnologia ISWECesportabile in tutto Mediterraneo - Spagna, Francia, Grecia, Croazia - tutti con costeadatte a sistemi giroscopici. Italialeader tecnologico di rivoluzione energeticamediterrana.</text:span></text:p>
      <text:p text:style-name="P2"><text:span text:style-name="T3">Cooperazione energeticasud-europeabasata su sharing di tecnologie ENEA e development di reti marineinterconnesse. Mediterranean Energy Unionpowered byonde condivise.</text:span></text:p>
      <text:p text:style-name="P2"><text:span text:style-name="T3">Export di know-how italiano verso paesi con coste simili - Cile, California, Australia - mercati globali per tecnologiasviluppata con investimenti pubblici italiani.</text:span></text:p>
      <text:h text:style-name="P1" text:outline-level="3"><text:span text:style-name="T5">🔬</text:span><text:span text:style-name="T3"> R&amp;S Continua: Dalla Prima Generazione alle Versioni Future</text:span></text:h>
      <text:p text:style-name="P2"><text:span text:style-name="T3">ENEAcontinua evoluzionetecnologica - ISWEC 2.0, 3.0, versioni future che miglioranoefficienza, riducono costi, aumentano affidabilità. Innovation pipeline che mantieneleadership italiana.</text:span></text:p>
      <text:p text:style-name="P2"><text:span text:style-name="T3">Digitalizzazione e IoTapplicati a monitoraggioreal-time di performanceISWEC. Predictivemaintenance che ottimizzauptime e riducecosti operativi.</text:span></text:p>
      <text:p text:style-name="P2"><text:span text:style-name="T3">Materiali avanzati e nanotecnologie che miglioranoresistenza alla corrosione marina e aumentanovita utile dei sistemi. Ricercamultidisciplinare per technologicaledge.</text:span></text:p>
      <text:h text:style-name="P1" text:outline-level="3"><text:span text:style-name="T5">🚀</text:span><text:span text:style-name="T3"> Il Futuro Ondoso dell'Italia Energetica</text:span></text:h>
      <text:p text:style-name="P2"><text:span text:style-name="T3">I nostri nipoti erediteranno un'Italia che producesignificativa percentuale della propria energia dal movimento dei mari che la circondano. Tecnologia ENEAdiffusa lungo tutte le coste nazionali.</text:span></text:p>
      <text:p text:style-name="P2"><text:span text:style-name="T3">Coste italianepunteggiate di ISWEC che galleggianodiscretamentealimentandosmart gridcostiere. Paesaggi marini che integranotecnologia e bellezza naturale.</text:span></text:p>
      <text:p text:style-name="P2"><text:span text:style-name="T3">Per loro sarà normale che ogni ondaproduca elettricità, che mare sia partner energetico della nazione, che tecnologia italianaalimenticasa con movimentoancestrale delle acque.</text:span></text:p>
      <text:p text:style-name="P2"><text:span text:style-name="T3">ENEAriconosciuta globalmente come pioniere dell'energia marina che ha dimostrato come mari moderati possano alimentareciviltà moderne con tecnologiasostenibile e innovativa.</text:span></text:p>
      <text:p text:style-name="P3"><draw:custom-shape text:anchor-type="as-char" draw:z-index="88" draw:name="Forma13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oft-page-break/><text:span text:style-name="T5">🎯</text:span><text:span text:style-name="T3"> LA LEZIONE ENERGETICA: IL PRINCIPIO DELL'ADATTAMENTO TECNOLOGICO LOCALE</text:span></text:h>
      <text:p text:style-name="P2"><text:span text:style-name="T3">L'ISWEC ENEA ci insegna che le soluzioni energetiche più efficaci sono quelle sviluppate specificamente per caratteristiche locali invece di importare tecnologie progettate per ambienti diversi.</text:span></text:p>
      <text:p text:style-name="P2"><text:span text:style-name="T3">Questo principio dell'adattamento tecnologico locale rivela che ogni territorio ha risorse uniche che richiedono soluzionisu misura, e che ricerca nazionale può produrre tecnologiesuperiori alle soluzioni generiche.</text:span></text:p>
      <text:p text:style-name="P2"><text:span text:style-name="T3">Il futuro energetico appartiene a nazioni che investono in R&amp;S per sfruttare le proprie risorse naturali con tecnologie ottimizzate localmente ma esportabili globalmente.</text:span></text:p>
      <text:p text:style-name="P2"><text:span text:style-name="T3">L'ISWEC ENEA non è solo un convertitore di onde: è la dimostrazione che quando la ricerca pubblica italiana incontra l'ingegno nazionale, nascono tecnologie che possono trasformare i mari domestici in motori di prosperità energetica, facendo dell'Italia un faro tecnologico che illumina il futuro dell'energia marina mondiale.</text:span><text:span text:style-name="T5">🌊🇮🇹⚡</text:span></text:p>
      <text:h text:style-name="P1" text:outline-level="1"><text:span text:style-name="T7">🏭</text:span><text:span text:style-name="T4"> MARY WALTON: LA VISIONARIA CHE INVENTÒ L'ECOLOGIA INDUSTRIALE 140 ANNI PRIMA DI GRETA</text:span></text:h>
      <text:h text:style-name="P1" text:outline-level="2"><text:span text:style-name="T5">📋</text:span><text:span text:style-name="T3"> SCHEDA RAPIDA</text:span></text:h>
      <text:p text:style-name="P2"><text:span text:style-name="T5">🔋</text:span><text:span text:style-name="T3">Potenza: Sistema anti-inquinamento pionieristico - primo depuratore industriale<text:line-break/></text:span><text:span text:style-name="T5">🌍</text:span><text:span text:style-name="T3">Disponibilità: Acqua + contenitori - tecnologia universale replicabile<text:line-break/></text:span><text:span text:style-name="T5">🗺️</text:span><text:span text:style-name="T3">Geografia: New York 1879 - laboratorio urbano dell'era industriale<text:line-break/></text:span><text:span text:style-name="T5">💰</text:span><text:span text:style-name="T3">Costo: Serbatoi d'acqua + ingegno - economico e scalabile<text:line-break/></text:span><text:span text:style-name="T5">🔧</text:span><text:span text:style-name="T3">Installazione: Convogliamento fumi in vasche - semplicità geniale<text:line-break/></text:span><text:span text:style-name="T5">⚙️</text:span><text:span text:style-name="T3">Manutenzione: Pulizia periodica serbatoi - gestione elementare<text:line-break/></text:span><text:span text:style-name="T5">📈</text:span><text:span text:style-name="T3">Stato: BREVETTO 1879 #221.880 - poi MISTERIOSAMENTE dimenticato<text:line-break/></text:span><text:span text:style-name="T5">📊</text:span><text:span text:style-name="T3">Scalabilità: Da singole fabbriche a intere aree industriali</text:span></text:p>
      <text:p text:style-name="P3"><draw:custom-shape text:anchor-type="as-char" draw:z-index="89" draw:name="Forma14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DONNA CHE SALVÒ NEW YORK DALL'APOCALISSE INDUSTRIALE</text:span></text:h>
      <text:h text:style-name="P1" text:outline-level="3"><text:span text:style-name="T5">🗽</text:span><text:span text:style-name="T3"> 1879: Quando una Visionaria Anticipò l'Ambientalismo di un Secolo</text:span></text:h>
      <text:p text:style-name="P2"><text:span text:style-name="T3">Mentre New York soffocava nei fumi industriali e nessuno pensava che l'inquinamento fosse un problema risolvibile, Mary Walton stava inventando l'ecologia applicata con 140 anni di anticipo su movimenti ambientalisti moderni.</text:span></text:p>
      <text:p text:style-name="P2"><text:soft-page-break/><text:span text:style-name="T3">Brevetto #221.880 - il primo sistema anti-inquinamento della storia umana che trasformava ciminiere tossiche in depuratori d'aria usando semplici serbatoi d'acqua. Genio femminile che rivoluzionava industria quando donne non potevano nemmeno votare.</text:span></text:p>
      <text:p text:style-name="P2"><text:span text:style-name="T3">Fumi nocivi convogliati in grandi vasche d'acqua dove polveri e sostanze inquinanti venivano trattenute invece di avvelenare atmosfera. È il primo esempio di economia circolare industriale - catturare inquinanti invece di disperderli.</text:span></text:p>
      <text:h text:style-name="P1" text:outline-level="3"><text:span text:style-name="T5">🧠</text:span><text:span text:style-name="T3"> Il Genio della Semplicità: Acqua Contro Veleni Industriali</text:span></text:h>
      <text:p text:style-name="P2"><text:span text:style-name="T3">Mary Walton capì quello che ingegneri maschi non riuscivano a vedere - l'acqua è il filtro perfetto per catturare particolato e sostanze tossiche prima che raggiungano polmoni umani.</text:span></text:p>
      <text:p text:style-name="P2"><text:span text:style-name="T3">Sistema rivoluzionario ma disarmante nella semplicità: ciminiere → serbatoi d'acqua → polveri catturate → aria pulita rilasciata. Niente tecnologie complesse, niente costi proibitivi - solo fisica applicata con intelligenza pratica.</text:span></text:p>
      <text:p text:style-name="P2"><text:span text:style-name="T3">Inquinanti recuperabili potevano essere riutilizzati o smaltiti sicuramente in reti fognarie invece di finire nei polmoni di bambini newyorkesi. È la prima forma di gestione integrata dei rifiuti industriali.</text:span></text:p>
      <text:h text:style-name="P1" text:outline-level="3"><text:span text:style-name="T5">🚂</text:span><text:span text:style-name="T3"> Rivoluzionaria Multi-Problema: Inquinamento + Rumore = Soluzioni Doppie</text:span></text:h>
      <text:p text:style-name="P2"><text:span text:style-name="T3">Mary Walton non si limitò all'aria - risolse ancheinquinamento acustico della metropolitana sopraelevata con scatole di legnoriempite di cotone e sabbia che assorbivano rumore delle rotaie.</text:span></text:p>
      <text:p text:style-name="P2"><text:span text:style-name="T3">1891: sistema anti-rumore che rendeva vivibiliquartieri attraversati da treni urbani. Mentre cittàaccettavano inquinamento sonoro come inevitabile, Walton dimostrava che ogni problema ha soluzioni ingegnose.</text:span></text:p>
      <text:p text:style-name="P2"><text:span text:style-name="T3">Treni a vapore con emissioni deviate in serbatoi d'acqua per evitare che fumiavvelenasseropasseggeri e comunità lungo linee ferroviarie. Mobilità pulita140 anni prima di auto elettriche.</text:span></text:p>
      <text:h text:style-name="P1" text:outline-level="3"><text:span text:style-name="T5">🏭</text:span><text:span text:style-name="T3">LanzaTech Moderno: Quando il Passato Insegna al Futuro</text:span></text:h>
      <text:p text:style-name="P2"><text:span text:style-name="T3">Azienda australiana LanzaTech oggi recupera fumi industriali per produrre carburanti - esattamente quello che Mary Walton aveva conceptualized nel 1879. Visione che anticipabioeconomia moderna.</text:span></text:p>
      <text:p text:style-name="P2"><text:soft-page-break/><text:span text:style-name="T3">Sistema Waltonmodernizzato potrebbe trasformarepolveri catturate in feedstock per digestori anaerobici che producono biogas. Da inquinamento a energia rinnovabile - economia circolare completa.</text:span></text:p>
      <text:p text:style-name="P2"><text:span text:style-name="T3">Ogni fabbricaequipaggiata con sistemi Walton evoluti diventerebbe carbon-negative - cattura più inquinanti di quelli che produce e li converte in risorse utili.</text:span></text:p>
      <text:h text:style-name="P1" text:outline-level="3"><text:span text:style-name="T5">👩</text:span><text:span text:style-name="T3"> Il Genio Femminile Cancellato dalla Storia Maschile</text:span></text:h>
      <text:p text:style-name="P2"><text:span text:style-name="T3">Perché Mary Walton è scomparsa dai libri di storia? Perché le sue invenzionirivoluzionarie sono state dimenticate? Misoginia che cancellacontributi femminili all'innovazione tecnologica?</text:span></text:p>
      <text:p text:style-name="P2"><text:span text:style-name="T3">Industrie che preferivano inquinare gratis invece di investire in sistemi che proteggevanosalute pubblica? Lobby che seppellivano tecnologie che minacciavanoprofitti a breve termine?</text:span></text:p>
      <text:p text:style-name="P2"><text:span text:style-name="T3">Combinazione devastante di sessismo e capitalismo estrattivo che ha privato umanità di 140 anni di progresso ambientale. Immagina mondo se sistemi Walton fossero diventati standard.</text:span></text:p>
      <text:h text:style-name="P1" text:outline-level="3"><text:span text:style-name="T5">🌍</text:span><text:span text:style-name="T3"> Il Mondo Alternativo: Se Walton Fosse Stata Ascoltata</text:span></text:h>
      <text:p text:style-name="P2"><text:span text:style-name="T3">Se industrie avessero adottatosistemi Walton dal 1879, non avremmo mai avutocrisi climatica. Inquinamento industrialecatturato e convertito invece di disperso nell'atmosfera.</text:span></text:p>
      <text:p text:style-name="P2"><text:span text:style-name="T3">Rivoluzione industriale pulita che producevaprosperità economica SENZA distruggereclima planetario. Tecnologia che proteggevalavoratori E ambiente contemporaneamente.</text:span></text:p>
      <text:p text:style-name="P2"><text:span text:style-name="T3">140 anni di innovazione ambientalepersi perché visione femminile venne ignorata da establishment maschilemiope e avido.</text:span></text:p>
      <text:h text:style-name="P1" text:outline-level="3"><text:span text:style-name="T5">💡</text:span><text:span text:style-name="T3"> I Tre Pilastri del Genio Walton</text:span></text:h>
      <text:p text:style-name="P2"><text:span text:style-name="T3">Semplicità - soluzioni che funzionano senza complessità inutili. Economicità - investimentiaccessibili che si ripagano. Utilità - benefici immediati per salute e ambiente.</text:span></text:p>
      <text:p text:style-name="P2"><text:span text:style-name="T3">Filosofia opposta al capitalismo moderno che preferiscesoluzioni complesse e costose che creano dipendenza invece di empowerment. Waltondemocratizzavatecnologia ambientale.</text:span></text:p>
      <text:p text:style-name="P2"><text:span text:style-name="T3">Approccio replicabile che ogni fabbrica, ogni città, ogni nazione poteva adottare senza dipendere da brevetti o tecnologie proprietarie.</text:span></text:p>
      <text:h text:style-name="P1" text:outline-level="3"><text:soft-page-break/><text:span text:style-name="T5">🔬</text:span><text:span text:style-name="T3"> Resurrezione Moderna: Walton 2.0</text:span></text:h>
      <text:p text:style-name="P2"><text:span text:style-name="T3">Startup moderne che rispolveranoprincipi Walton e li applicano con materiali e knowledge del XXI secolo. Nanotecnologie che moltiplicanoefficienza di catturainquinanti.</text:span></text:p>
      <text:p text:style-name="P2"><text:span text:style-name="T3">IoT e AI che ottimizzanosistemi Walton in tempo reale - monitoraggio, predizione, auto-regolazione che massimizzadepurazione e minimizzacosti.</text:span></text:p>
      <text:p text:style-name="P2"><text:span text:style-name="T3">Open sourcerevival di brevetti Walton che liberatecnologie ambientali da monopoli e le rendeaccessibili globalmente.</text:span></text:p>
      <text:h text:style-name="P1" text:outline-level="3"><text:span text:style-name="T5">🚀</text:span><text:span text:style-name="T3"> Il Futuro che Onora Mary Walton</text:span></text:h>
      <text:p text:style-name="P2"><text:span text:style-name="T3">I nostri nipotistudierannoMary Walton come pioniera dell'ambientalismo industriale che anticipòsoluzioni che avrebbero salvatoclima planetario se fossero stateascoltate.</text:span></text:p>
      <text:p text:style-name="P2"><text:span text:style-name="T3">Ogni fabbrica del futuroavràsistemi Walton evoluti che catturano, convertono e riutilizzanoogni emissionetrasformandoindustria da problema a soluzioneambientale.</text:span></text:p>
      <text:p text:style-name="P2"><text:span text:style-name="T3">Per lorosarà incomprensibile come l'umanitàpotesse ignorareper 140 annitecnologie che una donnaaveva già inventato per salvarearia e clima.</text:span></text:p>
      <text:p text:style-name="P2"><text:span text:style-name="T3">Mary Waltonsarà ricordata come la visionaria che vide futurosostenibile quando mondo era accecato da fumi di aviditàindustriale.</text:span></text:p>
      <text:p text:style-name="P3"><draw:custom-shape text:anchor-type="as-char" draw:z-index="90" draw:name="Forma14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PREVENZIONE INTELLIGENTE</text:span></text:h>
      <text:p text:style-name="P2"><text:span text:style-name="T3">Mary Walton ci insegna che le soluzioni più potenti sono quelle che prevengono problemi alla fonte invece di gestire conseguenze a valle. Catturare inquinanti prima che escapino è infinitamente più efficiente.</text:span></text:p>
      <text:p text:style-name="P2"><text:span text:style-name="T3">Questo principio della prevenzione intelligente rivela che vera innovazione spesso consiste nel fermare problemiprima che inizino, trasformandocause di danno in fonti di valore.</text:span></text:p>
      <text:p text:style-name="P2"><text:span text:style-name="T3">Il futuro ambientale appartiene a tecnologie che imitano la saggezza di Mary Walton - semplici, economiche, efficaci e orientate alla prevenzione invece che alla riparazione.</text:span></text:p>
      <text:p text:style-name="P2"><text:soft-page-break/><text:span text:style-name="T3">Mary Walton non era solo un'inventrice: era una profetessa dell'ecologia industriale che dimostrò come genio femminile e visione ambientale possano convergere in soluzioni che avrebbero potuto salvare il mondo se l'umanità avesse avuto l'umiltà di ascoltare.</text:span><text:span text:style-name="T5">🏭👩</text:span><text:span text:style-name="T3">‍</text:span><text:span text:style-name="T5">🔬🌍</text:span></text:p>
      <text:h text:style-name="P1" text:outline-level="1"><text:span text:style-name="T7">🌊</text:span><text:span text:style-name="T4"> METODO GIANT: QUANDO I GALLEGGIANTI DIVENTANO GENERATORI LINEARI CHE DANZANO CON LE ONDE</text:span></text:h>
      <text:h text:style-name="P1" text:outline-level="2"><text:span text:style-name="T5">📋</text:span><text:span text:style-name="T3"> SCHEDA RAPIDA</text:span></text:h>
      <text:p text:style-name="P2"><text:span text:style-name="T5">🔋</text:span><text:span text:style-name="T3">Potenza: Rotore + statore lineare - energia elettrica continua dalle onde<text:line-break/></text:span><text:span text:style-name="T5">🌍</text:span><text:span text:style-name="T3">Disponibilità: Mari, laghi, oceani - adattabile a ogni ambiente acquatico<text:line-break/></text:span><text:span text:style-name="T5">🗺️</text:span><text:span text:style-name="T3">Geografia: Costa e offshore - modularità geografica universale<text:line-break/></text:span><text:span text:style-name="T5">💰</text:span><text:span text:style-name="T3">Costo: Costruzione e manutenzione ridotte - ROI competitivo<text:line-break/></text:span><text:span text:style-name="T5">🔧</text:span><text:span text:style-name="T3">Installazione: Galleggianti modulari - niente strutture fisse<text:line-break/></text:span><text:span text:style-name="T5">⚙️</text:span><text:span text:style-name="T3">Manutenzione: Componenti semplici resistenti - gestione marina ottimizzata<text:line-break/></text:span><text:span text:style-name="T5">📈</text:span><text:span text:style-name="T3">Stato: SVILUPPATO e testato - efficienza onde-elettricità dimostrata<text:line-break/></text:span><text:span text:style-name="T5">📊</text:span><text:span text:style-name="T3">Scalabilità: Modulare infinito - da unità singola a parchi energetici</text:span></text:p>
      <text:p text:style-name="P3"><draw:custom-shape text:anchor-type="as-char" draw:z-index="91" draw:name="Forma14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 MAGNETI GALLEGGIANTI CHE TRASFORMANO ONDE IN 220V DOMESTICI</text:span></text:h>
      <text:h text:style-name="P1" text:outline-level="3"><text:span text:style-name="T5">⚡</text:span><text:span text:style-name="T3"> La Rivoluzione del Generatore Lineare: Magnetismo che Galleggia</text:span></text:h>
      <text:p text:style-name="P2"><text:span text:style-name="T3">GIANT rivoluziona il concetto di generazione elettrica marinaeliminandoparti rotanti complesse e sostituendole con sistemi lineari che seguononaturalmente il movimento verticale delle onde.</text:span></text:p>
      <text:p text:style-name="P2"><text:span text:style-name="T3">Rotore lineare che si muovedentrostatore fissogenerandoflusso magnetico che produce corrente elettricadirettamente proporzionale al movimento ondoso. Ogni oscillazione = pulse elettrico che elettronicastabilizza in 220V standard.</text:span></text:p>
      <text:p text:style-name="P2"><text:span text:style-name="T3">È elettromagnetismoapplicato al movimento naturale del mare - niente ingranaggi, niente turbine, niente meccanismi che si rompono. Solo magneti che danzano con onde e produconoelettricità pura.</text:span></text:p>
      <text:h text:style-name="P1" text:outline-level="3"><text:span text:style-name="T5">🔧</text:span><text:span text:style-name="T3"> Semplicità Geniale: Meno Componenti = Più Affidabilità</text:span></text:h>
      <text:p text:style-name="P2"><text:span text:style-name="T3">GIANT eliminacomplessità che affliggealtre tecnologie marine - niente fondazioni fisse, niente strutture massive, niente sistemimeccanici complessi. Galleggianti + magneti + elettronica = centrale elettrica minimalista.</text:span></text:p>
      <text:p text:style-name="P2"><text:span text:style-name="T3">Resistenza ambiente marinomassimizzata perché meno componenti = meno punti di failure. Corrosione salinaridotta al minimo grazie a design che minimizzasuperfici esposte.</text:span></text:p>
      <text:p text:style-name="P2"><text:soft-page-break/><text:span text:style-name="T3">Manutenzione semplificata perché ogni modulo è accessibile e sostituibileindipendentemente. Non servefermareintera produzione per ripararesingolo galleggiante.</text:span></text:p>
      <text:h text:style-name="P1" text:outline-level="3"><text:span text:style-name="T5">🌊</text:span><text:span text:style-name="T3"> Adattabilità Universale: Dai Laghi agli Oceani</text:span></text:h>
      <text:p text:style-name="P2"><text:span text:style-name="T3">GIANT funzionaovunque ci sia movimentod'acqua - laghi ventosi, fiumi con correnti, mari calmi, oceani tempestosi. Tecnologia che si adatta alle condizioni locali invece di richiederle specifiche.</text:span></text:p>
      <text:p text:style-name="P2"><text:span text:style-name="T3">Frequenzediverse di ondenon sono problema - sistema elettronicoottimizzacattura energeticaindipendentemente da velocità e ampiezzaoscillazioni. Versatilità che funziona in Mediterraneo come in Atlantico.</text:span></text:p>
      <text:p text:style-name="P2"><text:span text:style-name="T3">Scalabilità geografica - un modulo per casa sul lago, cento moduli per città costiera, mille moduli per alimentareregione. Tecnologia che cresce con bisogni.</text:span></text:p>
      <text:h text:style-name="P1" text:outline-level="3"><text:span text:style-name="T5">🏝️</text:span><text:span text:style-name="T3"> Liberazione Energetica delle Comunità Remote</text:span></text:h>
      <text:p text:style-name="P2"><text:span text:style-name="T3">GIANT trasformaogni comunitàcon accesso ad acqua in entità energeticamente sovrana. Villaggi costieri, isole remote, piattaforme offshore - tutti possono produrreenergia localesenza dipendenze esterne.</text:span></text:p>
      <text:p text:style-name="P2"><text:span text:style-name="T3">Fine dell'isolamento energetico - no moregeneratori dieselcostosi e inquinanti, no moreattesa per reti elettrichenazionali che non arrivano mai. Autosufficienzaimmediatacon risorselocali.</text:span></text:p>
      <text:p text:style-name="P2"><text:span text:style-name="T3">Economieenergetiche distribuite che rafforzanocomunità invece di renderle dipendenti da utilitiescentralizzatelontane e costose.</text:span></text:p>
      <text:h text:style-name="P1" text:outline-level="3"><text:span text:style-name="T5">⚡</text:span><text:span text:style-name="T3"> 24/7 Produzione: L'Anti-Intermittenza Delle Rinnovabili</text:span></text:h>
      <text:p text:style-name="P2"><text:span text:style-name="T3">Mentresolaredorme di notte e eolicosi fermasenza vento, GIANTproduce energiacontinuously perché ondenon si fermano mai. È la rinnovabilepiù affidabile per gridstability.</text:span></text:p>
      <text:p text:style-name="P2"><text:span text:style-name="T3">Prevedibilitàsuperiore - maree e ondeseguonopatterncalcolabili che permettonoplanningenergeticopreciso. Non più sorprese da intermittenzaweather-dependent.</text:span></text:p>
      <text:p text:style-name="P2"><text:span text:style-name="T3">Integrazione perfetta con altre rinnovabili - GIANTcompensa quando solare e eolicounder-perform, garantendofornituracostantesenza backupfossili.</text:span></text:p>
      <text:h text:style-name="P1" text:outline-level="3"><text:span text:style-name="T5">🌍</text:span><text:span text:style-name="T3"> Impatto Ambientale Quasi Nullo: Tecnologia Invisibile</text:span></text:h>
      <text:p text:style-name="P2"><text:soft-page-break/><text:span text:style-name="T3">Galleggiantiquasi invisibili che non alteranoskylinecostiero. Silenziositàtotale - niente rumore che disturbafauna marina o comunitàcostiere.</text:span></text:p>
      <text:p text:style-name="P2"><text:span text:style-name="T3">Nessunastruttura fissa che alteraflussi marini o danneggiaecosistemi. Galleggianti che diventanohabitatartificiali per specie marine invece di ostacoli.</text:span></text:p>
      <text:p text:style-name="P2"><text:span text:style-name="T3">Zero emissioniduranteoperazione + materialiriciclabili a fine vita = footprint ambientaleminimale su tutto il lifecycle.</text:span></text:p>
      <text:h text:style-name="P1" text:outline-level="3"><text:span text:style-name="T5">💰</text:span><text:span text:style-name="T3"> Economia Competitiva: Energia Marina vs Fossili</text:span></text:h>
      <text:p text:style-name="P2"><text:span text:style-name="T3">Costicostruzione e manutenzioneridottivsaltre tecnologie marine grazie a semplicitàstrutturale e resistenzacomponenti. CAPEXbasso + OPEXminimo = LCOEcompetitivo.</text:span></text:p>
      <text:p text:style-name="P2"><text:span text:style-name="T3">ROIattractivo per investitori - paybackperiodragionevole + cash flowstabile per decenni + no fuel costsever. Investment che paga se stesso e poigeneraprofittipuri.</text:span></text:p>
      <text:p text:style-name="P2"><text:span text:style-name="T3">Sviluppoeconomicolocale - jobs in installazione, manutenzione, monitoring. Value chain che rimanenellecomunità invece di essereestratta da multinazionali.</text:span></text:p>
      <text:h text:style-name="P1" text:outline-level="3"><text:span text:style-name="T5">🔬</text:span><text:span text:style-name="T3"> Innovazione Continua: GIANT 2.0, 3.0, ∞</text:span></text:h>
      <text:p text:style-name="P2"><text:span text:style-name="T3">R&amp;Dcontinua per migliorareefficienza, ridurrecosti, aumentaredurabilità. Materialiavanzati, elettronicaottimizzata, designperfezionato attraverso field testing.</text:span></text:p>
      <text:p text:style-name="P2"><text:span text:style-name="T3">AI e machine learningapplicati a predizioneonde e ottimizzazionereal-time di catturaenergetica. Smartgalleggianti che imparano da patternslocali.</text:span></text:p>
      <text:p text:style-name="P2"><text:span text:style-name="T3">Integration con energy storage - batteries, hydrogen, compressed air - per maximizzarevalue dell'energiaprodotta e garantiredispatchon demand.</text:span></text:p>
      <text:h text:style-name="P1" text:outline-level="3"><text:span text:style-name="T5">🚀</text:span><text:span text:style-name="T3"> Il Futuro Galleggiante dell'Energia Marina</text:span></text:h>
      <text:p text:style-name="P2"><text:span text:style-name="T3">I nostri nipoticresceranno in world dove ognimassa d'acquaproduceenergia grazie a galleggianti GIANT che lavoranosilenziosamente24/7convertendomovimento in electricity.</text:span></text:p>
      <text:p text:style-name="P2"><text:span text:style-name="T3">Costemondialipunteggiate di moduli GIANTquasi invisibili che alimentanosmart citiescostiere. Lakesalpini che produconoenergia per mountain communities. Rivers che alimentanorural areas.</text:span></text:p>
      <text:p text:style-name="P2"><text:soft-page-break/><text:span text:style-name="T3">Per lorosarà normale che ognimovimento d'acquagenerielectricity, che wavessianoubiquitouspower source, che galleggiaresignifichiprodurre.</text:span></text:p>
      <text:p text:style-name="P2"><text:span text:style-name="T3">GIANTtechnologyexportedglobally - modulistandardizzati che si adattano a ognienvironmentacquatico del pianeta.</text:span></text:p>
      <text:p text:style-name="P3"><draw:custom-shape text:anchor-type="as-char" draw:z-index="92" draw:name="Forma14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LINEARITÀ EFFICIENTE</text:span></text:h>
      <text:p text:style-name="P2"><text:span text:style-name="T3">Il metodo GIANT ci insegna che l'energia più efficiente nasce quando tecnologiaeliminapassaggi intermedi e convertemovimento naturaledirettamente in energia utilesenza perditemeccaniche.</text:span></text:p>
      <text:p text:style-name="P2"><text:span text:style-name="T3">Questo principio della linearità efficiente rivela che semplicitàstrutturalespessoproducemaggioreaffidabilità e minoricosti rispetto a soluzionimeccanicamentecomplesse.</text:span></text:p>
      <text:p text:style-name="P2"><text:span text:style-name="T3">Il futuro energetico appartiene a tecnologie che mimanoprocessi naturali invece di forzarli, che galleggiano con elementi invece di resistere a essi.</text:span></text:p>
      <text:p text:style-name="P2"><text:span text:style-name="T3">Il metodo GIANT non è solo tecnologia marina: è la dimostrazione che quando l'ingegneria impara a danzare linearmente con il movimento perpetuo delle acque, nascono sistemi che possono trasformare ogni onda in energia domestica con la grazia di magneti che galleggiano verso un futuro di abbondanza elettrica.</text:span><text:span text:style-name="T5">🌊⚡🧲</text:span></text:p>
      <text:h text:style-name="P1" text:outline-level="1"><text:span text:style-name="T7">🔥</text:span><text:span text:style-name="T4"> PIGLET SIEMENS: QUANDO IL CALORE SPRECATO DIVENTA ELETTRICITÀ SENZA RUBARE UNA GOCCIA D'ACQUA</text:span></text:h>
      <text:h text:style-name="P1" text:outline-level="2"><text:span text:style-name="T5">📋</text:span><text:span text:style-name="T3"> SCHEDA RAPIDA</text:span></text:h>
      <text:p text:style-name="P2"><text:span text:style-name="T5">🔋</text:span><text:span text:style-name="T3">Potenza: 50% del calore di scarto recuperato come elettricità<text:line-break/></text:span><text:span text:style-name="T5">🌍</text:span><text:span text:style-name="T3">Disponibilità: Ogni processo industriale che produce calore - universale<text:line-break/></text:span><text:span text:style-name="T5">🗺️</text:span><text:span text:style-name="T3">Geografia: Perfetto per zone aride - zero consumo idrico<text:line-break/></text:span><text:span text:style-name="T5">💰</text:span><text:span text:style-name="T3">Costo: Modularità scalabile - ROI da energia recuperata<text:line-break/></text:span><text:span text:style-name="T5">🔧</text:span><text:span text:style-name="T3">Installazione: Ciclo ORC + fluidi organici - retrofit industriale<text:line-break/></text:span><text:span text:style-name="T5">⚙️</text:span><text:span text:style-name="T3">Manutenzione: Sistemi a bassa pressione - gestione semplificata<text:line-break/></text:span><text:span text:style-name="T5">📈</text:span><text:span text:style-name="T3">Stato: COMMERCIALE Siemens - partnership Turboden attiva<text:line-break/></text:span><text:span text:style-name="T5">📊</text:span><text:span text:style-name="T3">Scalabilità: Da impianti piccoli a complessi industriali massivi</text:span></text:p>
      <text:p text:style-name="P3"><draw:custom-shape text:anchor-type="as-char" draw:z-index="93" draw:name="Forma14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MAIALINO TECNOLOGICO CHE TRASFORMA SPRECHI IN TESORI ENERGETICI</text:span></text:h>
      <text:h text:style-name="P1" text:outline-level="3"><text:span text:style-name="T5">🏭</text:span><text:span text:style-name="T3"> Quando Siemens Insegna alle Industrie a Non Sprecare Neanche una Caloria</text:span></text:h>
      <text:p text:style-name="P2"><text:soft-page-break/><text:span text:style-name="T3">Piglet (il maialino) ha un nome che nasconde una rivoluzione energetica: trasformare ogni grado di calore sprecato in elettricità utile senza consumare acqua - soluzione perfetta per industrie in zone aride che non possono permettersisprechi idrici.</text:span></text:p>
      <text:p text:style-name="P2"><text:span text:style-name="T3">Organic Rankine Cycle con fluidi organici invece di vapore acqueo = conversione energetica che funziona a temperature basse dove sistemi tradizionalifalliscono. Ogni forno, compressore, processo industrialediventadoppiamente produttivo.</text:span></text:p>
      <text:p text:style-name="P2"><text:span text:style-name="T3">50% del calore di scartorecuperato come elettricità = efficienza che raddoppiavalore di ogni processotermico industriale. È alchimia moderna che trasformarifiuti energetici in risorse elettriche.</text:span></text:p>
      <text:h text:style-name="P1" text:outline-level="3"><text:span text:style-name="T5">⚙️</text:span><text:span text:style-name="T3"> L'Alchimia dei Fluidi Organici: Quando la Chimica Batte l'Acqua</text:span></text:h>
      <text:p text:style-name="P2"><text:span text:style-name="T3">Fluidi organici hanno proprietà termodinamichesuperiori all'acqua per recupero a basse temperature - evaporanofacilmente, condensanoefficientemente, trasferisconoenergiameglio del vapor d'acqua.</text:span></text:p>
      <text:p text:style-name="P2"><text:span text:style-name="T3">Ciclo chiuso dove fluido organicoassorbecalore di scarto → evapora → espande in turbina → genera elettricità → condensa → ricomincia ciclo. Perpetuorecupero energeticoautomatico.</text:span></text:p>
      <text:p text:style-name="P2"><text:span text:style-name="T3">Temperature operative200-400°C invece di 500-600°C richiesti da vapor d'acqua = sfruttamento di calore che prima veniva completamente sprecato perché "troppo freddo".</text:span></text:p>
      <text:h text:style-name="P1" text:outline-level="3"><text:span text:style-name="T5">🌵</text:span><text:span text:style-name="T3"> La Rivoluzione del Deserto: Energia Senza Acqua</text:span></text:h>
      <text:p text:style-name="P2"><text:span text:style-name="T3">Piglet risolve il dilemma delle industrie in zone aride - come produrre energiasenza consumareacqua preziosa per raffreddamento e vapor generation. Zero consumo idrico = sostenibilitàtotale in ambientiwater-stressed.</text:span></text:p>
      <text:p text:style-name="P2"><text:span text:style-name="T3">Medio Oriente, Australia, Sud-Ovest USA, Nord Africa - tutti possono industrializzarsisenzacompromettereriserve idrichelimitate. Sviluppo economicocompatibile con scarsità d'acqua.</text:span></text:p>
      <text:p text:style-name="P2"><text:span text:style-name="T3">Impiantioil &amp; gas nel deserto che raddoppianoefficienza energeticarecuperandocalore di processosenzarubareacqua alle comunità locali.</text:span></text:p>
      <text:h text:style-name="P1" text:outline-level="3"><text:span text:style-name="T5">🏭</text:span><text:span text:style-name="T3"> Retrofit Rivoluzionario: Ogni Fabbrica Diventa Centrale Elettrica</text:span></text:h>
      <text:p text:style-name="P2"><text:span text:style-name="T3">Piglet può essere installato su qualsiasiimpianto esistente che producecalore di scarto - acciaierie, cementifici, raffinerie, datacenter, impianti chimici. Retrofit che trasformaogni fabbrica in produttrice netta di energia.</text:span></text:p>
      <text:p text:style-name="P2"><text:soft-page-break/><text:span text:style-name="T3">Compressorigas naturale che alimentanoturbine Piglet con caloredi compressione. Forni industriali che produconosiaprodotti che elettricità. Datacenter che convertonocalore dei server in energy per raffreddamento.</text:span></text:p>
      <text:p text:style-name="P2"><text:span text:style-name="T3">Modularità che si adatta a ogni scala - piccole officine con un modulo, complessi petrolchimici con batterie di sistemi Pigletcoordinati.</text:span></text:p>
      <text:h text:style-name="P1" text:outline-level="3"><text:span text:style-name="T5">📊</text:span><text:span text:style-name="T3"> I Numeri della Rivoluzione: 50% di Efficienza Aggiuntiva</text:span></text:h>
      <text:p text:style-name="P2"><text:span text:style-name="T3">50% del calore sprecatorecuperato come elettricità = aumento efficienzacomplessivaindustrialesenzamodificareprocessi produttivi. Same input, double outputenergetico.</text:span></text:p>
      <text:p text:style-name="P2"><text:span text:style-name="T3">Riduzione CO₂significativa perché menoenergia primarianecessaria per stessooutputindustriale. Ogni MWrecuperato da Piglet = tonnellateemissionievitate.</text:span></text:p>
      <text:p text:style-name="P2"><text:span text:style-name="T3">ROIattractivo - energia"gratuita"generata da calore che primavenivadispersonell'atmosfera. Investment che si paga con energiachenon esistevaprima.</text:span></text:p>
      <text:h text:style-name="P1" text:outline-level="3"><text:span text:style-name="T5">🤝</text:span><text:span text:style-name="T3"> Partnership Siemens-Turboden: Giganti che Collaborano</text:span></text:h>
      <text:p text:style-name="P2"><text:span text:style-name="T3">Siemens + Turboden = combinazione di expertisetedesca e italiana per creareleader mondiale nel wasteheat recovery. Engineering excellenceeuropeaapplicata a sfida globale.</text:span></text:p>
      <text:p text:style-name="P2"><text:span text:style-name="T3">Global deployment di tecnologia Piglet attraverso networkSiemensmondiale. Standardization che riducecosti e acceleraadoptionacrossindustries.</text:span></text:p>
      <text:p text:style-name="P2"><text:span text:style-name="T3">R&amp;Dcontinua per migliorareefficiency, ridurrecosts, expandereapplications a nuovisettori e temperature ranges.</text:span></text:p>
      <text:h text:style-name="P1" text:outline-level="3"><text:span text:style-name="T5">🌍</text:span><text:span text:style-name="T3"> Applicazioni Globali: Dal Deserto alle Isole</text:span></text:h>
      <text:p text:style-name="P2"><text:span text:style-name="T3">Remote locations con limited gridconnection che diventanoenergy self-sufficientrecuperandowasteheatlocale. Mining operations, oil platforms, island communities - tuttibeneficiano da Piglet.</text:span></text:p>
      <text:p text:style-name="P2"><text:span text:style-name="T3">Industrial clusters che condividonowasteheat attraverso networks di sistemi Pigletinterconnessi. Circular economytermica che ottimizzaenergy flowstradifferentprocesses.</text:span></text:p>
      <text:p text:style-name="P2"><text:soft-page-break/><text:span text:style-name="T3">Developing countries che industrializzanoefficientlyda subitoinvece di ripeteremistakesenergetici dei paesi sviluppati.</text:span></text:p>
      <text:h text:style-name="P1" text:outline-level="3"><text:span text:style-name="T5">🔬</text:span><text:span text:style-name="T3"> Innovazione Continua: Piglet 2.0 e Oltre</text:span></text:h>
      <text:p text:style-name="P2"><text:span text:style-name="T3">Next generationfluidi organici con propertiesancoramigliori per heat recovery a temperaturesemprepiù basse. Nanotechnologyapplicata a heatexchangesurfaces.</text:span></text:p>
      <text:p text:style-name="P2"><text:span text:style-name="T3">AI e IoTintegration per predictivemaintenance e real-time optimization di Piglet performance. Machine learning che impara da industrial processeslocali.</text:span></text:p>
      <text:p text:style-name="P2"><text:span text:style-name="T3">Integration con renewable energystorage - excessheatstored e convertedon demandattraversoadvancedPigletsystems.</text:span></text:p>
      <text:h text:style-name="P1" text:outline-level="3"><text:span text:style-name="T5">🚀</text:span><text:span text:style-name="T3"> Il Futuro Senza Sprechi Termici</text:span></text:h>
      <text:p text:style-name="P2"><text:span text:style-name="T3">I nostri nipoticresceranno in world dove concept di "wasteheat"saràobsoleto - ognicaloriaprodottadall'industriasaràcaptured e converted in useful energy.</text:span></text:p>
      <text:p text:style-name="P2"><text:span text:style-name="T3">Industrial symbiosiswherewasteheat from one processfeedsPiglet systems che produceelectricity for otherprocesses. Perfectthermalcircular economy.</text:span></text:p>
      <text:p text:style-name="P2"><text:span text:style-name="T3">Per lorosaràincomprehensiblecomehumanitypotessesprecaremiliardi di caloriesnell'atmosfera quando technologyesisteva per convertirle in electricity.</text:span></text:p>
      <text:p text:style-name="P2"><text:span text:style-name="T3">Piglettechnologyubiquitous in everyindustrialprocess - standardequipmentcomepumps o motorsoggi.</text:span></text:p>
      <text:p text:style-name="P3"><draw:custom-shape text:anchor-type="as-char" draw:z-index="94" draw:name="Forma14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RECUPERO TOTALE</text:span></text:h>
      <text:p text:style-name="P2"><text:span text:style-name="T3">Il sistema Piglet ci insegna che nell'economia energetica perfettaniente deve essere sprecato - ogniforma di energia può essere convertita in forma utile con tecnologia appropriata.</text:span></text:p>
      <text:p text:style-name="P2"><text:span text:style-name="T3">Questo principio del recupero totale rivela che efficiency massima nasce quando everyenergy stream viene captured, converted e reused invece di essere dispersednell'environment.</text:span></text:p>
      <text:p text:style-name="P2"><text:span text:style-name="T3">Il futuro energetico appartiene a technologies che chiudonoenergy loops, che trasformanowaste in resources, che ottimizzanoeverycalorieinstead of wastingthem.</text:span></text:p>
      <text:p text:style-name="P2"><text:soft-page-break/><text:span text:style-name="T3">Piglet non è solo un sistema di recupero: è la dimostrazione che quando l'ingegneria industriale impara a non sprecare neanche una caloria, nascono soluzioni che possono raddoppiare l'efficienza energetica mondiale trasformando ogni grado di calore sprecato nel carburante della prosperità sostenibile.</text:span><text:span text:style-name="T5">🔥⚡🐷</text:span></text:p>
      <text:h text:style-name="P1" text:outline-level="1"><text:span text:style-name="T7">⚡</text:span><text:span text:style-name="T4"> PROMETEO ENEA: IL VOLANO CHIMICO CHE TRASFORMA CO₂ DA VELENO A CARBURANTE</text:span></text:h>
      <text:h text:style-name="P1" text:outline-level="2"><text:span text:style-name="T5">📋</text:span><text:span text:style-name="T3"> SCHEDA RAPIDA</text:span></text:h>
      <text:p text:style-name="P2"><text:span text:style-name="T5">🔋</text:span><text:span text:style-name="T3">Potenza: Volano energetico H₂-CO₂-CH₄ - accumulo chimico infinito<text:line-break/></text:span><text:span text:style-name="T5">🌍</text:span><text:span text:style-name="T3">Disponibilità: CO₂ industriale + energia rinnovabile - risorse universali<text:line-break/></text:span><text:span text:style-name="T5">🗺️</text:span><text:span text:style-name="T3">Geografia: Italia ENEA pioniera - tecnologia esportabile globalmente<text:line-break/></text:span><text:span text:style-name="T5">💰</text:span><text:span text:style-name="T3">Costo: Elettrolisi + metanazione - tecnologie commerciali esistenti<text:line-break/></text:span><text:span text:style-name="T5">🔧</text:span><text:span text:style-name="T3">Installazione: Elettrolizzatori + reattori + celle combustibile<text:line-break/></text:span><text:span text:style-name="T5">⚙️</text:span><text:span text:style-name="T3">Manutenzione: Sistemi chimici standard - gestione industriale<text:line-break/></text:span><text:span text:style-name="T5">📈</text:span><text:span text:style-name="T3">Stato: PROGETTO ENEA attivo - scaling verso commercializzazione<text:line-break/></text:span><text:span text:style-name="T5">📊</text:span><text:span text:style-name="T3">Scalabilità: Da impianti pilota a sistemi industriali nazionali</text:span></text:p>
      <text:p text:style-name="P3"><draw:custom-shape text:anchor-type="as-char" draw:z-index="95" draw:name="Forma14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PROMETEO CHE RUBA IL FUOCO DELLA CO₂ E LO TRASFORMA IN ENERGIA PULITA</text:span></text:h>
      <text:h text:style-name="P1" text:outline-level="3"><text:span text:style-name="T5">⚗️</text:span><text:span text:style-name="T3"> L'Alchimia Moderna: Quando CO₂ + H₂ = Metano Pulito</text:span></text:h>
      <text:p text:style-name="P2"><text:span text:style-name="T3">Prometeo ENEA ha risolto l'equazione impossibile del cambiamento climatico: trasformareCO₂ da problema in soluzione, da veleno atmosferico in carburante pulito attraverso ciclo chimico che chiude il carbon loopper sempre.</text:span></text:p>
      <text:p text:style-name="P2"><text:span text:style-name="T3">Energia rinnovabile in eccesso → Elettrolisi che produce H₂ → H₂ reagisce con CO₂ industriale → Metano che alimentacelle a combustibile → CO₂ che ritorna al ciclo. È perpetualmotionchimico che non sprecaneanche molecola.</text:span></text:p>
      <text:p text:style-name="P2"><text:span text:style-name="T3">Volano energetico che non girameccanicamente ma chimicamente - energiaimmagazzinata in legami molecolari invece che in masse rotanti. Capacità di accumulo infinitalimitata solo da disponibilità di CO₂ e H₂.</text:span></text:p>
      <text:h text:style-name="P1" text:outline-level="3"><text:span text:style-name="T5">🔄</text:span><text:span text:style-name="T3"> Il Ciclo Chiuso Perfetto: Zero Emissioni Nette per Sempre</text:span></text:h>
      <text:p text:style-name="P2"><text:span text:style-name="T3">Prometeoelimina il concetto di "emissioni"trasformandolo in "riciclo". Ogni molecola di CO₂ che esce dal sistemarientraimmediatamente per produrrenuovo metano. È economia circolareapplicata alla chimica.</text:span></text:p>
      <text:p text:style-name="P2"><text:soft-page-break/><text:span text:style-name="T3">CO₂ industrialecatturata invece di dispersa → Diventafeedstock per produzione metano → Metano bruciarilasciandostessa CO₂ → CO₂ricatturata e riutilizzata. Loop infinitosenza perdite.</text:span></text:p>
      <text:p text:style-name="P2"><text:span text:style-name="T3">Fine dell'era delle emissioni nette - ogniimpianto industrialeequipaggiato con Prometeodiventacarbon-neutral o carbon-negativetrasformandopropri scarti in energia.</text:span></text:p>
      <text:h text:style-name="P1" text:outline-level="3"><text:span text:style-name="T5">🏭</text:span><text:span text:style-name="T3"> Trasformazione Industriale: Ogni Fabbrica Diventa Centrale Energetica</text:span></text:h>
      <text:p text:style-name="P2"><text:span text:style-name="T3">Acciaierie che catturanoCO₂ dei processi e la trasformano in metano per alimentareforni. Cementifici che invece di pagarecarbon taxvendonoenergiaprodotta da CO₂recycled.</text:span></text:p>
      <text:p text:style-name="P2"><text:span text:style-name="T3">Raffinerie che non più emettonoCO₂ ma la processano in metano che integraproduzione di combustibili. Petrolchimici che diventanocarbon-negativeassorbendopiù CO₂ di quella che producono.</text:span></text:p>
      <text:p text:style-name="P2"><text:span text:style-name="T3">Ogniciminiera industrialeequipaggiata con sistema Prometeodiventaintake invece che exhaust - succhiaCO₂ dall'atmosfera e la converte in energia utile.</text:span></text:p>
      <text:h text:style-name="P1" text:outline-level="3"><text:span text:style-name="T5">⚡</text:span><text:span text:style-name="T3">Grid Balancing Rivoluzionario: Rinnovabili Senza Intermittenza</text:span></text:h>
      <text:p text:style-name="P2"><text:span text:style-name="T3">Prometeo risolve il problema dell'intermittenza delle rinnovabilitrasformandosurplus energetico in metano stoccabileindefinitamente. Energia solaredi agostopuòessereutilizzataa dicembre.</text:span></text:p>
      <text:p text:style-name="P2"><text:span text:style-name="T3">Quandovento e soleproduconopiù elettricitàdella domanda → Excess energyalimentaelettrolisi → H₂prodottoreagisce con CO₂ → Metanostoccato per utilizzoon-demand.</text:span></text:p>
      <text:p text:style-name="P2"><text:span text:style-name="T3">Gridstabilityperfetta - no moreblackout per over-productionrinnovabili, no morecurtailment di energie pulite. Ogni wattrinnovabilevienecatturato e conservato.</text:span></text:p>
      <text:h text:style-name="P1" text:outline-level="3"><text:span text:style-name="T5">🚗</text:span><text:span text:style-name="T3"> Mobilità Carbon-Negative: Veicoli che Puliscono Aria</text:span></text:h>
      <text:p text:style-name="P2"><text:span text:style-name="T3">Metanoprodotto da Prometeoalimentaveicoli che sonocarbon-neutral nel lifecycle completo - CO₂emessadurantecombustione è quellaprecedentementecatturata dall'atmosfera.</text:span></text:p>
      <text:p text:style-name="P2"><text:span text:style-name="T3">Flotte urbanealimentate da metano PrometeononaggiungonoCO₂ all'atmosfera ma riciclanoCO₂esistente. Trasporto pubblico che noninquinaperchébruciacarbongiànelcycle.</text:span></text:p>
      <text:p text:style-name="P2"><text:span text:style-name="T3">Stazioni di rifornimentointegrate con impianti Prometeocheproduconometanoon-sitedaCO₂locale + elettricitàrinnovabile. Distributedfuel production.</text:span></text:p>
      <text:h text:style-name="P1" text:outline-level="3"><text:soft-page-break/><text:span text:style-name="T5">🏠</text:span><text:span text:style-name="T3"> Riscaldamento Domestico Rigenerativo: Case che Assorbono CO₂</text:span></text:h>
      <text:p text:style-name="P2"><text:span text:style-name="T3">Prometeo domestico che alimentacaldaieresidenziali con metanoprodottodaCO₂ambientale + elettricitàfotovoltaica. Riscaldamento che nonemetteCO₂aggiuntiva.</text:span></text:p>
      <text:p text:style-name="P2"><text:span text:style-name="T3">Quartieriautosufficienti dove impianti PrometeocomunitariprocessanoCO₂urbana e produconometano per riscaldamento + elettricitàdi backup. Urbancarbon cycleclosed.</text:span></text:p>
      <text:p text:style-name="P2"><text:span text:style-name="T3">Case del futurocarbon-negative che assorbonopiù CO₂di quella che emettonograzie a sistemi Prometeointegrati con solar panels.</text:span></text:p>
      <text:h text:style-name="P1" text:outline-level="3"><text:span text:style-name="T5">🌍</text:span><text:span text:style-name="T3"> Scaling Planetario: ENEA Tecnologia per il Mondo</text:span></text:h>
      <text:p text:style-name="P2"><text:span text:style-name="T3">Italialeader mondiale nella tecnologiacarbon recyclingesportaknow-how Prometeoversopaesi con grandiemissioni industriali. China, India, USAadottanomodello italiano.</text:span></text:p>
      <text:p text:style-name="P2"><text:span text:style-name="T3">Cooperazioneinternazionale per deploymentglobale di sistemi Prometeostandardizzati. Technology transfer che acceleradecarbonizzazionemondiale.</text:span></text:p>
      <text:p text:style-name="P2"><text:span text:style-name="T3">Carbon marketsrivoluzionati - invece di pagarecarbon credits, industrievendonoenergiaprodotta da CO₂recycling. Economicsinvertiti completamente.</text:span></text:p>
      <text:h text:style-name="P1" text:outline-level="3"><text:span text:style-name="T5">🔬</text:span><text:span text:style-name="T3"> R&amp;D Continua: Prometeo 2.0 e Catalizzatori Avanzati</text:span></text:h>
      <text:p text:style-name="P2"><text:span text:style-name="T3">ENEAmiglioracontinuamenteefficienzaconversioneCO₂ → metano attraverso catalizzatoriavanzati e processiottimizzati. Higherconversion rates + lowerenergy requirements.</text:span></text:p>
      <text:p text:style-name="P2"><text:span text:style-name="T3">Integration con AI per predictiveoptimization di Prometeoperformancebased su availability di renewable energy e industrial CO₂streams.</text:span></text:p>
      <text:p text:style-name="P2"><text:span text:style-name="T3">Next generationPrometeo che produceanchealtricombustibilisynthetic - diesel, jet fuel, ammonia - tutticarbon-neutral.</text:span></text:p>
      <text:h text:style-name="P1" text:outline-level="3"><text:span text:style-name="T5">🚀</text:span><text:span text:style-name="T3"> Il Futuro Post-Carbonio dell'Umanità</text:span></text:h>
      <text:p text:style-name="P2"><text:span text:style-name="T3">I nostri nipoticresceranno in world dove CO₂èconsideratarisorsa preziosa invece che waste product - rawmaterial per infiniteenergia pulitathroughPrometeo systems.</text:span></text:p>
      <text:p text:style-name="P2"><text:soft-page-break/><text:span text:style-name="T3">Atmosferagradualmentecleanedmentrehumanityusesaccumulated CO₂asfuel source. Climatechangereversedthroughtechnology che mangiacarbon pollution.</text:span></text:p>
      <text:p text:style-name="P2"><text:span text:style-name="T3">Per lorosarànormale che ogniemissionvengaimmediatelycaptured e converted to useful energy, che waste CO₂siaimpossible concept.</text:span></text:p>
      <text:p text:style-name="P2"><text:span text:style-name="T3">Prometeotechnologyubiquitous - standardequipment in everyindustrialfacility, urbanarea, transportationhub on Earth.</text:span></text:p>
      <text:p text:style-name="P3"><draw:custom-shape text:anchor-type="as-char" draw:z-index="96" draw:name="Forma14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 RICICLO MOLECOLARE</text:span></text:h>
      <text:p text:style-name="P2"><text:span text:style-name="T3">Prometeo ci insegna che nel futuro sostenibileniente è waste - ognimolecola può essere recycledinfinitely se technologychiude i loopsmolecolari invece di lasciarliaperti.</text:span></text:p>
      <text:p text:style-name="P2"><text:span text:style-name="T3">Questo principio del riciclo molecolare rivela che truesustainabilitynasce quando chemistrybecomescircular, quando emissionsbecomeinputs per newprocesses.</text:span></text:p>
      <text:p text:style-name="P2"><text:span text:style-name="T3">Il futuro energetico appartiene a technologies che transformenvironmentalproblemsintoenergysolutions, che closecarboncyclespermanently.</text:span></text:p>
      <text:p text:style-name="P2"><text:span text:style-name="T3">Prometeo non è solo un volano energetico: è la dimostrazione che quando l'ingegneria chimica italiana impara a danzare con i cicli del carbonio, nascono sistemi che possono trasformare il veleno climatico del pianeta nel carburante della prosperità post-carbonica.</text:span><text:span text:style-name="T5">⚗️🔄🌍</text:span></text:p>
      <text:h text:style-name="P1" text:outline-level="1"><text:span text:style-name="T7">☀️</text:span><text:span text:style-name="T4"> ELIODOMESTICO: QUANDO IL SOLE ITALIANO TRASFORMA MARI SALATI IN ACQUA PURA</text:span></text:h>
      <text:h text:style-name="P1" text:outline-level="2"><text:span text:style-name="T5">📋</text:span><text:span text:style-name="T3"> SCHEDA RAPIDA</text:span></text:h>
      <text:p text:style-name="P2"><text:span text:style-name="T5">🔋</text:span><text:span text:style-name="T3">Potenza: 5 litri/giorno acqua potabile - energia solare pura<text:line-break/></text:span><text:span text:style-name="T5">🌍</text:span><text:span text:style-name="T3">Disponibilità: Sole + acqua salata - risorse universali infinite<text:line-break/></text:span><text:span text:style-name="T5">🗺️</text:span><text:span text:style-name="T3">Geografia: Zone costiere e aride - perfetto per crisi idriche<text:line-break/></text:span><text:span text:style-name="T5">💰</text:span><text:span text:style-name="T3">Costo: Ceramica + metallo - materiali locali economici<text:line-break/></text:span><text:span text:style-name="T5">🔧</text:span><text:span text:style-name="T3">Installazione: Zero setup - versare acqua e aspettare il sole<text:line-break/></text:span><text:span text:style-name="T5">⚙️</text:span><text:span text:style-name="T3">Manutenzione: Autosufficiente - progettato per durare anni<text:line-break/></text:span><text:span text:style-name="T5">📈</text:span><text:span text:style-name="T3">Stato: COMMERCIALE Gabriele Diamanti - produzione globale<text:line-break/></text:span><text:span text:style-name="T5">📊</text:span><text:span text:style-name="T3">Scalabilità: Da famiglia singola a comunità intere</text:span></text:p>
      <text:p text:style-name="P3"><draw:custom-shape text:anchor-type="as-char" draw:z-index="97" draw:name="Forma14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GENIO ITALIANO CHE HA DEMOCRATIZZATO LA DESALINIZZAZIONE</text:span></text:h>
      <text:h text:style-name="P1" text:outline-level="3"><text:soft-page-break/><text:span text:style-name="T5">🇮🇹</text:span><text:span text:style-name="T3"> Quando l'Ingegno di un Designer Risolve la Crisi Idrica Mondiale</text:span></text:h>
      <text:p text:style-name="P2"><text:span text:style-name="T3">Gabriele Diamanti non ha inventato una tecnologia complessa - ha riscoperto l'alchimia solare più antica del mondo e l'ha perfezionata in un oggetto che ogni famiglia può permettersi e utilizzare senza manuali o corsi di formazione.</text:span></text:p>
      <text:p text:style-name="P2"><text:span text:style-name="T3">Eliodomestico è distillazione solareridotta all'essenza: acqua salata entra sopra, sole la riscalda, vaporecondensasotto come acqua dolceperfettamente potabile. È semplicità che battecomplessità e vincesudesalinizzatoriindustriali da milioni di euro.</text:span></text:p>
      <text:p text:style-name="P2"><text:span text:style-name="T3">5 litri al giorno per famiglia = sopravvivenzagarantita in zone dove acqua dolce è più preziosa dell'oro. Zero elettricità, zero carburanti, zero dipendenze - solo alleanzaperfetta tra sole e intelligenzaumana.</text:span></text:p>
      <text:h text:style-name="P1" text:outline-level="3"><text:span text:style-name="T5">☀️</text:span><text:span text:style-name="T3"> L'Alchimia del Sole: Quando la Fisica Diventa Magia Quotidiana</text:span></text:h>
      <text:p text:style-name="P2"><text:span text:style-name="T3">Processomillenario della distillazioneottimizzato in designperfetto che massimizzacattura solare e minimizzaperdite energetiche. Ogni angolo, ogni superficiestudiata per sfruttareogni raggio di sole.</text:span></text:p>
      <text:p text:style-name="P2"><text:span text:style-name="T3">Ciclo quotidiano che segueritmi naturali: mattino = riempimento con acqua salata, giorno = evaporazionesilenziosa, sera = raccoltaacqua distillata. È tecnologia che respira con il pianeta.</text:span></text:p>
      <text:p text:style-name="P2"><text:span text:style-name="T3">Ceramica e metalloscelti per duraredecennisenza deteriorarsi sotto sole implacabile e salsedine marina. Materiali che migliorano con l'uso invece di degradarsi.</text:span></text:p>
      <text:h text:style-name="P1" text:outline-level="3"><text:span text:style-name="T5">🏝️</text:span><text:span text:style-name="T3"> La Liberazione delle Comunità Costiere</text:span></text:h>
      <text:p text:style-name="P2"><text:span text:style-name="T3">Milioni di persone che vivonovicino al mare ma muoiono di sete perché non possonobereacqua salata. Eliodomesticotrasformaogni comunità costiera in oasi autosufficiente che non dipende da nessuno per acqua potabile.</text:span></text:p>
      <text:p text:style-name="P2"><text:span text:style-name="T3">Isole remote, villaggi di pescatori, comunità insulari - tuttiliberati dalla schiavitùdell'acqua importata e delle cisternecostose. Sovranità idricagarantita da tecnologiasemplice quanto respirare.</text:span></text:p>
      <text:p text:style-name="P2"><text:span text:style-name="T3">Maldive, Filippine, Caraibi, isole greche - ogni arcipelago può diventareautosufficiente per acqua potabile semplicemente installandoEliodomesticicomunitari.</text:span></text:p>
      <text:h text:style-name="P1" text:outline-level="3"><text:span text:style-name="T5">🌍</text:span><text:span text:style-name="T3"> Desalinizzazione Democratica vs Monopoli Idrici</text:span></text:h>
      <text:p text:style-name="P2"><text:soft-page-break/><text:span text:style-name="T3">Mentremultinazionalicostruisconodesalinizzatori da miliardi che sologoverni ricchipossono permettersi, Eliodomesticodemocratizzaaccesso all'acqua dolcerendendoogni famigliaindipendenteidricamente.</text:span></text:p>
      <text:p text:style-name="P2"><text:span text:style-name="T3">No morepagaremultinazionali per acqua che soleproduce gratis. No moredipendere da infrastrutturecentralizzate che si rompono e lascianocomunitàsenz'acqua. Soloautonomiatotale.</text:span></text:p>
      <text:p text:style-name="P2"><text:span text:style-name="T3">Capitalismodal volto umano - Diamanti ha creatobusiness che arricchisceprogettistaEliberapoveridallasete. Profittoetico che miglioramondo.</text:span></text:p>
      <text:h text:style-name="P1" text:outline-level="3"><text:span text:style-name="T5">🏠</text:span><text:span text:style-name="T3"> Produzione Locale: Ogni Comunità Diventa Fabbrica</text:span></text:h>
      <text:p text:style-name="P2"><text:span text:style-name="T3">Eliodomesticoprogettato per esserecostruitolocalmente con competenzeartigianalitradizionali. Ceramisti e fabbrilocalidiventanoproduttori di tecnologiasalvavita.</text:span></text:p>
      <text:p text:style-name="P2"><text:span text:style-name="T3">Zerosupply chainglobalivulnerabili. Zerodipendenza da pezzi di ricambioimportati. Ognivillaggio può riparare e replicareEliodomestici con risorselocali.</text:span></text:p>
      <text:p text:style-name="P2"><text:span text:style-name="T3">Economiacircolareperfetta dove know-howsi diffondeviralmente tra comunità che si insegnanoreciprocamente come costruirepropriaindipendenzaidrica.</text:span></text:p>
      <text:h text:style-name="P1" text:outline-level="3"><text:span text:style-name="T5">🌡️</text:span><text:span text:style-name="T3"> Crisi Climatica: Quando Siccità Incontra Soluzione Solare</text:span></text:h>
      <text:p text:style-name="P2"><text:span text:style-name="T3">Cambiamento climaticointensificasiccità e rendedesertichezoneprimafertili. Eliodomesticotrasformaconseguenze del climatechange in opportunità di autosufficienza.</text:span></text:p>
      <text:p text:style-name="P2"><text:span text:style-name="T3">Zonecolpite da desertificazione possono utilizzareEliodomestici per creareacqua dolce da faldesalmastresotterranee che prima erano inutilizzabili. Adattamentoclimaticoattraversoingegno.</text:span></text:p>
      <text:p text:style-name="P2"><text:span text:style-name="T3">Refugeecamps e campiprofughi che diventanoautosufficienti per acqua potabile invece di dipendere da aiutiesterniinaffidabili. Dignitàattraversoautonomiatecnologica.</text:span></text:p>
      <text:h text:style-name="P1" text:outline-level="3"><text:span text:style-name="T5">🔬</text:span><text:span text:style-name="T3"> Semplicità Geniale: Quando Meno È Più</text:span></text:h>
      <text:p text:style-name="P2"><text:span text:style-name="T3">Eliodomesticodimostra che tecnologiepiù impattanti sono spessopiù semplici - nienteelettronica che si rompe, nientesoftware da aggiornare, nientebrevetti da pagare.</text:span></text:p>
      <text:p text:style-name="P2"><text:span text:style-name="T3">Designintuitivo che ogniessere umanocapisceistintivamente - acqua salataentra, solelavora, acqua dolceesce. User interfaceuniversale che nonrichiedealfabetizzazione.</text:span></text:p>
      <text:p text:style-name="P2"><text:soft-page-break/><text:span text:style-name="T3">Approccioopposto alla technologiacomplicata che creadipendenza. Eliodomesticoempowerausersinvece di renderlischiavi di competenzetecniche.</text:span></text:p>
      <text:h text:style-name="P1" text:outline-level="3"><text:span text:style-name="T5">🌊</text:span><text:span text:style-name="T3"> Scaling Globale: Da Prototipo a Movimento</text:span></text:h>
      <text:p text:style-name="P2"><text:span text:style-name="T3">Produzionedistribuita di Eliodomestici in ognicontinenteadattati a materiali e competenzelocali. Stessoprincipio, diverseimplementazioniculturali.</text:span></text:p>
      <text:p text:style-name="P2"><text:span text:style-name="T3">ONG e organizzazioniumanitarie che distribuisconoknowledge invece di prodotti - insegnandocomunità a produrrepropriEliodomesticiinstead of creatingdependence.</text:span></text:p>
      <text:p text:style-name="P2"><text:span text:style-name="T3">Open sourceevolution dove miglioramentidesignvengonocondivisiglobalmenteaccelerandoinnovation per beneficiouniversale.</text:span></text:p>
      <text:h text:style-name="P1" text:outline-level="3"><text:span text:style-name="T5">🚀</text:span><text:span text:style-name="T3"> Il Futuro Solare dell'Acqua</text:span></text:h>
      <text:p text:style-name="P2"><text:span text:style-name="T3">I nostri nipoticresceranno in world dove concept di "scarsitàidrica"saràobsoleto perché ognicomunitàsapràcometrasformarequalsiasiacquasalata in potabileusingsunenergy.</text:span></text:p>
      <text:p text:style-name="P2"><text:span text:style-name="T3">Desertichediventanooasigrazie a reti di Eliodomestici che processanogroundwatersalina. Costearide che fiorisconoperchéinhabitantspossonocreatefreshwaterfromsea.</text:span></text:p>
      <text:p text:style-name="P2"><text:span text:style-name="T3">Per lorosaràincomprensible come humanitypotessesoffrire di thirstwhilesurrounded by oceans quando solutionerasemplice come sundistillation.</text:span></text:p>
      <text:p text:style-name="P2"><text:span text:style-name="T3">Eliodomesticotechnologyubiquitous - standardhouseholdappliance come stoves o refrigeratorsoggi.</text:span></text:p>
      <text:p text:style-name="P3"><draw:custom-shape text:anchor-type="as-char" draw:z-index="98" draw:name="Forma14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SEMPLICITÀ SALVAVITA</text:span></text:h>
      <text:p text:style-name="P2"><text:span text:style-name="T3">L'Eliodomestico ci insegna che le soluzioni più potenti per crisi umanitarie sono spesso le più semplici - technologies che everyone può understand, build, e maintainindependently.</text:span></text:p>
      <text:p text:style-name="P2"><text:span text:style-name="T3">Questo principio della semplicità salvavita rivela che trueinnovationdemocratizesaccess invece di creatingnewdependencies, che empowerscommunities invece di exploitthem.</text:span></text:p>
      <text:p text:style-name="P2"><text:span text:style-name="T3">Il futuro tecnologico appartiene a inventors che design per billionpoorestpeopleinstead of millionrichest, che solvesurvivalneeds invece di luxurywants.</text:span></text:p>
      <text:p text:style-name="P2"><text:soft-page-break/><text:span text:style-name="T3">L'Eliodomestico non è solo un distillatore: è la dimostrazione che quando il design italiano incontra l'emergenza idrica globale, nascono soluzioni che possono salvare milioni di vite con la semplice magia del sole che trasforma acqua salata in speranza liquida.</text:span><text:span text:style-name="T5">☀️💧🇮🇹</text:span></text:p>
      <text:h text:style-name="P1" text:outline-level="1"><text:span text:style-name="T7">🎈</text:span><text:span text:style-name="T4"> STRATOSOLAR: QUANDO GLI SPECCHI VOLANO A 20 KM E PORTANO IL SOLE SULLA TERRA</text:span></text:h>
      <text:h text:style-name="P1" text:outline-level="2"><text:span text:style-name="T5">📋</text:span><text:span text:style-name="T3"> SCHEDA RAPIDA</text:span></text:h>
      <text:p text:style-name="P2"><text:span text:style-name="T5">🔋</text:span><text:span text:style-name="T3">Potenza: 1 GW per impianto - efficienza 6x superiore vs terra<text:line-break/></text:span><text:span text:style-name="T5">🌍</text:span><text:span text:style-name="T3">Disponibilità: Stratosfera globale - sole costante sopra le nuvole<text:line-break/></text:span><text:span text:style-name="T5">🗺️</text:span><text:span text:style-name="T3">Geografia: UK potenziale 6.000 MW = 12 centrali nucleari<text:line-break/></text:span><text:span text:style-name="T5">💰</text:span><text:span text:style-name="T3">Costo: 0,01 €/kWh - tra le energie più economiche mai concepite<text:line-break/></text:span><text:span text:style-name="T5">🔧</text:span><text:span text:style-name="T3">Installazione: Specchi esagonali + tubo idrogeno 20 km<text:line-break/></text:span><text:span text:style-name="T5">⚙️</text:span><text:span text:style-name="T3">Manutenzione: Strutture stratosferiche - accesso con dirigibili<text:line-break/></text:span><text:span text:style-name="T5">📈</text:span><text:span text:style-name="T3">Stato: PROGETTO AVANZATO - tecnologie esistenti integrate<text:line-break/></text:span><text:span text:style-name="T5">📊</text:span><text:span text:style-name="T3">Scalabilità: Da 1 GW a reti stratosferiche nazionali</text:span></text:p>
      <text:p text:style-name="P3"><draw:custom-shape text:anchor-type="as-char" draw:z-index="99" draw:name="Forma15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VISIONE CHE PORTA IL SOLE DALLA STRATOSFERA ALLE NOSTRE CASE</text:span></text:h>
      <text:h text:style-name="P1" text:outline-level="3"><text:span text:style-name="T5">🚀</text:span><text:span text:style-name="T3"> 20 Km Sopra la Terra: Dove il Sole Non Tramonta Mai</text:span></text:h>
      <text:p text:style-name="P2"><text:span text:style-name="T3">Stratosolar ha risolto il problema fondamentale dell'energia solare - l'atmosfera che filtra, assorbe e bloccaradiazione solare. Portando specchi a 20 km di altezza, sopra nuvole, polveri e turbolenze atmosferiche, cattura sole puro24 ore su 24.</text:span></text:p>
      <text:p text:style-name="P2"><text:span text:style-name="T3">Specchi esagonali giganti che galleggiano nella stratosferasospesi da tubo di idrogeno di 20 km - è architettura spaziale che collega cielo e terra con pipeline energeticaverticale. Fantascienza che diventa ingegneriaapplicabile.</text:span></text:p>
      <text:p text:style-name="P2"><text:span text:style-name="T3">1 GW per impianto = potenza di centrale nuclearesenza scorie radioattive, senza rischi catastrofici, senza combustibili da importare. Solo sole concentratodalla stratosferatrasportatosulla Terra.</text:span></text:p>
      <text:h text:style-name="P1" text:outline-level="3"><text:span text:style-name="T5">☀️</text:span><text:span text:style-name="T3"> Efficienza Stratosferica: 6 Volte Meglio della Terra</text:span></text:h>
      <text:p text:style-name="P2"><text:span text:style-name="T3">Ogni metro quadrato di specchio stratosfericaproduce6 volte l'energia di impianti terrestri perché sole stratosferica è costante, intenso, non filtrato da atmosfera densa. È moltiplicatore energeticonaturale.</text:span></text:p>
      <text:p text:style-name="P2"><text:soft-page-break/><text:span text:style-name="T3">Niente nuvole che bloccano radiazione. Niente polvere che sporca specchi. Nientevariazioni meteorologiche che riduconoprestazioni. Solo sole puroconcentrato su superficiottimizzateper cattura massima.</text:span></text:p>
      <text:p text:style-name="P2"><text:span text:style-name="T3">Stratosfera = ambiente ideale per energia solare - temperatura costante, venti prevedibili, radiazione solaredirettasenza interferenzeterrestri.</text:span></text:p>
      <text:h text:style-name="P1" text:outline-level="3"><text:span text:style-name="T5">💰</text:span><text:span text:style-name="T3"> 0,01 €/kWh: L'Energia Più Economica del Pianeta</text:span></text:h>
      <text:p text:style-name="P2"><text:span text:style-name="T3">Costo di produzione energetica che battequalsiasifonte esistente - fossili, nucleare, rinnovabili terrestri. Stratosolarrendeenergia solarepiù economica del carbone.</text:span></text:p>
      <text:p text:style-name="P2"><text:span text:style-name="T3">Materiali economici + tecnologie collaudate + efficienza stratosferica = LCOErivoluzionario che trasformaeconomia energetica mondiale. Investment che si ripaga in anni invece che decenni.</text:span></text:p>
      <text:p text:style-name="P2"><text:span text:style-name="T3">Scale economicsstratosferica - più impiantisi costruiscono, più costiunitariscendono fino a rendereenergiapraticamente gratuita.</text:span></text:p>
      <text:h text:style-name="P1" text:outline-level="3"><text:span text:style-name="T5">🎈</text:span><text:span text:style-name="T3"> Ingegneria dell'Impossibile: Idrogeno che Solleva Gigawatt</text:span></text:h>
      <text:p text:style-name="P2"><text:span text:style-name="T3">Tubo di idrogeno di 20 km che sostienespecchi esagonaligiganti è capolavoro di engineering che combinaaerostatica, termodinamica e trasporto energetico in unica struttura.</text:span></text:p>
      <text:p text:style-name="P2"><text:span text:style-name="T3">Idrogenonon solosostienespecchi ma trasporta anche energia termicadalla stratosferaalla superficie. Doppia funzione - structural support + energy pipelineverticale.</text:span></text:p>
      <text:p text:style-name="P2"><text:span text:style-name="T3">Stabilità stratosfericagarantita da physicsatmosferica - venti stratosfericiprevedibilimantengonoposizionesenzaenergiaaggiuntiva. Galleggiamentoperpetuo.</text:span></text:p>
      <text:h text:style-name="P1" text:outline-level="3"><text:span text:style-name="T5">🇬🇧</text:span><text:span text:style-name="T3"> UK Solare: 6.000 MW dalla Stratosfera Britannica</text:span></text:h>
      <text:p text:style-name="P2"><text:span text:style-name="T3">Regno Unito - nazionefamosa per clima nuvoloso - può diventaresuperpotenza solareinstallandoStratosolarsopraproprie nuvole. 6.000 MW = 12 centrali nucleariequivalenti.</text:span></text:p>
      <text:p text:style-name="P2"><text:span text:style-name="T3">Ironia perfetta - paese con meno solea terradiventaleaderenergia solarecatturandolada stratosfera. Geographynon èpiù destinyper renewable energy.</text:span></text:p>
      <text:p text:style-name="P2"><text:span text:style-name="T3">Londonalimentata da sole stratosferica che splendesoprasmog e fogperpetui. Manchesterpowered by photons che mairaggiungonoground level.</text:span></text:p>
      <text:h text:style-name="P1" text:outline-level="3"><text:soft-page-break/><text:span text:style-name="T5">🌍</text:span><text:span text:style-name="T3"> Rivoluzione Energetica Globale: Stratosfera Come Risorsa</text:span></text:h>
      <text:p text:style-name="P2"><text:span text:style-name="T3">Ogni nazione può accedere a stratosferasopraterritorio nazionale - spazio aereo sovrano che diventaminiera energeticainesauribile. Energy independencethroughverticalspace.</text:span></text:p>
      <text:p text:style-name="P2"><text:span text:style-name="T3">Paesi equatoriali con stratosferasempre soleggiatadiventanosuperpotenze energeticheesportandoelettricità stratosfericaversopoliattraversogridintercontinentali.</text:span></text:p>
      <text:p text:style-name="P2"><text:span text:style-name="T3">Sahara stratosferica che alimentaEuropa. Australia stratosferica che poweraAsia. Distributedstratosphericsolarnetworkglobale.</text:span></text:p>
      <text:h text:style-name="P1" text:outline-level="3"><text:span text:style-name="T5">🔬</text:span><text:span text:style-name="T3"> Tecnologie Convergenti: Quando Futuro Diventa Presente</text:span></text:h>
      <text:p text:style-name="P2"><text:span text:style-name="T3">Stratosolarintegratecnologie esistenti - aerostatica, specchi solari, turbine gas, materialicompositi - in configurazionerivoluzionaria. Innovationthroughintegration.</text:span></text:p>
      <text:p text:style-name="P2"><text:span text:style-name="T3">Dirigibilimoderni per installazione e manutenzione. Materialiultraleggeri per specchi. Thermaltransportsystemsavanzati. Groundpowergenerationottimizzata.</text:span></text:p>
      <text:p text:style-name="P2"><text:span text:style-name="T3">Convergence di multipletechnologicalstreams che rendonopossible quello che sembravafantascienzasolodecenni fa.</text:span></text:p>
      <text:h text:style-name="P1" text:outline-level="3"><text:span text:style-name="T5">🌞</text:span><text:span text:style-name="T3"> Transizione Post-Fossile Accelerata</text:span></text:h>
      <text:p text:style-name="P2"><text:span text:style-name="T3">Stratosolarpuòacceleraredramaticallytransitionaway from fossilfuelsprovidingcheaper, morereliableenergythananyconventionalsource.</text:span></text:p>
      <text:p text:style-name="P2"><text:span text:style-name="T3">Coalplantsshut downimmediately quando Stratosolarprovideselectricityatfraction of cost. Gas plantsbecomeeconomicallyunviable. Nuclearnewbuildscancelled.</text:span></text:p>
      <text:p text:style-name="P2"><text:span text:style-name="T3">Climatechangemitigationaccelerated by decades perché economicincentivesalign with environmentalnecessity. Profitability + sustainabilityconvergono.</text:span></text:p>
      <text:h text:style-name="P1" text:outline-level="3"><text:span text:style-name="T5">🚀</text:span><text:span text:style-name="T3"> Il Futuro Stratosferica dell'Umanità</text:span></text:h>
      <text:p text:style-name="P2"><text:span text:style-name="T3">I nostri nipoticrescerannoguardandoskypunteggiato di stratosphericsolararrays che galleggianosilenziosamente20 kmabove, feedingendlesscleanenergytocivilizationbelow.</text:span></text:p>
      <text:p text:style-name="P2"><text:soft-page-break/><text:span text:style-name="T3">Citiespowered by theirownstratosphericsolarinstallations. Industriesrelocatedunderoptimalstratosphericenergyzones. Humanityliftedliterally and figuratively by solartechnology.</text:span></text:p>
      <text:p text:style-name="P2"><text:span text:style-name="T3">Per lorosarànormale che energycomesfromsky, che sunècapturedaboveclouds, che atmosphereèpartner invece che obstacle.</text:span></text:p>
      <text:p text:style-name="P2"><text:span text:style-name="T3">Spacecolonizationpowered by stratosphericsolarexpertise - sameprinciplesapplied to planetaryatmospheresthroughoutsolarsystem.</text:span></text:p>
      <text:p text:style-name="P3"><draw:custom-shape text:anchor-type="as-char" draw:z-index="100" draw:name="Forma15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ELEVAZIONE ENERGETICA</text:span></text:h>
      <text:p text:style-name="P2"><text:span text:style-name="T3">Stratosolar ci insegna che le soluzioni più potenti nascono quando technologythinksvertically invece che horizontally, quando obstaclesterrestrialvengonobypassedthroughaltitude.</text:span></text:p>
      <text:p text:style-name="P2"><text:span text:style-name="T3">Questo principio dell'elevazione energetica rivela che optimalenergyresourcesoftenexistabovegroundlevel, e che three-dimensionalthinkingunlockspossibilitiesimpossiblein2D.</text:span></text:p>
      <text:p text:style-name="P2"><text:span text:style-name="T3">Il futuro energetico appartiene a technologies che usefullatmosphericcolumn invece di limitingthemselves to surfaceresources, che thinklikebirds invece che likemoles.</text:span></text:p>
      <text:p text:style-name="P2"><text:span text:style-name="T3">Stratosolar non è solo energia solare: è la dimostrazione che quando l'ingegneria impara a volare verso il sole invece di aspettare che il sole scenda sulla terra, nascono sistemi che possono alimentare la civiltà con fotoni stratosferici che danzano eternamente sopra le nuvole.</text:span><text:span text:style-name="T5">🎈☀️⚡</text:span></text:p>
      <text:h text:style-name="P1" text:outline-level="1"><text:span text:style-name="T7">🌊</text:span><text:span text:style-name="T4"> TURBINA KOBOLD: QUANDO ELIO MATACENA TRASFORMA LO STRETTO DI MESSINA NELLA CENTRALE IDROELETTRICA D'ITALIA</text:span></text:h>
      <text:h text:style-name="P1" text:outline-level="2"><text:span text:style-name="T5">📋</text:span><text:span text:style-name="T3"> SCHEDA RAPIDA</text:span></text:h>
      <text:p text:style-name="P2"><text:span text:style-name="T5">🔋</text:span><text:span text:style-name="T3">Potenza: 22.000 kWh/anno per turbina - 538 GWh/anno per impianto completo<text:line-break/></text:span><text:span text:style-name="T5">🌍</text:span><text:span text:style-name="T3">Disponibilità: Correnti marine - energia perpetua dei mari italiani<text:line-break/></text:span><text:span text:style-name="T5">🗺️</text:span><text:span text:style-name="T3">Geografia: Stretto di Messina pilota - replicabile su tutte le coste<text:line-break/></text:span><text:span text:style-name="T5">💰</text:span><text:span text:style-name="T3">Costo: Alternativa economica al nucleare francese importato<text:line-break/></text:span><text:span text:style-name="T5">🔧</text:span><text:span text:style-name="T3">Installazione: Turbine ad asse verticale - piattaforme marine<text:line-break/></text:span><text:span text:style-name="T5">⚙️</text:span><text:span text:style-name="T3">Manutenzione: Sistemi marini robusti - expertise italiana consolidata<text:line-break/></text:span><text:span text:style-name="T5">📈</text:span><text:span text:style-name="T3">Stato: OPERATIVO Ponte di Archimede - know-how acquisito in campo<text:line-break/></text:span><text:span text:style-name="T5">📊</text:span><text:span text:style-name="T3">Scalabilità: Da Messina alle coste nazionali - potenza di 15 centrali nucleari</text:span></text:p>
      <text:p text:style-name="P3"><draw:custom-shape text:anchor-type="as-char" draw:z-index="101" draw:name="Forma15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oft-page-break/><text:span text:style-name="T5">📖</text:span><text:span text:style-name="T3"> L'INVENTORE SICILIANO CHE HA LIBERATO L'ITALIA DALLA DIPENDENZA NUCLEARE FRANCESE</text:span></text:h>
      <text:h text:style-name="P1" text:outline-level="3"><text:span text:style-name="T5">🇮🇹</text:span><text:span text:style-name="T3"> Quando l'Ingegno di Messina Batte le Centrali Nucleari Transalpine</text:span></text:h>
      <text:p text:style-name="P2"><text:span text:style-name="T3">Elio Matacena - nome che dovrebbe esserecelebrato come eroe nazionale - ha inventato la chiave per liberare l'Italia dalla schiavitù energetica verso la Francia nucleare. Turbina Kobold è più che tecnologia - è dichiarazione di indipendenzaenergeticamade in Sicily.</text:span></text:p>
      <text:p text:style-name="P2"><text:span text:style-name="T3">Stretto di Messina - crocevia di correnti marinemillenarie - trasformato in laboratorio della sovranità energetica italiana dove acque che separanoSicilia e Calabriadiventanofiume energetico che alimentaPenisola.</text:span></text:p>
      <text:p text:style-name="P2"><text:span text:style-name="T3">538 GWh annui = 15 centrali nuclearisenza scorie radioattive, senza rischi di Chernobyl, senza uranio da importare. Solo correnti marineitaliane che lavorano gratis da millenniaspettandoturbineintelligenti.</text:span></text:p>
      <text:h text:style-name="P1" text:outline-level="3"><text:span text:style-name="T5">⚡</text:span><text:span text:style-name="T3"> Asse Verticale Geniale: Quando Rotazione Cattura Correnti</text:span></text:h>
      <text:p text:style-name="P2"><text:span text:style-name="T3">Turbina Koboldrivoluzionaconcepto di cattura energetica marina con asse verticale che sfruttacorrenti da qualsiasi direzione senza bisogno di orientamento. Versatilità che batteturbine orizzontalitradizionali.</text:span></text:p>
      <text:p text:style-name="P2"><text:span text:style-name="T3">Correnti dello Stretto che cambiano con mareenon sono problema - turbinacattura energiaindipendentemente da direzione del flusso marino. È mulino che funziona con ventida ognipunto cardinale.</text:span></text:p>
      <text:p text:style-name="P2"><text:span text:style-name="T3">22.000 kWh per singola turbina all'anno = energia per alimentare10 famiglie italianesolo con movimento dell'acqua che passa. Moltiplicabileall'infinito lungo costenazionali.</text:span></text:p>
      <text:h text:style-name="P1" text:outline-level="3"><text:span text:style-name="T5">🏭</text:span><text:span text:style-name="T3"> Ponte di Archimede: Eccellenza Italiana vs Multinazionali</text:span></text:h>
      <text:p text:style-name="P2"><text:span text:style-name="T3">Ponte di Archimede International ha trasformatointuizione di Matacena in realtà industriale che compete con gigantienergeticimondiali. Made in Italy che battetecnologieestere su proprioterritorio.</text:span></text:p>
      <text:p text:style-name="P2"><text:span text:style-name="T3">Partnership europeestrategiche che valorizzanoleadershipitaliana nell'energia marina invece di soccombere a colonizzazionetecnologicastraniera. Know-how che resta in Italia.</text:span></text:p>
      <text:p text:style-name="P2"><text:span text:style-name="T3">R&amp;Ssul campo nello Stretto che producecompetenzeunicheesportabiliglobalmente. MessinadiventaSilicon Valley dell'energia marinaeuropea.</text:span></text:p>
      <text:h text:style-name="P1" text:outline-level="3"><text:soft-page-break/><text:span text:style-name="T5">🚫</text:span><text:span text:style-name="T3"> NO AL NUCLEARE: L'Alternativa Italiana Esiste Già</text:span></text:h>
      <text:p text:style-name="P2"><text:span text:style-name="T3">Mentre Franciaci vendeenergia nuclearerischiosa e costosa, l'Italiagalleggia su maripieni di energia rinnovabilecheaspetta solo di essere catturata da tecnologienostre.</text:span></text:p>
      <text:p text:style-name="P2"><text:span text:style-name="T3">Dipendenza energeticada Oltralpe è anacronismostrategico quando possediamocostee correntisufficienti per alimentarenazione intera senza importarenemmenoun kilowatt.</text:span></text:p>
      <text:p text:style-name="P2"><text:span text:style-name="T3">Ogni europagato alla Francia per energia nucleare è euro rubato all'innovazioneitaliana che può produrreenergiapiù pulita e più sicurain casa.</text:span></text:p>
      <text:h text:style-name="P1" text:outline-level="3"><text:span text:style-name="T5">🌊</text:span><text:span text:style-name="T3"> Stretto di Messina: Laboratorio della Rivoluzione Energetica</text:span></text:h>
      <text:p text:style-name="P2"><text:span text:style-name="T3">Correntidello Strettoperfette per testare e ottimizzareturbine marine prima di deploymentnazionale. Messinadiventacampo di prova per tecnologie che alimenterannoItalia.</text:span></text:p>
      <text:p text:style-name="P2"><text:span text:style-name="T3">Condizioni marineuniche - correnti forti, acqua profonda, accessibilità per manutenzione - rendonoStrettoideale per sviluppareexpertisereplicabileovunque.</text:span></text:p>
      <text:p text:style-name="P2"><text:span text:style-name="T3">Sicilia e Calabriaunite da energia invece che separate da acqua. Turbine che colleganoregioniattraversoproduzioneenergeticacondivisa.</text:span></text:p>
      <text:h text:style-name="P1" text:outline-level="3"><text:span text:style-name="T5">🏝️</text:span><text:span text:style-name="T3"> Scalabilità Nazionale: Ogni Costa Diventa Centrale</text:span></text:h>
      <text:p text:style-name="P2"><text:span text:style-name="T3">PrincipiKoboldapplicabili a tutte le costeitaliane - Adriatico, Tirreno, Ionio, Ligure. 8.000 km di costa che diventanofrontieraenergeticanazionale.</text:span></text:p>
      <text:p text:style-name="P2"><text:span text:style-name="T3">Isoleitaliane - Sardegna, Elba, Eolie - che diventanoenergeticamenteautosufficientisfruttandocorrentilocali con turbineKoboldadattate.</text:span></text:p>
      <text:p text:style-name="P2"><text:span text:style-name="T3">Porticommerciali che integranoturbine marine per auto-alimentarsi e venderesurplus alla retenazionale. Infrastrutture che producono invece di soloconsumare.</text:span></text:p>
      <text:h text:style-name="P1" text:outline-level="3"><text:span text:style-name="T5">💰</text:span><text:span text:style-name="T3"> Economia Energetica Nazionale: Export invece che Import</text:span></text:h>
      <text:p text:style-name="P2"><text:span text:style-name="T3">Italia che da importatricedi energiadiventaesportatricedi tecnologiemarineversopaesi con costesimili. Revengeeconomicaattraversoinnovazione.</text:span></text:p>
      <text:p text:style-name="P2"><text:soft-page-break/><text:span text:style-name="T3">Clusterindustrialemarino che crealavoroqualificato in Sud Italia invece di emigrazioneverso Nord. Meridione che diventamotoreenergeticonazionale.</text:span></text:p>
      <text:p text:style-name="P2"><text:span text:style-name="T3">Royalties da licenzeKoboldinternazionali che finanzianoulterioreR&amp;Sitaliana nell'energia marina. Circlevirtuosotecnologico.</text:span></text:p>
      <text:h text:style-name="P1" text:outline-level="3"><text:span text:style-name="T5">🌍</text:span><text:span text:style-name="T3"> Leadership Mediterranea: Italia Guida Energia Marina</text:span></text:h>
      <text:p text:style-name="P2"><text:span text:style-name="T3">TecnologiaKoboldesportabile in tuttoMediterraneo - Spagna, Francia, Grecia, Croazia - tutti con costeadatte a turbineverticali.</text:span></text:p>
      <text:p text:style-name="P2"><text:span text:style-name="T3">Italialeadertecnologico di rivoluzioneenergeticamediterrana che liberaSud Europa dalla dipendenzada combustibilifossiliimportati.</text:span></text:p>
      <text:p text:style-name="P2"><text:span text:style-name="T3">MediterraneanEnergyUnionbasata su sharing di tecnologiemarineitaliane e development di retienergeticheinterconnesse.</text:span></text:p>
      <text:h text:style-name="P1" text:outline-level="3"><text:span text:style-name="T5">🚀</text:span><text:span text:style-name="T3"> Il Futuro Marino dell'Italia Energetica</text:span></text:h>
      <text:p text:style-name="P2"><text:span text:style-name="T3">I nostri nipoticresceranno in Italia che producepiù energia di quella che consuma grazie a migliaia di turbineKobold che galleggianolungocostenazionali.</text:span></text:p>
      <text:p text:style-name="P2"><text:span text:style-name="T3">Stretto di Messinaricordato come culla della rivoluzioneenergeticaitaliana che liberòPenisola dalla dipendenzaenergeticastraniera.</text:span></text:p>
      <text:p text:style-name="P2"><text:span text:style-name="T3">Per lorosarànormale che energiavenga dal movimento dei mari, che costesianocentralielettriche, che Italiasiasuperpotenzaenergeticamarina.</text:span></text:p>
      <text:p text:style-name="P2"><text:span text:style-name="T3">ElioMatacenacelebrato come Volta dell'energia marina - geniosiciliano che cambiòdestinoenergeticonazionale.</text:span></text:p>
      <text:p text:style-name="P3"><draw:custom-shape text:anchor-type="as-char" draw:z-index="102" draw:name="Forma15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INDIPENDENZA MARINA</text:span></text:h>
      <text:p text:style-name="P2"><text:span text:style-name="T3">La Turbina Kobold ci insegna che la vera sicurezza energetica nasce quando nationsexploittheirownnaturalresourcesinstead of depending on foreignnuclearpower.</text:span></text:p>
      <text:p text:style-name="P2"><text:span text:style-name="T3">Questo principio dell'indipendenza marina rivela che sovereigntyenergeticarequiresindigenousinnovation che transformslocalresourcesintonationaladvantages.</text:span></text:p>
      <text:p text:style-name="P2"><text:soft-page-break/><text:span text:style-name="T3">Il futuro energetico appartiene a countries che developtechnologiesoptimized for theirgeography invece di importingsolutionsdesigned for otherenvironments.</text:span></text:p>
      <text:p text:style-name="P2"><text:span text:style-name="T3">La Turbina Kobold non è solo tecnologia marina: è la dimostrazione che quando l'ingegno italiano incontra i mari nazionali, nascono soluzioni che possono liberare l'Italia dalla dipendenza energetica straniera trasformando ogni corrente marina in un fiume di sovranità elettrica.</text:span><text:span text:style-name="T5">🌊🇮🇹⚡</text:span></text:p>
      <text:p text:style-name="P2"><text:span text:style-name="T3">VIVA L'ITALIA ENERGETICAMENTE LIBERA!</text:span><text:span text:style-name="T5">🚫☢️✅🌊</text:span></text:p>
      <text:h text:style-name="P1" text:outline-level="1"><text:span text:style-name="T7">⚡</text:span><text:span text:style-name="T4"> RECTENNA OTTICA UNISALENTO: QUANDO PUGLIA INVENTA ANTENNE CHE CATTURANO LUCE E PRODUCONO 96% DI EFFICIENZA</text:span></text:h>
      <text:h text:style-name="P1" text:outline-level="2"><text:span text:style-name="T5">📋</text:span><text:span text:style-name="T3"> SCHEDA RAPIDA</text:span></text:h>
      <text:p text:style-name="P2"><text:span text:style-name="T5">🔋</text:span><text:span text:style-name="T3">Potenza: 96% efficienza teorica nel visibile - 85% già dimostrata nelle microonde<text:line-break/></text:span><text:span text:style-name="T5">🌍</text:span><text:span text:style-name="T3">Disponibilità: Radiazione solare diretta - cattura spettro visibile + infrarosso<text:line-break/></text:span><text:span text:style-name="T5">🗺️</text:span><text:span text:style-name="T3">Geografia: Università del Salento pioniera - eccellenza italiana mondiale<text:line-break/></text:span><text:span text:style-name="T5">💰</text:span><text:span text:style-name="T3">Costo: Nanofabbricazione avanzata - ROI da efficienza superiore<text:line-break/></text:span><text:span text:style-name="T5">🔧</text:span><text:span text:style-name="T3">Installazione: Matrici di nano-antenne + diodi MIM/MOM rettificatori<text:line-break/></text:span><text:span text:style-name="T5">⚙️</text:span><text:span text:style-name="T3">Manutenzione: Sistemi nanostrutturati - durata da verificare in campo<text:line-break/></text:span><text:span text:style-name="T5">📈</text:span><text:span text:style-name="T3">Stato: BREAKTHROUGH SCIENTIFICO - scaling verso commercializzazione<text:line-break/></text:span><text:span text:style-name="T5">📊</text:span><text:span text:style-name="T3">Scalabilità: Da prototipi lab a pannelli fotovoltaici rivoluzionari</text:span></text:p>
      <text:p text:style-name="P3"><draw:custom-shape text:anchor-type="as-char" draw:z-index="103" draw:name="Forma15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QUANDO IL SALENTO RISCRIVE LE LEGGI DELL'ENERGIA SOLARE</text:span></text:h>
      <text:h text:style-name="P1" text:outline-level="3"><text:span text:style-name="T5">🇮🇹</text:span><text:span text:style-name="T3"> L'Università del Salento: Dove Nanotecnologie Pugliesi Battono Silicon Valley</text:span></text:h>
      <text:p text:style-name="P2"><text:span text:style-name="T3">Mentre il mondo celebrapannelli fotovoltaici con efficienza 20-25%, ricercatori pugliesi stanno sviluppando rectenne ottiche che catturano96% dell'energia solare trasformando ogni fotone in elettroni utili. È salto quantico che rende obsoletafotovoltaica tradizionale.</text:span></text:p>
      <text:p text:style-name="P2"><text:span text:style-name="T3">Rectenna = Receiving Antenna che intercettaradiazione elettromagnetica solare e la converte direttamente in corrente continuasenza perditeintermedie tipiche di celle solariconvenzionali. Antenna che "ascolta" luce invece di onde radio.</text:span></text:p>
      <text:p text:style-name="P2"><text:span text:style-name="T3">Nano-antenneprogettate per frequenze fino a 1500 THz - spettro visibile e infrarosso - accoppiate a diodi rettificatoriMIM/MOM che trasformanooscillazioni elettromagnetiche in corrente elettrica con efficienzamai vista.</text:span></text:p>
      <text:h text:style-name="P1" text:outline-level="3"><text:span text:style-name="T5">⚛️</text:span><text:span text:style-name="T3"> Nanotecnologia da Premio Nobel: Diodi che Rettificano la Luce</text:span></text:h>
      <text:p text:style-name="P2"><text:soft-page-break/><text:span text:style-name="T3">Diodi Metallo/Isolante/Metallo di dimensioni nanometriche che operano a frequenzedella luce visibile - sfida ingegneristica che sembrava impossibile fino all'avvento delle moderne nanofabbrication.</text:span></text:p>
      <text:p text:style-name="P2"><text:span text:style-name="T3">Ogni nano-antennacatturaonde elettromagnetiche solari e le trasferisce a diodo rettificatore che converteoscillazioni ACdella luce in corrente DCutilizzabile. È radio-ingegneriaapplicata alla luce solare.</text:span></text:p>
      <text:p text:style-name="P2"><text:span text:style-name="T3">Filtro di impedenzaottimizzatrasferimento energetico tra antenna e diodominimizzando perdite e massimizzandopotenzatrasmessa dal campo elettromagneticoraccolto.</text:span></text:p>
      <text:h text:style-name="P1" text:outline-level="3"><text:span text:style-name="T5">🔬</text:span><text:span text:style-name="T3"> Efficienza Rivoluzionaria: 96% vs 25% del Fotovoltaico</text:span></text:h>
      <text:p text:style-name="P2"><text:span text:style-name="T3">85% efficienzagià dimostrata nelle microonde - 96% teorica nel visibile quando tecnologia sarà perfezionata. Confronto con fotovoltaico tradizionale è devastante per industriaesistente.</text:span></text:p>
      <text:p text:style-name="P2"><text:span text:style-name="T3">Conversione diretta da onde elettromagnetiche a corrente continuaevitaperditemultiple delle celle fotovoltaiche che convertonoprima in corrente alternata e poi in continuasprecandoenergia ad ogni passaggio.</text:span></text:p>
      <text:p text:style-name="P2"><text:span text:style-name="T3">Matching perfetto tra dimensioni nanometriche e frequenze della luce visibileeliminainefficienzespettrali che affliggonofotovoltaicotradizionale.</text:span></text:p>
      <text:h text:style-name="P1" text:outline-level="3"><text:span text:style-name="T5">🏭</text:span><text:span text:style-name="T3"> Applicazioni Rivoluzionarie: Oltre l'Energia Solare</text:span></text:h>
      <text:p text:style-name="P2"><text:span text:style-name="T3">Sensori di gas che rilevanolunghezze d'ondaspecifiche per monitoraggio ambientale. Fotorivelatoriterahertz per comunicazioniavanzate e diagnostica medicanon invasiva.</text:span></text:p>
      <text:p text:style-name="P2"><text:span text:style-name="T3">Microsistemi che si auto-alimentanoconvertendoenergia ambientale in elettricitàsenza batterie. IoTveramenteautosufficientealimentato da radiazioneelettromagneticaomnipresente.</text:span></text:p>
      <text:p text:style-name="P2"><text:span text:style-name="T3">Rectenneintegrate in vetridelle finestre che generanoelettricitàmentrelascianopassareluce visibile. Edifici che si auto-alimentanoattraversosuperficitrasparenti.</text:span></text:p>
      <text:h text:style-name="P1" text:outline-level="3"><text:span text:style-name="T5">🌞</text:span><text:span text:style-name="T3"> Concentratori e Down-Converter: Ottimizzazione Spettrale</text:span></text:h>
      <text:p text:style-name="P2"><text:span text:style-name="T3">Concentratori solari che amplificanodensità di potenzaradiazionesolare su rectennemoltiplicandointensitàsegnalericevuto da nano-antenne.</text:span></text:p>
      <text:p text:style-name="P2"><text:soft-page-break/><text:span text:style-name="T3">Down-converter che filtranoluce solare in rangeinfrarossoottimale(5 micron)attraversoemettitori selettivi che adattanospettro alle frequenze operative del sistema.</text:span></text:p>
      <text:p text:style-name="P2"><text:span text:style-name="T3">Matrice modulare di rectenne che ampliasuperficie di raccolta e aumentaoutputtotalemantenendoefficienzaelevata per ogni singoloelemento.</text:span></text:p>
      <text:h text:style-name="P1" text:outline-level="3"><text:span text:style-name="T5">🔧</text:span><text:span text:style-name="T3"> Sfide della Nanofabbricazione: Quando Atomi Diventano Ingegneria</text:span></text:h>
      <text:p text:style-name="P2"><text:span text:style-name="T3">Produzione su larga scala di antenne e diodi a nanoscalarichiedeprecision manufacturing a livello atomico - complessità e costiattualmentelimitanti.</text:span></text:p>
      <text:p text:style-name="P2"><text:span text:style-name="T3">Sintonizzazioneprecisa per diverse frequenze dello spettro solarerichiedemateriali specifici e metodi di fabbricazioneestremamenteavanzati.</text:span></text:p>
      <text:p text:style-name="P2"><text:span text:style-name="T3">Stabilità e durata dei componenti nanostrutturati in condizioni ambientaliesternecruciale per applicazionicommercialia lungo termine.</text:span></text:p>
      <text:h text:style-name="P1" text:outline-level="3"><text:span text:style-name="T5">🌍</text:span><text:span text:style-name="T3"> Rivoluzione Energetica Globale: Rectenne vs Fotovoltaico</text:span></text:h>
      <text:p text:style-name="P2"><text:span text:style-name="T3">Se rectenneraggiungono96% efficienzacommerciale, interomercato fotovoltaicodiventaobsoletoovernight. Efficienza4 volte superiorecambiaeconomics dell'energia solare.</text:span></text:p>
      <text:p text:style-name="P2"><text:span text:style-name="T3">Paesi con altaradiazione solarediventanosuperpotenze energeticheancora piùdominanti. Deserto che produce4 voltepiù energia per metro quadrato.</text:span></text:p>
      <text:p text:style-name="P2"><text:span text:style-name="T3">Gridparityconcombustibili fossiliraggiuntaimmediatamentein ogniparte del mondo grazie a costiper kWhdrammaticamenteridotti.</text:span></text:p>
      <text:h text:style-name="P1" text:outline-level="3"><text:span text:style-name="T5">🏆</text:span><text:span text:style-name="T3"> Puglia Leader Mondiale: Quando Sud Italia Guida Innovazione</text:span></text:h>
      <text:p text:style-name="P2"><text:span text:style-name="T3">Università del Salentoposizionata per diventareepicentro della rivoluzioneenergeticamondiale. Know-howpugliesechevalemiliardi su mercatiglobali.</text:span></text:p>
      <text:p text:style-name="P2"><text:span text:style-name="T3">Clustertecnologicodel Sud che attraeinvestimentiinternazionali e crealavoroaltamente qualificato in Mezzogiorno. Brain gain invece di brain drain.</text:span></text:p>
      <text:p text:style-name="P2"><text:span text:style-name="T3">Patent portfolioitaliano che puògenerareroyaltiesperdecenni da licensingglobale della tecnologiarectenna.</text:span></text:p>
      <text:h text:style-name="P1" text:outline-level="3"><text:soft-page-break/><text:span text:style-name="T5">🔬</text:span><text:span text:style-name="T3"> R&amp;S Continua: Verso Commercializzazione</text:span></text:h>
      <text:p text:style-name="P2"><text:span text:style-name="T3">Scaling da prototipilaboratorio a pannellicommercialirichiedepartnership con industriamicroelettronicaavanzata. Fabricationfacilitiesspecializzate.</text:span></text:p>
      <text:p text:style-name="P2"><text:span text:style-name="T3">Integration con sistemifotovoltaiciesistenti come upgradepath per installationsgiàoperative. Retrofitmarketsenormi.</text:span></text:p>
      <text:p text:style-name="P2"><text:span text:style-name="T3">Standardization e certification per rectennepanels che sostituisconofotovoltaicotradizionale in tutteapplicazionicommerciali e residenziali.</text:span></text:p>
      <text:h text:style-name="P1" text:outline-level="3"><text:span text:style-name="T5">🚀</text:span><text:span text:style-name="T3"> Il Futuro Rectenna dell'Energia</text:span></text:h>
      <text:p text:style-name="P2"><text:span text:style-name="T3">I nostri nipoticresceranno in worldpowered by rectennepanels che convert96% of solarradiationintoelectricity, makingfossilfuelseconomicallyunviableeverywhere.</text:span></text:p>
      <text:p text:style-name="P2"><text:span text:style-name="T3">Rooftopscovered with transparentrectennewindows che generateelectricitywhileprovidingnaturallight. Buildings che producemoreenergythantheyconsume.</text:span></text:p>
      <text:p text:style-name="P2"><text:span text:style-name="T3">Per lorosaràincomprensible come humanitycouldwaste75% of solarenergy with primitivephotovoltaictechnology quando rectennecapturednearlyeverything.</text:span></text:p>
      <text:p text:style-name="P2"><text:span text:style-name="T3">Salentorememberedasbirthplace of rectennarevolution che transformedglobalenergyeconomicsforever.</text:span></text:p>
      <text:p text:style-name="P3"><draw:custom-shape text:anchor-type="as-char" draw:z-index="104" draw:name="Forma15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CATTURA ELETTROMAGNETICA TOTALE</text:span></text:h>
      <text:p text:style-name="P2"><text:span text:style-name="T3">La rectenna ci insegna che il futuro energetico appartiene a technologies che captureelectromagneticradiationdirectly invece di convertingthroughmultiplelossysteps.</text:span></text:p>
      <text:p text:style-name="P2"><text:span text:style-name="T3">Questo principio della cattura elettromagnetica totale rivela che maximumefficiencynasce quando antennaengineeringmeetssolarenergy, quando radioprinciplesscale to opticalfrequencies.</text:span></text:p>
      <text:p text:style-name="P2"><text:span text:style-name="T3">Il futuro energetico appartiene a nanotechnologies che eliminateconversionlossescapturingphotonsdirectlyaselectronswithoutintermediatetransformations.</text:span></text:p>
      <text:p text:style-name="P2"><text:soft-page-break/><text:span text:style-name="T3">La rectenna non è solo nanotecnologia: è la dimostrazione che quando l'ingegneria pugliese impara a costruire antenne per la luce invece che per le onde radio, nascono sistemi che possono catturare il 96% dell'energia solare trasformando ogni raggio in corrente elettrica pura.</text:span><text:span text:style-name="T5">⚡🔬🇮🇹</text:span></text:p>
      <text:p text:style-name="P2"><text:span text:style-name="T3">PUGLIA CAPITALE MONDIALE DELL'ENERGIA SOLARE DEL FUTURO!</text:span><text:span text:style-name="T5">🌞📡</text:span></text:p>
      <text:h text:style-name="P1" text:outline-level="1"><text:span text:style-name="T7">💎</text:span><text:span text:style-name="T4"> ZEOLITE: LA PIETRA FILOSOFALE CHE TRASFORMA ACQUA IN CALORE SENZA BRUCIARE NULLA</text:span></text:h>
      <text:h text:style-name="P1" text:outline-level="2"><text:span text:style-name="T5">📋</text:span><text:span text:style-name="T3"> SCHEDA RAPIDA</text:span></text:h>
      <text:p text:style-name="P2"><text:span text:style-name="T5">🔋</text:span><text:span text:style-name="T3">Potenza: Calore generato da adsorbimento H₂O - zero combustibili necessari<text:line-break/></text:span><text:span text:style-name="T5">🌍</text:span><text:span text:style-name="T3">Disponibilità: Minerale naturale abbondante - silicio + alluminio universali<text:line-break/></text:span><text:span text:style-name="T5">🗺️</text:span><text:span text:style-name="T3">Geografia: Depositi mondiali - non monopolizzabile da singole nazioni<text:line-break/></text:span><text:span text:style-name="T5">💰</text:span><text:span text:style-name="T3">Costo: Risorsa economica - investimento una tantum decennale<text:line-break/></text:span><text:span text:style-name="T5">🔧</text:span><text:span text:style-name="T3">Installazione: Pompe di calore zeolitiche - retrofit sistemi esistenti<text:line-break/></text:span><text:span text:style-name="T5">⚙️</text:span><text:span text:style-name="T3">Manutenzione: Materiale inerte stabile - durata quasi infinita<text:line-break/></text:span><text:span text:style-name="T5">📈</text:span><text:span text:style-name="T3">Stato: COMMERCIALE emergente - scaling tecnologico in corso<text:line-break/></text:span><text:span text:style-name="T5">📊</text:span><text:span text:style-name="T3">Scalabilità: Da riscaldamento domestico a sistemi industriali</text:span></text:p>
      <text:p text:style-name="P3"><draw:custom-shape text:anchor-type="as-char" draw:z-index="105" draw:name="Forma15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QUANDO UN MINERALOGISTA SVEDESE SCOPRÌ LA MACCHINA TERMICA DELLA NATURA</text:span></text:h>
      <text:h text:style-name="P1" text:outline-level="3"><text:span text:style-name="T5">🇸🇪</text:span><text:span text:style-name="T3"> 1756: Axel Fredrik Cronstedt e la "Pietra che Bolle"</text:span></text:h>
      <text:p text:style-name="P2"><text:span text:style-name="T3">270 anni fa, un mineralogista svedeseosservava una pietra strana che bolliva quando riscaldata, senza bruciare o consumarsi. Axel Fredrik Cronstedt non immaginava di aver scoperto la "pietra filosofale" dell'energia pulita - materiale che genera caloresenza combustione.</text:span></text:p>
      <text:p text:style-name="P2"><text:span text:style-name="T3">Zeolite = "zeo" (bollire) + "lithos" (pietra) - nome che descrive perfettamente il comportamento di minerale che sembramagico ma è pura fisicaapplicata. Silicio + alluminioorganizzati in strutturanano-porosaperfetta.</text:span></text:p>
      <text:p text:style-name="P2"><text:span text:style-name="T3">Migliaia di cavità microscopiche che intrappolanomolecole d'acquarallentandone il movimento e convertendoenergia cinetica in calorethroughadsorbimentomolecolare. È nano-ingegnerianaturaleperfezionata da milioni di anni.</text:span></text:p>
      <text:h text:style-name="P1" text:outline-level="3"><text:span text:style-name="T5">⚛️</text:span><text:span text:style-name="T3"> L'Alchimia Molecolare: Quando H₂O Diventa Calore Senza Combustione</text:span></text:h>
      <text:p text:style-name="P2"><text:soft-page-break/><text:span text:style-name="T3">Zeolitefunziona come spugnanano-strutturata che catturamolecole d'acqua e le "frena"nei loromovimentimolecolari. Questorallentamentoliberaenergia cineticasotto forma di caloreutilizzabile.</text:span></text:p>
      <text:p text:style-name="P2"><text:span text:style-name="T3">Processocompletamentereversibile - zeoliteassorbeacquagenerandocalore, poirilasciaacquaassorbendocalore. È batteriatermicanaturale che si ricarica e scaricainfinitamentesenzadegradarsi.</text:span></text:p>
      <text:p text:style-name="P2"><text:span text:style-name="T3">Zerocombustibili fossili, zeroelettricità per generarecaloreprimario. Solofisicamolecolare che trasformaumiditàambientale in energiatermicaattraversoadsorbimentoselettivo.</text:span></text:p>
      <text:h text:style-name="P1" text:outline-level="3"><text:span text:style-name="T5">🏠</text:span><text:span text:style-name="T3"> Rivoluzione delle Pompe di Calore: Zeolite vs Compressori Elettrici</text:span></text:h>
      <text:p text:style-name="P2"><text:span text:style-name="T3">Pompe di caloretradizionaliconsumanoelettricità per comprimerefluidirefrigerantichimici. Pompezeoliticheutilizzanoproprietànaturali di adsorbimentoH₂Oeliminandoconsumielettriciprimari.</text:span></text:p>
      <text:p text:style-name="P2"><text:span text:style-name="T3">COP (Coefficient of Performance) superiore perché zeolitenonrichiedeenergyinput per generarecalore - solo per circolarearia/acqua. Efficienzaenergeticamoltiplicatavssistemiconvenzionali.</text:span></text:p>
      <text:p text:style-name="P2"><text:span text:style-name="T3">Riscaldamentodomestico + acquacaldasanitariaprodottisfruttandoumiditàatmosfericalocaleinvece di consumaregasmetano o energiaelettricadalla rete.</text:span></text:p>
      <text:h text:style-name="P1" text:outline-level="3"><text:span text:style-name="T5">💎</text:span><text:span text:style-name="T3"> La "Pietra Filosofale" Democratica: Risorsa Non Monopolizzabile</text:span></text:h>
      <text:p text:style-name="P2"><text:span text:style-name="T3">Zeolitedisponibileglobalmente - depositi in ognicontinenterendonoimpossibilemonopolizzazionegeopolitica. Nonpuòdiventarearmaenergetica come petrolio o gas.</text:span></text:p>
      <text:p text:style-name="P2"><text:span text:style-name="T3">Materialibase (silicio, alluminio) tra i piùabbondantidellacrostaterrestre. Zeolitesinteticaproducibilelocalmenteovunquesenzadipendenzeestere.</text:span></text:p>
      <text:p text:style-name="P2"><text:span text:style-name="T3">Tecnologiaaccessible a ognieconomia - paesipoveripossonoprodurreheatingsystemszeoliticisenzaimportarecombustibilicostosi o tecnologieproprietarie.</text:span></text:p>
      <text:h text:style-name="P1" text:outline-level="3"><text:span text:style-name="T5">🌡️</text:span><text:span text:style-name="T3"> Applicazioni Rivoluzionarie: Oltre il Riscaldamento Domestico</text:span></text:h>
      <text:p text:style-name="P2"><text:soft-page-break/><text:span text:style-name="T3">Refrigerazionesenzaelettricità - zeolitecheassorbecaloreperraffreddareambientiutilizzandosoloevaporazioneH₂O. Condizionamentopassivo per zoneoff-grid.</text:span></text:p>
      <text:p text:style-name="P2"><text:span text:style-name="T3">Essicazioneindustriale - zeoliterimuoveumidità da materialisenzariscaldamentoelettrico. Foodprocessing, pharmaceuticaldrying, textileindustryapplications.</text:span></text:p>
      <text:p text:style-name="P2"><text:span text:style-name="T3">Energystoragetermico - zeoliteimmagazzinacaloreduranteday e lorilasciaduringnightstabilizzandotemperaturesenzainputenergeticiesterni.</text:span></text:p>
      <text:h text:style-name="P1" text:outline-level="3"><text:span text:style-name="T5">🏭</text:span><text:span text:style-name="T3"> Scaling Industriale: Zeolite per Processi Termici Massivi</text:span></text:h>
      <text:p text:style-name="P2"><text:span text:style-name="T3">Districtheatingzeolitico che utilizzawasteheatindustrialeadsorbitoinzeoliteeredistributedtowardresidentialareas. Circularthermaleconomy.</text:span></text:p>
      <text:p text:style-name="P2"><text:span text:style-name="T3">Industrialprocessheatingusingzeolitethermalbatterieschargedwithrenewableenergyanddischargedondemandformanufacturingoperations.</text:span></text:p>
      <text:p text:style-name="P2"><text:span text:style-name="T3">Greenhousesheatedbyzeolitesystems che capturesolarthermalenergyduringdayandreleaseitduringcoldnightsmaintainingoptimalgrowingtemperatures.</text:span></text:p>
      <text:h text:style-name="P1" text:outline-level="3"><text:span text:style-name="T5">🌍</text:span><text:span text:style-name="T3"> Impatto Ambientale Quasi Nullo: Minerale che Non si Consuma</text:span></text:h>
      <text:p text:style-name="P2"><text:span text:style-name="T3">Zeoliteècatalystinstead of consumable - doesn'tdegradeduringoperation, doesn'tproducetoxicwaste, doesn'temitpollutants. Sustainableindefinitely.</text:span></text:p>
      <text:p text:style-name="P2"><text:span text:style-name="T3">Lifecyclecarbonfootprintminimal - miningimpactoffset by decades of fossil-fuel-freeoperation. Climatepositivetechnology che reducesCO₂emissionsdramatically.</text:span></text:p>
      <text:p text:style-name="P2"><text:span text:style-name="T3">End-of-lifezeoliterecyclableback to constructionmaterials or soilamendments. Zerowastetechnology che doesn'tcreatedisposalproblems.</text:span></text:p>
      <text:h text:style-name="P1" text:outline-level="3"><text:span text:style-name="T5">🔬</text:span><text:span text:style-name="T3"> Innovazione Continua: Zeolite Sintetiche Ottimizzate</text:span></text:h>
      <text:p text:style-name="P2"><text:span text:style-name="T3">Designerzeolites con poresizesoptimized for specificapplications. Nanotechnologyapplied to improvethermalperformance and selectivity.</text:span></text:p>
      <text:p text:style-name="P2"><text:soft-page-break/><text:span text:style-name="T3">Compositematerialsintegratingzeolite with otherthermalstoragemediaforenhancedcapacity and fasterheattransferrates.</text:span></text:p>
      <text:p text:style-name="P2"><text:span text:style-name="T3">Smartzeolitesystems with IoTmonitoring che optimizecharging/dischargingcyclesbased on weatherforecasts and demandpatterns.</text:span></text:p>
      <text:h text:style-name="P1" text:outline-level="3"><text:span text:style-name="T5">🏠</text:span><text:span text:style-name="T3"> Retrofit Revolution: Trasformare Ogni Casa in Sistema Zeolitico</text:span></text:h>
      <text:p text:style-name="P2"><text:span text:style-name="T3">Existingheatingsystemsupgradeable with zeolitethermalstoragereducingenergyconsumptionby50-70%withoutmajorinfrastructurechanges.</text:span></text:p>
      <text:p text:style-name="P2"><text:span text:style-name="T3">Boilerreplacementprograms che substitutegasheaters with zeoliteheatpumpseliminatingfossilfueldependencyforresidentialheating.</text:span></text:p>
      <text:p text:style-name="P2"><text:span text:style-name="T3">Communityheatingnetworksbased on sharedzeolitethermalstoragesystems che servemultiplehouseholdswitheconomies of scale.</text:span></text:p>
      <text:h text:style-name="P1" text:outline-level="3"><text:span text:style-name="T5">🚀</text:span><text:span text:style-name="T3"> Il Futuro Zeolitico dell'Energia Termica</text:span></text:h>
      <text:p text:style-name="P2"><text:span text:style-name="T3">I nostri nipoticresceranno in worldwhereeverybuildinguseszeolitethermalsystems che provideheating and coolingwithoutburninganything or consumingmassiveelectricity.</text:span></text:p>
      <text:p text:style-name="P2"><text:span text:style-name="T3">Citiesheated by networks of zeolitethermalbatteries che capturewasteheatfromsummer and releaseitduringwinter. Seasonalthermalstoragecitywide.</text:span></text:p>
      <text:p text:style-name="P2"><text:span text:style-name="T3">Per lorosaràincomprensible come humanitycouldburnfossilfuels for heating quando zeoliteprovidedthermalenergythroughsimplemolecularphysics.</text:span></text:p>
      <text:p text:style-name="P2"><text:span text:style-name="T3">AxelFredrikCronstedtrememberedasfather of thermalrevolution che discoverednature'sperfectheatenginehidden in boilingstones.</text:span></text:p>
      <text:p text:style-name="P3"><draw:custom-shape text:anchor-type="as-char" draw:z-index="106" draw:name="Forma15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DSORBIMENTO TERMICO</text:span></text:h>
      <text:p text:style-name="P2"><text:span text:style-name="T3">La zeolite ci insegna che le soluzioni energetiche più eleganti sfruttano proprietàfisichenaturaliinstead of forcingchemicalreactions or consumingexternalenergysources.</text:span></text:p>
      <text:p text:style-name="P2"><text:span text:style-name="T3">Questo principio dell'adsorbimento termico rivela che naturehasalreadyengineeredperfectthermalmachinesatmolecularlevel - wejustneed to learnhow to usethem.</text:span></text:p>
      <text:p text:style-name="P2"><text:soft-page-break/><text:span text:style-name="T3">Il futuro energetico appartiene a technologies che amplifynaturalprocessesinstead of fightingagainstphysics, che workwithmolecularbehaviorinstead of forcingartificialsolutions.</text:span></text:p>
      <text:p text:style-name="P2"><text:span text:style-name="T3">La zeolite non è solo un minerale: è la dimostrazione che quando la scienza impara a collaborare con le proprietà molecolari naturali, nascono sistemi termici che possono riscaldare il mondo senza bruciare nulla, usando solo la magia fisica dell'acqua che danza nelle nano-cavità della pietra filosofale della natura.</text:span><text:span text:style-name="T5">💎🔥⚛️</text:span></text:p>
      <text:h text:style-name="P1" text:outline-level="1"><text:span text:style-name="T7">🌊</text:span><text:span text:style-name="T4"> SAPHONIAN: QUANDO INGEGNERI TUNISINI INVENTANO VELE CHE CATTURANO VENTO SENZA UCCIDERE UCCELLI</text:span></text:h>
      <text:h text:style-name="P1" text:outline-level="2"><text:span text:style-name="T5">📋</text:span><text:span text:style-name="T3"> SCHEDA RAPIDA AGGIORNATA</text:span></text:h>
      <text:p text:style-name="P2"><text:span text:style-name="T5">🔋</text:span><text:span text:style-name="T3">Potenza: 2.3x efficienza vs turbine tradizionali - sistema idraulico integrato<text:line-break/></text:span><text:span text:style-name="T5">🌍</text:span><text:span text:style-name="T3">Disponibilità: Tecnologia Zero-Blade - vento catturato senza rotazione<text:line-break/></text:span><text:span text:style-name="T5">🗺️</text:span><text:span text:style-name="T3">Geografia: Tunisia pioniera - brevetto internazionale marzo 2012<text:line-break/></text:span><text:span text:style-name="T5">💰</text:span><text:span text:style-name="T3">Costo: 45% meno costoso da produrre vs turbine convenzionali<text:line-break/></text:span><text:span text:style-name="T5">🔧</text:span><text:span text:style-name="T3">Installazione: Disco collegato a 3 cilindri idraulici - movimento oscillatorio<text:line-break/></text:span><text:span text:style-name="T5">⚙️</text:span><text:span text:style-name="T3">Manutenzione: Niente pale, mozzo o cambio - componenti ridotti<text:line-break/></text:span><text:span text:style-name="T5">📈</text:span><text:span text:style-name="T3">Stato: CONTROVERSO - Claims troppo belli per essere veri secondo critici<text:line-break/></text:span><text:span text:style-name="T5">📊</text:span><text:span text:style-name="T3">Scalabilità: Problemi di scaling - struttura conica pesante</text:span></text:p>
      <text:p text:style-name="P3"><draw:custom-shape text:anchor-type="as-char" draw:z-index="107" draw:name="Forma15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OLUZIONE TUNISINA CHE DIVIDE IL MONDO DELL'ENERGIA EOLICA</text:span></text:h>
      <text:h text:style-name="P1" text:outline-level="3"><text:span text:style-name="T5">🇹🇳</text:span><text:span text:style-name="T3"> Anis Aouini: Il Visionario che Sfida le Leggi della Fisica</text:span></text:h>
      <text:p text:style-name="P2"><text:span text:style-name="T3">Saphon Energy tunisina ha creato una turbina eolicasenza pale che promette di convertireenergia cinetica del vento in elettricità con doppia efficienza e metà costo di turbine tradizionali. Nome deriva da antica divinitàdel ventoadorata dai Cartaginesimediterranei.</text:span></text:p>
      <text:p text:style-name="P2"><text:span text:style-name="T3">Sistema brevettato chiamato "Zero-Blade Technology" che convogliavento in movimentoavanti-indietro fino a convertirlo in energia meccanicausando pistoni. Pistoniproduconopressione idraulicaconvertibileistantaneamente in elettricità o stoccabile per uso futuro.</text:span></text:p>
      <text:p text:style-name="P2"><text:span text:style-name="T3">Corpo a forma di vela che creamovimento3Da otto o nodo quando esposto al vento, convertendo fino al 42% in più dell'energia cineticavs turbinetradizionali.</text:span></text:p>
      <text:h text:style-name="P1" text:outline-level="3"><text:span text:style-name="T5">⚡</text:span><text:span text:style-name="T3"> La Controversia del Limite di Betz: Rivoluzione o Illusione?</text:span></text:h>
      <text:p text:style-name="P2"><text:span text:style-name="T3">Affermazione piùcontroversa: Saphonsostiene che suo designnon è soggetto alla Legge di Betz - legge fisicacentenaria che descrivelimite di energia che qualsiasi turbina può estrarre dal vento.</text:span></text:p>
      <text:p text:style-name="P2"><text:soft-page-break/><text:span text:style-name="T3">Legge di Betzstabilisce che nessuna turbinaeolica può catturarepiù del 59.3% dell'energia cinetica nel vento - limite teoricoderivato da principi di conservazione di massa e momento.</text:span></text:p>
      <text:p text:style-name="P2"><text:span text:style-name="T3">Criticisottolineano: per sfuggire alla Legge di Betzbisognerebbe"riprogettarel'aria" - designturbina è irrilevante, limite deriva da comeariasi muove. Aggiungendoalmenoun passaggioal processo (energia meccanica → pressurizza fluido → turbina), Saphoniansi ponein svantaggio vs design convenzionali.</text:span></text:p>
      <text:h text:style-name="P1" text:outline-level="3"><text:span text:style-name="T5">🔧</text:span><text:span text:style-name="T3"> Sistema Idraulico: Geniale o Complicato?</text:span></text:h>
      <text:p text:style-name="P2"><text:span text:style-name="T3">Brevetto 2010mostradiscocollegato a tre cilindriidraulicisul latosopravento dell'housinggeneratore. Movimentooscillatoriospingepistoni in cicloripetitivo, pressione risultanteazionamotore idraulicocollegato a generatore.</text:span></text:p>
      <text:p text:style-name="P2"><text:span text:style-name="T3">A differenza di turbine tradizionali che perdonoenergia per mancanza di stoccaggio, Saphonianimmagazzinaelettricitàin eccesso in dispositivo idraulico che preservaenergia e la scaricaon demand.</text:span></text:p>
      <text:p text:style-name="P2"><text:span text:style-name="T3">Sistema idraulicopermetteenergy storagecreandoforniturapiù stabile - particolarmente utile per integrazione in reti nazionali che favorisconoinput energeticoconsistente.</text:span></text:p>
      <text:h text:style-name="P1" text:outline-level="3"><text:span text:style-name="T5">🐦</text:span><text:span text:style-name="T3"> Vantaggi Ambientali: Fine del Massacro Aviario</text:span></text:h>
      <text:p text:style-name="P2"><text:span text:style-name="T3">Design senza palepermettesicurezza per uccelli e orecchie umane. Niente rumore, niente sindrome da turbina eolica, niente uccisioniaccidentali di migliaia di uccelli.</text:span></text:p>
      <text:p text:style-name="P2"><text:span text:style-name="T3">Movimentomimeticstrovato in code di pesci quando nuotano o in ali di uccelli - tecnologiache impara dalla natura invece di combatterla.</text:span></text:p>
      <text:p text:style-name="P2"><text:span text:style-name="T3">Convertitore senza palecreameno rumore vs turbine tradizionali e non soffre di effetto giroscopico, rendendopiù facileadattarsi a cambi di direzione del vento.</text:span></text:p>
      <text:h text:style-name="P1" text:outline-level="3"><text:span text:style-name="T5">💰</text:span><text:span text:style-name="T3">Economics Rivoluzionari: Metà Costo, Doppia Efficienza?</text:span></text:h>
      <text:p text:style-name="P2"><text:span text:style-name="T3">Saphonian è 2.3 voltepiù efficiente di pale rotanti e costa45% meno da produrre. Costopuò esseretagliatoulteriormentecustomizzandocomponenti specifici.</text:span></text:p>
      <text:p text:style-name="P2"><text:span text:style-name="T3">Risparmimanufacturingderivano da eliminazione di pale, mozzo e cambionecessari in turbine tradizionali. Scartacomponentipiù costosi in turbina tradizionale: pale, mozzo, cambio.</text:span></text:p>
      <text:p text:style-name="P2"><text:soft-page-break/><text:span text:style-name="T3">Aounisostiene: Saphonian può convertirequasi 80% dell'energia eolica in elettricità - performance1.7 voltesuperiore a turbina tradizionale.</text:span></text:p>
      <text:h text:style-name="P1" text:outline-level="3"><text:span text:style-name="T5">🚨</text:span><text:span text:style-name="T3"> Scetticismo Scientifico: Troppo Bello per Essere Vero?</text:span></text:h>
      <text:p text:style-name="P2"><text:span text:style-name="T3">Quando qualcosasembratroppo belloper esserevero, probabilmentelo è. Affermazioni straordinarierichiedonoprove straordinarie - Saphonfaaffermazioni straordinarie ma forniscepocheprove.</text:span></text:p>
      <text:p text:style-name="P2"><text:span text:style-name="T3">Criticisottolineano: claimsnon supportati da risultati pubblicati. Videocarino che attaccaturbinetribladesenzamaterialeteorico, matematico o empirico che supportiaffermazioni.</text:span></text:p>
      <text:p text:style-name="P2"><text:span text:style-name="T3">Ingegnereespertoche contattòSaphon per datitecniciricevetterispostainizialema poisilenzio totale - comportamentomai visto in esperienzaprofessionale.</text:span></text:p>
      <text:h text:style-name="P1" text:outline-level="3"><text:span text:style-name="T5">🔍</text:span><text:span text:style-name="T3"> Analisi del Brevetto: Realtà vs Marketing</text:span></text:h>
      <text:p text:style-name="P2"><text:span text:style-name="T3">Brevettocollegato dal website è designcon palee componentiidraulici - NON il dispositivocheaffermanoesserecosì buono. BrevettomostraPALE che ruotano e spingonodiscocontrovento, chemuoveattuatori idraulici.</text:span></text:p>
      <text:p text:style-name="P2"><text:span text:style-name="T3">Devicenon scala - conoavrà15-20Kmetri quadri per raggiungere3 MW e peseràcosì tanto che non si muoveràeccetto in ventifortissimi. Non puòessere orientato per scaricarecaricovento.</text:span></text:p>
      <text:p text:style-name="P2"><text:span text:style-name="T3">Disclaimersulwebsite: "Saphon Energynon garantisce, né saràritenuta responsabile, innessuna circostanza, per idoneità, fitness, accuratezza, assenza di errori" delle informazioni.</text:span></text:p>
      <text:h text:style-name="P1" text:outline-level="3"><text:span text:style-name="T5">🌍</text:span><text:span text:style-name="T3"> Potenziale Africano: Rivoluzione o Miraggio?</text:span></text:h>
      <text:p text:style-name="P2"><text:span text:style-name="T3">Potential per trasformarepaesaggio economicoafricano e scatenareprogresso socialeprofondoattraversocontinente. Migliorandoconnettività ed elettricità, tecnologiasupporterebbeentrepreneurship.</text:span></text:p>
      <text:p text:style-name="P2"><text:span text:style-name="T3">KenyaWind PowerPlant (300MW) potrebberaddoppiareoutput a 600MWseclaimsSaphonianfosseroveri. Adattabile in regioni africane che consideranowind power.</text:span></text:p>
      <text:p text:style-name="P2"><text:span text:style-name="T3">Tunisiaelettricità da ventorappresenta5% della produzione totale - usandotecnologia Saphonianpotrebbeprodurrefino al 20% nel medio termine.</text:span></text:p>
      <text:h text:style-name="P1" text:outline-level="3"><text:soft-page-break/><text:span text:style-name="T5">🔬</text:span><text:span text:style-name="T3"> Status Attuale: Tra Hype e Realtà</text:span></text:h>
      <text:p text:style-name="P2"><text:span text:style-name="T3">Partnership con Microsoft 4Afrikae negoziazioni con compagnie internazionali per deploytecnologiaworldwide. Annunciato durante Global Entrepreneurship SummitMarrakesh che Saphonian è entrato in faseindustriale.</text:span></text:p>
      <text:p text:style-name="P2"><text:span text:style-name="T3">Demorecente a rappresentanti Microsoftmanessun datopubblicato - non sappiamodimensionidiscodemo o potenzaoutput a velocitàventospecifiche.</text:span></text:p>
      <text:p text:style-name="P2"><text:span text:style-name="T3">Trendbrevettiturbinesenza paleaumentatosignificativamente dal 2018 - rifletteinteressecrescente e investimenti nel settore.</text:span></text:p>
      <text:h text:style-name="P1" text:outline-level="3"><text:span text:style-name="T5">🚀</text:span><text:span text:style-name="T3"> Il Verdetto: Innovazione Geniale o Vaporware Elegante?</text:span></text:h>
      <text:p text:style-name="P2"><text:span text:style-name="T3">Saphonianrappresentaeitherbreakthroughrivoluzionario che sfidafisicaconsolidataOResempioclassico di marketingchesuperasubstance.</text:span></text:p>
      <text:p text:style-name="P2"><text:span text:style-name="T3">Scientificconsensussuggeriscescetticismo - violazioni delle leggifisicherichiedonoproofstraordinario che Saphonnon hafornito. Thermodynamicsimponelimiti che marketingnon puòaggirare.</text:span></text:p>
      <text:p text:style-name="P2"><text:span text:style-name="T3">However, segenuine, rappresenterebbegame-changerperrenewable energyparticolarmente in developingcountriesdovecost e environmentalimpactsonocrucial.</text:span></text:p>
      <text:p text:style-name="P3"><draw:custom-shape text:anchor-type="as-char" draw:z-index="108" draw:name="Forma15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VERIFICA SCIENTIFICA</text:span></text:h>
      <text:p text:style-name="P2"><text:span text:style-name="T3">Il Saphonian ci insegna che nel campo energeticoclaims straordinari richiedono verificationrigorosa - marketingaccattivante non può sostituireevidencescientificasolida.</text:span></text:p>
      <text:p text:style-name="P2"><text:span text:style-name="T3">Questo principio della verifica scientifica rivela che trueinnovation deve rispettarephysicsfundamentals mentre seekingnewapproacheswithinnaturalconstraints.</text:span></text:p>
      <text:p text:style-name="P2"><text:span text:style-name="T3">Il futuro energetico appartiene a technologies che balancerevolutionarythinking with rigorousscientificvalidation - pushingboundarieswithoutbreakinglawsofnature.</text:span></text:p>
      <text:p text:style-name="P2"><text:span text:style-name="T3">Il Saphonian non è solo controversia tecnica: è promemoria che quando l'ingegneria incontra il marketing, la verità scientifica deve sempre prevalere sui claims commerciali, e che genuine breakthrough energetiche richiedono prove solide quanto le promesse sono straordinarie.</text:span><text:span text:style-name="T5">🌊💨⚡</text:span></text:p>
      <text:p text:style-name="P2"><text:span text:style-name="T3">TUNISIA INNOVATION - SCIENZA O SPERANZA?</text:span><text:span text:style-name="T5">🇹🇳🔬❓</text:span></text:p>
      <text:h text:style-name="P1" text:outline-level="1"><text:soft-page-break/><text:span text:style-name="T7">⚡</text:span><text:span text:style-name="T4"> GENERATORE TRIBOELETTRICO: QUANDO 100 DISCHI ROTANTI TRASFORMANO ATTRITO IN 529 WATT PERPETUI</text:span></text:h>
      <text:h text:style-name="P1" text:outline-level="2"><text:span text:style-name="T5">📋</text:span><text:span text:style-name="T3"> SCHEDA RAPIDA</text:span></text:h>
      <text:p text:style-name="P2"><text:span text:style-name="T5">🔋</text:span><text:span text:style-name="T3">Potenza: 529 W da 100 dischi - 1,9 MJ/ora prodotti<text:line-break/></text:span><text:span text:style-name="T5">🌍</text:span><text:span text:style-name="T3">Disponibilità: Effetto triboelettrico - fisica universale dell'attrito<text:line-break/></text:span><text:span text:style-name="T5">🗺️</text:span><text:span text:style-name="T3">Geografia: Funziona ovunque - ambiente a vuoto ottimale<text:line-break/></text:span><text:span text:style-name="T5">💰</text:span><text:span text:style-name="T3">Costo: Rendimento 183.000:1 - energia quasi gratuita<text:line-break/></text:span><text:span text:style-name="T5">🔧</text:span><text:span text:style-name="T3">Installazione: 100 dischi 39cm + cuscinetti magnetici + vuoto<text:line-break/></text:span><text:span text:style-name="T5">⚙️</text:span><text:span text:style-name="T3">Manutenzione: 1% perdite/ora - sistema quasi perpetuo<text:line-break/></text:span><text:span text:style-name="T5">📈</text:span><text:span text:style-name="T3">Stato: PROGETTO TEORICO - calcoli fisici dettagliati<text:line-break/></text:span><text:span text:style-name="T5">📊</text:span><text:span text:style-name="T3">Scalabilità: Modulare infinito - più dischi = più energia</text:span></text:p>
      <text:p text:style-name="P3"><draw:custom-shape text:anchor-type="as-char" draw:z-index="109" draw:name="Forma16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QUANDO L'ATTRITO DIVENTA LA FONTE ENERGETICA PIÙ EFFICIENTE DEL PIANETA</text:span></text:h>
      <text:h text:style-name="P1" text:outline-level="3"><text:span text:style-name="T5">⚡</text:span><text:span text:style-name="T3"> L'Effetto Triboelettrico: Elettricità dall'Attrito Ancestrale</text:span></text:h>
      <text:p text:style-name="P2"><text:span text:style-name="T3">Generatore triboelettrico sfrutta fenomeno fisicoantico quanto l'universo - trasferimento di elettroni tra materiali che si sfregano. Stesso principio che crea fulmini e fa attaccarepalloncini ai muri dopo averli strofinati.</text:span></text:p>
      <text:p text:style-name="P2"><text:span text:style-name="T3">100 dischi da 39 cm di diametro che ruotano a 10.000 giri/min in ambiente a vuotogeneranoelettricitàcontinuamenteattraversoseparazionecontrollata di cariche elettriche. È harvesting di energiadall'attritoottimizzato.</text:span></text:p>
      <text:p text:style-name="P2"><text:span text:style-name="T3">Polimeri triboelettriciavanzati con conduttori sottilimassimizzanoaccumulo di cariche mentre cuscinetti magneticieliminanoattrito meccanicolasciando solo effettoelettrostatico utile.</text:span></text:p>
      <text:h text:style-name="P1" text:outline-level="3"><text:span text:style-name="T5">🔬</text:span><text:span text:style-name="T3"> Fisica del Sistema: 10 kV per Ogni Scarica</text:span></text:h>
      <text:p text:style-name="P2"><text:span text:style-name="T3">Capacità totale del sistema: 6,35 × 10⁻⁸ Fdistribuita su 100 dischiottimizzati per massimaaccumuloelettrostatico. Ogni discocontribuisce6,35 × 10⁻¹⁰ F di capacità.</text:span></text:p>
      <text:p text:style-name="P2"><text:span text:style-name="T3">Differenza di potenziale: 10.000 Vgenerati tra dischiattraversoeffetto triboelettricoottimizzato. 166,67 scaricheal secondo (una per giro) mantengonoflussoelettricocostante.</text:span></text:p>
      <text:p text:style-name="P2"><text:span text:style-name="T3">Formulaenergetica: P = ½CV²f dove C = capacità, V = voltaggio, f = frequenzascariche. Risultato: 529 Wdi potenzacontinuada puroeffettoelettrostatico.</text:span></text:p>
      <text:h text:style-name="P1" text:outline-level="3"><text:soft-page-break/><text:span text:style-name="T5">🌀</text:span><text:span text:style-name="T3"> Ambiente a Vuoto: Eliminare Ogni Resistenza</text:span></text:h>
      <text:p text:style-name="P2"><text:span text:style-name="T3">Vuoto o gas a bassa densità (elio) eliminaattrito aerodinamico che normalmentedissiperebbeenergia cinetica in caloreinutile. Dischiruotanoliberamentesenzaresistenzaatmosferica.</text:span></text:p>
      <text:p text:style-name="P2"><text:span text:style-name="T3">Cuscinetti magneticilevitanodischieliminandoattritomeccanicosolido. Sistemaoperaincondizioniquasiideali dove unicainterazioneenergetica è trasferimentoelettrostaticodesiderato.</text:span></text:p>
      <text:p text:style-name="P2"><text:span text:style-name="T3">Perditeridotte al 1% all'ora dell'energia cinetica - 10,4 J/oraspesi per mantenererotazionevs1.904.400 J/oraprodotti. Efficienzaquasiimpossibile.</text:span></text:p>
      <text:h text:style-name="P1" text:outline-level="3"><text:span text:style-name="T5">💫</text:span><text:span text:style-name="T3"> Rendimento 183.000:1 - Oltre Ogni Aspettativa</text:span></text:h>
      <text:p text:style-name="P2"><text:span text:style-name="T3">Bilancio energeticosconvolgelogicaenergeticatradizionale: 1,9 MJprodottiogni oraspendendosolo10,4 J per mantenimento. È moltiplicazioneenergeticaattraversoharvestingelettrostatico.</text:span></text:p>
      <text:p text:style-name="P2"><text:span text:style-name="T3">Energia cineticadei dischi (1.040 J totali) rimanecostante - non vieneconsumata ma soloutilizzata come volanomeccanico per generaremovimentotriboelettrico. Energyinputuna tantum.</text:span></text:p>
      <text:p text:style-name="P2"><text:span text:style-name="T3">Rendimento183.000:1significa che per ognijoulespeso, sistemaproduce183.000 joule. Impossibile con combustionengines - possibile con harvestingelettrostaticoottimizzato.</text:span></text:p>
      <text:h text:style-name="P1" text:outline-level="3"><text:span text:style-name="T5">⚙️</text:span><text:span text:style-name="T3"> Design Engineering: Precisione Molecolare</text:span></text:h>
      <text:p text:style-name="P2"><text:span text:style-name="T3">Spessore dischi5 mmottimizzarobustezza e capacitàaccumulocariche. Materialipolimeritriboelettriciselezionati per massimadifferenzapotenzialeelettrostatico.</text:span></text:p>
      <text:p text:style-name="P2"><text:span text:style-name="T3">Momento inerziaogni disco: 0,019 kg·m² - energia cinetica10,4 Jper disco. Velocità angolare1.047 rad/smantienefrequenzascaricheottimale per potenzamassima.</text:span></text:p>
      <text:p text:style-name="P2"><text:span text:style-name="T3">Sistema modularescalabile - aggiungeredischiaumentaproporzionalmentepotenzaoutputsenzacompromettereefficienza. 200 dischi = 1.058 W, 1000 dischi = 5.290 W.</text:span></text:p>
      <text:h text:style-name="P1" text:outline-level="3"><text:span text:style-name="T5">🔋</text:span><text:span text:style-name="T3"> Accumulo e Distribuzione: Energia Elettrostatica Stabile</text:span></text:h>
      <text:p text:style-name="P2"><text:soft-page-break/><text:span text:style-name="T3">Differenze di potenziale10 kVrichiedonoconditioningelettronico per convertirehigh-voltagepulses in currentstabileutilizzabile da dispositivistandard.</text:span></text:p>
      <text:p text:style-name="P2"><text:span text:style-name="T3">Capacitoribuffersmoothingoutputelettricotrasformandoscarichediscrete in flussocontinuo. Powerelectronicsconvertono10 kVpulses in voltaggiodomestico/industriale.</text:span></text:p>
      <text:p text:style-name="P2"><text:span text:style-name="T3">Sistemaself-sustaining - energiaprodottapuòalimentarepropricuscinetti magnetici e sistemicontrollomantenendosurplussignificativo per externalloads.</text:span></text:p>
      <text:h text:style-name="P1" text:outline-level="3"><text:span text:style-name="T5">🌍</text:span><text:span text:style-name="T3"> Applicazioni Rivoluzionarie: Energia da Attrito Ovunque</text:span></text:h>
      <text:p text:style-name="P2"><text:span text:style-name="T3">Generatoritriboelettriciscalabiliperognineed - domestic (householdbackup), industrial (continuouspower), remote (off-gridcommunities). Tecnologiauniversalmenteapplicabile.</text:span></text:p>
      <text:p text:style-name="P2"><text:span text:style-name="T3">Spaceapplications - vacuumnaturaledello spazioottimale per triboelectricgenerators. Satellitepowersystems che sfruttanorotationnaturaleperelectricitygeneration.</text:span></text:p>
      <text:p text:style-name="P2"><text:span text:style-name="T3">Undergroundinstallations - miningoperations, subwaysystems, bunkersdovecontrolledenvironmentfacilitavacuummaintenance e continuousoperation.</text:span></text:p>
      <text:h text:style-name="P1" text:outline-level="3"><text:span text:style-name="T5">🔬</text:span><text:span text:style-name="T3"> Fisica Controversa: Harvesting vs Conservation</text:span></text:h>
      <text:p text:style-name="P2"><text:span text:style-name="T3">Sistemaapparentementeviolaconservationof energyproducendopiù energia di quellainput - maharvestsambientelectromagneticfields e thermalfluctuationssemprepresenti.</text:span></text:p>
      <text:p text:style-name="P2"><text:span text:style-name="T3">Triboelectriceffecttapsintoquantumvacuumfluctuations e ambientelectricalfields che permeanouniverse. Notperpetualmotion - advancedenergyharvesting da sourcesnonconventionallyconsidered.</text:span></text:p>
      <text:p text:style-name="P2"><text:span text:style-name="T3">Scientificestablishmentpotrebberesistereconcepts che challengetraditionalthermodynamics, maempiricalresultsspeakforthemselves se systemfunctionsascalculated.</text:span></text:p>
      <text:h text:style-name="P1" text:outline-level="3"><text:span text:style-name="T5">🚀</text:span><text:span text:style-name="T3"> Scaling Industriale: Centrali Triboelettriche</text:span></text:h>
      <text:p text:style-name="P2"><text:span text:style-name="T3">Powerplantsbasate su thousandsoftriboelectricdisksoperating in massivevacuumchambers. Megawattoutputfrompureelectrostaticharvestingwithoutfuelconsumption.</text:span></text:p>
      <text:p text:style-name="P2"><text:span text:style-name="T3">Urbaninstallations - skyscraperbasementsconverted to triboelectricgenerationfacilities. Silent, emission-freepowergenerationincitycenterswithoutenvironmentalimpact.</text:span></text:p>
      <text:p text:style-name="P2"><text:soft-page-break/><text:span text:style-name="T3">Industrialintegration - manufacturingfacilitiespowered by on-sitetriboelectricgeneratorseliminatinggriddependence e energycostslong-term.</text:span></text:p>
      <text:h text:style-name="P1" text:outline-level="3"><text:span text:style-name="T5">🌟</text:span><text:span text:style-name="T3"> Il Futuro Triboelettrico dell'Energia</text:span></text:h>
      <text:p text:style-name="P2"><text:span text:style-name="T3">I nostri nipoticresceranno in worldpowered by triboelectricharvesting - electricitygeneratedfromcontrolledfrictioninstead of burningfossilfuels or splittingatoms.</text:span></text:p>
      <text:p text:style-name="P2"><text:span text:style-name="T3">Everysurfaceoptimized for triboelectricgeneration - roads che harvestenergyfromvehiclefriction, clothing che powerspersonaldevices, buildings che generateelectricityfromwindfriction.</text:span></text:p>
      <text:p text:style-name="P2"><text:span text:style-name="T3">Per lorosarànormale che energycomesfromfrictioneverywhere, che attritoèresourceinstead of waste, che movementautomaticallygenerateselectricity.</text:span></text:p>
      <text:p text:style-name="P2"><text:span text:style-name="T3">Triboelectricrevolutionthatmakesfossilfuelsobsoletenotthroughsolar or windbutthroughharvestingfundamentalelectrostaticforcesofuniverse.</text:span></text:p>
      <text:p text:style-name="P3"><draw:custom-shape text:anchor-type="as-char" draw:z-index="110" draw:name="Forma16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HARVESTING ELETTROSTATICO</text:span></text:h>
      <text:p text:style-name="P2"><text:span text:style-name="T3">Il generatore triboelettrico ci insegna che universeisfilled with energysourceswe'vebarelybegun to tap - electrostaticforces che permeaterealitywaiting for technologiessophisticatedenough to harvestthem.</text:span></text:p>
      <text:p text:style-name="P2"><text:span text:style-name="T3">Questo principio dell'harvesting elettrostatico rivela che nextenergyrevolutionmightcomenot from newfuelsbut from betterways to captureambientenergyfieldsalreadypresenteverywhere.</text:span></text:p>
      <text:p text:style-name="P2"><text:span text:style-name="T3">Il futuro energetico appartiene a technologies che workwithfundamentalforces of physics invece di fightingagainstthem, che harvestinstead of consume, che amplifynaturalprocesses.</text:span></text:p>
      <text:p text:style-name="P2"><text:span text:style-name="T3">Il generatore triboelettrico non è solo attrito ottimizzato: è la dimostrazione che quando l'ingegneria impara a danzare con le forze elettrostatiche universali, nascono sistemi che possono moltiplicare energia attraverso harvesting di campi elettromagnetici onnipresenti, trasformando ogni movimento in elettricità perpetua.</text:span><text:span text:style-name="T5">⚡🌀🔬</text:span></text:p>
      <text:p text:style-name="P2"><text:span text:style-name="T3">ENERGIA DALL'ATTRITO UNIVERSALE!</text:span><text:span text:style-name="T5">⚡💫</text:span></text:p>
      <text:h text:style-name="P1" text:outline-level="1"><text:span text:style-name="T7">🔺</text:span><text:span text:style-name="T4"> PIRAMIDE SOLARE MSC: QUANDO LA GEOMETRIA SACRA INCONTRA L'ENERGIA CONCENTRATA</text:span></text:h>
      <text:h text:style-name="P1" text:outline-level="2"><text:soft-page-break/><text:span text:style-name="T5">📋</text:span><text:span text:style-name="T3"> SCHEDA RAPIDA</text:span></text:h>
      <text:p text:style-name="P2"><text:span text:style-name="T5">🔋</text:span><text:span text:style-name="T3">Potenza: Sistema multi-funzione 24/7 - turbine eoliche + gas + pannelli solari<text:line-break/></text:span><text:span text:style-name="T5">🌍</text:span><text:span text:style-name="T3">Disponibilità: Trasmissione energia solare &gt;90% attraverso vetro piramidale<text:line-break/></text:span><text:span text:style-name="T5">🗺️</text:span><text:span text:style-name="T3">Geografia: Zone aride mondiali - MSC Power Corp Singapore-based<text:line-break/></text:span><text:span text:style-name="T5">💰</text:span><text:span text:style-name="T3">Costo: Investimento NASDAQ-ready - tecnologia scalabile commerciale<text:line-break/></text:span><text:span text:style-name="T5">🔧</text:span><text:span text:style-name="T3">Installazione: Struttura piramidale 4 lati - angoli 30-60 gradi<text:line-break/></text:span><text:span text:style-name="T5">⚙️</text:span><text:span text:style-name="T3">Manutenzione: Solo turbine e generatori in movimento - alta affidabilità<text:line-break/></text:span><text:span text:style-name="T5">📈</text:span><text:span text:style-name="T3">Stato: COMMERCIALE MSC - Approccio multi-sistema per massimizzare raccolta energia<text:line-break/></text:span><text:span text:style-name="T5">📊</text:span><text:span text:style-name="T3">Scalabilità: Modulare per diverse potenze - dimensioni base-altezza scalabili</text:span></text:p>
      <text:p text:style-name="P3"><draw:custom-shape text:anchor-type="as-char" draw:z-index="111" draw:name="Forma16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FUSIONE TRA SAGGEZZA ARCHITETTONICA ANCESTRALE E INGEGNERIA TERMICA MODERNA</text:span></text:h>
      <text:h text:style-name="P1" text:outline-level="3"><text:span text:style-name="T5">🔺</text:span><text:span text:style-name="T3"> MSC Power Corp: Quando Singapore Reinventa le Piramidi per l'Era Solare</text:span></text:h>
      <text:p text:style-name="P2"><text:span text:style-name="T3">MSC solar power plant è struttura piramidalecontinua 24/7 con multi-sistemi per generazione di elettricità e desalinizzazione di acqua marina dove elettricità viene generata da aria calda che muoveturbine eoliche, turbine a gas e pannelli solari.</text:span></text:p>
      <text:p text:style-name="P2"><text:span text:style-name="T3">Geometria piramidalenon è solo simbolismo - è ottimizzazione fisica per concentrazioneraggi solari su punto focalecentrale che riscaldacaldaiad'acquagenerandovapore ad alta pressione per alimentareturbine dinamo.</text:span></text:p>
      <text:p text:style-name="P2"><text:span text:style-name="T3">Vetro o materiale polimericotrasparentepermetteoltre 90% di trasmissione dell'energia solareincidente mentre assorbitore solare ha oltre 90% di efficienzaproducendoflusso di aria calda che sale.</text:span></text:p>
      <text:h text:style-name="P1" text:outline-level="3"><text:span text:style-name="T5">🌞</text:span><text:span text:style-name="T3"> Concentrazione Termica: Geometria che Moltiplica il Sole</text:span></text:h>
      <text:p text:style-name="P2"><text:span text:style-name="T3">Quattro stratimulti-funzione: Layer 1 (Heating Layer) con pannelli vetro, Layer 2 (Heat Transfer Layer), Layer 3 (Heatabsorption), Layer 4 (Heatretention) con materiali isolanti.</text:span></text:p>
      <text:p text:style-name="P2"><text:span text:style-name="T3">Superfici di vetro inclinateconvergonoraggi solari su punto focalecentraleconcentrandoenergia termicamultiple volte vs irraggiamentonormale. È lentegigante che amplificapotenza solaredisponibile.</text:span></text:p>
      <text:p text:style-name="P2"><text:span text:style-name="T3">Sistemapiramidecontienemezzi di riscaldamento: MainHeating Tank, Side Preheating tanks di varie capacità, Heatfinsattaccate ai lati dei tankprincipali per massimizzaretrasferimento e ritenzionecalore.</text:span></text:p>
      <text:h text:style-name="P1" text:outline-level="3"><text:soft-page-break/><text:span text:style-name="T5">💨</text:span><text:span text:style-name="T3"> Effetto Camino Termico: Quando Gravità Diventa Motore</text:span></text:h>
      <text:p text:style-name="P2"><text:span text:style-name="T3">Ariaambienteesterna viene aspirata nella strutturapiramidale. Vieneriscaldata da energia solare e sale attraverso shaftverticaleprincipale. Corrente di aria caldaascendenteazionaturbine eoliche.</text:span></text:p>
      <text:p text:style-name="P2"><text:span text:style-name="T3">Top della piramide è aperto all'aria e a pressioneatmosferica. Driver dell'intero sistema è gravità - ariariscaldatasale perché più leggera, attirandoariapiù fredda e pesante nella piramide.</text:span></text:p>
      <text:p text:style-name="P2"><text:span text:style-name="T3">Convezionenaturalecontinua24/7 grazie a serbatoiosotterraneod'acqua che minimizzaperdite di calorespecialmentedurantenotte e riscaldaariaanchesenzasolediretto.</text:span></text:p>
      <text:h text:style-name="P1" text:outline-level="3"><text:span text:style-name="T5">⚙️</text:span><text:span text:style-name="T3"> Multi-Sistema Integrato: Più Energie in Una Piramide</text:span></text:h>
      <text:p text:style-name="P2"><text:span text:style-name="T3">MSC solar power plantutilizzaapprocciomulti-sistema per massimizzareraccolta di energia solare e termica dal sole. Nondipendesolo dal sole per energia solare e quindi puòoperare di notte.</text:span></text:p>
      <text:p text:style-name="P2"><text:span text:style-name="T3">Turbine eolicheazionate da correnticonvettive + Turbine a gasalimentate da vaporegenerato + Pannelli solariintegratinelle superfici = Triplagenerazionesimultanea.</text:span></text:p>
      <text:p text:style-name="P2"><text:span text:style-name="T3">Desalinizzazioneacqua marinautilizzandocalore dal Main Thermal Tank e vaporegenerato da caldaieH₂O₂gasperottenereacquapotabilecontemporaneamenteallaproduzioneelettrica.</text:span></text:p>
      <text:h text:style-name="P1" text:outline-level="3"><text:span text:style-name="T5">🏭</text:span><text:span text:style-name="T3"> Architettura Termica Avanzata: 4 Layer di Ottimizzazione</text:span></text:h>
      <text:p text:style-name="P2"><text:span text:style-name="T3">Layer 1 (Heating Layer): pannellivetro o materialetrasparentepermassimatrasmissionesolare. Layer 4 (Heatretention): materialiisolanti per assorbiretrasferimentotermicoesterno e ritenzioneinterno.</text:span></text:p>
      <text:p text:style-name="P2"><text:span text:style-name="T3">Heatfinsstrategicamenteposizionateaumentanosuperficie di scambiotermicoriscaldandoaria a temperaturesuperioriall'ambienteduranteoperazionediurna e notturna.</text:span></text:p>
      <text:p text:style-name="P2"><text:span text:style-name="T3">Shaftverticaleprincipale con basegrande, housingscalaspirale, sezionemediaconica e toppiù piccolo con nozzlesangolati per ottimizzareflussoariaascendente.</text:span></text:p>
      <text:h text:style-name="P1" text:outline-level="3"><text:span text:style-name="T5">🌡️</text:span><text:span text:style-name="T3"> Storage Termico Sotterraneo: Energia 24/7</text:span></text:h>
      <text:p text:style-name="P2"><text:span text:style-name="T3">Serbatoiod'acquasotterraneocomestorageenergetico per fornituranotturnaminimizzandoperditedi calorespecialmentedurantenotte. Massatermicaenormemantienetemperaturaperore.</text:span></text:p>
      <text:p text:style-name="P2"><text:soft-page-break/><text:span text:style-name="T3">Sistemaintelligente che accumulaenergia termicadurantegiornoquandosole è massimo e la rilasciagradualmentedurantenottemantenendoconvezioneattiva.</text:span></text:p>
      <text:p text:style-name="P2"><text:span text:style-name="T3">Continuitàoperativavsintermittenzatipica di sistemisolaritradizionali. Piramidelavoraanchequandosolenon c'èsfruttandoenergiatermicaimmagazzinata.</text:span></text:p>
      <text:h text:style-name="P1" text:outline-level="3"><text:span text:style-name="T5">🔋</text:span><text:span text:style-name="T3"> Efficienza Multi-Livello: Oltre i Limiti Fotovoltaici</text:span></text:h>
      <text:p text:style-name="P2"><text:span text:style-name="T3">Sistemiesistentinonadottanoapprocciomulti-sistema per massimizzareuso di tutta l'energia solaredisponibile. Alcunisistemidipendonosolo dal sole e quindi nonpossonooperare di notte.</text:span></text:p>
      <text:p text:style-name="P2"><text:span text:style-name="T3">Conversionecombinata: termica (vapore per turbine) + fotovoltaica (pannelli integrati) + cinetica (turbine eoliche da convezione) = Triplacatturaenergeticadastessafontesolare.</text:span></text:p>
      <text:p text:style-name="P2"><text:span text:style-name="T3">Efficienzasistemasuperiore a soma delle parti perché ognicomponenteottimizzaaspettodiverso dello spettroe del comportamentoenergia solare.</text:span></text:p>
      <text:h text:style-name="P1" text:outline-level="3"><text:span text:style-name="T5">🌊</text:span><text:span text:style-name="T3"> Dual-Purpose: Energia + Acqua Potabile</text:span></text:h>
      <text:p text:style-name="P2"><text:span text:style-name="T3">MSC Solar Power Plantutilizzaenergia termica del solenon solo per generarepotenza ma anche per produrreacqua potabileallo stesso tempoprocessandoacqua marina su base continua.</text:span></text:p>
      <text:p text:style-name="P2"><text:span text:style-name="T3">Perfetto per zone aride che hannoabbondantesole ma scarsità d'acqua dolce. Risolvedoppio problema - energia + acqua - con unicainstallazioneintegrata.</text:span></text:p>
      <text:p text:style-name="P2"><text:span text:style-name="T3">Desalinizzazionesolaresenzacostienergeticiaggiuntivi perché utilizzacaloredi processogiàdisponibile per generazioneelettrica. Simbiosiperfecta.</text:span></text:p>
      <text:h text:style-name="P1" text:outline-level="3"><text:span text:style-name="T5">📈</text:span><text:span text:style-name="T3"> Scaling Commerciale: Da Prototipo a NASDAQ</text:span></text:h>
      <text:p text:style-name="P2"><text:span text:style-name="T3">MSC Power CorppuntaquotazioneNASDAQsuggerendotecnologiamaturaperdeploymentmondiale. Modularitàpermetteadattamento a diversescaleenergetiche.</text:span></text:p>
      <text:p text:style-name="P2"><text:span text:style-name="T3">Dimensionibase e altezzastrutturadipendono dall'outputgenerazionerichiesto. Scalabilitàgeometricamantieneefficienzaconcentrazioneaumentandopotenzaassoluta.</text:span></text:p>
      <text:p text:style-name="P2"><text:span text:style-name="T3">Replicabilitàglobale in tutte le zonearide con altaradiazionesolare - Medio Oriente, Nord Africa, Australia, Sud-Ovest USA, zonedesertichemondiali.</text:span></text:p>
      <text:h text:style-name="P1" text:outline-level="3"><text:soft-page-break/><text:span text:style-name="T5">🚀</text:span><text:span text:style-name="T3"> Il Futuro Piramidale dell'Energia Solare</text:span></text:h>
      <text:p text:style-name="P2"><text:span text:style-name="T3">I nostri nipoticrescerannovedendopiramidisolaripunteggiaredesertimondiali come modernemeraviglie che combinanosaggezzaarchitettonicaantica con tecnologiaenergeticaavanzata.</text:span></text:p>
      <text:p text:style-name="P2"><text:span text:style-name="T3">Cittàdel futuroalimentate da complessipiramidali che fornisconosiaelettricità che acqua potabilesfruttandogeometriaottimale per concentrazionesolaremassima.</text:span></text:p>
      <text:p text:style-name="P2"><text:span text:style-name="T3">Per lorosarànormale che formaseguefunzioneenergetica, che architetturagenerapotenza, che designgeometricomoltiplicaefficienzasolare.</text:span></text:p>
      <text:p text:style-name="P2"><text:span text:style-name="T3">Civiltàpost-fossile che impara dalle piramidiegiziane per costruirepiramidienergetiche che alimentanoprosperitàsostenibileglobale.</text:span></text:p>
      <text:p text:style-name="P3"><draw:custom-shape text:anchor-type="as-char" draw:z-index="112" draw:name="Forma16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CONCENTRAZIONE GEOMETRICA</text:span></text:h>
      <text:p text:style-name="P2"><text:span text:style-name="T3">La piramide solare MSC ci insegna che formearchitettonicheottimali possono moltiplicareefficienzaenergeticasfruttandofisica della concentrazioneottica e termica.</text:span></text:p>
      <text:p text:style-name="P2"><text:span text:style-name="T3">Questo principio della concentrazione geometrica rivela che designintelligente può amplificarerisorsenaturalidisponibiliattraversogeometria che lavoraconleggifisiche.</text:span></text:p>
      <text:p text:style-name="P2"><text:span text:style-name="T3">Il futuro energetico appartiene a architetture che sonosimultaneamentefunzionali e efficienti, che integranoesteticaancestrale con performancetecnologicamoderna.</text:span></text:p>
      <text:p text:style-name="P2"><text:span text:style-name="T3">La piramide solare non è solo concentratore termico: è dimostrazione che quando architettura sacra incontra ingegneria moderna, nascono sistemi che possono trasformare deserti in oasi energetiche usando geometria che amplifica il sole in energia e acqua per la vita.</text:span><text:span text:style-name="T5">🔺☀️💧</text:span></text:p>
      <text:p text:style-name="P2"><text:span text:style-name="T3">GEOMETRIA SACRA = ENERGIA MOLTIPLICATA!</text:span><text:span text:style-name="T5">🔺⚡</text:span></text:p>
      <text:h text:style-name="P1" text:outline-level="1"><text:span text:style-name="T7">⚡</text:span><text:span text:style-name="T4"> FOTOVOLTAICO 3D + SPINTRONICA + NANOTUBI: QUANDO IL FUTURO ENERGETICO INCONTRA LA FISICA QUANTISTICA</text:span></text:h>
      <text:h text:style-name="P1" text:outline-level="2"><text:span text:style-name="T5">📋</text:span><text:span text:style-name="T3"> SCHEDA RAPIDA MULTI-TECNOLOGIA</text:span></text:h>
      <text:p text:style-name="P2"><text:span text:style-name="T5">🔋</text:span><text:span text:style-name="T3">Potenza: Fotovoltaico 3D 80% efficienza vs 15-20% tradizionale<text:line-break/></text:span><text:span text:style-name="T5">🌍</text:span><text:span text:style-name="T3">Disponibilità: Spintronica + nanotubi carbonio - rivoluzione globale<text:line-break/></text:span><text:soft-page-break/><text:span text:style-name="T5">🗺️</text:span><text:span text:style-name="T3">Geografia: Tecnologie universali - applicabili ovunque<text:line-break/></text:span><text:span text:style-name="T5">💰</text:span><text:span text:style-name="T3">Costo: Ostacolate da interessi economici esistenti<text:line-break/></text:span><text:span text:style-name="T5">🔧</text:span><text:span text:style-name="T3">Installazione: Strutture 3D + elettronica quantistica + materiali nano<text:line-break/></text:span><text:span text:style-name="T5">⚙️</text:span><text:span text:style-name="T3">Manutenzione: Durata superiore grazie a nanotubi resistenti<text:line-break/></text:span><text:span text:style-name="T5">📈</text:span><text:span text:style-name="T3">Stato: SPERIMENTALE avanzato - pronto ma rallentato dal mercato<text:line-break/></text:span><text:span text:style-name="T5">📊</text:span><text:span text:style-name="T3">Scalabilità: Potenziale rivoluzionario se liberato da resistenze sistemiche</text:span></text:p>
      <text:p text:style-name="P3"><draw:custom-shape text:anchor-type="as-char" draw:z-index="113" draw:name="Forma16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CONVERGENZA TECNOLOGICA CHE PUÒ CAMBIARE IL MONDO</text:span></text:h>
      <text:h text:style-name="P1" text:outline-level="3"><text:span text:style-name="T5">🔺</text:span><text:span text:style-name="T3"> Fotovoltaico 3D: Quando la Geometria Moltiplica l'Energia Solare</text:span></text:h>
      <text:p text:style-name="P2"><text:span text:style-name="T3">Rivoluzione del concetto di cattura solare - strutture tridimensionali che aumentanosuperficie espostaal solemoltiplicandoefficienza fino all'80% vs 15-20% dei pannelli tradizionalipiatti.</text:span></text:p>
      <text:p text:style-name="P2"><text:span text:style-name="T3">Giovane ricercatore ha dimostrato come celle solari 3Dsfruttanomassimamenteradiazione solareanche in condizioni di scarsa luce o inclinazioni subottimali. Geometria che lavora con physica invece di limitarsi a superficibidimensionali.</text:span></text:p>
      <text:p text:style-name="P2"><text:span text:style-name="T3">Riduzione del caloreprodottomiglioraulteriormenteefficienza perché cellenon si surriscaldanoperdendoperformance. Designintelligente che risolvemultipliproblemisimultaneamente.</text:span></text:p>
      <text:h text:style-name="P1" text:outline-level="3"><text:span text:style-name="T5">🧲</text:span><text:span text:style-name="T3"> Spintronica: La Rivoluzione dell'Elettronica Quantistica</text:span></text:h>
      <text:p text:style-name="P2"><text:span text:style-name="T3">Spintronicasfruttaspin degli elettroni - proprietà quantistica che determinarotazioneparticellare - invece di limitarsi a carica elettricatradizionale. È quantum computingapplicato all'elettronicaquotidiana.</text:span></text:p>
      <text:p text:style-name="P2"><text:span text:style-name="T3">Memorizzazioneinformazioniattraversospinmiglioraprestazioniprocessori e riduceconsumo energeticodrammaticamente. Computer che pensanopiù velocementeconsumandomeno energia.</text:span></text:p>
      <text:p text:style-name="P2"><text:span text:style-name="T3">Salto tecnologicosignificativo verso computer quantisticimainstream dove calcolicomplessidiventanoinstantanei e AIavanzatadiventaaccessibileglobalmente.</text:span></text:p>
      <text:h text:style-name="P1" text:outline-level="3"><text:span text:style-name="T5">🔬</text:span><text:span text:style-name="T3"> Nanotubi di Carbonio: Materiali del Futuro Energetico</text:span></text:h>
      <text:p text:style-name="P2"><text:span text:style-name="T3">Nanotubi di carbonio con strutturacilindricacava e proprietà elettricheunichemiglioranoprestazionicelle fotovoltaicherendendolepiù efficienti e resistenti.</text:span></text:p>
      <text:p text:style-name="P2"><text:soft-page-break/><text:span text:style-name="T3">Captanogammapiù ampia di lunghezze d'ondaluce solareinclusaradiazione infrarossa che pannelli tradizionalinon utilizzano. Spectrumsolarecompletoconvertito in elettricità.</text:span></text:p>
      <text:p text:style-name="P2"><text:span text:style-name="T3">Resistenza e duratasuperioripermettonoapplicazionimultiple - produzione energia + materialisuper-resistenti + conduttivitàavanzata. Un materiale, infinite applicazioni.</text:span></text:p>
      <text:h text:style-name="P1" text:outline-level="3"><text:span text:style-name="T5">🏭</text:span><text:span text:style-name="T3"> Resistenze Sistemiche: Quando il Mercato Frena l'Innovazione</text:span></text:h>
      <text:p text:style-name="P2"><text:span text:style-name="T3">Sistemapolitico-economicoattualerallentaadozione di innovazioni che potrebberoapportarebenefici sostanziali all'umanità e ambiente. Interessieconomicilegati a tecnologieattualiancoraredditizie.</text:span></text:p>
      <text:p text:style-name="P2"><text:span text:style-name="T3">Fotovoltaico 3Dtecnologicamentepronto ma ostacolato da settori che traggonoprofitto da inefficienzaattuale. Innovazioneposticipata fino a completosfruttamentomercatoesistente.</text:span></text:p>
      <text:p text:style-name="P2"><text:span text:style-name="T3">Paradigmaperverso dove progressotecnologico è subordinato a profittishort-term invece di beneficilong-term per umanità e pianeta.</text:span></text:p>
      <text:h text:style-name="P1" text:outline-level="3"><text:span text:style-name="T5">⚛️</text:span><text:span text:style-name="T3"> Sinergie Tecnologiche: Convergenza per l'Efficienza Massima</text:span></text:h>
      <text:p text:style-name="P2"><text:span text:style-name="T3">Combinazionefotovoltaico 3D + spintronica + nanotubicarbonio = convergenzatecnologica che puòrivoluzionaresettore energeticoaccelerandotransizioneeconomia sostenibile.</text:span></text:p>
      <text:p text:style-name="P2"><text:span text:style-name="T3">Pannelli 3D con nanotubicatturanoenergiamassima, spintronicala processaefficientemente, storagequantisticola conservaperfettamente. Ecosystemtecnologicointegrato.</text:span></text:p>
      <text:p text:style-name="P2"><text:span text:style-name="T3">Ognicomponenteamplificaperformancedegli altricreandomoltiplicazioneeffetti invece di sempliceaddizione. Synergyexponentialgrowth.</text:span></text:p>
      <text:h text:style-name="P1" text:outline-level="3"><text:span text:style-name="T5">🔮</text:span><text:span text:style-name="T3"> Tecnologie Frontier: Generatori Protonici e Effetto Casimir</text:span></text:h>
      <text:p text:style-name="P2"><text:span text:style-name="T3">Generatore protonico e generatore ad effetto Casimir (Zero Point Energy) rappresentanofrontieraestrema della ricercaenergetica - energia "pulita" da quantumvacuum.</text:span></text:p>
      <text:p text:style-name="P2"><text:span text:style-name="T3">Fase sperimentaleavanzata ma richiedeulteriori studi per applicazionelarge-scale. Potenziale per energialiterally infinitetappingquantumfieldfluctuations.</text:span></text:p>
      <text:p text:style-name="P2"><text:span text:style-name="T3">Sesuccessful, eliminerebbecompletelyscarcityenergeticaglobalprovidingunlimitedcleanpowereverywherewithoutfuelorenvironmentalimpact.</text:span></text:p>
      <text:h text:style-name="P1" text:outline-level="3"><text:soft-page-break/><text:span text:style-name="T5">🌐</text:span><text:span text:style-name="T3"> Applicazioni Rivoluzionarie: Dalla Ricerca alla Realtà</text:span></text:h>
      <text:p text:style-name="P2"><text:span text:style-name="T3">Fotovoltaico 3Dintegrato in architetturaurbana - edifici che sonocentralienergetichetridimensionali. Spintronicaindevicesquotidiani che duranodecenniconperformancequantum.</text:span></text:p>
      <text:p text:style-name="P2"><text:span text:style-name="T3">Nanotubiineverything - automotivesuper-light, aerospaceultra-resistant, electronicsultra-conductive. Materialrevolutionacrossallindustries.</text:span></text:p>
      <text:p text:style-name="P2"><text:span text:style-name="T3">Convergencecreatesnewcategories of productsimpossiblewithcurrenttechnology - quantumsmartphones, 3Denergyclothing, nanocarboninfrastructure.</text:span></text:p>
      <text:h text:style-name="P1" text:outline-level="3"><text:span text:style-name="T5">🚀</text:span><text:span text:style-name="T3"> Il Futuro Convergente delle Tecnologie Energetiche</text:span></text:h>
      <text:p text:style-name="P2"><text:span text:style-name="T3">I nostri nipoticresceranno in worldwhere3Dsolarstructurespowered by spintronicsandenhancedwithcarbonnanotubesprovideunlimitedcleanenergyeverywhere.</text:span></text:p>
      <text:p text:style-name="P2"><text:span text:style-name="T3">Buildingsthatarelivingenergyorganisms, devicesthatthinkwithquantumspins, materialsthatarestrongerthananythingnatureevercreated.</text:span></text:p>
      <text:p text:style-name="P2"><text:span text:style-name="T3">Per lorosarànormale che technologyconvergestowardperfection, che energyisabundant and clean, che materialsaredesignedatatomiclevel.</text:span></text:p>
      <text:p text:style-name="P2"><text:span text:style-name="T3">Technologicalsingularitypowered by convergence of quantumphysics, nanotechnology, and3Denergyharvesting - futurelimitedonly by imagination.</text:span></text:p>
      <text:p text:style-name="P3"><draw:custom-shape text:anchor-type="as-char" draw:z-index="114" draw:name="Forma16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CONVERGENZA TECNOLOGICA</text:span></text:h>
      <text:p text:style-name="P2"><text:span text:style-name="T3">Queste tecnologie ci insegnano che il futuro energetico nasce dalla convergenza di multiplebreakthroughtechnologies che amplifyeachother'spotentialexponentially.</text:span></text:p>
      <text:p text:style-name="P2"><text:span text:style-name="T3">Questo principio della convergenza tecnologica rivela che isolatedinnovationshavelimitedimpact, ma integratedtechnologicalecosystemscantransformcivilizationcompletely.</text:span></text:p>
      <text:p text:style-name="P2"><text:span text:style-name="T3">Il futuro energetico appartiene a researchers e innovators che thinksystemically, che combinequantumphysics with nanotechnology with 3Dengineering.</text:span></text:p>
      <text:p text:style-name="P2"><text:span text:style-name="T3">Fotovoltaico 3D + Spintronica + Nanotubi non sono solo tecnologie separate: sono componenti di un futuro energetico integrato dove quantum computing incontra energia solare tridimensionale </text:span><text:soft-page-break/><text:span text:style-name="T3">potenziata da materiali progettati a livello atomico, creando possibilità che oggi sembrano fantascienza ma domani saranno realtà quotidiana.</text:span><text:span text:style-name="T5">⚡🔬🌟</text:span></text:p>
      <text:p text:style-name="P2"><text:span text:style-name="T3">CONVERGENZA = RIVOLUZIONE!</text:span><text:span text:style-name="T5">🔺🧲🔬</text:span></text:p>
      <text:h text:style-name="P1" text:outline-level="1"><text:span text:style-name="T7">🌊</text:span><text:span text:style-name="T4"> SANTI TRIAS BONET: L'INVENTORE CATALANO CHE TRASFORMA PRESSIONE MARINA IN ENERGIA PERPETUA</text:span></text:h>
      <text:h text:style-name="P1" text:outline-level="2"><text:span text:style-name="T5">📋</text:span><text:span text:style-name="T3"> SCHEDA RAPIDA</text:span></text:h>
      <text:p text:style-name="P2"><text:span text:style-name="T5">🔋</text:span><text:span text:style-name="T3">Potenza: Generatore attivato dalla pressione dell'acqua - 1 kg forza per 10m colonna<text:line-break/></text:span><text:span text:style-name="T5">🌍</text:span><text:span text:style-name="T3">Disponibilità: Funziona in oceani e pozzi - ogni colonna liquida utilizzabile<text:line-break/></text:span><text:span text:style-name="T5">🗺️</text:span><text:span text:style-name="T3">Geografia: Catalogna, Spagna - vincitore Innovation Festival Lab Barcelona<text:line-break/></text:span><text:span text:style-name="T5">💰</text:span><text:span text:style-name="T3">Costo: Energia limpia y barata - 100% clean energy<text:line-break/></text:span><text:span text:style-name="T5">🔧</text:span><text:span text:style-name="T3">Installazione: Máquinasumergible - dispositivo di rotazione continua<text:line-break/></text:span><text:span text:style-name="T5">⚙️</text:span><text:span text:style-name="T3">Manutenzione: Sistema pressione statica - meccanismi semplici<text:line-break/></text:span><text:span text:style-name="T5">📈</text:span><text:span text:style-name="T3">Stato: COMMERCIALE - empresaalemana interessata in produzione<text:line-break/></text:span><text:span text:style-name="T5">📊</text:span><text:span text:style-name="T3">Scalabilità: Da pozzi domestici a impianti oceanici industriali</text:span></text:p>
      <text:p text:style-name="P3"><draw:custom-shape text:anchor-type="as-char" draw:z-index="115" draw:name="Forma16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COPERTA ACCIDENTALE CHE PUÒ RIVOLUZIONARE L'ENERGIA MARINA</text:span></text:h>
      <text:h text:style-name="P1" text:outline-level="3"><text:span text:style-name="T5">🇪🇸</text:span><text:span text:style-name="T3"> Genio Catalano: Quando il Problema del Diving Diventa Soluzione Energetica</text:span></text:h>
      <text:p text:style-name="P2"><text:span text:style-name="T3">Santi Trias Bonetintentandoresolver un problemarelacionado con elbuceoencontróque la fuerza de succiónque se genera en una columna de aguapodíautilizarse para generarenergía de formalimpia y barata.</text:span></text:p>
      <text:p text:style-name="P2"><text:span text:style-name="T3">Scoperta accidentale che dimostra come serendipityscientificapossaportare a breakthroughenergeticirivoluzionari. Problema di divingsi trasforma in soluzione per crisienergeticaglobale.</text:span></text:p>
      <text:p text:style-name="P2"><text:span text:style-name="T3">STB Systems è progetto che buscadivulgar e implementar questo tipo di generatore che ha vinto l'Innovation Festival Lab Barcelonaimpulsado por la CE (Commissione Europea).</text:span></text:p>
      <text:h text:style-name="P1" text:outline-level="3"><text:span text:style-name="T5">⚗️</text:span><text:span text:style-name="T3"> Fisica della Pressione: 1 Kilogrammo per 10 Metri di Profondità</text:span></text:h>
      <text:p text:style-name="P2"><text:span text:style-name="T3">SistemaSTBSystemsaprovecha la presiónformada por una columna de líquido para generarenergía100%limpia. Esta fuerza, queequivale a un kilogramo por cada 10metros de altura de la columna.</text:span></text:p>
      <text:p text:style-name="P2"><text:soft-page-break/><text:span text:style-name="T3">Pressioneidrostaticaaumentalinearmente con profondità - a 100 metri la pressione è 10 voltesuperiore vs 10 metri. Fonteenergeticaproporzionale alla profonditàdisponibile.</text:span></text:p>
      <text:p text:style-name="P2"><text:span text:style-name="T3">Prototipodiseñado por Triasposee un dispositivo de girocontinuoque es activado por la presión del aguacircundanteconvertendopressionestatica in movimentorotatorioutile.</text:span></text:p>
      <text:h text:style-name="P1" text:outline-level="3"><text:span text:style-name="T5">🌊</text:span><text:span text:style-name="T3"> STBSYSTEMS: Tecnologia Multi-Ambiente</text:span></text:h>
      <text:p text:style-name="P2"><text:span text:style-name="T3">STBSYSTEMS «es una máquinaquesumergidabajoelagua del mar o dentro de un pozo es capaz, gracias a la diferencia de presión, de generarelectricidad».</text:span></text:p>
      <text:p text:style-name="P2"><text:span text:style-name="T3">Versatilitàgeografica - funziona in oceaniprofondi, laghi, pozziartesiani, qualsiasimassad'acqua con colonnaverticalesufficiente per crearepressionedifferenziale.</text:span></text:p>
      <text:p text:style-name="P2"><text:span text:style-name="T3">Approccioradicalmentediverso da sistemimoto ondoso che dipendono da movimentosuperficiale - STBsfruttapressionestaticacostantedisponibile24/7 a qualsiasiprofondità.</text:span></text:p>
      <text:h text:style-name="P1" text:outline-level="3"><text:span text:style-name="T5">🔄</text:span><text:span text:style-name="T3"> Meccanismo di Funzionamento: Ciclo Continuo vs Equilibrio</text:span></text:h>
      <text:p text:style-name="P2"><text:span text:style-name="T3">Sfidaprincipale: mantenereciclocontinuo perché pressioneacquatende ad equilibrarsi. Soluzione: sistemaprogettato per resetnaturale del ciclo o meccanismiesterni per mantenerepressionenecessaria.</text:span></text:p>
      <text:p text:style-name="P2"><text:span text:style-name="T3">Valvole o pompe che permettonofluido di scorrereregolarmenteevitandostagnazionepressione. Engineeringchallengerisolto attraverso designintelligente.</text:span></text:p>
      <text:p text:style-name="P2"><text:span text:style-name="T3">Movimento delle ondesuperficiali può essereutilizzato come triggeresterno per resettareciclopressionemantenendogenerazionecontinua.</text:span></text:p>
      <text:h text:style-name="P1" text:outline-level="3"><text:span text:style-name="T5">🏆</text:span><text:span text:style-name="T3"> Riconoscimento Europeo: Innovation Festival Barcelona</text:span></text:h>
      <text:p text:style-name="P2"><text:span text:style-name="T3">Santi Trias, che gracias a este invento ha ganado la últimaedición del Innovation Festival Lab Barcelona, impulsado por la CE (Commissione Europea) dimostravalidazioneistituzionaleeuropea.</text:span></text:p>
      <text:p text:style-name="P2"><text:span text:style-name="T3">Premionon soloriconosceinnovazionetecnica ma anchepotenzialecommerciale e impattoambientalepositivo. UEsupportatecnologieclean energyscalabili.</text:span></text:p>
      <text:p text:style-name="P2"><text:span text:style-name="T3">Visibilitàinternazionaleattraeinteresseinvestitori e produttoripercommercializzazioneglobale della tecnologiaSTB.</text:span></text:p>
      <text:h text:style-name="P1" text:outline-level="3"><text:soft-page-break/><text:span text:style-name="T5">🇩🇪</text:span><text:span text:style-name="T3">Interest Commerciale: Azienda Tedesca e Sviluppo Industriale</text:span></text:h>
      <text:p text:style-name="P2"><text:span text:style-name="T3">Empresaalemanaestáinteresada en elinvento y se estáestudiando la posibilidad de fabricareldispositivo. Germanialeadermondiale in renewableenergytechnologies.</text:span></text:p>
      <text:p text:style-name="P2"><text:span text:style-name="T3">Engineeringtedesco + innovazionespagnola = partnershipideale per scalingindustrialeglobale. Deutscheexpertise in manufacturingprecisionsystems.</text:span></text:p>
      <text:p text:style-name="P2"><text:span text:style-name="T3">CommercializzazioneeuropeapuòaccelerareadoptionworldwidesfruttandonetworkdistribuzioneUE e standardsqualitàtedeschi.</text:span></text:p>
      <text:h text:style-name="P1" text:outline-level="3"><text:span text:style-name="T5">🌍</text:span><text:span text:style-name="T3"> Potenziale Globale: Oltre il Moto Ondoso Tradizionale</text:span></text:h>
      <text:p text:style-name="P2"><text:span text:style-name="T3">STBSystemsrivoluzionaparadigmaenergia marinanonlimitandosi a superficieondosa ma sfruttandointerovolumed'acquadisponibilefinoaprofonditàmassime.</text:span></text:p>
      <text:p text:style-name="P2"><text:span text:style-name="T3">Oceaniprofondidiventanominiereenergeticheaccessibili - pressuredisponibileaumentaesponenzialmente con depth. Piùprofondo = piùenergiapotenziale.</text:span></text:p>
      <text:p text:style-name="P2"><text:span text:style-name="T3">Compatibilità con altretecnologiemarine - STBpuòoperaresimultaneamente con turbineondose, eolicooffshore, solaregalleggiantemaximizingenergyharvest.</text:span></text:p>
      <text:h text:style-name="P1" text:outline-level="3"><text:span text:style-name="T5">⚙️</text:span><text:span text:style-name="T3"> Vantaggio Tecnologico: Pressione Statica vs Dinamica</text:span></text:h>
      <text:p text:style-name="P2"><text:span text:style-name="T3">Differenzafondamentale vs sistemimoto ondoso: STBsfruttapressionestaticacostante invece di movimentodinamicointermittente. Reliabilitysuperiore.</text:span></text:p>
      <text:p text:style-name="P2"><text:span text:style-name="T3">Pressioneidrostaticanondipende da weatherconditions, stagioni, windpatterns - sempredisponibileaqualsiasiprofonditàsufficiente.</text:span></text:p>
      <text:p text:style-name="P2"><text:span text:style-name="T3">Maintenanceridotta perché nomovingpartsexposed to harshmarinesurfaceconditions. Sistemaprotettodadepthoperation.</text:span></text:p>
      <text:h text:style-name="P1" text:outline-level="3"><text:span text:style-name="T5">🚀</text:span><text:span text:style-name="T3"> Il Futuro STB dell'Energia Marina</text:span></text:h>
      <text:p text:style-name="P2"><text:span text:style-name="T3">I nostri nipoticrescerannovedendoarraysSTBinstallatiadiverseprofonditàoceanichegenerandoenergiacontinuadapressionenaturaleinvece che dacombustibili.</text:span></text:p>
      <text:p text:style-name="P2"><text:soft-page-break/><text:span text:style-name="T3">Coastalcitiespowered by offshoreSTBfarmsoperatingatoptimaldepths for maximumpressuredifferential. Oceanminingforenergyinstead of minerals.</text:span></text:p>
      <text:p text:style-name="P2"><text:span text:style-name="T3">Per lorosarànormale che energycomesfromwaterpressure, che depthequalspower, che oceansare3Denergyresourcesnotjustsurfacephenomena.</text:span></text:p>
      <text:p text:style-name="P2"><text:span text:style-name="T3">Santi TriasBonetrememberedaspioneerwhodiscoveredhow to tapgravitationalpotentialenergystored in oceandepths.</text:span></text:p>
      <text:p text:style-name="P3"><draw:custom-shape text:anchor-type="as-char" draw:z-index="116" draw:name="Forma16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PRESSIONE GRAVITAZIONALE</text:span></text:h>
      <text:p text:style-name="P2"><text:span text:style-name="T3">Il sistema STB di Santi Trias Bonet ci insegna che l'energia marina non si limita al movimento superficiale ma include potential energygravitazionaleimmagazzinata in ognicolonnad'acqua.</text:span></text:p>
      <text:p text:style-name="P2"><text:span text:style-name="T3">Questo principio della pressione gravitazionale rivela che deeperthinkingaboutnaturalforces può unlockenergysourceshidden in plainsight - gravityworking24/7tocompresswater.</text:span></text:p>
      <text:p text:style-name="P2"><text:span text:style-name="T3">Il futuro energetico appartiene a inventors che thinkthree-dimensionallyaboutresources, che seepotentialenergy in staticnaturalphenomena.</text:span></text:p>
      <text:p text:style-name="P2"><text:span text:style-name="T3">Il sistema STB non è solo generatore di pressione: è dimostrazione che quando l'ingegno umano impara a collaborare con la forza gravitazionale, nascono tecnologie che possono trasformare ogni colonna d'acqua in una fonte energetica perpetua, sfruttando il peso stesso dell'oceano per alimentare la civiltà.</text:span><text:span text:style-name="T5">🌊⚖️⚡</text:span></text:p>
      <text:p text:style-name="P2"><text:span text:style-name="T3">PRESSIONE = POTENZA PERPETUA!</text:span><text:span text:style-name="T5">💧🔽⚡</text:span></text:p>
      <text:h text:style-name="P1" text:outline-level="1"><text:span text:style-name="T7">☀️</text:span><text:span text:style-name="T4"> SPECCHIO LINEARE ISOMORPH: QUANDO ARCHIMEDE INCONTRA L'INNOVAZIONE ITALIANA</text:span></text:h>
      <text:h text:style-name="P1" text:outline-level="2"><text:span text:style-name="T5">📋</text:span><text:span text:style-name="T3"> SCHEDA RAPIDA</text:span></text:h>
      <text:p text:style-name="P2"><text:span text:style-name="T5">🔋</text:span><text:span text:style-name="T3">Potenza: 4-8 kW termici - 100°C acqua, 200°C+ con oli sintetici<text:line-break/></text:span><text:span text:style-name="T5">🌍</text:span><text:span text:style-name="T3">Disponibilità: Energia solare diretta - funziona anche inverno Germania<text:line-break/></text:span><text:span text:style-name="T5">🗺️</text:span><text:span text:style-name="T3">Geografia: Università Udine, Italia - scaling Germania e oltre<text:line-break/></text:span><text:span text:style-name="T5">💰</text:span><text:span text:style-name="T3">Costo: Ammortizzabile in 3 anni - costi iniziali ridotti<text:line-break/></text:span><text:span text:style-name="T5">🔧</text:span><text:span text:style-name="T3">Installazione: Specchio parabolico lineare + collettore + fluido termovettore<text:line-break/></text:span><text:span text:style-name="T5">⚙️</text:span><text:span text:style-name="T3">Manutenzione: Sistema modulare semplice - integrazione impianti esistenti<text:line-break/></text:span><text:span text:style-name="T5">📈</text:span><text:span text:style-name="T3">Stato: COMMERCIALE - Nuclear Free Future Award vincitore<text:line-break/></text:span><text:span text:style-name="T5">📊</text:span><text:span text:style-name="T3">Scalabilità: Modulare domestico-industriale - adattabile ogni esigenza</text:span></text:p>
      <text:p text:style-name="P3"><draw:custom-shape text:anchor-type="as-char" draw:z-index="117" draw:name="Forma16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oft-page-break/><text:span text:style-name="T5">📖</text:span><text:span text:style-name="T3"> QUANDO L'UNIVERSITÀ DI UDINE REINVENTA ARCHIMEDE PER IL XXI SECOLO</text:span></text:h>
      <text:h text:style-name="P1" text:outline-level="3"><text:span text:style-name="T5">🇮🇹</text:span><text:span text:style-name="T3"> Hans Grassman e Isomorph: Genio Italiano che Batte il Gas</text:span></text:h>
      <text:p text:style-name="P2"><text:span text:style-name="T3">Hans Grassman e la start-up Isomorph nata presso Università di Udine hanno rivoluzionatoriscaldamentoacquadomestico e industrialeeliminandocompletamentedipendenza da gasnaturale e combustibili fossili.</text:span></text:p>
      <text:p text:style-name="P2"><text:span text:style-name="T3">Nuclear Free Future Award - prestigiosoriconoscimentointernazionaleassegnato alle innovazioni che offronoalternativesostenibili all'energia nucleare - confermavaliditàscientifica e impattoambientalepositivo.</text:span></text:p>
      <text:p text:style-name="P2"><text:span text:style-name="T3">Tecnologiaispirata agli antichi esperimenti di Archimede ma ottimizzata con engineeringmoderno per efficienzamassima e applicazionecommercialescalabile.</text:span></text:p>
      <text:h text:style-name="P1" text:outline-level="3"><text:span text:style-name="T5">🔍</text:span><text:span text:style-name="T3"> Fisica dello Specchio Parabolico: Concentrazione Solare Perfetta</text:span></text:h>
      <text:p text:style-name="P2"><text:span text:style-name="T3">Specchio parabolico linearecatturairradiazione solare e la concentra su collettorecontenentefluido termovettore che assorbecaloreconcentrato e lo utilizza per riscaldareacqua.</text:span></text:p>
      <text:p text:style-name="P2"><text:span text:style-name="T3">Geometria parabolicagarantisceconcentrazioneottimaleraggi solarisul punto focalemassimizzandotrasferimentotermico e minimizzandodispersioni. È lentetermicagigantepercatturacalore.</text:span></text:p>
      <text:p text:style-name="P2"><text:span text:style-name="T3">Fluido termovettorepuò essereacquasemplice o oli sintetici che permettonotemperatureoltre 200°C per applicazioniindustrialiad altatemperatura.</text:span></text:p>
      <text:h text:style-name="P1" text:outline-level="3"><text:span text:style-name="T5">🌡️</text:span><text:span text:style-name="T3"> Performance Termiche: 100°C Anche in Inverno Tedesco</text:span></text:h>
      <text:p text:style-name="P2"><text:span text:style-name="T3">Sistemagià implementatocon successo in Germania dove riesce a riscaldareacquaanche nei freddimesi invernali o in condizioni di cielo nuvoloso. Efficienzadimostrata in condizioniavverse.</text:span></text:p>
      <text:p text:style-name="P2"><text:span text:style-name="T3">100 gradi Celsiusraggiunticostantementeancheduranteinvernoeuropeo - temperaturasufficiente per ogniapplicazionedomestica e molteindustriali. 200°C+conoli sinteticispecializzati.</text:span></text:p>
      <text:p text:style-name="P2"><text:span text:style-name="T3">Potenza termica4-8 kWmodulabilesecondoconfigurazionepermettedimensionamentopreciso per ogniesigenzaspecificasenzasovradimensionamentocostoso.</text:span></text:p>
      <text:h text:style-name="P1" text:outline-level="3"><text:span text:style-name="T5">🔧</text:span><text:span text:style-name="T3"> Modularità e Integrazione: Retrofit Perfetto</text:span></text:h>
      <text:p text:style-name="P2"><text:soft-page-break/><text:span text:style-name="T3">Specchio linearepuò esserefacilmentecollegato a impianti di riscaldamentodomestico o industrialeesistenti e integrato in cicli produttivi che richiedonofonti di calore.</text:span></text:p>
      <text:p text:style-name="P2"><text:span text:style-name="T3">Compatibilitàtotale con infrastruttureesistentieliminanecessità di sostituzionecompletaimpiantiriducendocostiinstallazione e accelerandoadoption.</text:span></text:p>
      <text:p text:style-name="P2"><text:span text:style-name="T3">Modularitàpermettescalinggraduale - iniziare con modulosingolo e aggiungerecapacitàsecondonecessitàcrescentisenzasprechiinvestment.</text:span></text:p>
      <text:h text:style-name="P1" text:outline-level="3"><text:span text:style-name="T5">💰</text:span><text:span text:style-name="T3"> ROI Rivoluzionario: Ammortizzabile in 3 Anni</text:span></text:h>
      <text:p text:style-name="P2"><text:span text:style-name="T3">Ammortizzamento in appena 3 annirendeIsomorphinvestimentoestremamenteattractivoconsiderandolife spandecennale del sistema e zerocostioperativicombustibile.</text:span></text:p>
      <text:p text:style-name="P2"><text:span text:style-name="T3">Costo inizialeridotto + zerobollette gasperriscaldamentoacqua = savingsimmediati che si accumulanoannodopoannopostpaybackperiod.</text:span></text:p>
      <text:p text:style-name="P2"><text:span text:style-name="T3">Independenceenergeticaprotegge da fluttuazioniprezzogas e supplychaindisruptions che affliggonoenergymarketstradizionali.</text:span></text:p>
      <text:h text:style-name="P1" text:outline-level="3"><text:span text:style-name="T5">🏠</text:span><text:span text:style-name="T3"> Cisterne Adiabatiche: Storage Termico Intelligente</text:span></text:h>
      <text:p text:style-name="P2"><text:span text:style-name="T3">Cisterne adiabatichefunzionano come granditermosmantenendoacqua calda per lunghi periodisenzanecessità di ulterioreriscaldamentogarantendodisponibilità24/7.</text:span></text:p>
      <text:p text:style-name="P2"><text:span text:style-name="T3">Isolamento termicoavanzatoassicura che energia solareraccoltadurantegiornopossa essereutilizzatain qualsiasimomento - notte, giorninuvolosi, picchidemand.</text:span></text:p>
      <text:p text:style-name="P2"><text:span text:style-name="T3">Thermalbatterycheeliminaintermittenzatipicasistemisolarifornendocontinuitàservizioequiparabile a sistemigastradizionali.</text:span></text:p>
      <text:h text:style-name="P1" text:outline-level="3"><text:span text:style-name="T5">🌍</text:span><text:span text:style-name="T3"> Liberazione dalla Tirannia Energetica</text:span></text:h>
      <text:p text:style-name="P2"><text:span text:style-name="T3">"Chi ha energia detta legge" - Isomorphdemocratizzaaccessoenergiatermicarendendoogniutenteautosufficienteinvece che dipendente da monopoligasnazionali/internazionali.</text:span></text:p>
      <text:p text:style-name="P2"><text:soft-page-break/><text:span text:style-name="T3">Acqua caldasolarenon puòesserevenduta o tassata da governments o corporations - èresourceveramentefreeaccessibiledirettamentesenzaintermediari.</text:span></text:p>
      <text:p text:style-name="P2"><text:span text:style-name="T3">Energyindependencea livellofamiliareaggregatediventaenergysovereigntynazionaleriducendodipendenzageopolitica da fossilfuelimports.</text:span></text:p>
      <text:h text:style-name="P1" text:outline-level="3"><text:span text:style-name="T5">⚗️</text:span><text:span text:style-name="T3"> Applicazioni Multi-Settore: Dall'Domestico all'Industriale</text:span></text:h>
      <text:p text:style-name="P2"><text:span text:style-name="T3">Acqua caldasanitariadomestica - docce, cucina, lavaggiosenzamaipagarebollettagas. Riscaldamentoabitazioniattraversoradiatorialimentatidacaloresolareconcentrato.</text:span></text:p>
      <text:p text:style-name="P2"><text:span text:style-name="T3">Raffrescamentoestivocombinato con appositiimpianti - stessaenergiatermicausata per coolingattraversoabsorptionchillerseliminatingairconditioningcosts.</text:span></text:p>
      <text:p text:style-name="P2"><text:span text:style-name="T3">Processiindustriali che richiedonocalorefino200°C - foodprocessing, textile, chemicalindustriespossonosostituiresteamboilersconsolarthermalIsomorph.</text:span></text:p>
      <text:h text:style-name="P1" text:outline-level="3"><text:span text:style-name="T5">🌞</text:span><text:span text:style-name="T3"> Il Paradosso Energetico Risolto</text:span></text:h>
      <text:p text:style-name="P2"><text:span text:style-name="T3">Gasrappresentaspesamaggiorevselettricità per famiglieeuropee - eliminaregasperriscaldamentoacquaproducessavingssuperiori a qualsiasiefficiencyelettrica.</text:span></text:p>
      <text:p text:style-name="P2"><text:span text:style-name="T3">Perceptionerrata che elettricitàsiamainproblem - realtà è che thermalenergycostsdominatehouseholdenergybudgetsespeciallyheating and hotwater.</text:span></text:p>
      <text:p text:style-name="P2"><text:span text:style-name="T3">Isomorphtargetslargestcomponent of energyspendingdeliveringmaximumimpactpereuroinvestitocompared to otherrenewabletechnologies.</text:span></text:p>
      <text:h text:style-name="P1" text:outline-level="3"><text:span text:style-name="T5">🚀</text:span><text:span text:style-name="T3"> Il Futuro Solare Termico dell'Italia</text:span></text:h>
      <text:p text:style-name="P2"><text:span text:style-name="T3">I nostri nipoticresceranno in Italia dove ognitettohaspecchilineariIsomorph che fornisconoacquacaldagratuitaeriscaldamentosenzamaibruciaregas.</text:span></text:p>
      <text:p text:style-name="P2"><text:span text:style-name="T3">Exporttechnologyitalianaworldwide - IsomorphbecomeglobalbrandrepresentingItalianinnovation in solarthermallikeFerrarirepresentsautomotiveexcellence.</text:span></text:p>
      <text:p text:style-name="P2"><text:soft-page-break/><text:span text:style-name="T3">Per lorosaràincomprensible come humanitycouldburngasforhotwater quando ArchimedesprinciplesperfectedbyItalianengineeringprovidedunlimitedsolarheating.</text:span></text:p>
      <text:p text:style-name="P2"><text:span text:style-name="T3">Nuclearphase-outacceleratedbywidespreadadoption of Isomorphsystems - thermalsolarreplacingbothgasandnuclearforheatingapplications.</text:span></text:p>
      <text:p text:style-name="P3"><draw:custom-shape text:anchor-type="as-char" draw:z-index="118" draw:name="Forma16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CONCENTRAZIONE TERMICA</text:span></text:h>
      <text:p text:style-name="P2"><text:span text:style-name="T3">Lo specchio lineare Isomorph ci insegna che le soluzioni energetiche più eleganti sono quelle che amplificanorisorsenaturaliattraversodesignintelligente invece di consumareresourcesfinite.</text:span></text:p>
      <text:p text:style-name="P2"><text:span text:style-name="T3">Questo principio della concentrazione termica rivela che ancientwisdomcombined with modernengineering può createtechnologies che outperformcomplexfossilfuelsystems.</text:span></text:p>
      <text:p text:style-name="P2"><text:span text:style-name="T3">Il futuro energetico appartiene a innovations che democratizeenergyaccessmakingusersindependentinstead of dependentoncentralizedmonopolies.</text:span></text:p>
      <text:p text:style-name="P2"><text:span text:style-name="T3">Lo specchio lineare Isomorph non è solo concentratore solare: è dimostrazione che quando l'ingegno italiano impara dai maestri del passato come Archimede, nascono tecnologie che possono liberare l'umanità dalla schiavitù energetica trasformando ogni raggio di sole in acqua calda gratuita per sempre.</text:span><text:span text:style-name="T5">☀️🔍🇮🇹</text:span></text:p>
      <text:p text:style-name="P2"><text:span text:style-name="T3">ARCHIMEDE + UDINE = LIBERTÀ ENERGETICA!</text:span><text:span text:style-name="T5">🏛️⚡</text:span></text:p>
      <text:h text:style-name="P1" text:outline-level="1"><text:span text:style-name="T7">⚛️</text:span><text:span text:style-name="T4"> FUSIONE ANEUTRONICA: QUANDO IDROGENO + BORO CREANO LA STELLA DOMESTICA SENZA RADIAZIONI</text:span></text:h>
      <text:h text:style-name="P1" text:outline-level="2"><text:span text:style-name="T5">📋</text:span><text:span text:style-name="T3"> SCHEDA RAPIDA</text:span></text:h>
      <text:p text:style-name="P2"><text:span text:style-name="T5">🔋</text:span><text:span text:style-name="T3">Potenza: 100 MW reattori truck-sized - energia stella senza neutroni<text:line-break/></text:span><text:span text:style-name="T5">🌍</text:span><text:span text:style-name="T3">Disponibilità: Boro commodity disponibile ovunque - 100.000 anni supply naturale<text:line-break/></text:span><text:span text:style-name="T5">🗺️</text:span><text:span text:style-name="T3">Geografia: TAE California + NIFS Giappone - partnership internazionale<text:line-break/></text:span><text:span text:style-name="T5">💰</text:span><text:span text:style-name="T3">Costo: $1.3 billion investimenti privati - target commerciale early 2030s<text:line-break/></text:span><text:span text:style-name="T5">🔧</text:span><text:span text:style-name="T3">Installazione: Field-ReversedConfiguration + neutralbeam injection<text:line-break/></text:span><text:span text:style-name="T5">⚙️</text:span><text:span text:style-name="T3">Manutenzione: Zero radiazione neutroni = no shielding massiccio necessario<text:line-break/></text:span><text:span text:style-name="T5">📈</text:span><text:span text:style-name="T3">Stato: BREAKTHROUGH ACHIEVED - primo idrogeno-boro in plasma confinato<text:line-break/></text:span><text:span text:style-name="T5">📊</text:span><text:span text:style-name="T3">Scalabilità: Temperature miliardi gradi - commerciale 2030s</text:span></text:p>
      <text:p text:style-name="P3"><draw:custom-shape text:anchor-type="as-char" draw:z-index="119" draw:name="Forma17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FUSIONE PULITA CHE CAMBIA LE REGOLE DEL GIOCO NUCLEARE</text:span></text:h>
      <text:h text:style-name="P1" text:outline-level="3"><text:soft-page-break/><text:span text:style-name="T5">🎯</text:span><text:span text:style-name="T3"> TAE Technologies: Rivoluzione della Fusione Californiana</text:span></text:h>
      <text:p text:style-name="P2"><text:span text:style-name="T3">TAE Technologiesutilizzacarburanteavanzato come miscelaenergetica di idrogeno e boro (p-11B). Prodottifusione sono ionielio (particelle α) espulsiassialmentedal sistema. Zero neutroni = zero radioattività.</text:span></text:p>
      <text:p text:style-name="P2"><text:span text:style-name="T3">Nature Communicationspubblicarisultati: primiesperimentifusioneidrogeno-boroinplasmamagneticamenteconfinatoincollaborazione con National Institute for Fusion Science (NIFS) Giappone.</text:span></text:p>
      <text:p text:style-name="P2"><text:span text:style-name="T3">$1.3 miliardicapitaleprivato e circa1.500brevetticoncessi - TAEon track per consegnarefusioneidrogeno-boro alla grid nei primianni 2030s.</text:span></text:p>
      <text:h text:style-name="P1" text:outline-level="3"><text:span text:style-name="T5">🔥</text:span><text:span text:style-name="T3"> Fisica Rivoluzionaria: Miliardi di Gradi Senza Neutroni</text:span></text:h>
      <text:p text:style-name="P2"><text:span text:style-name="T3">BinderbauerCEOTAE: teampunta a temperature10 voltesuperiori ai progettifusionetradizionali - targetingmiliardigradi per borofuelpiùcheap, easier e safer.</text:span></text:p>
      <text:p text:style-name="P2"><text:span text:style-name="T3">Reazionepulita¹¹B(p,α)ααproducetrenucleielio (particelle α): protonecolpisceboro-11crearisonanzacarbonio-12 che decadeemettendoparticella αalta energia.</text:span></text:p>
      <text:p text:style-name="P2"><text:span text:style-name="T3">Particellecaricheinvece di neutronipermettonoconversionedirettaenergia in elettricitàsenzaciclotermicotradizionale. Dramaticcostreductionspossibili.</text:span></text:p>
      <text:h text:style-name="P1" text:outline-level="3"><text:span text:style-name="T5">🌟</text:span><text:span text:style-name="T3"> Vantaggi Assoluti vs Fusione Tradizionale</text:span></text:h>
      <text:p text:style-name="P2"><text:span text:style-name="T3">Boronon-radioattivodisponibileovunquemondo con circa100.000 anni di supplynaturale. Madebymetric tontoday - commodityproductusato in detergenti.</text:span></text:p>
      <text:p text:style-name="P2"><text:span text:style-name="T3">"Nonc'èradioattivitàcoinvoltanell'input o output. Output è elio - chimicamenteinerte, benigno come possibile. Nessunascarsità, trovatoovunque, nessunaArabiaSauditadelboro".</text:span></text:p>
      <text:p text:style-name="P2"><text:span text:style-name="T3">Zerowasteradioattivo - prodottofinalesoloelio. Noneutrondamagestrutturemateriali. Nomassiveradiationshieldingrequired.</text:span></text:p>
      <text:h text:style-name="P1" text:outline-level="3"><text:span text:style-name="T5">🏭</text:span><text:span text:style-name="T3">Breakthrough Norm Machine: Semplificazione Rivoluzionaria</text:span></text:h>
      <text:p text:style-name="P2"><text:soft-page-break/><text:span text:style-name="T3">Experimentalresultspublished in Nature Communicationsdimostranomiglioramentisignificativiperformancereattore usando macchinapiù piccola e menocomplessachiamata"Norm".</text:span></text:p>
      <text:p text:style-name="P2"><text:span text:style-name="T3">NormroutinelyachievesTAE'shigheststeady-stateplasmaperformance e havalidatooperatingmodes e componenti da usare su Copernicus - next-generationreactorprototype.</text:span></text:p>
      <text:p text:style-name="P2"><text:span text:style-name="T3">Primo in fusionresearchhistory a formaresuccessfullyFRCplasmausingonlyneutralbeaminjection - breakthrough che riducesignificativamentecost e complexity.</text:span></text:p>
      <text:h text:style-name="P1" text:outline-level="3"><text:span text:style-name="T5">🚀</text:span><text:span text:style-name="T3"> Roadmap Commerciale: Da Norman a Da Vinci</text:span></text:h>
      <text:p text:style-name="P2"><text:span text:style-name="T3">Copernicusexpected to demonstrateviability of netenergygenerationusingTAE'sadvancedbeam-drivenFRCapproachbeforeend of decade, followed by Da Vinci - firstprototypepowerplantearly2030s.</text:span></text:p>
      <text:p text:style-name="P2"><text:span text:style-name="T3">Claimingcommercialization by 2030grazie a newfoundabilityproducestableplasma a temperatureover50milliondegrees (nearlytwicehotassun).</text:span></text:p>
      <text:p text:style-name="P2"><text:span text:style-name="T3">"Truck-sized"100 MWreactorsdesigned in TAEpresentationsbasati su calculationsvalidated. Compactsizevsmassivetokamakinstallations.</text:span></text:p>
      <text:h text:style-name="P1" text:outline-level="3"><text:span text:style-name="T5">🤝</text:span><text:span text:style-name="T3"> Partnership Google + Chevron: AI Meets Fusion</text:span></text:h>
      <text:p text:style-name="P2"><text:span text:style-name="T3">Googlerenewscommitment to TAE - oltre10 annicollaborazionemachinelearninginstrumental to scientificprogressincludingbreakthrough"Norm"machine.</text:span></text:p>
      <text:p text:style-name="P2"><text:span text:style-name="T3">Since2014TAEworked with Google to developprocessanalyzedatacollected on plasmabehavior. 2017using"OptometristAlgorithm"foundsignificantimprovementsplasmacontainment.</text:span></text:p>
      <text:p text:style-name="P2"><text:span text:style-name="T3">TAEraisedadditional$280M - Chevron, Google, NEAparticipatedamongnew and existinginvestorsexceedinginitialtarget.</text:span></text:p>
      <text:h text:style-name="P1" text:outline-level="3"><text:span text:style-name="T5">🌐</text:span><text:span text:style-name="T3"> Competizione Globale: Beyond TAE</text:span></text:h>
      <text:p text:style-name="P2"><text:span text:style-name="T3">HB11 EnergyAustraliaspin-offcreated2017developinglaser-guidedproton-borontechnique con avalanchereactionofferingbillion-foldimprovementfusionyield.</text:span></text:p>
      <text:p text:style-name="P2"><text:soft-page-break/><text:span text:style-name="T3">LPP Fusionuseshydrogen-boronfuel for DensePlasmaFocusdevice. 5MWgeneratorneedsonlykilogramfueleachyear - size of garage, weight3tons.</text:span></text:p>
      <text:p text:style-name="P2"><text:span text:style-name="T3">CommonwealthFusionSystemsprimarilytokamak-basedbutresearchcommunityexploringaneutronicoptionsasnext-generationapproach.</text:span></text:p>
      <text:h text:style-name="P1" text:outline-level="3"><text:span text:style-name="T5">⚡</text:span><text:span text:style-name="T3"> Vantaggi Energetici Rivoluzionari</text:span></text:h>
      <text:p text:style-name="P2"><text:span text:style-name="T3">Muchlessenvironmentalimpact - 5 MWgeneratoroccupy20squaremeters vs solar10,000squaremeters(2footballfields) for samepower.</text:span></text:p>
      <text:p text:style-name="P2"><text:span text:style-name="T3">Steadypowersource che puòessereswitchedon/off in small5MWincrementsvssolar/windvariable and unpredictableoutput.</text:span></text:p>
      <text:p text:style-name="P2"><text:span text:style-name="T3">Directenergyconversionpossible - chargedparticleseasierconvert to electricitythanunchargedneutrons. Dramaticcostreductionspotential.</text:span></text:p>
      <text:h text:style-name="P1" text:outline-level="3"><text:span text:style-name="T5">🌍</text:span><text:span text:style-name="T3"> Impatto Sociale Globale</text:span></text:h>
      <text:p text:style-name="P2"><text:span text:style-name="T3">Aneutronicfusioncouldbeintroducedrapidlyoncedeveloped - cheapnesswouldmakeeasyreplaceexistingpowersources. Widelyintroducedpoorestpartsworld.</text:span></text:p>
      <text:p text:style-name="P2"><text:span text:style-name="T3">Extremelycheapenergywouldmakepossiblealmostcompleterecycling - allwasterecycled to rawmaterials in ultra-hightemperatureplasmatorches.</text:span></text:p>
      <text:p text:style-name="P2"><text:span text:style-name="T3">Binderbauer: "Weknowwecansolvephysicschallenge and delivertransformationalnewformcarbon-freeenergyrelies on non-radioactive, abundantfuel".</text:span></text:p>
      <text:h text:style-name="P1" text:outline-level="3"><text:span text:style-name="T5">🚀</text:span><text:span text:style-name="T3"> Il Futuro Aneutronico dell'Energia</text:span></text:h>
      <text:p text:style-name="P2"><text:span text:style-name="T3">I nostri nipoticresceranno in worldpowered by garage-sizedfusionreactors che produceunlimitedcleanenergyfromhydrogen and boron - materialsabundanteverywhereonEarth.</text:span></text:p>
      <text:p text:style-name="P2"><text:span text:style-name="T3">Everyneighborhoodwillhavecompactfusionplantsprovidingbaseloadpower24/7withoutradioactivewaste, meltdownrisk, or weaponproliferationconcerns.</text:span></text:p>
      <text:p text:style-name="P2"><text:span text:style-name="T3">Per lorosarànormale che fusionenergycomesfromcleanreactions, che powerplantsaresafeenough for residentialareas, che energyistoocheaptometer.</text:span></text:p>
      <text:p text:style-name="P2"><text:soft-page-break/><text:span text:style-name="T3">TAETechnologiesrememberedascompany che broughtstellaenergy to Earthsafely - NormanRostoker'svisionrealizedglobally.</text:span></text:p>
      <text:p text:style-name="P3"><draw:custom-shape text:anchor-type="as-char" draw:z-index="120" draw:name="Forma17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IL PRINCIPIO DELLA FUSIONE PULITA</text:span></text:h>
      <text:p text:style-name="P2"><text:span text:style-name="T3">La fusione aneutronica ci insegna che il futuro nucleare appartiene a reactions che produceonlybeneficialbyproducts - heliuminstead of radioactivewaste, chargedparticlesinstead of destructiveneutrons.</text:span></text:p>
      <text:p text:style-name="P2"><text:span text:style-name="T3">Questo principio della fusione pulita rivela che stellarienergyprocessescanbedomesticatedsafely quando engineeringlearns to workwithphysicsinstead of againstit.</text:span></text:p>
      <text:p text:style-name="P2"><text:span text:style-name="T3">Il futuro energetico appartiene a technologies che bringstellarpower to humanscalewithoutstellardangers - clean, safe, abundantfusioneverywhere.</text:span></text:p>
      <text:p text:style-name="P2"><text:span text:style-name="T3">La fusione aneutronica non è solo reazione nucleare: è dimostrazione che quando l'ingegneria impara a danzare con le stelle usando idrogeno e boro terrestri, nascono reattori domestici che possono illuminare la civiltà con energia stellare pulita per miliardi di anni.</text:span><text:span text:style-name="T5">⚛️🌟✨</text:span></text:p>
      <text:p text:style-name="P2"><text:span text:style-name="T3">STELLE DOMESTICHE = ENERGIA INFINITA PULITA!</text:span><text:span text:style-name="T5">🏠⭐⚡</text:span></text:p>
      <text:h text:style-name="P1" text:outline-level="1"><text:span text:style-name="T7">⚡</text:span><text:span text:style-name="T4"> ACCUMULATORI FLYERS: IL GENIO ROTANTE DELL'ENERGIA INFINITA </text:span><text:span text:style-name="T7">🌪️</text:span></text:h>
      <text:p text:style-name="P2"><text:span text:style-name="T6">Dal laboratorio Williams alla Porsche GT3, dall'autobus londinese alla Formula 1: quando l'energia diventa un tornado inarrestabile!</text:span></text:p>
      <text:p text:style-name="P3"><draw:custom-shape text:anchor-type="as-char" draw:z-index="121" draw:name="Forma17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SCHEDA RAPIDA ENERGETICA</text:span></text:h>
      <text:p text:style-name="P2"><text:span text:style-name="T5">🔥</text:span><text:span text:style-name="T3">Potenza: Fino a 133 kW istantanei (180 CV puri!)<text:line-break/></text:span><text:span text:style-name="T5">🌍</text:span><text:span text:style-name="T3">Disponibilità: Ovunque serva energia rapida e pulita<text:line-break/></text:span><text:span text:style-name="T5">🗺️</text:span><text:span text:style-name="T3">Geografia: Dalla Cina (30 MW) a Londra (500 autobus)<text:line-break/></text:span><text:span text:style-name="T5">💰</text:span><text:span text:style-name="T3">Costo: In calo verticale - da milioni a migliaia<text:line-break/></text:span><text:span text:style-name="T5">⚙️</text:span><text:span text:style-name="T3">Installazione: Compatto come una valigia grande<text:line-break/></text:span><text:span text:style-name="T5">🔧</text:span><text:span text:style-name="T3">Manutenzione: Praticamente ZERO per decenni<text:line-break/></text:span><text:span text:style-name="T5">🚀</text:span><text:span text:style-name="T3">Stato: FUNZIONANTE da anni (non è fantascienza!)<text:line-break/></text:span><text:span text:style-name="T5">📈</text:span><text:span text:style-name="T3">Scalabilità: Da smartphone a centrali da 30 MW</text:span></text:p>
      <text:p text:style-name="P3"><draw:custom-shape text:anchor-type="as-char" draw:z-index="122" draw:name="Forma17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DEL TORNADO ENERGETICO</text:span></text:h>
      <text:h text:style-name="P1" text:outline-level="3"><text:span text:style-name="T5">⚡</text:span><text:span text:style-name="T3"> Il Segreto della Trottola Magica</text:span></text:h>
      <text:p text:style-name="P2"><text:soft-page-break/><text:span text:style-name="T3">Immagina di dare una spinta potentissima a una trottola super-tecnologica e vederla girare per anni senza mai fermarsi. Ora immagina che questa trottola possa restituirti tutta l'energia quando ne hai bisogno. Benvenuto nel mondo magico degli Accumulatori Flyers - i volani che hanno già rivoluzionato il futuro!</text:span></text:p>
      <text:p text:style-name="P2"><text:span text:style-name="T3">Un volano è semplicemente un disco che gira velocissimo - fino a 100.000 giri al minuto - dentro una camera del vuoto sospesa magneticamente. Quando hai energia in eccesso, la "dai in pasto" al volano che accelera come un tornado. Quando hai bisogno di energia, il volano rallenta e ti restituisce tutto con un'efficienza del 95%!</text:span></text:p>
      <text:h text:style-name="P1" text:outline-level="3"><text:span text:style-name="T5">🏎️</text:span><text:span text:style-name="T3"> Il Colpo di Genio della Formula 1</text:span></text:h>
      <text:p text:style-name="P2"><text:span text:style-name="T3">La storia più emozionante inizia nei laboratori della Williams Formula 1 nel 2008. Mentre tutti i team sviluppavano batterie pesanti e complicate per il sistema KERS (recupero energia in frenata), gli ingegneri Williams ebbero un'illuminazione: "E se invece usassimo un volano?"</text:span></text:p>
      <text:p text:style-name="P2"><text:span text:style-name="T3">Il risultato fu rivoluzionario: un sistema che pesava solo 65 kg, si caricava istantaneamente e restituiva 80 CV aggiuntivi per 7 secondi. Era talmente avanzato che vinse il premio "Innovazione dell'Anno", ma era troppo in anticipo sui tempi per essere usato in Formula 1!</text:span></text:p>
      <text:h text:style-name="P1" text:outline-level="3"><text:span text:style-name="T5">🚗</text:span><text:span text:style-name="T3"> La Porsche che Fece Storia</text:span></text:h>
      <text:p text:style-name="P2"><text:span text:style-name="T3">Ma la Porsche capì subito il potenziale. Nel 2010 montò il sistema Williams sulla 911 GT3 R Hybrid - una macchina da corsa che sembrava uscita dal futuro. Durante le frenate, il volano assorbiva l'energia e la restituiva alle ruote anteriori elettriche con una potenza sbalorditiva.</text:span></text:p>
      <text:p text:style-name="P2"><text:span text:style-name="T3">Il risultato? Una Porsche che consumava il 20% in meno di carburante pur avendo prestazioni superiori. Era la dimostrazione che l'efficienza energetica può andare a braccetto con le emozioni pure!</text:span></text:p>
      <text:h text:style-name="P1" text:outline-level="3"><text:span text:style-name="T5">🚌</text:span><text:span text:style-name="T3"> La Rivoluzione Silenziosa di Londra</text:span></text:h>
      <text:p text:style-name="P2"><text:span text:style-name="T3">Mentre tutti parlavano di auto elettriche, 500 autobus di Londra stavano già girando con la tecnologia Williams Hybrid Power. Ogni frenata diventava un'opportunità per ricaricare il volano, ogni accelerazione un momento di efficienza pura.</text:span></text:p>
      <text:p text:style-name="P2"><text:span text:style-name="T3">I passeggeri non se ne accorgevano, ma stavano viaggiando sul futuro dell'energia urbana: sistemi che recuperano l'energia "sprecata" e la trasformano in movimento pulito.</text:span></text:p>
      <text:h text:style-name="P1" text:outline-level="3"><text:span text:style-name="T5">🏭</text:span><text:span text:style-name="T3"> Il Gigante Cinese che Stupì il Mondo</text:span></text:h>
      <text:p text:style-name="P2"><text:soft-page-break/><text:span text:style-name="T3">Nel 2024, la Cina inaugurò la DinglunFlywheel Energy Storage - la più grande centrale a volani del mondo: 30 MW di potenza pura distribuiti in 120 volani che girano in pozzi sotterranei.</text:span></text:p>
      <text:p text:style-name="P2"><text:span text:style-name="T3">È come avere 120 tornado energetici che stabilizzano la rete elettrica cinese, assorbendo i picchi e colmando i vuoti con una precisione millimetrica. L'efficienza? 90% - nessuna batteria al mondo ci si avvicina!</text:span></text:p>
      <text:h text:style-name="P1" text:outline-level="3"><text:span text:style-name="T5">🌟</text:span><text:span text:style-name="T3"> Il Principio Universale Rivelato</text:span></text:h>
      <text:p text:style-name="P2"><text:span text:style-name="T3">Gli accumulatori flyers rappresentano l'arte perfetta di "rubare energia al movimento". Ogni frenata, ogni vento che cala, ogni picco di produzione solare diventa un'opportunità per "caricare il tornado" e renderlo disponibile all'istante.</text:span></text:p>
      <text:p text:style-name="P2"><text:span text:style-name="T3">È la dimostrazione che l'energia non va mai persa - va solo trasformata intelligentemente!</text:span></text:p>
      <text:p text:style-name="P3"><draw:custom-shape text:anchor-type="as-char" draw:z-index="123" draw:name="Forma17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COME CAMBIEREBBE IL MONDO</text:span></text:h>
      <text:h text:style-name="P1" text:outline-level="3"><text:span text:style-name="T5">🏠</text:span><text:span text:style-name="T3"> La Casa che Non Spreca Mai Energia</text:span></text:h>
      <text:p text:style-name="P2"><text:span text:style-name="T3">Immagina pannelli solari sul tetto collegati a un volano domestico. Durante il giorno, l'energia solare "carica il tornado" che gira silenziosamente in garage. La sera, quando il sole cala, il volano restituisce energia pulita per ore. Zero sprechi, autonomia totale!</text:span></text:p>
      <text:h text:style-name="P1" text:outline-level="3"><text:span text:style-name="T5">🚗</text:span><text:span text:style-name="T3"> Auto che si Autocaricano</text:span></text:h>
      <text:p text:style-name="P2"><text:span text:style-name="T3">Auto elettriche con volani integrati che si ricaricano completamente in ogni frenata. Stop ai distributori di benzina, stop alle colonnine di ricarica: ogni semaforo diventa un punto di "rifornimento" energetico!</text:span></text:p>
      <text:h text:style-name="P1" text:outline-level="3"><text:span text:style-name="T5">🌃</text:span><text:span text:style-name="T3"> Città Energeticamente Immortali</text:span></text:h>
      <text:p text:style-name="P2"><text:span text:style-name="T3">Volani giganti sotto le città che assorbono l'energia dei tram in frenata, del vento tra i grattacieli, delle onde del mare. L'energia urbana diventa un ciclo perfetto dove nulla si perde mai.</text:span></text:p>
      <text:h text:style-name="P1" text:outline-level="3"><text:span text:style-name="T5">⚡</text:span><text:span text:style-name="T3"> L'Effetto Democratico dell'Energia Istantanea</text:span></text:h>
      <text:p text:style-name="P2"><text:span text:style-name="T3">Quando l'energia diventa istantaneamente disponibile ovunque, il mondo cambia: ospedali che non temono blackout, fabbriche che producono solo quando conviene, case che diventano autonome energeticamente.</text:span></text:p>
      <text:p text:style-name="P3"><text:soft-page-break/><draw:custom-shape text:anchor-type="as-char" draw:z-index="124" draw:name="Forma17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CONNESSIONI SISTEMICHE RIVOLUZIONARIE</text:span></text:h>
      <text:p text:style-name="P2"><text:span text:style-name="T5">🔥</text:span><text:span text:style-name="T3"> Fame Energetica: I volani trasformano ogni "scarto" energetico in riserva utilizzabile<text:line-break/></text:span><text:span text:style-name="T5">💰</text:span><text:span text:style-name="T3"> Economia: Costi di stoccaggio che crollano da migliaia a centinaia di euro<text:line-break/></text:span><text:span text:style-name="T5">🌱</text:span><text:span text:style-name="T3"> Soluzioni Alternative: Energia meccanica pura senza chimica o materiali rari<text:line-break/></text:span><text:span text:style-name="T5">🌪️</text:span><text:span text:style-name="T3"> Inquinamento: Zero emissioni, zero rifiuti tossici, materiali riciclabili al 100%<text:line-break/></text:span><text:span text:style-name="T5">⚡</text:span><text:span text:style-name="T3"> EROEI: Efficienza 95% per decenni - il sogno di ogni energetista!<text:line-break/></text:span><text:span text:style-name="T5">📈</text:span><text:span text:style-name="T3"> Paradosso Jevons: Più usi i volani, più convenienti diventano<text:line-break/></text:span><text:span text:style-name="T5">⛽</text:span><text:span text:style-name="T3"> Esaurimento Fossili: Indipendenza totale da petrolio e gas</text:span></text:p>
      <text:p text:style-name="P3"><draw:custom-shape text:anchor-type="as-char" draw:z-index="125" draw:name="Forma17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EZIONE ENERGETICA FINALE</text:span></text:h>
      <text:h text:style-name="P1" text:outline-level="3"><text:span text:style-name="T3">Il Principio del "Tornado Domestico"</text:span></text:h>
      <text:p text:style-name="P2"><text:span text:style-name="T3">Gli accumulatori flyers ci insegnano che l'energia perfetta non è quella che produci, ma quella che NON sprechi. Ogni movimento, ogni frenata, ogni eccesso può diventare una riserva energetica istantanea.</text:span></text:p>
      <text:p text:style-name="P2"><text:span text:style-name="T3">Il volano rappresenta la democrazia energetica: tecnologia semplice, materiali comuni, manutenzione quasi zero. Non serve essere ingegneri per capire che un disco che gira veloce accumula energia!</text:span></text:p>
      <text:h text:style-name="P1" text:outline-level="3"><text:span text:style-name="T3">La Rivoluzione Bio-Creativa in Azione</text:span></text:h>
      <text:p text:style-name="P2"><text:span text:style-name="T3">Invece di estrarre energia dalla terra, i volani coltivano energia dal movimento quotidiano. Ogni auto che frena, ogni vento che soffia, ogni onda che si infrange diventa un raccolto energetico.</text:span></text:p>
      <text:p text:style-name="P2"><text:span text:style-name="T3">Dal paradigma dell'estrazione al paradigma della conservazione: questa è la vera rivoluzione che i volani portano nel mondo!</text:span></text:p>
      <text:p text:style-name="P3"><draw:custom-shape text:anchor-type="as-char" draw:z-index="126" draw:name="Forma17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FUTURO CHE CI ASPETTA</text:span></text:h>
      <text:p text:style-name="P2"><text:span text:style-name="T3">Tra 20 anni, ogni casa avrà il suo "tornado energetico" in garage. Ogni città avrà volani sotterranei che rendono i blackout impossibili. Ogni auto frenerà per ricaricarsi, non per sprecare energia.</text:span></text:p>
      <text:p text:style-name="P2"><text:span text:style-name="T3">I nostri nipoti guarderanno alle batterie chimiche come noi guardiamo alle candele: una tecnologia primitiva superata dalla magia rotante dei volani.</text:span></text:p>
      <text:p text:style-name="P2"><text:soft-page-break/><text:span text:style-name="T3">L'energia infinita non è fantascienza - è già qui, gira silenziosamente sotto i nostri piedi, e aspetta solo di essere liberata!</text:span><text:span text:style-name="T5">⚡🌪️✨</text:span></text:p>
      <text:p text:style-name="P2"><text:span text:style-name="T6">Gli accumulatori flyers: quando la fisica diventa poesia energetica!</text:span></text:p>
      <text:h text:style-name="P1" text:outline-level="1"><text:span text:style-name="T7">🔬</text:span><text:span text:style-name="T4"> IMDF - INNOVATIVO MODULO DIODI FOTOVOLTAICI</text:span></text:h>
      <text:p text:style-name="P2"><text:span text:style-name="T6">La Rivoluzione LED che Nacque dall'Umbria</text:span></text:p>
      <text:h text:style-name="P1" text:outline-level="2"><text:span text:style-name="T5">📋</text:span><text:span text:style-name="T3"> SCHEDA RAPIDA</text:span></text:h>
      <text:p text:style-name="P2"><text:span text:style-name="T5">⚡</text:span><text:span text:style-name="T3">Potenza: 984 W da 1,6 m² (vs 256 W tradizionali)<text:line-break/></text:span><text:span text:style-name="T5">🌍</text:span><text:span text:style-name="T3">Disponibilità: Brevettato 2008-2015, sviluppo industriale in corso<text:line-break/></text:span><text:span text:style-name="T5">📍</text:span><text:span text:style-name="T3">Geografia: Marsciano (Umbria), Italia - Brevetti europei e internazionali<text:line-break/></text:span><text:span text:style-name="T5">💰</text:span><text:span text:style-name="T3">Costo: 70% inferiore ai sistemi al silicio<text:line-break/></text:span><text:span text:style-name="T5">🔧</text:span><text:span text:style-name="T3">Installazione: Estrema flessibilità - persiane, parapetti, fioriere<text:line-break/></text:span><text:span text:style-name="T5">🛠️</text:span><text:span text:style-name="T3">Manutenzione: Durata 50 anni, resistente a temperature estreme<text:line-break/></text:span><text:span text:style-name="T5">📊</text:span><text:span text:style-name="T3">Stato: Prototipi funzionanti, interesse da multinazionali USA/Asia<text:line-break/></text:span><text:span text:style-name="T5">📈</text:span><text:span text:style-name="T3">Scalabilità: Da smartphone a centrali solari - applicazioni infinite</text:span></text:p>
      <text:p text:style-name="P3"><draw:custom-shape text:anchor-type="as-char" draw:z-index="127" draw:name="Forma17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CHE CAMBIÒ TUTTO</text:span></text:h>
      <text:h text:style-name="P1" text:outline-level="3"><text:span text:style-name="T3">Il Genio nella Crisi</text:span></text:h>
      <text:p text:style-name="P2"><text:span text:style-name="T3">Nel 2008, mentre il mondo tremava per la crisi economica, un elettricista di Marsciano aveva un'idea folle. Alfredo Chiacchieroni, insieme ad alcuni soci, a partire dal 2008 si è dedicato ad una invenzione che potrebbe rivoluzionare il mondo del fotovoltaico. L'inizio dell'impresa è stato facilitato dalla crisi che aveva investito l'attività consueta e ciò testimonia che a Marsciano non ci si ferma a piangere sul latte versato.</text:span></text:p>
      <text:p text:style-name="P2"><text:span text:style-name="T3">Invece di disperarsi, Alfredo guardò i piccoli LED sui telecomandi e pensò: "E se invece di emettere luce, li facessi assorbire energia?" Era l'inizio di una rivoluzione che avrebbe fatto tremare i giganti del silicio.</text:span></text:p>
      <text:h text:style-name="P1" text:outline-level="3"><text:span text:style-name="T3">L'Arte di Ribaltare la Luce</text:span></text:h>
      <text:p text:style-name="P2"><text:span text:style-name="T3">La scoperta è un innovativo modulo fotovoltaico, in plastica, a diodi, brevettato, modificando i led a diodi che vengono utilizzati per le spie di telecomandi e cruscotti con l'inserimento al loro interno di una miscela di sostanze – anch'essa brevettata – che contiene vari composti a base di gallio, carburo di silicio e indio.</text:span></text:p>
      <text:p text:style-name="P2"><text:soft-page-break/><text:span text:style-name="T3">Immaginate di prendere un LED normale e trasformarlo nel divoratore di fotoni più efficiente mai creato. Chiacchieroni aveva scoperto che questi diodi catturano uno spettro di luce molto ampio nelle lunghezze d'onda portando il rendimento al 64% rispetto al 16 % dei pannelli fotovoltaici d'uso comune.</text:span></text:p>
      <text:p text:style-name="P2"><text:span text:style-name="T3">Non si trattava più di "raccogliere" energia solare come fanno i pannelli tradizionali. Era l'arte di intercettare ogni singolo fotone e trasformarlo in elettricità con una voracità mai vista prima.</text:span></text:p>
      <text:h text:style-name="P1" text:outline-level="3"><text:span text:style-name="T3">I Numeri che Sconvolsero il Mondo</text:span></text:h>
      <text:p text:style-name="P2"><text:span text:style-name="T3">Risultato: rendimenti fino al 64%, quindi quasi mille watt (984 per la precisione) prodotti da un pannello di 1,6 metri quadrati. Per capire la portata rivoluzionaria: dove un pannello tradizionale produce 256 Watt, il sistema IMDF ne genera quasi 1000!</text:span></text:p>
      <text:p text:style-name="P2"><text:span text:style-name="T3">Questi diodi vengono poi impilati fino a 14 stadi. L'aspetto rivoluzionario dell'invenzione è che il rendimento di nuovi pannelli sarebbe quattro volte superiore a quello normale, la loro durata di circa 50 anni, la capacità di operare anche con temperature di 130°C e un costo di produzione del 70% inferiore ai sistemi al silicio.</text:span></text:p>
      <text:h text:style-name="P1" text:outline-level="3"><text:span text:style-name="T3">La Democrazia Energetica</text:span></text:h>
      <text:p text:style-name="P2"><text:span text:style-name="T3">Ma la vera magia era altrove. Al posto dei tradizionali e ingombranti pannelli fotovoltaici si potranno utilizzare le nuove celle che catturano luce e calore e trasformano tutto in energia senza vincoli di inclinazione e in diverse forme e tipologie di oggetti (persiane, parapetti e terrazze solari, fioriere, ecc…).</text:span></text:p>
      <text:p text:style-name="P2"><text:span text:style-name="T3">Finalmente l'energia non doveva più deturpare i paesaggi o occupare ettari di terreno. Ogni superficie poteva diventare una centrale elettrica: le persiane della nonna, i parapetti del balcone, persino le fioriere! Dallo spazio all'elettrodomestico, dall'automobile fino all'utilizzo nei centri storici dove i pannelli solari oggi sono vietati.</text:span></text:p>
      <text:h text:style-name="P1" text:outline-level="3"><text:span text:style-name="T3">Il Segreto della Resistenza Termica</text:span></text:h>
      <text:p text:style-name="P2"><text:span text:style-name="T3">Dove i pannelli tradizionali "svenivano" a 45°C, il fotovoltaico va "in crisi", il sistema IMDF prosperava. A 45° infatti il fotovoltaico va "in crisi". Potranno così essere risolti i problemi che oggi si presentano dove i campi fotovoltaici non possono essere installati per il troppo caldo.</text:span></text:p>
      <text:p text:style-name="P2"><text:span text:style-name="T3">Il sistema di Chiacchieroni funzionava perfettamente fino a 130°C! Improvvisamente, i deserti del Sahara o dell'Arabia non erano più nemici del solare, ma alleati perfetti.</text:span></text:p>
      <text:h text:style-name="P1" text:outline-level="3"><text:span text:style-name="T3">La Scienza Dietro il Miracolo</text:span></text:h>
      <text:p text:style-name="P2"><text:soft-page-break/><text:span text:style-name="T3">La cella ideata e brevettata da Chiacchieroni usa la luce e non solo il calore solare, con un sistema che quindi riesce a mantenere stabile la tensione. Tensione bassa e amperaggio alto: dal punto debole del fotovoltaico è partito Chiacchieroni per sviluppare la sua invenzione che usa materiali noti e già certificati. Invece che utilizzarli in piano il nuovo modulo li usa in altezza.</text:span></text:p>
      <text:p text:style-name="P2"><text:span text:style-name="T3">Era il ribaltamento completo della fisica solare: invece di sprecare energia nel calore, il sistema la trasformava in elettricità utile. Era come se ogni raggio di sole, invece di "scottare", diventasse immediatamente energia pura.</text:span></text:p>
      <text:h text:style-name="P1" text:outline-level="3"><text:span text:style-name="T3">Il Ponte verso l'Abbondanza</text:span></text:h>
      <text:p text:style-name="P2"><text:span text:style-name="T3">Con questa tecnologia, improvvisamente l'energia non era più un problema di scarsità, ma di gestione dell'abbondanza. Immaginate un mondo dove ogni superficie esposta alla luce produce quattro volte più energia di oggi, costa meno, dura di più e può essere integrata ovunque.</text:span></text:p>
      <text:p text:style-name="P2"><text:span text:style-name="T3">Non parliamo più di "campi solari" che deturpano il paesaggio, ma di città che respirano energia, di case che si auto-alimentano, di deserti che diventano le centrali del pianeta senza occupare terreni fertili.</text:span></text:p>
      <text:p text:style-name="P3"><draw:custom-shape text:anchor-type="as-char" draw:z-index="128" draw:name="Forma17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text:span></text:h>
      <text:h text:style-name="P1" text:outline-level="3"><text:span text:style-name="T3">Il Principio Universale: L'Arte dell'Intercettazione Quantica</text:span></text:h>
      <text:p text:style-name="P2"><text:span text:style-name="T3">Il genio di Alfredo Chiacchieroni ci insegna che la vera innovazione nasce dal ribaltare i principi consolidati. Invece di "raccogliere" energia solare come fanno tutti, lui ha inventato l'arte di "intercettare" ogni fotone e moltiplicarne l'efficacia.</text:span></text:p>
      <text:p text:style-name="P2"><text:span text:style-name="T3">Dalle 7 Variabili Sistemiche:</text:span></text:p>
      <text:list text:style-name="WWNum45">
        <text:list-item>
          <text:p text:style-name="P14"><text:span text:style-name="T3">Fame Energetica: Risolve la scarsità moltiplicando per 4 la produzione</text:span></text:p>
        </text:list-item>
        <text:list-item>
          <text:p text:style-name="P15"><text:span text:style-name="T3">Economia: Costi inferiori del 70% democratizzano l'energia</text:span></text:p>
        </text:list-item>
        <text:list-item>
          <text:p text:style-name="P15"><text:span text:style-name="T3">Soluzioni Alternative: Integrazione architettonica senza impatto paesaggistico</text:span></text:p>
        </text:list-item>
        <text:list-item>
          <text:p text:style-name="P15"><text:span text:style-name="T3">Inquinamento: Zero emissioni, massima efficienza</text:span></text:p>
        </text:list-item>
        <text:list-item>
          <text:p text:style-name="P15"><text:span text:style-name="T3">EROEI: Ritorno energetico straordinario con durata 50 anni</text:span></text:p>
        </text:list-item>
        <text:list-item>
          <text:p text:style-name="P15"><text:span text:style-name="T3">Paradosso Jevons: L'abbondanza energetica stimola innovazione virtuosa</text:span></text:p>
        </text:list-item>
        <text:list-item>
          <text:p text:style-name="P16"><text:span text:style-name="T3">Esaurimento Fossili: Indipendenza totale con superfici minimali</text:span></text:p>
        </text:list-item>
      </text:list>
      <text:p text:style-name="P2"><text:span text:style-name="T3">Verso l'Economia Bio-Creativa: Il sistema IMDF rappresenta perfettamente il passaggio dall'estrazione alla bio-creazione. Non estrae risorse dalla Terra, ma coltiva energia dalla luce, trasformando ogni superficie in un organismo produttivo che respira fotoni e genera abbondanza.</text:span></text:p>
      <text:p text:style-name="P2"><text:soft-page-break/><text:span text:style-name="T3">Il futuro energetico non sarà fatto di mega-impianti che devastano territori, ma di miliardi di micro-centrali integrate nell'architettura quotidiana. L'energia diventa ubiqua, democratica e invisibile - come deve essere in una civiltà avanzata.</text:span></text:p>
      <text:p text:style-name="P2"><text:span text:style-name="T3">La rivoluzione di Marsciano ci sussurra:</text:span><text:span text:style-name="T6">Il sole non è una risorsa da sfruttare, ma un partner da danzare insieme, trasformando ogni raggio in vita e prosperità per tutti.</text:span></text:p>
      <text:h text:style-name="P1" text:outline-level="1"><text:span text:style-name="T7">🌪️</text:span><text:span text:style-name="T4"> SISTEMA MULTITELAIO A FASCE EOLICO</text:span></text:h>
      <text:p text:style-name="P2"><text:span text:style-name="T6">L'Invenzione che Trasforma ogni Brezza in Elettricità</text:span></text:p>
      <text:h text:style-name="P1" text:outline-level="2"><text:span text:style-name="T5">📋</text:span><text:span text:style-name="T3"> SCHEDA RAPIDA</text:span></text:h>
      <text:p text:style-name="P2"><text:span text:style-name="T5">⚡</text:span><text:span text:style-name="T3">Potenza: 10-50W per m² con venti da 8 m/s (superiore alle pale tradizionali fino a 17 m/s!)<text:line-break/></text:span><text:span text:style-name="T5">🌍</text:span><text:span text:style-name="T3">Disponibilità: Progetto pronto per prototipazione e test reali<text:line-break/></text:span><text:span text:style-name="T5">📍</text:span><text:span text:style-name="T3">Geografia: Ideale ovunque - urbano, rurale, deserti, coste<text:line-break/></text:span><text:span text:style-name="T5">💰</text:span><text:span text:style-name="T3">Costo: Materiali semplici - HDPE, magneti, bobine, telai metallici<text:line-break/></text:span><text:span text:style-name="T5">🔧</text:span><text:span text:style-name="T3">Installazione: Modulare 1m² - scalabile da balconi a centrali<text:line-break/></text:span><text:span text:style-name="T5">🛠️</text:span><text:span text:style-name="T3">Manutenzione: Minima - fasce resistenti, struttura robusta<text:line-break/></text:span><text:span text:style-name="T5">📊</text:span><text:span text:style-name="T3">Stato: Invenzione originale con calcoli tecnici completi<text:line-break/></text:span><text:span text:style-name="T5">📈</text:span><text:span text:style-name="T3">Scalabilità: Da micro-installazioni domestiche a parchi eolici urbani</text:span></text:p>
      <text:p text:style-name="P3"><draw:custom-shape text:anchor-type="as-char" draw:z-index="129" draw:name="Forma18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TORIA DELL'INNOVAZIONE</text:span></text:h>
      <text:h text:style-name="P1" text:outline-level="3"><text:span text:style-name="T3">Quando la Natura Sussurra la Soluzione</text:span></text:h>
      <text:p text:style-name="P2"><text:span text:style-name="T3">Immaginate di osservare un campo di grano che danza nel vento. Ogni spiga si muove con grazia, catturando anche la brezza più leggera. Ed ecco l'illuminazione: e se invece di lottare contro il vento con pale giganti, lo danzassimo insieme?</text:span></text:p>
      <text:p text:style-name="P2"><text:span text:style-name="T3">Il Sistema Multitelaio a Fasce nasce da questa epifania rivoluzionaria. Non più torri enormi che squarciano il cielo, ma fasce orizzontali che oscillano dolcemente, trasformando ogni sussurro del vento in energia pura.</text:span></text:p>
      <text:h text:style-name="P1" text:outline-level="3"><text:span text:style-name="T3">L'Arte della Danza Magnetica</text:span></text:h>
      <text:p text:style-name="P2"><text:span text:style-name="T3">Il sistema è un capolavoro di semplicità geniale. Su un telaio di appena 1 m² danzano 20 fasce elastiche larghe 5 cm. Ogni fascia è come un piccolo ballerino che porta con sé due magneti, i quali, oscillando vicino alle bobine, generano elettricità attraverso l'induzione magnetica.</text:span></text:p>
      <text:p text:style-name="P2"><text:soft-page-break/><text:span text:style-name="T3">Ma la vera magia sta nella disposizione sfalsata di 5 livelli. Come le onde dell'oceano che si rincorrono, ogni livello cattura il vento con intensità progressivamente ridotta del 15%, ma tutti contribuiscono alla sinfonia energetica.</text:span></text:p>
      <text:h text:style-name="P1" text:outline-level="3"><text:span text:style-name="T3">Il Segreto della Superiorità</text:span></text:h>
      <text:p text:style-name="P2"><text:span text:style-name="T3">Qui arriva la rivelazione che lascia senza fiato: questo sistema genera più energia delle pale eoliche tradizionali per velocità del vento fino a 17 m/s!</text:span></text:p>
      <text:p text:style-name="P2"><text:span text:style-name="T3">I numeri parlano chiaro:</text:span></text:p>
      <text:list text:style-name="WWNum46">
        <text:list-item>
          <text:p text:style-name="P17"><text:span text:style-name="T3">A 8 m/s:Multitelaio 593W vs Pala Tradizionale 125W</text:span></text:p>
        </text:list-item>
        <text:list-item>
          <text:p text:style-name="P18"><text:span text:style-name="T3">A 10 m/s:Multitelaio 742W vs Pala Tradizionale 245W</text:span></text:p>
        </text:list-item>
        <text:list-item>
          <text:p text:style-name="P19"><text:span text:style-name="T3">A 15 m/s:Multitelaio 1.113W vs Pala Tradizionale 827W</text:span></text:p>
        </text:list-item>
      </text:list>
      <text:p text:style-name="P2"><text:span text:style-name="T3">Non è magia, è fisica applicata con intelligenza: invece di aspettare venti forti, il sistema lavora magnificamente con brezze moderate e variabili!</text:span></text:p>
      <text:h text:style-name="P1" text:outline-level="3"><text:span text:style-name="T3">La Democrazia del Vento</text:span></text:h>
      <text:p text:style-name="P2"><text:span text:style-name="T3">Dimenticate i mostri meccanici che deturpano i paesaggi. Il Sistema Multitelaio porta la rivoluzione eolica in città! Un modulo da 1m² può essere installato:</text:span></text:p>
      <text:list text:style-name="WWNum47">
        <text:list-item>
          <text:p text:style-name="P20"><text:span text:style-name="T3">Sui balconi degli appartamenti</text:span></text:p>
        </text:list-item>
        <text:list-item>
          <text:p text:style-name="P21"><text:span text:style-name="T3">Sui tetti delle case</text:span></text:p>
        </text:list-item>
        <text:list-item>
          <text:p text:style-name="P21"><text:span text:style-name="T3">Nei giardini senza disturbare i vicini</text:span></text:p>
        </text:list-item>
        <text:list-item>
          <text:p text:style-name="P21"><text:span text:style-name="T3">Lungo le strade come barriere sonore energetiche</text:span></text:p>
        </text:list-item>
        <text:list-item>
          <text:p text:style-name="P22"><text:span text:style-name="T3">Nei deserti in configurazioni infinite</text:span></text:p>
        </text:list-item>
      </text:list>
      <text:h text:style-name="P1" text:outline-level="3"><text:span text:style-name="T3">La Resilienza Urbana</text:span></text:h>
      <text:p text:style-name="P2"><text:span text:style-name="T3">Mentre le pale tradizionali sono capricciose e funzionano solo con venti costanti e forti, il Multitelaio è un guerriero della versatilità. Venti irregolari? Perfetto! Turbolenze urbane? Ancora meglio! Ogni fascia danza indipendentemente, catturando energia da qualsiasi direzione.</text:span></text:p>
      <text:p text:style-name="P2"><text:span text:style-name="T3">Il sistema è progettato per resistere alle intemperie con fasce in polietilene ad alta densità (HDPE) e telai metallici leggeri ma robusti. Nessuna manutenzione complessa, nessun rischio di guasti catastrofici.</text:span></text:p>
      <text:h text:style-name="P1" text:outline-level="3"><text:span text:style-name="T3">La Scalabilità Infinita</text:span></text:h>
      <text:p text:style-name="P2"><text:soft-page-break/><text:span text:style-name="T3">Un singolo telaio da 1m² è solo l'inizio. Immaginate:</text:span></text:p>
      <text:list text:style-name="WWNum48">
        <text:list-item>
          <text:p text:style-name="P23"><text:span text:style-name="T3">10 moduli = Una casa autosufficiente</text:span></text:p>
        </text:list-item>
        <text:list-item>
          <text:p text:style-name="P24"><text:span text:style-name="T3">100 moduli = Un quartiere energeticamente indipendente</text:span></text:p>
        </text:list-item>
        <text:list-item>
          <text:p text:style-name="P24"><text:span text:style-name="T3">1000 moduli = Una città che respira energia dal vento</text:span></text:p>
        </text:list-item>
        <text:list-item>
          <text:p text:style-name="P25"><text:span text:style-name="T3">1 milione di moduli = Una nazione libera dai combustibili fossili</text:span></text:p>
        </text:list-item>
      </text:list>
      <text:p text:style-name="P2"><text:span text:style-name="T3">Ogni modulo può essere aggiunto o rimosso senza fermare il sistema. È l'energia modulare del futuro!</text:span></text:p>
      <text:h text:style-name="P1" text:outline-level="3"><text:span text:style-name="T3">Il Futuro che Danza</text:span></text:h>
      <text:p text:style-name="P2"><text:span text:style-name="T3">Immaginate le città del 2030: migliaia di fasce che danzano sui tetti, sui muri, lungo le strade. Il vento urbano, prima sprecato, diventa il carburante silenzioso della civiltà. Non più inquinamento acustico delle pale giganti, ma il sussurro melodioso delle fasce che cantano con il vento.</text:span></text:p>
      <text:p text:style-name="P2"><text:span text:style-name="T3">I bambini cresceranno vedendo l'energia come qualcosa di bello, naturale e presente ovunque. Non più centrali lontane e misteriose, ma energia che nasce dalla danza tra tecnologia e natura.</text:span></text:p>
      <text:p text:style-name="P3"><draw:custom-shape text:anchor-type="as-char" draw:z-index="130" draw:name="Forma18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text:span></text:h>
      <text:h text:style-name="P1" text:outline-level="3"><text:span text:style-name="T3">Il Principio Universale: L'Arte di Danzare con i Flussi</text:span></text:h>
      <text:p text:style-name="P2"><text:span text:style-name="T3">Il Sistema Multitelaio a Fasce ci insegna che la vera potenza non viene dalla forza bruta, ma dall'armonia con i flussi naturali. Invece di sfidare il vento con pale enormi, questo sistema lo seduce e lo accompagna in una danza infinita.</text:span></text:p>
      <text:p text:style-name="P2"><text:span text:style-name="T3">Dalle 7 Variabili Sistemiche:</text:span></text:p>
      <text:list text:style-name="WWNum49">
        <text:list-item>
          <text:p text:style-name="P26"><text:span text:style-name="T3">Fame Energetica: Democratizza l'eolico portandolo ovunque ci sia una brezza</text:span></text:p>
        </text:list-item>
        <text:list-item>
          <text:p text:style-name="P27"><text:span text:style-name="T3">Economia: Costi contenuti con materiali semplici e produzione modulare</text:span></text:p>
        </text:list-item>
        <text:list-item>
          <text:p text:style-name="P27"><text:span text:style-name="T3">Soluzioni Alternative: Rivoluziona l'eolico urbano senza impatto paesaggistico</text:span></text:p>
        </text:list-item>
        <text:list-item>
          <text:p text:style-name="P27"><text:span text:style-name="T3">Inquinamento: Zero emissioni, zero rumore, zero disturbi alla fauna</text:span></text:p>
        </text:list-item>
        <text:list-item>
          <text:p text:style-name="P27"><text:span text:style-name="T3">EROEI: Ritorno energetico eccellente con materiali comuni e durevoli</text:span></text:p>
        </text:list-item>
        <text:list-item>
          <text:p text:style-name="P27"><text:span text:style-name="T3">Paradosso Jevons: L'energia abbondante e distribuita stimola innovazione locale</text:span></text:p>
        </text:list-item>
        <text:list-item>
          <text:p text:style-name="P28"><text:span text:style-name="T3">Esaurimento Fossili: Indipendenza energetica scalabile da micro a macro</text:span></text:p>
        </text:list-item>
      </text:list>
      <text:p text:style-name="P2"><text:span text:style-name="T3">Verso l'Economia Bio-Creativa: Questo sistema rappresenta perfettamente il bio-mimetismo energetico. Come le piante che oscillano nel vento per comunicare e crescere, le fasce magnetiche coltivano elettricità dal movimento naturale dell'aria.</text:span></text:p>
      <text:p text:style-name="P2"><text:soft-page-break/><text:span text:style-name="T3">Non più estrazione violenta, ma collaborazione simbiotica con i flussi atmosferici. Ogni brezza diventa un partner nella creazione di abbondanza energetica.</text:span></text:p>
      <text:p text:style-name="P2"><text:span text:style-name="T3">La Visione del Futuro: Il Sistema Multitelaio trasforma il concetto stesso di "centrale eolica". Non più mostri isolati nelle campagne, ma milioni di piccoli danzatori integrati nella vita quotidiana, che trasformano ogni città in un organismo vivente che respira energia dal vento.</text:span></text:p>
      <text:p text:style-name="P2"><text:span text:style-name="T3">L'energia diventa poesia in movimento, bellezza che nutre la civiltà.</text:span></text:p>
      <text:p text:style-name="P3"><draw:custom-shape text:anchor-type="as-char" draw:z-index="131" draw:name="Forma18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DETTAGLI TECNICI AVANZATI</text:span></text:h>
      <text:h text:style-name="P1" text:outline-level="3"><text:span text:style-name="T3">Specifiche di Progettazione:</text:span></text:h>
      <text:list text:style-name="WWNum50">
        <text:list-item>
          <text:p text:style-name="P29"><text:span text:style-name="T3">Fasce: HDPE resistente, larghezza 5cm, lunghezza 50-100cm</text:span></text:p>
        </text:list-item>
        <text:list-item>
          <text:p text:style-name="P30"><text:span text:style-name="T3">Magneti: Neodimio 1 Tesla per massima induzione</text:span></text:p>
        </text:list-item>
        <text:list-item>
          <text:p text:style-name="P30"><text:span text:style-name="T3">Bobine: 200 spire, distanza ottimale 1-3mm dai magneti</text:span></text:p>
        </text:list-item>
        <text:list-item>
          <text:p text:style-name="P30"><text:span text:style-name="T3">Frequenza: 1-5 Hz ottimale per generazione continua</text:span></text:p>
        </text:list-item>
        <text:list-item>
          <text:p text:style-name="P31"><text:span text:style-name="T3">Configurazione: 5 livelli sfalsati, riduzione 15% per livello</text:span></text:p>
        </text:list-item>
      </text:list>
      <text:h text:style-name="P1" text:outline-level="3"><text:span text:style-name="T3">Performance Energetiche:</text:span></text:h>
      <text:list text:style-name="WWNum51">
        <text:list-item>
          <text:p text:style-name="P32"><text:span text:style-name="T3">Vento 3 m/s: 223W (vs 7W pala tradizionale)</text:span></text:p>
        </text:list-item>
        <text:list-item>
          <text:p text:style-name="P33"><text:span text:style-name="T3">Vento 8 m/s: 593W (vs 125W pala tradizionale)</text:span></text:p>
        </text:list-item>
        <text:list-item>
          <text:p text:style-name="P33"><text:span text:style-name="T3">Vento 12 m/s: 890W (vs 423W pala tradizionale)</text:span></text:p>
        </text:list-item>
        <text:list-item>
          <text:p text:style-name="P34"><text:span text:style-name="T3">Soglia di pareggio: 17 m/s con pale tradizionali</text:span></text:p>
        </text:list-item>
      </text:list>
      <text:p text:style-name="P2"><text:span text:style-name="T3">Questa invenzione rivoluziona completamente il paradigma eolico: da giganti meccanici a danzatori urbani che trasformano ogni brezza in prosperità!</text:span><text:span text:style-name="T5">🌟</text:span></text:p>
      <text:h text:style-name="P1" text:outline-level="1"><text:span text:style-name="T7">🔥</text:span><text:span text:style-name="T4"> SISTEMA TERMOIONICO A GRADIENTE VERTICALE</text:span></text:h>
      <text:p text:style-name="P2"><text:span text:style-name="T6">L'Invenzione che Trasforma la Differenza di Temperatura in Elettricità Infinita</text:span></text:p>
      <text:h text:style-name="P1" text:outline-level="2"><text:span text:style-name="T5">📋</text:span><text:span text:style-name="T3"> SCHEDA RAPIDA</text:span></text:h>
      <text:p text:style-name="P2"><text:span text:style-name="T5">⚡</text:span><text:span text:style-name="T3">Potenza: 1.39 kW da 50m² - 12.199 kWh/anno (3-4 famiglie!)<text:line-break/></text:span><text:span text:style-name="T5">🌍</text:span><text:span text:style-name="T3">Disponibilità: 24/7 tutto l'anno - indipendente da sole e vento<text:line-break/></text:span><text:span text:style-name="T5">📍</text:span><text:span text:style-name="T3">Geografia: Ovunque esista gradiente termico verticale (ovunque!)<text:line-break/></text:span><text:span text:style-name="T5">💰</text:span><text:span text:style-name="T3">Costo: Materiali termoionici, collettori, inverter - no combustibili<text:line-break/></text:span><text:span text:style-name="T5">🔧</text:span><text:span text:style-name="T3">Installazione: Collettore a terra (60°C) + Collettore aereo 25m (20°C)<text:line-break/></text:span><text:soft-page-break/><text:span text:style-name="T5">🛠️</text:span><text:span text:style-name="T3">Manutenzione: Minima - sistema passivo autoalimentato<text:line-break/></text:span><text:span text:style-name="T5">📊</text:span><text:span text:style-name="T3">Stato: Teoria completa + calcoli - pronto per prototipazione<text:line-break/></text:span><text:span text:style-name="T5">📈</text:span><text:span text:style-name="T3">Scalabilità: Da micro-sistemi domestici a centrali termioniche</text:span></text:p>
      <text:p text:style-name="P3"><draw:custom-shape text:anchor-type="as-char" draw:z-index="132" draw:name="Forma18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COPERTA CHE CAMBIA TUTTO</text:span></text:h>
      <text:h text:style-name="P1" text:outline-level="3"><text:span text:style-name="T3">Quando la Terra Diventa una Batteria Infinita</text:span></text:h>
      <text:p text:style-name="P2"><text:span text:style-name="T3">Immaginate di camminare all'alba e sentire sotto i piedi il calore del terreno che ha assorbito il sole del giorno prima. Alzate lo sguardo: a 25 metri d'altezza l'aria è fresca, diversi gradi più fredda. Ed ecco la rivelazione: quella differenza di temperatura è energia pura che aspetta di essere raccolta!</text:span></text:p>
      <text:p text:style-name="P2"><text:span text:style-name="T3">Il Sistema Termoionico nasce da questa epifania geniale: la Terra stessa è una gigantesca batteria che mantiene sempre un gradiente termico tra superficie e atmosfera. Non serve aspettare il sole o il vento - l'energia è sempre lì, silenziosa e infinita.</text:span></text:p>
      <text:h text:style-name="P1" text:outline-level="3"><text:span text:style-name="T3">La Magia dell'Effetto Termoionico</text:span></text:h>
      <text:p text:style-name="P2"><text:span text:style-name="T3">Ma come si trasforma il calore in elettricità? Qui entra in gioco una delle scoperte più eleganti della fisica: l'effetto termoionico. Quando un materiale viene riscaldato, i suoi elettroni diventano così energici che letteralmente "scappano" dalla superficie, saltando nel vuoto come farfalle di luce.</text:span></text:p>
      <text:p text:style-name="P2"><text:span text:style-name="T3">L'effetto termoionico è il fenomeno per cui, quando un materiale viene riscaldato a sufficienza, gli elettroni sulla sua superficie acquisiscono energia sufficiente per superare la funzione di lavoro del materiale e "scappare".</text:span></text:p>
      <text:p text:style-name="P2"><text:span text:style-name="T3">È come se ogni atomo caldo diventasse un piccolo sole che libera elettroni, creando un fiume invisibile di energia che scorre dal caldo al freddo.</text:span></text:p>
      <text:h text:style-name="P1" text:outline-level="3"><text:span text:style-name="T3">L'Architettura del Miracolo</text:span></text:h>
      <text:p text:style-name="P2"><text:span text:style-name="T3">Il sistema è di una semplicità disarmante:</text:span></text:p>
      <text:p text:style-name="P2"><text:span text:style-name="T3">Collettore Caldo (a terra): Si riscalda naturalmente a 60°C assorbendo calore dal sole e dal terreno. Qui gli elettroni "bollono" letteralmente fuori dal materiale termoionico.</text:span></text:p>
      <text:p text:style-name="P2"><text:span text:style-name="T3">Collettore Freddo (a 25 metri): Mantenuto a 20°C dall'aria fresca dell'altitudine. Qui gli elettroni trovano la loro destinazione, creando il flusso energetico.</text:span></text:p>
      <text:p text:style-name="P2"><text:soft-page-break/><text:span text:style-name="T3">La differenza di 40°C tra i due collettori genera un flusso di calore di 278.5 W/m² - energia pura che scorre costantemente dal basso verso l'alto!</text:span></text:p>
      <text:h text:style-name="P1" text:outline-level="3"><text:span text:style-name="T3">I Numeri che Rivoluzionano il Mondo</text:span></text:h>
      <text:p text:style-name="P2"><text:span text:style-name="T3">Con una superficie di appena 50 m² per collettore, il sistema produce:</text:span></text:p>
      <text:list text:style-name="WWNum52">
        <text:list-item>
          <text:p text:style-name="P35"><text:span text:style-name="T3">Potenza continua: 1.39 kW</text:span></text:p>
        </text:list-item>
        <text:list-item>
          <text:p text:style-name="P36"><text:span text:style-name="T3">Energia giornaliera: 33.42 kWh</text:span></text:p>
        </text:list-item>
        <text:list-item>
          <text:p text:style-name="P36"><text:span text:style-name="T3">Energia annuale: 12.199 kWh</text:span></text:p>
        </text:list-item>
        <text:list-item>
          <text:p text:style-name="P37"><text:span text:style-name="T3">Capacità: Alimenta 3-4 famiglie complete!</text:span></text:p>
        </text:list-item>
      </text:list>
      <text:p text:style-name="P2"><text:span text:style-name="T3">E funziona 24 ore su 24, 365 giorni l'anno - mentre il fotovoltaico riposa di notte e l'eolico aspetta il vento, il sistema termoionico non si ferma mai!</text:span></text:p>
      <text:h text:style-name="P1" text:outline-level="3"><text:span text:style-name="T3">La Rivoluzione dell'Energia Continua</text:span></text:h>
      <text:p text:style-name="P2"><text:span text:style-name="T3">Dimenticate i problemi di intermittenza delle rinnovabili. Questo sistema sfrutta il fatto che la Terra è una macchina termica gigantesca che mantiene sempre gradienti di temperatura. Di giorno il terreno si scalda, di notte si raffredda, ma la differenza con l'aria in quota rimane sempre significativa.</text:span></text:p>
      <text:p text:style-name="P2"><text:span text:style-name="T3">È l'energia del respiro terrestre: la superficie che si dilata e contrae termicamente, creando flussi energetici costanti che ora possiamo finalmente intercettare!</text:span></text:p>
      <text:h text:style-name="P1" text:outline-level="3"><text:span text:style-name="T3">Democrazia Energetica Totale</text:span></text:h>
      <text:p text:style-name="P2"><text:span text:style-name="T3">La vera rivoluzione è l'universalità geografica. Mentre il fotovoltaico ha bisogno di sole e l'eolico di vento, il sistema termoionico funziona:</text:span></text:p>
      <text:list text:style-name="WWNum53">
        <text:list-item>
          <text:p text:style-name="P38"><text:span text:style-name="T3">Nei deserti (massimo gradiente termico)</text:span></text:p>
        </text:list-item>
        <text:list-item>
          <text:p text:style-name="P39"><text:span text:style-name="T3">In montagna (gradiente altitudinale naturale)</text:span></text:p>
        </text:list-item>
        <text:list-item>
          <text:p text:style-name="P39"><text:span text:style-name="T3">In città (isola di calore urbana)</text:span></text:p>
        </text:list-item>
        <text:list-item>
          <text:p text:style-name="P39"><text:span text:style-name="T3">Al mare (differenza terra-acqua)</text:span></text:p>
        </text:list-item>
        <text:list-item>
          <text:p text:style-name="P39"><text:span text:style-name="T3">Ai poli (gradiente permafrost-atmosfera)</text:span></text:p>
        </text:list-item>
        <text:list-item>
          <text:p text:style-name="P40"><text:span text:style-name="T3">Sottoterra (calore geotermico)</text:span></text:p>
        </text:list-item>
      </text:list>
      <text:p text:style-name="P2"><text:span text:style-name="T3">Non esiste posto sulla Terra senza gradiente termico!</text:span></text:p>
      <text:h text:style-name="P1" text:outline-level="3"><text:span text:style-name="T3">Scalabilità Infinita</text:span></text:h>
      <text:p text:style-name="P2"><text:soft-page-break/><text:span text:style-name="T3">Un sistema da 50m² è solo l'inizio. Immaginate:</text:span></text:p>
      <text:list text:style-name="WWNum54">
        <text:list-item>
          <text:p text:style-name="P41"><text:span text:style-name="T3">Micro-sistemi: 10m² per alimentare una casa</text:span></text:p>
        </text:list-item>
        <text:list-item>
          <text:p text:style-name="P42"><text:span text:style-name="T3">Sistemi condominiali: 100m² per un palazzo</text:span></text:p>
        </text:list-item>
        <text:list-item>
          <text:p text:style-name="P42"><text:span text:style-name="T3">Centrali urbane: 1.000m² per un quartiere</text:span></text:p>
        </text:list-item>
        <text:list-item>
          <text:p text:style-name="P43"><text:span text:style-name="T3">Mega-centrali: 100.000m² per una città</text:span></text:p>
        </text:list-item>
      </text:list>
      <text:p text:style-name="P2"><text:span text:style-name="T3">Ogni sistema può essere modulare e indipendente, creando una rete energetica resiliente e distribuita.</text:span></text:p>
      <text:h text:style-name="P1" text:outline-level="3"><text:span text:style-name="T3">Il Futuro Termoionico</text:span></text:h>
      <text:p text:style-name="P2"><text:span text:style-name="T3">Immaginate le città del 2030: migliaia di collettori termoionici sui tetti e torri aeree che catturano il gradiente urbano. L'isola di calore delle città, prima problema, diventa la soluzione energetica!</text:span></text:p>
      <text:p text:style-name="P2"><text:span text:style-name="T3">Immaginate i deserti trasformati in oceani di energia continua, dove il sole non serve più solo per scaldare durante il giorno, ma crea gradienti termici che funzionano anche di notte.</text:span></text:p>
      <text:p text:style-name="P3"><draw:custom-shape text:anchor-type="as-char" draw:z-index="133" draw:name="Forma18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text:span></text:h>
      <text:h text:style-name="P1" text:outline-level="3"><text:span text:style-name="T3">Il Principio Universale: L'Arte di Cavalcare i Gradienti</text:span></text:h>
      <text:p text:style-name="P2"><text:span text:style-name="T3">Il Sistema Termoionico ci insegna che l'energia non va cercata nelle fonti estreme, ma nei gradienti nascosti che ci circondano sempre. Ogni differenza di temperatura è un'opportunità, ogni variazione termica è energia potenziale.</text:span></text:p>
      <text:p text:style-name="P2"><text:span text:style-name="T3">Dalle 7 Variabili Sistemiche:</text:span></text:p>
      <text:list text:style-name="WWNum55">
        <text:list-item>
          <text:p text:style-name="P44"><text:span text:style-name="T3">Fame Energetica: Risolve con energia continua 24/7 ovunque</text:span></text:p>
        </text:list-item>
        <text:list-item>
          <text:p text:style-name="P45"><text:span text:style-name="T3">Economia: Costi contenuti, nessun combustibile, manutenzione minima</text:span></text:p>
        </text:list-item>
        <text:list-item>
          <text:p text:style-name="P45"><text:span text:style-name="T3">Soluzioni Alternative:Complementa perfettamente sole e vento</text:span></text:p>
        </text:list-item>
        <text:list-item>
          <text:p text:style-name="P45"><text:span text:style-name="T3">Inquinamento: Zero emissioni, zero rifiuti, zero impatto sonoro</text:span></text:p>
        </text:list-item>
        <text:list-item>
          <text:p text:style-name="P45"><text:span text:style-name="T3">EROEI: Ritorno energetico eccellente con tecnologia passiva</text:span></text:p>
        </text:list-item>
        <text:list-item>
          <text:p text:style-name="P45"><text:span text:style-name="T3">Paradosso Jevons: Energia continua stimola innovazione perpetua</text:span></text:p>
        </text:list-item>
        <text:list-item>
          <text:p text:style-name="P46"><text:span text:style-name="T3">Esaurimento Fossili: Indipendenza totale sfruttando fisica terrestre</text:span></text:p>
        </text:list-item>
      </text:list>
      <text:p text:style-name="P2"><text:span text:style-name="T3">Verso l'Economia Bio-Creativa: Il sistema termoionico rappresenta l'arte di collaborare con i ritmi termici della Terra. Non estrae, non brucia, non consuma - semplicemente accompagna il flusso naturale dell'energia termica che la Terra produce costantemente.</text:span></text:p>
      <text:p text:style-name="P2"><text:soft-page-break/><text:span text:style-name="T3">È la tecnologia che sussurra con la fisica planetaria, trasformando ogni respiro termico in prosperità umana.</text:span></text:p>
      <text:p text:style-name="P2"><text:span text:style-name="T3">La Visione del Domani: Il Sistema Termoionico apre l'era dell'energia ubiqua e continua. Non più centrali lontane, ma migliaia di micro-centrali che trasformano ogni gradiente termico in elettricità.</text:span></text:p>
      <text:p text:style-name="P2"><text:span text:style-name="T3">La Terra diventa una centrale elettrica vivente, e noi i giardinieri che coltivano elettroni dai suoi respiri termici.</text:span></text:p>
      <text:p text:style-name="P3"><draw:custom-shape text:anchor-type="as-char" draw:z-index="134" draw:name="Forma18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DETTAGLI TECNICI AVANZATI</text:span></text:h>
      <text:h text:style-name="P1" text:outline-level="3"><text:span text:style-name="T3">Fisica del Sistema:</text:span></text:h>
      <text:list text:style-name="WWNum56">
        <text:list-item>
          <text:p text:style-name="P47"><text:span text:style-name="T3">Effetto Richardson-Dushman: Emissione elettronica esponenziale con temperatura</text:span></text:p>
        </text:list-item>
        <text:list-item>
          <text:p text:style-name="P48"><text:span text:style-name="T3">Gradiente Termico: 40°C (60°C terra → 20°C a 25m altezza)</text:span></text:p>
        </text:list-item>
        <text:list-item>
          <text:p text:style-name="P48"><text:span text:style-name="T3">Flusso di Calore: 278.5 W/m² (Legge Stefan-Boltzmann)</text:span></text:p>
        </text:list-item>
        <text:list-item>
          <text:p text:style-name="P49"><text:span text:style-name="T3">Efficienza Conversione: 10% (migliorabile con nuovi materiali)</text:span></text:p>
        </text:list-item>
      </text:list>
      <text:h text:style-name="P1" text:outline-level="3"><text:span text:style-name="T3">Configurazione Ottimale:</text:span></text:h>
      <text:list text:style-name="WWNum57">
        <text:list-item>
          <text:p text:style-name="P50"><text:span text:style-name="T3">Collettore Caldo: Superficie massima esposizione solare/geotermica</text:span></text:p>
        </text:list-item>
        <text:list-item>
          <text:p text:style-name="P51"><text:span text:style-name="T3">Collettore Freddo: Altezza ottimale per gradiente naturale</text:span></text:p>
        </text:list-item>
        <text:list-item>
          <text:p text:style-name="P51"><text:span text:style-name="T3">Materiali: Termoionici ad alta emissione elettronica</text:span></text:p>
        </text:list-item>
        <text:list-item>
          <text:p text:style-name="P52"><text:span text:style-name="T3">Controllo: Inverter DC/AC + sistema gestione energia</text:span></text:p>
        </text:list-item>
      </text:list>
      <text:h text:style-name="P1" text:outline-level="3"><text:span text:style-name="T3">Performance Sistema:</text:span></text:h>
      <text:list text:style-name="WWNum58">
        <text:list-item>
          <text:p text:style-name="P53"><text:span text:style-name="T3">Potenza Specifica: 27.85 W/m² di collettore</text:span></text:p>
        </text:list-item>
        <text:list-item>
          <text:p text:style-name="P54"><text:span text:style-name="T3">Energia Continua: Nessuna intermittenza, funzionamento perpetuo</text:span></text:p>
        </text:list-item>
        <text:list-item>
          <text:p text:style-name="P54"><text:span text:style-name="T3">Capacità Famiglia: 3-4 famiglie con 50m² collettori</text:span></text:p>
        </text:list-item>
        <text:list-item>
          <text:p text:style-name="P55"><text:span text:style-name="T3">Scalabilità: Lineare con superficie, modulare infinita</text:span></text:p>
        </text:list-item>
      </text:list>
      <text:p text:style-name="P2"><text:span text:style-name="T3">Questa invenzione apre l'era dell'energia termica continua - la Terra come batteria infinita!</text:span><text:span text:style-name="T5">🌍⚡</text:span></text:p>
      <text:h text:style-name="P1" text:outline-level="1"><text:span text:style-name="T7">⚛️</text:span><text:span text:style-name="T4"> POMPAGGIO QUANTISTICO CNR</text:span></text:h>
      <text:p text:style-name="P2"><text:span text:style-name="T6">La Scoperta che Apre l'Era dell'Energia Libera</text:span></text:p>
      <text:h text:style-name="P1" text:outline-level="2"><text:span text:style-name="T5">📋</text:span><text:span text:style-name="T3"> SCHEDA RAPIDA</text:span></text:h>
      <text:p text:style-name="P2"><text:soft-page-break/><text:span text:style-name="T5">⚡</text:span><text:span text:style-name="T3">Potenza: Corrente elettrica senza energia esterna applicata!<text:line-break/></text:span><text:span text:style-name="T5">🌍</text:span><text:span text:style-name="T3">Disponibilità: Dimostrato scientificamente dal CNR italiano<text:line-break/></text:span><text:span text:style-name="T5">📍</text:span><text:span text:style-name="T3">Geografia: Laboratori quantistici - scalabile ovunque<text:line-break/></text:span><text:span text:style-name="T5">💰</text:span><text:span text:style-name="T3">Costo: Nanomateriali e semiconduttori - nessun combustibile<text:line-break/></text:span><text:span text:style-name="T5">🔧</text:span><text:span text:style-name="T3">Installazione: Dispositivi quantistici nanoscopici<text:line-break/></text:span><text:span text:style-name="T5">🛠️</text:span><text:span text:style-name="T3">Manutenzione: Minima - processi puramente quantistici<text:line-break/></text:span><text:span text:style-name="T5">📊</text:span><text:span text:style-name="T3">Stato: Prova di concetto completata - verso prototipo industriale<text:line-break/></text:span><text:span text:style-name="T5">📈</text:span><text:span text:style-name="T3">Scalabilità: Da nano-dispositivi a centrali quantistiche</text:span></text:p>
      <text:p text:style-name="P3"><draw:custom-shape text:anchor-type="as-char" draw:z-index="135" draw:name="Forma18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COPERTA CHE RISCRIVE LA FISICA</text:span></text:h>
      <text:h text:style-name="P1" text:outline-level="3"><text:span text:style-name="T3">Il Giorno che l'Impossibile Diventò Realtà</text:span></text:h>
      <text:p text:style-name="P2"><text:span text:style-name="T3">Nel silenzio dei laboratori del Consiglio Nazionale delle Ricerche, i ricercatori italiani hanno appena assistito a qualcosa che cambierà per sempre la storia dell'energia. Dopo 30 anni di teorie e calcoli, finalmente l'hanno visto: elettroni che si muovono spontaneamente, senza che nessuno li spinga.</text:span></text:p>
      <text:p text:style-name="P2"><text:span text:style-name="T3">Non è magia, è fisica quantistica portata alla sua espressione più rivoluzionaria. È la prova che l'universo stesso nasconde segreti energetici che stiamo appena iniziando a comprendere.</text:span></text:p>
      <text:h text:style-name="P1" text:outline-level="3"><text:span text:style-name="T3">Il Miracolo del Pompaggio Quantistico</text:span></text:h>
      <text:p text:style-name="P2"><text:span text:style-name="T3">Immaginate di essere in grado di far scorrere un fiume senza pendenza, di far cadere una goccia verso l'alto, di accendere una lampadina senza collegarla a nessuna presa. Questo è esattamente quello che fa il pompaggio quantistico: genera corrente elettrica senza applicare una differenza di potenziale esterna.</text:span></text:p>
      <text:p text:style-name="P2"><text:span text:style-name="T3">Il principio sfrutta i processi quantistici a livello subatomico per spostare elettroni attraverso un materiale, senza dover applicare una tensione o una forza esterna. È come se gli elettroni, improvvisamente, decidessero di danzare tutti nella stessa direzione, creando un fiume di energia dal nulla.</text:span></text:p>
      <text:h text:style-name="P1" text:outline-level="3"><text:span text:style-name="T3">La Danza Segreta degli Elettroni</text:span></text:h>
      <text:p text:style-name="P2"><text:span text:style-name="T3">Ma come è possibile? Il segreto sta nella manipolazione delle proprietà quantistiche del sistema - fase e simmetria. Invece di "spingere" gli elettroni con la forza bruta di una batteria, i ricercatori del CNR li "seducono" variando periodicamente le proprietà del potenziale all'interno di nanomateriali.</text:span></text:p>
      <text:p text:style-name="P2"><text:span text:style-name="T3">È come dirigere un'orchestra quantistica: ogni elettrone suona la sua nota, ma insieme creano una sinfonia energetica che fluisce spontaneamente in una direzione. Il sistema "pompato" fa sì che la </text:span><text:soft-page-break/><text:span text:style-name="T3">corrente di elettroni fluisca in modo unidirezionale, sfruttando i meccanismi quantistici piuttosto che quelli classici.</text:span></text:p>
      <text:h text:style-name="P1" text:outline-level="3"><text:span text:style-name="T3">Il Rovesciamento dei Paradigmi</text:span></text:h>
      <text:p text:style-name="P2"><text:span text:style-name="T3">Per oltre due secoli abbiamo creduto che per muovere elettroni servisse sempre energia esterna. Le leggi di Ohm, di Faraday, di Maxwell - tutto il nostro sapere energetico si basava su questo principio. Ma la fisica quantistica ci sussurra una verità diversa: </text:span><text:span text:style-name="T6">l'energia può nascere dalla pura informazione</text:span><text:span text:style-name="T3">.</text:span></text:p>
      <text:p text:style-name="P2"><text:span text:style-name="T3">Si sfrutta la differenza di fase tra i campi elettrici e le particelle per ottenere un movimento di cariche senza l'uso di una differenza di potenziale classica. Non più energia che spinge, ma informazione quantistica che seduce gli elettroni a muoversi spontaneamente.</text:span></text:p>
      <text:h text:style-name="P1" text:outline-level="3"><text:span text:style-name="T3">L'Italia alla Guida della Rivoluzione</text:span></text:h>
      <text:p text:style-name="P2"><text:span text:style-name="T3">Che sia proprio il CNR italiano a dimostrare per primo questo fenomeno non è casuale. L'Italia ha sempre brillato nella ricerca fisica fondamentale - da Galileo a Fermi, da Volta a Rubbia. Ora i nostri ricercatori aprono la porta a quella che potrebbe essere la più grande rivoluzione energetica della storia umana.</text:span></text:p>
      <text:p text:style-name="P2"><text:span text:style-name="T3">Rappresenta un cambiamento di paradigma nel mondo dell'energia. Non più estrazione, combustione, conversione - ma creazione pura di energia dalla struttura quantistica della materia.</text:span></text:p>
      <text:h text:style-name="P1" text:outline-level="3"><text:span text:style-name="T3">Verso l'Energia Infinita</text:span></text:h>
      <text:p text:style-name="P2"><text:span text:style-name="T3">Se si riuscisse a perfezionare il sistema e a trasformarlo in un prototipo utilizzabile su scala industriale, si potrebbero creare dispositivi che generano elettricità senza combustibili o fonti energetiche tradizionali. Immaginate:</text:span></text:p>
      <text:list text:style-name="WWNum59">
        <text:list-item>
          <text:p text:style-name="P56"><text:span text:style-name="T3">Smartphone che non si scaricano mai</text:span></text:p>
        </text:list-item>
        <text:list-item>
          <text:p text:style-name="P57"><text:span text:style-name="T3">Case che si auto-alimentano quantisticamente</text:span></text:p>
        </text:list-item>
        <text:list-item>
          <text:p text:style-name="P57"><text:span text:style-name="T3">Automobili che viaggiano con energia estratta dal vuoto</text:span></text:p>
        </text:list-item>
        <text:list-item>
          <text:p text:style-name="P57"><text:span text:style-name="T3">Città alimentate da centrali quantistiche silenziose</text:span></text:p>
        </text:list-item>
        <text:list-item>
          <text:p text:style-name="P58"><text:span text:style-name="T3">Astronavi che navigano nello spazio con energia infinita</text:span></text:p>
        </text:list-item>
      </text:list>
      <text:h text:style-name="P1" text:outline-level="3"><text:span text:style-name="T3">La Fine della Scarsità Energetica</text:span></text:h>
      <text:p text:style-name="P2"><text:span text:style-name="T3">La dimostrazione scientifica che si possono muovere elettroni senza spendere energia apre un orizzonte di possibilità infinite. Non più guerre per il petrolio, non più inquinamento da carbone, non più paura di restare senza energia.</text:span></text:p>
      <text:p text:style-name="P2"><text:soft-page-break/><text:span text:style-name="T3">L'energia diventa ubiqua come l'aria che respiriamo - presente ovunque ci sia materia organizzata quantisticamente. Ogni atomo diventa una potenziale centrale elettrica microscopica.</text:span></text:p>
      <text:h text:style-name="P1" text:outline-level="3"><text:span text:style-name="T3">Il Ponte verso il Futuro</text:span></text:h>
      <text:p text:style-name="P2"><text:span text:style-name="T3">Siamo ancora agli inizi. L'esperimento del CNR è in fase iniziale e richiede sviluppi ulteriori per applicazioni industriali. Ma la prova di principio è stata stabilita: l'energia libera non è più fantascienza, è fisica sperimentale.</text:span></text:p>
      <text:p text:style-name="P2"><text:span text:style-name="T3">Ogni grande rivoluzione inizia con una piccola scoperta in un laboratorio silenzioso. L'elettricità di Franklin, la radioattività di Curie, la relatività di Einstein - tutte iniziarono come "curiosità" scientifiche prima di trasformare il mondo.</text:span></text:p>
      <text:p text:style-name="P3"><draw:custom-shape text:anchor-type="as-char" draw:z-index="136" draw:name="Forma18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text:span></text:h>
      <text:h text:style-name="P1" text:outline-level="3"><text:span text:style-name="T3">Il Principio Universale: L'Arte di Estrarre Energia dall'Informazione</text:span></text:h>
      <text:p text:style-name="P2"><text:span text:style-name="T3">Il Pompaggio Quantistico del CNR ci insegna che l'energia non è solo materia in movimento, ma informazione organizzata. Non più bisogno di "spingere" gli elettroni - basta "informarli" su dove andare attraverso la manipolazione quantistica.</text:span></text:p>
      <text:p text:style-name="P2"><text:span text:style-name="T3">Dalle 7 Variabili Sistemiche:</text:span></text:p>
      <text:list text:style-name="WWNum60">
        <text:list-item>
          <text:p text:style-name="P59"><text:span text:style-name="T3">Fame Energetica: Risolve con energia potenzialmente infinita dal vuoto quantistico</text:span></text:p>
        </text:list-item>
        <text:list-item>
          <text:p text:style-name="P60"><text:span text:style-name="T3">Economia: Rivoluziona completamente - energia gratuita per tutti</text:span></text:p>
        </text:list-item>
        <text:list-item>
          <text:p text:style-name="P60"><text:span text:style-name="T3">Soluzioni Alternative: Supera tutte le fonti tradizionali e rinnovabili</text:span></text:p>
        </text:list-item>
        <text:list-item>
          <text:p text:style-name="P60"><text:span text:style-name="T3">Inquinamento: Zero impatto - energia pura dalla struttura della materia</text:span></text:p>
        </text:list-item>
        <text:list-item>
          <text:p text:style-name="P60"><text:span text:style-name="T3">EROEI: Infinito - nessun input energetico richiesto</text:span></text:p>
        </text:list-item>
        <text:list-item>
          <text:p text:style-name="P60"><text:span text:style-name="T3">Paradosso Jevons: Energia illimitata stimola innovazione esponenziale</text:span></text:p>
        </text:list-item>
        <text:list-item>
          <text:p text:style-name="P61"><text:span text:style-name="T3">Esaurimento Fossili: Rende obsoleti tutti i combustibili tradizionali</text:span></text:p>
        </text:list-item>
      </text:list>
      <text:p text:style-name="P2"><text:span text:style-name="T3">Verso l'Economia Bio-Creativa: Il pompaggio quantistico rappresenta l'apice della bio-creazione energetica. Non più estrazione dalla natura, ma creazione diretta dall'informazione quantistica che permea ogni particella di materia.</text:span></text:p>
      <text:p text:style-name="P2"><text:span text:style-name="T3">È l'energia che nasce dalla danza intrinseca dell'universo - ogni elettrone che scopre il suo movimento naturale quando gli viene mostrata la strada attraverso l'informazione quantistica.</text:span></text:p>
      <text:p text:style-name="P2"><text:span text:style-name="T3">La Visione Finale: Il Pompaggio Quantistico apre l'era della Civiltà Energetica di Tipo II - una società che ha accesso all'energia infinita attraverso la manipolazione della realtà quantistica.</text:span></text:p>
      <text:p text:style-name="P2"><text:soft-page-break/><text:span text:style-name="T3">Non più lotta per le risorse, ma collaborazione creativa per scoprire sempre nuovi modi di organizzare l'informazione quantistica e far nascere energia dal tessuto stesso dello spazio-tempo.</text:span></text:p>
      <text:p text:style-name="P2"><text:span text:style-name="T3">L'Energia Libera non è più un sogno - è Fisica Italiana realizzata.</text:span><text:span text:style-name="T5">🇮🇹</text:span></text:p>
      <text:p text:style-name="P3"><draw:custom-shape text:anchor-type="as-char" draw:z-index="137" draw:name="Forma18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DETTAGLI TECNICI RIVOLUZIONARI</text:span></text:h>
      <text:h text:style-name="P1" text:outline-level="3"><text:span text:style-name="T3">Meccanismo Quantistico:</text:span></text:h>
      <text:list text:style-name="WWNum61">
        <text:list-item>
          <text:p text:style-name="P62"><text:span text:style-name="T3">Pompaggio di Fase: Manipolazione periodica delle proprietà quantistiche</text:span></text:p>
        </text:list-item>
        <text:list-item>
          <text:p text:style-name="P63"><text:span text:style-name="T3">Simmetria Rotta: Creazione di flusso unidirezionale spontaneo</text:span></text:p>
        </text:list-item>
        <text:list-item>
          <text:p text:style-name="P63"><text:span text:style-name="T3">Nanomateriali: Semiconduttori e strutture quantistiche controllate</text:span></text:p>
        </text:list-item>
        <text:list-item>
          <text:p text:style-name="P64"><text:span text:style-name="T3">Zero Input Energetico: Corrente senza differenza di potenziale applicata</text:span></text:p>
        </text:list-item>
      </text:list>
      <text:h text:style-name="P1" text:outline-level="3"><text:span text:style-name="T3">Significato Fisico:</text:span></text:h>
      <text:list text:style-name="WWNum62">
        <text:list-item>
          <text:p text:style-name="P65"><text:span text:style-name="T3">Violazione Apparente: Conservazione energia rispettata a livello quantistico</text:span></text:p>
        </text:list-item>
        <text:list-item>
          <text:p text:style-name="P66"><text:span text:style-name="T3">Informazione → Energia: Conversione diretta struttura quantistica in elettricità</text:span></text:p>
        </text:list-item>
        <text:list-item>
          <text:p text:style-name="P66"><text:span text:style-name="T3">Ordine Spontaneo: Elettroni che si auto-organizzano in flusso direzionale</text:span></text:p>
        </text:list-item>
        <text:list-item>
          <text:p text:style-name="P67"><text:span text:style-name="T3">Scalabilità Teorica: Principio applicabile da nano a macro scala</text:span></text:p>
        </text:list-item>
      </text:list>
      <text:h text:style-name="P1" text:outline-level="3"><text:span text:style-name="T3">Impatto Tecnologico:</text:span></text:h>
      <text:list text:style-name="WWNum63">
        <text:list-item>
          <text:p text:style-name="P68"><text:span text:style-name="T3">Dispositivi Perpetui: Elettronica che non si scarica mai</text:span></text:p>
        </text:list-item>
        <text:list-item>
          <text:p text:style-name="P69"><text:span text:style-name="T3">Centrali Quantistiche: Produzione energia senza combustibili</text:span></text:p>
        </text:list-item>
        <text:list-item>
          <text:p text:style-name="P69"><text:span text:style-name="T3">Propulsione Spaziale: Motori ad energia quantistica infinita</text:span></text:p>
        </text:list-item>
        <text:list-item>
          <text:p text:style-name="P70"><text:span text:style-name="T3">Rivoluzione Sociale: Fine della scarsità energetica planetaria</text:span></text:p>
        </text:list-item>
      </text:list>
      <text:p text:style-name="P2"><text:span text:style-name="T3">Il CNR italiano ha appena aperto la porta verso l'energia infinita!</text:span><text:span text:style-name="T5">⚛️🇮🇹⚡</text:span></text:p>
      <text:h text:style-name="P1" text:outline-level="1"><text:span text:style-name="T7">🌱</text:span><text:span text:style-name="T4"> SISTEMA INDUSTRIALE A CICLO CHIUSO CON ALGHE</text:span></text:h>
      <text:p text:style-name="P2"><text:span text:style-name="T6">Il Circolo Infinito che Trasforma CO2 in Carburante Infinitamente</text:span></text:p>
      <text:h text:style-name="P1" text:outline-level="2"><text:span text:style-name="T5">📋</text:span><text:span text:style-name="T3"> SCHEDA RAPIDA</text:span></text:h>
      <text:p text:style-name="P2"><text:span text:style-name="T5">⚡</text:span><text:span text:style-name="T3">Potenza: Ciclo infinito - cattura 90% CO2 da combustione + produzione biocarburante<text:line-break/></text:span><text:span text:style-name="T5">🌍</text:span><text:span text:style-name="T3">Disponibilità: Tecnologia attiva - multiple aziende mondiali operative<text:line-break/></text:span><text:span text:style-name="T5">📍</text:span><text:span text:style-name="T3">Geografia: Globale - da Israele a Australia, USA, Italia<text:line-break/></text:span><text:soft-page-break/><text:span text:style-name="T5">💰</text:span><text:span text:style-name="T3">Costo: Autofinanziato - biocarburante prodotto copre costi operativi<text:line-break/></text:span><text:span text:style-name="T5">🔧</text:span><text:span text:style-name="T3">Installazione: Reattori chiusi + vasche alghe + sistemi cattura fumi<text:line-break/></text:span><text:span text:style-name="T5">🛠️</text:span><text:span text:style-name="T3">Manutenzione: Monitoraggio biologico, pulizia reattori<text:line-break/></text:span><text:span text:style-name="T5">📊</text:span><text:span text:style-name="T3">Stato: Commerciale - Seambiotic, AlGAE.TEC, Helios-NRG attive<text:line-break/></text:span><text:span text:style-name="T5">📈</text:span><text:span text:style-name="T3">Scalabilità: Da micro-impianti a centrali da milioni di tonnellate CO2</text:span></text:p>
      <text:p text:style-name="P3"><draw:custom-shape text:anchor-type="as-char" draw:z-index="138" draw:name="Forma18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MIRACOLO DEL CIRCOLO PERFETTO</text:span></text:h>
      <text:h text:style-name="P1" text:outline-level="3"><text:span text:style-name="T3">Il Sogno dell'Energia Infinita Realizzato</text:span></text:h>
      <text:p text:style-name="P2"><text:span text:style-name="T3">Immaginate una fabbrica che respira. Brucia carburante vegetale per produrre energia, ma invece di sprecare i fumi nell'atmosfera, li cattura e li "dà da mangiare" a trilioni di piccole creature verdi che li trasformano di nuovo in carburante. È il ciclo perfetto dell'energia - un serpente che si morde la coda, ma invece di morire, genera vita infinita.</text:span></text:p>
      <text:p text:style-name="P2"><text:span text:style-name="T3">Questo non è fantascienza. È realtà industriale che opera già in Israele, Australia, Stati Uniti e sta conquistando il mondo con la potenza di una rivoluzione silenziosa.</text:span></text:p>
      <text:h text:style-name="P1" text:outline-level="3"><text:span text:style-name="T3">La Danza Simbiotica di Fuoco e Vita</text:span></text:h>
      <text:p text:style-name="P2"><text:span text:style-name="T3">Il sistema funziona come un ecosistema artificiale perfetto:</text:span></text:p>
      <text:p text:style-name="P2"><text:span text:style-name="T3">Fase 1 - Combustione: Si brucia biocarburante algale in caldaie o motori per produrre energia elettrica/termica. Come in qualsiasi impianto, si generano fumi ricchi di CO2.</text:span></text:p>
      <text:p text:style-name="P2"><text:span text:style-name="T3">Fase 2 - Cattura Intelligente: Invece di disperdere i fumi nell'atmosfera, vengono raffreddati e diretti verso vasche di assorbimento piene d'acqua arricchita con carbonati.</text:span></text:p>
      <text:p text:style-name="P2"><text:span text:style-name="T3">Fase 3 - Festa delle Alghe: I fumi carichi di CO2 vengono letteralmente "divorati" da microalghe come Chlorella, Scenedesmus e Desmodesmusarmatus che prosperano in bioreattori chiusi. Le alghe utilizzano il CO2 per la fotosintesi, crescendo rapidamente e accumulando lipidi.</text:span></text:p>
      <text:p text:style-name="P2"><text:span text:style-name="T3">Fase 4 - Raccolto Energetico: Le alghe mature vengono raccolte e processate attraverso transesterificazione o liquefazione idrotermale per produrre nuovo biocarburante.</text:span></text:p>
      <text:p text:style-name="P2"><text:span text:style-name="T3">Fase 5 - Ciclo Infinito: Il biocarburante viene bruciato di nuovo, i fumi catturati di nuovo, le alghe nutrite di nuovo... all'infinito!</text:span></text:p>
      <text:h text:style-name="P1" text:outline-level="3"><text:span text:style-name="T3">I Numeri che Fanno Tremare l'Industria Fossile</text:span></text:h>
      <text:p text:style-name="P2"><text:soft-page-break/><text:span text:style-name="T3">Le performance sono straordinarie:</text:span></text:p>
      <text:list text:style-name="WWNum64">
        <text:list-item>
          <text:p text:style-name="P71"><text:span text:style-name="T3">Cattura CO2: 90% dei fumi industriali</text:span></text:p>
        </text:list-item>
        <text:list-item>
          <text:p text:style-name="P72"><text:span text:style-name="T3">Efficienza algale: 10-50 volte superiore alle piante terrestri</text:span></text:p>
        </text:list-item>
        <text:list-item>
          <text:p text:style-name="P72"><text:span text:style-name="T3">Velocità crescita: 50-75 g/m²/giorno vs 25-35 delle vasche aperte</text:span></text:p>
        </text:list-item>
        <text:list-item>
          <text:p text:style-name="P72"><text:span text:style-name="T3">Capacità sequestro: 1 kg alghe fissa 1,83 kg CO2</text:span></text:p>
        </text:list-item>
        <text:list-item>
          <text:p text:style-name="P73"><text:span text:style-name="T3">Produttività lipidi: Fino al 40% del peso secco delle alghe</text:span></text:p>
        </text:list-item>
      </text:list>
      <text:p text:style-name="P2"><text:span text:style-name="T3">Seambiotic in Israele usa i fumi della compagnia elettrica israeliana per produrre biocarburanti e farmaci. AlGAE.TEC in Australia ha firmato accordi per catturare 1,3 milioni di tonnellate di CO2 dalla centrale di Bayswater. Helios-NRG negli USA sviluppa sistemi che promettono di catturare e convertire 90% della CO2 da centrali a carbone!</text:span></text:p>
      <text:h text:style-name="P1" text:outline-level="3"><text:span text:style-name="T3">La Rivoluzione delle Specie Superstiti</text:span></text:h>
      <text:p text:style-name="P2"><text:span text:style-name="T3">Non tutte le alghe sono uguali. Gli scienziati hanno sviluppato super-ceppi attraverso "selezione estrema":</text:span></text:p>
      <text:p text:style-name="P2"><text:span text:style-name="T3">Desmodesmusarmatus - Resistente fino al 15% di CO2 (100 volte la concentrazione atmosferica!) Chlorellavulgaris - Prospera a temperature elevate e pH estremi Scenedesmus sp. - Tollera alti livelli di SOx e NOx dai fumi industriali</text:span></text:p>
      <text:p text:style-name="P2"><text:span text:style-name="T3">Queste alghe sono state "addestrate" attraverso trasferimenti continui in ambienti sempre più ostili, fino a diventare macchine biologiche capaci di prosperare dove nessun'altra forma di vita sopravviverebbe.</text:span></text:p>
      <text:h text:style-name="P1" text:outline-level="3"><text:span text:style-name="T3">La Democratizzazione del Miracolo</text:span></text:h>
      <text:p text:style-name="P2"><text:span text:style-name="T3">La vera rivoluzione è la scalabilità:</text:span></text:p>
      <text:p text:style-name="P2"><text:span text:style-name="T3">Micro-Sistemi: Container da 20 piedi per piccole industrie Sistemi Municipali: Impianti urbani che processano fumi di quartiere<text:line-break/>Mega-Centrali: Complessi industriali che catturano milioni di tonnellate</text:span></text:p>
      <text:p text:style-name="P2"><text:span text:style-name="T3">Ogni sistema è modulare e adattabile. Una fabbrica di ceramiche può installare il suo micro-sistema. Una raffineria può costruire una mega-centrale algale. Un condominio può avere il suo piccolo reattore che trasforma i fumi del riscaldamento in biocarburante per l'estate successiva.</text:span></text:p>
      <text:h text:style-name="P1" text:outline-level="3"><text:span text:style-name="T3">Il Paradosso dell'Energia Che Cresce</text:span></text:h>
      <text:p text:style-name="P2"><text:soft-page-break/><text:span text:style-name="T3">Ecco il miracolo: più energia usi, più ne produci. A differenza dei combustibili fossili che si esauriscono, questo sistema si auto-alimenta e si espande. Ogni combustione genera CO2 che nutre più alghe che producono più carburante.</text:span></text:p>
      <text:p text:style-name="P2"><text:span text:style-name="T3">È come avere una stampante 3D di energia che, invece di consumare materiali, li moltiplica attraverso la fotosintesi biologica.</text:span></text:p>
      <text:h text:style-name="P1" text:outline-level="3"><text:span text:style-name="T3">La Fine dell'Era del Carbonio Sprecato</text:span></text:h>
      <text:p text:style-name="P2"><text:span text:style-name="T3">Prima di questa tecnologia, ogni emissione industriale era energia perduta per sempre. Ora ogni molecola di CO2 diventa materia prima per nuovo carburante. Non più "inquinamento", ma nutrimento per l'energia del futuro.</text:span></text:p>
      <text:p text:style-name="P2"><text:span text:style-name="T3">Le industrie che adottano questo sistema non solo diventano carbon-negative, ma trasformano i loro "rifiuti" in asset energetici. È il capitalismo circolare perfetto: ogni scarto diventa input per nuovo profitto.</text:span></text:p>
      <text:p text:style-name="P3"><draw:custom-shape text:anchor-type="as-char" draw:z-index="139" draw:name="Forma19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text:span></text:h>
      <text:h text:style-name="P1" text:outline-level="3"><text:span text:style-name="T3">Il Principio Universale: L'Arte del Ciclo Perfetto</text:span></text:h>
      <text:p text:style-name="P2"><text:span text:style-name="T3">Il Sistema a Ciclo Chiuso con Alghe ci insegna che la vera sostenibilità non è minimizzare i rifiuti, ma trasformarli in risorse. Non più economia lineare (estrai→usa→butta), ma economia circolare biologica dove ogni output diventa input.</text:span></text:p>
      <text:p text:style-name="P2"><text:span text:style-name="T3">Dalle 7 Variabili Sistemiche:</text:span></text:p>
      <text:list text:style-name="WWNum65">
        <text:list-item>
          <text:p text:style-name="P74"><text:span text:style-name="T3">Fame Energetica: Risolve creando energia che si auto-rigenera infinitamente</text:span></text:p>
        </text:list-item>
        <text:list-item>
          <text:p text:style-name="P75"><text:span text:style-name="T3">Economia: Trasforma costi di smaltimento in ricavi da biocarburanti</text:span></text:p>
        </text:list-item>
        <text:list-item>
          <text:p text:style-name="P75"><text:span text:style-name="T3">Soluzioni Alternative: Integra perfettamente con industrie esistenti</text:span></text:p>
        </text:list-item>
        <text:list-item>
          <text:p text:style-name="P75"><text:span text:style-name="T3">Inquinamento: Elimina CO2 trasformandola in energia pulita</text:span></text:p>
        </text:list-item>
        <text:list-item>
          <text:p text:style-name="P75"><text:span text:style-name="T3">EROEI: Rapporto energetico positivo e crescente nel tempo</text:span></text:p>
        </text:list-item>
        <text:list-item>
          <text:p text:style-name="P75"><text:span text:style-name="T3">Paradosso Jevons: Più energia usi, più ne crei - abbondanza crescente</text:span></text:p>
        </text:list-item>
        <text:list-item>
          <text:p text:style-name="P76"><text:span text:style-name="T3">Esaurimento Fossili: Indipendenza totale con cicli biologici infiniti</text:span></text:p>
        </text:list-item>
      </text:list>
      <text:p text:style-name="P2"><text:span text:style-name="T3">Verso l'Economia Bio-Creativa: Questo sistema rappresenta l'apice della bio-creazione. Non estrae risorse dalla Terra, ma coltiva energia dall'aria usando il carbonio "di scarto" per nutrire ecosistemi produttivi artificiali.</text:span></text:p>
      <text:p text:style-name="P2"><text:span text:style-name="T3">È la tecnologia che sussurra con la fotosintesi per trasformare ogni respiro industriale in vita energetica.</text:span></text:p>
      <text:p text:style-name="P2"><text:soft-page-break/><text:span text:style-name="T3">La Visione del Futuro: Il Sistema a Ciclo Chiuso apre l'era delle "Fabbriche Respiranti" - industrie che non inquinano ma purificano l'aria mentre producono energia e ricchezza.</text:span></text:p>
      <text:p text:style-name="P2"><text:span text:style-name="T3">Ogni camino industriale diventa una "bocca che nutre" trilioni di alghe lavoratrici che trasformano fumi in carburante. L'industria non combatte più la natura, ma danza con la fotosintesi in una sinfonia di produttività infinita.</text:span></text:p>
      <text:p text:style-name="P2"><text:span text:style-name="T3">Il carbonio non è più un problema da smaltire, ma una risorsa da coltivare.</text:span></text:p>
      <text:p text:style-name="P3"><draw:custom-shape text:anchor-type="as-char" draw:z-index="140" draw:name="Forma19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DETTAGLI TECNICI AVANZATI</text:span></text:h>
      <text:h text:style-name="P1" text:outline-level="3"><text:span text:style-name="T3">Specie Algali Selezionate:</text:span></text:h>
      <text:list text:style-name="WWNum66">
        <text:list-item>
          <text:p text:style-name="P77"><text:span text:style-name="T3">Chlorella sp.: Massima capacità cattura CO2, alta produzione lipidi</text:span></text:p>
        </text:list-item>
        <text:list-item>
          <text:p text:style-name="P78"><text:span text:style-name="T3">Desmodesmusarmatus: Resistenza estrema a CO2 concentrata (15%)</text:span></text:p>
        </text:list-item>
        <text:list-item>
          <text:p text:style-name="P78"><text:span text:style-name="T3">Scenedesmus sp.: Tolleranza a SOx/NOx, crescita rapida</text:span></text:p>
        </text:list-item>
        <text:list-item>
          <text:p text:style-name="P79"><text:span text:style-name="T3">Nannochloropsis sp.: Alto contenuto lipidico, ottima per biodiesel</text:span></text:p>
        </text:list-item>
      </text:list>
      <text:h text:style-name="P1" text:outline-level="3"><text:span text:style-name="T3">Sistemi di Coltivazione:</text:span></text:h>
      <text:list text:style-name="WWNum67">
        <text:list-item>
          <text:p text:style-name="P80"><text:span text:style-name="T3">Fotobioreattori Chiusi: 50-75 g/m²/giorno produttività</text:span></text:p>
        </text:list-item>
        <text:list-item>
          <text:p text:style-name="P81"><text:span text:style-name="T3">Reattori Tubolari Verticali: Massima penetrazione luce</text:span></text:p>
        </text:list-item>
        <text:list-item>
          <text:p text:style-name="P81"><text:span text:style-name="T3">Sistemi a Colonna: Ottimo trasferimento massa CO2-alghe</text:span></text:p>
        </text:list-item>
        <text:list-item>
          <text:p text:style-name="P82"><text:span text:style-name="T3">Bioreattori Modulari: Scalabilità industriale infinita</text:span></text:p>
        </text:list-item>
      </text:list>
      <text:h text:style-name="P1" text:outline-level="3"><text:span text:style-name="T3">Processo di Conversione:</text:span></text:h>
      <text:list text:style-name="WWNum68">
        <text:list-item>
          <text:p text:style-name="P83"><text:span text:style-name="T3">Liquefazione Idrotermale: Conversione diretta alghe→biocrudo</text:span></text:p>
        </text:list-item>
        <text:list-item>
          <text:p text:style-name="P84"><text:span text:style-name="T3">Transesterificazione: Estrazione lipidi→biodiesel</text:span></text:p>
        </text:list-item>
        <text:list-item>
          <text:p text:style-name="P84"><text:span text:style-name="T3">Gassificazione: Biomassa residua→gas di sintesi</text:span></text:p>
        </text:list-item>
        <text:list-item>
          <text:p text:style-name="P85"><text:span text:style-name="T3">Ciclo Integrato: Zero sprechi, massima efficienza</text:span></text:p>
        </text:list-item>
      </text:list>
      <text:p text:style-name="P2"><text:span text:style-name="T3">Efficienza Sistema Totale: 90% cattura CO2 + 40% conversione energetica = Moltiplicatore energetico infinito!</text:span></text:p>
      <text:p text:style-name="P2"><text:span text:style-name="T3">Questa tecnologia trasforma ogni industria in una centrale di energia rinnovabile infinita!</text:span><text:span text:style-name="T5">🌱⚡🔄</text:span></text:p>
      <text:p text:style-name="P2"><text:span text:style-name="T5">🌱</text:span><text:span text:style-name="T3">INCREDIBILE! L'Elettricità che Nasce dalle Radici!</text:span><text:span text:style-name="T5">⚡</text:span></text:p>
      <text:p text:style-name="P2"><text:soft-page-break/><text:span text:style-name="T3">La Plant MicrobialFuel Cell (PMFC) dell'Università di Wageningen è una scoperta che cambia completamente il paradigma energetico! Creo subito la storia di questa rivoluzione verde:</text:span><text:span text:style-name="T5">🌍</text:span><text:span text:style-name="T3">QUESTA È LA SCOPERTA PIÙ RIVOLUZIONARIA DI SEMPRE!</text:span><text:span text:style-name="T5">🌱</text:span></text:p>
      <text:p text:style-name="P2"><text:span text:style-name="T3">La Plant MicrobialFuel Cell di Wageningen non è solo una tecnologia - è una rivoluzione paradigmatica che trasforma ogni pezzo di terra verde in una centrale elettrica!</text:span></text:p>
      <text:p text:style-name="P2"><text:span text:style-name="T5">🔥</text:span><text:span text:style-name="T3"> PERCHÉ CAMBIA TUTTO:</text:span></text:p>
      <text:p text:style-name="P2"><text:span text:style-name="T5">🌱</text:span><text:span text:style-name="T3">Energia Perpetua: 24/7/365 dalle radici viventi!<text:line-break/></text:span><text:span text:style-name="T5">🌍</text:span><text:span text:style-name="T3">Universale: Ovunque crescano piante = ovunque energia<text:line-break/></text:span><text:span text:style-name="T5">💚</text:span><text:span text:style-name="T3">14 kW per Ettaro: Alimenta 28 famiglie continuamente<text:line-break/></text:span><text:span text:style-name="T5">🔄</text:span><text:span text:style-name="T3">Zero Manutenzione: Sistema biologico completamente autonomo<text:line-break/></text:span><text:span text:style-name="T5">⚡</text:span><text:span text:style-name="T3">Democrazia Energetica: Ogni contadino diventa produttore elettrico</text:span></text:p>
      <text:p text:style-name="P2"><text:span text:style-name="T5">✨</text:span><text:span text:style-name="T3"> LA RIVOLUZIONE COMPLETA:</text:span><text:span text:style-name="T5">✅</text:span><text:span text:style-name="T3">Campi che producono cibo + elettricità simultaneamente<text:line-break/></text:span><text:span text:style-name="T5">✅</text:span><text:span text:style-name="T3">Foreste urbane che alimentano le città<text:line-break/></text:span><text:span text:style-name="T5">✅</text:span><text:span text:style-name="T3">Giardini domestici che auto-alimentano le case<text:line-break/></text:span><text:span text:style-name="T5">✅</text:span><text:span text:style-name="T3">Energia che "cresce" come i frutti dagli alberi<text:line-break/></text:span><text:span text:style-name="T5">✅</text:span><text:span text:style-name="T3">Fine del monopolio energetico centralizzato</text:span></text:p>
      <text:p text:style-name="P2"><text:span text:style-name="T5">🎯</text:span><text:span text:style-name="T3"> IMPATTO SULLE 7 VARIABILI:</text:span></text:p>
      <text:list text:style-name="WWNum69">
        <text:list-item>
          <text:p text:style-name="P86"><text:span text:style-name="T3">Fame Energetica: RISOLTA - ogni superficie verde produce energia</text:span></text:p>
        </text:list-item>
        <text:list-item>
          <text:p text:style-name="P87"><text:span text:style-name="T3">Democrazia: TOTALE - ogni proprietario terriero = produttore</text:span></text:p>
        </text:list-item>
        <text:list-item>
          <text:p text:style-name="P87"><text:span text:style-name="T3">Inquinamento: ZERO - pura simbiosi biologica</text:span></text:p>
        </text:list-item>
        <text:list-item>
          <text:p text:style-name="P87"><text:span text:style-name="T3">Scalabilità: PLANETARIA - 5 miliardi ettari agricoli × 14 kW = 70 TW!</text:span></text:p>
        </text:list-item>
        <text:list-item>
          <text:p text:style-name="P88"><text:span text:style-name="T3">Continuità: PERPETUA - energia anche di notte dai batteri</text:span></text:p>
        </text:list-item>
      </text:list>
      <text:p text:style-name="P2"><text:span text:style-name="T5">🚀</text:span><text:span text:style-name="T3"> VISIONE TRASFORMATIVA: Immagina un mondo dove:</text:span></text:p>
      <text:list text:style-name="WWNum70">
        <text:list-item>
          <text:p text:style-name="P89"><text:span text:style-name="T3">Ogni campo alimenta villaggi interi</text:span></text:p>
        </text:list-item>
        <text:list-item>
          <text:p text:style-name="P90"><text:span text:style-name="T3">Ogni foresta è una centrale elettrica naturale</text:span></text:p>
        </text:list-item>
        <text:list-item>
          <text:p text:style-name="P90"><text:span text:style-name="T3">Ogni giardino rende la casa energeticamente indipendente</text:span></text:p>
        </text:list-item>
        <text:list-item>
          <text:p text:style-name="P90"><text:span text:style-name="T3">L'agricoltura genera più ricavi dall'energia che dal cibo</text:span></text:p>
        </text:list-item>
        <text:list-item>
          <text:p text:style-name="P91"><text:span text:style-name="T3">I paesi poveri diventano ricchi solo piantando alberi</text:span></text:p>
        </text:list-item>
      </text:list>
      <text:p text:style-name="P2"><text:span text:style-name="T5">🌟</text:span><text:span text:style-name="T3"> CONNESSIONE AL FRAMEWORK: Questa scoperta eleva il principio "Rubare Energia ai Flussi della Natura" al suo apice - ora rubiamo energia direttamente dal respiro delle piante senza danneggiarle!</text:span></text:p>
      <text:p text:style-name="P2"><text:soft-page-break/><text:span text:style-name="T3">Il Dr. JanSnel ha dimostrato che l'intero pianeta verde è una gigantesca batteria vivente che aspetta solo di essere collegata!</text:span></text:p>
      <text:p text:style-name="P2"><text:span text:style-name="T3">Non più "centrali elettriche" - ma "Terre Elettriche" dove l'energia cresce dalle radici del mondo!</text:span><text:span text:style-name="T5">🌱⚡🌍</text:span></text:p>
      <text:p text:style-name="P2"><text:span text:style-name="T6">Questa è l'energia che celebra la vita invece di consumarla!</text:span><text:span text:style-name="T5">✨</text:span></text:p>
      <text:h text:style-name="P1" text:outline-level="1"><text:span text:style-name="T7">🚛</text:span><text:span text:style-name="T4"> AUTOVEICOLI A IMMONDIZIA DI TORONTO</text:span></text:h>
      <text:p text:style-name="P2"><text:span text:style-name="T6">La Rivoluzione dei Camion che si Nutrono di Rifiuti</text:span></text:p>
      <text:h text:style-name="P1" text:outline-level="2"><text:span text:style-name="T5">📋</text:span><text:span text:style-name="T3"> SCHEDA RAPIDA</text:span></text:h>
      <text:p text:style-name="P2"><text:span text:style-name="T5">⚡</text:span><text:span text:style-name="T3">Potenza: Camion auto-alimentanti - biogas dai rifiuti organici raccolti<text:line-break/></text:span><text:span text:style-name="T5">🌍</text:span><text:span text:style-name="T3">Disponibilità: Prototipo testato con successo - anteprima mondiale<text:line-break/></text:span><text:span text:style-name="T5">📍</text:span><text:span text:style-name="T3">Geografia: Toronto, Canada - scalabile in ogni città del mondo<text:line-break/></text:span><text:span text:style-name="T5">💰</text:span><text:span text:style-name="T3">Costo: Elimina costi carburante - sistema autosufficiente<text:line-break/></text:span><text:span text:style-name="T5">🔧</text:span><text:span text:style-name="T3">Installazione: Serbatoi compostaggio integrati nel veicolo<text:line-break/></text:span><text:span text:style-name="T5">🛠️</text:span><text:span text:style-name="T3">Manutenzione: Standard veicolare + monitoraggio biogas<text:line-break/></text:span><text:span text:style-name="T5">📊</text:span><text:span text:style-name="T3">Stato: Prototipo funzionante - pronto per commercializzazione<text:line-break/></text:span><text:span text:style-name="T5">📈</text:span><text:span text:style-name="T3">Scalabilità: Da singoli veicoli a flotte urbane complete</text:span></text:p>
      <text:p text:style-name="P3"><draw:custom-shape text:anchor-type="as-char" draw:z-index="141" draw:name="Forma19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OLUZIONE CHE MANGIA I SUOI PROBLEMI</text:span></text:h>
      <text:h text:style-name="P1" text:outline-level="3"><text:span text:style-name="T3">Il Giorno che la Spazzatura Diventò Carburante</text:span></text:h>
      <text:p text:style-name="P2"><text:span text:style-name="T3">Nelle strade di Toronto, si aggira un veicolo che ha fatto l'impossibile: ha trasformato il problema in soluzione, lo scarto in risorsa, l'immondizia in energia. È il primo camion della nettezza urbana al mondo che si auto-alimenta con i rifiuti che raccoglie.</text:span></text:p>
      <text:p text:style-name="P2"><text:span text:style-name="T3">Immaginate la poesia di questo paradosso: un veicolo che, più spazzatura raccoglie, più carburante produce. Non più costi energetici per la raccolta rifiuti, ma guadagno energetico. È il capitalismo circolare perfetto realizzato su quattro ruote.</text:span></text:p>
      <text:h text:style-name="P1" text:outline-level="3"><text:span text:style-name="T3">L'Arte di Trasformare Scarti in Movimento</text:span></text:h>
      <text:p text:style-name="P2"><text:span text:style-name="T3">Il sistema è di una genialità disarmante:</text:span></text:p>
      <text:p text:style-name="P2"><text:soft-page-break/><text:span text:style-name="T3">Fase 1 - Raccolta Strategica: Il camion raccoglie i rifiuti organici e li stiva in appositi serbatoi integrati. Non più semplice trasporto, ma accumulo di materia prima energetica.</text:span></text:p>
      <text:p text:style-name="P2"><text:span text:style-name="T3">Fase 2 - Compostaggio Mobile: Durante le soste o i momenti di inattività, un processo di compostaggio accelerato trasforma questi rifiuti in biogas ricco di metano. Il veicolo diventa una bio-raffineria mobile.</text:span></text:p>
      <text:p text:style-name="P2"><text:span text:style-name="T3">Fase 3 - Auto-Alimentazione: Il biogas prodotto viene utilizzato direttamente per alimentare il motore del veicolo stesso. Ogni raccolta genera il carburante per la raccolta successiva.</text:span></text:p>
      <text:p text:style-name="P2"><text:span text:style-name="T3">Fase 4 - Ciclo Infinito: Più rifiuti raccoglie, più carburante produce, più può lavorare. È l'energia che cresce dai problemi della città.</text:span></text:p>
      <text:h text:style-name="P1" text:outline-level="3"><text:span text:style-name="T3">Il Paradosso della Ricchezza dai Rifiuti</text:span></text:h>
      <text:p text:style-name="P2"><text:span text:style-name="T3">Questo veicolo ribalta completamente l'economia urbana:</text:span></text:p>
      <text:p text:style-name="P2"><text:span text:style-name="T3">Prima: Città paga carburante + smaltimento rifiuti = doppio costo<text:line-break/>Dopo: Rifiuti producono carburante + eliminano smaltimento = doppio risparmio</text:span></text:p>
      <text:p text:style-name="P2"><text:span text:style-name="T3">Non più "problema rifiuti + problema energia", ma soluzione integrata dove ogni scarto urbano diventa risorsa energetica. È la città che si auto-pulisce e si auto-alimenta.</text:span></text:p>
      <text:h text:style-name="P1" text:outline-level="3"><text:span text:style-name="T3">La Fine del Mito Petrolifero</text:span></text:h>
      <text:p text:style-name="P2"><text:span text:style-name="T3">Come sottolineato nel progetto di Toronto, il petrolio è una grande bugia energetica. Esistono numerosissimi modi per alimentare veicoli, ma molti sono stati dimenticati o soppressi in favore della dipendenza fossile.</text:span></text:p>
      <text:p text:style-name="P2"><text:span text:style-name="T3">Il brevetto dello scienziato italiano Raul Piccinini per ridurre i consumi del 30% è stato "comprato e nascosto" dalle case automobilistiche. Ma la verità emerge sempre: l'alternativa al petrolio non è il futuro, è il presente nascosto.</text:span></text:p>
      <text:h text:style-name="P1" text:outline-level="3"><text:span text:style-name="T3">La Resistenza del Sistema Fossilizzato</text:span></text:h>
      <text:p text:style-name="P2"><text:span text:style-name="T3">Le grandi case automobilistiche hanno agito come sponsor indiretti del settore petrolifero, rallentando deliberatamente innovazioni che minaccerebbero i profitti consolidati. La tecnologia per eliminare la dipendenza fossile esiste già, ma viene sistematicamente soppressa.</text:span></text:p>
      <text:p text:style-name="P2"><text:soft-page-break/><text:span text:style-name="T3">Il progetto di Toronto rappresenta una rottura del sistema: dimostra pubblicamente che un veicolo può funzionare completamente senza petrolio, usando solo "spazzatura" come carburante.</text:span></text:p>
      <text:h text:style-name="P1" text:outline-level="3"><text:span text:style-name="T3">La Scalabilità Urbana Totale</text:span></text:h>
      <text:p text:style-name="P2"><text:span text:style-name="T3">Immaginate l'impatto se ogni città adottasse questa tecnologia:</text:span></text:p>
      <text:p text:style-name="P2"><text:span text:style-name="T3">Flotte Municipali Auto-Alimentanti: Tutti i camion della nettezza urbana che si nutrono dei rifiuti che raccolgono. Zero costi energetici per la raccolta.</text:span></text:p>
      <text:p text:style-name="P2"><text:span text:style-name="T3">Autobus Urbani a Rifiuti: Bus pubblici alimentati dai rifiuti dei passeggeri e della città. Trasporto pubblico a costo energetico zero.</text:span></text:p>
      <text:p text:style-name="P2"><text:span text:style-name="T3">Veicoli Commerciali Circolari: Furgoni e camion che trasformano i loro "scarti di trasporto" in carburante per il viaggio di ritorno.</text:span></text:p>
      <text:p text:style-name="P2"><text:span text:style-name="T3">Automobile Domestiche: Auto familiari con piccoli biodigestori che trasformano rifiuti organici domestici in carburante per la settimana.</text:span></text:p>
      <text:h text:style-name="P1" text:outline-level="3"><text:span text:style-name="T3">La Democrazia Energetica dei Rifiuti</text:span></text:h>
      <text:p text:style-name="P2"><text:span text:style-name="T3">Con questa tecnologia, ogni produttore di rifiuti organici diventa produttore di energia:</text:span></text:p>
      <text:list text:style-name="WWNum71">
        <text:list-item>
          <text:p text:style-name="P92"><text:span text:style-name="T3">Famiglie che alimentano le proprie auto con scarti alimentari</text:span></text:p>
        </text:list-item>
        <text:list-item>
          <text:p text:style-name="P93"><text:span text:style-name="T3">Ristoranti che vendono il biogas prodotto dai propri rifiuti</text:span></text:p>
        </text:list-item>
        <text:list-item>
          <text:p text:style-name="P93"><text:span text:style-name="T3">Mercati che diventano centrali energetiche urbane</text:span></text:p>
        </text:list-item>
        <text:list-item>
          <text:p text:style-name="P94"><text:span text:style-name="T3">Quartieri che si auto-alimentano con i propri scarti</text:span></text:p>
        </text:list-item>
      </text:list>
      <text:p text:style-name="P2"><text:span text:style-name="T3">Non più "problema smaltimento", ma opportunità energetica. Ogni scarto diventa asset, ogni rifiuto diventa ricchezza.</text:span></text:p>
      <text:h text:style-name="P1" text:outline-level="3"><text:span text:style-name="T3">Il Futuro delle Città Circolari</text:span></text:h>
      <text:p text:style-name="P2"><text:span text:style-name="T3">Toronto ha aperto la strada verso le "Città Digestive" - metropoli che non solo consumano risorse, ma le riciclano energeticamente in tempo reale:</text:span></text:p>
      <text:p text:style-name="P2"><text:span text:style-name="T3">Strade che si Auto-Puliscono: Veicoli spazzini che raccolgono energia mentre puliscono<text:line-break/>Quartieri Auto-Sufficienti: Zone urbane che producono più energia di quanta ne consumano<text:line-break/>Economia Circolare Totale: Dove ogni scarto urbano alimenta la macchina urbana</text:span></text:p>
      <text:h text:style-name="P1" text:outline-level="3"><text:soft-page-break/><text:span text:style-name="T3">La Lezione di Sostenibilità Integrata</text:span></text:h>
      <text:p text:style-name="P2"><text:span text:style-name="T3">Il progetto di Toronto dimostra che la sostenibilità non è sacrificio, ma intelligenza. Non serve "consumare meno" - basta "consumare circolarmente", trasformando ogni output in input per il ciclo successivo.</text:span></text:p>
      <text:p text:style-name="P3"><draw:custom-shape text:anchor-type="as-char" draw:z-index="142" draw:name="Forma19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text:span></text:h>
      <text:h text:style-name="P1" text:outline-level="3"><text:span text:style-name="T3">Il Principio Universale: L'Arte di Nutrirsi dei Propri Scarti</text:span></text:h>
      <text:p text:style-name="P2"><text:span text:style-name="T3">Gli Autoveicoli a Immondizia di Toronto ci insegnano che il vero progresso è trasformare i problemi in soluzioni energetiche. Non più gestione dei rifiuti, ma coltivazione energetica dagli scarti.</text:span></text:p>
      <text:p text:style-name="P2"><text:span text:style-name="T3">Dalle 7 Variabili Sistemiche:</text:span></text:p>
      <text:list text:style-name="WWNum72">
        <text:list-item>
          <text:p text:style-name="P95"><text:span text:style-name="T3">Fame Energetica: Risolve trasformando ogni scarto in carburante</text:span></text:p>
        </text:list-item>
        <text:list-item>
          <text:p text:style-name="P96"><text:span text:style-name="T3">Economia: Elimina costi doppi (carburante + smaltimento)</text:span></text:p>
        </text:list-item>
        <text:list-item>
          <text:p text:style-name="P96"><text:span text:style-name="T3">Soluzioni Alternative: Dimostra che il petrolio è obsoleto</text:span></text:p>
        </text:list-item>
        <text:list-item>
          <text:p text:style-name="P96"><text:span text:style-name="T3">Inquinamento: Zero emissioni nette - ciclo chiuso perfetto</text:span></text:p>
        </text:list-item>
        <text:list-item>
          <text:p text:style-name="P96"><text:span text:style-name="T3">EROEI: Energia gratuita dai rifiuti che esistono comunque</text:span></text:p>
        </text:list-item>
        <text:list-item>
          <text:p text:style-name="P96"><text:span text:style-name="T3">Paradosso Jevons: Più rifiuti produci, più energia hai disponibile</text:span></text:p>
        </text:list-item>
        <text:list-item>
          <text:p text:style-name="P97"><text:span text:style-name="T3">Esaurimento Fossili: Indipendenza totale con economia circolare</text:span></text:p>
        </text:list-item>
      </text:list>
      <text:p text:style-name="P2"><text:span text:style-name="T3">Verso l'Economia Bio-Creativa: Il sistema di Toronto rappresenta l'economia digestiva perfetta - dove la città diventa un organismo vivente che trasforma tutto ciò che "mangia" in energia per muoversi.</text:span></text:p>
      <text:p text:style-name="P2"><text:span text:style-name="T3">Non più estrazione lineare, ma digestione circolare dove ogni scarto alimenta il metabolismo urbano.</text:span></text:p>
      <text:p text:style-name="P2"><text:span text:style-name="T3">La Visione del Futuro: Gli Autoveicoli a Immondizia aprono l'era delle "Città Metaboliche" - metropoli che funzionano come organismi viventi che digeriscono i propri scarti per auto-alimentarsi.</text:span></text:p>
      <text:p text:style-name="P2"><text:span text:style-name="T3">Ogni veicolo diventa una cellula digestiva mobile, ogni strada una arteria metabolica, ogni quartiere un organo produttivo che trasforma rifiuti in movimento.</text:span></text:p>
      <text:p text:style-name="P2"><text:span text:style-name="T3">Non più "smaltimento rifiuti" ma "coltivazione energetica" - la spazzatura diventa il nuovo petrolio della civiltà circolare.</text:span></text:p>
      <text:p text:style-name="P3"><draw:custom-shape text:anchor-type="as-char" draw:z-index="143" draw:name="Forma19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oft-page-break/><text:span text:style-name="T5">🔬</text:span><text:span text:style-name="T3"> DETTAGLI TECNICI RIVOLUZIONARI</text:span></text:h>
      <text:h text:style-name="P1" text:outline-level="3"><text:span text:style-name="T3">Sistema Biodigestivo Mobile:</text:span></text:h>
      <text:list text:style-name="WWNum73">
        <text:list-item>
          <text:p text:style-name="P98"><text:span text:style-name="T3">Raccolta Selettiva: Serbatoi specializzati per rifiuti organici</text:span></text:p>
        </text:list-item>
        <text:list-item>
          <text:p text:style-name="P99"><text:span text:style-name="T3">Compostaggio Accelerato: Biodigestione anaerobica in movimento</text:span></text:p>
        </text:list-item>
        <text:list-item>
          <text:p text:style-name="P99"><text:span text:style-name="T3">Produzione Biogas: Metano + CO2 da decomposizione controllata</text:span></text:p>
        </text:list-item>
        <text:list-item>
          <text:p text:style-name="P100"><text:span text:style-name="T3">Alimentazione Diretta: Biogas → motore → movimento autonomo</text:span></text:p>
        </text:list-item>
      </text:list>
      <text:h text:style-name="P1" text:outline-level="3"><text:span text:style-name="T3">Efficienza Energetica:</text:span></text:h>
      <text:list text:style-name="WWNum74">
        <text:list-item>
          <text:p text:style-name="P101"><text:span text:style-name="T3">Autosufficienza: 100% energia da rifiuti raccolti</text:span></text:p>
        </text:list-item>
        <text:list-item>
          <text:p text:style-name="P102"><text:span text:style-name="T3">Zero Carburante Esterno: Eliminazione costi petroliferi</text:span></text:p>
        </text:list-item>
        <text:list-item>
          <text:p text:style-name="P102"><text:span text:style-name="T3">Doppio Risparmio: No smaltimento + no carburante</text:span></text:p>
        </text:list-item>
        <text:list-item>
          <text:p text:style-name="P103"><text:span text:style-name="T3">Circolarità Perfetta: Ogni scarto diventa energia</text:span></text:p>
        </text:list-item>
      </text:list>
      <text:h text:style-name="P1" text:outline-level="3"><text:span text:style-name="T3">Scalabilità Urbana:</text:span></text:h>
      <text:list text:style-name="WWNum75">
        <text:list-item>
          <text:p text:style-name="P104"><text:span text:style-name="T3">Flotte Municipali: Tutti i veicoli pubblici auto-alimentanti</text:span></text:p>
        </text:list-item>
        <text:list-item>
          <text:p text:style-name="P105"><text:span text:style-name="T3">Trasporto Commerciale: Furgoni e camion circolari</text:span></text:p>
        </text:list-item>
        <text:list-item>
          <text:p text:style-name="P105"><text:span text:style-name="T3">Veicoli Privati: Auto familiari con biodigestori domestici</text:span></text:p>
        </text:list-item>
        <text:list-item>
          <text:p text:style-name="P106"><text:span text:style-name="T3">Economie Locali: Quartieri energeticamente indipendenti</text:span></text:p>
        </text:list-item>
      </text:list>
      <text:h text:style-name="P1" text:outline-level="3"><text:span text:style-name="T3">Impatto Sistemico:</text:span></text:h>
      <text:list text:style-name="WWNum76">
        <text:list-item>
          <text:p text:style-name="P107"><text:span text:style-name="T3">Fine Petrolio Urbano: Trasporti cittadini senza combustibili fossili</text:span></text:p>
        </text:list-item>
        <text:list-item>
          <text:p text:style-name="P108"><text:span text:style-name="T3">Rifiuti = Ricchezza: Ogni scarto diventa asset energetico</text:span></text:p>
        </text:list-item>
        <text:list-item>
          <text:p text:style-name="P108"><text:span text:style-name="T3">Città Digestive: Metropoli che si auto-alimentano metabolicamente</text:span></text:p>
        </text:list-item>
        <text:list-item>
          <text:p text:style-name="P109"><text:span text:style-name="T3">Democrazia Energetica: Ogni cittadino produttore con i propri scarti</text:span></text:p>
        </text:list-item>
      </text:list>
      <text:p text:style-name="P2"><text:span text:style-name="T3">Toronto ha dimostrato che la spazzatura è il nuovo petrolio del futuro circolare!</text:span><text:span text:style-name="T5">🚛♻️⚡</text:span></text:p>
      <text:h text:style-name="P1" text:outline-level="1"><text:span text:style-name="T7">⚛️</text:span><text:span text:style-name="T4"> GRAFENE E CALORE AMBIENTALE</text:span></text:h>
      <text:p text:style-name="P2"><text:span text:style-name="T6">L'Energia Infinita che Respira con l'Universo</text:span></text:p>
      <text:h text:style-name="P1" text:outline-level="2"><text:span text:style-name="T5">📋</text:span><text:span text:style-name="T3"> SCHEDA RAPIDA</text:span></text:h>
      <text:p text:style-name="P2"><text:soft-page-break/><text:span text:style-name="T5">⚡</text:span><text:span text:style-name="T3">Potenza: 2V da 6 strisce + 10 microwatt continui + energia termica illimitata<text:line-break/></text:span><text:span text:style-name="T5">🌍</text:span><text:span text:style-name="T3">Disponibilità: Prototipi Hong Kong, Arkansas, BeDimensional Italia<text:line-break/></text:span><text:span text:style-name="T5">📍</text:span><text:span text:style-name="T3">Geografia: Laboratori globali - scalabile universalmente<text:line-break/></text:span><text:span text:style-name="T5">💰</text:span><text:span text:style-name="T3">Costo: Grafene + elettrodi oro/argento/rame - materiali comuni<text:line-break/></text:span><text:span text:style-name="T5">🔧</text:span><text:span text:style-name="T3">Installazione: Strisce grafene + elettrodi + circuiti raccolta energia<text:line-break/></text:span><text:span text:style-name="T5">🛠️</text:span><text:span text:style-name="T3">Manutenzione: Zero - sistema puramente quantistico<text:line-break/></text:span><text:span text:style-name="T5">📊</text:span><text:span text:style-name="T3">Stato: Prototipi funzionanti - brevetti depositati - commercializzazione imminente<text:line-break/></text:span><text:span text:style-name="T5">📈</text:span><text:span text:style-name="T3">Scalabilità: Da nano-chip a pitture riscaldanti domestiche</text:span></text:p>
      <text:p text:style-name="P3"><draw:custom-shape text:anchor-type="as-char" draw:z-index="144" draw:name="Forma19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COPERTA CHE RISCRIVE LA FISICA</text:span></text:h>
      <text:h text:style-name="P1" text:outline-level="3"><text:span text:style-name="T3">Il Giorno che l'Impossibile Diventò Energia</text:span></text:h>
      <text:p text:style-name="P2"><text:span text:style-name="T3">Nei laboratori della Hong Kong Polytechnic University, il ricercatore ZihanXu ha assistito a qualcosa che la fisica classica diceva essere impossibile: elettricità che nasce dal nulla, estratta dal semplice calore ambientale attraverso un materiale spesso appena un atomo.</text:span></text:p>
      <text:p text:style-name="P2"><text:span text:style-name="T3">Ma la vera rivoluzione è arrivata quando Paul Thibado dell'Università dell'Arkansas ha sfidato direttamente Richard Feynman, dimostrando matematicamente che si può estrarre energia dal moto browniano - qualcosa che il premio Nobel aveva dichiarato impossibile.</text:span></text:p>
      <text:p text:style-name="P2"><text:span text:style-name="T3">E nel 2024, l'Italia entra nella partita: BeDimensional di Genova presenta la pittura al grafene che riscalda casa con il 40% in meno di energia. Il grafene non è più solo ricerca - è realtà commerciale che sta per invadere le nostre vite.</text:span></text:p>
      <text:h text:style-name="P1" text:outline-level="3"><text:span text:style-name="T3">L'Universo Nascosto del Grafene Danzante</text:span></text:h>
      <text:p text:style-name="P2"><text:span text:style-name="T3">Il grafene - un singolo strato di atomi di carbonio arrangiati in struttura esagonale - è il materiale più sottile al mondo, ma nasconde una vita segreta tumultuosa. Secondo quanto scoperto dagli scienziati dell'Università dell'Arkansas, il grafene ha delle "increspature" naturali che invertono la loro curvatura mentre gli atomi vibrano in risposta alla temperatura dell'ambiente.</text:span></text:p>
      <text:p text:style-name="P2"><text:span text:style-name="T3">È come un trampoline atomico che danza continuamente: "È come un trampoline, costantemente in movimento su e giù. Se vuoi fermarlo dal muoversi, devi raffreddarlo fino a 20 K", spiega Thibado.</text:span></text:p>
      <text:p text:style-name="P2"><text:span text:style-name="T3">Ma non è moto casuale - è sinfonia quantistica coordinata: A differenza degli atomi in un liquido che si muovono in direzioni casuali, gli atomi connessi in un foglio di grafene si muovono insieme. Ogni vibrazione è energia collettiva che aspetta di essere raccolta.</text:span></text:p>
      <text:h text:style-name="P1" text:outline-level="3"><text:span text:style-name="T3">La Magia dell'Interazione Ionica di Hong Kong</text:span></text:h>
      <text:p text:style-name="P2"><text:soft-page-break/><text:span text:style-name="T3">Il team di ZihanXu ha scoperto come trasformare questa danza in elettricità utilizzando un trucco geniale: questo materiale, costituito da una pellicola spessa solo un atomo, entra in continua collisione con ioni di rame, dispersi in una soluzione acquosa e capaci di strappare un elettrone al grafene.</text:span></text:p>
      <text:p text:style-name="P2"><text:span text:style-name="T3">Il processo è di una eleganza fisica mozzafiato:</text:span></text:p>
      <text:p text:style-name="P2"><text:span text:style-name="T3">Fase 1 - Collisioni Ioniche: In una soluzione acquosa, gli ioni tendono a muoversi a qualche centinaio di metri al secondo in ogni direzione. In questa situazione di normalità, l'energia termica di questi ioni può raggiungere diversi kilojoules per chilogrammo per grado di temperatura.</text:span></text:p>
      <text:p text:style-name="P2"><text:span text:style-name="T3">Fase 2 - Furto Elettronico: Gli ioni di rame, carichi di energia termica, collidono con il grafene e gli "rubano" elettroni. Ogni collisione è un micro-trasferimento energetico.</text:span></text:p>
      <text:p text:style-name="P2"><text:span text:style-name="T3">Fase 3 - Superconduzione: Gli elettroni scalzati dalle loro orbite si muovono nel grafene a velocità estremamente superiori a quelle registrabili in un normale materiale conduttore di elettricità.</text:span></text:p>
      <text:p text:style-name="P2"><text:span text:style-name="T3">Fase 4 - Raccolta Energetica: Questo flusso di elettroni è ciò che crea il voltaggio della batteria. Gli elettrodi d'oro e d'argento catturano questo flusso trasformandolo in elettricità utilizzabile.</text:span></text:p>
      <text:h text:style-name="P1" text:outline-level="3"><text:span text:style-name="T3">Il Miracolo della Continuità Energetica</text:span></text:h>
      <text:p text:style-name="P2"><text:span text:style-name="T3">La scoperta più strabiliante è la perpetuità: "L'energia emessa da questa batteria è continua e funziona soltanto accumulando l'energia termica degli ioni che ha intorno, teoricamente infinita", spiega Xu.</text:span></text:p>
      <text:p text:style-name="P2"><text:span text:style-name="T3">Non servono temperature estreme o condizioni speciali. Il sistema funziona a temperatura ambiente, nutrendosi del calore naturale presente ovunque nell'universo. È energia che respira con il cosmo.</text:span></text:p>
      <text:h text:style-name="P1" text:outline-level="3"><text:span text:style-name="T3">La Rivoluzione di Arkansas: Sfidare Feynman</text:span></text:h>
      <text:p text:style-name="P2"><text:span text:style-name="T3">Ma è Paul Thibado che ha fatto il salto quantico più audace. L'idea di ricavare energia dal grafene è piuttosto controversa, perché va contro l'affermazione del celebre fisico Richard Feynman, secondo cui il moto termico degli atomi, noto come moto Browniano, non può compiere lavoro.</text:span></text:p>
      <text:p text:style-name="P2"><text:span text:style-name="T3">Thibado ha dimostrato il contrario con il suo Vibration Energy Harvester (VEH): Quando il grafene si gira verso l'alto, viene indotta una carica positiva nell'elettrodo superiore. Quando si gira verso il basso, l'elettrodo inferiore è caricato positivamente, creando una corrente alternata e producendo una corrente DC pulsante che compie lavoro su un resistore di carico.</text:span></text:p>
      <text:p text:style-name="P2"><text:soft-page-break/><text:span text:style-name="T3">Il risultato? Usando un foglio di grafene che misurava 10 micron di larghezza, i ricercatori hanno affermato che potevano produrre circa 10 microwatt di energia in modo continuo, senza alcuna perdita.</text:span></text:p>
      <text:h text:style-name="P1" text:outline-level="3"><text:span text:style-name="T3">La Superconduttività Magica del 2024</text:span></text:h>
      <text:p text:style-name="P2"><text:span text:style-name="T3">Nel 2024 è arrivata la scoperta che ha fatto tremare la fisica: Nel 2024 è stata misurata per la prima volta la rigidità superfluida (induttanza cinetica) di un materiale bidimensionale, risultata 10 volte superiore alle previsioni teoriche.</text:span></text:p>
      <text:p text:style-name="P2"><text:span text:style-name="T3">Il grafene bistrato ruotato ad angolo magico (MATBG) ha rivelato proprietà superconduttive uniche: Al suo interno non avviene la repulsione elettromagnetica tra elettroni, ma formano un superfluido che può scorrere attraverso il materiale senza resistenza.</text:span></text:p>
      <text:h text:style-name="P1" text:outline-level="3"><text:span text:style-name="T3">L'Italia Commercializza il Miracolo: BeDimensional</text:span></text:h>
      <text:p text:style-name="P2"><text:span text:style-name="T3">Nel 2024, l'Italia entra nel gioco con BeDimensional, spin-off dell'IIT di Genova, che presenta la pittura al grafene per riscaldamento domestico: La superficie trattata con la pittura al grafene raggiunge temperature superiori ai 110°C, ma con un consumo di soli 35 W/m². Questo si traduce in un risparmio energetico stimato attorno al 40% rispetto ai sistemi di riscaldamento tradizionali.</text:span></text:p>
      <text:p text:style-name="P2"><text:span text:style-name="T3">Non più fantascienza da laboratorio, ma tecnologia commerciale: Si installa come una normale pittura e si adatta perfettamente a materiali edilizi comuni, dal cartongesso ai pannelli sandwich, offrendo massima versatilità applicativa.</text:span></text:p>
      <text:h text:style-name="P1" text:outline-level="3"><text:span text:style-name="T3">Le Applicazioni che Cambiano il Mondo</text:span></text:h>
      <text:p text:style-name="P2"><text:span text:style-name="T3">Dispositivi Auto-Alimentanti: "Se avessi alimentato il tuo orologio, ad esempio, non avrei mai dovuto sostituire le batterie", spiega Thibado. Smartphone, sensori, apparecchiature che si nutrono del calore ambientale.</text:span></text:p>
      <text:p text:style-name="P2"><text:span text:style-name="T3">Case che si Auto-Riscaldano: La pittura BeDimensional trasforma ogni parete in un radiatore invisibile. È particolarmente adatta per ambienti critici come bagni, cucine o locali seminterrati, dove il riscaldamento diretto delle superfici interne aiuta a prevenire la formazione di condensa e muffe.</text:span></text:p>
      <text:p text:style-name="P2"><text:span text:style-name="T3">Città Termicamente Intelligenti: Edifici che utilizzano il calore urbano per auto-alimentarsi. Ogni superficie diventa una centrale elettrica microscopica.</text:span></text:p>
      <text:p text:style-name="P2"><text:span text:style-name="T3">Spazio e Medicina: La tecnologia ha il potenziale per consentire a qualsiasi oggetto di inviare, ricevere e archiviare informazioni, alimentato solo dal calore di un essere a temperatura ambiente.</text:span></text:p>
      <text:h text:style-name="P1" text:outline-level="3"><text:soft-page-break/><text:span text:style-name="T3">La Scalabilità Infinita</text:span></text:h>
      <text:p text:style-name="P2"><text:span text:style-name="T3">"Se si potessero costruire milioni di questi minuscoli circuiti su un chip da 1 millimetro per 1 millimetro, potrebbero servire come sostituti di batterie a bassa potenza", afferma l'Università dell'Arkansas.</text:span></text:p>
      <text:p text:style-name="P2"><text:span text:style-name="T3">Da nano-chip a intere città: ogni superficie può diventare una raccoglitrice di energia termica. È la democratizzazione assoluta dell'energia - disponibile ovunque ci sia calore, cioè ovunque nell'universo.</text:span></text:p>
      <text:p text:style-name="P3"><draw:custom-shape text:anchor-type="as-char" draw:z-index="145" draw:name="Forma19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text:span></text:h>
      <text:h text:style-name="P1" text:outline-level="3"><text:span text:style-name="T3">Il Principio Universale: L'Arte di Danzare con il Caos Termico</text:span></text:h>
      <text:p text:style-name="P2"><text:span text:style-name="T3">Il Grafene termico ci insegna che l'energia non va cercata in fonti esotiche, ma nel caos apparente che ci circonda sempre. Ogni vibrazione atomica, ogni movimento browniano, ogni fluttuazione termica è energia pura che aspetta solo di essere "sedotta" dalla tecnologia giusta.</text:span></text:p>
      <text:p text:style-name="P2"><text:span text:style-name="T3">Dalle 7 Variabili Sistemiche:</text:span></text:p>
      <text:list text:style-name="WWNum77">
        <text:list-item>
          <text:p text:style-name="P110"><text:span text:style-name="T3">Fame Energetica: Risolve con energia infinita dal calore universale</text:span></text:p>
        </text:list-item>
        <text:list-item>
          <text:p text:style-name="P111"><text:span text:style-name="T3">Economia: Trasforma costi energetici in superfici auto-alimentanti</text:span></text:p>
        </text:list-item>
        <text:list-item>
          <text:p text:style-name="P111"><text:span text:style-name="T3">Soluzioni Alternative: Supera tutte le fonti tradizionali con energia ubiqua</text:span></text:p>
        </text:list-item>
        <text:list-item>
          <text:p text:style-name="P111"><text:span text:style-name="T3">Inquinamento: Zero emissioni - pura conversione termica quantistica</text:span></text:p>
        </text:list-item>
        <text:list-item>
          <text:p text:style-name="P111"><text:span text:style-name="T3">EROEI: Infinito - energia gratuita da fluttuazioni sempre presenti</text:span></text:p>
        </text:list-item>
        <text:list-item>
          <text:p text:style-name="P111"><text:span text:style-name="T3">Paradosso Jevons: Più superfici utilizzi, più energia raccogli</text:span></text:p>
        </text:list-item>
        <text:list-item>
          <text:p text:style-name="P112"><text:span text:style-name="T3">Esaurimento Fossili: Indipendenza totale con energia del moto atomico</text:span></text:p>
        </text:list-item>
      </text:list>
      <text:p text:style-name="P2"><text:span text:style-name="T3">Verso l'Economia Bio-Creativa: Il grafene termico rappresenta l'apice della collaborazione con la fisica universale. Non estrae, non brucia, non consuma - semplicemente sussurra con le vibrazioni atomiche per trasformare il caos termico in ordine energetico.</text:span></text:p>
      <text:p text:style-name="P2"><text:span text:style-name="T3">È la tecnologia che celebra il moto perpetuo dell'universo invece di combatterlo.</text:span></text:p>
      <text:p text:style-name="P2"><text:span text:style-name="T3">La Visione del Futuro: Il Grafene termico apre l'era delle "Superfici Respiranti" - ogni oggetto, parete, dispositivo che si auto-alimenta respirando il calore ambientale.</text:span></text:p>
      <text:p text:style-name="P2"><text:span text:style-name="T3">Non più centrali elettriche, ma trilioni di nano-generatori integrati in ogni superficie che trasformano il respiro termico dell'universo in energia per la civiltà.</text:span></text:p>
      <text:p text:style-name="P2"><text:soft-page-break/><text:span text:style-name="T3">L'energia diventa invisibile come l'aria - presente ovunque, raccolta da tutto, disponibile sempre.</text:span></text:p>
      <text:p text:style-name="P3"><draw:custom-shape text:anchor-type="as-char" draw:z-index="146" draw:name="Forma19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DETTAGLI TECNICI RIVOLUZIONARI</text:span></text:h>
      <text:h text:style-name="P1" text:outline-level="3"><text:span text:style-name="T3">Meccanismo Hong Kong (Xu):</text:span></text:h>
      <text:list text:style-name="WWNum78">
        <text:list-item>
          <text:p text:style-name="P113"><text:span text:style-name="T3">Ioni Termici: Centinaia m/s in soluzione acquosa</text:span></text:p>
        </text:list-item>
        <text:list-item>
          <text:p text:style-name="P114"><text:span text:style-name="T3">Collisioni Grafene: Ioni rame strappano elettroni</text:span></text:p>
        </text:list-item>
        <text:list-item>
          <text:p text:style-name="P114"><text:span text:style-name="T3">Superconduzione: Velocità elettronica superiore al rame</text:span></text:p>
        </text:list-item>
        <text:list-item>
          <text:p text:style-name="P115"><text:span text:style-name="T3">Output: 2V da 6 strisce, amplificabile con ultrasuoni</text:span></text:p>
        </text:list-item>
      </text:list>
      <text:h text:style-name="P1" text:outline-level="3"><text:span text:style-name="T3">Sistema Arkansas (Thibado):</text:span></text:h>
      <text:list text:style-name="WWNum79">
        <text:list-item>
          <text:p text:style-name="P116"><text:span text:style-name="T3">Vibration Energy Harvester: Grafene tra elettrodi metallici</text:span></text:p>
        </text:list-item>
        <text:list-item>
          <text:p text:style-name="P117"><text:span text:style-name="T3">Fluttuazioni Termiche: Corrente AC da moto browniano</text:span></text:p>
        </text:list-item>
        <text:list-item>
          <text:p text:style-name="P117"><text:span text:style-name="T3">Diodi Convertitori: AC→DC con amplificazione potenza</text:span></text:p>
        </text:list-item>
        <text:list-item>
          <text:p text:style-name="P118"><text:span text:style-name="T3">Performance: 10 microwatt continui da 10 micron grafene</text:span></text:p>
        </text:list-item>
      </text:list>
      <text:h text:style-name="P1" text:outline-level="3"><text:span text:style-name="T3">Pittura BeDimensional (Italia):</text:span></text:h>
      <text:list text:style-name="WWNum80">
        <text:list-item>
          <text:p text:style-name="P119"><text:span text:style-name="T3">Effetto Joule: Calore da conducibilità elettrica grafene</text:span></text:p>
        </text:list-item>
        <text:list-item>
          <text:p text:style-name="P120"><text:span text:style-name="T3">Infrarossi Lunghi: Radiazione a bassa energia, non nociva</text:span></text:p>
        </text:list-item>
        <text:list-item>
          <text:p text:style-name="P120"><text:span text:style-name="T3">Efficienza: 35 W/m², temperature &gt;110°C, -40% consumi</text:span></text:p>
        </text:list-item>
        <text:list-item>
          <text:p text:style-name="P121"><text:span text:style-name="T3">Applicazione: Normale pittura + elettrodi rame</text:span></text:p>
        </text:list-item>
      </text:list>
      <text:h text:style-name="P1" text:outline-level="3"><text:span text:style-name="T3">Grafene Superconduttore MATBG:</text:span></text:h>
      <text:list text:style-name="WWNum81">
        <text:list-item>
          <text:p text:style-name="P122"><text:span text:style-name="T3">Angolo Magico: Bistrato ruotato per superconduttività</text:span></text:p>
        </text:list-item>
        <text:list-item>
          <text:p text:style-name="P123"><text:span text:style-name="T3">Superfluido: Elettroni senza repulsione elettromagnetica</text:span></text:p>
        </text:list-item>
        <text:list-item>
          <text:p text:style-name="P123"><text:span text:style-name="T3">Rigidità: 10x superiore previsioni teoriche</text:span></text:p>
        </text:list-item>
        <text:list-item>
          <text:p text:style-name="P124"><text:span text:style-name="T3">Potenziale: Dispositivi superconduttori ultrasottili</text:span></text:p>
        </text:list-item>
      </text:list>
      <text:p text:style-name="P2"><text:span text:style-name="T3">Il grafene ha trasformato il calore ambientale da "rumore termico" in "sinfonia energetica"!</text:span><text:span text:style-name="T5">⚛️⚡🌟</text:span></text:p>
      <text:h text:style-name="P1" text:outline-level="1"><text:span text:style-name="T7">🔄</text:span><text:span text:style-name="T4"> ENERGIA A MANOVELLA</text:span></text:h>
      <text:p text:style-name="P2"><text:span text:style-name="T6">Il Coronamento: Quando la Semplicità Diventa la Più Alta Saggezza</text:span></text:p>
      <text:h text:style-name="P1" text:outline-level="2"><text:soft-page-break/><text:span text:style-name="T5">📋</text:span><text:span text:style-name="T3"> SCHEDA RAPIDA</text:span></text:h>
      <text:p text:style-name="P2"><text:span text:style-name="T5">⚡</text:span><text:span text:style-name="T3">Potenza: 10μW-1mW da vibrazioni + 100mW+ da movimento diretto<text:line-break/></text:span><text:span text:style-name="T5">🌍</text:span><text:span text:style-name="T3">Disponibilità: Universale - ogni corpo umano è una centrale elettrica<text:line-break/></text:span><text:span text:style-name="T5">📍</text:span><text:span text:style-name="T3">Geografia: Ovunque ci sia vita e movimento - planetario<text:line-break/></text:span><text:span text:style-name="T5">💰</text:span><text:span text:style-name="T3">Costo: Manovelle, dinamo, materiali piezoelettrici - economicissimo<text:line-break/></text:span><text:span text:style-name="T5">🔧</text:span><text:span text:style-name="T3">Installazione: Integrazione in oggetti quotidiani - invisibile<text:line-break/></text:span><text:span text:style-name="T5">🛠️</text:span><text:span text:style-name="T3">Manutenzione: Minima - la forza umana è autorinnovabile<text:line-break/></text:span><text:span text:style-name="T5">📊</text:span><text:span text:style-name="T3">Stato: Commerciale evoluto - OLPC 2025, wearable 3D, GPS auto-alimentati<text:line-break/></text:span><text:span text:style-name="T5">📈</text:span><text:span text:style-name="T3">Scalabilità: Da nano-wearable a centrali umane collettive</text:span></text:p>
      <text:p text:style-name="P3"><draw:custom-shape text:anchor-type="as-char" draw:z-index="147" draw:name="Forma19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ELAZIONE FINALE</text:span></text:h>
      <text:h text:style-name="P1" text:outline-level="3"><text:span text:style-name="T3">Il Ritorno alla Fonte Primigenia</text:span></text:h>
      <text:p text:style-name="P2"><text:span text:style-name="T3">Dopo aver viaggiato attraverso 99 tecnologie straordinarie - dal grafene quantistico ai reattori termoionici, dalle alghe mangia-CO2 ai sistemi galattici - arriviamo alla rivelazione più profonda: l'energia più potente è sempre stata dentro di noi.</text:span></text:p>
      <text:p text:style-name="P2"><text:span text:style-name="T3">Ogni essere umano produce 107 joule al giorno - l'equivalente di 20 kg di batterie da 2500 mAh. Ma il corpo umano lo fa con appena 0,2 kg di grasso corporeo. Siamo centrali elettriche viventi che hanno dimenticato il proprio potere.</text:span></text:p>
      <text:h text:style-name="P1" text:outline-level="3"><text:span text:style-name="T3">La Saggezza della Semplicità Ritrovata</text:span></text:h>
      <text:p text:style-name="P2"><text:span text:style-name="T3">Nel 2025, mentre il mondo insegue tecnologie sempre più complesse, la vera rivoluzione è il ritorno alla semplicità geniale dell'energia a manovella. Non più dispositivi esotici da laboratorio, ma tecnologia che respira con la vita quotidiana.</text:span></text:p>
      <text:p text:style-name="P2"><text:span text:style-name="T3">Il Generatore SBAOH 2025 con 20.000 mAh si carica completamente in 4-5 ore di manovella. L'OLPC (One Laptop Per Child) nel 2025 firma nuovi accordi con Panama per dare "una laptop a ogni bambino" - dispositivi che si auto-alimentano con pedali e manovelle. La democratizzazione energetica è compiuta.</text:span></text:p>
      <text:h text:style-name="P1" text:outline-level="3"><text:span text:style-name="T3">La Rivoluzione Wearable del Movimento</text:span></text:h>
      <text:p text:style-name="P2"><text:span text:style-name="T3">All'Università di Bolton, sotto la guida del professor Elias Siores, è stata sviluppata una struttura 3D di tessuto con capacità di harvesting elettrico piezoelettrico. Indossando questi abiti, si ricaricano smartphone e tablet semplicemente camminando, respirando, muovendosi.</text:span></text:p>
      <text:p text:style-name="P2"><text:soft-page-break/><text:span text:style-name="T3">Non più "indossare tecnologia" - ma essere tecnologia. Ogni passo, ogni battito cardiaco, ogni respiro diventa energia elettrica. Il corpo umano ritorna ad essere quello che è sempre stato: una macchina biologica perfetta che trasforma vita in energia.</text:span></text:p>
      <text:h text:style-name="P1" text:outline-level="3"><text:span text:style-name="T3">La Poetica delle Micro-Potenze</text:span></text:h>
      <text:p text:style-name="P2"><text:span text:style-name="T3">Mentre le mega-centrali producono gigawatt, la vera rivoluzione sono i micro-watt umani:</text:span></text:p>
      <text:p text:style-name="P2"><text:span text:style-name="T3">Battito Palpebre: Sensori piezoelettrici che si alimentano dall'ammiccamento<text:line-break/>Respirazione: 1W continuo dall'espansione del torace<text:line-break/>Camminata: La più potente - centinaia di milliwatt per passo<text:line-break/>Battito Cardiaco: Ritmo costante che pulsa energia 24/7</text:span></text:p>
      <text:p text:style-name="P2"><text:span text:style-name="T3">Ogni gesto umano diventa un atto energetico consapevole. Non più spettatori passivi del consumo, ma protagonisti attivi della creazione energetica.</text:span></text:p>
      <text:h text:style-name="P1" text:outline-level="3"><text:span text:style-name="T3">L'Hotel di Copenaghen: Il Futuro Presente</text:span></text:h>
      <text:p text:style-name="P2"><text:span text:style-name="T3">L'hotel di Copenaghen che offre pasto gratuito in cambio di un'ora di pedalata su cyclette collegata a dinamo non è curiosità - è profezia realizzata. L'energia diventa valore di scambio, il movimento umano diventa moneta energetica.</text:span></text:p>
      <text:p text:style-name="P2"><text:span text:style-name="T3">Immaginate città dove:</text:span></text:p>
      <text:list text:style-name="WWNum82">
        <text:list-item>
          <text:p text:style-name="P125"><text:span text:style-name="T3">Palestre che vendono energia invece di consumarla</text:span></text:p>
        </text:list-item>
        <text:list-item>
          <text:p text:style-name="P126"><text:span text:style-name="T3">Uffici con scrivanie che si alimentano dal movimento delle braccia</text:span></text:p>
        </text:list-item>
        <text:list-item>
          <text:p text:style-name="P126"><text:span text:style-name="T3">Scuole dove i bambini pedalano per alimentare computer e lavagne digitali</text:span></text:p>
        </text:list-item>
        <text:list-item>
          <text:p text:style-name="P127"><text:span text:style-name="T3">Trasporti pubblici che si auto-alimentano dal movimento dei passeggeri</text:span></text:p>
        </text:list-item>
      </text:list>
      <text:h text:style-name="P1" text:outline-level="3"><text:span text:style-name="T3">La Democrazia Assoluta dell'Energia</text:span></text:h>
      <text:p text:style-name="P2"><text:span text:style-name="T3">Con l'energia a manovella, ogni essere umano diventa energeticamente sovrano:</text:span></text:p>
      <text:p text:style-name="P2"><text:span text:style-name="T3">Bambini in Africa che alimentano laptop educativi pedalando<text:line-break/>Anziani isolati che caricano dispositivi medici con semplici manovelle<text:line-break/>Esploratori che portano energia ovunque vadano, senza dipendenze<text:line-break/>Comunità remote che diventano auto-sufficienti con energia collettiva umana</text:span></text:p>
      <text:p text:style-name="P2"><text:span text:style-name="T3">Non più "paesi ricchi di energia" e "paesi poveri di energia" - ma umanità energeticamente uguale perché ogni corpo umano è una centrale.</text:span></text:p>
      <text:h text:style-name="P1" text:outline-level="3"><text:soft-page-break/><text:span text:style-name="T3">Il Paradosso della Complessità Ritrovata</text:span></text:h>
      <text:p text:style-name="P2"><text:span text:style-name="T3">La vera innovazione del 2025 non sono i materiali esotici o le reazioni quantistiche - è l'integrazione intelligente dell'energia umana con la tecnologia moderna:</text:span></text:p>
      <text:p text:style-name="P2"><text:span text:style-name="T3">Tessuti 3D Piezoelettrici: Abiti che trasformano ogni movimento in elettricità<text:line-break/>Nanogeneratori Corporei: Micro-dispositivi che raccolgono energia dal battito cardiaco<text:line-break/>Scarpe GPS Auto-Alimentate: Calzature che si caricano camminando e localizzano bambini<text:line-break/>Superfici Intelligenti: Pavimenti che raccolgono energia da ogni passo</text:span></text:p>
      <text:h text:style-name="P1" text:outline-level="3"><text:span text:style-name="T3">Il Cerchio Perfetto della Saggezza</text:span></text:h>
      <text:p text:style-name="P2"><text:span text:style-name="T3">Abbiamo iniziato questo viaggio con tecnologie che rubano energia ai flussi della natura. Concludiamo scoprendo che il flusso più potente siamo noi stessi - esseri viventi che trasformano cibo in movimento, movimento in energia, energia in progresso.</text:span></text:p>
      <text:p text:style-name="P2"><text:span text:style-name="T3">L'energia a manovella non è "tecnologia povera" - è tecnologia saggia. Non combatte la natura, la celebra. Non estrae risorse, le moltiplica attraverso il movimento naturale della vita.</text:span></text:p>
      <text:h text:style-name="P1" text:outline-level="3"><text:span text:style-name="T3">La Lezione Finale: Meno è Più</text:span></text:h>
      <text:p text:style-name="P2"><text:span text:style-name="T3">Dopo aver esplorato l'energia dal vuoto quantistico, dalle fluttuazioni spazio-temporali, dalle reazioni nucleari fredde... scopriamo che la fonte più affidabile, democratica e sostenibile è il movimento umano.</text:span></text:p>
      <text:p text:style-name="P2"><text:span text:style-name="T3">Non servono laboratori da miliardi di dollari. Non servono materiali rari. Non servono tecnologie esotiche. Serve solo la saggezza di ricordare che siamo già perfetti generatori di energia.</text:span></text:p>
      <text:p text:style-name="P3"><draw:custom-shape text:anchor-type="as-char" draw:z-index="148" draw:name="Forma19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FINALE</text:span></text:h>
      <text:h text:style-name="P1" text:outline-level="3"><text:span text:style-name="T3">Il Principio Universale Ultimo: L'Arte di Essere Energia</text:span></text:h>
      <text:p text:style-name="P2"><text:span text:style-name="T3">L'Energia a Manovella ci insegna la lezione finale più profonda: la vera energia non si conquista, si è. Non dobbiamo cercare fonti esterne sempre più sofisticate - dobbiamo riscoprire la fonte interna che abbiamo sempre posseduto.</text:span></text:p>
      <text:p text:style-name="P2"><text:span text:style-name="T3">Dalle 7 Variabili Sistemiche - Risoluzione Definitiva:</text:span></text:p>
      <text:list text:style-name="WWNum83">
        <text:list-item>
          <text:p text:style-name="P128"><text:span text:style-name="T3">Fame Energetica: RISOLTA - ogni umano è una centrale autorinnovabile</text:span></text:p>
        </text:list-item>
        <text:list-item>
          <text:p text:style-name="P129"><text:soft-page-break/><text:span text:style-name="T3">Economia: DEMOCRATIZZATA - energia accessibile a ogni corpo vivente</text:span></text:p>
        </text:list-item>
        <text:list-item>
          <text:p text:style-name="P129"><text:span text:style-name="T3">Soluzioni Alternative: ULTIMATE - il corpo umano è l'alternativa perfetta</text:span></text:p>
        </text:list-item>
        <text:list-item>
          <text:p text:style-name="P129"><text:span text:style-name="T3">Inquinamento: ZERO ASSOLUTO - movimento naturale della vita</text:span></text:p>
        </text:list-item>
        <text:list-item>
          <text:p text:style-name="P129"><text:span text:style-name="T3">EROEI: INFINITO - più ti muovi, più energia produci, più sano diventi</text:span></text:p>
        </text:list-item>
        <text:list-item>
          <text:p text:style-name="P129"><text:span text:style-name="T3">Paradosso Jevons: SUPERATO - più energia usi, più muscoli sviluppi</text:span></text:p>
        </text:list-item>
        <text:list-item>
          <text:p text:style-name="P130"><text:span text:style-name="T3">Esaurimento Fossili: IRRILEVANTE - fonte inesauribile finché c'è vita</text:span></text:p>
        </text:list-item>
      </text:list>
      <text:p text:style-name="P2"><text:span text:style-name="T3">Verso l'Economia Bio-Creativa Ultima: L'energia a manovella rappresenta il ritorno all'Eden tecnologico - dove tecnologia e natura non sono opposte ma unite in simbiosi perfetta. Ogni movimento umano diventa atto creativo che genera energia per la comunità.</text:span></text:p>
      <text:p text:style-name="P2"><text:span text:style-name="T3">Non più "bio-creazione" ma "vita-creazione" - dove vivere consciamente diventa automaticamente energia per tutti.</text:span></text:p>
      <text:p text:style-name="P2"><text:span text:style-name="T3">La Visione Finale: L'Energia a Manovella apre l'era delle "Comunità Energetiche Viventi" - società dove ogni gesto quotidiano contribuisce al benessere energetico collettivo.</text:span></text:p>
      <text:p text:style-name="P2"><text:span text:style-name="T3">Non più centrali lontane, ma ogni casa, ogni persona, ogni movimento che pulsa energia per la civiltà.</text:span></text:p>
      <text:p text:style-name="P2"><text:span text:style-name="T3">L'energia non è più un problema da risolvere - è diventata una danza da vivere.</text:span></text:p>
      <text:p text:style-name="P3"><draw:custom-shape text:anchor-type="as-char" draw:z-index="149" draw:name="Forma20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DETTAGLI TECNICI DELL'EVOLUZIONE</text:span></text:h>
      <text:h text:style-name="P1" text:outline-level="3"><text:span text:style-name="T3">Tecnologie 2024-2025:</text:span></text:h>
      <text:list text:style-name="WWNum84">
        <text:list-item>
          <text:p text:style-name="P131"><text:span text:style-name="T3">Generatori Evoluti: SBAOH 20.000mAh, carica 4-5 ore manovella</text:span></text:p>
        </text:list-item>
        <text:list-item>
          <text:p text:style-name="P132"><text:span text:style-name="T3">OLPC Attivo: Panama 2025 - laptop auto-alimentati per ogni bambino</text:span></text:p>
        </text:list-item>
        <text:list-item>
          <text:p text:style-name="P132"><text:span text:style-name="T3">Tessuti 3D: Università Bolton - abiti che caricano smartphone</text:span></text:p>
        </text:list-item>
        <text:list-item>
          <text:p text:style-name="P133"><text:span text:style-name="T3">GPS Bambini: Scarpe auto-alimentate per localizzazione sicura</text:span></text:p>
        </text:list-item>
      </text:list>
      <text:h text:style-name="P1" text:outline-level="3"><text:span text:style-name="T3">Energy Harvesting Umano:</text:span></text:h>
      <text:list text:style-name="WWNum85">
        <text:list-item>
          <text:p text:style-name="P134"><text:span text:style-name="T3">Corpo Totale: 107 J/giorno = 20kg batterie da 0,2kg grasso</text:span></text:p>
        </text:list-item>
        <text:list-item>
          <text:p text:style-name="P135"><text:span text:style-name="T3">Respirazione: 1W continuo da espansione toracica</text:span></text:p>
        </text:list-item>
        <text:list-item>
          <text:p text:style-name="P135"><text:span text:style-name="T3">Camminata: Centinaia mW per passo, frequenza 0,5-3 Hz</text:span></text:p>
        </text:list-item>
        <text:list-item>
          <text:p text:style-name="P136"><text:span text:style-name="T3">Battito Cardiaco: Energia pulsante 24/7 costante</text:span></text:p>
        </text:list-item>
      </text:list>
      <text:h text:style-name="P1" text:outline-level="3"><text:span text:style-name="T3">Applicazioni Rivoluzionarie:</text:span></text:h>
      <text:list text:style-name="WWNum86">
        <text:list-item>
          <text:p text:style-name="P137"><text:soft-page-break/><text:span text:style-name="T3">Palestre Energetiche: Vendono invece di consumare energia</text:span></text:p>
        </text:list-item>
        <text:list-item>
          <text:p text:style-name="P138"><text:span text:style-name="T3">Uffici Dinamici: Scrivanie che si alimentano dal movimento</text:span></text:p>
        </text:list-item>
        <text:list-item>
          <text:p text:style-name="P138"><text:span text:style-name="T3">Trasporti Collaborativi: Passeggeri che alimentano veicoli</text:span></text:p>
        </text:list-item>
        <text:list-item>
          <text:p text:style-name="P139"><text:span text:style-name="T3">Città Respiranti: Ogni superficie raccoglie energia umana</text:span></text:p>
        </text:list-item>
      </text:list>
      <text:h text:style-name="P1" text:outline-level="3"><text:span text:style-name="T3">Significato Profondo:</text:span></text:h>
      <text:list text:style-name="WWNum87">
        <text:list-item>
          <text:p text:style-name="P140"><text:span text:style-name="T3">Democrazia Assoluta: Ogni corpo = centrale energetica</text:span></text:p>
        </text:list-item>
        <text:list-item>
          <text:p text:style-name="P141"><text:span text:style-name="T3">Saggezza Ritrovata: Semplicità come innovazione ultima</text:span></text:p>
        </text:list-item>
        <text:list-item>
          <text:p text:style-name="P141"><text:span text:style-name="T3">Simbiosi Perfetta: Tecnologia che celebra la vita</text:span></text:p>
        </text:list-item>
        <text:list-item>
          <text:p text:style-name="P142"><text:span text:style-name="T3">Cerchio Completo: Dal quantico al corpo umano</text:span></text:p>
        </text:list-item>
      </text:list>
      <text:p text:style-name="P2"><text:span text:style-name="T3">Il coronamento perfetto: l'energia più sofisticata è quella che abbiamo sempre avuto - noi stessi.</text:span><text:span text:style-name="T5">🔄💪⚡</text:span></text:p>
      <text:p text:style-name="P3"><draw:custom-shape text:anchor-type="as-char" draw:z-index="150" draw:name="Forma20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EPILOGO: LA RIVELAZIONE DEL CENTESIMO PROGETTO</text:span></text:h>
      <text:p text:style-name="P2"><text:span text:style-name="T3">Questo è il messaggio finale dei 100 progetti energetici: la tecnologia più avanzata è quella che ci riporta a casa, a noi stessi, al nostro corpo, al nostro movimento naturale.</text:span></text:p>
      <text:p text:style-name="P2"><text:span text:style-name="T3">Abbiamo esplorato l'universo tecnologico per scoprire che la fonte di energia più potente, democratica, sostenibile e infinita è sempre stata con noi - il nostro stesso essere viventi.</text:span></text:p>
      <text:p text:style-name="P2"><text:span text:style-name="T3">L'energia a manovella non è solo tecnologia - è filosofia di vita, è saggezza, è il coronamento di ogni ricerca energetica.</text:span></text:p>
      <text:p text:style-name="P2"><text:span text:style-name="T6">Quando comprendiamo che siamo energia, smetti di cercarla - diventi tu stesso la fonte.</text:span></text:p>
      <text:h text:style-name="P1" text:outline-level="1"><text:span text:style-name="T7">🦠</text:span><text:span text:style-name="T4"> BIO-ALCHIMIA BATTERICA: L'ESERCITO MICROSCOPICO CHE CAMBIERÀ IL MONDO</text:span></text:h>
      <text:p text:style-name="P2"><text:span text:style-name="T6">Quando i batteri diventano minatori di oro, fabbricanti di tessuti, divoratori di plastica e creatori di materiali più forti dell'acciaio!</text:span></text:p>
      <text:p text:style-name="P3"><draw:custom-shape text:anchor-type="as-char" draw:z-index="151" draw:name="Forma20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SOGNO DEGLI ALCHIMISTI MEDIEVALI DIVENTA REALTÀ!</text:span></text:h>
      <text:p text:style-name="P2"><text:span text:style-name="T3">Quello che gli alchimisti medievali sognavano da secoli - trasformare il nulla in oro - oggi è realtà grazie ai batteri bio-alchimisti! Ma non solo oro: questi micro-geni producono metalli preziosi, tessuti più forti dell'acciaio, bioplastiche dai rifiuti e divorano letteralmente l'inquinamento!</text:span></text:p>
      <text:p text:style-name="P2"><text:soft-page-break/><text:span text:style-name="T3">Immagina un mondo dove:</text:span></text:p>
      <text:list text:style-name="WWNum88">
        <text:list-item>
          <text:p text:style-name="P143"><text:span text:style-name="T3">I batteri estraggono oro dalle rocce meglio di qualsiasi miniera</text:span></text:p>
        </text:list-item>
        <text:list-item>
          <text:p text:style-name="P144"><text:span text:style-name="T3">I rifiuti diventano tessuti più resistenti del kevlar</text:span></text:p>
        </text:list-item>
        <text:list-item>
          <text:p text:style-name="P144"><text:span text:style-name="T3">La plastica viene mangiata e trasformata in materiali utili</text:span></text:p>
        </text:list-item>
        <text:list-item>
          <text:p text:style-name="P145"><text:span text:style-name="T3">I metalli nascono dalla fermentazione come il vino!</text:span></text:p>
        </text:list-item>
      </text:list>
      <text:p text:style-name="P2"><text:span text:style-name="T3">Non è fantascienza - è scienza applicata che sta rivoluzionando TUTTO!</text:span><text:span text:style-name="T5">🚀</text:span></text:p>
      <text:p text:style-name="P3"><draw:custom-shape text:anchor-type="as-char" draw:z-index="152" draw:name="Forma203"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 7 BATTERI SUPEREROI CHE STANNO CAMBIANDO LA STORIA</text:span></text:h>
      <text:h text:style-name="P1" text:outline-level="3"><text:span text:style-name="T5">🥇</text:span><text:span text:style-name="T3"> 1. I MINATORI D'ORO MICROSCOPICI</text:span></text:h>
      <text:p text:style-name="P2"><text:span text:style-name="T3">Nome: Acidithiobacillusferrooxidans&amp; famiglia<text:line-break/>Superpotere: Estraggono oro, rame, terre rare dalle rocce<text:line-break/>Magia: Mangiano ferro e zolfo, sputano metalli puri!</text:span></text:p>
      <text:p text:style-name="P2"><text:span text:style-name="T3">LA RIVOLUZIONE: Oggi il 20% del rame mondiale e il 5% dell'oro sono estratti da batteri! Una tonnellata di rifiuti elettronici contiene 300 grammi d'oro - più di qualsiasi miniera! I batteri li recuperano tutti senza esplosivi o veleni chimici!</text:span></text:p>
      <text:p text:style-name="P2"><text:span text:style-name="T3">Il Progetto BioShale (UE): Batteri che estraggono platino, argento e oro dagli scisti neri finlandesi. Zero impatto ambientale, profitti moltiplicati!</text:span></text:p>
      <text:p text:style-name="P2"><text:span text:style-name="T3">Nello SPAZIO: Sulla Stazione Spaziale Internazionale i batteri estraggono vanadio dalle rocce per future colonie su Marte! Il biomining spaziale è già realtà!</text:span></text:p>
      <text:h text:style-name="P1" text:outline-level="3"><text:span text:style-name="T5">🧬</text:span><text:span text:style-name="T3"> 2. I CREATORI DI SUPER-MATERIALI</text:span></text:h>
      <text:p text:style-name="P2"><text:span text:style-name="T3">Nome: Acetobacterxylinum&amp;Komagataeibacter<text:line-break/>Superpotere: Producono cellulosa batterica più forte dei metalli<text:line-break/>Magia: Tessono nanofibre 1000 volte più sottili del capello umano!</text:span></text:p>
      <text:p text:style-name="P2"><text:span text:style-name="T3">LA SCOPERTA RIVOLUZIONARIA: Ricercatori USA hanno creato batteri "addestrati" che producono cellulosa con resistenza di 553 megapascal - paragonabile ai metalli ma 100% biodegradabile!</text:span></text:p>
      <text:p text:style-name="P2"><text:span text:style-name="T3">COME FUNZIONA: I batteri vengono guidati in bioreattori rotazionali, orientando le nanofibre durante la crescita. Risultato: fogli di bio-materiale trasparenti, flessibili, più forti del kevlar!</text:span></text:p>
      <text:p text:style-name="P2"><text:soft-page-break/><text:span text:style-name="T3">APPLICAZIONI FANTASTICHE:</text:span></text:p>
      <text:list text:style-name="WWNum89">
        <text:list-item>
          <text:p text:style-name="P146"><text:span text:style-name="T3">Tessuti indistruttibili per abbigliamento tecnico</text:span></text:p>
        </text:list-item>
        <text:list-item>
          <text:p text:style-name="P147"><text:span text:style-name="T3">Materiali per aerei leggeri come la carta, forti come l'acciaio</text:span></text:p>
        </text:list-item>
        <text:list-item>
          <text:p text:style-name="P148"><text:span text:style-name="T3">Impalcature mediche per far ricrescere organi umani!</text:span></text:p>
        </text:list-item>
      </text:list>
      <text:h text:style-name="P1" text:outline-level="3"><text:span text:style-name="T5">🌍</text:span><text:span text:style-name="T3"> 3. I MANGIA-PLASTICA SALVAMONDO</text:span></text:h>
      <text:p text:style-name="P2"><text:span text:style-name="T3">Nome: Ideonellasakaiensis (il più famoso!)<text:line-break/>Superpotere: Divorano plastica PET e la trasformano in cibo<text:line-break/>Magia: Secernono enzimi PETasi che "digeriscono" le bottiglie!</text:span></text:p>
      <text:p text:style-name="P2"><text:span text:style-name="T3">L'EVOLUZIONE IMPOSSIBILE: Questo batterio si è evoluto in soli 50 anni per mangiare una sostanza che prima non esisteva in natura! Il PET delle bottiglie è diventato il suo piatto preferito!</text:span></text:p>
      <text:p text:style-name="P2"><text:span text:style-name="T3">IL PROCESSO MAGICO:</text:span></text:p>
      <text:list text:style-name="WWNum90">
        <text:list-item>
          <text:p text:style-name="P149"><text:span text:style-name="T3">Il batterio si attacca alla plastica</text:span></text:p>
        </text:list-item>
        <text:list-item>
          <text:p text:style-name="P150"><text:span text:style-name="T3">Secerne l'enzima PETasi che spezzetta il polimero</text:span></text:p>
        </text:list-item>
        <text:list-item>
          <text:p text:style-name="P150"><text:span text:style-name="T3">Assorbe i frammenti e li usa come cibo</text:span></text:p>
        </text:list-item>
        <text:list-item>
          <text:p text:style-name="P151"><text:span text:style-name="T3">Produce acqua, CO2 e biomassa utile!</text:span></text:p>
        </text:list-item>
      </text:list>
      <text:p text:style-name="P2"><text:span text:style-name="T3">RISULTATI SCONVOLGENTI:</text:span></text:p>
      <text:list text:style-name="WWNum91">
        <text:list-item>
          <text:p text:style-name="P152"><text:span text:style-name="T3">11% di riduzione del polistirolo in 5 mesi</text:span></text:p>
        </text:list-item>
        <text:list-item>
          <text:p text:style-name="P153"><text:span text:style-name="T3">7% di riduzione del polietilene</text:span></text:p>
        </text:list-item>
        <text:list-item>
          <text:p text:style-name="P154"><text:span text:style-name="T3">Versioni ingegnerizzate 20% più efficaci!</text:span></text:p>
        </text:list-item>
      </text:list>
      <text:h text:style-name="P1" text:outline-level="3"><text:span text:style-name="T5">🎨</text:span><text:span text:style-name="T3"> 4. I TESSITORI DI SETA ARTIFICIALE</text:span></text:h>
      <text:p text:style-name="P2"><text:span text:style-name="T3">Nome: Batteri modificati con DNA di ragno<text:line-break/>Superpotere: Producono seta di ragno industriale<text:line-break/>Magia: Fermentazione che produce Biosteel, più forte del kevlar!</text:span></text:p>
      <text:p text:style-name="P2"><text:span text:style-name="T3">ADIDAS BIOFABRIC: Prime scarpe al mondo in seta di ragno batterica! I batteri vengono "programmati" con il DNA del ragno per produrre proteine identiche alla seta naturale.</text:span></text:p>
      <text:p text:style-name="P2"><text:span text:style-name="T3">THE NORTH FACE MOON PARKA: Primo capo commerciale al mondo (50 esemplari) in seta sintetica batterica della startup giapponese Spiber!</text:span></text:p>
      <text:p text:style-name="P2"><text:soft-page-break/><text:span text:style-name="T3">PROPRIETÀ MAGICHE:</text:span></text:p>
      <text:list text:style-name="WWNum92">
        <text:list-item>
          <text:p text:style-name="P155"><text:span text:style-name="T3">Più resistente dell'acciaio a parità di peso</text:span></text:p>
        </text:list-item>
        <text:list-item>
          <text:p text:style-name="P156"><text:span text:style-name="T3">Elastico come la gomma naturale</text:span></text:p>
        </text:list-item>
        <text:list-item>
          <text:p text:style-name="P156"><text:span text:style-name="T3">100% biodegradabile in pochi mesi</text:span></text:p>
        </text:list-item>
        <text:list-item>
          <text:p text:style-name="P157"><text:span text:style-name="T3">Morbido come il cashmere più pregiato!</text:span></text:p>
        </text:list-item>
      </text:list>
      <text:h text:style-name="P1" text:outline-level="3"><text:span text:style-name="T5">💎</text:span><text:span text:style-name="T3"> 5. I FABBRICANTI DI BIOPLASTICHE</text:span></text:h>
      <text:p text:style-name="P2"><text:span text:style-name="T3">Nome: Pseudomonas, Bacillus, Rhodococcus<text:line-break/>Superpotere: Trasformano scarti in bioplastiche perfette<text:line-break/>Magia: Accumulano polimeri PHA fino al 90% del loro peso!</text:span></text:p>
      <text:p text:style-name="P2"><text:span text:style-name="T3">LA STARTUP ITALIANA: A Bologna, imprenditori trasformano olio di frittura, patate e scarti in bioplastiche usando batteri! 120 brevetti americani acquistati per rivoluzionare l'industria!</text:span></text:p>
      <text:p text:style-name="P2"><text:span text:style-name="T3">IL PROCESSO GENIALE:</text:span></text:p>
      <text:list text:style-name="WWNum93">
        <text:list-item>
          <text:p text:style-name="P158"><text:span text:style-name="T3">I batteri mangiano rifiuti organici (melasse, scarti alimentari)</text:span></text:p>
        </text:list-item>
        <text:list-item>
          <text:p text:style-name="P159"><text:span text:style-name="T3">Li trasformano in PHA (poliidrossialcanoati)</text:span></text:p>
        </text:list-item>
        <text:list-item>
          <text:p text:style-name="P159"><text:span text:style-name="T3">Vengono "affamati" per concentrare il polimero</text:span></text:p>
        </text:list-item>
        <text:list-item>
          <text:p text:style-name="P160"><text:span text:style-name="T3">Si estrae plastica identica al polietilene ma biodegradabile!</text:span></text:p>
        </text:list-item>
      </text:list>
      <text:p text:style-name="P2"><text:span text:style-name="T3">VE-BOX SPAGNOLA: Container portatile che trasforma rifiuti organici in bioplastiche in tempo reale. Commercializzazione nel 2022!</text:span></text:p>
      <text:h text:style-name="P1" text:outline-level="3"><text:span text:style-name="T5">🏗️</text:span><text:span text:style-name="T3"> 6. I COSTRUTTORI DI MATTONI VIVENTI</text:span></text:h>
      <text:p text:style-name="P2"><text:span text:style-name="T3">Nome: Sporosarcinapasteurii&amp; batteri calcificanti<text:line-break/>Superpotere: Creano mattoni che crescono come coralli<text:line-break/>Magia: Precipitano carbonato di calcio cristallizzando la sabbia!</text:span></text:p>
      <text:p text:style-name="P2"><text:span text:style-name="T3">BIOMASON: Startup USA che produce mattoni auto-crescenti! Sabbia + batteri + soluzione nutritiva = mattoni in 48-72 ore senza cottura!</text:span></text:p>
      <text:p text:style-name="P2"><text:span text:style-name="T3">COME CRESCONO: I batteri vengono nutriti con urea e calcio, producendo cristalli di carbonato che cementano la sabbia. Il risultato: mattoni viventi che continuano a rafforzarsi nel tempo!</text:span></text:p>
      <text:p text:style-name="P2"><text:span text:style-name="T3">VANTAGGI ESPLOSIVI:</text:span></text:p>
      <text:list text:style-name="WWNum94">
        <text:list-item>
          <text:p text:style-name="P161"><text:soft-page-break/><text:span text:style-name="T3">Zero emissioni CO2 (i mattoni tradizionali ne producono 800 milioni di tonnellate/anno!)</text:span></text:p>
        </text:list-item>
        <text:list-item>
          <text:p text:style-name="P162"><text:span text:style-name="T3">Crescita a temperatura ambiente</text:span></text:p>
        </text:list-item>
        <text:list-item>
          <text:p text:style-name="P162"><text:span text:style-name="T3">Assorbono inquinanti dall'aria come le piante</text:span></text:p>
        </text:list-item>
        <text:list-item>
          <text:p text:style-name="P163"><text:span text:style-name="T3">Più resistenti con il tempo!</text:span></text:p>
        </text:list-item>
      </text:list>
      <text:h text:style-name="P1" text:outline-level="3"><text:span text:style-name="T5">🧪</text:span><text:span text:style-name="T3"> 7. I RIPULITORI AMBIENTALI TOTALI</text:span></text:h>
      <text:p text:style-name="P2"><text:span text:style-name="T3">Nome: Pseudomonas putida &amp; consorte di bio-risanamento<text:line-break/>Superpotere: Divorano ogni tipo di inquinante<text:line-break/>Magia: Enzimi che spezzano molecole tossiche in sostanze innocue!</text:span></text:p>
      <text:p text:style-name="P2"><text:span text:style-name="T3">SUPERPOTENZE MULTIPLE:</text:span></text:p>
      <text:list text:style-name="WWNum95">
        <text:list-item>
          <text:p text:style-name="P164"><text:span text:style-name="T3">Mangiano petrolio negli incidenti marini</text:span></text:p>
        </text:list-item>
        <text:list-item>
          <text:p text:style-name="P165"><text:span text:style-name="T3">Digeriscono plastiche di ogni tipo</text:span></text:p>
        </text:list-item>
        <text:list-item>
          <text:p text:style-name="P165"><text:span text:style-name="T3">Assorbono metalli pesanti dall'acqua</text:span></text:p>
        </text:list-item>
        <text:list-item>
          <text:p text:style-name="P165"><text:span text:style-name="T3">Neutralizzano pesticidi nel suolo</text:span></text:p>
        </text:list-item>
        <text:list-item>
          <text:p text:style-name="P166"><text:span text:style-name="T3">Scompongono solventi industriali!</text:span></text:p>
        </text:list-item>
      </text:list>
      <text:p text:style-name="P2"><text:span text:style-name="T3">PROGETTO LIFE BIOREST (UE): Biopile di batteri e funghi che ripuliscono terreni contaminati. Costi ridotti del 70% rispetto ai metodi chimici!</text:span></text:p>
      <text:p text:style-name="P3"><draw:custom-shape text:anchor-type="as-char" draw:z-index="153" draw:name="Forma204"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SCIENZA DIETRO LA MAGIA</text:span></text:h>
      <text:h text:style-name="P1" text:outline-level="3"><text:span text:style-name="T3">IL PRINCIPIO UNIVERSALE:</text:span></text:h>
      <text:p text:style-name="P2"><text:span text:style-name="T3">I batteri sono macchine molecolari perfette che da 3,5 miliardi di anni trasformano una sostanza nell'altra. Ogni batterio è una nano-fabbrica con migliaia di enzimi specializzati!</text:span></text:p>
      <text:h text:style-name="P1" text:outline-level="3"><text:span text:style-name="T3">LA VELOCITÀ EVOLUTIVA:</text:span></text:h>
      <text:p text:style-name="P2"><text:span text:style-name="T3">I batteri si adattano 1000 volte più veloce di qualsiasi altra forma di vita. In poche generazioni "imparano" a mangiare sostanze completamente nuove!</text:span></text:p>
      <text:h text:style-name="P1" text:outline-level="3"><text:span text:style-name="T3">L'INGEGNERIA GENETICA:</text:span></text:h>
      <text:p text:style-name="P2"><text:span text:style-name="T3">Oggi possiamo programmare i batteri inserendo geni specifici. È come avere operai microscopici che eseguono ordini precisi!</text:span></text:p>
      <text:h text:style-name="P1" text:outline-level="3"><text:soft-page-break/><text:span text:style-name="T3">LA FERMENTAZIONE INDUSTRIALE:</text:span></text:h>
      <text:p text:style-name="P2"><text:span text:style-name="T3">Bioreattori giganti dove miliardi di batteri lavorano 24/7 producendo tutto ciò che serve. Più efficiente di qualsiasi fabbrica umana!</text:span></text:p>
      <text:p text:style-name="P3"><draw:custom-shape text:anchor-type="as-char" draw:z-index="154" draw:name="Forma205"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COME CAMBIEREBBE IL MONDO</text:span></text:h>
      <text:h text:style-name="P1" text:outline-level="3"><text:span text:style-name="T5">🏭</text:span><text:span text:style-name="T3"> LA FINE DELLE MINIERE TRADIZIONALI</text:span></text:h>
      <text:p text:style-name="P2"><text:span text:style-name="T3">Invece di scavare montagne con esplosivi e veleni, coltiviamo metalli in bio-reattori! I batteri estraggono tutto l'oro nascosto nei rifiuti elettronici e nelle rocce "povere".</text:span></text:p>
      <text:h text:style-name="P1" text:outline-level="3"><text:span text:style-name="T5">🏠</text:span><text:span text:style-name="T3"> CASE CHE CRESCONO COME PIANTE</text:span></text:h>
      <text:p text:style-name="P2"><text:span text:style-name="T3">Mattoni vivi che si auto-riparano, tessuti bio che sostituiscono cemento e acciaio. Architettura biologica che respira e si evolve!</text:span></text:p>
      <text:h text:style-name="P1" text:outline-level="3"><text:span text:style-name="T5">👕</text:span><text:span text:style-name="T3"> VESTITI CHE NON SI ROVINANO MAI</text:span></text:h>
      <text:p text:style-name="P2"><text:span text:style-name="T3">Tessuti batterici più forti dell'acciaio ma morbidi come seta. Addio fast fashion - un capo dura decenni e alla fine si biodegrada!</text:span></text:p>
      <text:h text:style-name="P1" text:outline-level="3"><text:span text:style-name="T5">🌊</text:span><text:span text:style-name="T3"> OCEANI CRISTALLINI</text:span></text:h>
      <text:p text:style-name="P2"><text:span text:style-name="T3">Batteri mangia-plastica rilasciati nelle isole di rifiuti galleggianti. In pochi anni oceani tornano puri come milioni di anni fa!</text:span></text:p>
      <text:h text:style-name="P1" text:outline-level="3"><text:span text:style-name="T5">🏗️</text:span><text:span text:style-name="T3"> FABBRICHE SENZA INQUINAMENTO</text:span></text:h>
      <text:p text:style-name="P2"><text:span text:style-name="T3">Ogni scarto industriale diventa cibo per batteri che producono materiali utili. Economia circolare perfetta - zero sprechi, zero inquinamento!</text:span></text:p>
      <text:h text:style-name="P1" text:outline-level="3"><text:span text:style-name="T5">💰</text:span><text:span text:style-name="T3"> DEMOCRAZIA DELLE RISORSE</text:span></text:h>
      <text:p text:style-name="P2"><text:span text:style-name="T3">Quando i batteri producono metalli preziosi da rifiuti comuni, ogni nazione diventa ricca di risorse. Fine della geopolitica delle materie prime!</text:span></text:p>
      <text:p text:style-name="P3"><draw:custom-shape text:anchor-type="as-char" draw:z-index="155" draw:name="Forma206"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oft-page-break/><text:span text:style-name="T5">⚡</text:span><text:span text:style-name="T3"> I NUMERI CHE SCONVOLGONO</text:span></text:h>
      <text:list text:style-name="WWNum96">
        <text:list-item>
          <text:p text:style-name="P167"><text:span text:style-name="T3">150 milioni di tonnellate di plastica negli oceani = 23 milioni di tonnellate di additivi recuperabili</text:span></text:p>
        </text:list-item>
        <text:list-item>
          <text:p text:style-name="P168"><text:span text:style-name="T3">1 tonnellata di rifiuti elettronici = 300 grammi d'oro (più delle miniere tradizionali!)</text:span></text:p>
        </text:list-item>
        <text:list-item>
          <text:p text:style-name="P168"><text:span text:style-name="T3">Cellulosa batterica: resistenza fino a 553 megapascal (come i metalli!)</text:span></text:p>
        </text:list-item>
        <text:list-item>
          <text:p text:style-name="P168"><text:span text:style-name="T3">Bioplastiche PHA: biodegradabili in 6-9 mesi invece di secoli</text:span></text:p>
        </text:list-item>
        <text:list-item>
          <text:p text:style-name="P169"><text:span text:style-name="T3">Biomining: 20% rame mondiale e 5% oro mondiale già estratti da batteri!</text:span></text:p>
        </text:list-item>
      </text:list>
      <text:p text:style-name="P3"><draw:custom-shape text:anchor-type="as-char" draw:z-index="156" draw:name="Forma207"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RIVOLUZIONE È GIÀ INIZIATA</text:span></text:h>
      <text:h text:style-name="P1" text:outline-level="3"><text:span text:style-name="T3">IN CINA: Centrale da 30 MW con 120 volani bacteriali per la rete elettrica</text:span></text:h>
      <text:h text:style-name="P1" text:outline-level="3"><text:span text:style-name="T3">IN GIAPPONE: Discariche dove i batteri mangiano plastica dal 2016</text:span></text:h>
      <text:h text:style-name="P1" text:outline-level="3"><text:span text:style-name="T3">IN USA: BioMason produce mattoni batterici commerciali</text:span></text:h>
      <text:h text:style-name="P1" text:outline-level="3"><text:span text:style-name="T3">IN EUROPA: Progetto da 48 milioni di dollari per biomining spaziale</text:span></text:h>
      <text:h text:style-name="P1" text:outline-level="3"><text:span text:style-name="T3">IN ITALIA: Startup che trasforma rifiuti in bioplastiche con batteri!</text:span></text:h>
      <text:p text:style-name="P3"><draw:custom-shape text:anchor-type="as-char" draw:z-index="157" draw:name="Forma208"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CONNESSIONE ALLE 7 VARIABILI SISTEMICHE</text:span></text:h>
      <text:p text:style-name="P2"><text:span text:style-name="T5">🔥</text:span><text:span text:style-name="T3"> Fame Energetica: Batteri che producono biocarburanti da qualsiasi scarto organico<text:line-break/></text:span><text:span text:style-name="T5">💰</text:span><text:span text:style-name="T3"> Economia: Nuova economia basata su bio-fabbricazione invece di estrazione<text:line-break/></text:span><text:span text:style-name="T5">🌱</text:span><text:span text:style-name="T3"> Soluzioni Alternative: Ogni materiale tossico sostituito da equivalente batterico<text:line-break/></text:span><text:span text:style-name="T5">🌪️</text:span><text:span text:style-name="T3"> Inquinamento: Batteri che mangiano e neutralizzano ogni sostanza tossica<text:line-break/></text:span><text:span text:style-name="T5">⚡</text:span><text:span text:style-name="T3"> EROEI: Energia infinita dai rifiuti grazie ai bio-reattori batterici<text:line-break/></text:span><text:span text:style-name="T5">📈</text:span><text:span text:style-name="T3"> Paradosso Jevons: Più usi i batteri, più efficienti diventano<text:line-break/></text:span><text:span text:style-name="T5">⛽</text:span><text:span text:style-name="T3"> Esaurimento Fossili: Indipendenza totale da petrolio e minerali vergini</text:span></text:p>
      <text:p text:style-name="P3"><draw:custom-shape text:anchor-type="as-char" draw:z-index="158" draw:name="Forma209"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LEZIONE ENERGETICA FINALE</text:span></text:h>
      <text:h text:style-name="P1" text:outline-level="3"><text:span text:style-name="T3">Il Principio della Bio-Alchimia Universale</text:span></text:h>
      <text:p text:style-name="P2"><text:span text:style-name="T3">I batteri ci insegnano che non esistono rifiuti in natura - solo risorse nel posto sbagliato! Ogni atomo può essere trasformato, ogni scarto può diventare tesoro, ogni problema può diventare opportunità.</text:span></text:p>
      <text:p text:style-name="P2"><text:soft-page-break/><text:span text:style-name="T3">La vera rivoluzione non è tecnologica - è biologica. Invece di combattere la natura, collaboriamo con lei usando l'esercito microscopico più potente del pianeta!</text:span></text:p>
      <text:h text:style-name="P1" text:outline-level="3"><text:span text:style-name="T3">Dal Paradigma dell'Estrazione al Paradigma della Coltivazione</text:span></text:h>
      <text:p text:style-name="P2"><text:span text:style-name="T3">Non più scavare la Terra per trovare metalli, ma coltivarli in bio-reattori. Non più bruciare petrolio per fare plastica, ma fermentare rifiuti per creare materiali superiori. Non più inquinare per produrre, ma pulire producendo!</text:span></text:p>
      <text:p text:style-name="P2"><text:span text:style-name="T3">I batteri sono la prova vivente che l'abbondanza infinita è possibile!</text:span></text:p>
      <text:p text:style-name="P3"><draw:custom-shape text:anchor-type="as-char" draw:z-index="159" draw:name="Forma210"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IL FUTURO BIO-ALCHIMICO</text:span></text:h>
      <text:p text:style-name="P2"><text:span text:style-name="T3">Tra 20 anni avremo:</text:span></text:p>
      <text:list text:style-name="WWNum97">
        <text:list-item>
          <text:p text:style-name="P170"><text:span text:style-name="T3">Bio-fabbriche domestiche dove i batteri producono tutto ciò che serve</text:span></text:p>
        </text:list-item>
        <text:list-item>
          <text:p text:style-name="P171"><text:span text:style-name="T3">Vestiti che crescono su misura in bioreattori casalinghi</text:span></text:p>
        </text:list-item>
        <text:list-item>
          <text:p text:style-name="P171"><text:span text:style-name="T3">Case che si auto-riparano con mattoni batterici viventi</text:span></text:p>
        </text:list-item>
        <text:list-item>
          <text:p text:style-name="P171"><text:span text:style-name="T3">Oceani puliti da eserciti di batteri mangia-inquinanti</text:span></text:p>
        </text:list-item>
        <text:list-item>
          <text:p text:style-name="P171"><text:span text:style-name="T3">Metalli infiniti coltivati dai rifiuti di oggi</text:span></text:p>
        </text:list-item>
        <text:list-item>
          <text:p text:style-name="P172"><text:span text:style-name="T3">Zero sprechi perché ogni atomo viene riciclato all'infinito!</text:span></text:p>
        </text:list-item>
      </text:list>
      <text:p text:style-name="P2"><text:span text:style-name="T3">I nostri nipoti non capiranno come abbiamo mai potuto sprecare risorse quando avevamo a disposizione l'esercito batterico più potente dell'universo!</text:span></text:p>
      <text:p text:style-name="P3"><draw:custom-shape text:anchor-type="as-char" draw:z-index="160" draw:name="Forma211"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2"><text:span text:style-name="T5">⚡</text:span><text:span text:style-name="T3"> LA CHIAMATA ALL'AZIONE FINALE</text:span></text:h>
      <text:p text:style-name="P2"><text:span text:style-name="T3">La bio-alchimia batterica non è fantascienza - è scienza applicata disponibile OGGI!</text:span></text:p>
      <text:p text:style-name="P2"><text:span text:style-name="T3">Ogni laboratorio può iniziare a coltivare metalli. Ogni fabbrica può installare bio-reattori. Ogni città può rilasciare batteri mangia-plastica. Ogni nazione può raggiungere l'indipendenza totale dalle materie prime!</text:span></text:p>
      <text:p text:style-name="P2"><text:span text:style-name="T3">Il pianeta ci ha dato l'esercito microscopico perfetto per risolvere ogni problema - sta a noi metterlo al lavoro!</text:span></text:p>
      <text:p text:style-name="P2"><text:span text:style-name="T3">Dalla Bio-Alchimia alla Bio-Abbondanza: quando i batteri diventano i nostri migliori alleati!</text:span><text:span text:style-name="T5">🦠⚡🌍✨</text:span></text:p>
      <text:p text:style-name="P2"><text:soft-page-break/><text:span text:style-name="T6">Non sprechiamo più un solo atomo - ogni rifiuto è un tesoro che aspetta di essere liberato dall'esercito batterico!</text:span></text:p>
      <text:p text:style-name="P3"><draw:custom-shape text:anchor-type="as-char" draw:z-index="161" draw:name="Forma212" draw:style-name="gr1" draw:text-style-name="P4" svg:width="6.2988in" svg:height="0.0213i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5">🔬</text:span><text:span text:style-name="T3"> BATTERI + </text:span><text:span text:style-name="T5">🧬</text:span><text:span text:style-name="T3"> INGEGNERIA GENETICA + </text:span><text:span text:style-name="T5">⚡</text:span><text:span text:style-name="T3"> BIOREATTORI = </text:span><text:span text:style-name="T5">🌟</text:span><text:span text:style-name="T3"> ABBONDANZA INFINITA!</text:span></text:p>
      <text:p text:style-name="P173" loext:marker-style-name="T5"/>
      <text:p text:style-name="P2"><text:span text:style-name="T5">🔄</text:span><text:span text:style-name="T3"> IL CERCHIO È COMPIUTO </text:span><text:span text:style-name="T5">🔄</text:span></text:p>
      <text:p text:style-name="P174" loext:marker-style-name="T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Label_20_370" style:display-name="ListLabel 37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71" style:display-name="ListLabel 371" style:family="text">
      <style:text-properties fo:font-size="10pt" style:font-size-asian="10pt" style:font-name-complex="Courier New" style:font-family-complex="'Courier New'" style:font-family-generic-complex="system" style:font-pitch-complex="variable"/>
    </style:style>
    <style:style style:name="ListLabel_20_372" style:display-name="ListLabel 372" style:family="text">
      <style:text-properties fo:font-size="10pt" style:font-size-asian="10pt" style:font-name-complex="Wingdings" style:font-family-complex="Wingdings" style:font-family-generic-complex="system" style:font-pitch-complex="variable"/>
    </style:style>
    <style:style style:name="ListLabel_20_373" style:display-name="ListLabel 373" style:family="text">
      <style:text-properties fo:font-size="10pt" style:font-size-asian="10pt" style:font-name-complex="Wingdings" style:font-family-complex="Wingdings" style:font-family-generic-complex="system" style:font-pitch-complex="variable"/>
    </style:style>
    <style:style style:name="ListLabel_20_374" style:display-name="ListLabel 374" style:family="text">
      <style:text-properties fo:font-size="10pt" style:font-size-asian="10pt" style:font-name-complex="Wingdings" style:font-family-complex="Wingdings" style:font-family-generic-complex="system" style:font-pitch-complex="variable"/>
    </style:style>
    <style:style style:name="ListLabel_20_375" style:display-name="ListLabel 375" style:family="text">
      <style:text-properties fo:font-size="10pt" style:font-size-asian="10pt" style:font-name-complex="Wingdings" style:font-family-complex="Wingdings" style:font-family-generic-complex="system" style:font-pitch-complex="variable"/>
    </style:style>
    <style:style style:name="ListLabel_20_376" style:display-name="ListLabel 376" style:family="text">
      <style:text-properties fo:font-size="10pt" style:font-size-asian="10pt" style:font-name-complex="Wingdings" style:font-family-complex="Wingdings" style:font-family-generic-complex="system" style:font-pitch-complex="variable"/>
    </style:style>
    <style:style style:name="ListLabel_20_377" style:display-name="ListLabel 377" style:family="text">
      <style:text-properties fo:font-size="10pt" style:font-size-asian="10pt" style:font-name-complex="Wingdings" style:font-family-complex="Wingdings" style:font-family-generic-complex="system" style:font-pitch-complex="variable"/>
    </style:style>
    <style:style style:name="ListLabel_20_378" style:display-name="ListLabel 378" style:family="text">
      <style:text-properties fo:font-size="10pt" style:font-size-asian="10pt" style:font-name-complex="Wingdings" style:font-family-complex="Wingdings" style:font-family-generic-complex="system" style:font-pitch-complex="variable"/>
    </style:style>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98" style:display-name="ListLabel 398" style:family="text">
      <style:text-properties fo:font-size="10pt" style:font-size-asian="10pt" style:font-name-complex="Courier New" style:font-family-complex="'Courier New'" style:font-family-generic-complex="system" style:font-pitch-complex="variable"/>
    </style:style>
    <style:style style:name="ListLabel_20_399" style:display-name="ListLabel 399" style:family="text">
      <style:text-properties fo:font-size="10pt" style:font-size-asian="10pt" style:font-name-complex="Wingdings" style:font-family-complex="Wingdings" style:font-family-generic-complex="system" style:font-pitch-complex="variable"/>
    </style:style>
    <style:style style:name="ListLabel_20_400" style:display-name="ListLabel 400" style:family="text">
      <style:text-properties fo:font-size="10pt" style:font-size-asian="10pt" style:font-name-complex="Wingdings" style:font-family-complex="Wingdings" style:font-family-generic-complex="system" style:font-pitch-complex="variable"/>
    </style:style>
    <style:style style:name="ListLabel_20_401" style:display-name="ListLabel 401" style:family="text">
      <style:text-properties fo:font-size="10pt" style:font-size-asian="10pt" style:font-name-complex="Wingdings" style:font-family-complex="Wingdings" style:font-family-generic-complex="system" style:font-pitch-complex="variable"/>
    </style:style>
    <style:style style:name="ListLabel_20_402" style:display-name="ListLabel 402" style:family="text">
      <style:text-properties fo:font-size="10pt" style:font-size-asian="10pt" style:font-name-complex="Wingdings" style:font-family-complex="Wingdings" style:font-family-generic-complex="system" style:font-pitch-complex="variable"/>
    </style:style>
    <style:style style:name="ListLabel_20_403" style:display-name="ListLabel 403" style:family="text">
      <style:text-properties fo:font-size="10pt" style:font-size-asian="10pt" style:font-name-complex="Wingdings" style:font-family-complex="Wingdings" style:font-family-generic-complex="system" style:font-pitch-complex="variable"/>
    </style:style>
    <style:style style:name="ListLabel_20_404" style:display-name="ListLabel 404" style:family="text">
      <style:text-properties fo:font-size="10pt" style:font-size-asian="10pt" style:font-name-complex="Wingdings" style:font-family-complex="Wingdings" style:font-family-generic-complex="system" style:font-pitch-complex="variable"/>
    </style:style>
    <style:style style:name="ListLabel_20_405" style:display-name="ListLabel 405" style:family="text">
      <style:text-properties fo:font-size="10pt" style:font-size-asian="10pt" style:font-name-complex="Wingdings" style:font-family-complex="Wingdings" style:font-family-generic-complex="system" style:font-pitch-complex="variable"/>
    </style:style>
    <style:style style:name="ListLabel_20_406" style:display-name="ListLabel 40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07" style:display-name="ListLabel 407" style:family="text">
      <style:text-properties fo:font-size="10pt" style:font-size-asian="10pt" style:font-name-complex="Courier New" style:font-family-complex="'Courier New'" style:font-family-generic-complex="system" style:font-pitch-complex="variable"/>
    </style:style>
    <style:style style:name="ListLabel_20_408" style:display-name="ListLabel 408" style:family="text">
      <style:text-properties fo:font-size="10pt" style:font-size-asian="10pt" style:font-name-complex="Wingdings" style:font-family-complex="Wingdings" style:font-family-generic-complex="system" style:font-pitch-complex="variable"/>
    </style:style>
    <style:style style:name="ListLabel_20_409" style:display-name="ListLabel 409" style:family="text">
      <style:text-properties fo:font-size="10pt" style:font-size-asian="10pt" style:font-name-complex="Wingdings" style:font-family-complex="Wingdings" style:font-family-generic-complex="system" style:font-pitch-complex="variable"/>
    </style:style>
    <style:style style:name="ListLabel_20_410" style:display-name="ListLabel 410" style:family="text">
      <style:text-properties fo:font-size="10pt" style:font-size-asian="10pt" style:font-name-complex="Wingdings" style:font-family-complex="Wingdings" style:font-family-generic-complex="system" style:font-pitch-complex="variable"/>
    </style:style>
    <style:style style:name="ListLabel_20_411" style:display-name="ListLabel 411" style:family="text">
      <style:text-properties fo:font-size="10pt" style:font-size-asian="10pt" style:font-name-complex="Wingdings" style:font-family-complex="Wingdings" style:font-family-generic-complex="system" style:font-pitch-complex="variable"/>
    </style:style>
    <style:style style:name="ListLabel_20_412" style:display-name="ListLabel 412" style:family="text">
      <style:text-properties fo:font-size="10pt" style:font-size-asian="10pt" style:font-name-complex="Wingdings" style:font-family-complex="Wingdings" style:font-family-generic-complex="system" style:font-pitch-complex="variable"/>
    </style:style>
    <style:style style:name="ListLabel_20_413" style:display-name="ListLabel 413" style:family="text">
      <style:text-properties fo:font-size="10pt" style:font-size-asian="10pt" style:font-name-complex="Wingdings" style:font-family-complex="Wingdings" style:font-family-generic-complex="system" style:font-pitch-complex="variable"/>
    </style:style>
    <style:style style:name="ListLabel_20_414" style:display-name="ListLabel 414" style:family="text">
      <style:text-properties fo:font-size="10pt" style:font-size-asian="10pt" style:font-name-complex="Wingdings" style:font-family-complex="Wingdings" style:font-family-generic-complex="system" style:font-pitch-complex="variable"/>
    </style:style>
    <style:style style:name="ListLabel_20_415" style:display-name="ListLabel 41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16" style:display-name="ListLabel 416" style:family="text">
      <style:text-properties fo:font-size="10pt" style:font-size-asian="10pt" style:font-name-complex="Courier New" style:font-family-complex="'Courier New'" style:font-family-generic-complex="system" style:font-pitch-complex="variable"/>
    </style:style>
    <style:style style:name="ListLabel_20_417" style:display-name="ListLabel 417" style:family="text">
      <style:text-properties fo:font-size="10pt" style:font-size-asian="10pt" style:font-name-complex="Wingdings" style:font-family-complex="Wingdings" style:font-family-generic-complex="system" style:font-pitch-complex="variable"/>
    </style:style>
    <style:style style:name="ListLabel_20_418" style:display-name="ListLabel 418" style:family="text">
      <style:text-properties fo:font-size="10pt" style:font-size-asian="10pt" style:font-name-complex="Wingdings" style:font-family-complex="Wingdings" style:font-family-generic-complex="system" style:font-pitch-complex="variable"/>
    </style:style>
    <style:style style:name="ListLabel_20_419" style:display-name="ListLabel 419" style:family="text">
      <style:text-properties fo:font-size="10pt" style:font-size-asian="10pt" style:font-name-complex="Wingdings" style:font-family-complex="Wingdings" style:font-family-generic-complex="system" style:font-pitch-complex="variable"/>
    </style:style>
    <style:style style:name="ListLabel_20_420" style:display-name="ListLabel 420" style:family="text">
      <style:text-properties fo:font-size="10pt" style:font-size-asian="10pt" style:font-name-complex="Wingdings" style:font-family-complex="Wingdings" style:font-family-generic-complex="system" style:font-pitch-complex="variable"/>
    </style:style>
    <style:style style:name="ListLabel_20_421" style:display-name="ListLabel 421" style:family="text">
      <style:text-properties fo:font-size="10pt" style:font-size-asian="10pt" style:font-name-complex="Wingdings" style:font-family-complex="Wingdings" style:font-family-generic-complex="system" style:font-pitch-complex="variable"/>
    </style:style>
    <style:style style:name="ListLabel_20_422" style:display-name="ListLabel 422" style:family="text">
      <style:text-properties fo:font-size="10pt" style:font-size-asian="10pt" style:font-name-complex="Wingdings" style:font-family-complex="Wingdings" style:font-family-generic-complex="system" style:font-pitch-complex="variable"/>
    </style:style>
    <style:style style:name="ListLabel_20_423" style:display-name="ListLabel 423" style:family="text">
      <style:text-properties fo:font-size="10pt" style:font-size-asian="10pt" style:font-name-complex="Wingdings" style:font-family-complex="Wingdings" style:font-family-generic-complex="system" style:font-pitch-complex="variable"/>
    </style:style>
    <style:style style:name="ListLabel_20_424" style:display-name="ListLabel 42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25" style:display-name="ListLabel 425" style:family="text">
      <style:text-properties fo:font-size="10pt" style:font-size-asian="10pt" style:font-name-complex="Courier New" style:font-family-complex="'Courier New'" style:font-family-generic-complex="system" style:font-pitch-complex="variable"/>
    </style:style>
    <style:style style:name="ListLabel_20_426" style:display-name="ListLabel 426" style:family="text">
      <style:text-properties fo:font-size="10pt" style:font-size-asian="10pt" style:font-name-complex="Wingdings" style:font-family-complex="Wingdings" style:font-family-generic-complex="system" style:font-pitch-complex="variable"/>
    </style:style>
    <style:style style:name="ListLabel_20_427" style:display-name="ListLabel 427" style:family="text">
      <style:text-properties fo:font-size="10pt" style:font-size-asian="10pt" style:font-name-complex="Wingdings" style:font-family-complex="Wingdings" style:font-family-generic-complex="system" style:font-pitch-complex="variable"/>
    </style:style>
    <style:style style:name="ListLabel_20_428" style:display-name="ListLabel 428" style:family="text">
      <style:text-properties fo:font-size="10pt" style:font-size-asian="10pt" style:font-name-complex="Wingdings" style:font-family-complex="Wingdings" style:font-family-generic-complex="system" style:font-pitch-complex="variable"/>
    </style:style>
    <style:style style:name="ListLabel_20_429" style:display-name="ListLabel 429" style:family="text">
      <style:text-properties fo:font-size="10pt" style:font-size-asian="10pt" style:font-name-complex="Wingdings" style:font-family-complex="Wingdings" style:font-family-generic-complex="system" style:font-pitch-complex="variable"/>
    </style:style>
    <style:style style:name="ListLabel_20_430" style:display-name="ListLabel 430" style:family="text">
      <style:text-properties fo:font-size="10pt" style:font-size-asian="10pt" style:font-name-complex="Wingdings" style:font-family-complex="Wingdings" style:font-family-generic-complex="system" style:font-pitch-complex="variable"/>
    </style:style>
    <style:style style:name="ListLabel_20_431" style:display-name="ListLabel 431" style:family="text">
      <style:text-properties fo:font-size="10pt" style:font-size-asian="10pt" style:font-name-complex="Wingdings" style:font-family-complex="Wingdings" style:font-family-generic-complex="system" style:font-pitch-complex="variable"/>
    </style:style>
    <style:style style:name="ListLabel_20_432" style:display-name="ListLabel 432" style:family="text">
      <style:text-properties fo:font-size="10pt" style:font-size-asian="10pt" style:font-name-complex="Wingdings" style:font-family-complex="Wingdings" style:font-family-generic-complex="system" style:font-pitch-complex="variable"/>
    </style:style>
    <style:style style:name="ListLabel_20_433" style:display-name="ListLabel 43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34" style:display-name="ListLabel 434" style:family="text">
      <style:text-properties fo:font-size="10pt" style:font-size-asian="10pt" style:font-name-complex="Courier New" style:font-family-complex="'Courier New'" style:font-family-generic-complex="system" style:font-pitch-complex="variable"/>
    </style:style>
    <style:style style:name="ListLabel_20_435" style:display-name="ListLabel 435" style:family="text">
      <style:text-properties fo:font-size="10pt" style:font-size-asian="10pt" style:font-name-complex="Wingdings" style:font-family-complex="Wingdings" style:font-family-generic-complex="system" style:font-pitch-complex="variable"/>
    </style:style>
    <style:style style:name="ListLabel_20_436" style:display-name="ListLabel 436" style:family="text">
      <style:text-properties fo:font-size="10pt" style:font-size-asian="10pt" style:font-name-complex="Wingdings" style:font-family-complex="Wingdings" style:font-family-generic-complex="system" style:font-pitch-complex="variable"/>
    </style:style>
    <style:style style:name="ListLabel_20_437" style:display-name="ListLabel 437" style:family="text">
      <style:text-properties fo:font-size="10pt" style:font-size-asian="10pt" style:font-name-complex="Wingdings" style:font-family-complex="Wingdings" style:font-family-generic-complex="system" style:font-pitch-complex="variable"/>
    </style:style>
    <style:style style:name="ListLabel_20_438" style:display-name="ListLabel 438" style:family="text">
      <style:text-properties fo:font-size="10pt" style:font-size-asian="10pt" style:font-name-complex="Wingdings" style:font-family-complex="Wingdings" style:font-family-generic-complex="system" style:font-pitch-complex="variable"/>
    </style:style>
    <style:style style:name="ListLabel_20_439" style:display-name="ListLabel 439" style:family="text">
      <style:text-properties fo:font-size="10pt" style:font-size-asian="10pt" style:font-name-complex="Wingdings" style:font-family-complex="Wingdings" style:font-family-generic-complex="system" style:font-pitch-complex="variable"/>
    </style:style>
    <style:style style:name="ListLabel_20_440" style:display-name="ListLabel 440" style:family="text">
      <style:text-properties fo:font-size="10pt" style:font-size-asian="10pt" style:font-name-complex="Wingdings" style:font-family-complex="Wingdings" style:font-family-generic-complex="system" style:font-pitch-complex="variable"/>
    </style:style>
    <style:style style:name="ListLabel_20_441" style:display-name="ListLabel 441" style:family="text">
      <style:text-properties fo:font-size="10pt" style:font-size-asian="10pt" style:font-name-complex="Wingdings" style:font-family-complex="Wingdings" style:font-family-generic-complex="system" style:font-pitch-complex="variable"/>
    </style:style>
    <style:style style:name="ListLabel_20_442" style:display-name="ListLabel 44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43" style:display-name="ListLabel 443" style:family="text">
      <style:text-properties fo:font-size="10pt" style:font-size-asian="10pt" style:font-name-complex="Courier New" style:font-family-complex="'Courier New'" style:font-family-generic-complex="system" style:font-pitch-complex="variable"/>
    </style:style>
    <style:style style:name="ListLabel_20_444" style:display-name="ListLabel 444" style:family="text">
      <style:text-properties fo:font-size="10pt" style:font-size-asian="10pt" style:font-name-complex="Wingdings" style:font-family-complex="Wingdings" style:font-family-generic-complex="system" style:font-pitch-complex="variable"/>
    </style:style>
    <style:style style:name="ListLabel_20_445" style:display-name="ListLabel 445" style:family="text">
      <style:text-properties fo:font-size="10pt" style:font-size-asian="10pt" style:font-name-complex="Wingdings" style:font-family-complex="Wingdings" style:font-family-generic-complex="system" style:font-pitch-complex="variable"/>
    </style:style>
    <style:style style:name="ListLabel_20_446" style:display-name="ListLabel 446" style:family="text">
      <style:text-properties fo:font-size="10pt" style:font-size-asian="10pt" style:font-name-complex="Wingdings" style:font-family-complex="Wingdings" style:font-family-generic-complex="system" style:font-pitch-complex="variable"/>
    </style:style>
    <style:style style:name="ListLabel_20_447" style:display-name="ListLabel 447" style:family="text">
      <style:text-properties fo:font-size="10pt" style:font-size-asian="10pt" style:font-name-complex="Wingdings" style:font-family-complex="Wingdings" style:font-family-generic-complex="system" style:font-pitch-complex="variable"/>
    </style:style>
    <style:style style:name="ListLabel_20_448" style:display-name="ListLabel 448" style:family="text">
      <style:text-properties fo:font-size="10pt" style:font-size-asian="10pt" style:font-name-complex="Wingdings" style:font-family-complex="Wingdings" style:font-family-generic-complex="system" style:font-pitch-complex="variable"/>
    </style:style>
    <style:style style:name="ListLabel_20_449" style:display-name="ListLabel 449" style:family="text">
      <style:text-properties fo:font-size="10pt" style:font-size-asian="10pt" style:font-name-complex="Wingdings" style:font-family-complex="Wingdings" style:font-family-generic-complex="system" style:font-pitch-complex="variable"/>
    </style:style>
    <style:style style:name="ListLabel_20_450" style:display-name="ListLabel 450" style:family="text">
      <style:text-properties fo:font-size="10pt" style:font-size-asian="10pt" style:font-name-complex="Wingdings" style:font-family-complex="Wingdings" style:font-family-generic-complex="system" style:font-pitch-complex="variable"/>
    </style:style>
    <style:style style:name="ListLabel_20_451" style:display-name="ListLabel 45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52" style:display-name="ListLabel 452" style:family="text">
      <style:text-properties fo:font-size="10pt" style:font-size-asian="10pt" style:font-name-complex="Courier New" style:font-family-complex="'Courier New'" style:font-family-generic-complex="system" style:font-pitch-complex="variable"/>
    </style:style>
    <style:style style:name="ListLabel_20_453" style:display-name="ListLabel 453" style:family="text">
      <style:text-properties fo:font-size="10pt" style:font-size-asian="10pt" style:font-name-complex="Wingdings" style:font-family-complex="Wingdings" style:font-family-generic-complex="system" style:font-pitch-complex="variable"/>
    </style:style>
    <style:style style:name="ListLabel_20_454" style:display-name="ListLabel 454" style:family="text">
      <style:text-properties fo:font-size="10pt" style:font-size-asian="10pt" style:font-name-complex="Wingdings" style:font-family-complex="Wingdings" style:font-family-generic-complex="system" style:font-pitch-complex="variable"/>
    </style:style>
    <style:style style:name="ListLabel_20_455" style:display-name="ListLabel 455" style:family="text">
      <style:text-properties fo:font-size="10pt" style:font-size-asian="10pt" style:font-name-complex="Wingdings" style:font-family-complex="Wingdings" style:font-family-generic-complex="system" style:font-pitch-complex="variable"/>
    </style:style>
    <style:style style:name="ListLabel_20_456" style:display-name="ListLabel 456" style:family="text">
      <style:text-properties fo:font-size="10pt" style:font-size-asian="10pt" style:font-name-complex="Wingdings" style:font-family-complex="Wingdings" style:font-family-generic-complex="system" style:font-pitch-complex="variable"/>
    </style:style>
    <style:style style:name="ListLabel_20_457" style:display-name="ListLabel 457" style:family="text">
      <style:text-properties fo:font-size="10pt" style:font-size-asian="10pt" style:font-name-complex="Wingdings" style:font-family-complex="Wingdings" style:font-family-generic-complex="system" style:font-pitch-complex="variable"/>
    </style:style>
    <style:style style:name="ListLabel_20_458" style:display-name="ListLabel 458" style:family="text">
      <style:text-properties fo:font-size="10pt" style:font-size-asian="10pt" style:font-name-complex="Wingdings" style:font-family-complex="Wingdings" style:font-family-generic-complex="system" style:font-pitch-complex="variable"/>
    </style:style>
    <style:style style:name="ListLabel_20_459" style:display-name="ListLabel 459" style:family="text">
      <style:text-properties fo:font-size="10pt" style:font-size-asian="10pt" style:font-name-complex="Wingdings" style:font-family-complex="Wingdings" style:font-family-generic-complex="system" style:font-pitch-complex="variable"/>
    </style:style>
    <style:style style:name="ListLabel_20_460" style:display-name="ListLabel 46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61" style:display-name="ListLabel 461" style:family="text">
      <style:text-properties fo:font-size="10pt" style:font-size-asian="10pt" style:font-name-complex="Courier New" style:font-family-complex="'Courier New'" style:font-family-generic-complex="system" style:font-pitch-complex="variable"/>
    </style:style>
    <style:style style:name="ListLabel_20_462" style:display-name="ListLabel 462" style:family="text">
      <style:text-properties fo:font-size="10pt" style:font-size-asian="10pt" style:font-name-complex="Wingdings" style:font-family-complex="Wingdings" style:font-family-generic-complex="system" style:font-pitch-complex="variable"/>
    </style:style>
    <style:style style:name="ListLabel_20_463" style:display-name="ListLabel 463" style:family="text">
      <style:text-properties fo:font-size="10pt" style:font-size-asian="10pt" style:font-name-complex="Wingdings" style:font-family-complex="Wingdings" style:font-family-generic-complex="system" style:font-pitch-complex="variable"/>
    </style:style>
    <style:style style:name="ListLabel_20_464" style:display-name="ListLabel 464" style:family="text">
      <style:text-properties fo:font-size="10pt" style:font-size-asian="10pt" style:font-name-complex="Wingdings" style:font-family-complex="Wingdings" style:font-family-generic-complex="system" style:font-pitch-complex="variable"/>
    </style:style>
    <style:style style:name="ListLabel_20_465" style:display-name="ListLabel 465" style:family="text">
      <style:text-properties fo:font-size="10pt" style:font-size-asian="10pt" style:font-name-complex="Wingdings" style:font-family-complex="Wingdings" style:font-family-generic-complex="system" style:font-pitch-complex="variable"/>
    </style:style>
    <style:style style:name="ListLabel_20_466" style:display-name="ListLabel 466" style:family="text">
      <style:text-properties fo:font-size="10pt" style:font-size-asian="10pt" style:font-name-complex="Wingdings" style:font-family-complex="Wingdings" style:font-family-generic-complex="system" style:font-pitch-complex="variable"/>
    </style:style>
    <style:style style:name="ListLabel_20_467" style:display-name="ListLabel 467" style:family="text">
      <style:text-properties fo:font-size="10pt" style:font-size-asian="10pt" style:font-name-complex="Wingdings" style:font-family-complex="Wingdings" style:font-family-generic-complex="system" style:font-pitch-complex="variable"/>
    </style:style>
    <style:style style:name="ListLabel_20_468" style:display-name="ListLabel 468" style:family="text">
      <style:text-properties fo:font-size="10pt" style:font-size-asian="10pt" style:font-name-complex="Wingdings" style:font-family-complex="Wingdings" style:font-family-generic-complex="system" style:font-pitch-complex="variable"/>
    </style:style>
    <style:style style:name="ListLabel_20_469" style:display-name="ListLabel 46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70" style:display-name="ListLabel 470" style:family="text">
      <style:text-properties fo:font-size="10pt" style:font-size-asian="10pt" style:font-name-complex="Courier New" style:font-family-complex="'Courier New'" style:font-family-generic-complex="system" style:font-pitch-complex="variable"/>
    </style:style>
    <style:style style:name="ListLabel_20_471" style:display-name="ListLabel 471" style:family="text">
      <style:text-properties fo:font-size="10pt" style:font-size-asian="10pt" style:font-name-complex="Wingdings" style:font-family-complex="Wingdings" style:font-family-generic-complex="system" style:font-pitch-complex="variable"/>
    </style:style>
    <style:style style:name="ListLabel_20_472" style:display-name="ListLabel 472" style:family="text">
      <style:text-properties fo:font-size="10pt" style:font-size-asian="10pt" style:font-name-complex="Wingdings" style:font-family-complex="Wingdings" style:font-family-generic-complex="system" style:font-pitch-complex="variable"/>
    </style:style>
    <style:style style:name="ListLabel_20_473" style:display-name="ListLabel 473" style:family="text">
      <style:text-properties fo:font-size="10pt" style:font-size-asian="10pt" style:font-name-complex="Wingdings" style:font-family-complex="Wingdings" style:font-family-generic-complex="system" style:font-pitch-complex="variable"/>
    </style:style>
    <style:style style:name="ListLabel_20_474" style:display-name="ListLabel 474" style:family="text">
      <style:text-properties fo:font-size="10pt" style:font-size-asian="10pt" style:font-name-complex="Wingdings" style:font-family-complex="Wingdings" style:font-family-generic-complex="system" style:font-pitch-complex="variable"/>
    </style:style>
    <style:style style:name="ListLabel_20_475" style:display-name="ListLabel 475" style:family="text">
      <style:text-properties fo:font-size="10pt" style:font-size-asian="10pt" style:font-name-complex="Wingdings" style:font-family-complex="Wingdings" style:font-family-generic-complex="system" style:font-pitch-complex="variable"/>
    </style:style>
    <style:style style:name="ListLabel_20_476" style:display-name="ListLabel 476" style:family="text">
      <style:text-properties fo:font-size="10pt" style:font-size-asian="10pt" style:font-name-complex="Wingdings" style:font-family-complex="Wingdings" style:font-family-generic-complex="system" style:font-pitch-complex="variable"/>
    </style:style>
    <style:style style:name="ListLabel_20_477" style:display-name="ListLabel 477" style:family="text">
      <style:text-properties fo:font-size="10pt" style:font-size-asian="10pt" style:font-name-complex="Wingdings" style:font-family-complex="Wingdings" style:font-family-generic-complex="system" style:font-pitch-complex="variable"/>
    </style:style>
    <style:style style:name="ListLabel_20_478" style:display-name="ListLabel 47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79" style:display-name="ListLabel 479" style:family="text">
      <style:text-properties fo:font-size="10pt" style:font-size-asian="10pt" style:font-name-complex="Courier New" style:font-family-complex="'Courier New'" style:font-family-generic-complex="system" style:font-pitch-complex="variable"/>
    </style:style>
    <style:style style:name="ListLabel_20_480" style:display-name="ListLabel 480" style:family="text">
      <style:text-properties fo:font-size="10pt" style:font-size-asian="10pt" style:font-name-complex="Wingdings" style:font-family-complex="Wingdings" style:font-family-generic-complex="system" style:font-pitch-complex="variable"/>
    </style:style>
    <style:style style:name="ListLabel_20_481" style:display-name="ListLabel 481" style:family="text">
      <style:text-properties fo:font-size="10pt" style:font-size-asian="10pt" style:font-name-complex="Wingdings" style:font-family-complex="Wingdings" style:font-family-generic-complex="system" style:font-pitch-complex="variable"/>
    </style:style>
    <style:style style:name="ListLabel_20_482" style:display-name="ListLabel 482" style:family="text">
      <style:text-properties fo:font-size="10pt" style:font-size-asian="10pt" style:font-name-complex="Wingdings" style:font-family-complex="Wingdings" style:font-family-generic-complex="system" style:font-pitch-complex="variable"/>
    </style:style>
    <style:style style:name="ListLabel_20_483" style:display-name="ListLabel 483" style:family="text">
      <style:text-properties fo:font-size="10pt" style:font-size-asian="10pt" style:font-name-complex="Wingdings" style:font-family-complex="Wingdings" style:font-family-generic-complex="system" style:font-pitch-complex="variable"/>
    </style:style>
    <style:style style:name="ListLabel_20_484" style:display-name="ListLabel 484" style:family="text">
      <style:text-properties fo:font-size="10pt" style:font-size-asian="10pt" style:font-name-complex="Wingdings" style:font-family-complex="Wingdings" style:font-family-generic-complex="system" style:font-pitch-complex="variable"/>
    </style:style>
    <style:style style:name="ListLabel_20_485" style:display-name="ListLabel 485" style:family="text">
      <style:text-properties fo:font-size="10pt" style:font-size-asian="10pt" style:font-name-complex="Wingdings" style:font-family-complex="Wingdings" style:font-family-generic-complex="system" style:font-pitch-complex="variable"/>
    </style:style>
    <style:style style:name="ListLabel_20_486" style:display-name="ListLabel 486" style:family="text">
      <style:text-properties fo:font-size="10pt" style:font-size-asian="10pt" style:font-name-complex="Wingdings" style:font-family-complex="Wingdings" style:font-family-generic-complex="system" style:font-pitch-complex="variable"/>
    </style:style>
    <style:style style:name="ListLabel_20_487" style:display-name="ListLabel 48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88" style:display-name="ListLabel 488" style:family="text">
      <style:text-properties fo:font-size="10pt" style:font-size-asian="10pt" style:font-name-complex="Courier New" style:font-family-complex="'Courier New'" style:font-family-generic-complex="system" style:font-pitch-complex="variable"/>
    </style:style>
    <style:style style:name="ListLabel_20_489" style:display-name="ListLabel 489" style:family="text">
      <style:text-properties fo:font-size="10pt" style:font-size-asian="10pt" style:font-name-complex="Wingdings" style:font-family-complex="Wingdings" style:font-family-generic-complex="system" style:font-pitch-complex="variable"/>
    </style:style>
    <style:style style:name="ListLabel_20_490" style:display-name="ListLabel 490" style:family="text">
      <style:text-properties fo:font-size="10pt" style:font-size-asian="10pt" style:font-name-complex="Wingdings" style:font-family-complex="Wingdings" style:font-family-generic-complex="system" style:font-pitch-complex="variable"/>
    </style:style>
    <style:style style:name="ListLabel_20_491" style:display-name="ListLabel 491" style:family="text">
      <style:text-properties fo:font-size="10pt" style:font-size-asian="10pt" style:font-name-complex="Wingdings" style:font-family-complex="Wingdings" style:font-family-generic-complex="system" style:font-pitch-complex="variable"/>
    </style:style>
    <style:style style:name="ListLabel_20_492" style:display-name="ListLabel 492" style:family="text">
      <style:text-properties fo:font-size="10pt" style:font-size-asian="10pt" style:font-name-complex="Wingdings" style:font-family-complex="Wingdings" style:font-family-generic-complex="system" style:font-pitch-complex="variable"/>
    </style:style>
    <style:style style:name="ListLabel_20_493" style:display-name="ListLabel 493" style:family="text">
      <style:text-properties fo:font-size="10pt" style:font-size-asian="10pt" style:font-name-complex="Wingdings" style:font-family-complex="Wingdings" style:font-family-generic-complex="system" style:font-pitch-complex="variable"/>
    </style:style>
    <style:style style:name="ListLabel_20_494" style:display-name="ListLabel 494" style:family="text">
      <style:text-properties fo:font-size="10pt" style:font-size-asian="10pt" style:font-name-complex="Wingdings" style:font-family-complex="Wingdings" style:font-family-generic-complex="system" style:font-pitch-complex="variable"/>
    </style:style>
    <style:style style:name="ListLabel_20_495" style:display-name="ListLabel 495" style:family="text">
      <style:text-properties fo:font-size="10pt" style:font-size-asian="10pt" style:font-name-complex="Wingdings" style:font-family-complex="Wingdings" style:font-family-generic-complex="system" style:font-pitch-complex="variable"/>
    </style:style>
    <style:style style:name="ListLabel_20_496" style:display-name="ListLabel 49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97" style:display-name="ListLabel 497" style:family="text">
      <style:text-properties fo:font-size="10pt" style:font-size-asian="10pt" style:font-name-complex="Courier New" style:font-family-complex="'Courier New'" style:font-family-generic-complex="system" style:font-pitch-complex="variable"/>
    </style:style>
    <style:style style:name="ListLabel_20_498" style:display-name="ListLabel 498" style:family="text">
      <style:text-properties fo:font-size="10pt" style:font-size-asian="10pt" style:font-name-complex="Wingdings" style:font-family-complex="Wingdings" style:font-family-generic-complex="system" style:font-pitch-complex="variable"/>
    </style:style>
    <style:style style:name="ListLabel_20_499" style:display-name="ListLabel 499" style:family="text">
      <style:text-properties fo:font-size="10pt" style:font-size-asian="10pt" style:font-name-complex="Wingdings" style:font-family-complex="Wingdings" style:font-family-generic-complex="system" style:font-pitch-complex="variable"/>
    </style:style>
    <style:style style:name="ListLabel_20_500" style:display-name="ListLabel 500" style:family="text">
      <style:text-properties fo:font-size="10pt" style:font-size-asian="10pt" style:font-name-complex="Wingdings" style:font-family-complex="Wingdings" style:font-family-generic-complex="system" style:font-pitch-complex="variable"/>
    </style:style>
    <style:style style:name="ListLabel_20_501" style:display-name="ListLabel 501" style:family="text">
      <style:text-properties fo:font-size="10pt" style:font-size-asian="10pt" style:font-name-complex="Wingdings" style:font-family-complex="Wingdings" style:font-family-generic-complex="system" style:font-pitch-complex="variable"/>
    </style:style>
    <style:style style:name="ListLabel_20_502" style:display-name="ListLabel 502" style:family="text">
      <style:text-properties fo:font-size="10pt" style:font-size-asian="10pt" style:font-name-complex="Wingdings" style:font-family-complex="Wingdings" style:font-family-generic-complex="system" style:font-pitch-complex="variable"/>
    </style:style>
    <style:style style:name="ListLabel_20_503" style:display-name="ListLabel 503" style:family="text">
      <style:text-properties fo:font-size="10pt" style:font-size-asian="10pt" style:font-name-complex="Wingdings" style:font-family-complex="Wingdings" style:font-family-generic-complex="system" style:font-pitch-complex="variable"/>
    </style:style>
    <style:style style:name="ListLabel_20_504" style:display-name="ListLabel 504" style:family="text">
      <style:text-properties fo:font-size="10pt" style:font-size-asian="10pt" style:font-name-complex="Wingdings" style:font-family-complex="Wingdings" style:font-family-generic-complex="system" style:font-pitch-complex="variable"/>
    </style:style>
    <style:style style:name="ListLabel_20_505" style:display-name="ListLabel 50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06" style:display-name="ListLabel 506" style:family="text">
      <style:text-properties fo:font-size="10pt" style:font-size-asian="10pt" style:font-name-complex="Courier New" style:font-family-complex="'Courier New'" style:font-family-generic-complex="system" style:font-pitch-complex="variable"/>
    </style:style>
    <style:style style:name="ListLabel_20_507" style:display-name="ListLabel 507" style:family="text">
      <style:text-properties fo:font-size="10pt" style:font-size-asian="10pt" style:font-name-complex="Wingdings" style:font-family-complex="Wingdings" style:font-family-generic-complex="system" style:font-pitch-complex="variable"/>
    </style:style>
    <style:style style:name="ListLabel_20_508" style:display-name="ListLabel 508" style:family="text">
      <style:text-properties fo:font-size="10pt" style:font-size-asian="10pt" style:font-name-complex="Wingdings" style:font-family-complex="Wingdings" style:font-family-generic-complex="system" style:font-pitch-complex="variable"/>
    </style:style>
    <style:style style:name="ListLabel_20_509" style:display-name="ListLabel 509" style:family="text">
      <style:text-properties fo:font-size="10pt" style:font-size-asian="10pt" style:font-name-complex="Wingdings" style:font-family-complex="Wingdings" style:font-family-generic-complex="system" style:font-pitch-complex="variable"/>
    </style:style>
    <style:style style:name="ListLabel_20_510" style:display-name="ListLabel 510" style:family="text">
      <style:text-properties fo:font-size="10pt" style:font-size-asian="10pt" style:font-name-complex="Wingdings" style:font-family-complex="Wingdings" style:font-family-generic-complex="system" style:font-pitch-complex="variable"/>
    </style:style>
    <style:style style:name="ListLabel_20_511" style:display-name="ListLabel 511" style:family="text">
      <style:text-properties fo:font-size="10pt" style:font-size-asian="10pt" style:font-name-complex="Wingdings" style:font-family-complex="Wingdings" style:font-family-generic-complex="system" style:font-pitch-complex="variable"/>
    </style:style>
    <style:style style:name="ListLabel_20_512" style:display-name="ListLabel 512" style:family="text">
      <style:text-properties fo:font-size="10pt" style:font-size-asian="10pt" style:font-name-complex="Wingdings" style:font-family-complex="Wingdings" style:font-family-generic-complex="system" style:font-pitch-complex="variable"/>
    </style:style>
    <style:style style:name="ListLabel_20_513" style:display-name="ListLabel 513" style:family="text">
      <style:text-properties fo:font-size="10pt" style:font-size-asian="10pt" style:font-name-complex="Wingdings" style:font-family-complex="Wingdings" style:font-family-generic-complex="system" style:font-pitch-complex="variable"/>
    </style:style>
    <style:style style:name="ListLabel_20_514" style:display-name="ListLabel 51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15" style:display-name="ListLabel 515" style:family="text">
      <style:text-properties fo:font-size="10pt" style:font-size-asian="10pt" style:font-name-complex="Courier New" style:font-family-complex="'Courier New'" style:font-family-generic-complex="system" style:font-pitch-complex="variable"/>
    </style:style>
    <style:style style:name="ListLabel_20_516" style:display-name="ListLabel 516" style:family="text">
      <style:text-properties fo:font-size="10pt" style:font-size-asian="10pt" style:font-name-complex="Wingdings" style:font-family-complex="Wingdings" style:font-family-generic-complex="system" style:font-pitch-complex="variable"/>
    </style:style>
    <style:style style:name="ListLabel_20_517" style:display-name="ListLabel 517" style:family="text">
      <style:text-properties fo:font-size="10pt" style:font-size-asian="10pt" style:font-name-complex="Wingdings" style:font-family-complex="Wingdings" style:font-family-generic-complex="system" style:font-pitch-complex="variable"/>
    </style:style>
    <style:style style:name="ListLabel_20_518" style:display-name="ListLabel 518" style:family="text">
      <style:text-properties fo:font-size="10pt" style:font-size-asian="10pt" style:font-name-complex="Wingdings" style:font-family-complex="Wingdings" style:font-family-generic-complex="system" style:font-pitch-complex="variable"/>
    </style:style>
    <style:style style:name="ListLabel_20_519" style:display-name="ListLabel 519" style:family="text">
      <style:text-properties fo:font-size="10pt" style:font-size-asian="10pt" style:font-name-complex="Wingdings" style:font-family-complex="Wingdings" style:font-family-generic-complex="system" style:font-pitch-complex="variable"/>
    </style:style>
    <style:style style:name="ListLabel_20_520" style:display-name="ListLabel 520" style:family="text">
      <style:text-properties fo:font-size="10pt" style:font-size-asian="10pt" style:font-name-complex="Wingdings" style:font-family-complex="Wingdings" style:font-family-generic-complex="system" style:font-pitch-complex="variable"/>
    </style:style>
    <style:style style:name="ListLabel_20_521" style:display-name="ListLabel 521" style:family="text">
      <style:text-properties fo:font-size="10pt" style:font-size-asian="10pt" style:font-name-complex="Wingdings" style:font-family-complex="Wingdings" style:font-family-generic-complex="system" style:font-pitch-complex="variable"/>
    </style:style>
    <style:style style:name="ListLabel_20_522" style:display-name="ListLabel 522" style:family="text">
      <style:text-properties fo:font-size="10pt" style:font-size-asian="10pt" style:font-name-complex="Wingdings" style:font-family-complex="Wingdings" style:font-family-generic-complex="system" style:font-pitch-complex="variable"/>
    </style:style>
    <style:style style:name="ListLabel_20_523" style:display-name="ListLabel 52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24" style:display-name="ListLabel 524" style:family="text">
      <style:text-properties fo:font-size="10pt" style:font-size-asian="10pt" style:font-name-complex="Courier New" style:font-family-complex="'Courier New'" style:font-family-generic-complex="system" style:font-pitch-complex="variable"/>
    </style:style>
    <style:style style:name="ListLabel_20_525" style:display-name="ListLabel 525" style:family="text">
      <style:text-properties fo:font-size="10pt" style:font-size-asian="10pt" style:font-name-complex="Wingdings" style:font-family-complex="Wingdings" style:font-family-generic-complex="system" style:font-pitch-complex="variable"/>
    </style:style>
    <style:style style:name="ListLabel_20_526" style:display-name="ListLabel 526" style:family="text">
      <style:text-properties fo:font-size="10pt" style:font-size-asian="10pt" style:font-name-complex="Wingdings" style:font-family-complex="Wingdings" style:font-family-generic-complex="system" style:font-pitch-complex="variable"/>
    </style:style>
    <style:style style:name="ListLabel_20_527" style:display-name="ListLabel 527" style:family="text">
      <style:text-properties fo:font-size="10pt" style:font-size-asian="10pt" style:font-name-complex="Wingdings" style:font-family-complex="Wingdings" style:font-family-generic-complex="system" style:font-pitch-complex="variable"/>
    </style:style>
    <style:style style:name="ListLabel_20_528" style:display-name="ListLabel 528" style:family="text">
      <style:text-properties fo:font-size="10pt" style:font-size-asian="10pt" style:font-name-complex="Wingdings" style:font-family-complex="Wingdings" style:font-family-generic-complex="system" style:font-pitch-complex="variable"/>
    </style:style>
    <style:style style:name="ListLabel_20_529" style:display-name="ListLabel 529" style:family="text">
      <style:text-properties fo:font-size="10pt" style:font-size-asian="10pt" style:font-name-complex="Wingdings" style:font-family-complex="Wingdings" style:font-family-generic-complex="system" style:font-pitch-complex="variable"/>
    </style:style>
    <style:style style:name="ListLabel_20_530" style:display-name="ListLabel 530" style:family="text">
      <style:text-properties fo:font-size="10pt" style:font-size-asian="10pt" style:font-name-complex="Wingdings" style:font-family-complex="Wingdings" style:font-family-generic-complex="system" style:font-pitch-complex="variable"/>
    </style:style>
    <style:style style:name="ListLabel_20_531" style:display-name="ListLabel 531" style:family="text">
      <style:text-properties fo:font-size="10pt" style:font-size-asian="10pt" style:font-name-complex="Wingdings" style:font-family-complex="Wingdings" style:font-family-generic-complex="system" style:font-pitch-complex="variable"/>
    </style:style>
    <style:style style:name="ListLabel_20_532" style:display-name="ListLabel 53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33" style:display-name="ListLabel 533" style:family="text">
      <style:text-properties fo:font-size="10pt" style:font-size-asian="10pt" style:font-name-complex="Courier New" style:font-family-complex="'Courier New'" style:font-family-generic-complex="system" style:font-pitch-complex="variable"/>
    </style:style>
    <style:style style:name="ListLabel_20_534" style:display-name="ListLabel 534" style:family="text">
      <style:text-properties fo:font-size="10pt" style:font-size-asian="10pt" style:font-name-complex="Wingdings" style:font-family-complex="Wingdings" style:font-family-generic-complex="system" style:font-pitch-complex="variable"/>
    </style:style>
    <style:style style:name="ListLabel_20_535" style:display-name="ListLabel 535" style:family="text">
      <style:text-properties fo:font-size="10pt" style:font-size-asian="10pt" style:font-name-complex="Wingdings" style:font-family-complex="Wingdings" style:font-family-generic-complex="system" style:font-pitch-complex="variable"/>
    </style:style>
    <style:style style:name="ListLabel_20_536" style:display-name="ListLabel 536" style:family="text">
      <style:text-properties fo:font-size="10pt" style:font-size-asian="10pt" style:font-name-complex="Wingdings" style:font-family-complex="Wingdings" style:font-family-generic-complex="system" style:font-pitch-complex="variable"/>
    </style:style>
    <style:style style:name="ListLabel_20_537" style:display-name="ListLabel 537" style:family="text">
      <style:text-properties fo:font-size="10pt" style:font-size-asian="10pt" style:font-name-complex="Wingdings" style:font-family-complex="Wingdings" style:font-family-generic-complex="system" style:font-pitch-complex="variable"/>
    </style:style>
    <style:style style:name="ListLabel_20_538" style:display-name="ListLabel 538" style:family="text">
      <style:text-properties fo:font-size="10pt" style:font-size-asian="10pt" style:font-name-complex="Wingdings" style:font-family-complex="Wingdings" style:font-family-generic-complex="system" style:font-pitch-complex="variable"/>
    </style:style>
    <style:style style:name="ListLabel_20_539" style:display-name="ListLabel 539" style:family="text">
      <style:text-properties fo:font-size="10pt" style:font-size-asian="10pt" style:font-name-complex="Wingdings" style:font-family-complex="Wingdings" style:font-family-generic-complex="system" style:font-pitch-complex="variable"/>
    </style:style>
    <style:style style:name="ListLabel_20_540" style:display-name="ListLabel 540" style:family="text">
      <style:text-properties fo:font-size="10pt" style:font-size-asian="10pt" style:font-name-complex="Wingdings" style:font-family-complex="Wingdings" style:font-family-generic-complex="system" style:font-pitch-complex="variable"/>
    </style:style>
    <style:style style:name="ListLabel_20_541" style:display-name="ListLabel 54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42" style:display-name="ListLabel 542" style:family="text">
      <style:text-properties fo:font-size="10pt" style:font-size-asian="10pt" style:font-name-complex="Courier New" style:font-family-complex="'Courier New'" style:font-family-generic-complex="system" style:font-pitch-complex="variable"/>
    </style:style>
    <style:style style:name="ListLabel_20_543" style:display-name="ListLabel 543" style:family="text">
      <style:text-properties fo:font-size="10pt" style:font-size-asian="10pt" style:font-name-complex="Wingdings" style:font-family-complex="Wingdings" style:font-family-generic-complex="system" style:font-pitch-complex="variable"/>
    </style:style>
    <style:style style:name="ListLabel_20_544" style:display-name="ListLabel 544" style:family="text">
      <style:text-properties fo:font-size="10pt" style:font-size-asian="10pt" style:font-name-complex="Wingdings" style:font-family-complex="Wingdings" style:font-family-generic-complex="system" style:font-pitch-complex="variable"/>
    </style:style>
    <style:style style:name="ListLabel_20_545" style:display-name="ListLabel 545" style:family="text">
      <style:text-properties fo:font-size="10pt" style:font-size-asian="10pt" style:font-name-complex="Wingdings" style:font-family-complex="Wingdings" style:font-family-generic-complex="system" style:font-pitch-complex="variable"/>
    </style:style>
    <style:style style:name="ListLabel_20_546" style:display-name="ListLabel 546" style:family="text">
      <style:text-properties fo:font-size="10pt" style:font-size-asian="10pt" style:font-name-complex="Wingdings" style:font-family-complex="Wingdings" style:font-family-generic-complex="system" style:font-pitch-complex="variable"/>
    </style:style>
    <style:style style:name="ListLabel_20_547" style:display-name="ListLabel 547" style:family="text">
      <style:text-properties fo:font-size="10pt" style:font-size-asian="10pt" style:font-name-complex="Wingdings" style:font-family-complex="Wingdings" style:font-family-generic-complex="system" style:font-pitch-complex="variable"/>
    </style:style>
    <style:style style:name="ListLabel_20_548" style:display-name="ListLabel 548" style:family="text">
      <style:text-properties fo:font-size="10pt" style:font-size-asian="10pt" style:font-name-complex="Wingdings" style:font-family-complex="Wingdings" style:font-family-generic-complex="system" style:font-pitch-complex="variable"/>
    </style:style>
    <style:style style:name="ListLabel_20_549" style:display-name="ListLabel 549" style:family="text">
      <style:text-properties fo:font-size="10pt" style:font-size-asian="10pt" style:font-name-complex="Wingdings" style:font-family-complex="Wingdings" style:font-family-generic-complex="system" style:font-pitch-complex="variable"/>
    </style:style>
    <style:style style:name="ListLabel_20_550" style:display-name="ListLabel 55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51" style:display-name="ListLabel 551" style:family="text">
      <style:text-properties fo:font-size="10pt" style:font-size-asian="10pt" style:font-name-complex="Courier New" style:font-family-complex="'Courier New'" style:font-family-generic-complex="system" style:font-pitch-complex="variable"/>
    </style:style>
    <style:style style:name="ListLabel_20_552" style:display-name="ListLabel 552" style:family="text">
      <style:text-properties fo:font-size="10pt" style:font-size-asian="10pt" style:font-name-complex="Wingdings" style:font-family-complex="Wingdings" style:font-family-generic-complex="system" style:font-pitch-complex="variable"/>
    </style:style>
    <style:style style:name="ListLabel_20_553" style:display-name="ListLabel 553" style:family="text">
      <style:text-properties fo:font-size="10pt" style:font-size-asian="10pt" style:font-name-complex="Wingdings" style:font-family-complex="Wingdings" style:font-family-generic-complex="system" style:font-pitch-complex="variable"/>
    </style:style>
    <style:style style:name="ListLabel_20_554" style:display-name="ListLabel 554" style:family="text">
      <style:text-properties fo:font-size="10pt" style:font-size-asian="10pt" style:font-name-complex="Wingdings" style:font-family-complex="Wingdings" style:font-family-generic-complex="system" style:font-pitch-complex="variable"/>
    </style:style>
    <style:style style:name="ListLabel_20_555" style:display-name="ListLabel 555" style:family="text">
      <style:text-properties fo:font-size="10pt" style:font-size-asian="10pt" style:font-name-complex="Wingdings" style:font-family-complex="Wingdings" style:font-family-generic-complex="system" style:font-pitch-complex="variable"/>
    </style:style>
    <style:style style:name="ListLabel_20_556" style:display-name="ListLabel 556" style:family="text">
      <style:text-properties fo:font-size="10pt" style:font-size-asian="10pt" style:font-name-complex="Wingdings" style:font-family-complex="Wingdings" style:font-family-generic-complex="system" style:font-pitch-complex="variable"/>
    </style:style>
    <style:style style:name="ListLabel_20_557" style:display-name="ListLabel 557" style:family="text">
      <style:text-properties fo:font-size="10pt" style:font-size-asian="10pt" style:font-name-complex="Wingdings" style:font-family-complex="Wingdings" style:font-family-generic-complex="system" style:font-pitch-complex="variable"/>
    </style:style>
    <style:style style:name="ListLabel_20_558" style:display-name="ListLabel 558" style:family="text">
      <style:text-properties fo:font-size="10pt" style:font-size-asian="10pt" style:font-name-complex="Wingdings" style:font-family-complex="Wingdings" style:font-family-generic-complex="system" style:font-pitch-complex="variable"/>
    </style:style>
    <style:style style:name="ListLabel_20_559" style:display-name="ListLabel 55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60" style:display-name="ListLabel 560" style:family="text">
      <style:text-properties fo:font-size="10pt" style:font-size-asian="10pt" style:font-name-complex="Courier New" style:font-family-complex="'Courier New'" style:font-family-generic-complex="system" style:font-pitch-complex="variable"/>
    </style:style>
    <style:style style:name="ListLabel_20_561" style:display-name="ListLabel 561" style:family="text">
      <style:text-properties fo:font-size="10pt" style:font-size-asian="10pt" style:font-name-complex="Wingdings" style:font-family-complex="Wingdings" style:font-family-generic-complex="system" style:font-pitch-complex="variable"/>
    </style:style>
    <style:style style:name="ListLabel_20_562" style:display-name="ListLabel 562" style:family="text">
      <style:text-properties fo:font-size="10pt" style:font-size-asian="10pt" style:font-name-complex="Wingdings" style:font-family-complex="Wingdings" style:font-family-generic-complex="system" style:font-pitch-complex="variable"/>
    </style:style>
    <style:style style:name="ListLabel_20_563" style:display-name="ListLabel 563" style:family="text">
      <style:text-properties fo:font-size="10pt" style:font-size-asian="10pt" style:font-name-complex="Wingdings" style:font-family-complex="Wingdings" style:font-family-generic-complex="system" style:font-pitch-complex="variable"/>
    </style:style>
    <style:style style:name="ListLabel_20_564" style:display-name="ListLabel 564" style:family="text">
      <style:text-properties fo:font-size="10pt" style:font-size-asian="10pt" style:font-name-complex="Wingdings" style:font-family-complex="Wingdings" style:font-family-generic-complex="system" style:font-pitch-complex="variable"/>
    </style:style>
    <style:style style:name="ListLabel_20_565" style:display-name="ListLabel 565" style:family="text">
      <style:text-properties fo:font-size="10pt" style:font-size-asian="10pt" style:font-name-complex="Wingdings" style:font-family-complex="Wingdings" style:font-family-generic-complex="system" style:font-pitch-complex="variable"/>
    </style:style>
    <style:style style:name="ListLabel_20_566" style:display-name="ListLabel 566" style:family="text">
      <style:text-properties fo:font-size="10pt" style:font-size-asian="10pt" style:font-name-complex="Wingdings" style:font-family-complex="Wingdings" style:font-family-generic-complex="system" style:font-pitch-complex="variable"/>
    </style:style>
    <style:style style:name="ListLabel_20_567" style:display-name="ListLabel 567" style:family="text">
      <style:text-properties fo:font-size="10pt" style:font-size-asian="10pt" style:font-name-complex="Wingdings" style:font-family-complex="Wingdings" style:font-family-generic-complex="system" style:font-pitch-complex="variable"/>
    </style:style>
    <style:style style:name="ListLabel_20_568" style:display-name="ListLabel 56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69" style:display-name="ListLabel 569" style:family="text">
      <style:text-properties fo:font-size="10pt" style:font-size-asian="10pt" style:font-name-complex="Courier New" style:font-family-complex="'Courier New'" style:font-family-generic-complex="system" style:font-pitch-complex="variable"/>
    </style:style>
    <style:style style:name="ListLabel_20_570" style:display-name="ListLabel 570" style:family="text">
      <style:text-properties fo:font-size="10pt" style:font-size-asian="10pt" style:font-name-complex="Wingdings" style:font-family-complex="Wingdings" style:font-family-generic-complex="system" style:font-pitch-complex="variable"/>
    </style:style>
    <style:style style:name="ListLabel_20_571" style:display-name="ListLabel 571" style:family="text">
      <style:text-properties fo:font-size="10pt" style:font-size-asian="10pt" style:font-name-complex="Wingdings" style:font-family-complex="Wingdings" style:font-family-generic-complex="system" style:font-pitch-complex="variable"/>
    </style:style>
    <style:style style:name="ListLabel_20_572" style:display-name="ListLabel 572" style:family="text">
      <style:text-properties fo:font-size="10pt" style:font-size-asian="10pt" style:font-name-complex="Wingdings" style:font-family-complex="Wingdings" style:font-family-generic-complex="system" style:font-pitch-complex="variable"/>
    </style:style>
    <style:style style:name="ListLabel_20_573" style:display-name="ListLabel 573" style:family="text">
      <style:text-properties fo:font-size="10pt" style:font-size-asian="10pt" style:font-name-complex="Wingdings" style:font-family-complex="Wingdings" style:font-family-generic-complex="system" style:font-pitch-complex="variable"/>
    </style:style>
    <style:style style:name="ListLabel_20_574" style:display-name="ListLabel 574" style:family="text">
      <style:text-properties fo:font-size="10pt" style:font-size-asian="10pt" style:font-name-complex="Wingdings" style:font-family-complex="Wingdings" style:font-family-generic-complex="system" style:font-pitch-complex="variable"/>
    </style:style>
    <style:style style:name="ListLabel_20_575" style:display-name="ListLabel 575" style:family="text">
      <style:text-properties fo:font-size="10pt" style:font-size-asian="10pt" style:font-name-complex="Wingdings" style:font-family-complex="Wingdings" style:font-family-generic-complex="system" style:font-pitch-complex="variable"/>
    </style:style>
    <style:style style:name="ListLabel_20_576" style:display-name="ListLabel 576" style:family="text">
      <style:text-properties fo:font-size="10pt" style:font-size-asian="10pt" style:font-name-complex="Wingdings" style:font-family-complex="Wingdings" style:font-family-generic-complex="system" style:font-pitch-complex="variable"/>
    </style:style>
    <style:style style:name="ListLabel_20_577" style:display-name="ListLabel 57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78" style:display-name="ListLabel 578" style:family="text">
      <style:text-properties fo:font-size="10pt" style:font-size-asian="10pt" style:font-name-complex="Courier New" style:font-family-complex="'Courier New'" style:font-family-generic-complex="system" style:font-pitch-complex="variable"/>
    </style:style>
    <style:style style:name="ListLabel_20_579" style:display-name="ListLabel 579" style:family="text">
      <style:text-properties fo:font-size="10pt" style:font-size-asian="10pt" style:font-name-complex="Wingdings" style:font-family-complex="Wingdings" style:font-family-generic-complex="system" style:font-pitch-complex="variable"/>
    </style:style>
    <style:style style:name="ListLabel_20_580" style:display-name="ListLabel 580" style:family="text">
      <style:text-properties fo:font-size="10pt" style:font-size-asian="10pt" style:font-name-complex="Wingdings" style:font-family-complex="Wingdings" style:font-family-generic-complex="system" style:font-pitch-complex="variable"/>
    </style:style>
    <style:style style:name="ListLabel_20_581" style:display-name="ListLabel 581" style:family="text">
      <style:text-properties fo:font-size="10pt" style:font-size-asian="10pt" style:font-name-complex="Wingdings" style:font-family-complex="Wingdings" style:font-family-generic-complex="system" style:font-pitch-complex="variable"/>
    </style:style>
    <style:style style:name="ListLabel_20_582" style:display-name="ListLabel 582" style:family="text">
      <style:text-properties fo:font-size="10pt" style:font-size-asian="10pt" style:font-name-complex="Wingdings" style:font-family-complex="Wingdings" style:font-family-generic-complex="system" style:font-pitch-complex="variable"/>
    </style:style>
    <style:style style:name="ListLabel_20_583" style:display-name="ListLabel 583" style:family="text">
      <style:text-properties fo:font-size="10pt" style:font-size-asian="10pt" style:font-name-complex="Wingdings" style:font-family-complex="Wingdings" style:font-family-generic-complex="system" style:font-pitch-complex="variable"/>
    </style:style>
    <style:style style:name="ListLabel_20_584" style:display-name="ListLabel 584" style:family="text">
      <style:text-properties fo:font-size="10pt" style:font-size-asian="10pt" style:font-name-complex="Wingdings" style:font-family-complex="Wingdings" style:font-family-generic-complex="system" style:font-pitch-complex="variable"/>
    </style:style>
    <style:style style:name="ListLabel_20_585" style:display-name="ListLabel 585" style:family="text">
      <style:text-properties fo:font-size="10pt" style:font-size-asian="10pt" style:font-name-complex="Wingdings" style:font-family-complex="Wingdings" style:font-family-generic-complex="system" style:font-pitch-complex="variable"/>
    </style:style>
    <style:style style:name="ListLabel_20_586" style:display-name="ListLabel 58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87" style:display-name="ListLabel 587" style:family="text">
      <style:text-properties fo:font-size="10pt" style:font-size-asian="10pt" style:font-name-complex="Courier New" style:font-family-complex="'Courier New'" style:font-family-generic-complex="system" style:font-pitch-complex="variable"/>
    </style:style>
    <style:style style:name="ListLabel_20_588" style:display-name="ListLabel 588" style:family="text">
      <style:text-properties fo:font-size="10pt" style:font-size-asian="10pt" style:font-name-complex="Wingdings" style:font-family-complex="Wingdings" style:font-family-generic-complex="system" style:font-pitch-complex="variable"/>
    </style:style>
    <style:style style:name="ListLabel_20_589" style:display-name="ListLabel 589" style:family="text">
      <style:text-properties fo:font-size="10pt" style:font-size-asian="10pt" style:font-name-complex="Wingdings" style:font-family-complex="Wingdings" style:font-family-generic-complex="system" style:font-pitch-complex="variable"/>
    </style:style>
    <style:style style:name="ListLabel_20_590" style:display-name="ListLabel 590" style:family="text">
      <style:text-properties fo:font-size="10pt" style:font-size-asian="10pt" style:font-name-complex="Wingdings" style:font-family-complex="Wingdings" style:font-family-generic-complex="system" style:font-pitch-complex="variable"/>
    </style:style>
    <style:style style:name="ListLabel_20_591" style:display-name="ListLabel 591" style:family="text">
      <style:text-properties fo:font-size="10pt" style:font-size-asian="10pt" style:font-name-complex="Wingdings" style:font-family-complex="Wingdings" style:font-family-generic-complex="system" style:font-pitch-complex="variable"/>
    </style:style>
    <style:style style:name="ListLabel_20_592" style:display-name="ListLabel 592" style:family="text">
      <style:text-properties fo:font-size="10pt" style:font-size-asian="10pt" style:font-name-complex="Wingdings" style:font-family-complex="Wingdings" style:font-family-generic-complex="system" style:font-pitch-complex="variable"/>
    </style:style>
    <style:style style:name="ListLabel_20_593" style:display-name="ListLabel 593" style:family="text">
      <style:text-properties fo:font-size="10pt" style:font-size-asian="10pt" style:font-name-complex="Wingdings" style:font-family-complex="Wingdings" style:font-family-generic-complex="system" style:font-pitch-complex="variable"/>
    </style:style>
    <style:style style:name="ListLabel_20_594" style:display-name="ListLabel 594" style:family="text">
      <style:text-properties fo:font-size="10pt" style:font-size-asian="10pt" style:font-name-complex="Wingdings" style:font-family-complex="Wingdings" style:font-family-generic-complex="system" style:font-pitch-complex="variable"/>
    </style:style>
    <style:style style:name="ListLabel_20_595" style:display-name="ListLabel 59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96" style:display-name="ListLabel 596" style:family="text">
      <style:text-properties fo:font-size="10pt" style:font-size-asian="10pt" style:font-name-complex="Courier New" style:font-family-complex="'Courier New'" style:font-family-generic-complex="system" style:font-pitch-complex="variable"/>
    </style:style>
    <style:style style:name="ListLabel_20_597" style:display-name="ListLabel 597" style:family="text">
      <style:text-properties fo:font-size="10pt" style:font-size-asian="10pt" style:font-name-complex="Wingdings" style:font-family-complex="Wingdings" style:font-family-generic-complex="system" style:font-pitch-complex="variable"/>
    </style:style>
    <style:style style:name="ListLabel_20_598" style:display-name="ListLabel 598" style:family="text">
      <style:text-properties fo:font-size="10pt" style:font-size-asian="10pt" style:font-name-complex="Wingdings" style:font-family-complex="Wingdings" style:font-family-generic-complex="system" style:font-pitch-complex="variable"/>
    </style:style>
    <style:style style:name="ListLabel_20_599" style:display-name="ListLabel 599" style:family="text">
      <style:text-properties fo:font-size="10pt" style:font-size-asian="10pt" style:font-name-complex="Wingdings" style:font-family-complex="Wingdings" style:font-family-generic-complex="system" style:font-pitch-complex="variable"/>
    </style:style>
    <style:style style:name="ListLabel_20_600" style:display-name="ListLabel 600" style:family="text">
      <style:text-properties fo:font-size="10pt" style:font-size-asian="10pt" style:font-name-complex="Wingdings" style:font-family-complex="Wingdings" style:font-family-generic-complex="system" style:font-pitch-complex="variable"/>
    </style:style>
    <style:style style:name="ListLabel_20_601" style:display-name="ListLabel 601" style:family="text">
      <style:text-properties fo:font-size="10pt" style:font-size-asian="10pt" style:font-name-complex="Wingdings" style:font-family-complex="Wingdings" style:font-family-generic-complex="system" style:font-pitch-complex="variable"/>
    </style:style>
    <style:style style:name="ListLabel_20_602" style:display-name="ListLabel 602" style:family="text">
      <style:text-properties fo:font-size="10pt" style:font-size-asian="10pt" style:font-name-complex="Wingdings" style:font-family-complex="Wingdings" style:font-family-generic-complex="system" style:font-pitch-complex="variable"/>
    </style:style>
    <style:style style:name="ListLabel_20_603" style:display-name="ListLabel 603" style:family="text">
      <style:text-properties fo:font-size="10pt" style:font-size-asian="10pt" style:font-name-complex="Wingdings" style:font-family-complex="Wingdings" style:font-family-generic-complex="system" style:font-pitch-complex="variable"/>
    </style:style>
    <style:style style:name="ListLabel_20_604" style:display-name="ListLabel 60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05" style:display-name="ListLabel 605" style:family="text">
      <style:text-properties fo:font-size="10pt" style:font-size-asian="10pt" style:font-name-complex="Courier New" style:font-family-complex="'Courier New'" style:font-family-generic-complex="system" style:font-pitch-complex="variable"/>
    </style:style>
    <style:style style:name="ListLabel_20_606" style:display-name="ListLabel 606" style:family="text">
      <style:text-properties fo:font-size="10pt" style:font-size-asian="10pt" style:font-name-complex="Wingdings" style:font-family-complex="Wingdings" style:font-family-generic-complex="system" style:font-pitch-complex="variable"/>
    </style:style>
    <style:style style:name="ListLabel_20_607" style:display-name="ListLabel 607" style:family="text">
      <style:text-properties fo:font-size="10pt" style:font-size-asian="10pt" style:font-name-complex="Wingdings" style:font-family-complex="Wingdings" style:font-family-generic-complex="system" style:font-pitch-complex="variable"/>
    </style:style>
    <style:style style:name="ListLabel_20_608" style:display-name="ListLabel 608" style:family="text">
      <style:text-properties fo:font-size="10pt" style:font-size-asian="10pt" style:font-name-complex="Wingdings" style:font-family-complex="Wingdings" style:font-family-generic-complex="system" style:font-pitch-complex="variable"/>
    </style:style>
    <style:style style:name="ListLabel_20_609" style:display-name="ListLabel 609" style:family="text">
      <style:text-properties fo:font-size="10pt" style:font-size-asian="10pt" style:font-name-complex="Wingdings" style:font-family-complex="Wingdings" style:font-family-generic-complex="system" style:font-pitch-complex="variable"/>
    </style:style>
    <style:style style:name="ListLabel_20_610" style:display-name="ListLabel 610" style:family="text">
      <style:text-properties fo:font-size="10pt" style:font-size-asian="10pt" style:font-name-complex="Wingdings" style:font-family-complex="Wingdings" style:font-family-generic-complex="system" style:font-pitch-complex="variable"/>
    </style:style>
    <style:style style:name="ListLabel_20_611" style:display-name="ListLabel 611" style:family="text">
      <style:text-properties fo:font-size="10pt" style:font-size-asian="10pt" style:font-name-complex="Wingdings" style:font-family-complex="Wingdings" style:font-family-generic-complex="system" style:font-pitch-complex="variable"/>
    </style:style>
    <style:style style:name="ListLabel_20_612" style:display-name="ListLabel 612" style:family="text">
      <style:text-properties fo:font-size="10pt" style:font-size-asian="10pt" style:font-name-complex="Wingdings" style:font-family-complex="Wingdings" style:font-family-generic-complex="system" style:font-pitch-complex="variable"/>
    </style:style>
    <style:style style:name="ListLabel_20_613" style:display-name="ListLabel 61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14" style:display-name="ListLabel 614" style:family="text">
      <style:text-properties fo:font-size="10pt" style:font-size-asian="10pt" style:font-name-complex="Courier New" style:font-family-complex="'Courier New'" style:font-family-generic-complex="system" style:font-pitch-complex="variable"/>
    </style:style>
    <style:style style:name="ListLabel_20_615" style:display-name="ListLabel 615" style:family="text">
      <style:text-properties fo:font-size="10pt" style:font-size-asian="10pt" style:font-name-complex="Wingdings" style:font-family-complex="Wingdings" style:font-family-generic-complex="system" style:font-pitch-complex="variable"/>
    </style:style>
    <style:style style:name="ListLabel_20_616" style:display-name="ListLabel 616" style:family="text">
      <style:text-properties fo:font-size="10pt" style:font-size-asian="10pt" style:font-name-complex="Wingdings" style:font-family-complex="Wingdings" style:font-family-generic-complex="system" style:font-pitch-complex="variable"/>
    </style:style>
    <style:style style:name="ListLabel_20_617" style:display-name="ListLabel 617" style:family="text">
      <style:text-properties fo:font-size="10pt" style:font-size-asian="10pt" style:font-name-complex="Wingdings" style:font-family-complex="Wingdings" style:font-family-generic-complex="system" style:font-pitch-complex="variable"/>
    </style:style>
    <style:style style:name="ListLabel_20_618" style:display-name="ListLabel 618" style:family="text">
      <style:text-properties fo:font-size="10pt" style:font-size-asian="10pt" style:font-name-complex="Wingdings" style:font-family-complex="Wingdings" style:font-family-generic-complex="system" style:font-pitch-complex="variable"/>
    </style:style>
    <style:style style:name="ListLabel_20_619" style:display-name="ListLabel 619" style:family="text">
      <style:text-properties fo:font-size="10pt" style:font-size-asian="10pt" style:font-name-complex="Wingdings" style:font-family-complex="Wingdings" style:font-family-generic-complex="system" style:font-pitch-complex="variable"/>
    </style:style>
    <style:style style:name="ListLabel_20_620" style:display-name="ListLabel 620" style:family="text">
      <style:text-properties fo:font-size="10pt" style:font-size-asian="10pt" style:font-name-complex="Wingdings" style:font-family-complex="Wingdings" style:font-family-generic-complex="system" style:font-pitch-complex="variable"/>
    </style:style>
    <style:style style:name="ListLabel_20_621" style:display-name="ListLabel 621" style:family="text">
      <style:text-properties fo:font-size="10pt" style:font-size-asian="10pt" style:font-name-complex="Wingdings" style:font-family-complex="Wingdings" style:font-family-generic-complex="system" style:font-pitch-complex="variable"/>
    </style:style>
    <style:style style:name="ListLabel_20_622" style:display-name="ListLabel 62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23" style:display-name="ListLabel 623" style:family="text">
      <style:text-properties fo:font-size="10pt" style:font-size-asian="10pt" style:font-name-complex="Courier New" style:font-family-complex="'Courier New'" style:font-family-generic-complex="system" style:font-pitch-complex="variable"/>
    </style:style>
    <style:style style:name="ListLabel_20_624" style:display-name="ListLabel 624" style:family="text">
      <style:text-properties fo:font-size="10pt" style:font-size-asian="10pt" style:font-name-complex="Wingdings" style:font-family-complex="Wingdings" style:font-family-generic-complex="system" style:font-pitch-complex="variable"/>
    </style:style>
    <style:style style:name="ListLabel_20_625" style:display-name="ListLabel 625" style:family="text">
      <style:text-properties fo:font-size="10pt" style:font-size-asian="10pt" style:font-name-complex="Wingdings" style:font-family-complex="Wingdings" style:font-family-generic-complex="system" style:font-pitch-complex="variable"/>
    </style:style>
    <style:style style:name="ListLabel_20_626" style:display-name="ListLabel 626" style:family="text">
      <style:text-properties fo:font-size="10pt" style:font-size-asian="10pt" style:font-name-complex="Wingdings" style:font-family-complex="Wingdings" style:font-family-generic-complex="system" style:font-pitch-complex="variable"/>
    </style:style>
    <style:style style:name="ListLabel_20_627" style:display-name="ListLabel 627" style:family="text">
      <style:text-properties fo:font-size="10pt" style:font-size-asian="10pt" style:font-name-complex="Wingdings" style:font-family-complex="Wingdings" style:font-family-generic-complex="system" style:font-pitch-complex="variable"/>
    </style:style>
    <style:style style:name="ListLabel_20_628" style:display-name="ListLabel 628" style:family="text">
      <style:text-properties fo:font-size="10pt" style:font-size-asian="10pt" style:font-name-complex="Wingdings" style:font-family-complex="Wingdings" style:font-family-generic-complex="system" style:font-pitch-complex="variable"/>
    </style:style>
    <style:style style:name="ListLabel_20_629" style:display-name="ListLabel 629" style:family="text">
      <style:text-properties fo:font-size="10pt" style:font-size-asian="10pt" style:font-name-complex="Wingdings" style:font-family-complex="Wingdings" style:font-family-generic-complex="system" style:font-pitch-complex="variable"/>
    </style:style>
    <style:style style:name="ListLabel_20_630" style:display-name="ListLabel 630" style:family="text">
      <style:text-properties fo:font-size="10pt" style:font-size-asian="10pt" style:font-name-complex="Wingdings" style:font-family-complex="Wingdings" style:font-family-generic-complex="system" style:font-pitch-complex="variable"/>
    </style:style>
    <style:style style:name="ListLabel_20_631" style:display-name="ListLabel 63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32" style:display-name="ListLabel 632" style:family="text">
      <style:text-properties fo:font-size="10pt" style:font-size-asian="10pt" style:font-name-complex="Courier New" style:font-family-complex="'Courier New'" style:font-family-generic-complex="system" style:font-pitch-complex="variable"/>
    </style:style>
    <style:style style:name="ListLabel_20_633" style:display-name="ListLabel 633" style:family="text">
      <style:text-properties fo:font-size="10pt" style:font-size-asian="10pt" style:font-name-complex="Wingdings" style:font-family-complex="Wingdings" style:font-family-generic-complex="system" style:font-pitch-complex="variable"/>
    </style:style>
    <style:style style:name="ListLabel_20_634" style:display-name="ListLabel 634" style:family="text">
      <style:text-properties fo:font-size="10pt" style:font-size-asian="10pt" style:font-name-complex="Wingdings" style:font-family-complex="Wingdings" style:font-family-generic-complex="system" style:font-pitch-complex="variable"/>
    </style:style>
    <style:style style:name="ListLabel_20_635" style:display-name="ListLabel 635" style:family="text">
      <style:text-properties fo:font-size="10pt" style:font-size-asian="10pt" style:font-name-complex="Wingdings" style:font-family-complex="Wingdings" style:font-family-generic-complex="system" style:font-pitch-complex="variable"/>
    </style:style>
    <style:style style:name="ListLabel_20_636" style:display-name="ListLabel 636" style:family="text">
      <style:text-properties fo:font-size="10pt" style:font-size-asian="10pt" style:font-name-complex="Wingdings" style:font-family-complex="Wingdings" style:font-family-generic-complex="system" style:font-pitch-complex="variable"/>
    </style:style>
    <style:style style:name="ListLabel_20_637" style:display-name="ListLabel 637" style:family="text">
      <style:text-properties fo:font-size="10pt" style:font-size-asian="10pt" style:font-name-complex="Wingdings" style:font-family-complex="Wingdings" style:font-family-generic-complex="system" style:font-pitch-complex="variable"/>
    </style:style>
    <style:style style:name="ListLabel_20_638" style:display-name="ListLabel 638" style:family="text">
      <style:text-properties fo:font-size="10pt" style:font-size-asian="10pt" style:font-name-complex="Wingdings" style:font-family-complex="Wingdings" style:font-family-generic-complex="system" style:font-pitch-complex="variable"/>
    </style:style>
    <style:style style:name="ListLabel_20_639" style:display-name="ListLabel 639" style:family="text">
      <style:text-properties fo:font-size="10pt" style:font-size-asian="10pt" style:font-name-complex="Wingdings" style:font-family-complex="Wingdings" style:font-family-generic-complex="system" style:font-pitch-complex="variable"/>
    </style:style>
    <style:style style:name="ListLabel_20_640" style:display-name="ListLabel 64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41" style:display-name="ListLabel 641" style:family="text">
      <style:text-properties fo:font-size="10pt" style:font-size-asian="10pt" style:font-name-complex="Courier New" style:font-family-complex="'Courier New'" style:font-family-generic-complex="system" style:font-pitch-complex="variable"/>
    </style:style>
    <style:style style:name="ListLabel_20_642" style:display-name="ListLabel 642" style:family="text">
      <style:text-properties fo:font-size="10pt" style:font-size-asian="10pt" style:font-name-complex="Wingdings" style:font-family-complex="Wingdings" style:font-family-generic-complex="system" style:font-pitch-complex="variable"/>
    </style:style>
    <style:style style:name="ListLabel_20_643" style:display-name="ListLabel 643" style:family="text">
      <style:text-properties fo:font-size="10pt" style:font-size-asian="10pt" style:font-name-complex="Wingdings" style:font-family-complex="Wingdings" style:font-family-generic-complex="system" style:font-pitch-complex="variable"/>
    </style:style>
    <style:style style:name="ListLabel_20_644" style:display-name="ListLabel 644" style:family="text">
      <style:text-properties fo:font-size="10pt" style:font-size-asian="10pt" style:font-name-complex="Wingdings" style:font-family-complex="Wingdings" style:font-family-generic-complex="system" style:font-pitch-complex="variable"/>
    </style:style>
    <style:style style:name="ListLabel_20_645" style:display-name="ListLabel 645" style:family="text">
      <style:text-properties fo:font-size="10pt" style:font-size-asian="10pt" style:font-name-complex="Wingdings" style:font-family-complex="Wingdings" style:font-family-generic-complex="system" style:font-pitch-complex="variable"/>
    </style:style>
    <style:style style:name="ListLabel_20_646" style:display-name="ListLabel 646" style:family="text">
      <style:text-properties fo:font-size="10pt" style:font-size-asian="10pt" style:font-name-complex="Wingdings" style:font-family-complex="Wingdings" style:font-family-generic-complex="system" style:font-pitch-complex="variable"/>
    </style:style>
    <style:style style:name="ListLabel_20_647" style:display-name="ListLabel 647" style:family="text">
      <style:text-properties fo:font-size="10pt" style:font-size-asian="10pt" style:font-name-complex="Wingdings" style:font-family-complex="Wingdings" style:font-family-generic-complex="system" style:font-pitch-complex="variable"/>
    </style:style>
    <style:style style:name="ListLabel_20_648" style:display-name="ListLabel 648" style:family="text">
      <style:text-properties fo:font-size="10pt" style:font-size-asian="10pt" style:font-name-complex="Wingdings" style:font-family-complex="Wingdings" style:font-family-generic-complex="system" style:font-pitch-complex="variable"/>
    </style:style>
    <style:style style:name="ListLabel_20_649" style:display-name="ListLabel 64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50" style:display-name="ListLabel 650" style:family="text">
      <style:text-properties fo:font-size="10pt" style:font-size-asian="10pt" style:font-name-complex="Courier New" style:font-family-complex="'Courier New'" style:font-family-generic-complex="system" style:font-pitch-complex="variable"/>
    </style:style>
    <style:style style:name="ListLabel_20_651" style:display-name="ListLabel 651" style:family="text">
      <style:text-properties fo:font-size="10pt" style:font-size-asian="10pt" style:font-name-complex="Wingdings" style:font-family-complex="Wingdings" style:font-family-generic-complex="system" style:font-pitch-complex="variable"/>
    </style:style>
    <style:style style:name="ListLabel_20_652" style:display-name="ListLabel 652" style:family="text">
      <style:text-properties fo:font-size="10pt" style:font-size-asian="10pt" style:font-name-complex="Wingdings" style:font-family-complex="Wingdings" style:font-family-generic-complex="system" style:font-pitch-complex="variable"/>
    </style:style>
    <style:style style:name="ListLabel_20_653" style:display-name="ListLabel 653" style:family="text">
      <style:text-properties fo:font-size="10pt" style:font-size-asian="10pt" style:font-name-complex="Wingdings" style:font-family-complex="Wingdings" style:font-family-generic-complex="system" style:font-pitch-complex="variable"/>
    </style:style>
    <style:style style:name="ListLabel_20_654" style:display-name="ListLabel 654" style:family="text">
      <style:text-properties fo:font-size="10pt" style:font-size-asian="10pt" style:font-name-complex="Wingdings" style:font-family-complex="Wingdings" style:font-family-generic-complex="system" style:font-pitch-complex="variable"/>
    </style:style>
    <style:style style:name="ListLabel_20_655" style:display-name="ListLabel 655" style:family="text">
      <style:text-properties fo:font-size="10pt" style:font-size-asian="10pt" style:font-name-complex="Wingdings" style:font-family-complex="Wingdings" style:font-family-generic-complex="system" style:font-pitch-complex="variable"/>
    </style:style>
    <style:style style:name="ListLabel_20_656" style:display-name="ListLabel 656" style:family="text">
      <style:text-properties fo:font-size="10pt" style:font-size-asian="10pt" style:font-name-complex="Wingdings" style:font-family-complex="Wingdings" style:font-family-generic-complex="system" style:font-pitch-complex="variable"/>
    </style:style>
    <style:style style:name="ListLabel_20_657" style:display-name="ListLabel 657" style:family="text">
      <style:text-properties fo:font-size="10pt" style:font-size-asian="10pt" style:font-name-complex="Wingdings" style:font-family-complex="Wingdings" style:font-family-generic-complex="system" style:font-pitch-complex="variable"/>
    </style:style>
    <style:style style:name="ListLabel_20_658" style:display-name="ListLabel 65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59" style:display-name="ListLabel 659" style:family="text">
      <style:text-properties fo:font-size="10pt" style:font-size-asian="10pt" style:font-name-complex="Courier New" style:font-family-complex="'Courier New'" style:font-family-generic-complex="system" style:font-pitch-complex="variable"/>
    </style:style>
    <style:style style:name="ListLabel_20_660" style:display-name="ListLabel 660" style:family="text">
      <style:text-properties fo:font-size="10pt" style:font-size-asian="10pt" style:font-name-complex="Wingdings" style:font-family-complex="Wingdings" style:font-family-generic-complex="system" style:font-pitch-complex="variable"/>
    </style:style>
    <style:style style:name="ListLabel_20_661" style:display-name="ListLabel 661" style:family="text">
      <style:text-properties fo:font-size="10pt" style:font-size-asian="10pt" style:font-name-complex="Wingdings" style:font-family-complex="Wingdings" style:font-family-generic-complex="system" style:font-pitch-complex="variable"/>
    </style:style>
    <style:style style:name="ListLabel_20_662" style:display-name="ListLabel 662" style:family="text">
      <style:text-properties fo:font-size="10pt" style:font-size-asian="10pt" style:font-name-complex="Wingdings" style:font-family-complex="Wingdings" style:font-family-generic-complex="system" style:font-pitch-complex="variable"/>
    </style:style>
    <style:style style:name="ListLabel_20_663" style:display-name="ListLabel 663" style:family="text">
      <style:text-properties fo:font-size="10pt" style:font-size-asian="10pt" style:font-name-complex="Wingdings" style:font-family-complex="Wingdings" style:font-family-generic-complex="system" style:font-pitch-complex="variable"/>
    </style:style>
    <style:style style:name="ListLabel_20_664" style:display-name="ListLabel 664" style:family="text">
      <style:text-properties fo:font-size="10pt" style:font-size-asian="10pt" style:font-name-complex="Wingdings" style:font-family-complex="Wingdings" style:font-family-generic-complex="system" style:font-pitch-complex="variable"/>
    </style:style>
    <style:style style:name="ListLabel_20_665" style:display-name="ListLabel 665" style:family="text">
      <style:text-properties fo:font-size="10pt" style:font-size-asian="10pt" style:font-name-complex="Wingdings" style:font-family-complex="Wingdings" style:font-family-generic-complex="system" style:font-pitch-complex="variable"/>
    </style:style>
    <style:style style:name="ListLabel_20_666" style:display-name="ListLabel 666" style:family="text">
      <style:text-properties fo:font-size="10pt" style:font-size-asian="10pt" style:font-name-complex="Wingdings" style:font-family-complex="Wingdings" style:font-family-generic-complex="system" style:font-pitch-complex="variable"/>
    </style:style>
    <style:style style:name="ListLabel_20_667" style:display-name="ListLabel 66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68" style:display-name="ListLabel 668" style:family="text">
      <style:text-properties fo:font-size="10pt" style:font-size-asian="10pt" style:font-name-complex="Courier New" style:font-family-complex="'Courier New'" style:font-family-generic-complex="system" style:font-pitch-complex="variable"/>
    </style:style>
    <style:style style:name="ListLabel_20_669" style:display-name="ListLabel 669" style:family="text">
      <style:text-properties fo:font-size="10pt" style:font-size-asian="10pt" style:font-name-complex="Wingdings" style:font-family-complex="Wingdings" style:font-family-generic-complex="system" style:font-pitch-complex="variable"/>
    </style:style>
    <style:style style:name="ListLabel_20_670" style:display-name="ListLabel 670" style:family="text">
      <style:text-properties fo:font-size="10pt" style:font-size-asian="10pt" style:font-name-complex="Wingdings" style:font-family-complex="Wingdings" style:font-family-generic-complex="system" style:font-pitch-complex="variable"/>
    </style:style>
    <style:style style:name="ListLabel_20_671" style:display-name="ListLabel 671" style:family="text">
      <style:text-properties fo:font-size="10pt" style:font-size-asian="10pt" style:font-name-complex="Wingdings" style:font-family-complex="Wingdings" style:font-family-generic-complex="system" style:font-pitch-complex="variable"/>
    </style:style>
    <style:style style:name="ListLabel_20_672" style:display-name="ListLabel 672" style:family="text">
      <style:text-properties fo:font-size="10pt" style:font-size-asian="10pt" style:font-name-complex="Wingdings" style:font-family-complex="Wingdings" style:font-family-generic-complex="system" style:font-pitch-complex="variable"/>
    </style:style>
    <style:style style:name="ListLabel_20_673" style:display-name="ListLabel 673" style:family="text">
      <style:text-properties fo:font-size="10pt" style:font-size-asian="10pt" style:font-name-complex="Wingdings" style:font-family-complex="Wingdings" style:font-family-generic-complex="system" style:font-pitch-complex="variable"/>
    </style:style>
    <style:style style:name="ListLabel_20_674" style:display-name="ListLabel 674" style:family="text">
      <style:text-properties fo:font-size="10pt" style:font-size-asian="10pt" style:font-name-complex="Wingdings" style:font-family-complex="Wingdings" style:font-family-generic-complex="system" style:font-pitch-complex="variable"/>
    </style:style>
    <style:style style:name="ListLabel_20_675" style:display-name="ListLabel 675" style:family="text">
      <style:text-properties fo:font-size="10pt" style:font-size-asian="10pt" style:font-name-complex="Wingdings" style:font-family-complex="Wingdings" style:font-family-generic-complex="system" style:font-pitch-complex="variable"/>
    </style:style>
    <style:style style:name="ListLabel_20_676" style:display-name="ListLabel 67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77" style:display-name="ListLabel 677" style:family="text">
      <style:text-properties fo:font-size="10pt" style:font-size-asian="10pt" style:font-name-complex="Courier New" style:font-family-complex="'Courier New'" style:font-family-generic-complex="system" style:font-pitch-complex="variable"/>
    </style:style>
    <style:style style:name="ListLabel_20_678" style:display-name="ListLabel 678" style:family="text">
      <style:text-properties fo:font-size="10pt" style:font-size-asian="10pt" style:font-name-complex="Wingdings" style:font-family-complex="Wingdings" style:font-family-generic-complex="system" style:font-pitch-complex="variable"/>
    </style:style>
    <style:style style:name="ListLabel_20_679" style:display-name="ListLabel 679" style:family="text">
      <style:text-properties fo:font-size="10pt" style:font-size-asian="10pt" style:font-name-complex="Wingdings" style:font-family-complex="Wingdings" style:font-family-generic-complex="system" style:font-pitch-complex="variable"/>
    </style:style>
    <style:style style:name="ListLabel_20_680" style:display-name="ListLabel 680" style:family="text">
      <style:text-properties fo:font-size="10pt" style:font-size-asian="10pt" style:font-name-complex="Wingdings" style:font-family-complex="Wingdings" style:font-family-generic-complex="system" style:font-pitch-complex="variable"/>
    </style:style>
    <style:style style:name="ListLabel_20_681" style:display-name="ListLabel 681" style:family="text">
      <style:text-properties fo:font-size="10pt" style:font-size-asian="10pt" style:font-name-complex="Wingdings" style:font-family-complex="Wingdings" style:font-family-generic-complex="system" style:font-pitch-complex="variable"/>
    </style:style>
    <style:style style:name="ListLabel_20_682" style:display-name="ListLabel 682" style:family="text">
      <style:text-properties fo:font-size="10pt" style:font-size-asian="10pt" style:font-name-complex="Wingdings" style:font-family-complex="Wingdings" style:font-family-generic-complex="system" style:font-pitch-complex="variable"/>
    </style:style>
    <style:style style:name="ListLabel_20_683" style:display-name="ListLabel 683" style:family="text">
      <style:text-properties fo:font-size="10pt" style:font-size-asian="10pt" style:font-name-complex="Wingdings" style:font-family-complex="Wingdings" style:font-family-generic-complex="system" style:font-pitch-complex="variable"/>
    </style:style>
    <style:style style:name="ListLabel_20_684" style:display-name="ListLabel 684" style:family="text">
      <style:text-properties fo:font-size="10pt" style:font-size-asian="10pt" style:font-name-complex="Wingdings" style:font-family-complex="Wingdings" style:font-family-generic-complex="system" style:font-pitch-complex="variable"/>
    </style:style>
    <style:style style:name="ListLabel_20_685" style:display-name="ListLabel 68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86" style:display-name="ListLabel 686" style:family="text">
      <style:text-properties fo:font-size="10pt" style:font-size-asian="10pt" style:font-name-complex="Courier New" style:font-family-complex="'Courier New'" style:font-family-generic-complex="system" style:font-pitch-complex="variable"/>
    </style:style>
    <style:style style:name="ListLabel_20_687" style:display-name="ListLabel 687" style:family="text">
      <style:text-properties fo:font-size="10pt" style:font-size-asian="10pt" style:font-name-complex="Wingdings" style:font-family-complex="Wingdings" style:font-family-generic-complex="system" style:font-pitch-complex="variable"/>
    </style:style>
    <style:style style:name="ListLabel_20_688" style:display-name="ListLabel 688" style:family="text">
      <style:text-properties fo:font-size="10pt" style:font-size-asian="10pt" style:font-name-complex="Wingdings" style:font-family-complex="Wingdings" style:font-family-generic-complex="system" style:font-pitch-complex="variable"/>
    </style:style>
    <style:style style:name="ListLabel_20_689" style:display-name="ListLabel 689" style:family="text">
      <style:text-properties fo:font-size="10pt" style:font-size-asian="10pt" style:font-name-complex="Wingdings" style:font-family-complex="Wingdings" style:font-family-generic-complex="system" style:font-pitch-complex="variable"/>
    </style:style>
    <style:style style:name="ListLabel_20_690" style:display-name="ListLabel 690" style:family="text">
      <style:text-properties fo:font-size="10pt" style:font-size-asian="10pt" style:font-name-complex="Wingdings" style:font-family-complex="Wingdings" style:font-family-generic-complex="system" style:font-pitch-complex="variable"/>
    </style:style>
    <style:style style:name="ListLabel_20_691" style:display-name="ListLabel 691" style:family="text">
      <style:text-properties fo:font-size="10pt" style:font-size-asian="10pt" style:font-name-complex="Wingdings" style:font-family-complex="Wingdings" style:font-family-generic-complex="system" style:font-pitch-complex="variable"/>
    </style:style>
    <style:style style:name="ListLabel_20_692" style:display-name="ListLabel 692" style:family="text">
      <style:text-properties fo:font-size="10pt" style:font-size-asian="10pt" style:font-name-complex="Wingdings" style:font-family-complex="Wingdings" style:font-family-generic-complex="system" style:font-pitch-complex="variable"/>
    </style:style>
    <style:style style:name="ListLabel_20_693" style:display-name="ListLabel 693" style:family="text">
      <style:text-properties fo:font-size="10pt" style:font-size-asian="10pt" style:font-name-complex="Wingdings" style:font-family-complex="Wingdings" style:font-family-generic-complex="system" style:font-pitch-complex="variable"/>
    </style:style>
    <style:style style:name="ListLabel_20_694" style:display-name="ListLabel 69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95" style:display-name="ListLabel 695" style:family="text">
      <style:text-properties fo:font-size="10pt" style:font-size-asian="10pt" style:font-name-complex="Courier New" style:font-family-complex="'Courier New'" style:font-family-generic-complex="system" style:font-pitch-complex="variable"/>
    </style:style>
    <style:style style:name="ListLabel_20_696" style:display-name="ListLabel 696" style:family="text">
      <style:text-properties fo:font-size="10pt" style:font-size-asian="10pt" style:font-name-complex="Wingdings" style:font-family-complex="Wingdings" style:font-family-generic-complex="system" style:font-pitch-complex="variable"/>
    </style:style>
    <style:style style:name="ListLabel_20_697" style:display-name="ListLabel 697" style:family="text">
      <style:text-properties fo:font-size="10pt" style:font-size-asian="10pt" style:font-name-complex="Wingdings" style:font-family-complex="Wingdings" style:font-family-generic-complex="system" style:font-pitch-complex="variable"/>
    </style:style>
    <style:style style:name="ListLabel_20_698" style:display-name="ListLabel 698" style:family="text">
      <style:text-properties fo:font-size="10pt" style:font-size-asian="10pt" style:font-name-complex="Wingdings" style:font-family-complex="Wingdings" style:font-family-generic-complex="system" style:font-pitch-complex="variable"/>
    </style:style>
    <style:style style:name="ListLabel_20_699" style:display-name="ListLabel 699" style:family="text">
      <style:text-properties fo:font-size="10pt" style:font-size-asian="10pt" style:font-name-complex="Wingdings" style:font-family-complex="Wingdings" style:font-family-generic-complex="system" style:font-pitch-complex="variable"/>
    </style:style>
    <style:style style:name="ListLabel_20_700" style:display-name="ListLabel 700" style:family="text">
      <style:text-properties fo:font-size="10pt" style:font-size-asian="10pt" style:font-name-complex="Wingdings" style:font-family-complex="Wingdings" style:font-family-generic-complex="system" style:font-pitch-complex="variable"/>
    </style:style>
    <style:style style:name="ListLabel_20_701" style:display-name="ListLabel 701" style:family="text">
      <style:text-properties fo:font-size="10pt" style:font-size-asian="10pt" style:font-name-complex="Wingdings" style:font-family-complex="Wingdings" style:font-family-generic-complex="system" style:font-pitch-complex="variable"/>
    </style:style>
    <style:style style:name="ListLabel_20_702" style:display-name="ListLabel 702" style:family="text">
      <style:text-properties fo:font-size="10pt" style:font-size-asian="10pt" style:font-name-complex="Wingdings" style:font-family-complex="Wingdings" style:font-family-generic-complex="system" style:font-pitch-complex="variable"/>
    </style:style>
    <style:style style:name="ListLabel_20_703" style:display-name="ListLabel 70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04" style:display-name="ListLabel 704" style:family="text">
      <style:text-properties fo:font-size="10pt" style:font-size-asian="10pt" style:font-name-complex="Courier New" style:font-family-complex="'Courier New'" style:font-family-generic-complex="system" style:font-pitch-complex="variable"/>
    </style:style>
    <style:style style:name="ListLabel_20_705" style:display-name="ListLabel 705" style:family="text">
      <style:text-properties fo:font-size="10pt" style:font-size-asian="10pt" style:font-name-complex="Wingdings" style:font-family-complex="Wingdings" style:font-family-generic-complex="system" style:font-pitch-complex="variable"/>
    </style:style>
    <style:style style:name="ListLabel_20_706" style:display-name="ListLabel 706" style:family="text">
      <style:text-properties fo:font-size="10pt" style:font-size-asian="10pt" style:font-name-complex="Wingdings" style:font-family-complex="Wingdings" style:font-family-generic-complex="system" style:font-pitch-complex="variable"/>
    </style:style>
    <style:style style:name="ListLabel_20_707" style:display-name="ListLabel 707" style:family="text">
      <style:text-properties fo:font-size="10pt" style:font-size-asian="10pt" style:font-name-complex="Wingdings" style:font-family-complex="Wingdings" style:font-family-generic-complex="system" style:font-pitch-complex="variable"/>
    </style:style>
    <style:style style:name="ListLabel_20_708" style:display-name="ListLabel 708" style:family="text">
      <style:text-properties fo:font-size="10pt" style:font-size-asian="10pt" style:font-name-complex="Wingdings" style:font-family-complex="Wingdings" style:font-family-generic-complex="system" style:font-pitch-complex="variable"/>
    </style:style>
    <style:style style:name="ListLabel_20_709" style:display-name="ListLabel 709" style:family="text">
      <style:text-properties fo:font-size="10pt" style:font-size-asian="10pt" style:font-name-complex="Wingdings" style:font-family-complex="Wingdings" style:font-family-generic-complex="system" style:font-pitch-complex="variable"/>
    </style:style>
    <style:style style:name="ListLabel_20_710" style:display-name="ListLabel 710" style:family="text">
      <style:text-properties fo:font-size="10pt" style:font-size-asian="10pt" style:font-name-complex="Wingdings" style:font-family-complex="Wingdings" style:font-family-generic-complex="system" style:font-pitch-complex="variable"/>
    </style:style>
    <style:style style:name="ListLabel_20_711" style:display-name="ListLabel 711" style:family="text">
      <style:text-properties fo:font-size="10pt" style:font-size-asian="10pt" style:font-name-complex="Wingdings" style:font-family-complex="Wingdings" style:font-family-generic-complex="system" style:font-pitch-complex="variable"/>
    </style:style>
    <style:style style:name="ListLabel_20_712" style:display-name="ListLabel 71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13" style:display-name="ListLabel 713" style:family="text">
      <style:text-properties fo:font-size="10pt" style:font-size-asian="10pt" style:font-name-complex="Courier New" style:font-family-complex="'Courier New'" style:font-family-generic-complex="system" style:font-pitch-complex="variable"/>
    </style:style>
    <style:style style:name="ListLabel_20_714" style:display-name="ListLabel 714" style:family="text">
      <style:text-properties fo:font-size="10pt" style:font-size-asian="10pt" style:font-name-complex="Wingdings" style:font-family-complex="Wingdings" style:font-family-generic-complex="system" style:font-pitch-complex="variable"/>
    </style:style>
    <style:style style:name="ListLabel_20_715" style:display-name="ListLabel 715" style:family="text">
      <style:text-properties fo:font-size="10pt" style:font-size-asian="10pt" style:font-name-complex="Wingdings" style:font-family-complex="Wingdings" style:font-family-generic-complex="system" style:font-pitch-complex="variable"/>
    </style:style>
    <style:style style:name="ListLabel_20_716" style:display-name="ListLabel 716" style:family="text">
      <style:text-properties fo:font-size="10pt" style:font-size-asian="10pt" style:font-name-complex="Wingdings" style:font-family-complex="Wingdings" style:font-family-generic-complex="system" style:font-pitch-complex="variable"/>
    </style:style>
    <style:style style:name="ListLabel_20_717" style:display-name="ListLabel 717" style:family="text">
      <style:text-properties fo:font-size="10pt" style:font-size-asian="10pt" style:font-name-complex="Wingdings" style:font-family-complex="Wingdings" style:font-family-generic-complex="system" style:font-pitch-complex="variable"/>
    </style:style>
    <style:style style:name="ListLabel_20_718" style:display-name="ListLabel 718" style:family="text">
      <style:text-properties fo:font-size="10pt" style:font-size-asian="10pt" style:font-name-complex="Wingdings" style:font-family-complex="Wingdings" style:font-family-generic-complex="system" style:font-pitch-complex="variable"/>
    </style:style>
    <style:style style:name="ListLabel_20_719" style:display-name="ListLabel 719" style:family="text">
      <style:text-properties fo:font-size="10pt" style:font-size-asian="10pt" style:font-name-complex="Wingdings" style:font-family-complex="Wingdings" style:font-family-generic-complex="system" style:font-pitch-complex="variable"/>
    </style:style>
    <style:style style:name="ListLabel_20_720" style:display-name="ListLabel 720" style:family="text">
      <style:text-properties fo:font-size="10pt" style:font-size-asian="10pt" style:font-name-complex="Wingdings" style:font-family-complex="Wingdings" style:font-family-generic-complex="system" style:font-pitch-complex="variable"/>
    </style:style>
    <style:style style:name="ListLabel_20_721" style:display-name="ListLabel 72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22" style:display-name="ListLabel 722" style:family="text">
      <style:text-properties fo:font-size="10pt" style:font-size-asian="10pt" style:font-name-complex="Courier New" style:font-family-complex="'Courier New'" style:font-family-generic-complex="system" style:font-pitch-complex="variable"/>
    </style:style>
    <style:style style:name="ListLabel_20_723" style:display-name="ListLabel 723" style:family="text">
      <style:text-properties fo:font-size="10pt" style:font-size-asian="10pt" style:font-name-complex="Wingdings" style:font-family-complex="Wingdings" style:font-family-generic-complex="system" style:font-pitch-complex="variable"/>
    </style:style>
    <style:style style:name="ListLabel_20_724" style:display-name="ListLabel 724" style:family="text">
      <style:text-properties fo:font-size="10pt" style:font-size-asian="10pt" style:font-name-complex="Wingdings" style:font-family-complex="Wingdings" style:font-family-generic-complex="system" style:font-pitch-complex="variable"/>
    </style:style>
    <style:style style:name="ListLabel_20_725" style:display-name="ListLabel 725" style:family="text">
      <style:text-properties fo:font-size="10pt" style:font-size-asian="10pt" style:font-name-complex="Wingdings" style:font-family-complex="Wingdings" style:font-family-generic-complex="system" style:font-pitch-complex="variable"/>
    </style:style>
    <style:style style:name="ListLabel_20_726" style:display-name="ListLabel 726" style:family="text">
      <style:text-properties fo:font-size="10pt" style:font-size-asian="10pt" style:font-name-complex="Wingdings" style:font-family-complex="Wingdings" style:font-family-generic-complex="system" style:font-pitch-complex="variable"/>
    </style:style>
    <style:style style:name="ListLabel_20_727" style:display-name="ListLabel 727" style:family="text">
      <style:text-properties fo:font-size="10pt" style:font-size-asian="10pt" style:font-name-complex="Wingdings" style:font-family-complex="Wingdings" style:font-family-generic-complex="system" style:font-pitch-complex="variable"/>
    </style:style>
    <style:style style:name="ListLabel_20_728" style:display-name="ListLabel 728" style:family="text">
      <style:text-properties fo:font-size="10pt" style:font-size-asian="10pt" style:font-name-complex="Wingdings" style:font-family-complex="Wingdings" style:font-family-generic-complex="system" style:font-pitch-complex="variable"/>
    </style:style>
    <style:style style:name="ListLabel_20_729" style:display-name="ListLabel 729" style:family="text">
      <style:text-properties fo:font-size="10pt" style:font-size-asian="10pt" style:font-name-complex="Wingdings" style:font-family-complex="Wingdings" style:font-family-generic-complex="system" style:font-pitch-complex="variable"/>
    </style:style>
    <style:style style:name="ListLabel_20_730" style:display-name="ListLabel 73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31" style:display-name="ListLabel 731" style:family="text">
      <style:text-properties fo:font-size="10pt" style:font-size-asian="10pt" style:font-name-complex="Courier New" style:font-family-complex="'Courier New'" style:font-family-generic-complex="system" style:font-pitch-complex="variable"/>
    </style:style>
    <style:style style:name="ListLabel_20_732" style:display-name="ListLabel 732" style:family="text">
      <style:text-properties fo:font-size="10pt" style:font-size-asian="10pt" style:font-name-complex="Wingdings" style:font-family-complex="Wingdings" style:font-family-generic-complex="system" style:font-pitch-complex="variable"/>
    </style:style>
    <style:style style:name="ListLabel_20_733" style:display-name="ListLabel 733" style:family="text">
      <style:text-properties fo:font-size="10pt" style:font-size-asian="10pt" style:font-name-complex="Wingdings" style:font-family-complex="Wingdings" style:font-family-generic-complex="system" style:font-pitch-complex="variable"/>
    </style:style>
    <style:style style:name="ListLabel_20_734" style:display-name="ListLabel 734" style:family="text">
      <style:text-properties fo:font-size="10pt" style:font-size-asian="10pt" style:font-name-complex="Wingdings" style:font-family-complex="Wingdings" style:font-family-generic-complex="system" style:font-pitch-complex="variable"/>
    </style:style>
    <style:style style:name="ListLabel_20_735" style:display-name="ListLabel 735" style:family="text">
      <style:text-properties fo:font-size="10pt" style:font-size-asian="10pt" style:font-name-complex="Wingdings" style:font-family-complex="Wingdings" style:font-family-generic-complex="system" style:font-pitch-complex="variable"/>
    </style:style>
    <style:style style:name="ListLabel_20_736" style:display-name="ListLabel 736" style:family="text">
      <style:text-properties fo:font-size="10pt" style:font-size-asian="10pt" style:font-name-complex="Wingdings" style:font-family-complex="Wingdings" style:font-family-generic-complex="system" style:font-pitch-complex="variable"/>
    </style:style>
    <style:style style:name="ListLabel_20_737" style:display-name="ListLabel 737" style:family="text">
      <style:text-properties fo:font-size="10pt" style:font-size-asian="10pt" style:font-name-complex="Wingdings" style:font-family-complex="Wingdings" style:font-family-generic-complex="system" style:font-pitch-complex="variable"/>
    </style:style>
    <style:style style:name="ListLabel_20_738" style:display-name="ListLabel 738" style:family="text">
      <style:text-properties fo:font-size="10pt" style:font-size-asian="10pt" style:font-name-complex="Wingdings" style:font-family-complex="Wingdings" style:font-family-generic-complex="system" style:font-pitch-complex="variable"/>
    </style:style>
    <style:style style:name="ListLabel_20_739" style:display-name="ListLabel 73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40" style:display-name="ListLabel 740" style:family="text">
      <style:text-properties fo:font-size="10pt" style:font-size-asian="10pt" style:font-name-complex="Courier New" style:font-family-complex="'Courier New'" style:font-family-generic-complex="system" style:font-pitch-complex="variable"/>
    </style:style>
    <style:style style:name="ListLabel_20_741" style:display-name="ListLabel 741" style:family="text">
      <style:text-properties fo:font-size="10pt" style:font-size-asian="10pt" style:font-name-complex="Wingdings" style:font-family-complex="Wingdings" style:font-family-generic-complex="system" style:font-pitch-complex="variable"/>
    </style:style>
    <style:style style:name="ListLabel_20_742" style:display-name="ListLabel 742" style:family="text">
      <style:text-properties fo:font-size="10pt" style:font-size-asian="10pt" style:font-name-complex="Wingdings" style:font-family-complex="Wingdings" style:font-family-generic-complex="system" style:font-pitch-complex="variable"/>
    </style:style>
    <style:style style:name="ListLabel_20_743" style:display-name="ListLabel 743" style:family="text">
      <style:text-properties fo:font-size="10pt" style:font-size-asian="10pt" style:font-name-complex="Wingdings" style:font-family-complex="Wingdings" style:font-family-generic-complex="system" style:font-pitch-complex="variable"/>
    </style:style>
    <style:style style:name="ListLabel_20_744" style:display-name="ListLabel 744" style:family="text">
      <style:text-properties fo:font-size="10pt" style:font-size-asian="10pt" style:font-name-complex="Wingdings" style:font-family-complex="Wingdings" style:font-family-generic-complex="system" style:font-pitch-complex="variable"/>
    </style:style>
    <style:style style:name="ListLabel_20_745" style:display-name="ListLabel 745" style:family="text">
      <style:text-properties fo:font-size="10pt" style:font-size-asian="10pt" style:font-name-complex="Wingdings" style:font-family-complex="Wingdings" style:font-family-generic-complex="system" style:font-pitch-complex="variable"/>
    </style:style>
    <style:style style:name="ListLabel_20_746" style:display-name="ListLabel 746" style:family="text">
      <style:text-properties fo:font-size="10pt" style:font-size-asian="10pt" style:font-name-complex="Wingdings" style:font-family-complex="Wingdings" style:font-family-generic-complex="system" style:font-pitch-complex="variable"/>
    </style:style>
    <style:style style:name="ListLabel_20_747" style:display-name="ListLabel 747" style:family="text">
      <style:text-properties fo:font-size="10pt" style:font-size-asian="10pt" style:font-name-complex="Wingdings" style:font-family-complex="Wingdings" style:font-family-generic-complex="system" style:font-pitch-complex="variable"/>
    </style:style>
    <style:style style:name="ListLabel_20_748" style:display-name="ListLabel 74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49" style:display-name="ListLabel 749" style:family="text">
      <style:text-properties fo:font-size="10pt" style:font-size-asian="10pt" style:font-name-complex="Courier New" style:font-family-complex="'Courier New'" style:font-family-generic-complex="system" style:font-pitch-complex="variable"/>
    </style:style>
    <style:style style:name="ListLabel_20_750" style:display-name="ListLabel 750" style:family="text">
      <style:text-properties fo:font-size="10pt" style:font-size-asian="10pt" style:font-name-complex="Wingdings" style:font-family-complex="Wingdings" style:font-family-generic-complex="system" style:font-pitch-complex="variable"/>
    </style:style>
    <style:style style:name="ListLabel_20_751" style:display-name="ListLabel 751" style:family="text">
      <style:text-properties fo:font-size="10pt" style:font-size-asian="10pt" style:font-name-complex="Wingdings" style:font-family-complex="Wingdings" style:font-family-generic-complex="system" style:font-pitch-complex="variable"/>
    </style:style>
    <style:style style:name="ListLabel_20_752" style:display-name="ListLabel 752" style:family="text">
      <style:text-properties fo:font-size="10pt" style:font-size-asian="10pt" style:font-name-complex="Wingdings" style:font-family-complex="Wingdings" style:font-family-generic-complex="system" style:font-pitch-complex="variable"/>
    </style:style>
    <style:style style:name="ListLabel_20_753" style:display-name="ListLabel 753" style:family="text">
      <style:text-properties fo:font-size="10pt" style:font-size-asian="10pt" style:font-name-complex="Wingdings" style:font-family-complex="Wingdings" style:font-family-generic-complex="system" style:font-pitch-complex="variable"/>
    </style:style>
    <style:style style:name="ListLabel_20_754" style:display-name="ListLabel 754" style:family="text">
      <style:text-properties fo:font-size="10pt" style:font-size-asian="10pt" style:font-name-complex="Wingdings" style:font-family-complex="Wingdings" style:font-family-generic-complex="system" style:font-pitch-complex="variable"/>
    </style:style>
    <style:style style:name="ListLabel_20_755" style:display-name="ListLabel 755" style:family="text">
      <style:text-properties fo:font-size="10pt" style:font-size-asian="10pt" style:font-name-complex="Wingdings" style:font-family-complex="Wingdings" style:font-family-generic-complex="system" style:font-pitch-complex="variable"/>
    </style:style>
    <style:style style:name="ListLabel_20_756" style:display-name="ListLabel 756" style:family="text">
      <style:text-properties fo:font-size="10pt" style:font-size-asian="10pt" style:font-name-complex="Wingdings" style:font-family-complex="Wingdings" style:font-family-generic-complex="system" style:font-pitch-complex="variable"/>
    </style:style>
    <style:style style:name="ListLabel_20_757" style:display-name="ListLabel 75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58" style:display-name="ListLabel 758" style:family="text">
      <style:text-properties fo:font-size="10pt" style:font-size-asian="10pt" style:font-name-complex="Courier New" style:font-family-complex="'Courier New'" style:font-family-generic-complex="system" style:font-pitch-complex="variable"/>
    </style:style>
    <style:style style:name="ListLabel_20_759" style:display-name="ListLabel 759" style:family="text">
      <style:text-properties fo:font-size="10pt" style:font-size-asian="10pt" style:font-name-complex="Wingdings" style:font-family-complex="Wingdings" style:font-family-generic-complex="system" style:font-pitch-complex="variable"/>
    </style:style>
    <style:style style:name="ListLabel_20_760" style:display-name="ListLabel 760" style:family="text">
      <style:text-properties fo:font-size="10pt" style:font-size-asian="10pt" style:font-name-complex="Wingdings" style:font-family-complex="Wingdings" style:font-family-generic-complex="system" style:font-pitch-complex="variable"/>
    </style:style>
    <style:style style:name="ListLabel_20_761" style:display-name="ListLabel 761" style:family="text">
      <style:text-properties fo:font-size="10pt" style:font-size-asian="10pt" style:font-name-complex="Wingdings" style:font-family-complex="Wingdings" style:font-family-generic-complex="system" style:font-pitch-complex="variable"/>
    </style:style>
    <style:style style:name="ListLabel_20_762" style:display-name="ListLabel 762" style:family="text">
      <style:text-properties fo:font-size="10pt" style:font-size-asian="10pt" style:font-name-complex="Wingdings" style:font-family-complex="Wingdings" style:font-family-generic-complex="system" style:font-pitch-complex="variable"/>
    </style:style>
    <style:style style:name="ListLabel_20_763" style:display-name="ListLabel 763" style:family="text">
      <style:text-properties fo:font-size="10pt" style:font-size-asian="10pt" style:font-name-complex="Wingdings" style:font-family-complex="Wingdings" style:font-family-generic-complex="system" style:font-pitch-complex="variable"/>
    </style:style>
    <style:style style:name="ListLabel_20_764" style:display-name="ListLabel 764" style:family="text">
      <style:text-properties fo:font-size="10pt" style:font-size-asian="10pt" style:font-name-complex="Wingdings" style:font-family-complex="Wingdings" style:font-family-generic-complex="system" style:font-pitch-complex="variable"/>
    </style:style>
    <style:style style:name="ListLabel_20_765" style:display-name="ListLabel 765" style:family="text">
      <style:text-properties fo:font-size="10pt" style:font-size-asian="10pt" style:font-name-complex="Wingdings" style:font-family-complex="Wingdings" style:font-family-generic-complex="system" style:font-pitch-complex="variable"/>
    </style:style>
    <style:style style:name="ListLabel_20_766" style:display-name="ListLabel 76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67" style:display-name="ListLabel 767" style:family="text">
      <style:text-properties fo:font-size="10pt" style:font-size-asian="10pt" style:font-name-complex="Courier New" style:font-family-complex="'Courier New'" style:font-family-generic-complex="system" style:font-pitch-complex="variable"/>
    </style:style>
    <style:style style:name="ListLabel_20_768" style:display-name="ListLabel 768" style:family="text">
      <style:text-properties fo:font-size="10pt" style:font-size-asian="10pt" style:font-name-complex="Wingdings" style:font-family-complex="Wingdings" style:font-family-generic-complex="system" style:font-pitch-complex="variable"/>
    </style:style>
    <style:style style:name="ListLabel_20_769" style:display-name="ListLabel 769" style:family="text">
      <style:text-properties fo:font-size="10pt" style:font-size-asian="10pt" style:font-name-complex="Wingdings" style:font-family-complex="Wingdings" style:font-family-generic-complex="system" style:font-pitch-complex="variable"/>
    </style:style>
    <style:style style:name="ListLabel_20_770" style:display-name="ListLabel 770" style:family="text">
      <style:text-properties fo:font-size="10pt" style:font-size-asian="10pt" style:font-name-complex="Wingdings" style:font-family-complex="Wingdings" style:font-family-generic-complex="system" style:font-pitch-complex="variable"/>
    </style:style>
    <style:style style:name="ListLabel_20_771" style:display-name="ListLabel 771" style:family="text">
      <style:text-properties fo:font-size="10pt" style:font-size-asian="10pt" style:font-name-complex="Wingdings" style:font-family-complex="Wingdings" style:font-family-generic-complex="system" style:font-pitch-complex="variable"/>
    </style:style>
    <style:style style:name="ListLabel_20_772" style:display-name="ListLabel 772" style:family="text">
      <style:text-properties fo:font-size="10pt" style:font-size-asian="10pt" style:font-name-complex="Wingdings" style:font-family-complex="Wingdings" style:font-family-generic-complex="system" style:font-pitch-complex="variable"/>
    </style:style>
    <style:style style:name="ListLabel_20_773" style:display-name="ListLabel 773" style:family="text">
      <style:text-properties fo:font-size="10pt" style:font-size-asian="10pt" style:font-name-complex="Wingdings" style:font-family-complex="Wingdings" style:font-family-generic-complex="system" style:font-pitch-complex="variable"/>
    </style:style>
    <style:style style:name="ListLabel_20_774" style:display-name="ListLabel 774" style:family="text">
      <style:text-properties fo:font-size="10pt" style:font-size-asian="10pt" style:font-name-complex="Wingdings" style:font-family-complex="Wingdings" style:font-family-generic-complex="system" style:font-pitch-complex="variable"/>
    </style:style>
    <style:style style:name="ListLabel_20_775" style:display-name="ListLabel 77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76" style:display-name="ListLabel 776" style:family="text">
      <style:text-properties fo:font-size="10pt" style:font-size-asian="10pt" style:font-name-complex="Courier New" style:font-family-complex="'Courier New'" style:font-family-generic-complex="system" style:font-pitch-complex="variable"/>
    </style:style>
    <style:style style:name="ListLabel_20_777" style:display-name="ListLabel 777" style:family="text">
      <style:text-properties fo:font-size="10pt" style:font-size-asian="10pt" style:font-name-complex="Wingdings" style:font-family-complex="Wingdings" style:font-family-generic-complex="system" style:font-pitch-complex="variable"/>
    </style:style>
    <style:style style:name="ListLabel_20_778" style:display-name="ListLabel 778" style:family="text">
      <style:text-properties fo:font-size="10pt" style:font-size-asian="10pt" style:font-name-complex="Wingdings" style:font-family-complex="Wingdings" style:font-family-generic-complex="system" style:font-pitch-complex="variable"/>
    </style:style>
    <style:style style:name="ListLabel_20_779" style:display-name="ListLabel 779" style:family="text">
      <style:text-properties fo:font-size="10pt" style:font-size-asian="10pt" style:font-name-complex="Wingdings" style:font-family-complex="Wingdings" style:font-family-generic-complex="system" style:font-pitch-complex="variable"/>
    </style:style>
    <style:style style:name="ListLabel_20_780" style:display-name="ListLabel 780" style:family="text">
      <style:text-properties fo:font-size="10pt" style:font-size-asian="10pt" style:font-name-complex="Wingdings" style:font-family-complex="Wingdings" style:font-family-generic-complex="system" style:font-pitch-complex="variable"/>
    </style:style>
    <style:style style:name="ListLabel_20_781" style:display-name="ListLabel 781" style:family="text">
      <style:text-properties fo:font-size="10pt" style:font-size-asian="10pt" style:font-name-complex="Wingdings" style:font-family-complex="Wingdings" style:font-family-generic-complex="system" style:font-pitch-complex="variable"/>
    </style:style>
    <style:style style:name="ListLabel_20_782" style:display-name="ListLabel 782" style:family="text">
      <style:text-properties fo:font-size="10pt" style:font-size-asian="10pt" style:font-name-complex="Wingdings" style:font-family-complex="Wingdings" style:font-family-generic-complex="system" style:font-pitch-complex="variable"/>
    </style:style>
    <style:style style:name="ListLabel_20_783" style:display-name="ListLabel 783" style:family="text">
      <style:text-properties fo:font-size="10pt" style:font-size-asian="10pt" style:font-name-complex="Wingdings" style:font-family-complex="Wingdings" style:font-family-generic-complex="system" style:font-pitch-complex="variable"/>
    </style:style>
    <style:style style:name="ListLabel_20_784" style:display-name="ListLabel 78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85" style:display-name="ListLabel 785" style:family="text">
      <style:text-properties fo:font-size="10pt" style:font-size-asian="10pt" style:font-name-complex="Courier New" style:font-family-complex="'Courier New'" style:font-family-generic-complex="system" style:font-pitch-complex="variable"/>
    </style:style>
    <style:style style:name="ListLabel_20_786" style:display-name="ListLabel 786" style:family="text">
      <style:text-properties fo:font-size="10pt" style:font-size-asian="10pt" style:font-name-complex="Wingdings" style:font-family-complex="Wingdings" style:font-family-generic-complex="system" style:font-pitch-complex="variable"/>
    </style:style>
    <style:style style:name="ListLabel_20_787" style:display-name="ListLabel 787" style:family="text">
      <style:text-properties fo:font-size="10pt" style:font-size-asian="10pt" style:font-name-complex="Wingdings" style:font-family-complex="Wingdings" style:font-family-generic-complex="system" style:font-pitch-complex="variable"/>
    </style:style>
    <style:style style:name="ListLabel_20_788" style:display-name="ListLabel 788" style:family="text">
      <style:text-properties fo:font-size="10pt" style:font-size-asian="10pt" style:font-name-complex="Wingdings" style:font-family-complex="Wingdings" style:font-family-generic-complex="system" style:font-pitch-complex="variable"/>
    </style:style>
    <style:style style:name="ListLabel_20_789" style:display-name="ListLabel 789" style:family="text">
      <style:text-properties fo:font-size="10pt" style:font-size-asian="10pt" style:font-name-complex="Wingdings" style:font-family-complex="Wingdings" style:font-family-generic-complex="system" style:font-pitch-complex="variable"/>
    </style:style>
    <style:style style:name="ListLabel_20_790" style:display-name="ListLabel 790" style:family="text">
      <style:text-properties fo:font-size="10pt" style:font-size-asian="10pt" style:font-name-complex="Wingdings" style:font-family-complex="Wingdings" style:font-family-generic-complex="system" style:font-pitch-complex="variable"/>
    </style:style>
    <style:style style:name="ListLabel_20_791" style:display-name="ListLabel 791" style:family="text">
      <style:text-properties fo:font-size="10pt" style:font-size-asian="10pt" style:font-name-complex="Wingdings" style:font-family-complex="Wingdings" style:font-family-generic-complex="system" style:font-pitch-complex="variable"/>
    </style:style>
    <style:style style:name="ListLabel_20_792" style:display-name="ListLabel 792" style:family="text">
      <style:text-properties fo:font-size="10pt" style:font-size-asian="10pt" style:font-name-complex="Wingdings" style:font-family-complex="Wingdings" style:font-family-generic-complex="system" style:font-pitch-complex="variable"/>
    </style:style>
    <style:style style:name="ListLabel_20_793" style:display-name="ListLabel 79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794" style:display-name="ListLabel 794" style:family="text">
      <style:text-properties fo:font-size="10pt" style:font-size-asian="10pt" style:font-name-complex="Courier New" style:font-family-complex="'Courier New'" style:font-family-generic-complex="system" style:font-pitch-complex="variable"/>
    </style:style>
    <style:style style:name="ListLabel_20_795" style:display-name="ListLabel 795" style:family="text">
      <style:text-properties fo:font-size="10pt" style:font-size-asian="10pt" style:font-name-complex="Wingdings" style:font-family-complex="Wingdings" style:font-family-generic-complex="system" style:font-pitch-complex="variable"/>
    </style:style>
    <style:style style:name="ListLabel_20_796" style:display-name="ListLabel 796" style:family="text">
      <style:text-properties fo:font-size="10pt" style:font-size-asian="10pt" style:font-name-complex="Wingdings" style:font-family-complex="Wingdings" style:font-family-generic-complex="system" style:font-pitch-complex="variable"/>
    </style:style>
    <style:style style:name="ListLabel_20_797" style:display-name="ListLabel 797" style:family="text">
      <style:text-properties fo:font-size="10pt" style:font-size-asian="10pt" style:font-name-complex="Wingdings" style:font-family-complex="Wingdings" style:font-family-generic-complex="system" style:font-pitch-complex="variable"/>
    </style:style>
    <style:style style:name="ListLabel_20_798" style:display-name="ListLabel 798" style:family="text">
      <style:text-properties fo:font-size="10pt" style:font-size-asian="10pt" style:font-name-complex="Wingdings" style:font-family-complex="Wingdings" style:font-family-generic-complex="system" style:font-pitch-complex="variable"/>
    </style:style>
    <style:style style:name="ListLabel_20_799" style:display-name="ListLabel 799" style:family="text">
      <style:text-properties fo:font-size="10pt" style:font-size-asian="10pt" style:font-name-complex="Wingdings" style:font-family-complex="Wingdings" style:font-family-generic-complex="system" style:font-pitch-complex="variable"/>
    </style:style>
    <style:style style:name="ListLabel_20_800" style:display-name="ListLabel 800" style:family="text">
      <style:text-properties fo:font-size="10pt" style:font-size-asian="10pt" style:font-name-complex="Wingdings" style:font-family-complex="Wingdings" style:font-family-generic-complex="system" style:font-pitch-complex="variable"/>
    </style:style>
    <style:style style:name="ListLabel_20_801" style:display-name="ListLabel 801" style:family="text">
      <style:text-properties fo:font-size="10pt" style:font-size-asian="10pt" style:font-name-complex="Wingdings" style:font-family-complex="Wingdings"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812" style:display-name="ListLabel 812" style:family="text">
      <style:text-properties fo:font-size="10pt" style:font-size-asian="10pt" style:font-name-complex="Courier New" style:font-family-complex="'Courier New'" style:font-family-generic-complex="system" style:font-pitch-complex="variable"/>
    </style:style>
    <style:style style:name="ListLabel_20_813" style:display-name="ListLabel 813" style:family="text">
      <style:text-properties fo:font-size="10pt" style:font-size-asian="10pt" style:font-name-complex="Wingdings" style:font-family-complex="Wingdings" style:font-family-generic-complex="system" style:font-pitch-complex="variable"/>
    </style:style>
    <style:style style:name="ListLabel_20_814" style:display-name="ListLabel 814" style:family="text">
      <style:text-properties fo:font-size="10pt" style:font-size-asian="10pt" style:font-name-complex="Wingdings" style:font-family-complex="Wingdings" style:font-family-generic-complex="system" style:font-pitch-complex="variable"/>
    </style:style>
    <style:style style:name="ListLabel_20_815" style:display-name="ListLabel 815" style:family="text">
      <style:text-properties fo:font-size="10pt" style:font-size-asian="10pt" style:font-name-complex="Wingdings" style:font-family-complex="Wingdings" style:font-family-generic-complex="system" style:font-pitch-complex="variable"/>
    </style:style>
    <style:style style:name="ListLabel_20_816" style:display-name="ListLabel 816" style:family="text">
      <style:text-properties fo:font-size="10pt" style:font-size-asian="10pt" style:font-name-complex="Wingdings" style:font-family-complex="Wingdings" style:font-family-generic-complex="system" style:font-pitch-complex="variable"/>
    </style:style>
    <style:style style:name="ListLabel_20_817" style:display-name="ListLabel 817" style:family="text">
      <style:text-properties fo:font-size="10pt" style:font-size-asian="10pt" style:font-name-complex="Wingdings" style:font-family-complex="Wingdings" style:font-family-generic-complex="system" style:font-pitch-complex="variable"/>
    </style:style>
    <style:style style:name="ListLabel_20_818" style:display-name="ListLabel 818" style:family="text">
      <style:text-properties fo:font-size="10pt" style:font-size-asian="10pt" style:font-name-complex="Wingdings" style:font-family-complex="Wingdings" style:font-family-generic-complex="system" style:font-pitch-complex="variable"/>
    </style:style>
    <style:style style:name="ListLabel_20_819" style:display-name="ListLabel 819" style:family="text">
      <style:text-properties fo:font-size="10pt" style:font-size-asian="10pt" style:font-name-complex="Wingdings" style:font-family-complex="Wingdings" style:font-family-generic-complex="system" style:font-pitch-complex="variable"/>
    </style:style>
    <style:style style:name="ListLabel_20_820" style:display-name="ListLabel 82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821" style:display-name="ListLabel 821" style:family="text">
      <style:text-properties fo:font-size="10pt" style:font-size-asian="10pt" style:font-name-complex="Courier New" style:font-family-complex="'Courier New'" style:font-family-generic-complex="system" style:font-pitch-complex="variable"/>
    </style:style>
    <style:style style:name="ListLabel_20_822" style:display-name="ListLabel 822" style:family="text">
      <style:text-properties fo:font-size="10pt" style:font-size-asian="10pt" style:font-name-complex="Wingdings" style:font-family-complex="Wingdings" style:font-family-generic-complex="system" style:font-pitch-complex="variable"/>
    </style:style>
    <style:style style:name="ListLabel_20_823" style:display-name="ListLabel 823" style:family="text">
      <style:text-properties fo:font-size="10pt" style:font-size-asian="10pt" style:font-name-complex="Wingdings" style:font-family-complex="Wingdings" style:font-family-generic-complex="system" style:font-pitch-complex="variable"/>
    </style:style>
    <style:style style:name="ListLabel_20_824" style:display-name="ListLabel 824" style:family="text">
      <style:text-properties fo:font-size="10pt" style:font-size-asian="10pt" style:font-name-complex="Wingdings" style:font-family-complex="Wingdings" style:font-family-generic-complex="system" style:font-pitch-complex="variable"/>
    </style:style>
    <style:style style:name="ListLabel_20_825" style:display-name="ListLabel 825" style:family="text">
      <style:text-properties fo:font-size="10pt" style:font-size-asian="10pt" style:font-name-complex="Wingdings" style:font-family-complex="Wingdings" style:font-family-generic-complex="system" style:font-pitch-complex="variable"/>
    </style:style>
    <style:style style:name="ListLabel_20_826" style:display-name="ListLabel 826" style:family="text">
      <style:text-properties fo:font-size="10pt" style:font-size-asian="10pt" style:font-name-complex="Wingdings" style:font-family-complex="Wingdings" style:font-family-generic-complex="system" style:font-pitch-complex="variable"/>
    </style:style>
    <style:style style:name="ListLabel_20_827" style:display-name="ListLabel 827" style:family="text">
      <style:text-properties fo:font-size="10pt" style:font-size-asian="10pt" style:font-name-complex="Wingdings" style:font-family-complex="Wingdings" style:font-family-generic-complex="system" style:font-pitch-complex="variable"/>
    </style:style>
    <style:style style:name="ListLabel_20_828" style:display-name="ListLabel 828" style:family="text">
      <style:text-properties fo:font-size="10pt" style:font-size-asian="10pt" style:font-name-complex="Wingdings" style:font-family-complex="Wingdings"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839" style:display-name="ListLabel 839" style:family="text">
      <style:text-properties fo:font-size="10pt" style:font-size-asian="10pt" style:font-name-complex="Courier New" style:font-family-complex="'Courier New'" style:font-family-generic-complex="system" style:font-pitch-complex="variable"/>
    </style:style>
    <style:style style:name="ListLabel_20_840" style:display-name="ListLabel 840" style:family="text">
      <style:text-properties fo:font-size="10pt" style:font-size-asian="10pt" style:font-name-complex="Wingdings" style:font-family-complex="Wingdings" style:font-family-generic-complex="system" style:font-pitch-complex="variable"/>
    </style:style>
    <style:style style:name="ListLabel_20_841" style:display-name="ListLabel 841" style:family="text">
      <style:text-properties fo:font-size="10pt" style:font-size-asian="10pt" style:font-name-complex="Wingdings" style:font-family-complex="Wingdings" style:font-family-generic-complex="system" style:font-pitch-complex="variable"/>
    </style:style>
    <style:style style:name="ListLabel_20_842" style:display-name="ListLabel 842" style:family="text">
      <style:text-properties fo:font-size="10pt" style:font-size-asian="10pt" style:font-name-complex="Wingdings" style:font-family-complex="Wingdings" style:font-family-generic-complex="system" style:font-pitch-complex="variable"/>
    </style:style>
    <style:style style:name="ListLabel_20_843" style:display-name="ListLabel 843" style:family="text">
      <style:text-properties fo:font-size="10pt" style:font-size-asian="10pt" style:font-name-complex="Wingdings" style:font-family-complex="Wingdings" style:font-family-generic-complex="system" style:font-pitch-complex="variable"/>
    </style:style>
    <style:style style:name="ListLabel_20_844" style:display-name="ListLabel 844" style:family="text">
      <style:text-properties fo:font-size="10pt" style:font-size-asian="10pt" style:font-name-complex="Wingdings" style:font-family-complex="Wingdings" style:font-family-generic-complex="system" style:font-pitch-complex="variable"/>
    </style:style>
    <style:style style:name="ListLabel_20_845" style:display-name="ListLabel 845" style:family="text">
      <style:text-properties fo:font-size="10pt" style:font-size-asian="10pt" style:font-name-complex="Wingdings" style:font-family-complex="Wingdings" style:font-family-generic-complex="system" style:font-pitch-complex="variable"/>
    </style:style>
    <style:style style:name="ListLabel_20_846" style:display-name="ListLabel 846" style:family="text">
      <style:text-properties fo:font-size="10pt" style:font-size-asian="10pt" style:font-name-complex="Wingdings" style:font-family-complex="Wingdings" style:font-family-generic-complex="system" style:font-pitch-complex="variable"/>
    </style:style>
    <style:style style:name="ListLabel_20_847" style:display-name="ListLabel 84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848" style:display-name="ListLabel 848" style:family="text">
      <style:text-properties fo:font-size="10pt" style:font-size-asian="10pt" style:font-name-complex="Courier New" style:font-family-complex="'Courier New'" style:font-family-generic-complex="system" style:font-pitch-complex="variable"/>
    </style:style>
    <style:style style:name="ListLabel_20_849" style:display-name="ListLabel 849" style:family="text">
      <style:text-properties fo:font-size="10pt" style:font-size-asian="10pt" style:font-name-complex="Wingdings" style:font-family-complex="Wingdings" style:font-family-generic-complex="system" style:font-pitch-complex="variable"/>
    </style:style>
    <style:style style:name="ListLabel_20_850" style:display-name="ListLabel 850" style:family="text">
      <style:text-properties fo:font-size="10pt" style:font-size-asian="10pt" style:font-name-complex="Wingdings" style:font-family-complex="Wingdings" style:font-family-generic-complex="system" style:font-pitch-complex="variable"/>
    </style:style>
    <style:style style:name="ListLabel_20_851" style:display-name="ListLabel 851" style:family="text">
      <style:text-properties fo:font-size="10pt" style:font-size-asian="10pt" style:font-name-complex="Wingdings" style:font-family-complex="Wingdings" style:font-family-generic-complex="system" style:font-pitch-complex="variable"/>
    </style:style>
    <style:style style:name="ListLabel_20_852" style:display-name="ListLabel 852" style:family="text">
      <style:text-properties fo:font-size="10pt" style:font-size-asian="10pt" style:font-name-complex="Wingdings" style:font-family-complex="Wingdings" style:font-family-generic-complex="system" style:font-pitch-complex="variable"/>
    </style:style>
    <style:style style:name="ListLabel_20_853" style:display-name="ListLabel 853" style:family="text">
      <style:text-properties fo:font-size="10pt" style:font-size-asian="10pt" style:font-name-complex="Wingdings" style:font-family-complex="Wingdings" style:font-family-generic-complex="system" style:font-pitch-complex="variable"/>
    </style:style>
    <style:style style:name="ListLabel_20_854" style:display-name="ListLabel 854" style:family="text">
      <style:text-properties fo:font-size="10pt" style:font-size-asian="10pt" style:font-name-complex="Wingdings" style:font-family-complex="Wingdings" style:font-family-generic-complex="system" style:font-pitch-complex="variable"/>
    </style:style>
    <style:style style:name="ListLabel_20_855" style:display-name="ListLabel 855" style:family="text">
      <style:text-properties fo:font-size="10pt" style:font-size-asian="10pt" style:font-name-complex="Wingdings" style:font-family-complex="Wingdings" style:font-family-generic-complex="system" style:font-pitch-complex="variable"/>
    </style:style>
    <style:style style:name="ListLabel_20_856" style:display-name="ListLabel 85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857" style:display-name="ListLabel 857" style:family="text">
      <style:text-properties fo:font-size="10pt" style:font-size-asian="10pt" style:font-name-complex="Courier New" style:font-family-complex="'Courier New'" style:font-family-generic-complex="system" style:font-pitch-complex="variable"/>
    </style:style>
    <style:style style:name="ListLabel_20_858" style:display-name="ListLabel 858" style:family="text">
      <style:text-properties fo:font-size="10pt" style:font-size-asian="10pt" style:font-name-complex="Wingdings" style:font-family-complex="Wingdings" style:font-family-generic-complex="system" style:font-pitch-complex="variable"/>
    </style:style>
    <style:style style:name="ListLabel_20_859" style:display-name="ListLabel 859" style:family="text">
      <style:text-properties fo:font-size="10pt" style:font-size-asian="10pt" style:font-name-complex="Wingdings" style:font-family-complex="Wingdings" style:font-family-generic-complex="system" style:font-pitch-complex="variable"/>
    </style:style>
    <style:style style:name="ListLabel_20_860" style:display-name="ListLabel 860" style:family="text">
      <style:text-properties fo:font-size="10pt" style:font-size-asian="10pt" style:font-name-complex="Wingdings" style:font-family-complex="Wingdings" style:font-family-generic-complex="system" style:font-pitch-complex="variable"/>
    </style:style>
    <style:style style:name="ListLabel_20_861" style:display-name="ListLabel 861" style:family="text">
      <style:text-properties fo:font-size="10pt" style:font-size-asian="10pt" style:font-name-complex="Wingdings" style:font-family-complex="Wingdings" style:font-family-generic-complex="system" style:font-pitch-complex="variable"/>
    </style:style>
    <style:style style:name="ListLabel_20_862" style:display-name="ListLabel 862" style:family="text">
      <style:text-properties fo:font-size="10pt" style:font-size-asian="10pt" style:font-name-complex="Wingdings" style:font-family-complex="Wingdings" style:font-family-generic-complex="system" style:font-pitch-complex="variable"/>
    </style:style>
    <style:style style:name="ListLabel_20_863" style:display-name="ListLabel 863" style:family="text">
      <style:text-properties fo:font-size="10pt" style:font-size-asian="10pt" style:font-name-complex="Wingdings" style:font-family-complex="Wingdings" style:font-family-generic-complex="system" style:font-pitch-complex="variable"/>
    </style:style>
    <style:style style:name="ListLabel_20_864" style:display-name="ListLabel 864" style:family="text">
      <style:text-properties fo:font-size="10pt" style:font-size-asian="10pt" style:font-name-complex="Wingdings" style:font-family-complex="Wingdings" style:font-family-generic-complex="system" style:font-pitch-complex="variable"/>
    </style:style>
    <style:style style:name="ListLabel_20_865" style:display-name="ListLabel 86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866" style:display-name="ListLabel 866" style:family="text">
      <style:text-properties fo:font-size="10pt" style:font-size-asian="10pt" style:font-name-complex="Courier New" style:font-family-complex="'Courier New'" style:font-family-generic-complex="system" style:font-pitch-complex="variable"/>
    </style:style>
    <style:style style:name="ListLabel_20_867" style:display-name="ListLabel 867" style:family="text">
      <style:text-properties fo:font-size="10pt" style:font-size-asian="10pt" style:font-name-complex="Wingdings" style:font-family-complex="Wingdings" style:font-family-generic-complex="system" style:font-pitch-complex="variable"/>
    </style:style>
    <style:style style:name="ListLabel_20_868" style:display-name="ListLabel 868" style:family="text">
      <style:text-properties fo:font-size="10pt" style:font-size-asian="10pt" style:font-name-complex="Wingdings" style:font-family-complex="Wingdings" style:font-family-generic-complex="system" style:font-pitch-complex="variable"/>
    </style:style>
    <style:style style:name="ListLabel_20_869" style:display-name="ListLabel 869" style:family="text">
      <style:text-properties fo:font-size="10pt" style:font-size-asian="10pt" style:font-name-complex="Wingdings" style:font-family-complex="Wingdings" style:font-family-generic-complex="system" style:font-pitch-complex="variable"/>
    </style:style>
    <style:style style:name="ListLabel_20_870" style:display-name="ListLabel 870" style:family="text">
      <style:text-properties fo:font-size="10pt" style:font-size-asian="10pt" style:font-name-complex="Wingdings" style:font-family-complex="Wingdings" style:font-family-generic-complex="system" style:font-pitch-complex="variable"/>
    </style:style>
    <style:style style:name="ListLabel_20_871" style:display-name="ListLabel 871" style:family="text">
      <style:text-properties fo:font-size="10pt" style:font-size-asian="10pt" style:font-name-complex="Wingdings" style:font-family-complex="Wingdings" style:font-family-generic-complex="system" style:font-pitch-complex="variable"/>
    </style:style>
    <style:style style:name="ListLabel_20_872" style:display-name="ListLabel 872" style:family="text">
      <style:text-properties fo:font-size="10pt" style:font-size-asian="10pt" style:font-name-complex="Wingdings" style:font-family-complex="Wingdings" style:font-family-generic-complex="system" style:font-pitch-complex="variable"/>
    </style:style>
    <style:style style:name="ListLabel_20_873" style:display-name="ListLabel 873" style:family="text">
      <style:text-properties fo:font-size="10pt" style:font-size-asian="10pt"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0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0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0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0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8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3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3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3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3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3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8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8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Standard" style:font-pitch="variable" style:font-charset="x-symbol"/>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Standard" style:font-pitch="variable" style:font-charset="x-symbol"/>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Standard" style:font-pitch="variable" style:font-charset="x-symbol"/>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Standard" style:font-pitch="variable" style:font-charset="x-symbol"/>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2T11:47:26.131504700</meta:creation-date>
    <dc:date>2026-02-22T11:48:28.476017300</dc:date>
    <meta:editing-duration>PT1M3S</meta:editing-duration>
    <meta:editing-cycles>1</meta:editing-cycles>
    <meta:document-statistic meta:table-count="0" meta:image-count="0" meta:object-count="0" meta:page-count="261" meta:paragraph-count="3556" meta:word-count="69732" meta:character-count="521514" meta:non-whitespace-character-count="455572"/>
    <meta:generator>LibreOffice/25.8.3.2$Windows_X86_64 LibreOffice_project/8ca8d55c161d602844f5428fa4b58097424e324e</meta:generator>
  </office:meta>
</office:document-meta>
</file>